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5-08</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English</text:span>
</text:h>
      <text:h text:style-name="P10" text:outline-level="1">
<text:span text:style-name="T4">
At Sivershchyna and Slobozhanschyna directions Russian army shelled  Khrinivka, Karpovychi, T...</text:span>
</text:h>
      <text:p text:style-name="P4">
Authors: liveuamap (Language: en)</text:p>
      <text:p text:style-name="P4">
Time: 2023-05-07T-80:23:00</text:p>
      <text:p text:style-name="P4">
Location: Chernihiv (Latitude:52.28585 Longtitude:33.02902)</text:p>
      <text:p text:style-name="P4">
Videos: []</text:p>
      <text:p text:style-name="P4">
Images: []</text:p>
      <text:p text:style-name="P4">
Tags: ["Russia"]</text:p>
      <text:p text:style-name="P4">
Id: 22561087</text:p>
      <!--METADATA-->
      <text:p text:style-name="P4">
At sivershchyna and slBozhanschyna directions Russian army Shelled Khrinivka, Karpovychi, Tymonovychi, Zaliznyyyy Mist and Leonivka; Oyaro-Lezhachi and Volfyne of Sumy Region, Alsolemischyne, Hraniv, Kozacha Lopan, Strilecha, Lukyantsi, Neskuchne, Starytsya, Vovchanski Khutory, Khutory. Kharkiv Region. Russianivation Conducted Aircrakes at Zarichchya, Leonivka and Krasnyy Khutir ofhernihiv Region, - General Staff of Armed Forces of Ukraine Says in Theater reacting reacting re.</text:p>
      <text:p text:style-name="P4">
News Collection Link:(https://liveuamap.com/en/2023/7-may-at-sivershchyna-and-slobozhanschyna-directions-russian)</text:p>
      <text:p text:style-name="P4">
News Source: <text:a xlink:type="simple" xlink:href="https://t.me/lumsrc/4708" text:style-name="Internet_20_link" text:visited-style-name="Visited_20_Internet_20_Link">
https://t.me/lumsrc/4708</text:a>
</text:p>
      <!--NEWS-->
      <text:h text:style-name="P10" text:outline-level="1">
<text:span text:style-name="T4">
JSC Kupiansk Directio Rusian Army Shelled Krasne First, Mitrofanivka, Novomlinsk, two -year ...</text:span>
</text:h>
      <text:p text:style-name="P4">
Authors: liveuamap (Language: en)</text:p>
      <text:p text:style-name="P4">
Time: 2023-05-07T-83:23:00</text:p>
      <text:p text:style-name="P4">
Location: Dvorichna (Latitude:49.8402 Longtitude:37.68105)</text:p>
      <text:p text:style-name="P4">
Videos: []</text:p>
      <text:p text:style-name="P4">
Images: []</text:p>
      <text:p text:style-name="P4">
Tags: ["Russia"]</text:p>
      <text:p text:style-name="P4">
Id: 22561080</text:p>
      <!--METADATA-->
      <text:p text:style-name="P4">
At Kupiansk Direction Russian Army Shelled Krasne Pershe, Mytrofanivka, Novomlynsk, Dvorichna, Zapadne, Synkivka, Pischneve, Vyshneve and Stelmakhivkaof Kharmiv Kharmiv Gion, - General Staff of Armed Forces of Ukraine Says in Themorning Report</text:p>
      <text:p text:style-name="P4">
News Collection Link: <text:a xlink:type="simple" xlink:href="https://liveuamap.com/en/2023/7-may-at-kupiansk-direction-russian-army-shelled-krasne-pershe" text:style-name="Internet_20_link" text:visited-style-name="Visited_20_Internet_20_Link">
https://liveuamap.com/en/2023/7-may-kupiansk-direction-arussian-army-shelled-krasne-pershe</text:a>
</text:p>
      <text:p text:style-name="P4">
News Source: <text:a xlink:type="simple" xlink:href="https://t.me/lumsrc/4709" text:style-name="Internet_20_link" text:visited-style-name="Visited_20_Internet_20_Link">
https://t.me/lumsrc/4709</text:a>
</text:p>
      <!--NEWS-->
      <text:h text:style-name="P10" text:outline-level="1">
<text:span text:style-name="T4">
JSC Kupiansk Directio Rusian Army Shelled Krasne First, Mitrofanivka, Novomlinsk, two -year ...</text:span>
</text:h>
      <text:p text:style-name="P4">
Authors: liveuamap (Language: en)</text:p>
      <text:p text:style-name="P4">
Time: 2023-05-07T-83:23:00</text:p>
      <text:p text:style-name="P4">
Location: Dvorichna (Latitude:49.8402 Longtitude:37.68105)</text:p>
      <text:p text:style-name="P4">
Videos: []</text:p>
      <text:p text:style-name="P4">
Images: []</text:p>
      <text:p text:style-name="P4">
Tags: ["Russia"]</text:p>
      <text:p text:style-name="P4">
Id: 22561080</text:p>
      <!--METADATA-->
      <text:p text:style-name="P4">
At Kupiansk Direction Russian Army Shelled Krasne Pershe, Mytrofanivka, Novomlynsk, Dvorichna, Zapadne, Synkivka, Pischneve, Vyshneve and Stelmakhivkaof Kharmiv Kharmiv Gion, - General Staff of Armed Forces of Ukraine Says in Themorning Report</text:p>
      <text:p text:style-name="P4">
News Collection Link: <text:a xlink:type="simple" xlink:href="https://liveuamap.com/en/2023/7-may-at-kupiansk-direction-russian-army-shelled-krasne-pershe" text:style-name="Internet_20_link" text:visited-style-name="Visited_20_Internet_20_Link">
https://liveuamap.com/en/2023/7-may-kupiansk-direction-arussian-army-shelled-krasne-pershe</text:a>
</text:p>
      <text:p text:style-name="P4">
News Source: <text:a xlink:type="simple" xlink:href="https://t.me/lumsrc/4709" text:style-name="Internet_20_link" text:visited-style-name="Visited_20_Internet_20_Link">
https://t.me/lumsrc/4709</text:a>
</text:p>
      <!--NEWS-->
      <text:h text:style-name="P10" text:outline-level="1">
<text:span text:style-name="T4">
At Lyman direction Russian army shelled Makiyivka and Nevske of Luhansk region and Bilohorivk...</text:span>
</text:h>
      <text:p text:style-name="P4">
Authors: liveuamap (Language: en)</text:p>
      <text:p text:style-name="P4">
Time: 2023-05-07T-85:23:00</text:p>
      <text:p text:style-name="P4">
Location: Bakhmut (Latitude:48.80698 Longtitude:38.24581)</text:p>
      <text:p text:style-name="P4">
Videos: []</text:p>
      <text:p text:style-name="P4">
Images: []</text:p>
      <text:p text:style-name="P4">
Tags: ["Russia"]</text:p>
      <text:p text:style-name="P4">
Id: 22561072</text:p>
      <!--METADATA-->
      <text:p text:style-name="P4">
At Lyman direction Russian army shelled Makiyivka and Nevske of Luhansk regionand Bilohorivka and Spirne of Donetsk region, - General Staff of Armed Forcesof Ukraine says in the morning report</text:p>
      <text:p text:style-name="P4">
News Collection Link: <text:a xlink:type="simple" xlink:href="https://liveuamap.com/en/2023/7-may-at-lyman-direction-russian-army-shelled-makiyivka-and" text:style-name="Internet_20_link" text:visited-style-name="Visited_20_Internet_20_Link">
https://liveuamap.com/en/2023/7-may-at-lyman-direction-russian-army-shelled-makiyivka-and</text:a>
</text:p>
      <text:p text:style-name="P4">
News Source: <text:a xlink:type="simple" xlink:href="https://t.me/lumsrc/4710" text:style-name="Internet_20_link" text:visited-style-name="Visited_20_Internet_20_Link">
https://t.me/lumsrc/4710</text:a>
</text:p>
      <!--NEWS-->
      <text:h text:style-name="P10" text:outline-level="1">
<text:span text:style-name="T4">
Bakhmut Directio Rusian Army Shelled Vesele, Minkivka, Orikhovo-Vasylivka, Markovo, Bach ...</text:span>
</text:h>
      <text:p text:style-name="P4">
Authors: liveuamap (Language: en)</text:p>
      <text:p text:style-name="P4">
Time: 2023-05-07T-87:23:00</text:p>
      <text:p text:style-name="P4">
Location: Novhorods'ke, Donetsk Oblast (Latitude:48.33491 Longtitude:37.84756)</text:p>
      <text:p text:style-name="P4">
Videos: []</text:p>
      <text:p text:style-name="P4">
Images: []</text:p>
      <text:p text:style-name="P4">
Tags: ["Russia"]</text:p>
      <text:p text:style-name="P4">
Id: 22561069</text:p>
      <!--METADATA-->
      <text:p text:style-name="P4">
At Bakhmut Direction Russian Army Shelled Vesele, Minkivka, Orikhovo-Vasylivka, Markove, Bakhmut, Ivanivske, Chasiv Yar, KOSTYANTYNINEVKA, Oleka, Ole-Olevka IVNichne and New York of Donetskregion, - General Staff of Armed Forces of Ukraine Says in The Morning Report</text:p>
      <text:p text:style-name="P4">
News Collection Link:(https://liveuamap.com/en/2023/7-may-at-bakhmut-direction-russian-army-shelled-vesele-minkivka)</text:p>
      <text:p text:style-name="P4">
News Source: <text:a xlink:type="simple" xlink:href="https://t.me/lumsrc/4711" text:style-name="Internet_20_link" text:visited-style-name="Visited_20_Internet_20_Link">
https://t.me/lumsrc/4711</text:a>
</text:p>
      <!--NEWS-->
      <text:h text:style-name="P10" text:outline-level="1">
<text:span text:style-name="T4">
Bakhmut Directio Rusian Army Shelled Vesele, Minkivka, Orikhovo-Vasylivka, Markovo, Bach ...</text:span>
</text:h>
      <text:p text:style-name="P4">
Authors: liveuamap (Language: en)</text:p>
      <text:p text:style-name="P4">
Time: 2023-05-07T-87:23:00</text:p>
      <text:p text:style-name="P4">
Location: Novhorods'ke, Donetsk Oblast (Latitude:48.33491 Longtitude:37.84756)</text:p>
      <text:p text:style-name="P4">
Videos: []</text:p>
      <text:p text:style-name="P4">
Images: []</text:p>
      <text:p text:style-name="P4">
Tags: ["Russia"]</text:p>
      <text:p text:style-name="P4">
Id: 22561069</text:p>
      <!--METADATA-->
      <text:p text:style-name="P4">
At Bakhmut Direction Russian Army Shelled Vesele, Minkivka, Orikhovo-Vasylivka, Markove, Bakhmut, Ivanivske, Chasiv Yar, KOSTYANTYNINEVKA, Oleka, Ole-Olevka IVNichne and New York of Donetskregion, - General Staff of Armed Forces of Ukraine Says in The Morning Report</text:p>
      <text:p text:style-name="P4">
News Collection Link:(https://liveuamap.com/en/2023/7-may-at-bakhmut-direction-russian-army-shelled-vesele-minkivka)</text:p>
      <text:p text:style-name="P4">
News Source: <text:a xlink:type="simple" xlink:href="https://t.me/lumsrc/4711" text:style-name="Internet_20_link" text:visited-style-name="Visited_20_Internet_20_Link">
https://t.me/lumsrc/4711</text:a>
</text:p>
      <!--NEWS-->
      <text:h text:style-name="P10" text:outline-level="1">
<text:span text:style-name="T4">
JSC Avdiivka Directio Rusian Army Shelled Berdyshi, Avdiivka, Severne, Karlovka, Netilov ...</text:span>
</text:h>
      <text:p text:style-name="P4">
Authors: liveuamap (Language: en)</text:p>
      <text:p text:style-name="P4">
Time: 2023-05-07T-89:23:00</text:p>
      <text:p text:style-name="P4">
Location: Donetsk (Latitude:48.09413 Longtitude:37.60088)</text:p>
      <text:p text:style-name="P4">
Videos: []</text:p>
      <text:p text:style-name="P4">
Images: []</text:p>
      <text:p text:style-name="P4">
Tags: ["Russia"]</text:p>
      <text:p text:style-name="P4">
Id: 22561066</text:p>
      <!--METADATA-->
      <text:p text:style-name="P4">
At Avdiyivka direction Russian army shelled Berdychi, Avdiyivka, Syeverne,Karlivka, Netaylove and Pervomayske of Donetsk region, - General Staff ofArmed Forces of Ukraine says in the morning report</text:p>
      <text:p text:style-name="P4">
News Collection Link: <text:a xlink:type="simple" xlink:href="https://liveuamap.com/en/2023/7-may-at-avdiyivka-direction-russian-army-shelled-berdychi" text:style-name="Internet_20_link" text:visited-style-name="Visited_20_Internet_20_Link">
https://liveuamap.com/en/2023/7-may-at-avdiyivka-direction-russian-army-shelled-berdychi</text:a>
</text:p>
      <text:p text:style-name="P4">
News Source: <text:a xlink:type="simple" xlink:href="https://t.me/lumsrc/4712" text:style-name="Internet_20_link" text:visited-style-name="Visited_20_Internet_20_Link">
https://t.me/lumsrc/4712</text:a>
</text:p>
      <!--NEWS-->
      <text:h text:style-name="P10" text:outline-level="1">
<text:span text:style-name="T4">
At Maryinka direction Russian army shelled Serhiivka and Pobeda of Donetsk region, - Generator...</text:span>
</text:h>
      <text:p text:style-name="P4">
Authors: liveuamap (Language: en)</text:p>
      <text:p text:style-name="P4">
Time: 2023-05-07T-91:23:00</text:p>
      <text:p text:style-name="P4">
Location: Donetsk Oblast (Latitude:47.91818 Longtitude:37.46304)</text:p>
      <text:p text:style-name="P4">
Videos: []</text:p>
      <text:p text:style-name="P4">
Images: []</text:p>
      <text:p text:style-name="P4">
Tags: ["Russia"]</text:p>
      <text:p text:style-name="P4">
Id: 22561065</text:p>
      <!--METADATA-->
      <text:p text:style-name="P4">
At Maryinka direction Russian army shelled Heorhiyivka and Pobyeda of Donetskregion, - General Staff of Armed Forces of Ukraine says in the morning report</text:p>
      <text:p text:style-name="P4">
News Collection Link: <text:a xlink:type="simple" xlink:href="https://liveuamap.com/en/2023/7-may-at-maryinka-direction-russian-army-shelled-heorhiyivka" text:style-name="Internet_20_link" text:visited-style-name="Visited_20_Internet_20_Link">
https://liveuamap.com/en/2023/7-may-at-maryinka-direction-russian-army-shelled-heorhiyivka</text:a>
</text:p>
      <text:p text:style-name="P4">
News Source: <text:a xlink:type="simple" xlink:href="https://t.me/lumsrc/4713" text:style-name="Internet_20_link" text:visited-style-name="Visited_20_Internet_20_Link">
https://t.me/lumsrc/4713</text:a>
</text:p>
      <!--NEWS-->
      <text:h text:style-name="P10" text:outline-level="1">
<text:span text:style-name="T4">
Head of the office of President of Ukraine Yermak had a phone call with National Security Adv...</text:span>
</text:h>
      <text:p text:style-name="P4">
Authors: liveuamap (Language: en)</text:p>
      <text:p text:style-name="P4">
Time: 2023-05-07T04:56:04</text:p>
      <text:p text:style-name="P4">
Location: Kyiv, Kyiv city (Latitude:50.44426 Longtitude:30.52914)</text:p>
      <text:p text:style-name="P4">
Videos: []</text:p>
      <text:p text:style-name="P4">
Images: ["<text:a xlink:type="simple" xlink:href="https://liveuamap.com/pics/2023/05/07/22561093_0.jpg" text:style-name="Internet_20_link" text:visited-style-name="Visited_20_Internet_20_Link">
22561093_0.jpg</text:a>
"]</text:p>
      <text:p text:style-name="P4">
Tags: ["Europe"]</text:p>
      <text:p text:style-name="P4">
Id: 22561093</text:p>
      <!--METADATA-->
      <text:p text:style-name="P4">
Head of the office of President of Ukraine Yermak had a phone call withNational Security Advisor of the United States Jake Sullivan</text:p>
      <text:p text:style-name="P4">
<draw:frame draw:style-name="fr1" draw:name="Image2" text:anchor-type="as-char" svg:width="6.9236in" svg:height="4.604194in" draw:z-index="0">
<draw:image xlink:href="../Images/liveuamap/2023-05-07T04-56-04/22561093_0.jpg" xlink:type="simple" xlink:show="embed" xlink:actuate="onLoad" draw:mime-type="image/jpeg"/>
</draw:frame>
News Collection Link: <text:a xlink:type="simple" xlink:href="https://liveuamap.com/en/2023/7-may-head-of-the-office-of-president-of-ukraine-yermak-had" text:style-name="Internet_20_link" text:visited-style-name="Visited_20_Internet_20_Link">
https://liveuamap.com/en/2023/7-may-head-of-the-office-of-president-of-ukraine-yermak-had</text:a>
</text:p>
      <text:p text:style-name="P4">
News Source: <text:a xlink:type="simple" xlink:href="https://t.me/ermaka2022/2613" text:style-name="Internet_20_link" text:visited-style-name="Visited_20_Internet_20_Link">
https://t.me/ermaka2022/2613</text:a>
</text:p>
      <!--NEWS-->
      <text:h text:style-name="P10" text:outline-level="1">
<text:span text:style-name="T4">
Donetsk Oblast(23:32). Red Alert: aerial threat. Sirens sounding. Take cover now!</text:span>
</text:h>
      <text:p text:style-name="P4">
Authors: liveuamap (Language: en)</text:p>
      <text:p text:style-name="P4">
Time: 2023-05-07T17:33:00</text:p>
      <text:p text:style-name="P4">
Location: Donetsk Oblast (Latitude:48.72817 Longtitude:37.57842)</text:p>
      <text:p text:style-name="P4">
Videos: []</text:p>
      <text:p text:style-name="P4">
Images: []</text:p>
      <text:p text:style-name="P4">
Tags: ["Europe", "Central and Eastern Europe"]</text:p>
      <text:p text:style-name="P4">
Id: 22561168</text:p>
      <!--METADATA-->
      <text:p text:style-name="P4">
Donetsk Oblast(23:32). Red Alert: aerial threat. Sirens sounding. Take covernow!</text:p>
      <text:p text:style-name="P4">
News Collection Link: <text:a xlink:type="simple" xlink:href="https://liveuamap.com/en/2023/07-may-donetsk-oblast2332-red-alert-aerial-thg" text:style-name="Internet_20_link" text:visited-style-name="Visited_20_Internet_20_Link">
https://liveuamap.com/en/2023/07-may-donetsk-oblast2332-red-alert-aerial-thg</text:a>
</text:p>
      <text:p text:style-name="P4">
News Source: <text:a xlink:type="simple" xlink:href="https://t.me/air_alert_ua/44689" text:style-name="Internet_20_link" text:visited-style-name="Visited_20_Internet_20_Link">
https://t.me/air_alert_ua/44689</text:a>
</text:p>
      <!--NEWS-->
      <text:h text:style-name="P10" text:outline-level="1">
<text:span text:style-name="T4">
Kharkiv, Kharkivska Oblast(23:41). Red Alert: aerial threat. Sirens sounding. Take cover now!</text:span>
</text:h>
      <text:p text:style-name="P4">
Authors: liveuamap (Language: en)</text:p>
      <text:p text:style-name="P4">
Time: 2023-05-07T17:42:00</text:p>
      <text:p text:style-name="P4">
Location: Kharkiv (Latitude:49.98081000 Longtitude:36.25272000)</text:p>
      <text:p text:style-name="P4">
Videos: []</text:p>
      <text:p text:style-name="P4">
Images: []</text:p>
      <text:p text:style-name="P4">
Tags: ["Europe", "Central and Eastern Europe"]</text:p>
      <text:p text:style-name="P4">
Id: 22561169</text:p>
      <!--METADATA-->
      <text:p text:style-name="P4">
Kharkiv, Kharkiv region(23:41). Red Alert: aerial threat. Sirens sounding.Take cover now!</text:p>
      <text:p text:style-name="P4">
News Collection Link: <text:a xlink:type="simple" xlink:href="https://liveuamap.com/en/2023/07-may-kharkiv-kharkivska-oblast2341-red-alerg" text:style-name="Internet_20_link" text:visited-style-name="Visited_20_Internet_20_Link">
https://liveuamap.com/en/2023/07-may-kharkiv-kharkivska-oblast2341-red-alerg</text:a>
</text:p>
      <text:p text:style-name="P4">
News Source: <text:a xlink:type="simple" xlink:href="https://t.me/air_alert_ua/44690" text:style-name="Internet_20_link" text:visited-style-name="Visited_20_Internet_20_Link">
https://t.me/air_alert_ua/44690</text:a>
</text:p>
      <!--NEWS-->
      <text:h text:style-name="P10" text:outline-level="1">
<text:span text:style-name="T4">
Zaporizka Oblast(00:15). Red Alert: aerial threat. Sirens sounding. Take cover now!</text:span>
</text:h>
      <text:p text:style-name="P4">
Authors: liveuamap (Language: en)</text:p>
      <text:p text:style-name="P4">
Time: 2023-05-07T18:17:00</text:p>
      <text:p text:style-name="P4">
Location: Zaporizka Oblast (Latitude:47.613131 Longtitude:35.765771)</text:p>
      <text:p text:style-name="P4">
Videos: []</text:p>
      <text:p text:style-name="P4">
Images: []</text:p>
      <text:p text:style-name="P4">
Tags: ["Europe", "Central and Eastern Europe"]</text:p>
      <text:p text:style-name="P4">
Id: 22561170</text:p>
      <!--METADATA-->
      <text:p text:style-name="P4">
Zaporizhzhia region(00:15). Red Alert: aerial threat. Sirens sounding. Take covernow!</text:p>
      <text:p text:style-name="P4">
News Collection Link: <text:a xlink:type="simple" xlink:href="https://liveuamap.com/en/2023/07-may-zaporizka-oblast0015-red-alert-aerial-g" text:style-name="Internet_20_link" text:visited-style-name="Visited_20_Internet_20_Link">
https://liveuamap.com/en/2023/07-may-zaporizka-oblast0015-red-alert-aerial-g</text:a>
</text:p>
      <text:p text:style-name="P4">
News Source: <text:a xlink:type="simple" xlink:href="https://t.me/air_alert_ua/44693" text:style-name="Internet_20_link" text:visited-style-name="Visited_20_Internet_20_Link">
https://t.me/air_alert_ua/44693</text:a>
</text:p>
      <!--NEWS-->
      <text:h text:style-name="P10" text:outline-level="1">
<text:span text:style-name="T4">
Kyiv(01:12). Red Alert: aerial threat. Sirens sounding. Take cover now!</text:span>
</text:h>
      <text:p text:style-name="P4">
Authors: liveuamap (Language: en)</text:p>
      <text:p text:style-name="P4">
Time: 2023-05-07T19:13:00</text:p>
      <text:p text:style-name="P4">
Location: Kyiv (Latitude:50.44462 Longtitude:30.53072)</text:p>
      <text:p text:style-name="P4">
Videos: []</text:p>
      <text:p text:style-name="P4">
Images: []</text:p>
      <text:p text:style-name="P4">
Tags: ["Europe", "Central and Eastern Europe"]</text:p>
      <text:p text:style-name="P4">
Id: 22561172</text:p>
      <!--METADATA-->
      <text:p text:style-name="P4">
Kyiv(01:12). Red Alert: aerial threat. Sirens sounding. Take cover now!</text:p>
      <text:p text:style-name="P4">
News Collection Link: <text:a xlink:type="simple" xlink:href="https://liveuamap.com/en/2023/07-may-kyiv0112-red-alert-aerial-threat-sireng" text:style-name="Internet_20_link" text:visited-style-name="Visited_20_Internet_20_Link">
https://liveuamap.com/en/2023/07-may-kyiv0112-red-alert-aerial-threat-sireng</text:a>
</text:p>
      <text:p text:style-name="P4">
News Source: <text:a xlink:type="simple" xlink:href="https://t.me/chanel24/87417" text:style-name="Internet_20_link" text:visited-style-name="Visited_20_Internet_20_Link">
https://t.me/chanel24/87417</text:a>
</text:p>
      <!--NEWS-->
      <text:h text:style-name="P10" text:outline-level="1">
<text:span text:style-name="T4">
Zaporizka Oblast(01:53). Red Alert: aerial threat. Sirens sounding. Take cover now!</text:span>
</text:h>
      <text:p text:style-name="P4">
Authors: liveuamap (Language: en)</text:p>
      <text:p text:style-name="P4">
Time: 2023-05-07T19:54:00</text:p>
      <text:p text:style-name="P4">
Location: Zaporizka Oblast (Latitude:47.612361 Longtitude:35.764361)</text:p>
      <text:p text:style-name="P4">
Videos: []</text:p>
      <text:p text:style-name="P4">
Images: []</text:p>
      <text:p text:style-name="P4">
Tags: ["Europe", "Central and Eastern Europe"]</text:p>
      <text:p text:style-name="P4">
Id: 22561173</text:p>
      <!--METADATA-->
      <text:p text:style-name="P4">
Zaporizhzhia region(01:53). Red Alert: aerial threat. Sirens sounding. Take covernow!</text:p>
      <text:p text:style-name="P4">
News Collection Link: <text:a xlink:type="simple" xlink:href="https://liveuamap.com/en/2023/07-may-zaporizka-oblast0153-red-alert-aerial-g" text:style-name="Internet_20_link" text:visited-style-name="Visited_20_Internet_20_Link">
https://liveuamap.com/en/2023/07-may-zaporizka-oblast0153-red-alert-aerial-g</text:a>
</text:p>
      <text:p text:style-name="P4">
News Source: <text:a xlink:type="simple" xlink:href="https://t.me/suspilnezaporizhzhya/12684" text:style-name="Internet_20_link" text:visited-style-name="Visited_20_Internet_20_Link">
https://t.me/suspilnezaporizhzhya/12684</text:a>
</text:p>
      <!--NEWS-->
      <text:h text:style-name="P10" text:outline-level="1">
<text:span text:style-name="T4">
Donetsk region, Kharkiv, Kharkiv region (02:05). Red Alrt: Aerial Tchretate. Sirens Sounding ....</text:span>
</text:h>
      <text:p text:style-name="P4">
Authors: liveuamap (Language: en)</text:p>
      <text:p text:style-name="P4">
Time: 2023-05-07T20:06:00</text:p>
      <text:p text:style-name="P4">
Location: Donetsk Oblast (Latitude:48.72726 Longtitude:37.57715)</text:p>
      <text:p text:style-name="P4">
Videos: []</text:p>
      <text:p text:style-name="P4">
Images: []</text:p>
      <text:p text:style-name="P4">
Tags: ["Europe", "Central and Eastern Europe"]</text:p>
      <text:p text:style-name="P4">
Id: 22561174</text:p>
      <!--METADATA-->
      <text:p text:style-name="P4">
Donetsk region, Kharkiv, Kharkiv region(02:05). Red Alert: aerial threat.Sirens sounding. Take cover now!</text:p>
      <text:p text:style-name="P4">
News Collection Link: <text:a xlink:type="simple" xlink:href="https://liveuamap.com/en/2023/08-may-donetsk-oblast-kharkiv-kharkivska-oblag" text:style-name="Internet_20_link" text:visited-style-name="Visited_20_Internet_20_Link">
https://liveuamap.com/en/2023/08-may-donetsk-oblast-kharkiv-kharkivska-oblag</text:a>
</text:p>
      <text:p text:style-name="P4">
News Source: <text:a xlink:type="simple" xlink:href="https://t.me/air_alert_ua/44697" text:style-name="Internet_20_link" text:visited-style-name="Visited_20_Internet_20_Link">
https://t.me/air_alert_ua/44697</text:a>
</text:p>
      <!--NEWS-->
      <text:h text:style-name="P10" text:outline-level="1">
<text:span text:style-name="T4">
Dnipro, Dnipropetrovska Oblast(02:06). Red Alert: aerial threat. Sirens sounding. Take cover ...</text:span>
</text:h>
      <text:p text:style-name="P4">
Authors: liveuamap (Language: en)</text:p>
      <text:p text:style-name="P4">
Time: 2023-05-07T20:08:00</text:p>
      <text:p text:style-name="P4">
Location: Dnipro (Latitude:48.46019 Longtitude:35.03926)</text:p>
      <text:p text:style-name="P4">
Videos: []</text:p>
      <text:p text:style-name="P4">
Images: []</text:p>
      <text:p text:style-name="P4">
Tags: ["Europe", "Central and Eastern Europe"]</text:p>
      <text:p text:style-name="P4">
Id: 22561175</text:p>
      <!--METADATA-->
      <text:p text:style-name="P4">
Dnipro, Dnipropetrovsk region(02:06). Red Alert: aerial threat. Sirenssounding. Take cover now!</text:p>
      <text:p text:style-name="P4">
News Collection Link: <text:a xlink:type="simple" xlink:href="https://liveuamap.com/en/2023/08-may-dnipro-dnipropetrovska-oblast0206-red-g" text:style-name="Internet_20_link" text:visited-style-name="Visited_20_Internet_20_Link">
https://liveuamap.com/en/2023/08-may-dnipro-dnipropetrovska-oblast0206-red-g</text:a>
</text:p>
      <text:p text:style-name="P4">
News Source: <text:a xlink:type="simple" xlink:href="https://t.me/air_alert_ua/44698" text:style-name="Internet_20_link" text:visited-style-name="Visited_20_Internet_20_Link">
https://t.me/air_alert_ua/44698</text:a>
</text:p>
      <!--NEWS-->
      <text:h text:style-name="P10" text:outline-level="1">
<text:span text:style-name="T4">
Nikolaev, Mykolaiv region, Kherson, Kherson region (02:09). Red Alrt: Aerial Tchretate. WITH...</text:span>
</text:h>
      <text:p text:style-name="P4">
Authors: liveuamap (Language: en)</text:p>
      <text:p text:style-name="P4">
Time: 2023-05-07T20:11:00</text:p>
      <text:p text:style-name="P4">
Location: Mykolaiv (Latitude:46.94803 Longtitude:32.00735)</text:p>
      <text:p text:style-name="P4">
Videos: []</text:p>
      <text:p text:style-name="P4">
Images: []</text:p>
      <text:p text:style-name="P4">
Tags: ["Europe", "Central and Eastern Europe"]</text:p>
      <text:p text:style-name="P4">
Id: 22561176</text:p>
      <!--METADATA-->
      <text:p text:style-name="P4">
Nikolaev, Mykolaiv region, Kherson, Kherson region(02:09). Red Alert:aerial threat. Sirens sounding. Take cover now!</text:p>
      <text:p text:style-name="P4">
News Collection Link: <text:a xlink:type="simple" xlink:href="https://liveuamap.com/en/2023/08-may-mykolaiv-mykolayivska-oblast-kherson-kg" text:style-name="Internet_20_link" text:visited-style-name="Visited_20_Internet_20_Link">
https://liveuamap.com/en/2023/08-may-mykolaiv-mykolayivska-oblast-kherson-kg</text:a>
</text:p>
      <text:p text:style-name="P4">
News Source: <text:a xlink:type="simple" xlink:href="https://t.me/air_alert_ua/44701" text:style-name="Internet_20_link" text:visited-style-name="Visited_20_Internet_20_Link">
https://t.me/air_alert_ua/44701</text:a>
</text:p>
      <!--NEWS-->
      <text:h text:style-name="P10" text:outline-level="1">
<text:span text:style-name="T4">
Kharkiv, Kharkivska Oblast(04:34). Red Alert: aerial threat. Sirens sounding. Take cover now!</text:span>
</text:h>
      <text:p text:style-name="P4">
Authors: liveuamap (Language: en)</text:p>
      <text:p text:style-name="P4">
Time: 2023-05-07T22:35:00</text:p>
      <text:p text:style-name="P4">
Location: Kharkiv (Latitude:49.98188 Longtitude:36.25176)</text:p>
      <text:p text:style-name="P4">
Videos: []</text:p>
      <text:p text:style-name="P4">
Images: []</text:p>
      <text:p text:style-name="P4">
Tags: ["Europe", "Central and Eastern Europe"]</text:p>
      <text:p text:style-name="P4">
Id: 22561178</text:p>
      <!--METADATA-->
      <text:p text:style-name="P4">
Kharkiv, Kharkiv region(04:34). Red Alert: aerial threat. Sirens sounding.Take cover now!</text:p>
      <text:p text:style-name="P4">
News Collection Link: <text:a xlink:type="simple" xlink:href="https://liveuamap.com/en/2023/08-may-kharkiv-kharkivska-oblast0434-red-alerg" text:style-name="Internet_20_link" text:visited-style-name="Visited_20_Internet_20_Link">
https://liveuamap.com/en/2023/08-may-kharkiv-kharkivska-oblast0434-red-alerg</text:a>
</text:p>
      <text:p text:style-name="P4">
News Source: <text:a xlink:type="simple" xlink:href="https://t.me/suspilnekharkiv/24609" text:style-name="Internet_20_link" text:visited-style-name="Visited_20_Internet_20_Link">
https://t.me/suspilnekharkiv/24609</text:a>
</text:p>
      <!--NEWS-->
      <text:h text:style-name="P10" text:outline-level="1">
<text:span text:style-name="T4">
Donetsk Oblast(04:35). Red Alert: aerial threat. Sirens sounding. Take cover now!</text:span>
</text:h>
      <text:p text:style-name="P4">
Authors: liveuamap (Language: en)</text:p>
      <text:p text:style-name="P4">
Time: 2023-05-07T22:37:00</text:p>
      <text:p text:style-name="P4">
Location: Donetsk Oblast (Latitude:48.72696 Longtitude:37.57908)</text:p>
      <text:p text:style-name="P4">
Videos: []</text:p>
      <text:p text:style-name="P4">
Images: []</text:p>
      <text:p text:style-name="P4">
Tags: ["Europe", "Central and Eastern Europe"]</text:p>
      <text:p text:style-name="P4">
Id: 22561179</text:p>
      <!--METADATA-->
      <text:p text:style-name="P4">
Donetsk Oblast(04:35). Red Alert: aerial threat. Sirens sounding. Take covernow!</text:p>
      <text:p text:style-name="P4">
News Collection Link: <text:a xlink:type="simple" xlink:href="https://liveuamap.com/en/2023/08-may-donetsk-oblast0435-red-alert-aerial-thg" text:style-name="Internet_20_link" text:visited-style-name="Visited_20_Internet_20_Link">
https://liveuamap.com/en/2023/08-may-donetsk-oblast0435-red-alert-aerial-thg</text:a>
</text:p>
      <text:p text:style-name="P4">
News Source: <text:a xlink:type="simple" xlink:href="https://t.me/air_alert_ua/44718" text:style-name="Internet_20_link" text:visited-style-name="Visited_20_Internet_20_Link">
https://t.me/air_alert_ua/44718</text:a>
</text:p>
      <!--NEWS-->
      <text:h text:style-name="P10" text:outline-level="1">
<text:span text:style-name="T4">
MUU chief of GUR held a meeting with the Ambassador of the Program for Safe Lithuania</text:span>
</text:h>
      <text:p text:style-name="P4">
Author: ['АРМІЯINFORM']</text:p>
      <text:p text:style-name="P4">
Time: 2023-05-07T50:00:00-04:00</text:p>
      <text:p text:style-name="P4">
Description: Head of the head management of the ROZVIKIA OF MAKHOSKAYA Major General Kirilo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345432012_953223289430417_3999705954031113905_n.jpg" text:style-name="Internet_20_link" text:visited-style-name="Visited_20_Internet_20_Link">
345432012_953223289430417_3999705954031113905_n.jpg</text:a>
']</text:p>
      <text:p text:style-name="P4">
Tags: ['STOPRUSSIA', 'АГРЕСІЯ РФ', 'ГУР МОУ']</text:p>
      <text:p text:style-name="P4">
Category: News</text:p>
      <!--METADATA-->
      <text:p text:style-name="P4">
<draw:frame draw:style-name="fr1" draw:name="Image3" text:anchor-type="as-char" svg:width="6.9236in" svg:height="3.894525in" draw:z-index="0">
<draw:image xlink:href="../Images/AРМІЯINFORM/2023-05-07T50-00-00-04-00/345432012_953223289430417_3999705954031113905_n.jpg" xlink:type="simple" xlink:show="embed" xlink:actuate="onLoad" draw:mime-type="image/jpeg"/>
</draw:frame>
Head of the Main Directorate of Intelligence of the Ministry of Defense of Ukraine, Major-General Kirill Budanov held a meeting with the Ambassador of the President of the Lithuanian Republic for safe Lithuania, a public figure and an active volunteromandrius Tapinas.</text:p>
      <text:p text:style-name="P4">
About it <text:a xlink:type="simple" xlink:href="https://www.facebook.com/DefenceIntelligenceofUkraine/posts/pfbid034qw4uhrkWnWQVNU8UqtVcqGGmhoqJ1ZwBwhFnTx7E5xwnKSX5pSd9gEy1ktxGeskl" text:style-name="Internet_20_link" text:visited-style-name="Visited_20_Internet_20_Link">
reports</text:a>
Main Directorate of Intelligence of the Ministry of Defense of Ukraine:</text:p>
      <text:p text:style-name="P4">
Andrius Tapinas is a friend of Ukraine. Last year, in Lithuania he conducted successful campaigns to raise funds for the purchase of a Baracar's shock-scoring, Ukrainian army, as well as from the purchase of radars for the Armed Forces of the Armed Forces of 14,000,000 euros.</text:p>
      <text:p text:style-name="P4">
The other day, Andrius Tapinas arrived in Ukraine with another load of assistance of the Rabilite communities.</text:p>
      <text:p text:style-name="P4">
The head of the military intelligence of Ukraine Kirill Budanov expressed gratitude to the Lithuanian women for important military equipment, which will significantly strengthen the units of GUR MUUUKRAU and the Armed Forces of Ukraine, which counteract the Russian invaders on the advanced border.</text:p>
      <text:p text:style-name="P4">
“The help of the Lithuanian people in the Ukrainian people is not stopped for all years, and it is striking. We appreciate your great support in the war with insidious human -hatred aggressive Moscow. Our victory is aware!”,-said Major General Kirill Budanov.</text:p>
      <text:p text:style-name="P4">
News Source: <text:a xlink:type="simple" xlink:href="https://armyinform.com.ua/2023/05/07/nachalnyk-gur-mou-proviv-zustrich-z-poslom-programy-prezydenta-lytovskoyi-respubliky-za-bezpechnu-lytvu/" text:style-name="Internet_20_link" text:visited-style-name="Visited_20_Internet_20_Link">
https://armyinform.com.ua/2023/05/07/nachalnyk-gur-mou-proviv-zustrich-z-poslom-programy-prezydenta-lytovskoyi-respubliky-za-bezpechnu-lytvu/</text:a>
</text:p>
      <!--NEWS-->
      <text:h text:style-name="P10" text:outline-level="1">
<text:span text:style-name="T4">
Special Forces showed how difficult tasks at the hottest points</text:span>
</text:h>
      <text:p text:style-name="P4">
Author: ['АРМІЯINFORM']</text:p>
      <text:p text:style-name="P4">
Time: 2023-05-07T51:00:00-04:00</text:p>
      <text:p text:style-name="P4">
Description: About the cereal service of the nonsense of Ukraine: “Special recognition TsSO“ A ”SBU Vikonot ... War with Ukraine 2022, war with Ukraine Latest news today, News War with Ukraine 2022 Last for today, will there be a war between Ukraine and Russia and when, war,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345577047_786393102700514_5106181779198607988_n.jpg" text:style-name="Internet_20_link" text:visited-style-name="Visited_20_Internet_20_Link">
345577047_786393102700514_5106181779198607988_n.jpg</text:a>
', '<text:a xlink:type="simple" xlink:href="https://armyinform.com.ua/wp-content/uploads/2023/05/344025114_637278651314737_8914961985224287446_n-150x150.jpg" text:style-name="Internet_20_link" text:visited-style-name="Visited_20_Internet_20_Link">
344025114_637278651314737_8914961985224287446_n-150x150.jpg</text:a>
', '<text:a xlink:type="simple" xlink:href="https://armyinform.com.ua/wp-content/uploads/2023/05/344563520_630089175632055_8562161936360664766_n-150x150.jpg" text:style-name="Internet_20_link" text:visited-style-name="Visited_20_Internet_20_Link">
344563520_630089175632055_8562161936360664766_n-150x150.jpg</text:a>
', '<text:a xlink:type="simple" xlink:href="https://armyinform.com.ua/wp-content/uploads/2023/05/345301779_203689895779970_1687916318368010279_n-150x150.jpg" text:style-name="Internet_20_link" text:visited-style-name="Visited_20_Internet_20_Link">
345301779_203689895779970_1687916318368010279_n-150x150.jpg</text:a>
', '<text:a xlink:type="simple" xlink:href="https://armyinform.com.ua/wp-content/uploads/2023/05/345447285_576912427915670_2288983538949553452_n-150x150.jpg" text:style-name="Internet_20_link" text:visited-style-name="Visited_20_Internet_20_Link">
345447285_576912427915670_2288983538949553452_n-150x150.jpg</text:a>
', '<text:a xlink:type="simple" xlink:href="https://armyinform.com.ua/wp-content/uploads/2023/05/345572167_1313005916278875_2109579558626092030_n-150x150.jpg" text:style-name="Internet_20_link" text:visited-style-name="Visited_20_Internet_20_Link">
345572167_1313005916278875_2109579558626092030_n-150x150.jpg</text:a>
']</text:p>
      <text:p text:style-name="P4">
Tags: ['STOPRUSSIA', 'АГРЕСІЯ РФ']</text:p>
      <text:p text:style-name="P4">
Category: News</text:p>
      <!--METADATA-->
      <text:p text:style-name="P4">
<draw:frame draw:style-name="fr1" draw:name="Image4" text:anchor-type="as-char" svg:width="6.9236in" svg:height="5.1927in" draw:z-index="0">
<draw:image xlink:href="../Images/AРМІЯINFORM/2023-05-07T51-00-00-04-00/345577047_786393102700514_5106181779198607988_n.jpg" xlink:type="simple" xlink:show="embed" xlink:actuate="onLoad" draw:mime-type="image/jpeg"/>
</draw:frame>
About it <text:a xlink:type="simple" xlink:href="https://www.facebook.com/SecurSerUkraine/posts/pfbid02v7CShKtUsz6ntSq8yKDQ5BTPgiyEksxLZmjk6XMgXC3gF6rkWKmfGMjTTNDcFwRZl" text:style-name="Internet_20_link" text:visited-style-name="Visited_20_Internet_20_Link">
reports</text:a>
Security Service of Ukraine:</text:p>
      <text:p text:style-name="P4">
“The special forces of the CSO“ A ”SBU fulfill the difficult tasks in the hottest ways of this war. And wherever our fighters appear - the occupiers are instantly growing statistics.</text:p>
      <text:p text:style-name="P4">
We work 24/7 for our victory!”.</text:p>
      <text:p text:style-name="P4">
<text:a xlink:type="simple" xlink:href="https://armyinform.com.ua/wp-content/uploads/2023/05/344025114_637278651314737_8914961985224287446_n.jpg" text:style-name="Internet_20_link" text:visited-style-name="Visited_20_Internet_20_Link">
!(Images/AРМІЯINFORM/2023-05-07T51-00-00-04-00/344025114_637278651314737_8914961985224287446_n-150x150.jpg)</text:a>
</text:p>
      <text:p text:style-name="P4">
<text:a xlink:type="simple" xlink:href="https://armyinform.com.ua/wp-content/uploads/2023/05/344563520_630089175632055_8562161936360664766_n.jpg" text:style-name="Internet_20_link" text:visited-style-name="Visited_20_Internet_20_Link">
<draw:frame draw:style-name="fr1" draw:name="Image5" text:anchor-type="as-char" svg:width="6.9236in" svg:height="6.9236in" draw:z-index="0">
<draw:image xlink:href="../Images/AРМІЯINFORM/2023-05-07T51-00-00-04-00/344563520_630089175632055_8562161936360664766_n-150x150.jpg" xlink:type="simple" xlink:show="embed" xlink:actuate="onLoad" draw:mime-type="image/jpeg"/>
</draw:frame>
</text:a>
</text:p>
      <text:p text:style-name="P4">
<text:a xlink:type="simple" xlink:href="https://armyinform.com.ua/wp-content/uploads/2023/05/345301779_203689895779970_1687916318368010279_n.jpg" text:style-name="Internet_20_link" text:visited-style-name="Visited_20_Internet_20_Link">
<draw:frame draw:style-name="fr1" draw:name="Image6" text:anchor-type="as-char" svg:width="6.9236in" svg:height="6.9236in" draw:z-index="0">
<draw:image xlink:href="../Images/AРМІЯINFORM/2023-05-07T51-00-00-04-00/345301779_203689895779970_1687916318368010279_n-150x150.jpg" xlink:type="simple" xlink:show="embed" xlink:actuate="onLoad" draw:mime-type="image/jpeg"/>
</draw:frame>
</text:a>
</text:p>
      <text:p text:style-name="P4">
<text:a xlink:type="simple" xlink:href="https://armyinform.com.ua/wp-content/uploads/2023/05/345447285_576912427915670_2288983538949553452_n.jpg" text:style-name="Internet_20_link" text:visited-style-name="Visited_20_Internet_20_Link">
<draw:frame draw:style-name="fr1" draw:name="Image7" text:anchor-type="as-char" svg:width="6.9236in" svg:height="6.9236in" draw:z-index="0">
<draw:image xlink:href="../Images/AРМІЯINFORM/2023-05-07T51-00-00-04-00/345447285_576912427915670_2288983538949553452_n-150x150.jpg" xlink:type="simple" xlink:show="embed" xlink:actuate="onLoad" draw:mime-type="image/jpeg"/>
</draw:frame>
</text:a>
</text:p>
      <text:p text:style-name="P4">
<text:a xlink:type="simple" xlink:href="https://armyinform.com.ua/wp-content/uploads/2023/05/345572167_1313005916278875_2109579558626092030_n.jpg" text:style-name="Internet_20_link" text:visited-style-name="Visited_20_Internet_20_Link">
<draw:frame draw:style-name="fr1" draw:name="Image8" text:anchor-type="as-char" svg:width="6.9236in" svg:height="6.9236in" draw:z-index="0">
<draw:image xlink:href="../Images/AРМІЯINFORM/2023-05-07T51-00-00-04-00/345572167_1313005916278875_2109579558626092030_n-150x150.jpg" xlink:type="simple" xlink:show="embed" xlink:actuate="onLoad" draw:mime-type="image/jpeg"/>
</draw:frame>
</text:a>
</text:p>
      <text:p text:style-name="P4">
News Source: <text:a xlink:type="simple" xlink:href="https://armyinform.com.ua/2023/05/07/speczpryznachenczi-pokazaly-yak-vykonuyut-nadskladni-zadachi-u-najgaryachishyh-tochkah/" text:style-name="Internet_20_link" text:visited-style-name="Visited_20_Internet_20_Link">
https://armyinform.com.ua/2023/05/07/speczpryznachenczi-pokazaly-yak-vykonuyut-nadskladni-zadachi-u-najgaryachishyh-tochkah/</text:a>
</text:p>
      <!--NEWS-->
      <text:h text:style-name="P10" text:outline-level="1">
<text:span text:style-name="T4">
The new head of the Red Cross International Committee in Ukraine visited the Presidential Office</text:span>
</text:h>
      <text:p text:style-name="P4">
Author: ['АРМІЯINFORM']</text:p>
      <text:p text:style-name="P4">
Time: 2023-05-07T52:00:00-04:00</text:p>
      <text:p text:style-name="P4">
Description: Kerivnik's intercessor of the president of the President of Oleki Kuleba was knocking on the novelty ... war with Ukraine 2022, the war with Ukraine is the latest news today, the News War with Ukraine 2022 Last for today, will there be a war between Ukraine and Russia and when, a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50663843bb82bd34dae39fcae5dcb3c8_1683314439_extra_large-1.jpeg" text:style-name="Internet_20_link" text:visited-style-name="Visited_20_Internet_20_Link">
50663843bb82bd34dae39fcae5dcb3c8_1683314439_extra_large-1.jpeg</text:a>
', '<text:a xlink:type="simple" xlink:href="https://armyinform.com.ua/wp-content/uploads/2023/05/79c3acae6acd4878ce3b40521be6447e_1683314439_extra_large.jpeg" text:style-name="Internet_20_link" text:visited-style-name="Visited_20_Internet_20_Link">
79c3acae6acd4878ce3b40521be6447e_1683314439_extra_large.jpeg</text:a>
', '<text:a xlink:type="simple" xlink:href="https://armyinform.com.ua/wp-content/uploads/2023/05/e22c3a4d99783966a0ae9d3eecca3d49_1683314439_extra_large.jpeg" text:style-name="Internet_20_link" text:visited-style-name="Visited_20_Internet_20_Link">
e22c3a4d99783966a0ae9d3eecca3d49_1683314439_extra_large.jpeg</text:a>
']</text:p>
      <text:p text:style-name="P4">
Tags: ['ОФІС ПРЕЗИДЕНТА УКРАЇНИ']</text:p>
      <text:p text:style-name="P4">
Category: News</text:p>
      <!--METADATA-->
      <text:p text:style-name="P4">
<draw:frame draw:style-name="fr1" draw:name="Image9" text:anchor-type="as-char" svg:width="6.9236in" svg:height="4.604691in" draw:z-index="0">
<draw:image xlink:href="../Images/AРМІЯINFORM/2023-05-07T52-00-00-04-00/50663843bb82bd34dae39fcae5dcb3c8_1683314439_extra_large-1.jpeg" xlink:type="simple" xlink:show="embed" xlink:actuate="onLoad" draw:mime-type="image/jpeg"/>
</draw:frame>
The deputy head of the office of President Alexei Kuleb met with the novelty of the Delegation of the International Committee of the Red Cross in Ukraine Yurgomeglin.</text:p>
      <text:p text:style-name="P4">
The parties discussed the issues of further cooperation, as well as compliance with the basic norms of international humanitarian law in the face of violations by the state-aggressor of all principles of war.</text:p>
      <text:p text:style-name="P4">
The Deputy Head of the Presidential Office thanked the representatives of the Red Cross International Committee for helping Ukraine in the conditions of Russian aggression.</text:p>
      <text:p text:style-name="P4">
<draw:frame draw:style-name="fr1" draw:name="Image10" text:anchor-type="as-char" svg:width="6.9236in" svg:height="4.604691in" draw:z-index="0">
<draw:image xlink:href="../Images/AРМІЯINFORM/2023-05-07T52-00-00-04-00/79c3acae6acd4878ce3b40521be6447e_1683314439_extra_large.jpeg" xlink:type="simple" xlink:show="embed" xlink:actuate="onLoad" draw:mime-type="image/jpeg"/>
</draw:frame>
“The evacuation of people from the war zone and occupied regions, humanitarian, medical, financial assistance - Ukraine is highly appreciated by the role of the International Committee of red Cross in overcoming the consequences of Russia's war against Ukraine. Your aid was a real salvation for millions of peaceful people, ”Alexei Kuleb said.</text:p>
      <text:p text:style-name="P4">
In addition, the Deputy Head of the Presidential Office expressed his belief in enhancing cooperation. In particular, in the restoration of life in deocal regions, as well as in meeting the needs of forced displaced persons and children of Ukraine.</text:p>
      <text:p text:style-name="P4">
"Our priority is also the return of all Ukrainian prisoners of war, providing them with humanitarian aid and medicines, including those who are maintained in the temporarily occupied territories of Ukraine," Oleksiykuleba added.</text:p>
      <text:p text:style-name="P4">
<draw:frame draw:style-name="fr1" draw:name="Image11" text:anchor-type="as-char" svg:width="6.9236in" svg:height="4.604691in" draw:z-index="0">
<draw:image xlink:href="../Images/AРМІЯINFORM/2023-05-07T52-00-00-04-00/e22c3a4d99783966a0ae9d3eecca3d49_1683314439_extra_large.jpeg" xlink:type="simple" xlink:show="embed" xlink:actuate="onLoad" draw:mime-type="image/jpeg"/>
</draw:frame>
In turn, the head of the Delegation of the International Committee of the Red Cross in Ukraine Eglin expressed his readiness for further cooperation.</text:p>
      <text:p text:style-name="P4">
“When I arrived in Ukraine, I saw with my own eyes the incredible suffering of people. To help the Ukrainians humanitarian in the best way, I hope to further deepen our interaction with the Presidential Office of Ukraine, ”Yurgeglin said.</text:p>
      <text:p text:style-name="P4">
News Source: <text:a xlink:type="simple" xlink:href="https://armyinform.com.ua/2023/05/07/novyj-glava-delegacziyi-mizhnarodnogo-komitetu-chervonogo-hresta-v-ukrayini-zustrivsya-z-zastupnykom-kerivnyka-ofisu-prezydenta/" text:style-name="Internet_20_link" text:visited-style-name="Visited_20_Internet_20_Link">
https://armyinform.com.ua/2023/05/07/novyj-glava-delegacziyi-mizhnarodnogo-komitetu-chervonogo-hresta-v-ukrayini-zustrivsya-z-zastupnykom-kerivnyka-ofisu-prezydenta/</text:a>
</text:p>
      <!--NEWS-->
      <text:h text:style-name="P10" text:outline-level="1">
<text:span text:style-name="T4">
In April, the National Information Bureau accepted about 19 thousand appeals</text:span>
</text:h>
      <text:p text:style-name="P4">
Author: ['АРМІЯINFORM']</text:p>
      <text:p text:style-name="P4">
Time: 2023-05-07T53:00:00-04:00</text:p>
      <text:p text:style-name="P4">
Description: To the National Foreign Bureau (NIB) under the MinreiNtegrait to superstanding the jovennya Shrado ... The war with Ukraine 2022, the war with Ukraine latest news today, the News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345301085_986075982732520_1137367812158665987_n-1.jpg" text:style-name="Internet_20_link" text:visited-style-name="Visited_20_Internet_20_Link">
345301085_986075982732520_1137367812158665987_n-1.jpg</text:a>
']</text:p>
      <text:p text:style-name="P4">
Tags: ['STOPRUSSIA', 'АГРЕСІЯ РФ']</text:p>
      <text:p text:style-name="P4">
Category: News</text:p>
      <!--METADATA-->
      <text:p text:style-name="P4">
<draw:frame draw:style-name="fr1" draw:name="Image12" text:anchor-type="as-char" svg:width="6.9236in" svg:height="5.667642in" draw:z-index="0">
<draw:image xlink:href="../Images/AРМІЯINFORM/2023-05-07T53-00-00-04-00/345301085_986075982732520_1137367812158665987_n-1.jpg" xlink:type="simple" xlink:show="embed" xlink:actuate="onLoad" draw:mime-type="image/jpeg"/>
</draw:frame>
To the National Information Bureau(NIB)In the Ministry of Reintegration, there are appeals to the disappearance of people, captivity, deportation and enforcement in the temporarily occupied territories of Ukraine.</text:p>
      <text:p text:style-name="P4">
About it <text:a xlink:type="simple" xlink:href="https://www.facebook.com/MReintegration/posts/pfbid0Lfr2KaCpKmhU8xZZdPiAu5JdTSAkV1FDsz8XgAP471aBmGjiySVX18He9EXZfkNjl" text:style-name="Internet_20_link" text:visited-style-name="Visited_20_Internet_20_Link">
reports</text:a>
Ministry of Reintegration of Temporarily Occupied Territories of Ukraine.</text:p>
      <text:p text:style-name="P4">
In particular, last month:</text:p>
      <text:p text:style-name="P4">
• Operators of the 24 -hour NIB hotline: 1648 have accepted more than 10 thousand calls;</text:p>
      <text:p text:style-name="P4">
• more than 600 appeals have been received through the online form on the NIB site;</text:p>
      <text:p text:style-name="P4">
• more than 3 thousand appeals-through chatbots in Telegram and Viber;</text:p>
      <text:p text:style-name="P4">
• About 5 thousand appeals - e -mail: <text:a xlink:type="simple" xlink:href="https://armyinform.com.ua/cdn-cgi/l/email-protection" text:style-name="Internet_20_link" text:visited-style-name="Visited_20_Internet_20_Link">
[Email Protected]</text:a>
</text:p>
      <text:p text:style-name="P4">
News Source: <text:a xlink:type="simple" xlink:href="https://armyinform.com.ua/2023/05/07/u-kvitni-naczionalne-informaczijne-byuro-pryjnyalo-blyzko-19-tysyach-zvernen/" text:style-name="Internet_20_link" text:visited-style-name="Visited_20_Internet_20_Link">
https://armyinform.com.ua/2023/05/07/u-kvitni-naczionalne-informaczijne-byuro-pryjnyalo-blyzko-19-tysyach-zvernen/</text:a>
</text:p>
      <!--NEWS-->
      <text:h text:style-name="P10" text:outline-level="1">
<text:span text:style-name="T4">
How to talk about your military experience while employment to work</text:span>
</text:h>
      <text:p text:style-name="P4">
Author: ['АРМІЯINFORM']</text:p>
      <text:p text:style-name="P4">
Time: 2023-05-07T54:00:00-04:00</text:p>
      <text:p text:style-name="P4">
Description: Chi Varto Talk about the SVII VIISKOVID DOSVID PROCEDAVTSYM? So, Wartto. Fakhivtsi z veteran ... War with Ukraine 2022, War with Ukraine latest news today,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5/345249090_641662077802578_1944671489728827121_n.jpg" text:style-name="Internet_20_link" text:visited-style-name="Visited_20_Internet_20_Link">
345249090_641662077802578_1944671489728827121_n.jpg</text:a>
']</text:p>
      <text:p text:style-name="P4">
Tags: ['VETERAN HUB', 'ВЕТЕРАНИ', 'ПРАЦЕВЛАШТУВАННЯ ВЕТЕРАНІВ']</text:p>
      <text:p text:style-name="P4">
Category: News</text:p>
      <!--METADATA-->
      <text:p text:style-name="P4">
<draw:frame draw:style-name="fr1" draw:name="Image13" text:anchor-type="as-char" svg:width="6.9236in" svg:height="6.9236in" draw:z-index="0">
<draw:image xlink:href="../Images/AРМІЯINFORM/2023-05-07T54-00-00-04-00/345249090_641662077802578_1944671489728827121_n.jpg" xlink:type="simple" xlink:show="embed" xlink:actuate="onLoad" draw:mime-type="image/jpeg"/>
</draw:frame>
Is it worth talking about your military experience for employers? Yes, it's worth it. Veteran Hub experts tell you why it is important and how best to do it.</text:p>
      <text:p text:style-name="P4">
If you are interested in some vacancy, you can properly prepare your studies to get it successfully. To do this, prepare a resume, give your experience in detail and skills. It is best to describe them with a downtime without military specific terminology. They have highlighted the skills that are vacancies - so there will be more chances to get a seat.</text:p>
      <text:p text:style-name="P4">
<text:span text:style-name="T4">
 How to talk about your interview experience? </text:span>
</text:p>
      <ul>
        <li>
When talking about military experience, try to do it in simple words, avoid specific military terms. Answer the question in Star format(situation, task, action, result)- situation, task, action, result. Be sure to tell you how your military experience is related to an interesting position. * Tell us about situations in the army when you have successfully achieved the goal. Employers are asked to talk about work experience to evaluate how candidates will behave in a new position. Working on the result, discipline and readiness are key features of the military who will evaluate all employers. Briefly give one or two examples of how you will apply your skills and experience in this position. At the end of the interview, there is an interviewer when you get a reply of your candidacy. * Be prepared/oh for questions. Also, be specific/oh in the answers, talk about the tasks performed and what professional skills they gave you. It is very cool when candidates talk about their leadership qualities, a team role and how they managed projects and people. When a person has prepared for the meeting, it is immediately noticeable with how they take over the style of interview, feels a corporate culture of communication. * Remember, interview is a dialogue of two. You are also looking for your employer, so you have to feel safe and openly talk about military service as a professional experience than as a traumatic one.</li>
      </ul>
      <text:p text:style-name="P4">
If you need help in preparing for an interview, then seek the advisers to find the work of Veteran Hub - Offline in Kiev and Vinnitsa or Naulia support.</text:p>
      <text:p text:style-name="P4">
More tips in <text:a xlink:type="simple" xlink:href="https://veteranhub.com.ua/military-experience.../article005" text:style-name="Internet_20_link" text:visited-style-name="Visited_20_Internet_20_Link">
article</text:a>
On the Veteran Hub site.</text:p>
      <text:p text:style-name="P4">
News Source: <text:a xlink:type="simple" xlink:href="https://armyinform.com.ua/2023/05/07/yak-rozpovidaty-pro-svij-vijskovyj-dosvid-pry-praczevlashtuvanni-na-robotu/" text:style-name="Internet_20_link" text:visited-style-name="Visited_20_Internet_20_Link">
https://armyinform.com.ua/2023/05/07/yak-rozpovidaty-pro-svij-vijskovyj-dosvid-pry-praczevlashtuvanni-na-robotu/</text:a>
</text:p>
      <!--NEWS-->
      <text:h text:style-name="P10" text:outline-level="1">
<text:span text:style-name="T4">
Reported suspicion to Russian senators who supported the "accession" to the Russian Federation of temporarily occupied regions of Ukraine</text:span>
</text:h>
      <text:p text:style-name="P4">
Author: ['АРМІЯINFORM']</text:p>
      <text:p text:style-name="P4">
Time: 2023-05-07T55:00:00-04:00</text:p>
      <text:p text:style-name="P4">
Description: The Service of the Bezpeques Ta OFIC A General Prosecutor Zibra was a scale of Docasov’s base at 170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343990836_928336178424793_104690195493633760_n.jpg" text:style-name="Internet_20_link" text:visited-style-name="Visited_20_Internet_20_Link">
343990836_928336178424793_104690195493633760_n.jpg</text:a>
']</text:p>
      <text:p text:style-name="P4">
Tags: ['STOPRUSSIA', 'АГРЕСІЯ РФ']</text:p>
      <text:p text:style-name="P4">
Category: News</text:p>
      <!--METADATA-->
      <text:p text:style-name="P4">
<draw:frame draw:style-name="fr1" draw:name="Image14" text:anchor-type="as-char" svg:width="6.9236in" svg:height="6.265858in" draw:z-index="0">
<draw:image xlink:href="../Images/AРМІЯINFORM/2023-05-07T55-00-00-04-00/343990836_928336178424793_104690195493633760_n.jpg" xlink:type="simple" xlink:show="embed" xlink:actuate="onLoad" draw:mime-type="image/jpeg"/>
</draw:frame>
The Security Service of the Prosecutor General has assembled a large -scale evidence base of 170 senators of the Federation Council of the Federal Assembly of the Russian Federation, which contributed to the temporary -production of part of the eastern and southern regions of Ukraine.</text:p>
      <text:p text:style-name="P4">
About it <text:a xlink:type="simple" xlink:href="https://www.facebook.com/SecurSerUkraine/posts/pfbid0mA87hGXqmedCFzoFZFzj6hLWGcx5QTujzetPvX1fbSmhTZirvv7wn6wDb6sKSsu5l" text:style-name="Internet_20_link" text:visited-style-name="Visited_20_Internet_20_Link">
reports</text:a>
Security Service of Ukraine.</text:p>
      <text:p text:style-name="P4">
In February 2022, they all supported the ratification of the Treaty on Friendship, Cooperation and Mutual Assistance between the aggressor country and the terrorist organizations "L/DNR".</text:p>
      <text:p text:style-name="P4">
Officials also unanimously supported the Russian President of the Armed Forces of the Russian Federation outside the country.</text:p>
      <text:p text:style-name="P4">
Thus, senators contributed to the implementation of the Moscow plan to keep an aggressiveness against our country.</text:p>
      <text:p text:style-name="P4">
In addition, in October last year, they ratified the "contracts on entry" in the Russian Federation of temporarily occupied areas of Donetsk, Lugansk, Kherson and Zaporizhzhya regions.</text:p>
      <text:p text:style-name="P4">
On the basis of the evidence collected, the investigators of the Security Service were informed by the Russian seminators of suspicion of the following articles of the Criminal Code of Ukraine:</text:p>
      <text:p text:style-name="P4">
▪️H. 3 tbsp. 110(encroachment on territorial integrity and integrity of Ukraine);</text:p>
      <text:p text:style-name="P4">
▪️ Part 5, p. 2(planning, preparation, resolution and aggressive war).</text:p>
      <text:p text:style-name="P4">
Зловмисникам загрожує до 15 років позбавлення волі або довічне ув’язнення зконфіскацією майна.</text:p>
      <text:p text:style-name="P4">
Досудове розслідування проводять співробітники СБУ за процесуальногокерівництва Офісу Генерального прокурора.</text:p>
      <text:p text:style-name="P4">
News Source: <text:a xlink:type="simple" xlink:href="https://armyinform.com.ua/2023/05/07/povidomleno-pro-pidozru-rosijskym-senatoram-yaki-pidtrymaly-pryyednannya-do-rf-tymchasovo-okupovanyh-regioniv-ukrayiny/" text:style-name="Internet_20_link" text:visited-style-name="Visited_20_Internet_20_Link">
https://armyinform.com.ua/2023/05/07/povidomleno-pro-pidozru-rosijskym-senatoram-yaki-pidtrymaly-pryyednannya-do-rf-tymchasovo-okupovanyh-regioniv-ukrayiny/</text:a>
</text:p>
      <!--NEWS-->
      <text:h text:style-name="P10" text:outline-level="1">
<text:span text:style-name="T4">
Over the past day, our defenders destroyed 15 UAVs</text:span>
</text:h>
      <text:p text:style-name="P4">
Author: ['АРМІЯINFORM']</text:p>
      <text:p text:style-name="P4">
Time: 2023-05-07T56:00:00-04:00</text:p>
      <text:p text:style-name="P4">
Description: Avіaatsіya defense forces for Past Dob took 7 strokes in the districts of Zserdzhennya of Especially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09/aviacziya-ps-zsu-zavdara-udariv.jpg" text:style-name="Internet_20_link" text:visited-style-name="Visited_20_Internet_20_Link">
aviacziya-ps-zsu-zavdara-udariv.jpg</text:a>
']</text:p>
      <text:p text:style-name="P4">
Tags: ['STOPRUSSIA', 'АГРЕСІЯ РФ', 'ХРОНІКА ОБОРОНИ']</text:p>
      <text:p text:style-name="P4">
Category: News</text:p>
      <!--METADATA-->
      <text:p text:style-name="P4">
<draw:frame draw:style-name="fr1" draw:name="Image15" text:anchor-type="as-char" svg:width="6.9236in" svg:height="4.49457in" draw:z-index="0">
<draw:image xlink:href="../Images/AРМІЯINFORM/2023-05-07T56-00-00-04-00/aviacziya-ps-zsu-zavdara-udariv.jpg" xlink:type="simple" xlink:show="embed" xlink:actuate="onLoad" draw:mime-type="image/jpeg"/>
</draw:frame>
Illustrative Photo <text:span text:style-name="T4">
 🔥 The Situation of Russian Completion </text:span>
</text:p>
      <text:p text:style-name="P4">
The aviation of defense forces over the past 24 hours has made 7 beats in the areas of concentration of personal staff and military equipment of the enemy, as well as a impact on the hostile-aircraft missile complex.</text:p>
      <text:p text:style-name="P4">
About it on Facebook <text:a xlink:type="simple" xlink:href="https://www.facebook.com/GeneralStaff.ua/posts/pfbid0DzhMiMJs6HUnhiPFZW4i1aVCn8T6i1SVm3Fn7n1PPvrHPp7W4nngmyeG2BajpHstl" text:style-name="Internet_20_link" text:visited-style-name="Visited_20_Internet_20_Link">
reports</text:a>
The General Staff of the Armed Forces.</text:p>
      <text:p text:style-name="P4">
Over the past day, our defenders destroyed 7 shock and 8 intelligence. And the departments of missile troops and artillery were struck by the Office, the 3rdrats of Concentration of Weapons and the enemy's military equipment, as well as the artillery unit at a firing position.</text:p>
      <text:p text:style-name="P4">
News Source: <text:a xlink:type="simple" xlink:href="https://armyinform.com.ua/2023/05/07/protyagom-mynuloyi-doby-nashi-zahysnyky-znyshhyly-15-bpla/" text:style-name="Internet_20_link" text:visited-style-name="Visited_20_Internet_20_Link">
https://armyinform.com.ua/2023/05/07/protyagom-mynuloyi-doby-nashi-zahysnyky-znyshhyly-15-bpla/</text:a>
</text:p>
      <!--NEWS-->
      <text:h text:style-name="P10" text:outline-level="1">
<text:span text:style-name="T4">
Russian invaders evacuate the inhabitants of Energodar in the direction of Berdyansk and Primorsky</text:span>
</text:h>
      <text:p text:style-name="P4">
Author: ['АРМІЯINFORM']</text:p>
      <text:p text:style-name="P4">
Time: 2023-05-07T57:00:00-04:00</text:p>
      <text:p text:style-name="P4">
Description: About Tse at Facebook, the General Staff of the ZSU. Rosіyskі PROSPAPTY ... War with Ukraine 2022, War with Ukraine latest news today,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4/okupant.jpg" text:style-name="Internet_20_link" text:visited-style-name="Visited_20_Internet_20_Link">
okupant.jpg</text:a>
']</text:p>
      <text:p text:style-name="P4">
Tags: ['STOPRUSSIA', 'АГРЕСІЯ РФ']</text:p>
      <text:p text:style-name="P4">
Category: News</text:p>
      <!--METADATA-->
      <text:p text:style-name="P4">
<draw:frame draw:style-name="fr1" draw:name="Image16" text:anchor-type="as-char" svg:width="6.9236in" svg:height="3.893007in" draw:z-index="0">
<draw:image xlink:href="../Images/AРМІЯINFORM/2023-05-07T57-00-00-04-00/okupant.jpg" xlink:type="simple" xlink:show="embed" xlink:actuate="onLoad" draw:mime-type="image/jpeg"/>
</draw:frame>
Illustrative Photo <text:span text:style-name="T4">
 🔥 Situation on Russian invasion </text:span>
</text:p>
      <text:p text:style-name="P4">
About it on Facebook <text:a xlink:type="simple" xlink:href="https://www.facebook.com/GeneralStaff.ua/posts/pfbid0DzhMiMJs6HUnhiPFZW4i1aVCn8T6i1SVm3Fn7n1PPvrHPp7W4nngmyeG2BajpHstl" text:style-name="Internet_20_link" text:visited-style-name="Visited_20_Internet_20_Link">
reports</text:a>
The General Staff of the Armed Forces.</text:p>
      <text:p text:style-name="P4">
Russian invaders evacuate locals from the temporarily seized energy of Zaporizhzhya region in the direction of settlements of Putivtsktovrdyansk and Primorsk, to local recreation centers. Evacuation is subject to people who have Russian passports. First of all, those who have burned for Russian citizenship in the first months of occupation fall.</text:p>
      <text:p text:style-name="P4">
News Source: <text:a xlink:type="simple" xlink:href="https://armyinform.com.ua/2023/05/07/rosijski-okupanty-evakujovuyut-zhyteliv-energodara-u-napryamku-berdyanska-ta-prymorska/" text:style-name="Internet_20_link" text:visited-style-name="Visited_20_Internet_20_Link">
https://armyinform.com.ua/2023/05/07/rosijski-okupanty-evakujovuyut-zhyteliv-energodara-u-napryamku-berdyanska-ta-prymorska/</text:a>
</text:p>
      <!--NEWS-->
      <text:h text:style-name="P10" text:outline-level="1">
<text:span text:style-name="T4">
In the Starobilsky district, the invaders have arranged a field hospital, where up to 70 people are treated</text:span>
</text:h>
      <text:p text:style-name="P4">
Author: ['АРМІЯINFORM']</text:p>
      <text:p text:style-name="P4">
Time: 2023-05-07T58:00:00-04:00</text:p>
      <text:p text:style-name="P4">
Description: About Tse at Facebook, the General Staff of the ZSU. For the Nadannya Medical Dusoles ... The war with Ukraine 2022, the war with Ukraine is the latest news today, the news war with Ukraine 2022 The last for today, will there be a war between Ukraine and Russia and when, the war with Ukraine in 2022 will be or not, will there be whether it will be, will there be The war with Ukraine in the near future says, the war with Ukraine, Ukrainian news today, Ukrainian news in Ukrainian media in Russian</text:p>
      <text:p text:style-name="P4">
Images: ['<text:a xlink:type="simple" xlink:href="https://armyinform.com.ua/wp-content/uploads/2023/03/poraneni-okupanty.jpg" text:style-name="Internet_20_link" text:visited-style-name="Visited_20_Internet_20_Link">
poraneni-okupanty.jpg</text:a>
']</text:p>
      <text:p text:style-name="P4">
Tags: ['STOPRUSSIA', 'АГРЕСІЯ РФ']</text:p>
      <text:p text:style-name="P4">
Category: News</text:p>
      <!--METADATA-->
      <text:p text:style-name="P4">
<draw:frame draw:style-name="fr1" draw:name="Image17" text:anchor-type="as-char" svg:width="6.9236in" svg:height="4.615733in" draw:z-index="0">
<draw:image xlink:href="../Images/AРМІЯINFORM/2023-05-07T58-00-00-04-00/poraneni-okupanty.jpg" xlink:type="simple" xlink:show="embed" xlink:actuate="onLoad" draw:mime-type="image/jpeg"/>
</draw:frame>
Illustrative Photo <text:span text:style-name="T4">
 🔥 Situation on Russian invasion </text:span>
</text:p>
      <text:p text:style-name="P4">
About it on Facebook <text:a xlink:type="simple" xlink:href="https://www.facebook.com/GeneralStaff.ua/posts/pfbid0DzhMiMJs6HUnhiPFZW4i1aVCn8T6i1SVm3Fn7n1PPvrHPp7W4nngmyeG2BajpHstl" text:style-name="Internet_20_link" text:visited-style-name="Visited_20_Internet_20_Link">
reports</text:a>
The General Staff of the Armed Forces.</text:p>
      <text:p text:style-name="P4">
To provide medical care to their wounded military personnel, Russian owners continue to use the infrastructure of temporarily occupied withdrawal. Recently, in one of the villages of the Starobilsky district of Lugansk region, the invaders have set up a field hospital, where up to 70 people are treated.</text:p>
      <text:p text:style-name="P4">
News Source: <text:a xlink:type="simple" xlink:href="https://armyinform.com.ua/2023/05/07/u-starobilskomu-rajoni-zagarbnyky-oblashtuvaly-polovyj-shpytal-de-likuyutsya-do-70-osib/" text:style-name="Internet_20_link" text:visited-style-name="Visited_20_Internet_20_Link">
https://armyinform.com.ua/2023/05/07/u-starobilskomu-rajoni-zagarbnyky-oblashtuvaly-polovyj-shpytal-de-likuyutsya-do-70-osib/</text:a>
</text:p>
      <!--NEWS-->
      <text:h text:style-name="P10" text:outline-level="1">
<text:span text:style-name="T4">
Dmitry Kuleb in Harvard urged Asian countries to give up neutrality and support Ukraine</text:span>
</text:h>
      <text:p text:style-name="P4">
Author: ['АРМІЯINFORM']</text:p>
      <text:p text:style-name="P4">
Time: 2023-05-07T59:00:00-04:00</text:p>
      <text:p text:style-name="P4">
Description: Rosіyska aggression of the Ukrainian one of the negative layers for the same, the war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307600a9-7e22-4af6-8f41-d38fbecf3663.jpg" text:style-name="Internet_20_link" text:visited-style-name="Visited_20_Internet_20_Link">
307600a9-7e22-4af6-8f41-d38fbecf3663.jpg</text:a>
']</text:p>
      <text:p text:style-name="P4">
Tags: ['STOPRUSSIA', 'АЗІЯ', 'ДМИТРО КУЛЕБА', 'МЗС']</text:p>
      <text:p text:style-name="P4">
Category: News</text:p>
      <!--METADATA-->
      <text:p text:style-name="P4">
<draw:frame draw:style-name="fr1" draw:name="Image18" text:anchor-type="as-char" svg:width="6.9236in" svg:height="3.956343in" draw:z-index="0">
<draw:image xlink:href="../Images/AРМІЯINFORM/2023-05-07T59-00-00-04-00/307600a9-7e22-4af6-8f41-d38fbecf3663.jpg" xlink:type="simple" xlink:show="embed" xlink:actuate="onLoad" draw:mime-type="image/jpeg"/>
</draw:frame>
Russian aggression against Ukraine has negative consequences for Asia and the world, so in the interests of the countries of the region to take a clear position in support of the state and the UN Charter.</text:p>
      <text:p text:style-name="P4">
This was stated by the Minister of Foreign Affairs of Ukraine Dmytro Kuleba in the online existence of the Asia Center of Harvard University(USA).</text:p>
      <text:p text:style-name="P4">
«Азія знаходиться в епіцентрі тектонічних зсувів у системі міжнароднихвідносин, які відбуваються через російську агресію проти України», — заявиввін.</text:p>
      <text:p text:style-name="P4">
Міністр підкреслив, що азійський регіон протягом десятиріч виступав глобальнимагентом змін: його держави вибороли незалежність, перемогли імперіалізм,віднайшли власний голос і втілили економічне диво, подолавши бідність.</text:p>
      <text:p text:style-name="P4">
«Два слова, які я чую від азійських колег дещо частіше, ніж хотілося би, це„солідарність“ та „нейтральність“. Вони висловлюють солідарність з Україною,за що ми вдячні, але декларують нейтральність щодо нас та Росії. Водночас прожодну нейтральність не може бути мови, коли йдеться про агресію, вбивства,терор, зґвалтування, мародерство і масові звірства. Країни Азії мають зайнятичітку позицію на підтримку України та Статуту ООН», — наголосив Дмитро Кулеба.</text:p>
      <text:p text:style-name="P4">
Голова МЗС переконаний, що розділення світу на Глобальний південь та північштучне. Натомість універсальними для всіх цінностями є принципи Статуту ООН,які необхідно захистити від імперіалізму.</text:p>
      <text:p text:style-name="P4">
«Новий імперіалізм вже не просто стукає в двері, а вибиває їх. Все через те,що протягом десятиліть світ мав сліпу пляму розміром з Росію. На щастя, це вминулому. Росія програє війну — не лише проти України, але і проти сучасності,розуму та здорового глузду», — заявив він.</text:p>
      <text:p text:style-name="P4">
Дмитро Кулеба порівняв керівництво Росії з диктаторами минулого, якінапередодні краху своїх режимів намагалися військовою силою втілюватиімперські амбіції, але вже невдовзі втрачали все.</text:p>
      <text:p text:style-name="P4">
«Російська війна проти України несе лише погані новини для всіх у світі.Українці страждають найбільше, але російська агресія також руйнує життя,економіки та надії людей у багатьох регіонах. Саму тому Росію необхіднозупинити», — зауважив міністр.</text:p>
      <text:p text:style-name="P4">
Дипломат нагадав, що на початку повномасштабного вторгнення ніхто не вірив вУкраїну, але нині ситуація докорінно змінилася завдяки тому, що українці малисміливість, а світ — гідність.</text:p>
      <text:p text:style-name="P4">
The minister stressed that Ukraine will win, and Russia will need "generations to choose from the pit that it has driven itself." The main lesson will be that "aggression does not produce any results", and it will be equally relevant for east, east, south and north of the world.</text:p>
      <text:p text:style-name="P4">
“It is still possible to avoid the collision of civilizations. The world in which the country is supported by each other is still relevant. If we can protect together, so we can withstand other challenges: climate change, food crisis, global inequality, ”he summed up.</text:p>
      <text:p text:style-name="P4">
<text:span text:style-name="T5">
Video online event of the Asian Harvard University Center <text:a xlink:type="simple" xlink:href="https://youtu.be/MeBuqP-77DU" text:style-name="Internet_20_link" text:visited-style-name="Visited_20_Internet_20_Link">
here</text:a>
.</text:span>
</text:p>
      <text:p text:style-name="P4">
News Source: <text:a xlink:type="simple" xlink:href="https://armyinform.com.ua/2023/05/07/dmytro-kuleba-u-garvardi-zaklykav-krayiny-aziyi-vidmovytysya-vid-nejtralnosti-ta-pidtrymaty-ukrayinu/" text:style-name="Internet_20_link" text:visited-style-name="Visited_20_Internet_20_Link">
https://armyinform.com.ua/2023/05/07/dmytro-kuleba-u-garvardi-zaklykav-krayiny-aziyi-vidmovytysya-vid-nejtralnosti-ta-pidtrymaty-ukrayinu/</text:a>
</text:p>
      <!--NEWS-->
      <text:h text:style-name="P10" text:outline-level="1">
<text:span text:style-name="T4">
As our drone destroys the Russian Mur-P Observation Complex</text:span>
</text:h>
      <text:p text:style-name="P4">
Author: ['АРМІЯINFORM']</text:p>
      <text:p text:style-name="P4">
Time: 2023-05-07T60:00:00-04:00</text:p>
      <text:p text:style-name="P4">
Description: Take Video Plapping in Telegram Viceper'r-Minigra Zannovaty, Rosvitka ... War with Ukraine 2022, War with Ukraine Latest News today, News War with Ukraine 2022 Last for today, will there be a war between Ukraine and Russia and when, when, when, when, when, when, when, when, when, when, when. The war with Ukraine in 2022 will be or not, will there be a war with Ukraine in the near future, the war with Ukraine, Ukraine’s news today, Ukrainian news in Ukrainian media in Russian</text:p>
      <text:p text:style-name="P4">
Images: []</text:p>
      <text:p text:style-name="P4">
Tags: ['STOPRUSSIA', 'АГРЕСІЯ РФ']</text:p>
      <text:p text:style-name="P4">
Category: News</text:p>
      <!--METADATA-->
      <text:p text:style-name="P4">
Such a video was posted by the Telegram Vice-Minister for Innovation, the Development of Education, Science and Technology-the Minister of Digital Transformation by Ukraine Chaylo Fedorov.</text:p>
      <text:p text:style-name="P4">
News Source: <text:a xlink:type="simple" xlink:href="https://armyinform.com.ua/2023/05/07/yak-nash-bezpilotnyk-znyshhuye-rosijskyj-kompleks-sposterezhennya-murom-p/" text:style-name="Internet_20_link" text:visited-style-name="Visited_20_Internet_20_Link">
https://armyinform.com.ua/2023/05/07/yak-nash-bezpilotnyk-znyshhuye-rosijskyj-kompleks-sposterezhennya-murom-p/</text:a>
</text:p>
      <!--NEWS-->
      <text:h text:style-name="P10" text:outline-level="1">
<text:span text:style-name="T4">
Swiss company will put about 20 vehicles for demining in Ukraine</text:span>
</text:h>
      <text:p text:style-name="P4">
Author: ['АРМІЯINFORM']</text:p>
      <text:p text:style-name="P4">
Time: 2023-05-07T61:00:00-04:00</text:p>
      <text:p text:style-name="P4">
Description: Minreintegraitim is in order to be crushed by the Rosinovanny machines for cleaning the navigannya ... War with Ukraine 2022, War with Ukraine Latest News today, News War with Ukraine 2022 The last ones for Ukraine and Russia will be,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5/golovna-3-1.jpg" text:style-name="Internet_20_link" text:visited-style-name="Visited_20_Internet_20_Link">
golovna-3-1.jpg</text:a>
']</text:p>
      <text:p text:style-name="P4">
Tags: ['STOPRUSSIA', 'АГРЕСІЯ РФ', 'ДОПОМОГА ПАРТНЕРІВ', 'РОЗМІНУВАННЯ', 'СВІТ ПІДТРИМУЄ УКРАЇНУ']</text:p>
      <text:p text:style-name="P4">
Category: News</text:p>
      <!--METADATA-->
      <text:p text:style-name="P4">
<draw:frame draw:style-name="fr1" draw:name="Image19" text:anchor-type="as-char" svg:width="6.9236in" svg:height="4.048178in" draw:z-index="0">
<draw:image xlink:href="../Images/AРМІЯINFORM/2023-05-07T61-00-00-04-00/golovna-3-1.jpg" xlink:type="simple" xlink:show="embed" xlink:actuate="onLoad" draw:mime-type="image/jpeg"/>
</draw:frame>
Illustrative photo</text:p>
      <text:p text:style-name="P4">
The Ministry of Reintegration will help to attract demining machines to clean up the liberated circulation from explosive objects.</text:p>
      <text:p text:style-name="P4">
About it <text:a xlink:type="simple" xlink:href="https://www.facebook.com/MReintegration/posts/pfbid02surnM1sGQ46hqn63Uhpq1d28RyKu87Nx4tQvtPNm4afVPf6WrKQmjRCtRbjt6RaUl" text:style-name="Internet_20_link" text:visited-style-name="Visited_20_Internet_20_Link">
reports</text:a>
Ministry of Reintegration of Temporarily Occupied Territories of Ukraine.</text:p>
      <text:p text:style-name="P4">
The corresponding memorandum of cooperation was signed between the Ministry of Ishwedskaya manufacturer of mechanized means(GCS).</text:p>
      <text:p text:style-name="P4">
Результатом співпраці має стати залучення компанією машин розмінування. Машинизастосують для очищення від мін і нерозірваних боєприпасівсільськогосподарських угідь та об’єктів критичної інфраструктури деокупованихрайонів Миколаївської, Харківської та Херсонської областей.</text:p>
      <text:p text:style-name="P4">
Для цього керівництвом GCS було заявлено про наміри протягом цього рокупоставити в Україну близько 20 машин розмінування.</text:p>
      <text:p text:style-name="P4">
Крім того, сторони домовилися взаємодіяти у царині технічного та нетехнічногообстеження ймовірно забруднених ВНП територій. А також — проводити навчаннянаселення звільнених територій ризикам, пов’язаним із мінами танездетонованими боєприпасами.</text:p>
      <text:p text:style-name="P4">
News Source: <text:a xlink:type="simple" xlink:href="https://armyinform.com.ua/2023/05/07/shvejczarska-kompaniya-postavyt-v-ukrayinu-blyzko-20-mashyn-dlya-rozminuvannya/" text:style-name="Internet_20_link" text:visited-style-name="Visited_20_Internet_20_Link">
https://armyinform.com.ua/2023/05/07/shvejczarska-kompaniya-postavyt-v-ukrayinu-blyzko-20-mashyn-dlya-rozminuvannya/</text:a>
</text:p>
      <!--NEWS-->
      <text:h text:style-name="P10" text:outline-level="1">
<text:span text:style-name="T4">
Defense forces eliminated more than 660 invaders, destroyed 6 tanks and 18 UAVs</text:span>
</text:h>
      <text:p text:style-name="P4">
Author: ['АРМІЯINFORM']</text:p>
      <text:p text:style-name="P4">
Time: 2023-05-07T62:00:00-04:00</text:p>
      <text:p text:style-name="P4">
Description: Zagalni Boyov, take the enemy on 02.24.22 to 07/07/23 Orintovo to becom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vtraty_07-05-2023-1-scaled.jpg" text:style-name="Internet_20_link" text:visited-style-name="Visited_20_Internet_20_Link">
vtraty_07-05-2023-1-scaled.jpg</text:a>
']</text:p>
      <text:p text:style-name="P4">
Tags: ['STOPRUSSIA', 'АГРЕСІЯ РФ', 'ВІЙНА', 'ВТОРГНЕННЯ РФ', 'ВТРАТИ ВОРОГА']</text:p>
      <text:p text:style-name="P4">
Category: News</text:p>
      <!--METADATA-->
      <text:p text:style-name="P4">
<draw:frame draw:style-name="fr1" draw:name="Image20" text:anchor-type="as-char" svg:width="6.9236in" svg:height="6.987066in" draw:z-index="0">
<draw:image xlink:href="../Images/AРМІЯINFORM/2023-05-07T62-00-00-04-00/vtraty_07-05-2023-1-scaled.jpg" xlink:type="simple" xlink:show="embed" xlink:actuate="onLoad" draw:mime-type="image/jpeg"/>
</draw:frame>
The total fighting loss of the enemy from 24.02.22 to 07.05.23 will be orientated:</text:p>
      <text:p text:style-name="P4">
<text:span text:style-name="T4">
<text:span text:style-name="T5">
 Personnel - </text:span>
* 194430(+660)persons eliminated</text:span>
<text:span text:style-name="T5">
 tanks - </text:span>
<text:span text:style-name="T5">
 3723(+6)</text:span>
<text:span text:style-name="T4">
 combat armored vehicles - </text:span>
 7248(+10)<text:span text:style-name="T4">
<text:span text:style-name="T5">
 Artillery Systems - </text:span>
<text:span text:style-name="T5">
 3010(+18)</text:span>
 </text:span>
 RSZV - <text:span text:style-name="T4">
 554(+2)</text:span>
<text:span text:style-name="T5">
 air defense - </text:span>
<text:span text:style-name="T5">
 306(0)</text:span>
<text:span text:style-name="T4">
 aircraft - </text:span>
 308(0)<text:span text:style-name="T4">
<text:span text:style-name="T5">
 helicopters - </text:span>
* 294(0)</text:span>
<text:span text:style-name="T5">
 UAV Operative Tactical Level-</text:span>
<text:span text:style-name="T5">
 2572(+18)</text:span>
<text:span text:style-name="T4">
 Winged missiles - </text:span>
 947(0)<text:span text:style-name="T4">
<text:span text:style-name="T5">
 ships / boats - </text:span>
* 18(0)</text:span>
<text:span text:style-name="T5">
 Automobile equipment and tanks - </text:span>
<text:span text:style-name="T5">
 5952(+16)</text:span>
<text:span text:style-name="T4">
 Special Technique - </text:span>
 380(+5)The data is specified ...</text:p>
      <text:p text:style-name="P4">
Beat the occupier!Let's win together!Our power is in truth!</text:p>
      <text:p text:style-name="P4">
<text:span text:style-name="T4">
 Source: </text:span>
 <text:a xlink:type="simple" xlink:href="https://www.facebook.com/GeneralStaff.ua" text:style-name="Internet_20_link" text:visited-style-name="Visited_20_Internet_20_Link">
General Staff of Armed Forces</text:a>
As of 07.05.23.</text:p>
      <text:p text:style-name="P4">
News Source: <text:a xlink:type="simple" xlink:href="https://armyinform.com.ua/2023/05/07/syly-oborony-likviduvaly-ponad-660-okupantiv-znyshhyly-6-tankiv-ta-18-bpla/" text:style-name="Internet_20_link" text:visited-style-name="Visited_20_Internet_20_Link">
https://armyinform.com.ua/2023/05/07/syly-oborony-likviduvaly-ponad-660-okupantiv-znyshhyly-6-tankiv-ta-18-bpla/</text:a>
</text:p>
      <!--NEWS-->
      <text:h text:style-name="P10" text:outline-level="1">
<text:span text:style-name="T4">
Defense forces eliminated more than 660 invaders, destroyed 6 tanks and 18 UAVs</text:span>
</text:h>
      <text:p text:style-name="P4">
Author: ['АРМІЯINFORM']</text:p>
      <text:p text:style-name="P4">
Time: 2023-05-07T62:00:00-04:00</text:p>
      <text:p text:style-name="P4">
Description: Zagalni Boyov, take the enemy on 02.24.22 to 07/07/23 Orintovo to becom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vtraty_07-05-2023-1-scaled.jpg" text:style-name="Internet_20_link" text:visited-style-name="Visited_20_Internet_20_Link">
vtraty_07-05-2023-1-scaled.jpg</text:a>
']</text:p>
      <text:p text:style-name="P4">
Tags: ['STOPRUSSIA', 'АГРЕСІЯ РФ', 'ВІЙНА', 'ВТОРГНЕННЯ РФ', 'ВТРАТИ ВОРОГА']</text:p>
      <text:p text:style-name="P4">
Category: News</text:p>
      <!--METADATA-->
      <text:p text:style-name="P4">
<draw:frame draw:style-name="fr1" draw:name="Image21" text:anchor-type="as-char" svg:width="6.9236in" svg:height="6.987066in" draw:z-index="0">
<draw:image xlink:href="../Images/AРМІЯINFORM/2023-05-07T62-00-00-04-00/vtraty_07-05-2023-1-scaled.jpg" xlink:type="simple" xlink:show="embed" xlink:actuate="onLoad" draw:mime-type="image/jpeg"/>
</draw:frame>
The total fighting loss of the enemy from 24.02.22 to 07.05.23 will be orientated:</text:p>
      <text:p text:style-name="P4">
<text:span text:style-name="T4">
<text:span text:style-name="T5">
 Personnel - </text:span>
* 194430(+660)persons eliminated</text:span>
<text:span text:style-name="T5">
 tanks - </text:span>
<text:span text:style-name="T5">
 3723(+6)</text:span>
<text:span text:style-name="T4">
 combat armored vehicles - </text:span>
 7248(+10)<text:span text:style-name="T4">
<text:span text:style-name="T5">
 Artillery Systems - </text:span>
<text:span text:style-name="T5">
 3010(+18)</text:span>
 </text:span>
 RSZV - <text:span text:style-name="T4">
 554(+2)</text:span>
<text:span text:style-name="T5">
 air defense - </text:span>
<text:span text:style-name="T5">
 306(0)</text:span>
<text:span text:style-name="T4">
 aircraft - </text:span>
 308(0)<text:span text:style-name="T4">
<text:span text:style-name="T5">
 helicopters - </text:span>
* 294(0)</text:span>
<text:span text:style-name="T5">
 UAV Operative Tactical Level-</text:span>
<text:span text:style-name="T5">
 2572(+18)</text:span>
<text:span text:style-name="T4">
 Winged missiles - </text:span>
 947(0)<text:span text:style-name="T4">
<text:span text:style-name="T5">
 ships / boats - </text:span>
* 18(0)</text:span>
<text:span text:style-name="T5">
 Automobile equipment and tanks - </text:span>
<text:span text:style-name="T5">
 5952(+16)</text:span>
<text:span text:style-name="T4">
 Special Technique - </text:span>
 380(+5)The data is specified ...</text:p>
      <text:p text:style-name="P4">
Beat the occupier!Let's win together!Our power is in truth!</text:p>
      <text:p text:style-name="P4">
<text:span text:style-name="T4">
 Source: </text:span>
 <text:a xlink:type="simple" xlink:href="https://www.facebook.com/GeneralStaff.ua" text:style-name="Internet_20_link" text:visited-style-name="Visited_20_Internet_20_Link">
General Staff of Armed Forces</text:a>
As of 07.05.23.</text:p>
      <text:p text:style-name="P4">
News Source: <text:a xlink:type="simple" xlink:href="https://armyinform.com.ua/2023/05/07/syly-oborony-likviduvaly-ponad-660-okupantiv-znyshhyly-6-tankiv-ta-18-bpla/" text:style-name="Internet_20_link" text:visited-style-name="Visited_20_Internet_20_Link">
https://armyinform.com.ua/2023/05/07/syly-oborony-likviduvaly-ponad-660-okupantiv-znyshhyly-6-tankiv-ta-18-bpla/</text:a>
</text:p>
      <!--NEWS-->
      <text:h text:style-name="P10" text:outline-level="1">
<text:span text:style-name="T4">
I am sure that our national team will represent Ukraine with Invictus Games-2023-Yulia Laputina</text:span>
</text:h>
      <text:p text:style-name="P4">
Author: ['АРМІЯINFORM']</text:p>
      <text:p text:style-name="P4">
Time: 2023-05-07T63:00:00-04:00</text:p>
      <text:p text:style-name="P4">
Description: Our National Zbirna is Gydnoy to introduce Ukrainian on Invictus Games-2023. Taku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2/10/yuliya-laputina.jpg" text:style-name="Internet_20_link" text:visited-style-name="Visited_20_Internet_20_Link">
yuliya-laputina.jpg</text:a>
']</text:p>
      <text:p text:style-name="P4">
Tags: ['INVICTUS GAMES-2023', 'ЮЛІЯ ЛАПУТІНА']</text:p>
      <text:p text:style-name="P4">
Category: News</text:p>
      <!--METADATA-->
      <text:p text:style-name="P4">
<draw:frame draw:style-name="fr1" draw:name="Image22" text:anchor-type="as-char" svg:width="6.9236in" svg:height="4.61393in" draw:z-index="0">
<draw:image xlink:href="../Images/AРМІЯINFORM/2023-05-07T63-00-00-04-00/yuliya-laputina.jpg" xlink:type="simple" xlink:show="embed" xlink:actuate="onLoad" draw:mime-type="image/jpeg"/>
</draw:frame>
Minister for Veterans of Ukraine Yulia Laputina</text:p>
      <text:p text:style-name="P4">
Our national team will represent Ukraine with Invictus Games-2023. The Minister of Veterans of Ukraine Yulia Laputin expressed his souvenability during the direct inclusion in the national telephone "Unified News".</text:p>
      <text:p text:style-name="P4">
This is stated in <text:a xlink:type="simple" xlink:href="https://www.kmu.gov.ua/news/yuliia-laputina-vpevnena-shcho-nasha-natsionalna-zbirna-hidno-predstavyt-ukrainu-na-invictus-games-2023" text:style-name="Internet_20_link" text:visited-style-name="Visited_20_Internet_20_Link">
message</text:a>
Government portal.</text:p>
      <text:p text:style-name="P4">
“Anyone who participated in the qualifying competitions of the Games of the Unconquered - is already a fever, first of all, over themselves. 24 Our warriors will go to Düsseldorf's internationalism. Of course, we look forward to medal, because it is important for our tubes and girls to win awards for our country. Their participation will also be a contribution to sports diplomacy, which, in addition to sports results, brings the world truthful information about the Russian aggression of the anti -Ukraine aggression and the contribution of the Ukrainian people to the victory over the evil empire. I am sure that our national team will represent Ukraine in the international arena and this will be a wedding step to our military victory, ”said the head of the Ministry of Veterans.</text:p>
      <text:p text:style-name="P4">
She noted that sports are one of the most effective elements of rehabilitation that have returned from the war zone. That is why the Ministry of Justice together is working on the creation of an appropriate infrastructure for the development of veterans sports. In order for each community veterans and veteran, they could freely play sports and involve their brothers and sessions of pre -active physical culture.</text:p>
      <text:p text:style-name="P4">
“This will not only allow them to effectively undergo rehabilitation, but also to impose their families and veterans communities in active types of sports. In turn, this will create new opportunities for our national team to perform international competitions, and to hold their own sports competitions in the nanctional and regional levels, ”Yulia Laputina stressed.</text:p>
      <text:p text:style-name="P4">
News Source: <text:a xlink:type="simple" xlink:href="https://armyinform.com.ua/2023/05/07/vpevnena-shho-nasha-naczionalna-zbirna-gidno-predstavyt-ukrayinu-na-invictus-games-2023-yuliya-laputina/" text:style-name="Internet_20_link" text:visited-style-name="Visited_20_Internet_20_Link">
https://armyinform.com.ua/2023/05/07/vpevnena-shho-nasha-naczionalna-zbirna-gidno-predstavyt-ukrayinu-na-invictus-games-2023-yuliya-laputina/</text:a>
</text:p>
      <!--NEWS-->
      <text:h text:style-name="P10" text:outline-level="1">
<text:span text:style-name="T4">
What military equipment is needed for Ukraine for counter -offensive?</text:span>
</text:h>
      <text:p text:style-name="P4">
Author: ['АРМІЯINFORM']</text:p>
      <text:p text:style-name="P4">
Time: 2023-05-07T72:00:00-04:00</text:p>
      <text:p text:style-name="P4">
Description: The Department of Viexkovo-Technical Polikikh, the socket of Ozbrinnya Tiezovkoe Techniki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zbroya-dlya-nastupu.jpg" text:style-name="Internet_20_link" text:visited-style-name="Visited_20_Internet_20_Link">
zbroya-dlya-nastupu.jpg</text:a>
']</text:p>
      <text:p text:style-name="P4">
Tags: ['F-16', 'STOPRUSSIA', 'АГРЕСІЯ РФ', 'ВІЙСЬКОВА ТЕХНІКА', 'ВТОРГНЕННЯ РФ', 'МІНІСТЕРСТВО ОБОРОНИ УКРАЇНИ', 'ОВТ', 'ОЗБРОЄННЯ', 'ППО', 'РЕБ', 'РСЗВ']</text:p>
      <text:p text:style-name="P4">
Category: News</text:p>
      <!--METADATA-->
      <text:p text:style-name="P4">
<draw:frame draw:style-name="fr1" draw:name="Image23" text:anchor-type="as-char" svg:width="6.9236in" svg:height="4.32725in" draw:z-index="0">
<draw:image xlink:href="../Images/AРМІЯINFORM/2023-05-07T72-00-00-04-00/zbroya-dlya-nastupu.jpg" xlink:type="simple" xlink:show="embed" xlink:actuate="onLoad" draw:mime-type="image/jpeg"/>
</draw:frame>
Weapons for the offensive. Collage Armyinform</text:p>
      <text:p text:style-name="P4">
The Department of Military-Technical Policy, the Development of Weapons and Military Engineering of the Ministry of Defense of Ukraine told what military equipment needed Ukraine for counter-offensive and at this stage of hostilities.</text:p>
      <text:p text:style-name="P4">
First of all, representatives of the Ministry of Defense noted that providing the needs of armed forces of Ukraine and other military formations of the state is carried out by <text:span text:style-name="T4">
 purchase </text:span>
 weapons, military and special equipment, camp rockets(abbreviated - weapons and military equipment, OVT)Domestic producers and <text:span text:style-name="T4">
 imports. </text:span>
 The share of the required OWT is now provided from partner countries as part of international technical assistance.</text:p>
      <text:p text:style-name="P4">
The Ministry of Defense Department explains that requests for such assistance are entered by the information and communication system <text:span text:style-name="T4">
 "CAVIA", </text:span>
 which allows partner countries to promptly receive information on the needs of the Defense Forces of Ukraine.</text:p>
      <text:p text:style-name="P4">
Korovay is a software product of electronic cooperation with partner states and international military assistance coordination.</text:p>
      <text:p text:style-name="P4">
According to the Department of Military and Technical Policy, the development of weapons and MOU military equipment, there is currently in the Armed Forces of Ukraine, there is a need to hold from partner countries as international technical assistance of a number of sales. The list includes, in particular:</text:p>
      <ul>
        <li>
          <text:p text:style-name="P4">
aircraft-multi-purpose F-16 planes, assaults of type A-10 Thunderbolt; * air defense systems:</text:p>
        </li>
        <li>
          <text:p text:style-name="P4">
long -range Patriot, samp/t; - Medium-range Nasams, Iris-T, Crotale, Aspide, Hawk; - Near radius of action type Gepard, Avenger;</text:p>
        </li>
        <li>
          <text:p text:style-name="P4">
missiles for critical AMRAAM, AIM-9m air defense systems; * radar systems for AV type An/MPQ-64 Sentinel; * M142 Himars, M270 and ammunition reactive systems; * Portable anti -aircraft missile systems Stinger, Piorun and missiles; * Javelin, Tow and missiles to them; * 155 mm, 122 mm, 105 mm and ammunition artillery systems; * mortars 120 mm, 82 mm, 60 mm and ammunition to them: * Co-37, Cobra, Artthur counter-battery radars.</text:p>
        </li>
      </ul>
      <text:p text:style-name="P4">
In addition, according to the Department of Military-Technical Policy, Development of Arrangement and Military Equipment of MOU, the urgent needs of the Armed Forces include:<text:span text:style-name="T5">
 Prepared Alexander Kozubenko</text:span>
</text:p>
      <text:p text:style-name="P4">
News Source: <text:a xlink:type="simple" xlink:href="https://armyinform.com.ua/2023/05/07/yaka-vijskova-tehnika-potribna-ukrayini-dlya-kontrnastupu/" text:style-name="Internet_20_link" text:visited-style-name="Visited_20_Internet_20_Link">
https://armyinform.com.ua/2023/05/07/yaka-vijskova-tehnika-potribna-ukrayini-dlya-kontrnastupu/</text:a>
</text:p>
      <!--NEWS-->
      <text:h text:style-name="P10" text:outline-level="1">
<text:span text:style-name="T4">
Sweden expects to become a member of NATO in Vilnius Summit - Minister of Defense</text:span>
</text:h>
      <text:p text:style-name="P4">
Authors: Ukrinform (Person)</text:p>
      <text:p text:style-name="P4">
Publisher: Укринформ (Organization)</text:p>
      <text:p text:style-name="P4">
Published Time: 2023-05-08T-133:37:11+03:00</text:p>
      <text:p text:style-name="P4">
Modified Time: 2023-05-08T16:37:11+03:00</text:p>
      <text:p text:style-name="P4">
Description: The Swedish government hopes that the country will officially become part of NATO's summit in Vilnius, which will take place on July 11-12. - Ukrinform.</text:p>
      <text:p text:style-name="P4">
Images: ["<text:a xlink:type="simple" xlink:href="https://static.ukrinform.com/photos/2023_03/thumb_files/630_360_1678904013-608.jpg" text:style-name="Internet_20_link" text:visited-style-name="Visited_20_Internet_20_Link">
630_360_16789...</text:a>
"]</text:p>
      <text:p text:style-name="P4">
Tags: ['НАТО', 'Оборона', 'Швеція']</text:p>
      <text:p text:style-name="P4">
Type: Article</text:p>
      <!--METADATA-->
      <text:p text:style-name="P4">
<draw:frame draw:style-name="fr1" draw:name="Image24" text:anchor-type="as-char" svg:width="6.9236in" svg:height="3.956343in" draw:z-index="0">
<draw:image xlink:href="../Images/yкринформ/2023-05-08T-133-37-11-03-00/630_360_1678904013-608.jpg" xlink:type="simple" xlink:show="embed" xlink:actuate="onLoad" draw:mime-type="image/jpeg"/>
</draw:frame>
The government hopes that the country will officially become part of NATO's summit Vilnius, which will take place on July 11-12.</text:p>
      <text:p text:style-name="P4">
This was stated by Sweden Defense Minister Paul Jonson in an interview <text:a xlink:type="simple" xlink:href="http://news.err.ee/1608970798/swedish-defense-minister-sweden-should-have-joined-nato-decades-ago" text:style-name="Internet_20_link" text:visited-style-name="Visited_20_Internet_20_Link">
</text:a>
 , передає Укрінформ.</text:p>
      <text:p text:style-name="P4">
"Ми хочемо приєднатися до НАТО до саміту у Вільнюсі 11-12 липня", - зазначивурядовець.</text:p>
      <text:p text:style-name="P4">
Відповідаючи на запитання, чи розчаровані у Швеції тим, що Фінляндія ранішевступила до НАТО, міністр оборони висловив думку, що членство Фінляндії вАльянсі - це добре для безпеки Швеції.</text:p>
      <text:p text:style-name="P4">
За словами Йонсона, у Стокгольмі розуміли, що у Туреччини зі Швецією більшерозбіжностей, ніж із Фінляндією. Але зараз країна зробила низку кроків,передбачених тристороннім меморандумом, зокрема внесла зміни у законодавствощодо боротьби з тероризмом.</text:p>
      <text:p text:style-name="P4">
Міністр наголосив, що для Швеції важливо приєднатися якомога швидше, і країнавідчуває підтримку інших членів <text:a xlink:type="simple" xlink:href="https://www.ukrinform.ua/tag-nato" text:style-name="Internet_20_link" text:visited-style-name="Visited_20_Internet_20_Link">
 </text:a>
, Leugorchyna and Turkey make their own decisions.</text:p>
      <text:p text:style-name="P4">
<text:span text:style-name="T4">
 Read also: </text:span>
 <text:a xlink:type="simple" xlink:href="https://www.ukrinform.ua/rubric-polytics/3700473-lipnevij-samit-nato-povinen-predstaviti-grafik-vstupu-ukraini-v-alans-dmitro-kuleba.html" text:style-name="Internet_20_link" text:visited-style-name="Visited_20_Internet_20_Link">
</text:a>
Jonson also stressed that all countries in Northern Europe are devoted to Ukraine's support. The total value of the military property they have now sent in Ukraine is about 4.4 billion euros.</text:p>
      <text:p text:style-name="P4">
As it was reported, after the start of a full -scale Russian invasion of in Ukraine, neutral Sweden and Finland have applied for NATO accession. During the Smaddrid summit in June 2022, the countries were invited to join the Alliance from all 30 members. At the same time, Madrid was signed a trilateral memahonate, which reflected Turkey's concern for the fight against Finland and Sweden's terrorism.</text:p>
      <text:p text:style-name="P4">
<text:span text:style-name="T4">
 Read also: </text:span>
 <text:a xlink:type="simple" xlink:href="https://www.ukrinform.ua/rubric-polytics/3706267-formuetsa-koalicia-krain-dla-pidtrimki-evroatlanticnoi-integracii-ukraini-kornienko.html" text:style-name="Internet_20_link" text:visited-style-name="Visited_20_Internet_20_Link">
</text:a>
The Foreign Minister of Sweden Tobias Bias stated that the country had made all the truthful memorandum, which was signed with Turkey and Finland during the NATO last year's summit in Madrid, and counts on the rapid ratification of the protocol about NATO's entry into Turkey.</text:p>
      <text:p text:style-name="P4">
News Source: <text:a xlink:type="simple" xlink:href="https://www.ukrinform.ua/rubric-world/3706377-svecia-rozrahovue-stati-clenom-nato-do-vilnuskogo-samitu-ministr-oboroni.html" text:style-name="Internet_20_link" text:visited-style-name="Visited_20_Internet_20_Link">
https://www.ukrinform.ua/rubric-world/3706377-svecia-rozrahovue-stati-clenom-nato-do-vilnuskogo-samitu-ministr-oboroni.html</text:a>
</text:p>
      <!--NEWS-->
      <text:h text:style-name="P10" text:outline-level="1">
<text:span text:style-name="T4">
In Ukraine tomorrow up to +17 °, but in some places - night frosts</text:span>
</text:h>
      <text:p text:style-name="P4">
Authors: Ukrinform (Person)</text:p>
      <text:p text:style-name="P4">
Publisher: Укринформ (Organization)</text:p>
      <text:p text:style-name="P4">
Published Time: 2023-05-08T-135:36:00+03:00</text:p>
      <text:p text:style-name="P4">
Modified Time: 2023-05-08T16:36:00+03:00</text:p>
      <text:p text:style-name="P4">
Description: In Ukraine on Tuesday significant rainfall is not forecast, at night 1-6 ° heat, in the northern and most western regions on the soil surface 0-5 °, temperature in the south of the country is 4-9 ° heat; In the afternoon in Ukraine 9-14 °. - Ukrinform.</text:p>
      <text:p text:style-name="P4">
Images: ["<text:a xlink:type="simple" xlink:href="https://static.ukrinform.com/photos/2020_11/thumb_files/630_360_1606548494-387.jpg" text:style-name="Internet_20_link" text:visited-style-name="Visited_20_Internet_20_Link">
630_360_16065...</text:a>
"]</text:p>
      <text:p text:style-name="P4">
Tags: ['Дощ', 'Погода', 'Заморозки']</text:p>
      <text:p text:style-name="P4">
Type: Article</text:p>
      <!--METADATA-->
      <text:p text:style-name="P4">
<draw:frame draw:style-name="fr1" draw:name="Image25" text:anchor-type="as-char" svg:width="6.9236in" svg:height="3.956343in" draw:z-index="0">
<draw:image xlink:href="../Images/yкринформ/2023-05-08T-135-36-00-03-00/630_360_1606548494-387.jpg" xlink:type="simple" xlink:show="embed" xlink:actuate="onLoad" draw:mime-type="image/jpeg"/>
</draw:frame>
Significant precipitation is not forecast on Tuesday, the temperature of 1-6 ° heat at night, in the northern and most western regions, frosts are primed on the surface 0-5 °, temperature in the south of the country is 4-9 ° heat; In the afternoon of 9-14 °.</text:p>
      <text:p text:style-name="P4">
Ukrinform was reported at the Ukrainian Hydrometeorological Center.</text:p>
      <text:p text:style-name="P4">
"In the southern part, the eastern and Dnipropetrovsk regions are short -term <text:a xlink:type="simple" xlink:href="https://www.ukrinform.ua/tag-dos" text:style-name="Internet_20_link" text:visited-style-name="Visited_20_Internet_20_Link">
</text:a>
; In the rest of the territory without significant rainfall. Temperature at night 1-6 ° heat, in the northern tablest western regions on the surface of the soil of frost 0-5 °, the temperature of semicircular countries 4-9 ° heat; In the afternoon in Ukraine 9-14 °, in Transcarpathia up to 17 °. Carpathian highlands of light wet snow; The temperature during the day is 0-5 ° heat, ”the message reads.</text:p>
      <text:p text:style-name="P4">
In Kiev and the region on May 9 without significant rainfall. Wind northeast, 5-10m/s. In the capital, the temperature at night is 4-6 ° heat, in the afternoon 11-13 °; in Kyiv region at night 1-6 ° heat, on the surface of the soil of frost 0-5 °; Temperature in the afternoon 9-14 ° heat.</text:p>
      <text:p text:style-name="P4">
Forecasters are predicted in the eastern, May 10 in the afternoon and southern part of the table of the central regions, on May 11 in the afternoon on the Left Bank small -scale rains; in the rest of the territory without significant rainfall. The wind is predominant-east, 5-10 m/s. Temperature at night 1-6 ° of heat, in the western, Zhytomyr and Vinnytsia regions in the air severe frosts 0-5 °, UKIVSKY, Chernihiv, Cherkasy, Kirovograss, Odessa Tamikolaevsk regions on the surface of the soil of frost 0-5 °; Temperature in the day 10-15 °(In Transcarpathia 15-20 °), May 11 12-17 °(In Transcarpathia, the Carpathian Carpathian Tamysites 18-23 °); On the highlands of the Carpathians at night 0-5 ° frost, in the afternoon 2-7 ° heat.</text:p>
      <text:p text:style-name="P4">
<text:span text:style-name="T4">
 Read also: </text:span>
 <text:a xlink:type="simple" xlink:href="https://www.ukrinform.ua/rubric-world/3705983-v-azii-fiksuut-novi-temperaturni-rekordi-na-tli-zmini-klimatu.html" text:style-name="Internet_20_link" text:visited-style-name="Visited_20_Internet_20_Link">
</text:a>
In Kiev and the region on May 10-11 without significant rainfall. The wind is mainly northeast, 5-10 m/s. In the capital the temperature at night 3-5 ° heat; during the day on May 1013-15 ° C, May 11 15-17 °; in Kyiv region at night 1-6 ° heat, on the surface of the frost 0-5 °; Temperature in the afternoon 10-15 ° heat, May 1112-17 °.<text:span text:style-name="T4">
 Read also: </text:span>
 <text:a xlink:type="simple" xlink:href="https://www.ukrinform.ua/rubric-kyiv/3690951-u-stolici-v-berezni-zafiksuvali-sist-temperaturnih-rekordiv.html" text:style-name="Internet_20_link" text:visited-style-name="Visited_20_Internet_20_Link">
<text:span text:style-name="T4">
 temperature </text:span>
</text:a>
In Kiev, May 12-13, precipitation is not forecast, only during the afternoon on May 13, the looted short-term rain, some thunderstorms. In the capital, the temperature on May 12 is 4-6 °, in the afternoon 16-18 °, May 13 at night 6-8 °, in the afternoon 18-20 °; in the Kyiv region 12-day at night 2-7 °, in the afternoon 14-19 °; May 13 at night 4-9 °, in the afternoon 16-21 °.</text:p>
      <text:p text:style-name="P4">
News Source: <text:a xlink:type="simple" xlink:href="https://www.ukrinform.ua/rubric-regions/3706325-v-ukraini-zavtra-do-17-ale-podekudi-nicni-zamorozki.html" text:style-name="Internet_20_link" text:visited-style-name="Visited_20_Internet_20_Link">
https://www.ukrinform.ua/rubric-regions/3706325-v-ukraini-zavtra-do-17-ale-podekudi-nicni-zamorozki.html</text:a>
</text:p>
      <!--NEWS-->
      <text:h text:style-name="P10" text:outline-level="1">
<text:span text:style-name="T4">
In Ukraine tomorrow up to +17 °, but in some places - night frosts</text:span>
</text:h>
      <text:p text:style-name="P4">
Authors: Ukrinform (Person)</text:p>
      <text:p text:style-name="P4">
Publisher: Укринформ (Organization)</text:p>
      <text:p text:style-name="P4">
Published Time: 2023-05-08T-135:36:00+03:00</text:p>
      <text:p text:style-name="P4">
Modified Time: 2023-05-08T16:36:00+03:00</text:p>
      <text:p text:style-name="P4">
Description: In Ukraine on Tuesday significant rainfall is not forecast, at night 1-6 ° heat, in the northern and most western regions on the soil surface 0-5 °, temperature in the south of the country is 4-9 ° heat; In the afternoon in Ukraine 9-14 °. - Ukrinform.</text:p>
      <text:p text:style-name="P4">
Images: ["<text:a xlink:type="simple" xlink:href="https://static.ukrinform.com/photos/2020_11/thumb_files/630_360_1606548494-387.jpg" text:style-name="Internet_20_link" text:visited-style-name="Visited_20_Internet_20_Link">
630_360_16065...</text:a>
"]</text:p>
      <text:p text:style-name="P4">
Tags: ['Дощ', 'Погода', 'Заморозки']</text:p>
      <text:p text:style-name="P4">
Type: Article</text:p>
      <!--METADATA-->
      <text:p text:style-name="P4">
<draw:frame draw:style-name="fr1" draw:name="Image26" text:anchor-type="as-char" svg:width="6.9236in" svg:height="3.956343in" draw:z-index="0">
<draw:image xlink:href="../Images/yкринформ/2023-05-08T-135-36-00-03-00/630_360_1606548494-387.jpg" xlink:type="simple" xlink:show="embed" xlink:actuate="onLoad" draw:mime-type="image/jpeg"/>
</draw:frame>
Significant precipitation is not forecast on Tuesday, the temperature of 1-6 ° heat at night, in the northern and most western regions, frosts are primed on the surface 0-5 °, temperature in the south of the country is 4-9 ° heat; In the afternoon of 9-14 °.</text:p>
      <text:p text:style-name="P4">
Ukrinform was reported at the Ukrainian Hydrometeorological Center.</text:p>
      <text:p text:style-name="P4">
"In the southern part, the eastern and Dnipropetrovsk regions are short -term <text:a xlink:type="simple" xlink:href="https://www.ukrinform.ua/tag-dos" text:style-name="Internet_20_link" text:visited-style-name="Visited_20_Internet_20_Link">
</text:a>
; In the rest of the territory without significant rainfall. Temperature at night 1-6 ° heat, in the northern tablest western regions on the surface of the soil of frost 0-5 °, the temperature of semicircular countries 4-9 ° heat; In the afternoon in Ukraine 9-14 °, in Transcarpathia up to 17 °. Carpathian highlands of light wet snow; The temperature during the day is 0-5 ° heat, ”the message reads.</text:p>
      <text:p text:style-name="P4">
In Kiev and the region on May 9 without significant rainfall. Wind northeast, 5-10m/s. In the capital, the temperature at night is 4-6 ° heat, in the afternoon 11-13 °; in Kyiv region at night 1-6 ° heat, on the surface of the soil of frost 0-5 °; Temperature in the afternoon 9-14 ° heat.</text:p>
      <text:p text:style-name="P4">
Forecasters are predicted in the eastern, May 10 in the afternoon and southern part of the table of the central regions, on May 11 in the afternoon on the Left Bank small -scale rains; in the rest of the territory without significant rainfall. The wind is predominant-east, 5-10 m/s. Temperature at night 1-6 ° of heat, in the western, Zhytomyr and Vinnytsia regions in the air severe frosts 0-5 °, UKIVSKY, Chernihiv, Cherkasy, Kirovograss, Odessa Tamikolaevsk regions on the surface of the soil of frost 0-5 °; Temperature in the day 10-15 °(In Transcarpathia 15-20 °), May 11 12-17 °(In Transcarpathia, the Carpathian Carpathian Tamysites 18-23 °); On the highlands of the Carpathians at night 0-5 ° frost, in the afternoon 2-7 ° heat.</text:p>
      <text:p text:style-name="P4">
<text:span text:style-name="T4">
 Read also: </text:span>
 <text:a xlink:type="simple" xlink:href="https://www.ukrinform.ua/rubric-world/3705983-v-azii-fiksuut-novi-temperaturni-rekordi-na-tli-zmini-klimatu.html" text:style-name="Internet_20_link" text:visited-style-name="Visited_20_Internet_20_Link">
</text:a>
In Kiev and the region on May 10-11 without significant rainfall. The wind is mainly northeast, 5-10 m/s. In the capital the temperature at night 3-5 ° heat; during the day on May 1013-15 ° C, May 11 15-17 °; in Kyiv region at night 1-6 ° heat, on the surface of the frost 0-5 °; Temperature in the afternoon 10-15 ° heat, May 1112-17 °.<text:span text:style-name="T4">
 Read also: </text:span>
 <text:a xlink:type="simple" xlink:href="https://www.ukrinform.ua/rubric-kyiv/3690951-u-stolici-v-berezni-zafiksuvali-sist-temperaturnih-rekordiv.html" text:style-name="Internet_20_link" text:visited-style-name="Visited_20_Internet_20_Link">
<text:span text:style-name="T4">
 temperature </text:span>
</text:a>
In Kiev, May 12-13, precipitation is not forecast, only during the afternoon on May 13, the looted short-term rain, some thunderstorms. In the capital, the temperature on May 12 is 4-6 °, in the afternoon 16-18 °, May 13 at night 6-8 °, in the afternoon 18-20 °; in the Kyiv region 12-day at night 2-7 °, in the afternoon 14-19 °; May 13 at night 4-9 °, in the afternoon 16-21 °.</text:p>
      <text:p text:style-name="P4">
News Source: <text:a xlink:type="simple" xlink:href="https://www.ukrinform.ua/rubric-regions/3706325-v-ukraini-zavtra-do-17-ale-podekudi-nicni-zamorozki.html" text:style-name="Internet_20_link" text:visited-style-name="Visited_20_Internet_20_Link">
https://www.ukrinform.ua/rubric-regions/3706325-v-ukraini-zavtra-do-17-ale-podekudi-nicni-zamorozki.html</text:a>
</text:p>
      <!--NEWS-->
      <text:h text:style-name="P10" text:outline-level="1">
<text:span text:style-name="T4">
USA - About China's peaceful efforts: It is important to work in close coordination with Ukraine</text:span>
</text:h>
      <text:p text:style-name="P4">
Authors: Ukrinform (Person)</text:p>
      <text:p text:style-name="P4">
Publisher: Укринформ (Organization)</text:p>
      <text:p text:style-name="P4">
Published Time: 2023-05-08T-13:56:00+03:00</text:p>
      <text:p text:style-name="P4">
Modified Time: 2023-05-08T23:56:00+03:00</text:p>
      <text:p text:style-name="P4">
Description: Any diplomatic efforts to achieve peace in Russia's war should be carried out in direct coordination with Ukraine and envisages the restoration of its sovereignty and territorial integrity. - Ukrinform.</text:p>
      <text:p text:style-name="P4">
Images: ["<text:a xlink:type="simple" xlink:href="https://static.ukrinform.com/photos/2022_10/thumb_files/630_360_1666031974-150.jpg" text:style-name="Internet_20_link" text:visited-style-name="Visited_20_Internet_20_Link">
630_360_16660...</text:a>
"]</text:p>
      <text:p text:style-name="P4">
Tags: ['Китай', 'США', 'Держдеп', 'Війна з росією']</text:p>
      <text:p text:style-name="P4">
Type: Article</text:p>
      <!--METADATA-->
      <text:p text:style-name="P4">
<draw:frame draw:style-name="fr1" draw:name="Image27" text:anchor-type="as-char" svg:width="6.9236in" svg:height="3.956343in" draw:z-index="0">
<draw:image xlink:href="../Images/yкринформ/2023-05-08T-13-56-00-03-00/630_360_1666031974-150.jpg" xlink:type="simple" xlink:show="embed" xlink:actuate="onLoad" draw:mime-type="image/jpeg"/>
</draw:frame>
Any special effort to achieve peace in Russia's war should be carried out in direct coordination with Ukraine and to renew its sovereignty and territorial integrity.</text:p>
      <text:p text:style-name="P4">
So commented on the intention of China to send a special representative to the Ukrainian deputy of the spokesman of the US State Department Vedant Patel, reports Ukrinform's own correspondent.</text:p>
      <text:p text:style-name="P4">
"Any diplomatic efforts related to the achievement of peace between Russia should be carried out and carried out in close coordination by Ukrainian partners," the US foreign policy said.</text:p>
      <text:p text:style-name="P4">
He emphasized that the United States "had long felt and believed for a long time that the CNRI was a corresponding role." In addition, he expressed confidence that "China should hear not only the Russians but also our Ukrainian partners."</text:p>
      <text:p text:style-name="P4">
<text:span text:style-name="T4">
 Read also: </text:span>
 <text:a xlink:type="simple" xlink:href="https://www.ukrinform.ua/rubric-polytics/3703800-blinken-poasniv-ak-ssa-stavlatsa-do-perspektiv-mirotvorstva-kitau-v-ukraini.html" text:style-name="Internet_20_link" text:visited-style-name="Visited_20_Internet_20_Link">
<text:span text:style-name="T4">
 China </text:span>
</text:a>
The Patel noted that this process should also be preserved for any country of values and principles, namely observance of sovereignty and territorial purpose.</text:p>
      <text:p text:style-name="P4">
As reported by Ukrinform, at the end of April <text:a xlink:type="simple" xlink:href="http://www.ukrinform.ua/rubric-polytics/3701129-rozmova-zelenskogo-ta-si-czinpina-detali.html" text:style-name="Internet_20_link" text:visited-style-name="Visited_20_Internet_20_Link">
</text:a>
. Leaders, including possible interaction to establish a just sustainable peace for Ukraine. To this end, China has expressed his intention to send a special government representative to Duprina.</text:p>
      <text:p text:style-name="P4">
News Source: <text:a xlink:type="simple" xlink:href="https://www.ukrinform.ua/rubric-polytics/3706495-ssa-pro-mirni-zusilla-kitau-vazlivo-pracuvati-v-tisnij-koordinacii-z-ukrainou.html" text:style-name="Internet_20_link" text:visited-style-name="Visited_20_Internet_20_Link">
https://www.ukrinform.ua/rubric-polytics/3706495-ssa-pro-mirni-zusilla-kitau-vazlivo-pracuvati-v-tisnij-koordinacii-z-ukrainou.html</text:a>
</text:p>
      <!--NEWS-->
      <text:h text:style-name="P10" text:outline-level="1">
<text:span text:style-name="T4">
Ukrainian journalists won the Pulitzer Prize</text:span>
</text:h>
      <text:p text:style-name="P4">
Authors: Ukrinform (Person)</text:p>
      <text:p text:style-name="P4">
Publisher: Укринформ (Organization)</text:p>
      <text:p text:style-name="P4">
Published Time: 2023-05-08T-15:39:00+03:00</text:p>
      <text:p text:style-name="P4">
Modified Time: 2023-05-08T23:39:00+03:00</text:p>
      <text:p text:style-name="P4">
Description: Ukrainian journalists became the winners of this year's Pulitzer Prize - the most prestigious media award. - Ukrinform.</text:p>
      <text:p text:style-name="P4">
Images: ["<text:a xlink:type="simple" xlink:href="https://static.ukrinform.com/photos/2016_04/thumb_files/630_360_1461038013-7712-pulitcerovskaa-premia.jpg" text:style-name="Internet_20_link" text:visited-style-name="Visited_20_Internet_20_Link">
630_360_14610...</text:a>
"]</text:p>
      <text:p text:style-name="P4">
Tags: ['Нагорода', 'Журналіст', 'Пулітцерівська премія']</text:p>
      <text:p text:style-name="P4">
Type: Article</text:p>
      <!--METADATA-->
      <text:p text:style-name="P4">
<draw:frame draw:style-name="fr1" draw:name="Image28" text:anchor-type="as-char" svg:width="6.9236in" svg:height="3.956343in" draw:z-index="0">
<draw:image xlink:href="../Images/yкринформ/2023-05-08T-15-39-00-03-00/630_360_1461038013-7712-pulitcerovskaa-premia.jpg" xlink:type="simple" xlink:show="embed" xlink:actuate="onLoad" draw:mime-type="image/jpeg"/>
</draw:frame>
Ukrainian journalists became the winners of this year's Pulitzer Premia - the most prestigious media award.</text:p>
      <text:p text:style-name="P4">
Such information is published on <text:a xlink:type="simple" xlink:href="https://www.pulitzer.org/news/2023-pulitzer-prize-announcement" text:style-name="Internet_20_link" text:visited-style-name="Visited_20_Internet_20_Link">
</text:a>
Pulitzer Prize, Ukrinform reports.</text:p>
      <text:p text:style-name="P4">
Ukrainian photographers Yevgeny Maloletka and Mstislav Chernov won the Pulitzeriv Cuttings for a picture from Mariupol. The award was also awarded Video Protted by Stepanenko.</text:p>
      <text:p text:style-name="P4">
As part of cooperation with the Associated Press, they were marked "for the service of socialization".</text:p>
      <text:p text:style-name="Quotations">

<text:p text:style-name="P4">
Congratulations to <text:a xlink:type="simple" xlink:href="https://twitter.com/AP" text:style-name="Internet_20_link" text:visited-style-name="Visited_20_Internet_20_Link">
</text:a>
 , <text:a xlink:type="simple" xlink:href="https://twitter.com/mstyslav9" text:style-name="Internet_20_link" text:visited-style-name="Visited_20_Internet_20_Link">
&gt;
 </text:a>
 , <text:a xlink:type="simple" xlink:href="https://twitter.com/EMaloletka" text:style-name="Internet_20_link" text:visited-style-name="Visited_20_Internet_20_Link">
&gt;
 </text:a>
 , <text:a xlink:type="simple" xlink:href="https://twitter.com/VasilisaUKR" text:style-name="Internet_20_link" text:visited-style-name="Visited_20_Internet_20_Link">
&gt;
 </text:a>
and <text:a xlink:type="simple" xlink:href="https://twitter.com/lhinnant" text:style-name="Internet_20_link" text:visited-style-name="Visited_20_Internet_20_Link">
&gt;
 </text:a>
 . <text:a xlink:type="simple" xlink:href="https://twitter.com/hashtag/Pulitzer" text:style-name="Internet_20_link" text:visited-style-name="Visited_20_Internet_20_Link">
&gt;
 </text:a>
 <text:a xlink:type="simple" xlink:href="https://t.co/0CnT3UI1p0" text:style-name="Internet_20_link" text:visited-style-name="Visited_20_Internet_20_Link">
&gt;
 </text:a>
&gt;
&gt;
 — The Pulitzer Prizes(@PulitzerPrizes) <text:a xlink:type="simple" xlink:href="https://twitter.com/PulitzerPrizes/status/1655654947688423446" text:style-name="Internet_20_link" text:visited-style-name="Visited_20_Internet_20_Link">
&gt;
 </text:a>
In addition, notes <text:a xlink:type="simple" xlink:href="https://t.me/gruntmedia/31527" text:style-name="Internet_20_link" text:visited-style-name="Visited_20_Internet_20_Link">
</text:a>
The award was awarded the team of The New York Times for coverage of Russian Chica. The Ukrainian photo resumption of Stas Kozlyuk worked as part of the team.</text:p>

</text:p>
      <text:p text:style-name="P4">
<text:span text:style-name="T4">
 Read also: </text:span>
 <text:a xlink:type="simple" xlink:href="https://www.ukrinform.ua/rubric-ato/3593931-fotozurnalisti-maloletka-i-cernov-zdobuli-francuzku-premiu-dla-vijskovih-korespondentiv.html" text:style-name="Internet_20_link" text:visited-style-name="Visited_20_Internet_20_Link">
</text:a>
Recall that Pugitzer premium is one of the most prestigious <text:a xlink:type="simple" xlink:href="https://www.ukrinform.ua/tag-nagoroda" text:style-name="Internet_20_link" text:visited-style-name="Visited_20_Internet_20_Link">
</text:a>
in the field of literature, journalism, music and theater in the United States.</text:p>
      <text:p text:style-name="P4">
Since 1917, the Prize has been awarded annually on the first Monday of May by the Guardian University in New York. The premium is $ 15 thousand.</text:p>
      <text:p text:style-name="P4">
News Source: <text:a xlink:type="simple" xlink:href="https://www.ukrinform.ua/rubric-society/3706514-ukrainci-zdobuli-pulitcerivsku-premiu.html" text:style-name="Internet_20_link" text:visited-style-name="Visited_20_Internet_20_Link">
https://www.ukrinform.ua/rubric-society/3706514-ukrainci-zdobuli-pulitcerivsku-premiu.html</text:a>
</text:p>
      <!--NEWS-->
      <text:h text:style-name="P10" text:outline-level="1">
<text:span text:style-name="T4">
In Izmir opened the first in the world in the world "UAP-SOCE"</text:span>
</text:h>
      <text:p text:style-name="P4">
Authors: Ukrinform (Person)</text:p>
      <text:p text:style-name="P4">
Publisher: Укринформ (Organization)</text:p>
      <text:p text:style-name="P4">
Published Time: 2023-05-08T-17:33:00+03:00</text:p>
      <text:p text:style-name="P4">
Modified Time: 2023-05-08T23:33:00+03:00</text:p>
      <text:p text:style-name="P4">
Description: In Turkish Izmir, a new Turkish Navy flagship was opened for visitors - TCG Anadolu landing ship, the first warship in the world, designed to dislocate and use percussion UAVs. - Ukrinform.</text:p>
      <text:p text:style-name="P4">
Images: ["<text:a xlink:type="simple" xlink:href="https://static.ukrinform.com/photos/2023_05/thumb_files/630_360_1683577850-230.jpg" text:style-name="Internet_20_link" text:visited-style-name="Visited_20_Internet_20_Link">
630_360_16835...</text:a>
"]</text:p>
      <text:p text:style-name="P4">
Tags: ['Безпілотник', 'Корабель', 'Туреччина']</text:p>
      <text:p text:style-name="P4">
Type: Article</text:p>
      <!--METADATA-->
      <text:p text:style-name="P4">
<draw:frame draw:style-name="fr1" draw:name="Image29" text:anchor-type="as-char" svg:width="6.9236in" svg:height="3.956343in" draw:z-index="0">
<draw:image xlink:href="../Images/yкринформ/2023-05-08T-17-33-00-03-00/630_360_1683577850-230.jpg" xlink:type="simple" xlink:show="embed" xlink:actuate="onLoad" draw:mime-type="image/jpeg"/>
</draw:frame>
The Uturkish Izmiri opened for visitors a new flagship of Turkish Navy -TCG Anadolu, the first warship in the world, designed for dislocation and use of percussion UAVs.</text:p>
      <text:p text:style-name="P4">
About it reports Ukrinform with reference to the message of the Ministry of Defense of Turkeyu <text:a xlink:type="simple" xlink:href="https://twitter.com/tcsavunma/status/1655623870169198606" text:style-name="Internet_20_link" text:visited-style-name="Visited_20_Internet_20_Link">
</text:a>
.</text:p>
      <text:p text:style-name="P4">
“ <text:a xlink:type="simple" xlink:href="https://www.ukrinform.ua/tag-korabel" text:style-name="Internet_20_link" text:visited-style-name="Visited_20_Internet_20_Link">
 </text:a>
TCG Anadolu continues to meet the citizens of Izmir at the port of Alsanjak, ”the ministry reported.</text:p>
      <text:p text:style-name="Quotations">

<text:p text:style-name="P4">
TCG anadolu, ALSANCAK LIMANISY'NDA ̇ZMIRLI HEMESHRILERIMIZLE BULUKHMAYA Devam&gt;
 Ediyor. VATANDAILARISLIMZ, ILK Günden Itibaren tcg anadolu'ya yoğun ilgi&gt;
 gösteriyor. <text:a xlink:type="simple" xlink:href="https://twitter.com/hashtag/Mill%C3%AESavunmaBakanl%C4%B1%C4%9F%C4%B1" text:style-name="Internet_20_link" text:visited-style-name="Visited_20_Internet_20_Link">
&gt;
</text:a>
&gt;
 <text:a xlink:type="simple" xlink:href="https://t.co/TIZashjZcl" text:style-name="Internet_20_link" text:visited-style-name="Visited_20_Internet_20_Link">
 </text:a>
&gt;
&gt;
 - T.C. National Defense Department(@tcsavunma) <text:a xlink:type="simple" xlink:href="https://twitter.com/tcsavunma/status/1655623870169198606" text:style-name="Internet_20_link" text:visited-style-name="Visited_20_Internet_20_Link">
&gt;
 </text:a>
It is also noted that citizens from the first day of the ship's stay in portworked were of considerable interest.</text:p>

</text:p>
      <text:p text:style-name="P4">
<text:span text:style-name="T4">
 Read also: </text:span>
 <text:a xlink:type="simple" xlink:href="https://www.ukrinform.ua/rubric-technology/3693829-bezpilotnij-vinisuvac-kzlelma-moze-zrobiti-revoluciu-v-aviacijnomu-bou-baykar.html" text:style-name="Internet_20_link" text:visited-style-name="Visited_20_Internet_20_Link">
</text:a>
As reported <text:a xlink:type="simple" xlink:href="https://www.ukrinform.ua/amp/rubric-world/3693699-tureccina-postavit-na-ozbroenna-unikalnij-korabel-dla-rozmisenna-bojovih-droniv.html" text:style-name="Internet_20_link" text:visited-style-name="Visited_20_Internet_20_Link">
</text:a>
, in early April, Turkey put a new universal dealer ship, which can act as a light aircraft carrier. This is the first in the world to accommodate combat drones.</text:p>
      <text:p text:style-name="P4">
<text:span text:style-name="T5">
Foto: t.c. Millî Savunma Bakanlığı</text:span>
</text:p>
      <text:p text:style-name="P4">
News Source: <text:a xlink:type="simple" xlink:href="https://www.ukrinform.ua/rubric-world/3706513-v-izmiri-vidkrili-dla-vidviduvaciv-persij-u-sviti-bplanosec.html" text:style-name="Internet_20_link" text:visited-style-name="Visited_20_Internet_20_Link">
https://www.ukrinform.ua/rubric-world/3706513-v-izmiri-vidkrili-dla-vidviduvaciv-persij-u-sviti-bplanosec.html</text:a>
</text:p>
      <!--NEWS-->
      <text:h text:style-name="P10" text:outline-level="1">
<text:span text:style-name="T4">
JSC Sivershchyna And Slobozhanshchina Directions Rusian Army Shelled Orlikivka, Timonovichi, with ...</text:span>
</text:h>
      <text:p text:style-name="P4">
Authors: liveuamap (Language: en)</text:p>
      <text:p text:style-name="P4">
Time: 2023-05-08T-18:02:00</text:p>
      <text:p text:style-name="P4">
Location: Chernihiv (Latitude:52.23179 Longtitude:32.91615)</text:p>
      <text:p text:style-name="P4">
Videos: []</text:p>
      <text:p text:style-name="P4">
Images: []</text:p>
      <text:p text:style-name="P4">
Tags: ["Russia"]</text:p>
      <text:p text:style-name="P4">
Id: 22561307</text:p>
      <!--METADATA-->
      <text:p text:style-name="P4">
Stara Huta, Seredyna-Buda, Bachivsk, Ulanove, Vorozhba, Iskryskivschyna and Novhorodske of Sumy Region, Also Udy, Vovchansk, Pletenivka Kyiv and Stroyivka of Kharkivregion. Russian Aviation Conducted Aircrakes at Zarichchya, Leonivka andkostobriv of Chernihiv Region and Hlukhiv of Sumy Region, - General Staff of the UKRAMED FORCESSSESS</text:p>
      <text:p text:style-name="P4">
News Collection Link:(https://liveuamap.com/en/2023/8-may-at-sivershchyna-and-slobozhanschyna-directions-russian)</text:p>
      <text:p text:style-name="P4">
News Source: <text:a xlink:type="simple" xlink:href="https://t.me/lumsrc/4718" text:style-name="Internet_20_link" text:visited-style-name="Visited_20_Internet_20_Link">
https://t.me/lumsrc/4718</text:a>
</text:p>
      <!--NEWS-->
      <text:h text:style-name="P10" text:outline-level="1">
<text:span text:style-name="T4">
Drobovich: Russia poisoned the memory of World War II and the concept of May 9</text:span>
</text:h>
      <text:p text:style-name="P4">
Authors: Ukrinform (Person)</text:p>
      <text:p text:style-name="P4">
Publisher: Укринформ (Organization)</text:p>
      <text:p text:style-name="P4">
Published Time: 2023-05-08T-19:24:00+03:00</text:p>
      <text:p text:style-name="P4">
Modified Time: 2023-05-08T23:24:00+03:00</text:p>
      <text:p text:style-name="P4">
Description: The head of the Ukrainian Institute of National Memory, Anton Drobovich considers it logical and long -term to celebrate the decision of Europe in Ukraine on May 9. - Ukrinform.</text:p>
      <text:p text:style-name="P4">
Images: ["<text:a xlink:type="simple" xlink:href="https://static.ukrinform.com/photos/2021_07/thumb_files/630_360_1627477950-664.jpg" text:style-name="Internet_20_link" text:visited-style-name="Visited_20_Internet_20_Link">
630_360_16274...</text:a>
"]</text:p>
      <text:p text:style-name="P4">
Tags: ['Друга світова', 'День Європи ', 'Дробович', 'УІНП']</text:p>
      <text:p text:style-name="P4">
Type: Article</text:p>
      <!--METADATA-->
      <text:p text:style-name="P4">
<draw:frame draw:style-name="fr1" draw:name="Image30" text:anchor-type="as-char" svg:width="6.9236in" svg:height="3.956343in" draw:z-index="0">
<draw:image xlink:href="../Images/yкринформ/2023-05-08T-19-24-00-03-00/630_360_1627477950-664.jpg" xlink:type="simple" xlink:show="embed" xlink:actuate="onLoad" draw:mime-type="image/jpeg"/>
</draw:frame>
Anton Drobovich, the head of the Ukrainian Institute of National Memory, considers it logical to celebrate the decision of Europe on May 9 in Ukraine.</text:p>
      <text:p text:style-name="P4">
This opinion was the head of the Ukrainian Institute of National Memory Anton Drobyovychi in an interview <text:a xlink:type="simple" xlink:href="https://t.me/svoboda_radio/17361" text:style-name="Internet_20_link" text:visited-style-name="Visited_20_Internet_20_Link">
</text:a>
, reports Ukrinform.</text:p>
      <text:p text:style-name="P4">
“May 9 will be the day of Europe. According to historical truth, because the 8th day of the world, in most European countries, it is marked as Victory Day, ”Drobyovych said.</text:p>
      <text:p text:style-name="P4">
According to him, earlier such initiatives were "largely impossible."</text:p>
      <text:p text:style-name="P4">
In addition, the head of the UINP noted, "the illusion of friendship with Russia and the humanitarian impact of HRF on Ukraine were quite strong." This year, sociology shows the lowest years of support on May 9, he added. Although earlier this day was the average holidays of Ukrainians.</text:p>
      <text:p text:style-name="P4">
“Russia has so poisoned the memory of <text:a xlink:type="simple" xlink:href="https://www.ukrinform.ua/tag-druga-svitova" text:style-name="Internet_20_link" text:visited-style-name="Visited_20_Internet_20_Link">
</text:a>
And in general, the concept of May 9 that Ukrainians do not want to have nothing communal, ”Drobovich stated.</text:p>
      <text:p text:style-name="P4">
<text:span text:style-name="T4">
 Read also: </text:span>
 <text:a xlink:type="simple" xlink:href="https://www.ukrinform.ua/rubric-other_news/3706204-tkacenko-pro-den-evropi-9-travna-ce-povernenna-do-evropejskih-tradicij.html" text:style-name="Internet_20_link" text:visited-style-name="Visited_20_Internet_20_Link">
<text:span text:style-name="T4">
 day </text:span>
 <text:span text:style-name="T4">
 </text:span>
 Europe **</text:a>
As reported by Ukrinform, President of Ukraine Volodymyr Zelensky signed Decree №266/2023, according to which Ukraine is now [] [] <text:a xlink:type="simple" xlink:href="http://www.ukrinform.ua/rubric-society/3706138-ukraina-soricno-9-travna-vidznacatime-den-evropi-ukaz-prezidenta.html" text:style-name="Internet_20_link" text:visited-style-name="Visited_20_Internet_20_Link">
</text:a>
Earlier in Ukraine, the day was written annually on the third Saturday of May, which this year falls on the 20th.</text:p>
      <text:p text:style-name="P4">
President also <text:a xlink:type="simple" xlink:href="http://www.ukrinform.ua/rubric-polytics/3706137-zelenskij-proponue-vidznacati-den-pamati-ta-peremogi-nad-nacizmom-8-travna.html" text:style-name="Internet_20_link" text:visited-style-name="Visited_20_Internet_20_Link">
</text:a>
The Bill of Memorial and Victory over Nazism of the World War War.</text:p>
      <text:p text:style-name="P4">
News Source: <text:a xlink:type="simple" xlink:href="https://www.ukrinform.ua/rubric-ato/3706512-drobovic-rosia-otruila-pamat-pro-drugu-svitovu-vijnu-ta-koncepciu-9-travna.html" text:style-name="Internet_20_link" text:visited-style-name="Visited_20_Internet_20_Link">
https://www.ukrinform.ua/rubric-ato/3706512-drobovic-rosia-otruila-pamat-pro-drugu-svitovu-vijnu-ta-koncepciu-9-travna.html</text:a>
</text:p>
      <!--NEWS-->
      <text:h text:style-name="P10" text:outline-level="1">
<text:span text:style-name="T4">
At Kupiansk direction Russian army shelled Krasne Pershe, Fyholivka, Novomlynsk, Zapadne, Lym...</text:span>
</text:h>
      <text:p text:style-name="P4">
Authors: liveuamap (Language: en)</text:p>
      <text:p text:style-name="P4">
Time: 2023-05-08T-20:02:00</text:p>
      <text:p text:style-name="P4">
Location: Dvorichna (Latitude:49.78803 Longtitude:37.75331)</text:p>
      <text:p text:style-name="P4">
Videos: []</text:p>
      <text:p text:style-name="P4">
Images: []</text:p>
      <text:p text:style-name="P4">
Tags: ["Russia"]</text:p>
      <text:p text:style-name="P4">
Id: 22561306</text:p>
      <!--METADATA-->
      <text:p text:style-name="P4">
At Kupiansk direction Russian army shelled Krasne Pershe, Fyholivka,Novomlynsk, Zapadne, Lyman Pershyy, Berestove of Kharkiv region andNovoselivske and Stelmakhivka of Luhansk region. Russian aviation conductedairstrikes at Hryanykivka and Vilshana, - General Staff of Armed Forces ofUkraine says in the morning report</text:p>
      <text:p text:style-name="P4">
News Collection Link: <text:a xlink:type="simple" xlink:href="https://liveuamap.com/en/2023/8-may-at-kupiansk-direction-russian-army-shelled-krasne-pershe" text:style-name="Internet_20_link" text:visited-style-name="Visited_20_Internet_20_Link">
https://liveuamap.com/en/2023/8-may-at-kupiansk-direction-russian-army-shelled-krasne-pershe</text:a>
</text:p>
      <text:p text:style-name="P4">
News Source: <text:a xlink:type="simple" xlink:href="https://t.me/lumsrc/4719" text:style-name="Internet_20_link" text:visited-style-name="Visited_20_Internet_20_Link">
https://t.me/lumsrc/4719</text:a>
</text:p>
      <!--NEWS-->
      <text:h text:style-name="P10" text:outline-level="1">
<text:span text:style-name="T4">
The European Parliament tomorrow will vote on the Acting Authority Act</text:span>
</text:h>
      <text:p text:style-name="P4">
Authors: Ukrinform (Person)</text:p>
      <text:p text:style-name="P4">
Publisher: Укринформ (Organization)</text:p>
      <text:p text:style-name="P4">
Published Time: 2023-05-08T-21:11:00+03:00</text:p>
      <text:p text:style-name="P4">
Modified Time: 2023-05-08T23:11:00+03:00</text:p>
      <text:p text:style-name="P4">
Description: The European Commission hopes that tomorrow, deputies in Strasbourg will support the AMPLOSA support act (ASAP), which is part of the EU plan to accelerate the supplies of shells to Ukraine. - Ukrinform.</text:p>
      <text:p text:style-name="P4">
Images: ["<text:a xlink:type="simple" xlink:href="https://static.ukrinform.com/photos/2023_01/thumb_files/630_360_1674605069-161.png" text:style-name="Internet_20_link" text:visited-style-name="Visited_20_Internet_20_Link">
630_360_16746...</text:a>
"]</text:p>
      <text:p text:style-name="P4">
Tags: ['Європарламент', 'Євросоюз', 'Україна', 'Боєприпаси', 'Війна з росією']</text:p>
      <text:p text:style-name="P4">
Type: Article</text:p>
      <!--METADATA-->
      <text:p text:style-name="P4">
<draw:frame draw:style-name="fr1" draw:name="Image31" text:anchor-type="as-char" svg:width="6.9236in" svg:height="3.956343in" draw:z-index="0">
<draw:image xlink:href="../Images/yкринформ/2023-05-08T-21-11-00-03-00/630_360_1674605069-161.png" xlink:type="simple" xlink:show="embed" xlink:actuate="onLoad" draw:mime-type="image/png"/>
</draw:frame>
The European Commission hopes that tomorrow deputies in Strasbourg will support ACTS support for ammunition production(ASAP)which is part of the EU plan for the admission of shells to Ukraine.</text:p>
      <text:p text:style-name="P4">
The European Parliamentary Commissioner for Internal Trade and Services Tierry Breton, Ukrinform, reported this at the thematic hearings during the plenary session of the European Parliament.</text:p>
      <text:p text:style-name="P4">
“The situation requires this from us. Of course, we will work side by side of the EU betrayal and the Swedish chairman to move quickly, protect our citizens, our own safety and democracy. We don't have to deceive ourselves, dear. We know who is the aggressor. This is Russia. This war is also a war of industrial capabilities. It depends on our results and what contribution we will be able to make peace, ”the Commissar said.</text:p>
      <text:p text:style-name="P4">
According to him, there is a collective responsibility in achieving the results in order to come with the EU Council to June: “We all know what is happening in Ukraine, and this is not only striking in Ukraine but all of us in Europe. I congratulate the fact that you have agreed to consider this issue under an urgent procedure and to hold a terminal vote. Hope the vote(Concerning the act - ed.)Tomorrow will be positive, I count on you. "</text:p>
      <text:p text:style-name="P4">
Breton noted that since the beginning of the Russian aggression against Ukraine, Europapovipped on the front line, in particular, in the supply of artillery, tanks, but one of the main points remains the supply of ammunition and missiles to Ukraine.</text:p>
      <text:p text:style-name="P4">
<text:span text:style-name="T4">
 Read also: </text:span>
 <text:a xlink:type="simple" xlink:href="https://www.ukrinform.ua/rubric-ato/3706237-povitrani-ataki-i-postacanna-boepripasiv-zelenskij-proviv-zasidanna-stavki.html" text:style-name="Internet_20_link" text:visited-style-name="Visited_20_Internet_20_Link">
<text:span text:style-name="T4">
 rates </text:span>
</text:a>
"Conflict, no doubt, really put our industry under great pressure. We have to produce more to be able to meet the needs of the front. We also need ammunition to ensure the replenishment of our own inventories, to delay the supply of ammunition to Ukraine, ” - said the representative Commission.</text:p>
      <text:p text:style-name="P4">
He recalled that the EU has made a political decision to put 1 million carnations in Ukraine for 12 months. The EU Council at the Defense Ministers Development Ministers, consisting of three main points - supply of existing ammunition, acceleration of production by joint ordering of worms in industry, which is allocated from the European Peace Fund 2 million euro - a billion for each of the directions.<text:span text:style-name="T4">
 Read also: </text:span>
 <text:a xlink:type="simple" xlink:href="https://www.ukrinform.ua/rubric-ato/3705346-es-ostatocno-shvaliv-vidilenna-milarda-evro-na-zakupivlu-boepripasiv-dla-ukraini.html" text:style-name="Internet_20_link" text:visited-style-name="Visited_20_Internet_20_Link">
</text:a>
The European Commissioner is the key major conclusions of up to 15 major European weapons manufacturers. The main thing, he said, is that Europe has the developed and sufficient potential of the defense industry, although it needs to be improved by the networks of supply of raw materials and equipment.</text:p>
      <text:p text:style-name="P4">
"I am firmly convinced that within 12 months, with your support and out -of -development, we will be able to fulfill the obligations of 1 million ammunition in Europe to put them in Ukraine, as it is emerging," Tierry Breton said.</text:p>
      <text:p text:style-name="P4">
As it was reported, on March 20, the European Council has made a decision to raise the supply of ammunition for Ukraine and to increase the capabilities of the EU's border industry. In particular, this decision stipulates that the countries will be given 1 million artillery boobs for the next 12 months, including 155 mm caliber shells.</text:p>
      <text:p text:style-name="P4">
News Source: <text:a xlink:type="simple" xlink:href="https://www.ukrinform.ua/rubric-world/3706509-evroparlament-zavtra-golosuvatime-sodo-aktu-z-pidtrimki-virobnictva-boepripasiv.html" text:style-name="Internet_20_link" text:visited-style-name="Visited_20_Internet_20_Link">
https://www.ukrinform.ua/rubric-world/3706509-evroparlament-zavtra-golosuvatime-sodo-aktu-z-pidtrimki-virobnictva-boepripasiv.html</text:a>
</text:p>
      <!--NEWS-->
      <text:h text:style-name="P10" text:outline-level="1">
<text:span text:style-name="T4">
At Lyman direction Russian army shelled Stelmakhivka, Makiyivka and Nevske of Luhansk region ...</text:span>
</text:h>
      <text:p text:style-name="P4">
Authors: liveuamap (Language: en)</text:p>
      <text:p text:style-name="P4">
Time: 2023-05-08T-22:02:00</text:p>
      <text:p text:style-name="P4">
Location: Luhansk (Latitude:49.022 Longtitude:37.9545)</text:p>
      <text:p text:style-name="P4">
Videos: []</text:p>
      <text:p text:style-name="P4">
Images: []</text:p>
      <text:p text:style-name="P4">
Tags: ["Russia"]</text:p>
      <text:p text:style-name="P4">
Id: 22561305</text:p>
      <!--METADATA-->
      <text:p text:style-name="P4">
At Lyman direction Russian army shelled Stelmakhivka, Makiyivka and Nevske ofLuhansk region and Bilohorivka and Spirne of Donetsk region. Russian aviationconducted airstrikes at Bilohorivka of Luhansk region, also Torske and Spirneof Donetsk region, - General Staff of Armed Forces of Ukraine says in themorning report</text:p>
      <text:p text:style-name="P4">
News Collection Link: <text:a xlink:type="simple" xlink:href="https://liveuamap.com/en/2023/8-may-at-lyman-direction-russian-army-shelled-stelmakhivka" text:style-name="Internet_20_link" text:visited-style-name="Visited_20_Internet_20_Link">
https://liveuamap.com/en/2023/8-may-at-lyman-direction-russian-army-shelled-stelmakhivka</text:a>
</text:p>
      <text:p text:style-name="P4">
News Source: <text:a xlink:type="simple" xlink:href="https://t.me/lumsrc/4720" text:style-name="Internet_20_link" text:visited-style-name="Visited_20_Internet_20_Link">
https://t.me/lumsrc/4720</text:a>
</text:p>
      <!--NEWS-->
      <text:h text:style-name="P10" text:outline-level="1">
<text:span text:style-name="T4">
UPL: Klimchuk and Ponomarev are the best in the 25th round</text:span>
</text:h>
      <text:p text:style-name="P4">
Authors: Ukrinform (Person)</text:p>
      <text:p text:style-name="P4">
Publisher: Укринформ (Organization)</text:p>
      <text:p text:style-name="P4">
Published Time: 2023-05-08T-23:11:00+03:00</text:p>
      <text:p text:style-name="P4">
Modified Time: 2023-05-08T23:11:00+03:00</text:p>
      <text:p text:style-name="P4">
Description: The Ukrainian Premier League (UPL) has announced the names of the best player and coach of the 25th round of the football championship, which were defined in the survey of representatives of the expert council. - Ukrinform.</text:p>
      <text:p text:style-name="P4">
Images: ["<text:a xlink:type="simple" xlink:href="https://static.ukrinform.com/photos/2023_05/thumb_files/630_360_1683576645-383.jpeg" text:style-name="Internet_20_link" text:visited-style-name="Visited_20_Internet_20_Link">
630_360_16835...</text:a>
"]</text:p>
      <text:p text:style-name="P4">
Tags: ['Футбол', "Прем'єр-ліга"]</text:p>
      <text:p text:style-name="P4">
Type: Article</text:p>
      <!--METADATA-->
      <text:p text:style-name="P4">
<draw:frame draw:style-name="fr1" draw:name="Image32" text:anchor-type="as-char" svg:width="6.9236in" svg:height="3.956343in" draw:z-index="0">
<draw:image xlink:href="../Images/yкринформ/2023-05-08T-23-11-00-03-00/630_360_1683576645-383.jpeg" xlink:type="simple" xlink:show="embed" xlink:actuate="onLoad" draw:mime-type="image/jpeg"/>
</draw:frame>
Ukrainian Premier League(UPL)She announced the names of the best player and coach of the 25th round of the football championship, which were identified in the survey of representatives of the expert council.</text:p>
      <text:p text:style-name="P4">
Both awards went to the representatives of the Lviv Club "Rukh", reports Ukrinform.</text:p>
      <text:p text:style-name="P4">
As the official informs <text:a xlink:type="simple" xlink:href="https://upl.ua/ua/news/view/7243" text:style-name="Internet_20_link" text:visited-style-name="Visited_20_Internet_20_Link">
</text:a>
The UPL, the best freak of the last round of the Ukrainian championship was recognized as striker Yuriyklychuk, and Vitaliy Ponomarev was the best coach of the tour.</text:p>
      <text:p text:style-name="P4">
The "Movement" under the leadership of Ponomarev in the 25th round of UPL played "Ingulets" by Nastym Field. Klimchuk was distinguished in this match. It should be noted that for Pontimaryov this victory was the first head of the "Movs".</text:p>
      <text:p text:style-name="P4">
Ponomarev's wards take 14th place in the UPL table. The team 24 points after 25 tours played.</text:p>
      <text:p text:style-name="P4">
<text:span text:style-name="T4">
 Read also: </text:span>
 <text:a xlink:type="simple" xlink:href="https://www.ukrinform.ua/rubric-sports/3705056-futbolnij-klub-zora-svatkue-100ricnij-uvilej.html" text:style-name="Internet_20_link" text:visited-style-name="Visited_20_Internet_20_Link">
</text:a>
This time the expert council includes Oreglinsky, Sergiyornyak, Jozef Sabo, Oleksandr Sopko, Oleg Fedorchuk, Anatoliy Chantsev, Igoshukhovtsev, Stepan Yurchyshyn, Igor Yavorsky.</text:p>
      <text:p text:style-name="P4">
Photo: FC "Movement".</text:p>
      <text:p text:style-name="P4">
News Source: <text:a xlink:type="simple" xlink:href="https://www.ukrinform.ua/rubric-sports/3706511-upl-klimcuk-ta-ponomarov-najkrasi-u-25mu-turi.html" text:style-name="Internet_20_link" text:visited-style-name="Visited_20_Internet_20_Link">
https://www.ukrinform.ua/rubric-sports/3706511-upl-klimcuk-ta-ponomarov-najkrasi-u-25mu-turi.html</text:a>
</text:p>
      <!--NEWS-->
      <text:h text:style-name="P10" text:outline-level="1">
<text:span text:style-name="T4">
Aus Bakhmut Directive Russian Army Shelled Zalizyansk, Orekhovo-Vasilyevka, Novomarkov, Mark ...</text:span>
</text:h>
      <text:p text:style-name="P4">
Authors: liveuamap (Language: en)</text:p>
      <text:p text:style-name="P4">
Time: 2023-05-08T-24:02:00</text:p>
      <text:p text:style-name="P4">
Location: New York, Donetsk Oblast (Latitude:48.32647 Longtitude:37.84447)</text:p>
      <text:p text:style-name="P4">
Videos: []</text:p>
      <text:p text:style-name="P4">
Images: []</text:p>
      <text:p text:style-name="P4">
Tags: ["Russia"]</text:p>
      <text:p text:style-name="P4">
Id: 22561304</text:p>
      <!--METADATA-->
      <text:p text:style-name="P4">
AT BAKHMUT DIRECTION RUSSIAN ARMY SHELLED ZALIZNYANSKE, Orikhovo-Vasylivka, Novomarkove, Markove, Bakhmut, Ivanivske, Chasiv Yar, Stupochky, Olechky, Olechky Etsk Region. Russian Aviation ConducTeredairches at Bakhmut, Bohdanivka, Kurdumivka and New York, - General Staff ofarMed Forces of Ukraine Says in the Morning Report</text:p>
      <text:p text:style-name="P4">
News Collection Link:(https://liveuamap.com/en/2023/8-may-at-bakhmut-direction-russian-army-shelled-zaliznyanske)</text:p>
      <text:p text:style-name="P4">
News Source: <text:a xlink:type="simple" xlink:href="https://t.me/lumsrc/4721" text:style-name="Internet_20_link" text:visited-style-name="Visited_20_Internet_20_Link">
https://t.me/lumsrc/4721</text:a>
</text:p>
      <!--NEWS-->
      <text:h text:style-name="P10" text:outline-level="1">
<text:span text:style-name="T4">
Poland is said to be no hurry Ukrainians with a counter -offensive</text:span>
</text:h>
      <text:p text:style-name="P4">
Authors: Ukrinform (Person)</text:p>
      <text:p text:style-name="P4">
Publisher: Укринформ (Organization)</text:p>
      <text:p text:style-name="P4">
Published Time: 2023-05-08T-25:04:00+03:00</text:p>
      <text:p text:style-name="P4">
Modified Time: 2023-05-08T23:04:00+03:00</text:p>
      <text:p text:style-name="P4">
Description: The rushing of Ukrainians with a counter -offensive is not in the interests of the event, Ukrainians should have enough weapons for effective counter -offensive actions against the Russian aggressor. - Ukrinform.</text:p>
      <text:p text:style-name="P4">
Images: ["<text:a xlink:type="simple" xlink:href="https://static.ukrinform.com/photos/2023_05/thumb_files/630_360_1683575924-402.jpg" text:style-name="Internet_20_link" text:visited-style-name="Visited_20_Internet_20_Link">
630_360_16835...</text:a>
"]</text:p>
      <text:p text:style-name="P4">
Tags: ['Польща', 'Україна', 'Війна з росією', 'Контрнаступ']</text:p>
      <text:p text:style-name="P4">
Type: Article</text:p>
      <!--METADATA-->
      <text:p text:style-name="P4">
<draw:frame draw:style-name="fr1" draw:name="Image33" text:anchor-type="as-char" svg:width="6.9236in" svg:height="3.956343in" draw:z-index="0">
<draw:image xlink:href="../Images/yкринформ/2023-05-08T-25-04-00-03-00/630_360_1683575924-402.jpg" xlink:type="simple" xlink:show="embed" xlink:actuate="onLoad" draw:mime-type="image/jpeg"/>
</draw:frame>
The hurry of Ukrainians with a counter -offensive is not in the interests of the event, Ukrainians should have weapons for effective counter -offensive actions against the Russian aggressor.</text:p>
      <text:p text:style-name="P4">
About it in <text:a xlink:type="simple" xlink:href="https://twitter.com/StZaryn/status/1655602893557309443" text:style-name="Internet_20_link" text:visited-style-name="Visited_20_Internet_20_Link">
</text:a>
The Polish Government on the Security of the Information Space of the country is written by the country of Stanislav Zharyn, Ukrinform reports.</text:p>
      <text:p text:style-name="P4">
“The rushing of Ukrainians is not in the interests of the event. Countries that support <text:a xlink:type="simple" xlink:href="https://www.ukrinform.ua/tag-ukraina" text:style-name="Internet_20_link" text:visited-style-name="Visited_20_Internet_20_Link">
</text:a>
, they should be aware that the effectiveness of the event in the coming weeks will depend on the level of preparation of the military operation of such logistics base, ”Zharin wrote.</text:p>
      <text:p text:style-name="P4">
He noted that Ukraine should act "in a well -planned and prepared way."</text:p>
      <text:p text:style-name="P4">
"The beginning of the offensive without proper preparation can negate the chances of Ukrainians to change the situation at the front," the official emphasized.</text:p>
      <text:p text:style-name="P4">
Zharin noted that the emergence of information on pressure on Ukraine on the implementation of fast actions "does not contribute to effective counter -offensive". According to him, he said, in particular, the President of the Czech Republic Peter Paul.</text:p>
      <text:p text:style-name="P4">
The Polish government official noted that the situation in Ukraine is now very difficult, the reinforms depend on the ability of Ukrainians to accumulate enough military equipment to perform an offensive operation.</text:p>
      <text:p text:style-name="P4">
<text:span text:style-name="T4">
 Read also: </text:span>
 <text:a xlink:type="simple" xlink:href="https://www.ukrinform.ua/rubric-ato/3705989-u-rosii-zavitsa-velika-panika-koli-ukraina-rozpocne-kontrnastup-gavrilov.html" text:style-name="Internet_20_link" text:visited-style-name="Visited_20_Internet_20_Link">
<text:span text:style-name="T4">
 counter -offensive </text:span>
</text:a>
Dotar also noted that the assumption of tension in the Russian system is not true. According to him, there is currently no rebellion in the Russian power against imperial policy or resistance against the war of Ukraine.</text:p>
      <text:p text:style-name="P4">
The Polish official emphasized that in the coming months it is not necessary to expect the war. He stressed that Moscow's actions indicate that it is preparing a long -lasting war and wants to achieve its strategic goals. According to him, Muscovites are evident to victory over Ukraine thanks to hostilities with hybrid method. According to him, the Russian Federation still counts on the breakthrough of the defense of Ukraine, the victory over the Ukrainian army, the acquisition of Kiev, the change of the Ukrainian authorities by the Yokupation of all Ukraine.</text:p>
      <text:p text:style-name="P4">
News Source: <text:a xlink:type="simple" xlink:href="https://www.ukrinform.ua/rubric-ato/3706510-u-polsi-kazut-so-ne-potribno-kvapiti-ukrainciv-z-kontrnastupom.html" text:style-name="Internet_20_link" text:visited-style-name="Visited_20_Internet_20_Link">
https://www.ukrinform.ua/rubric-ato/3706510-u-polsi-kazut-so-ne-potribno-kvapiti-ukrainciv-z-kontrnastupom.html</text:a>
</text:p>
      <!--NEWS-->
      <text:h text:style-name="P10" text:outline-level="1">
<text:span text:style-name="T4">
JSC Avdiivka Directio Rusian of the Army Shelled Kerramik, Novokalin, reed, Berdyshi, Avdie ...</text:span>
</text:h>
      <text:p text:style-name="P4">
Authors: liveuamap (Language: en)</text:p>
      <text:p text:style-name="P4">
Time: 2023-05-08T-26:02:00</text:p>
      <text:p text:style-name="P4">
Location: Donetsk (Latitude:47.98981 Longtitude:37.40227)</text:p>
      <text:p text:style-name="P4">
Videos: []</text:p>
      <text:p text:style-name="P4">
Images: []</text:p>
      <text:p text:style-name="P4">
Tags: ["Russia"]</text:p>
      <text:p text:style-name="P4">
Id: 22561303</text:p>
      <!--METADATA-->
      <text:p text:style-name="P4">
At Avdiyivka direction Russian army shelled Keramik, Novokalynove, Ocheretyne,Berdychi, Avdiyivka, Vodyane, Pervomayske, Nevelske, Netaylove, Karlivka andHostre of Donetsk region, - General Staff of Armed Forces of Ukraine says inthe morning report</text:p>
      <text:p text:style-name="P4">
News Collection Link: <text:a xlink:type="simple" xlink:href="https://liveuamap.com/en/2023/8-may-at-avdiyivka-direction-russian-army-shelled-keramik" text:style-name="Internet_20_link" text:visited-style-name="Visited_20_Internet_20_Link">
https://liveuamap.com/en/2023/8-may-at-avdiyivka-direction-russian-army-shelled-keramik</text:a>
</text:p>
      <text:p text:style-name="P4">
News Source: <text:a xlink:type="simple" xlink:href="https://t.me/lumsrc/4722" text:style-name="Internet_20_link" text:visited-style-name="Visited_20_Internet_20_Link">
https://t.me/lumsrc/4722</text:a>
</text:p>
      <!--NEWS-->
      <text:h text:style-name="P10" text:outline-level="1">
<text:span text:style-name="T4">
JSC Marinka Direcion Rusian Army Shelled Krasnogorivka, St. George, Kurakhov And Vesed ...</text:span>
</text:h>
      <text:p text:style-name="P4">
Authors: liveuamap (Language: en)</text:p>
      <text:p text:style-name="P4">
Time: 2023-05-08T-28:02:00</text:p>
      <text:p text:style-name="P4">
Location: Donetsk Oblast (Latitude:47.91473 Longtitude:37.46183)</text:p>
      <text:p text:style-name="P4">
Videos: []</text:p>
      <text:p text:style-name="P4">
Images: []</text:p>
      <text:p text:style-name="P4">
Tags: ["Russia"]</text:p>
      <text:p text:style-name="P4">
Id: 22561302</text:p>
      <!--METADATA-->
      <text:p text:style-name="P4">
At Maryinka direction Russian army shelled Krasnohorivka, Heorhiyivka,Kurakhove and Pobyeda of Donetsk region, - General Staff of Armed Forces ofUkraine says in the morning report</text:p>
      <text:p text:style-name="P4">
News Collection Link: <text:a xlink:type="simple" xlink:href="https://liveuamap.com/en/2023/8-may-at-maryinka-direction-russian-army-shelled-krasnohorivka" text:style-name="Internet_20_link" text:visited-style-name="Visited_20_Internet_20_Link">
https://liveuamap.com/en/2023/8-may-at-maryinka-direction-russian-army-shelled-krasnohorivka</text:a>
</text:p>
      <text:p text:style-name="P4">
News Source: <text:a xlink:type="simple" xlink:href="https://t.me/lumsrc/4723" text:style-name="Internet_20_link" text:visited-style-name="Visited_20_Internet_20_Link">
https://t.me/lumsrc/4723</text:a>
</text:p>
      <!--NEWS-->
      <text:h text:style-name="P10" text:outline-level="1">
<text:span text:style-name="T4">
The enemy increased the intensity of attacks on Bakhmut and increased the number of soldiers - Kombrig Grishchenko</text:span>
</text:h>
      <text:p text:style-name="P4">
Authors: Ukrinform (Person)</text:p>
      <text:p text:style-name="P4">
Publisher: Укринформ (Organization)</text:p>
      <text:p text:style-name="P4">
Published Time: 2023-05-08T-28:53:00+03:00</text:p>
      <text:p text:style-name="P4">
Modified Time: 2023-05-08T22:53:00+03:00</text:p>
      <text:p text:style-name="P4">
Description: The enemy has increased the intensity of the attacks on Bakhmut and increased the amount of live force, continues to strike rocket strokes and fired at the positions of Ukrainian defenders from different weapons. - Ukrinform.</text:p>
      <text:p text:style-name="P4">
Images: ["<text:a xlink:type="simple" xlink:href="https://static.ukrinform.com/photos/2022_08/thumb_files/630_360_1659680502-569.jpg" text:style-name="Internet_20_link" text:visited-style-name="Visited_20_Internet_20_Link">
630_360_16596...</text:a>
"]</text:p>
      <text:p text:style-name="P4">
Tags: ['Бахмут', 'Обстріл', 'Російські військові', 'Війна з росією']</text:p>
      <text:p text:style-name="P4">
Type: Article</text:p>
      <!--METADATA-->
      <text:p text:style-name="P4">
<draw:frame draw:style-name="fr1" draw:name="Image34" text:anchor-type="as-char" svg:width="6.9236in" svg:height="3.956343in" draw:z-index="0">
<draw:image xlink:href="../Images/yкринформ/2023-05-08T-28-53-00-03-00/630_360_1659680502-569.jpg" xlink:type="simple" xlink:show="embed" xlink:actuate="onLoad" draw:mime-type="image/jpeg"/>
</draw:frame>
He has increased the intensity of Bakhmut attacks and has increased the amount of live force, continues to strike rocket strokes and fired at the positions of Ukrainian defense traffickers from various weapons.</text:p>
      <text:p text:style-name="P4">
This was said in a video address in <text:a xlink:type="simple" xlink:href="https://t.me/kharkiv_127_brigada_tro/2852" text:style-name="Internet_20_link" text:visited-style-name="Visited_20_Internet_20_Link">
</text:a>
The commander of the 127th brigadteroborony from Kharkiv region Roman Gryshchenko("Uncle Roma"), reports Ukrinform.</text:p>
      <text:p text:style-name="P4">
"The situation in Bakhmut is difficult, but the situation is controlled by defense forces. The efficiency has increased the intensity of attacks and increased the amount of living force. Performed by the pump <text:a xlink:type="simple" xlink:href="https://www.ukrinform.ua/tag-obstril" text:style-name="Internet_20_link" text:visited-style-name="Visited_20_Internet_20_Link">
</text:a>
, uses aviation, artillery and ignition ammunition. All his resource throws to the maximum damage to the Bakhmut defense forces. Our warriors stand. Honor is praised, ”Grishchenko said.</text:p>
      <text:p text:style-name="P4">
<text:span text:style-name="T4">
 Read also: </text:span>
 <text:a xlink:type="simple" xlink:href="https://www.ukrinform.ua/rubric-ato/3706398-sili-specoperacij-znisili-rosijskij-kulemetnij-rozrahunok-u-bahmuti.html" text:style-name="Internet_20_link" text:visited-style-name="Visited_20_Internet_20_Link">
<text:span text:style-name="T4">
 Bakhmut </text:span>
</text:a>
As reported, <text:a xlink:type="simple" xlink:href="https://www.ukrinform.ua/rubric-ato/3706446-vorog-nastupae-na-cotiroh-napramkah-za-bahmut-i-marinku-vazki-boi.html" text:style-name="Internet_20_link" text:visited-style-name="Visited_20_Internet_20_Link">
</text:a>
. It is ongoing in Bakhmut. During the day, the enemy conducted unsuccessful offensive actions by the Ivanovsky and Temporal Yar. He struck air strikes in areas of bogs, Bakhmut and the Baptist.</text:p>
      <text:p text:style-name="P4">
News Source: <text:a xlink:type="simple" xlink:href="https://www.ukrinform.ua/rubric-ato/3706508-vorog-pidvisiv-intensivnist-atak-na-bahmut-i-zbilsiv-kilkist-soldativ-kombrig-grisenko.html" text:style-name="Internet_20_link" text:visited-style-name="Visited_20_Internet_20_Link">
https://www.ukrinform.ua/rubric-ato/3706508-vorog-pidvisiv-intensivnist-atak-na-bahmut-i-zbilsiv-kilkist-soldativ-kombrig-grisenko.html</text:a>
</text:p>
      <!--NEWS-->
      <text:h text:style-name="P10" text:outline-level="1">
<text:span text:style-name="T4">
JSC Shakhtar Directio Rusian Army Shelled Novomikhailivka, Katerynivka, Elizabeth, Wu ...</text:span>
</text:h>
      <text:p text:style-name="P4">
Authors: liveuamap (Language: en)</text:p>
      <text:p text:style-name="P4">
Time: 2023-05-08T-30:02:00</text:p>
      <text:p text:style-name="P4">
Location: Velyka Novosilka (Latitude:47.83309 Longtitude:36.83836)</text:p>
      <text:p text:style-name="P4">
Videos: []</text:p>
      <text:p text:style-name="P4">
Images: []</text:p>
      <text:p text:style-name="P4">
Tags: ["Russia"]</text:p>
      <text:p text:style-name="P4">
Id: 22561301</text:p>
      <!--METADATA-->
      <text:p text:style-name="P4">
At Shakhtarske Direction Russian Army Shelled Novomykhaylivka, Katerynivka, Yelyzavetivka, Vuhledar, Pavlivka, Prechystivka, Zolota Nyva, NOVAKA, NOVAKA, NOVAKA Ilka of Donetsk Region, - General Staff of Armedforces of Ukraine Says in the Morning Report</text:p>
      <text:p text:style-name="P4">
News Collection Link:(https://liveuamap.com/en/2023/8-may-at-shakhtarske-direction-russian-army-shelled-novomykhaylivka)</text:p>
      <text:p text:style-name="P4">
News Source: <text:a xlink:type="simple" xlink:href="https://t.me/lumsrc/4724" text:style-name="Internet_20_link" text:visited-style-name="Visited_20_Internet_20_Link">
https://t.me/lumsrc/4724</text:a>
</text:p>
      <!--NEWS-->
      <text:h text:style-name="P10" text:outline-level="1">
<text:span text:style-name="T4">
There was a fight with 300 people at the Turkish polling station in Amsterdam.</text:span>
</text:h>
      <text:p text:style-name="P4">
Authors: Ukrinform (Person)</text:p>
      <text:p text:style-name="P4">
Publisher: Укринформ (Organization)</text:p>
      <text:p text:style-name="P4">
Published Time: 2023-05-08T-30:47:00+03:00</text:p>
      <text:p text:style-name="P4">
Modified Time: 2023-05-08T22:47:00+03:00</text:p>
      <text:p text:style-name="P4">
Description: In the Dutch Amsterdam a fight with about 300 people at the polling station, where there was a vote in the election of the President and Turkey Parliament. - Ukrinform.</text:p>
      <text:p text:style-name="P4">
Images: ["<text:a xlink:type="simple" xlink:href="https://static.ukrinform.com/photos/2023_05/thumb_files/630_360_1683575176-203.jpg" text:style-name="Internet_20_link" text:visited-style-name="Visited_20_Internet_20_Link">
630_360_16835...</text:a>
"]</text:p>
      <text:p text:style-name="P4">
Tags: ['Бійка', 'Вибори', 'Туреччина', 'Амстердам']</text:p>
      <text:p text:style-name="P4">
Type: Article</text:p>
      <!--METADATA-->
      <text:p text:style-name="P4">
<draw:frame draw:style-name="fr1" draw:name="Image35" text:anchor-type="as-char" svg:width="6.9236in" svg:height="3.956343in" draw:z-index="0">
<draw:image xlink:href="../Images/yкринформ/2023-05-08T-30-47-00-03-00/630_360_1683575176-203.jpg" xlink:type="simple" xlink:show="embed" xlink:actuate="onLoad" draw:mime-type="image/jpeg"/>
</draw:frame>
A fight with about 300 people with a relevant precinct, where the presidential election of Turkey, took place.</text:p>
      <text:p text:style-name="P4">
About it reports Ukrinform with reference to <text:a xlink:type="simple" xlink:href="https://nos.nl/artikel/2474347-300-mensen-betrokken-bij-vechtpartij-rai-rond-turkse-verkiezingen" text:style-name="Internet_20_link" text:visited-style-name="Visited_20_Internet_20_Link">
</text:a>
.</text:p>
      <text:p text:style-name="P4">
"IN <text:a xlink:type="simple" xlink:href="https://www.ukrinform.ua/tag-bijka" text:style-name="Internet_20_link" text:visited-style-name="Visited_20_Internet_20_Link">
 </text:a>
300 people took part in Amsterdam, two of them were injured, ”the message said.</text:p>
      <text:p text:style-name="P4">
It is noted that the fight arose during the counting of votes.</text:p>
      <text:p text:style-name="P4">
Police declared a mass fight a day after the event.</text:p>
      <text:p text:style-name="P4">
The fight took place at the RAI Exhibition Center in Amsterdam on Sunday evening - the last day when voters could cast their votes.</text:p>
      <text:p text:style-name="P4">
With the help of a large number of law enforcement officers managed to quench the participants.</text:p>
      <text:p text:style-name="P4">
<text:span text:style-name="T4">
 Read also: </text:span>
 <text:a xlink:type="simple" xlink:href="https://www.ukrinform.ua/rubric-world/3706243-v-uzbekistani-ogolosili-dostrokovi-prezidentski-vibori.html" text:style-name="Internet_20_link" text:visited-style-name="Visited_20_Internet_20_Link">
<text:span text:style-name="T4">
 elections </text:span>
</text:a>
It is worth noting that more than 200,000 Turkish passport owners live in the Netherlands.</text:p>
      <text:p text:style-name="P4">
As it was reported, the parliamentary and presidential elections in Turkey will be submitted on May 14 - a month earlier than the planned term.</text:p>
      <text:p text:style-name="P4">
<text:span text:style-name="T5">
Foto: nos.nl</text:span>
</text:p>
      <text:p text:style-name="P4">
News Source: <text:a xlink:type="simple" xlink:href="https://www.ukrinform.ua/rubric-world/3706507-na-tureckij-viborcij-dilnici-v-amsterdami-stalasa-bijka-za-ucasti-300-ludej.html" text:style-name="Internet_20_link" text:visited-style-name="Visited_20_Internet_20_Link">
https://www.ukrinform.ua/rubric-world/3706507-na-tureckij-viborcij-dilnici-v-amsterdami-stalasa-bijka-za-ucasti-300-ludej.html</text:a>
</text:p>
      <!--NEWS-->
      <text:h text:style-name="P10" text:outline-level="1">
<text:span text:style-name="T4">
In seven cities of Ukraine there are educational centers for children from Bakhmut</text:span>
</text:h>
      <text:p text:style-name="P4">
Authors: Ukrinform (Person)</text:p>
      <text:p text:style-name="P4">
Publisher: Укринформ (Organization)</text:p>
      <text:p text:style-name="P4">
Published Time: 2023-05-08T-32:34:00+03:00</text:p>
      <text:p text:style-name="P4">
Modified Time: 2023-05-08T22:34:00+03:00</text:p>
      <text:p text:style-name="P4">
Description: In seven cities of Ukraine there are educational centers for children who evacuated from the fired enemy of Bakhmut. - Ukrinform.</text:p>
      <text:p text:style-name="P4">
Images: ["<text:a xlink:type="simple" xlink:href="https://static.ukrinform.com/photos/2023_05/thumb_files/630_360_1683574769-542.jpg" text:style-name="Internet_20_link" text:visited-style-name="Visited_20_Internet_20_Link">
630_360_16835...</text:a>
"]</text:p>
      <text:p text:style-name="P4">
Tags: ['Бахмут', 'Діти', 'Освіта', 'Школа']</text:p>
      <text:p text:style-name="P4">
Type: Article</text:p>
      <!--METADATA-->
      <text:p text:style-name="P4">
<draw:frame draw:style-name="fr1" draw:name="Image36" text:anchor-type="as-char" svg:width="6.9236in" svg:height="3.956343in" draw:z-index="0">
<draw:image xlink:href="../Images/yкринформ/2023-05-08T-32-34-00-03-00/630_360_1683574769-542.jpg" xlink:type="simple" xlink:show="embed" xlink:actuate="onLoad" draw:mime-type="image/jpeg"/>
</draw:frame>
In seven -city Ukraine there are educational centers for children who were evacuated by the enemy of Bakhmut.</text:p>
      <text:p text:style-name="P4">
As Ukrinform reports, about it in <text:a xlink:type="simple" xlink:href="https://www.facebook.com/OlexiyRevaOfficial/posts/pfbid026S7Fmgg11GgqvkDpYSV8pbndWnPeqqH7DPeke41bp7qVsDuKT6bpCzpHusr7CvXal" text:style-name="Internet_20_link" text:visited-style-name="Visited_20_Internet_20_Link">
</text:a>
The Bakhmut Mayor Alexei Reva reported, who visited the such Poltava educational center.</text:p>
      <text:p text:style-name="P4">
“From the fall of 2022, work was organized <text:a xlink:type="simple" xlink:href="https://www.ukrinform.ua/tag-osvita" text:style-name="Internet_20_link" text:visited-style-name="Visited_20_Internet_20_Link">
</text:a>
Cells in the humanitarian Bakhmutian support in Kyiv Tadnipro. Since March this year, such educational centers have been actively working in five cities in the country: Kryvyi Rih, Yellow Waters, Poltava, Odesa, Kharkiv, ”Reva wrote.</text:p>
      <text:p text:style-name="P4">
He noted that there are currently 1707 participants in these cities, which is 24% of all students and pupils of the Bakhmut Gromad.</text:p>
      <text:p text:style-name="P4">
Thus, according to the mayor, the Poltava educational space is currently visiting 84 children. Thus, the teachers of Bakhmut schools conduct additional lessons of textbooks and Ukrainian language for high school students. Teachers of art and elementary classes provide visits to the children of Poltava cultural institutions: museums, puppet theater, and preschool staff conduct entertainment, workshops, competitions, games.</text:p>
      <text:p text:style-name="P4">
“I am very grateful to Bakhmut teachers who, on a volunteer basis, get to work in the educational centers, for indifference. I thank the leadership of the Donetsk Regional Specialized Facial College of Sports Profile. The village of Bubki, which is now located in the Upoltava, with the support of our initiatives to assist young Bakhmutians. When we are strong - we are strong!”, - said the mayor.</text:p>
      <text:p text:style-name="P4">
<text:span text:style-name="T4">
 Read also: </text:span>
 <text:a xlink:type="simple" xlink:href="https://www.ukrinform.ua/rubric-society/3694447-treba-napracuvati-specialni-osvitni-programi-dla-ukrainskih-ditej-za-kordonom-ekspert.html" text:style-name="Internet_20_link" text:visited-style-name="Visited_20_Internet_20_Link">
<text:span text:style-name="T4">
 educational </text:span>
</text:a>
As it was reported, the Russian army mercilessly destroys the city of Bakhmut, cries in and the civilians. Today, the Russians have destroyed more than 4400 residential buildings, turning the city into ruins. Heavy battles for Bakhmut continue.</text:p>
      <text:p text:style-name="P4">
<text:span text:style-name="T5">
Foto: Alexei Reva / Facebook</text:span>
</text:p>
      <text:p text:style-name="P4">
News Source: <text:a xlink:type="simple" xlink:href="https://www.ukrinform.ua/rubric-regions/3706506-u-semi-mistah-ukraini-pracuut-osvitni-oseredki-dla-ditej-z-bahmuta.html" text:style-name="Internet_20_link" text:visited-style-name="Visited_20_Internet_20_Link">
https://www.ukrinform.ua/rubric-regions/3706506-u-semi-mistah-ukraini-pracuut-osvitni-oseredki-dla-ditej-z-bahmuta.html</text:a>
</text:p>
      <!--NEWS-->
      <text:h text:style-name="P10" text:outline-level="1">
<text:span text:style-name="T4">
In the Dnieper - Explosions, Ova Chairman reports the work of air defense</text:span>
</text:h>
      <text:p text:style-name="P4">
Authors: Ukrinform (Person)</text:p>
      <text:p text:style-name="P4">
Publisher: Укринформ (Organization)</text:p>
      <text:p text:style-name="P4">
Published Time: 2023-05-08T-34:31:00+03:00</text:p>
      <text:p text:style-name="P4">
Modified Time: 2023-05-08T22:31:00+03:00</text:p>
      <text:p text:style-name="P4">
Description: During air alarm in the Dnieper, the sounds of explosions were heard. - Ukrinform.</text:p>
      <text:p text:style-name="P4">
Images: ["<text:a xlink:type="simple" xlink:href="https://static.ukrinform.com/photos/2018_10/thumb_files/630_360_1538997483-946.jpg" text:style-name="Internet_20_link" text:visited-style-name="Visited_20_Internet_20_Link">
630_360_15389...</text:a>
"]</text:p>
      <text:p text:style-name="P4">
Tags: ['Дніпро', 'Вибух', 'ППО']</text:p>
      <text:p text:style-name="P4">
Type: Article</text:p>
      <!--METADATA-->
      <text:p text:style-name="P4">
<draw:frame draw:style-name="fr1" draw:name="Image37" text:anchor-type="as-char" svg:width="6.9236in" svg:height="3.948443in" draw:z-index="0">
<draw:image xlink:href="../Images/yкринформ/2023-05-08T-34-31-00-03-00/630_360_1538997483-946.jpg" xlink:type="simple" xlink:show="embed" xlink:actuate="onLoad" draw:mime-type="image/jpeg"/>
</draw:frame>
During the air anxiety in the Dnieper, the sounds of explosions were heard.</text:p>
      <text:p text:style-name="P4">
This was reported in <text:a xlink:type="simple" xlink:href="https://t.me/s/borys_filatovv" text:style-name="Internet_20_link" text:visited-style-name="Visited_20_Internet_20_Link">
</text:a>
The mayor of Dniproboryis Filatov, reports Ukrinform.</text:p>
      <text:p text:style-name="P4">
"There are already several explosions in the Dnieper," he wrote.</text:p>
      <text:p text:style-name="P4">
In turn, the head of the Dnipropetrovsk Ova Sergey Lisak <text:a xlink:type="simple" xlink:href="https://t.me/s/dnipropetrovskaODA" text:style-name="Internet_20_link" text:visited-style-name="Visited_20_Internet_20_Link">
</text:a>
About the work of air defense.</text:p>
      <text:p text:style-name="P4">
<text:span text:style-name="T4">
 Read also: </text:span>
 <text:a xlink:type="simple" xlink:href="https://www.ukrinform.ua/rubric-ato/3706502-rosiani-but-po-harkivsini-raketami-s300-e-tri-vlucanna.html" text:style-name="Internet_20_link" text:visited-style-name="Visited_20_Internet_20_Link">
</text:a>
As it was reported, the army of the aggressor country struck Kharkiv and the C-300 regionals.</text:p>
      <text:p text:style-name="P4">
News Source: <text:a xlink:type="simple" xlink:href="https://www.ukrinform.ua/rubric-ato/3706505-u-dnipri-prolunali-vibuhi.html" text:style-name="Internet_20_link" text:visited-style-name="Visited_20_Internet_20_Link">
https://www.ukrinform.ua/rubric-ato/3706505-u-dnipri-prolunali-vibuhi.html</text:a>
</text:p>
      <!--NEWS-->
      <text:h text:style-name="P10" text:outline-level="1">
<text:span text:style-name="T4">
Determined the rival of Yastremskaya in the finale of WTA tournament in Rome</text:span>
</text:h>
      <text:p text:style-name="P4">
Authors: Ukrinform (Person)</text:p>
      <text:p text:style-name="P4">
Publisher: Укринформ (Organization)</text:p>
      <text:p text:style-name="P4">
Published Time: 2023-05-08T-36:29:00+03:00</text:p>
      <text:p text:style-name="P4">
Modified Time: 2023-05-08T22:29:00+03:00</text:p>
      <text:p text:style-name="P4">
Description: Ukrainian Diana Yastremskaya and Spanish Rebecka Masarov play a voucher to the main mesh of the Women's Tennis Association (WTA) - Internazionali BNL D'Italia - in Rome (Italy) with a prize fund over $ 3.5 million - Ukrinform.</text:p>
      <text:p text:style-name="P4">
Images: ["<text:a xlink:type="simple" xlink:href="https://static.ukrinform.com/photos/2023_05/thumb_files/630_360_1683574115-644.jpg" text:style-name="Internet_20_link" text:visited-style-name="Visited_20_Internet_20_Link">
630_360_16835...</text:a>
"]</text:p>
      <text:p text:style-name="P4">
Tags: ['Теніс', 'Даяна Ястремська']</text:p>
      <text:p text:style-name="P4">
Type: Article</text:p>
      <!--METADATA-->
      <text:p text:style-name="P4">
<draw:frame draw:style-name="fr1" draw:name="Image38" text:anchor-type="as-char" svg:width="6.9236in" svg:height="3.956343in" draw:z-index="0">
<draw:image xlink:href="../Images/yкринформ/2023-05-08T-36-29-00-03-00/630_360_1683574115-644.jpg" xlink:type="simple" xlink:show="embed" xlink:actuate="onLoad" draw:mime-type="image/jpeg"/>
</draw:frame>
Ukrainian Yastremskaya and Spanish Rebecka Masarova play a voucher to the basic size of the Women's Tennis Association tournament(WTA)- International BNL D’I ITALIA - PRO(Italy)with a prize fund over $ 3.5 million.</text:p>
      <text:p text:style-name="P4">
Masarova in the semifinals of the selection won over Australia Olivia Gadetski- 6: 1, 6: 3, reports Ukrinform.</text:p>
      <text:p text:style-name="P4">
Yastremskaya, as Ukrinform informed, in turn passed the Frenchwoman Leolijuzhang, who refused to continue the match after the first set - 7: 5 of the Ukrainian woman.</text:p>
      <text:p text:style-name="P4">
<text:span text:style-name="T4">
 Read also: </text:span>
 <text:a xlink:type="simple" xlink:href="https://www.ukrinform.ua/rubric-sports/3706438-astremska-startuvala-z-peremogi-na-turniri-serii-wta-1000-u-rimi.html" text:style-name="Internet_20_link" text:visited-style-name="Visited_20_Internet_20_Link">
</text:a>
The tournament in the Italian capital will last until May 21.</text:p>
      <text:p text:style-name="P4">
Last year, Iga Schwontek won in Rome from Poland.</text:p>
      <text:p text:style-name="P4">
Photo: btu.org.ua.</text:p>
      <text:p text:style-name="P4">
News Source: <text:a xlink:type="simple" xlink:href="https://www.ukrinform.ua/rubric-sports/3706504-viznacilasa-supernica-astremskoi-u-finali-kvalifikacii-turniru-wta-v-rimi.html" text:style-name="Internet_20_link" text:visited-style-name="Visited_20_Internet_20_Link">
https://www.ukrinform.ua/rubric-sports/3706504-viznacilasa-supernica-astremskoi-u-finali-kvalifikacii-turniru-wta-v-rimi.html</text:a>
</text:p>
      <!--NEWS-->
      <text:h text:style-name="P10" text:outline-level="1">
<text:span text:style-name="T4">
President: We are preparing a system of action that will help to exchang the territory faster</text:span>
</text:h>
      <text:p text:style-name="P4">
Authors: Ukrinform (Person)</text:p>
      <text:p text:style-name="P4">
Publisher: Укринформ (Organization)</text:p>
      <text:p text:style-name="P4">
Published Time: 2023-05-08T-38:26:00+03:00</text:p>
      <text:p text:style-name="P4">
Modified Time: 2023-05-08T22:26:00+03:00</text:p>
      <text:p text:style-name="P4">
Description: Ukraine prepares a special system of action that will help to exchanges the territory liberated from Russian invaders faster. - Ukrinform.</text:p>
      <text:p text:style-name="P4">
Images: ["<text:a xlink:type="simple" xlink:href="https://static.ukrinform.com/photos/2023_03/thumb_files/630_360_1678738078-322.jpeg" text:style-name="Internet_20_link" text:visited-style-name="Visited_20_Internet_20_Link">
630_360_16787...</text:a>
"]</text:p>
      <text:p text:style-name="P4">
Tags: ['Розмінування', 'Зеленський', 'Війна з росією']</text:p>
      <text:p text:style-name="P4">
Type: Article</text:p>
      <!--METADATA-->
      <text:p text:style-name="P4">
<draw:frame draw:style-name="fr1" draw:name="Image39" text:anchor-type="as-char" svg:width="6.9236in" svg:height="3.956343in" draw:z-index="0">
<draw:image xlink:href="../Images/yкринформ/2023-05-08T-38-26-00-03-00/630_360_1678738078-322.jpeg" xlink:type="simple" xlink:show="embed" xlink:actuate="onLoad" draw:mime-type="image/jpeg"/>
</draw:frame>
Ukraine prepares a special system of action that will help to exchange the liberated spacious invaders of the territory faster.</text:p>
      <text:p text:style-name="P4">
Volodymyr Zelenskyy said this in a video address, Ukrinform reports.</text:p>
      <text:p text:style-name="P4">
“As of now, more than 170 thousand square kilometers of our territory are wrapped in mines and ammunition that have not been broken. In general, this is evaluated by the participation limits quite unpleasant - they say, it takes decades to understand such a threat. We have to do it much faster. We prepare a special system of action that will help to change the territory faster after de -occupation, ”Zelensky said.</text:p>
      <text:p text:style-name="P4">
<text:span text:style-name="T5">
Viso: <text:a xlink:type="simple" xlink:href="https://www.facebook.com/president.gov.ua" text:style-name="Internet_20_link" text:visited-style-name="Visited_20_Internet_20_Link">
</text:a>
</text:span>
</text:p>
      <text:p text:style-name="P4">
The head of state noted that during the day he held several security meetings.</text:p>
      <text:p text:style-name="P4">
“We are actively working with partners to increase our capabilities. In technics, in the preparation of sappers and pyrotechnics. With everyone in the world who has experience, who has technology, who has financial capabilities to support, we will work to work to make Ukraine clean from Russian mines again, ”the President said.</text:p>
      <text:p text:style-name="P4">
He also reported that at another meeting he discussed the development of a new -fundamental security concept for Ukraine.</text:p>
      <text:p text:style-name="P4">
<text:span text:style-name="T4">
 Read also: </text:span>
 <text:a xlink:type="simple" xlink:href="https://www.ukrinform.ua/rubric-ato/3705783-ukraina-potrebue-tehniki-dla-rozminuvanna-teritorij-minekonomiki.html" text:style-name="Internet_20_link" text:visited-style-name="Visited_20_Internet_20_Link">
<text:span text:style-name="T4">
 demining </text:span>
</text:a>
“We will answer all the country's security questions comprehensively. At the legislative level, at the level of government decisions, in specific practical issues. From protecting the border to new safety conditions for schools, from infrastructure security for the safety of the economy to the real ability to guarantee our people such protection against terror, which have the most advanced states of the world. All this will be presented. All this will be realized, ”said <text:a xlink:type="simple" xlink:href="https://www.ukrinform.ua/tag-zelenskij" text:style-name="Internet_20_link" text:visited-style-name="Visited_20_Internet_20_Link">
</text:a>
.</text:p>
      <text:p text:style-name="P4">
According to Ukrinform, the Cabinet of Ministers agreed to the SES's proposal for the formation of the Budget Institution "Humanitarian Demand Center".</text:p>
      <text:p text:style-name="P4">
<text:span text:style-name="T5">
Foto: op</text:span>
</text:p>
      <text:p text:style-name="P4">
News Source: <text:a xlink:type="simple" xlink:href="https://www.ukrinform.ua/rubric-ato/3706503-prezident-gotuemo-sistemu-dij-aka-dopomoze-svidse-rozminovuvati-teritorii.html" text:style-name="Internet_20_link" text:visited-style-name="Visited_20_Internet_20_Link">
https://www.ukrinform.ua/rubric-ato/3706503-prezident-gotuemo-sistemu-dij-aka-dopomoze-svidse-rozminovuvati-teritorii.html</text:a>
</text:p>
      <!--NEWS-->
      <text:h text:style-name="P10" text:outline-level="1">
<text:span text:style-name="T4">
The Russians beat in Kharkiv region C -300 rockets - they recorded three hits</text:span>
</text:h>
      <text:p text:style-name="P4">
Authors: Ukrinform (Person)</text:p>
      <text:p text:style-name="P4">
Publisher: Укринформ (Organization)</text:p>
      <text:p text:style-name="P4">
Published Time: 2023-05-08T-40:22:00+03:00</text:p>
      <text:p text:style-name="P4">
Modified Time: 2023-05-08T22:22:00+03:00</text:p>
      <text:p text:style-name="P4">
Description: The army of the Russian aggressor country strikes Kharkiv and the region C-300. - Ukrinform.</text:p>
      <text:p text:style-name="P4">
Images: ["<text:a xlink:type="simple" xlink:href="https://static.ukrinform.com/photos/2018_10/thumb_files/630_360_1538997483-946.jpg" text:style-name="Internet_20_link" text:visited-style-name="Visited_20_Internet_20_Link">
630_360_15389...</text:a>
"]</text:p>
      <text:p text:style-name="P4">
Tags: ['Обстріл', 'Ракета', 'Харківщина', 'Війна з росією']</text:p>
      <text:p text:style-name="P4">
Type: Article</text:p>
      <!--METADATA-->
      <text:p text:style-name="P4">
<draw:frame draw:style-name="fr1" draw:name="Image40" text:anchor-type="as-char" svg:width="6.9236in" svg:height="3.948443in" draw:z-index="0">
<draw:image xlink:href="../Images/yкринформ/2023-05-08T-40-22-00-03-00/630_360_1538997483-946.jpg" xlink:type="simple" xlink:show="embed" xlink:actuate="onLoad" draw:mime-type="image/jpeg"/>
</draw:frame>
The Russian Army-Army of Russia is striking in Kharkiv and the region C-300 rockets.</text:p>
      <text:p text:style-name="P4">
About it reports in <text:a xlink:type="simple" xlink:href="https://t.me/generalmarsel/3092" text:style-name="Internet_20_link" text:visited-style-name="Visited_20_Internet_20_Link">
</text:a>
Head Kharkiv Military Garrison Sergey Melnyk("General Marseille"), reports Ukrinform.</text:p>
      <text:p text:style-name="P4">
"Previously, the enemy strikes in Kharkiv <text:a xlink:type="simple" xlink:href="https://www.ukrinform.ua/tag-raketa" text:style-name="Internet_20_link" text:visited-style-name="Visited_20_Internet_20_Link">
</text:a>
C-300. Do not leave the shelter to the fever!" - Marseille wrote.</text:p>
      <text:p text:style-name="P4">
As of 22:05, according to Ukrinform correspondent, there are five explosions in Kharkiv.</text:p>
      <text:p text:style-name="P4">
Kharkiv Mayor Igor Terekhov reported in <text:a xlink:type="simple" xlink:href="https://t.me/ihor_terekhov/645" text:style-name="Internet_20_link" text:visited-style-name="Visited_20_Internet_20_Link">
</text:a>
Three -row strokes are fixed around Kharkiv, two more are specified.</text:p>
      <text:p text:style-name="P4">
“Five explosions heard the Kharkiv. Three of them around the city. The places of two more attaches of the SES are clarified, ”the message reads.</text:p>
      <text:p text:style-name="P4">
<text:span text:style-name="T4">
 Read also: </text:span>
 <text:a xlink:type="simple" xlink:href="https://www.ukrinform.ua/rubric-ato/3706493-rosiani-za-dobu-12-raziv-obstrilali-prikordonni-gromadi-sumsini.html" text:style-name="Internet_20_link" text:visited-style-name="Visited_20_Internet_20_Link">
<text:span text:style-name="T4">
 Sumy region </text:span>
</text:a>
Later, the head of Kharkiv Ova Oleg Synigubov reported in <text:a xlink:type="simple" xlink:href="https://t.me/synegubov/6143" text:style-name="Internet_20_link" text:visited-style-name="Visited_20_Internet_20_Link">
</text:a>
About six hits in Kharkiv district.</text:p>
      <text:p text:style-name="P4">
“According to preliminary information, the invaders fired at the city and region of rockets-300. At least six “arrivals” have been recorded. There is an hit in the Kharkiv district, ”the message reads.</text:p>
      <text:p text:style-name="P4">
As it was reported, at 21:45 the chief of Kharkiv Ova Oleg Synigubov reported that the invaders were striking in the regional center.</text:p>
      <text:p text:style-name="P4">
News Source: <text:a xlink:type="simple" xlink:href="https://www.ukrinform.ua/rubric-ato/3706502-rosiani-but-po-harkivsini-raketami-s300-e-tri-vlucanna.html" text:style-name="Internet_20_link" text:visited-style-name="Visited_20_Internet_20_Link">
https://www.ukrinform.ua/rubric-ato/3706502-rosiani-but-po-harkivsini-raketami-s300-e-tri-vlucanna.html</text:a>
</text:p>
      <!--NEWS-->
      <text:h text:style-name="P10" text:outline-level="1">
<text:span text:style-name="T4">
Italy Embassy called for citizens to refuse travel to Ukraine</text:span>
</text:h>
      <text:p text:style-name="P4">
Authors: Ukrinform (Person)</text:p>
      <text:p text:style-name="P4">
Publisher: Укринформ (Organization)</text:p>
      <text:p text:style-name="P4">
Published Time: 2023-05-08T-42:20:00+03:00</text:p>
      <text:p text:style-name="P4">
Modified Time: 2023-05-08T22:20:00+03:00</text:p>
      <text:p text:style-name="P4">
Description: The Embassy of Italy called for the citizens of their country to give up travel to Ukraine because of the last attacks of Russian troops on Kiev. - Ukrinform.</text:p>
      <text:p text:style-name="P4">
Images: ["<text:a xlink:type="simple" xlink:href="https://static.ukrinform.com/photos/2022_04/thumb_files/630_360_1649502566-997.jpg" text:style-name="Internet_20_link" text:visited-style-name="Visited_20_Internet_20_Link">
630_360_16495...</text:a>
"]</text:p>
      <text:p text:style-name="P4">
Tags: ['Італія', 'Посольство', 'Україна', 'Війна з росією']</text:p>
      <text:p text:style-name="P4">
Type: Article</text:p>
      <!--METADATA-->
      <text:p text:style-name="P4">
<draw:frame draw:style-name="fr1" draw:name="Image41" text:anchor-type="as-char" svg:width="6.9236in" svg:height="3.956343in" draw:z-index="0">
<draw:image xlink:href="../Images/yкринформ/2023-05-08T-42-20-00-03-00/630_360_1649502566-997.jpg" xlink:type="simple" xlink:show="embed" xlink:actuate="onLoad" draw:mime-type="image/jpeg"/>
</draw:frame>
The Embassy of Italy called for the citizens of its country to give up travel in Ukraine because of the last attacks of Russian troops on Kiev.</text:p>
      <text:p text:style-name="P4">
According to Ukrinform, the Italian Embassy in [] reports it(https://www.facebook.com/100064530616709/posts/pfbid0yitDTNoEJ9wC74xjwtVz37MN1KVU2W3KMPzFxMVeZNPk8ybANQD8Xko43EUKBcrBl/).</text:p>
      <text:p text:style-name="P4">
"Збройні напади на Київ та всю територію України. Ситуація у сфері безпекизалишається критичною, існує ризик відключення електроенергії. Усі поїздки в <text:a xlink:type="simple" xlink:href="https://www.ukrinform.ua/tag-ukraina" text:style-name="Internet_20_link" text:visited-style-name="Visited_20_Internet_20_Link">
</text:a>
, in any quality, they are not recommended, " - the message reads.</text:p>
      <text:p text:style-name="P4">
As reported <text:a xlink:type="simple" xlink:href="https://www.ukrinform.ua/rubric-kyiv/3706195-na-kiiv-letilo-36-droniv-ce-bula-najmasovisa-ataka-na-stolicu-klicko.html" text:style-name="Internet_20_link" text:visited-style-name="Visited_20_Internet_20_Link">
</text:a>
, Kyiv City Chairman Vitaliy Klitschko called the night attack on the capital of the largest in the beginning of a full -scale invasion: 36 drones produced by the Russian flew to Kiev.</text:p>
      <text:p text:style-name="P4">
<text:span text:style-name="T4">
 Read also: </text:span>
 <text:a xlink:type="simple" xlink:href="https://www.ukrinform.ua/rubric-kyiv/3706258-dva-dni-policia-nacgvardia-i-teroborona-patruluvatimut-kiiv.html" text:style-name="Internet_20_link" text:visited-style-name="Visited_20_Internet_20_Link">
<text:span text:style-name="T4">
 Kiev </text:span>
</text:a>
In the Svyatoshinsky and Solomensk districts of the capital, the fall of the fragmentation was recorded, several people were injured.</text:p>
      <text:p text:style-name="P4">
News Source: <text:a xlink:type="simple" xlink:href="https://www.ukrinform.ua/rubric-ato/3706501-posolstvo-italii-zaklikalo-gromadan-vidmovitis-vid-poizdok-do-ukraini.html" text:style-name="Internet_20_link" text:visited-style-name="Visited_20_Internet_20_Link">
https://www.ukrinform.ua/rubric-ato/3706501-posolstvo-italii-zaklikalo-gromadan-vidmovitis-vid-poizdok-do-ukraini.html</text:a>
</text:p>
      <!--NEWS-->
      <text:h text:style-name="P10" text:outline-level="1">
<text:span text:style-name="T4">
Ukraine should study the experience of Israel in the construction of a strong state during the war - Kondratyuk</text:span>
</text:h>
      <text:p text:style-name="P4">
Authors: Ukrinform (Person)</text:p>
      <text:p text:style-name="P4">
Publisher: Укринформ (Organization)</text:p>
      <text:p text:style-name="P4">
Published Time: 2023-05-08T-44:13:00+03:00</text:p>
      <text:p text:style-name="P4">
Modified Time: 2023-05-08T22:13:00+03:00</text:p>
      <text:p text:style-name="P4">
Description: Ukraine should take into account the experience of Israel in building a strong state during the war. - Ukrinform.</text:p>
      <text:p text:style-name="P4">
Images: ["<text:a xlink:type="simple" xlink:href="https://static.ukrinform.com/photos/2022_05/thumb_files/630_360_1652785403-693.jpg" text:style-name="Internet_20_link" text:visited-style-name="Visited_20_Internet_20_Link">
630_360_16527...</text:a>
"]</text:p>
      <text:p text:style-name="P4">
Tags: ['Ізраїль', 'Кондратюк', 'Війна з росією', 'Єдині новини']</text:p>
      <text:p text:style-name="P4">
Type: Article</text:p>
      <!--METADATA-->
      <text:p text:style-name="P4">
<draw:frame draw:style-name="fr1" draw:name="Image42" text:anchor-type="as-char" svg:width="6.9236in" svg:height="3.956343in" draw:z-index="0">
<draw:image xlink:href="../Images/yкринформ/2023-05-08T-44-13-00-03-00/630_360_1652785403-693.jpg" xlink:type="simple" xlink:show="embed" xlink:actuate="onLoad" draw:mime-type="image/jpeg"/>
</draw:frame>
Ukrainian Marto to take into account the experience of Israel in the construction of a strong state during the war.</text:p>
      <text:p text:style-name="P4">
Olena Kondratyuk, Deputy Chairman of the Verkhovna Rada, expressed this opinion in the Eviritelvagraphon "Unified News", Ukrinform reports.</text:p>
      <text:p text:style-name="P4">
“We all believe in victory, but must be reinforced and understand that it is probably that we will have life in the future as it lives <text:a xlink:type="simple" xlink:href="https://www.ukrinform.ua/tag-izrail" text:style-name="Internet_20_link" text:visited-style-name="Visited_20_Internet_20_Link">
</text:a>
. That is, in the safety and constant activity and constant experience, but at the same time life is set up, ”Kondratyuk said.</text:p>
      <text:p text:style-name="P4">
According to her, we must first look at the extremely responsible state of this country to the alert system, to our safety. An important alert system itself, which orients people on the type of danger.</text:p>
      <text:p text:style-name="P4">
“Israel is very characterized by such a sense of freedom and re -equipment of the economy into military rails. It is very important for us in this system of system in which Israel exists when we talk about safety, when it is a long time to go down to the bomb shelter, to have this equipped bomb shelter. Israeliped to the rails of constant struggle for life. Each school has a bomb shelter that we need to do; Kindergartens also have special boxes, where children can run and wait and save lives for 15 seconds, ” - said.</text:p>
      <text:p text:style-name="P4">
She added that in this country they are punished by fines at the enterprises of those who neglect the alarm during working hours: “This is the coordinate system that we have motivated. You see, we survived such a difficult night when the greatness of "Shahmed" flew on us. And I communicated with whom I have communicated with, and they say they get used to it and continue to sleep. This is not typical for Israel, because it is a must -designed cover for safety. Israel and we have an enemy, say that we have common enemies. Since it is Iran for Israel, and for us we see that Russia is now using Iranian drones, so it is important for us to have a riding interest in the UN. Because we have a common danger. "</text:p>
      <text:p text:style-name="P4">
<text:span text:style-name="T4">
 Read also: </text:span>
 <text:a xlink:type="simple" xlink:href="https://www.ukrinform.ua/rubric-polytics/3704408-kondratuk-vislovilasa-za-rozvitok-vidnosin-z-izrailem.html" text:style-name="Internet_20_link" text:visited-style-name="Visited_20_Internet_20_Link">
<text:span text:style-name="T4">
 Kondratyuk </text:span>
</text:a>
The parliamentary Ukrainian delegation headed by the deputy of the head of the Verkhovna Rada Elena Kondratyuk together with the People's Deputies of Ukraine Olgavasilevskaya-Smaglyuk and Victoria Kinzburn on April 3 held a meeting with the Parliamentary Group of Friendship of Ukraine-Israel.</text:p>
      <text:p text:style-name="P4">
News Source: <text:a xlink:type="simple" xlink:href="https://www.ukrinform.ua/rubric-polytics/3706499-ukraini-varto-vivciti-dosvid-izrailu-u-pobudovi-silnoi-derzavi-pid-cas-vijni-kondratuk.html" text:style-name="Internet_20_link" text:visited-style-name="Visited_20_Internet_20_Link">
https://www.ukrinform.ua/rubric-polytics/3706499-ukraini-varto-vivciti-dosvid-izrailu-u-pobudovi-silnoi-derzavi-pid-cas-vijni-kondratuk.html</text:a>
</text:p>
      <!--NEWS-->
      <text:h text:style-name="P10" text:outline-level="1">
<text:span text:style-name="T4">
Zelensky told the details of today's rate meeting</text:span>
</text:h>
      <text:p text:style-name="P4">
Authors: Ukrinform (Person)</text:p>
      <text:p text:style-name="P4">
Publisher: Укринформ (Organization)</text:p>
      <text:p text:style-name="P4">
Published Time: 2023-05-08T-46:07:00+03:00</text:p>
      <text:p text:style-name="P4">
Modified Time: 2023-05-08T22:07:00+03:00</text:p>
      <text:p text:style-name="P4">
Description: Based on the data of intelligence and the military, which were discussed at the meeting of the Supreme Commander -in -Chief, Ukraine will take certain steps that will strengthen the state's protection. - Ukrinform.</text:p>
      <text:p text:style-name="P4">
Images: ["<text:a xlink:type="simple" xlink:href="https://static.ukrinform.com/photos/2022_08/thumb_files/630_360_1660582529-777.jpeg" text:style-name="Internet_20_link" text:visited-style-name="Visited_20_Internet_20_Link">
630_360_16605...</text:a>
"]</text:p>
      <text:p text:style-name="P4">
Tags: ['Розвідка', 'Зеленський', 'Війна з росією']</text:p>
      <text:p text:style-name="P4">
Type: Article</text:p>
      <!--METADATA-->
      <text:p text:style-name="P4">
<draw:frame draw:style-name="fr1" draw:name="Image43" text:anchor-type="as-char" svg:width="6.9236in" svg:height="3.956343in" draw:z-index="0">
<draw:image xlink:href="../Images/yкринформ/2023-05-08T-46-07-00-03-00/630_360_1660582529-777.jpeg" xlink:type="simple" xlink:show="embed" xlink:actuate="onLoad" draw:mime-type="image/jpeg"/>
</draw:frame>
Based on the intelligence data and the military, which were discussed at the Supreme Commander -in -Chief, Ukraine will take some steps that will protect the state.</text:p>
      <text:p text:style-name="P4">
Volodymyr Zelenskyy said this in <text:a xlink:type="simple" xlink:href="https://www.youtube.com/watch" text:style-name="Internet_20_link" text:visited-style-name="Visited_20_Internet_20_Link">
</text:a>
, reports Ukrinform.</text:p>
      <text:p text:style-name="P4">
“He held a rate meeting today. The commander of the operational assaults, the head, and the leaders of intelligence were also reported. By the way, the reports of Budanov Talitvinenko were especially thorough, very relevant, and on their basis we will make some steps - steps that will strengthen our protection, ”the Glavs said.</text:p>
      <text:p text:style-name="P4">
<text:span text:style-name="T5">
Viso: <text:a xlink:type="simple" xlink:href="https://www.facebook.com/president.gov.ua" text:style-name="Internet_20_link" text:visited-style-name="Visited_20_Internet_20_Link">
</text:a>
</text:span>
</text:p>
      <text:p text:style-name="P4">
According to the President, there were also reports on the preparation of new military units and the supply of ammunition.</text:p>
      <text:p text:style-name="P4">
“He held a meeting with the Minister for Strategic Industry Industry. There is good news about this, ”Zelensky informed.</text:p>
      <text:p text:style-name="P4">
<text:span text:style-name="T4">
 Read also: </text:span>
 <text:a xlink:type="simple" xlink:href="https://www.ukrinform.ua/rubric-ato/3706497-prezident-uspihi-ukrainciv-v-oboroni-proti-agresii-rf-ce-antidot-proti-insih-agresij.html" text:style-name="Internet_20_link" text:visited-style-name="Visited_20_Internet_20_Link">
</text:a>
According to Ukrinform, the President held a meeting of the High Chief Commander -in -Chief, where the last air attacks of the enemy, the situation of Nafroron and the supply of ammunition were discussed. The report on the front and the plans of the invaders for the near future was also heard.</text:p>
      <text:p text:style-name="P4">
<text:span text:style-name="T5">
Foto: op</text:span>
</text:p>
      <text:p text:style-name="P4">
News Source: <text:a xlink:type="simple" xlink:href="https://www.ukrinform.ua/rubric-ato/3706500-zelenskij-rozpoviv-pro-detali-sogodnisnogo-zasidanna-stavki.html" text:style-name="Internet_20_link" text:visited-style-name="Visited_20_Internet_20_Link">
https://www.ukrinform.ua/rubric-ato/3706500-zelenskij-rozpoviv-pro-detali-sogodnisnogo-zasidanna-stavki.html</text:a>
</text:p>
      <!--NEWS-->
      <text:h text:style-name="P10" text:outline-level="1">
<text:span text:style-name="T4">
Russian troops are striking in Kharkiv</text:span>
</text:h>
      <text:p text:style-name="P4">
Authors: Ukrinform (Person)</text:p>
      <text:p text:style-name="P4">
Publisher: Укринформ (Organization)</text:p>
      <text:p text:style-name="P4">
Published Time: 2023-05-08T-49:56:00+03:00</text:p>
      <text:p text:style-name="P4">
Modified Time: 2023-05-08T21:56:00+03:00</text:p>
      <text:p text:style-name="P4">
Description: Russian aggressors strike Kharkiv. - Ukrinform.</text:p>
      <text:p text:style-name="P4">
Images: ["<text:a xlink:type="simple" xlink:href="https://static.ukrinform.com/photos/2018_10/thumb_files/630_360_1538997471-852.jpg" text:style-name="Internet_20_link" text:visited-style-name="Visited_20_Internet_20_Link">
630_360_15389...</text:a>
"]</text:p>
      <text:p text:style-name="P4">
Tags: ['Обстріл', 'Харків', 'Синєгубов', 'Війна з росією']</text:p>
      <text:p text:style-name="P4">
Type: Article</text:p>
      <!--METADATA-->
      <text:p text:style-name="P4">
<draw:frame draw:style-name="fr1" draw:name="Image44" text:anchor-type="as-char" svg:width="6.9236in" svg:height="3.956343in" draw:z-index="0">
<draw:image xlink:href="../Images/yкринформ/2023-05-08T-49-56-00-03-00/630_360_1538997471-852.jpg" xlink:type="simple" xlink:show="embed" xlink:actuate="onLoad" draw:mime-type="image/jpeg"/>
</draw:frame>
Russian aggressors strike Kharkiv.</text:p>
      <text:p text:style-name="P4">
This was reported in <text:a xlink:type="simple" xlink:href="http://t.me/synegubov/6142" text:style-name="Internet_20_link" text:visited-style-name="Visited_20_Internet_20_Link">
</text:a>
Head of Kharkiv Ovaologov Sinegubov, reports Ukrinform.</text:p>
      <text:p text:style-name="P4">
"Attention!Inhabitants of Kharkiv and the region, the invaders again strike!" - wrote.</text:p>
      <text:p text:style-name="P4">
The head of the region urged not to ignore the alarm signals and stay with vulpies.</text:p>
      <text:p text:style-name="P4">
<text:span text:style-name="T4">
 Read also: </text:span>
 <text:a xlink:type="simple" xlink:href="https://www.ukrinform.ua/rubric-regions/3706202-rosiani-za-dobu-obstrilali-desat-oblastej-ukraini-zvedenna-ova.html" text:style-name="Internet_20_link" text:visited-style-name="Visited_20_Internet_20_Link">
<text:span text:style-name="T4">
 firing </text:span>
</text:a>
According to Ukrinform correspondent, there were already three explosions in the city.</text:p>
      <text:p text:style-name="P4">
News Source: <text:a xlink:type="simple" xlink:href="https://www.ukrinform.ua/rubric-ato/3706498-vijska-rf-zavdaut-udariv-po-harkovu.html" text:style-name="Internet_20_link" text:visited-style-name="Visited_20_Internet_20_Link">
https://www.ukrinform.ua/rubric-ato/3706498-vijska-rf-zavdaut-udariv-po-harkovu.html</text:a>
</text:p>
      <!--NEWS-->
      <text:h text:style-name="P10" text:outline-level="1">
<text:span text:style-name="T4">
President: The success of Ukrainians in defense against Russian aggression is an antidote against other aggression</text:span>
</text:h>
      <text:p text:style-name="P4">
Authors: Ukrinform (Person)</text:p>
      <text:p text:style-name="P4">
Publisher: Укринформ (Organization)</text:p>
      <text:p text:style-name="P4">
Published Time: 2023-05-08T-51:51:00+03:00</text:p>
      <text:p text:style-name="P4">
Modified Time: 2023-05-08T21:51:00+03:00</text:p>
      <text:p text:style-name="P4">
Description: The success of Ukrainians in defense against Russian aggression is an antidote against other aggression. The world must see that the free people are able to protect freedom from invaders. - Ukrinform.</text:p>
      <text:p text:style-name="P4">
Images: ["<text:a xlink:type="simple" xlink:href="https://static.ukrinform.com/photos/2023_04/thumb_files/630_360_1682451261-591.jpeg" text:style-name="Internet_20_link" text:visited-style-name="Visited_20_Internet_20_Link">
630_360_16824...</text:a>
"]</text:p>
      <text:p text:style-name="P4">
Tags: ['Україна', 'Зеленський', 'Війна з росією']</text:p>
      <text:p text:style-name="P4">
Type: Article</text:p>
      <!--METADATA-->
      <text:p text:style-name="P4">
<draw:frame draw:style-name="fr1" draw:name="Image45" text:anchor-type="as-char" svg:width="6.9236in" svg:height="3.956343in" draw:z-index="0">
<draw:image xlink:href="../Images/yкринформ/2023-05-08T-51-51-00-03-00/630_360_1682451261-591.jpeg" xlink:type="simple" xlink:show="embed" xlink:actuate="onLoad" draw:mime-type="image/jpeg"/>
</draw:frame>
The success of Ukrainians in defense against Russian aggression is an antidote against other aggression. The world must see that the free people are able to protect the freedom of the Side.</text:p>
      <text:p text:style-name="P4">
Volodymyr Zelenskyy said this in <text:a xlink:type="simple" xlink:href="https://www.youtube.com/watch" text:style-name="Internet_20_link" text:visited-style-name="Visited_20_Internet_20_Link">
</text:a>
, reports Ukrinform.</text:p>
      <text:p text:style-name="P4">
<text:span text:style-name="T5">
Viso: <text:a xlink:type="simple" xlink:href="https://www.president.gov.ua/news/uspihi-ukrayinciv-v-oboroni-proti-rosijskoyi-agresiyi-ce-ant-82769" text:style-name="Internet_20_link" text:visited-style-name="Visited_20_Internet_20_Link">
</text:a>
</text:span>
</text:p>
      <text:p text:style-name="P4">
<text:span text:style-name="T4">
 I wish health, dear Ukrainians!</text:span>
</text:p>
      <text:p text:style-name="P4">
First of all, I want to thank our soldiers. Those who protect the Ukrainian sky, andim, who beats for the sake of Ukraine on the forefront.</text:p>
      <text:p text:style-name="P4">
Our defenders of the sky are the soldiers of the Air Force and other troops who have involved the defense against rockets and Shahheda of terrorists - these days are just fellows!Not only inspire us. Partners see what Ukrainians are capable of, what weapons are in our hands, which we are effective when we are acting for our joint security.</text:p>
      <text:p text:style-name="P4">
The success of Ukrainians in defense against Russian aggression is, unambiguously, anti -Dotto protruding of other aggression. The world must see that the free people are able to protect the grave from the invaders. We can - so others will be able to. If Taksamo will act boldly, just as well and as well with other free peoples. I thank every warrior who gives Ukraine this result!I thank every partner who helps our soldiers exactly the weapon needed for the results!</text:p>
      <text:p text:style-name="P4">
I will especially note today the soldiers of the 96th Kiev anti-aircraft missile brigade. The ghost and last day are absolute good fellows!</text:p>
      <text:p text:style-name="P4">
Of course, today, as always, I thank our units that fight the most cruel destinations. Marinka, Bakhmut, Avdiivka ... I thank everyone who protects Ukraine there for bravery and sustainability!The occupiers have re-arranged from their leaders some regular tasks to move somewhere for sure to give ... Well, this means only that despite any give our heroes, as always, to destroy the occupier.</text:p>
      <text:p text:style-name="P4">
He held a rate meeting today. The commander of the operational assaults, the head, and the leaders of intelligence were also reported. By the way, the reports of Budanov Talitvinenko were especially thorough, very relevant, and on their basis we will make some steps - steps that will strengthen our protection.</text:p>
      <text:p text:style-name="P4">
There were also reports on the preparation of our new units, on the supply of boobs. He held a meeting with the Minister for Strategic Industrial Industry on Ammunition. There are good news about this. Of course, a contagious time to publish them.The first meeting is for mine demining. As of now, more than 170,000 kilometers of our territory are contaminated with mines and ammunition that have been broken. In general, this is evaluated within the time limits quite unpleasant - it is necessary, it takes decades to deal with such a threat. We have to do it much faster. We also prepare a special system of action, which will help to change the new territory more quickly after de -occupation. We are actively working as partners to increase our capabilities. In technique, in preparations and pyrotechnics. With everyone in the world who has experience, who has technology, who has financial capabilities to support, we will cooperate to make Ukraine again clean from Russian mines.</text:p>
      <text:p text:style-name="P4">
Another meeting is the Security, which he has held today, concerns the development of a fundamental new security concept for Ukraine. We will comprehensively give all the country's security issues. At the legislative level, at the level of government, in specific practical issues. From the protection of the border to new safe conditions for the work of schools, from the infrastructure foundations of the economy of the real ability to guarantee our people such protection against terror that have the most advanced states of the world. All this will be presented. All this is everyday.</text:p>
      <text:p text:style-name="P4">
Today, May 8, when the world remembers the words "Never again!", We are giving in Ukraine to these words. Not only to remember but to protect. Not only to appreciate life, but to do everything to anyone who threatens life, anyone who carries aggression, anyone who resorts to terror against other peoples - that every such evil will lose.</text:p>
      <text:p text:style-name="P4">
I thank everyone who helps us protect life!Glory to all our soldiers, who is in battle for Ukraine!</text:p>
      <text:p text:style-name="P4">
May the victory over the present evil of Rashism be the best honor of the memory of who fought and defeated Nazism!</text:p>
      <text:p text:style-name="P4">
<text:span text:style-name="T4">
Glory to Ukraine!</text:span>
</text:p>
      <text:p text:style-name="P4">
<text:span text:style-name="T5">
Foto: op</text:span>
</text:p>
      <text:p text:style-name="P4">
News Source: <text:a xlink:type="simple" xlink:href="https://www.ukrinform.ua/rubric-ato/3706497-prezident-uspihi-ukrainciv-v-oboroni-proti-agresii-rf-ce-antidot-proti-insih-agresij.html" text:style-name="Internet_20_link" text:visited-style-name="Visited_20_Internet_20_Link">
https://www.ukrinform.ua/rubric-ato/3706497-prezident-uspihi-ukrainciv-v-oboroni-proti-agresii-rf-ce-antidot-proti-insih-agresij.html</text:a>
</text:p>
      <!--NEWS-->
      <text:h text:style-name="P10" text:outline-level="1">
<text:span text:style-name="T4">
Putin came to Ukraine because the world has not stopped it earlier - Hillary Clinton</text:span>
</text:h>
      <text:p text:style-name="P4">
Authors: Ukrinform (Person)</text:p>
      <text:p text:style-name="P4">
Publisher: Укринформ (Organization)</text:p>
      <text:p text:style-name="P4">
Published Time: 2023-05-08T-53:44:00+03:00</text:p>
      <text:p text:style-name="P4">
Modified Time: 2023-05-08T21:44:00+03:00</text:p>
      <text:p text:style-name="P4">
Description: The Russian invasion of Ukraine was possible, as the world community failed to respond adequately to Putin's previous aggression. - Ukrinform.</text:p>
      <text:p text:style-name="P4">
Images: ["<text:a xlink:type="simple" xlink:href="https://static.ukrinform.com/photos/2018_01/thumb_files/630_360_1515137754-2196.jpg" text:style-name="Internet_20_link" text:visited-style-name="Visited_20_Internet_20_Link">
630_360_15151...</text:a>
"]</text:p>
      <text:p text:style-name="P4">
Tags: ['Грузія', 'Україна', 'Гілларі Клінтон', 'Війна з росією']</text:p>
      <text:p text:style-name="P4">
Type: Article</text:p>
      <!--METADATA-->
      <text:p text:style-name="P4">
<draw:frame draw:style-name="fr1" draw:name="Image46" text:anchor-type="as-char" svg:width="6.9236in" svg:height="3.956343in" draw:z-index="0">
<draw:image xlink:href="../Images/yкринформ/2023-05-08T-53-44-00-03-00/630_360_1515137754-2196.jpg" xlink:type="simple" xlink:show="embed" xlink:actuate="onLoad" draw:mime-type="image/jpeg"/>
</draw:frame>
The Russian invasion of Ukraine has become possible because the world community has been able to respond adequately to Putin's previous aggression.</text:p>
      <text:p text:style-name="P4">
According to the Ukrinform correspondent, this during a speech in Ottawa declared the State Secretary and Presidential candidate Hillary Clinton.</text:p>
      <text:p text:style-name="P4">
According to her, when <text:a xlink:type="simple" xlink:href="https://www.ukrinform.ua/tag-putin" text:style-name="Internet_20_link" text:visited-style-name="Visited_20_Internet_20_Link">
</text:a>
He came to Georgia in 2008 "We all bowed to negotiations, made speeches from this drive." “We expressed our complete rejection, but no one really did anything. Think about the lessons that Putin has learned of this, ”Clinton said.</text:p>
      <text:p text:style-name="P4">
When Russia first invaded Ukraine in 2014, “again sounded: Gods, it would be good if he did not do it, it is very unfortunate, but we have other problems that we need to focus on, other places that need attention” . "Putin realized that he could get off the invasion of other countries, interference in elections and accumulate influence for the sake of embodiment of his great methyration of Russian grandeur," the former Secretary of State said.</text:p>
      <text:p text:style-name="P4">
Clinton stressed that the only solution is now the victory of Ukraine, for which it has to do with all the necessary international community. "In our interests, stop Russia," she said.</text:p>
      <text:p text:style-name="P4">
<text:span text:style-name="T4">
 Read also: </text:span>
 <text:a xlink:type="simple" xlink:href="https://www.ukrinform.ua/rubric-ato/3704911-derzdep-stati-nikoli-ne-vidvernutsa-vid-togo-so-vidbuvaetsa-v-ukraini.html" text:style-name="Internet_20_link" text:visited-style-name="Visited_20_Internet_20_Link">
<text:span text:style-name="T4">
 State Department </text:span>
</text:a>
Clinton added that the repeated inability to stop Russia "would be a catastrophic point of view of the solution of Chinese aggression."</text:p>
      <text:p text:style-name="P4">
As reported <text:a xlink:type="simple" xlink:href="https://www.ukrinform.ua/rubric-polytics/3706495-ssa-pro-mirni-zusilla-kitau-vazlivo-pracuvati-v-tisnij-koordinacii-z-ukrainou.html" text:style-name="Internet_20_link" text:visited-style-name="Visited_20_Internet_20_Link">
</text:a>
, US Department of State Department Vedant Patel, commenting on the intention of China to send a special representative to Ukraine, stated that the United States believed that any diplomatic efforts to achieve peace in the war between the Russian Federation and Ukraine are in direct coordination with Kyiv.</text:p>
      <text:p text:style-name="P4">
News Source: <text:a xlink:type="simple" xlink:href="https://www.ukrinform.ua/rubric-polytics/3706496-putin-vdersa-do-ukraini-bo-svit-ne-spiniv-jogo-ranise-gillari-klinton.html" text:style-name="Internet_20_link" text:visited-style-name="Visited_20_Internet_20_Link">
https://www.ukrinform.ua/rubric-polytics/3706496-putin-vdersa-do-ukraini-bo-svit-ne-spiniv-jogo-ranise-gillari-klinton.html</text:a>
</text:p>
      <!--NEWS-->
      <text:h text:style-name="P10" text:outline-level="1">
<text:span text:style-name="T4">
The Russians per day fired at the border communities of Sumy region</text:span>
</text:h>
      <text:p text:style-name="P4">
Authors: Ukrinform (Person)</text:p>
      <text:p text:style-name="P4">
Publisher: Укринформ (Organization)</text:p>
      <text:p text:style-name="P4">
Published Time: 2023-05-08T-55:38:00+03:00</text:p>
      <text:p text:style-name="P4">
Modified Time: 2023-05-08T21:38:00+03:00</text:p>
      <text:p text:style-name="P4">
Description: Russian troops on Monday, May 8 carried out 12 shelling of border communities of Sumy region. - Ukrinform.</text:p>
      <text:p text:style-name="P4">
Images: ["<text:a xlink:type="simple" xlink:href="https://static.ukrinform.com/photos/2021_12/thumb_files/630_360_1640330796-210.jpeg" text:style-name="Internet_20_link" text:visited-style-name="Visited_20_Internet_20_Link">
630_360_16403...</text:a>
"]</text:p>
      <text:p text:style-name="P4">
Tags: ['Обстріл', 'Сумщина', 'Війна з росією']</text:p>
      <text:p text:style-name="P4">
Type: Article</text:p>
      <!--METADATA-->
      <text:p text:style-name="P4">
<draw:frame draw:style-name="fr1" draw:name="Image47" text:anchor-type="as-char" svg:width="6.9236in" svg:height="3.956343in" draw:z-index="0">
<draw:image xlink:href="../Images/yкринформ/2023-05-08T-55-38-00-03-00/630_360_1640330796-210.jpeg" xlink:type="simple" xlink:show="embed" xlink:actuate="onLoad" draw:mime-type="image/jpeg"/>
</draw:frame>
Russian troops on Monday, May 8 carried out 12 shelling of border communities of Sumy region.</text:p>
      <text:p text:style-name="P4">
According to Ukrinform, the Sumy Regional Military Administration reports in <text:a xlink:type="simple" xlink:href="https://t.me/Sumy_news_ODA/16030" text:style-name="Internet_20_link" text:visited-style-name="Visited_20_Internet_20_Link">
</text:a>
.</text:p>
      <text:p text:style-name="P4">
“During the day, the Russians made 12 <text:a xlink:type="simple" xlink:href="https://www.ukrinform.ua/tag-obstril" text:style-name="Internet_20_link" text:visited-style-name="Visited_20_Internet_20_Link">
</text:a>
. 70 explosions have been recorded. The settlements of Yunakovskaya, Belopilsk, Znob -Novgorod, Shalyginsk, Esman, Novoslobidsk communities were suffered by the shelling, - the message reads.</text:p>
      <text:p text:style-name="P4">
The enemy beat the enemy from mortars(4 explosions)and artillery(4wibuhi).</text:p>
      <text:p text:style-name="P4">
По Новослобідській громаді росіяни здійснили обстріл зі ствольної артилерії (4wibuhi). Внаслідок обстрілу пошкоджено два приватні автомобілі, чотириприватні житлові будинки, лінію електропередач.</text:p>
      <text:p text:style-name="P4">
<text:span text:style-name="T4">
Читайте також:</text:span>
 <text:a xlink:type="simple" xlink:href="https://www.ukrinform.ua/rubric-ato/3706350-rosiani-znovu-obstrilali-prikordonna-cernigivsini.html" text:style-name="Internet_20_link" text:visited-style-name="Visited_20_Internet_20_Link">
 <text:span text:style-name="T4">
обстріл</text:span>
 </text:a>
As a result of another artebate(3 explosions)Private housing building was damaged. There was also one mortar explosion.</text:p>
      <text:p text:style-name="P4">
In the Belopil community, Russian troops were beaten from a barrel artillery(2 Vibuhi), mortars(9 explosions)and AGS(15 explosions).</text:p>
      <text:p text:style-name="P4">
По Шалигинській громаді загарбники здійснили обстріл з РСЗВ (7 explosions).</text:p>
      <text:p text:style-name="P4">
Як повідомляв <text:a xlink:type="simple" xlink:href="https://www.ukrinform.ua/rubric-regions/3706202-rosiani-za-dobu-obstrilali-desat-oblastej-ukraini-zvedenna-ova.html" text:style-name="Internet_20_link" text:visited-style-name="Visited_20_Internet_20_Link">
 </text:a>
, troops of Russian federation last day struck ten regions of Ukraine.</text:p>
      <text:p text:style-name="P4">
News Source: <text:a xlink:type="simple" xlink:href="https://www.ukrinform.ua/rubric-ato/3706493-rosiani-za-dobu-12-raziv-obstrilali-prikordonni-gromadi-sumsini.html" text:style-name="Internet_20_link" text:visited-style-name="Visited_20_Internet_20_Link">
https://www.ukrinform.ua/rubric-ato/3706493-rosiani-za-dobu-12-raziv-obstrilali-prikordonni-gromadi-sumsini.html</text:a>
</text:p>
      <!--NEWS-->
      <text:h text:style-name="P10" text:outline-level="1">
<text:span text:style-name="T4">
APL: "Everton" with Mykolenko defeated "Brighton"</text:span>
</text:h>
      <text:p text:style-name="P4">
Authors: Ukrinform (Person)</text:p>
      <text:p text:style-name="P4">
Publisher: Укринформ (Organization)</text:p>
      <text:p text:style-name="P4">
Published Time: 2023-05-08T-57:35:00+03:00</text:p>
      <text:p text:style-name="P4">
Modified Time: 2023-05-08T21:35:00+03:00</text:p>
      <text:p text:style-name="P4">
Description: The English Premier League (APL) continues the matches of the 35th round of the football championship. - Ukrinform.</text:p>
      <text:p text:style-name="P4">
Images: ["<text:a xlink:type="simple" xlink:href="https://static.ukrinform.com/photos/2023_05/thumb_files/630_360_1683570295-549.jpg" text:style-name="Internet_20_link" text:visited-style-name="Visited_20_Internet_20_Link">
630_360_16835...</text:a>
"]</text:p>
      <text:p text:style-name="P4">
Tags: ['Футбол', 'Віталій Миколенко', 'АПЛ', 'Евертон']</text:p>
      <text:p text:style-name="P4">
Type: Article</text:p>
      <!--METADATA-->
      <text:p text:style-name="P4">
<draw:frame draw:style-name="fr1" draw:name="Image48" text:anchor-type="as-char" svg:width="6.9236in" svg:height="3.956343in" draw:z-index="0">
<draw:image xlink:href="../Images/yкринформ/2023-05-08T-57-35-00-03-00/630_360_1683570295-549.jpg" xlink:type="simple" xlink:show="embed" xlink:actuate="onLoad" draw:mime-type="image/jpeg"/>
</draw:frame>
Wanglius Premier League(Premier League)The matches of the 35th round of football first.</text:p>
      <text:p text:style-name="P4">
"Everton" of Ukrainian defender Vitaliy Mykolenko on a visit to "Amex Stadia" gained confident over "Brighton" - 5: 1, reports Ukrinform.</text:p>
      <text:p text:style-name="P4">
Balls at the goal of losers scored abduct Dukure(1-a, 29-a minute), Jason table(35 - Automotive)and twin McNil(76, 90+6); Alexis Macallist was distinguished as part of the owners(79).</text:p>
      <text:p text:style-name="P4">
Миколенко провів на полі увесь матч.</text:p>
      <text:p text:style-name="P4">
<text:span text:style-name="T4">
Читайте також:</text:span>
 <text:a xlink:type="simple" xlink:href="https://www.ukrinform.ua/rubric-sports/3703380-apl-everton-z-mikolenkom-unik-porazki-u-lesteri.html" text:style-name="Internet_20_link" text:visited-style-name="Visited_20_Internet_20_Link">
 <text:span text:style-name="T4">
Миколенко</text:span>
 </text:a>
“Irishi” from Liverpool(32 glasses)They rose to 16th place, leaving the area of disposal area in the tournament.</text:p>
      <text:p text:style-name="P4">
The next Everton match will spend on May 14 at home against Manchester City.</text:p>
      <text:p text:style-name="P4">
Leading in Manchester City APL(82 glasses)Alexander Zinchenko, ahead of London "Arsenal" of Ukrainian Arsenal(81)who has more for the game.</text:p>
      <text:p text:style-name="P4">
Photo: AFP.</text:p>
      <text:p text:style-name="P4">
News Source: <text:a xlink:type="simple" xlink:href="https://www.ukrinform.ua/rubric-sports/3706492-apl-everton-z-mikolenkom-rozgromiv-brajton.html" text:style-name="Internet_20_link" text:visited-style-name="Visited_20_Internet_20_Link">
https://www.ukrinform.ua/rubric-sports/3706492-apl-everton-z-mikolenkom-rozgromiv-brajton.html</text:a>
</text:p>
      <!--NEWS-->
      <text:h text:style-name="P10" text:outline-level="1">
<text:span text:style-name="T4">
Twitter will remove accounts that have been inactive years</text:span>
</text:h>
      <text:p text:style-name="P4">
Authors: Ukrinform (Person)</text:p>
      <text:p text:style-name="P4">
Publisher: Укринформ (Organization)</text:p>
      <text:p text:style-name="P4">
Published Time: 2023-05-08T-59:27:00+03:00</text:p>
      <text:p text:style-name="P4">
Modified Time: 2023-05-08T21:27:00+03:00</text:p>
      <text:p text:style-name="P4">
Description: The Twitter social network will delete users' accounts that have not been active for several years. - Ukrinform.</text:p>
      <text:p text:style-name="P4">
Images: ["<text:a xlink:type="simple" xlink:href="https://static.ukrinform.com/photos/2023_05/thumb_files/630_360_1683570402-821.jpg" text:style-name="Internet_20_link" text:visited-style-name="Visited_20_Internet_20_Link">
630_360_16835...</text:a>
"]</text:p>
      <text:p text:style-name="P4">
Tags: ['Інтернет', 'Twitter', 'Соцмережі']</text:p>
      <text:p text:style-name="P4">
Type: Article</text:p>
      <!--METADATA-->
      <text:p text:style-name="P4">
<draw:frame draw:style-name="fr1" draw:name="Image49" text:anchor-type="as-char" svg:width="6.9236in" svg:height="3.956343in" draw:z-index="0">
<draw:image xlink:href="../Images/yкринформ/2023-05-08T-59-27-00-03-00/630_360_1683570402-821.jpg" xlink:type="simple" xlink:show="embed" xlink:actuate="onLoad" draw:mime-type="image/jpeg"/>
</draw:frame>
The social networkinger will delete users' accounts that have not been active for several years.</text:p>
      <text:p text:style-name="P4">
As Ukrinform reports, about it <text:a xlink:type="simple" xlink:href="http://twitter.com/elonmusk/status/1655608985058267139" text:style-name="Internet_20_link" text:visited-style-name="Visited_20_Internet_20_Link">
</text:a>
The owner of the platformillon Musk.</text:p>
      <text:p text:style-name="P4">
"We have cleansed accounts that have not been active for a few years, so you will probably see a fall in the number of your signatures," - wrote <text:a xlink:type="simple" xlink:href="https://www.ukrinform.ua/tag-maski" text:style-name="Internet_20_link" text:visited-style-name="Visited_20_Internet_20_Link">
</text:a>
.</text:p>
      <text:p text:style-name="Quotations">

<text:p text:style-name="P4">
We’re purging accounts that have had no activity at all for several years,&gt;
 so you will probably see follower count drop&gt;
&gt;
 — Elon Musk(@elonmusk) <text:a xlink:type="simple" xlink:href="https://twitter.com/elonmusk/status/1655608985058267139" text:style-name="Internet_20_link" text:visited-style-name="Visited_20_Internet_20_Link">
&gt;
 </text:a>
At the same time, he did not report more detailed criteria that will be consistent with the removal of records.</text:p>

</text:p>
      <text:p text:style-name="P4">
<text:span text:style-name="T4">
 Read also: </text:span>
 <text:a xlink:type="simple" xlink:href="https://www.ukrinform.ua/rubric-technology/3700226-ostanni-zmini-u-twitter-dopomagaut-avtoritarnim-rezimam-siriti-propagandu.html" text:style-name="Internet_20_link" text:visited-style-name="Visited_20_Internet_20_Link">
</text:a>
As specifies <text:a xlink:type="simple" xlink:href="http://www.reuters.com/technology/twitter-remove-inactive-accounts-2023-05-08/" text:style-name="Internet_20_link" text:visited-style-name="Visited_20_Internet_20_Link">
</text:a>
, according to Twitter's policy, users have to enter their account at least every 30 days to avoid final removal due to prolonged inaction.</text:p>
      <text:p text:style-name="P4">
<text:span text:style-name="T5">
Foto: Getty Images</text:span>
</text:p>
      <text:p text:style-name="P4">
News Source: <text:a xlink:type="simple" xlink:href="https://www.ukrinform.ua/rubric-technology/3706491-tvitter-vidalatime-akaunti-aki-buli-neaktivni-rokami.html" text:style-name="Internet_20_link" text:visited-style-name="Visited_20_Internet_20_Link">
https://www.ukrinform.ua/rubric-technology/3706491-tvitter-vidalatime-akaunti-aki-buli-neaktivni-rokami.html</text:a>
</text:p>
      <!--NEWS-->
      <text:h text:style-name="P10" text:outline-level="1">
<text:span text:style-name="T4">
The victory of Ukraine over Russia will be a signal of restraint for China - freeland</text:span>
</text:h>
      <text:p text:style-name="P4">
Authors: Ukrinform (Person)</text:p>
      <text:p text:style-name="P4">
Publisher: Укринформ (Organization)</text:p>
      <text:p text:style-name="P4">
Published Time: 2023-05-08T-61:14:00+03:00</text:p>
      <text:p text:style-name="P4">
Modified Time: 2023-05-08T21:14:00+03:00</text:p>
      <text:p text:style-name="P4">
Description: The convincing victory of Ukraine in the war against Russia will allow China from potential aggression. - Ukrinform.</text:p>
      <text:p text:style-name="P4">
Images: ["<text:a xlink:type="simple" xlink:href="https://static.ukrinform.com/photos/2019_05/thumb_files/630_360_1557297247-835.jpg" text:style-name="Internet_20_link" text:visited-style-name="Visited_20_Internet_20_Link">
630_360_15572...</text:a>
"]</text:p>
      <text:p text:style-name="P4">
Tags: ['Фріланд', 'Канада', 'Китай', 'Війна з росією']</text:p>
      <text:p text:style-name="P4">
Type: Article</text:p>
      <!--METADATA-->
      <text:p text:style-name="P4">
<draw:frame draw:style-name="fr1" draw:name="Image50" text:anchor-type="as-char" svg:width="6.9236in" svg:height="3.956343in" draw:z-index="0">
<draw:image xlink:href="../Images/yкринформ/2023-05-08T-61-14-00-03-00/630_360_1557297247-835.jpg" xlink:type="simple" xlink:show="embed" xlink:actuate="onLoad" draw:mime-type="image/jpeg"/>
</draw:frame>
The convincing victory of Ukraine in the war against Russia will help to restrain China's for potential aggression.</text:p>
      <text:p text:style-name="P4">
According to the Ukrinform correspondent, Viceremier of Canadychrist Freeland said this.</text:p>
      <text:p text:style-name="P4">
“The strongest restraint signal we can send in China is a confident performance of Ukraine(In the war against Russia - ed.)”, - said the government.</text:p>
      <text:p text:style-name="P4">
In her opinion, the defeat of Russia will show all the dictators of the world that "Democracy to defend themselves and eventually is able to win."</text:p>
      <text:p text:style-name="P4">
<text:span text:style-name="T4">
 Read also: </text:span>
 <text:a xlink:type="simple" xlink:href="https://www.ukrinform.ua/rubric-economy/3654982-peremoga-ukraini-u-vijni-dast-znacnij-postovh-svitovij-ekonomici-friland.html" text:style-name="Internet_20_link" text:visited-style-name="Visited_20_Internet_20_Link">
<text:span text:style-name="T4">
 freeland </text:span>
</text:a>
As reported by Ukrinform, <text:a xlink:type="simple" xlink:href="https://www.ukrinform.ua/tag-kitaj" text:style-name="Internet_20_link" text:visited-style-name="Visited_20_Internet_20_Link">
</text:a>
Taiwan's selling American weapons and urged the US to stop military contact with the island.</text:p>
      <text:p text:style-name="P4">
News Source: <text:a xlink:type="simple" xlink:href="https://www.ukrinform.ua/rubric-polytics/3706489-peremoga-ukraini-nad-rosieu-stane-signalom-strimuvanna-dla-kitau-friland.html" text:style-name="Internet_20_link" text:visited-style-name="Visited_20_Internet_20_Link">
https://www.ukrinform.ua/rubric-polytics/3706489-peremoga-ukraini-nad-rosieu-stane-signalom-strimuvanna-dla-kitau-friland.html</text:a>
</text:p>
      <!--NEWS-->
      <text:h text:style-name="P10" text:outline-level="1">
<text:span text:style-name="T4">
The Ministry of Health processes two types of voluntary insurance</text:span>
</text:h>
      <text:p text:style-name="P4">
Authors: Ukrinform (Person)</text:p>
      <text:p text:style-name="P4">
Publisher: Укринформ (Organization)</text:p>
      <text:p text:style-name="P4">
Published Time: 2023-05-08T-77:08:00+03:00</text:p>
      <text:p text:style-name="P4">
Modified Time: 2023-05-08T20:08:00+03:00</text:p>
      <text:p text:style-name="P4">
Description: The Ministry of Health processes two types of voluntary medical insurance: pharmaceutical and to cover paid medical services. - Ukrinform.</text:p>
      <text:p text:style-name="P4">
Images: ["<text:a xlink:type="simple" xlink:href="https://static.ukrinform.com/photos/2022_05/thumb_files/630_360_1651943975-280.jpg" text:style-name="Internet_20_link" text:visited-style-name="Visited_20_Internet_20_Link">
630_360_16519...</text:a>
"]</text:p>
      <text:p text:style-name="P4">
Tags: ['Медицина', 'МОЗ', 'Страхування']</text:p>
      <text:p text:style-name="P4">
Type: Article</text:p>
      <!--METADATA-->
      <text:p text:style-name="P4">
<draw:frame draw:style-name="fr1" draw:name="Image51" text:anchor-type="as-char" svg:width="6.9236in" svg:height="3.956343in" draw:z-index="0">
<draw:image xlink:href="../Images/yкринформ/2023-05-08T-77-08-00-03-00/630_360_1651943975-280.jpg" xlink:type="simple" xlink:show="embed" xlink:actuate="onLoad" draw:mime-type="image/jpeg"/>
</draw:frame>
The corrosion operates two types of voluntary medical insurance: pharmaceutical and to cover paid medical services.</text:p>
      <text:p text:style-name="P4">
The Minister of Health Viktorlyashko said this during a meeting with journalists, Ukrinform correspondent reports.</text:p>
      <text:p text:style-name="P4">
"We are actively working on the development of two voluntary types of medical insurance. Amortoxt, pharmaceutical, in order to insure people from potential rises in the event of a disease and in case of purchase(https://www.ukrinform.ua/tag-medicina)Guarantees. And the second is for the development of services that the program of medical guarantees does not cover, "Lyashko said.</text:p>
      <text:p text:style-name="P4">
Now, he said, there is a work on the formation of a list of services that are covered by a medical guarantee program to form a list of services that are not covered by PMG. As an example, the Minister cited the stent services, the shunt, which are provided in the case of heart attacks. According to the minister in urgent falls, the state covers the costs of the patient stenting. Patients with 3-4 angina are not paid for, although it is possible to do this disease or bypass disease.</text:p>
      <text:p text:style-name="P4">
<text:span text:style-name="T4">
 Read also: </text:span>
 <text:a xlink:type="simple" xlink:href="https://www.ukrinform.ua/rubric-society/3706389-moz-rozgladae-mozlivist-skasuvanna-koronavirusnih-obmezen-v-ukraini.html" text:style-name="Internet_20_link" text:visited-style-name="Visited_20_Internet_20_Link">
<text:span text:style-name="T4">
 MOH </text:span>
</text:a>
"The state in advance cannot cover it(In the budget of the Medicinal Program - Ed.)because a large number of patients with such diseases. But if there is a list of paid services, insurance companies can calculate the cost of this insurance and buy it. When we do it, then the state's question can be considered, to additionally, over the program of medical guarantees, to buy something for sure sections of the population, "Lyashko explained.</text:p>
      <text:p text:style-name="P4">
According to Ukrinform, the National Health Service of Ukraine plans to improve the work with patients and monitor the implementation of the Medical Guarantee Program.</text:p>
      <text:p text:style-name="P4">
News Source: <text:a xlink:type="simple" xlink:href="https://www.ukrinform.ua/rubric-society/3706461-moz-opracovue-dva-vidi-dobrovilnogo-medstrahuvanna.html" text:style-name="Internet_20_link" text:visited-style-name="Visited_20_Internet_20_Link">
https://www.ukrinform.ua/rubric-society/3706461-moz-opracovue-dva-vidi-dobrovilnogo-medstrahuvanna.html</text:a>
</text:p>
      <!--NEWS-->
      <text:h text:style-name="P10" text:outline-level="1">
<text:span text:style-name="T4">
Air defense shot down 35 Shahed drones overnight in Kyiv</text:span>
</text:h>
      <text:p text:style-name="P4">
Authors: liveuamap (Language: en)</text:p>
      <text:p text:style-name="P4">
Time: 2023-05-08T01:27:01</text:p>
      <text:p text:style-name="P4">
Location: Kyiv (Latitude:50.73993 Longtitude:30.47058)</text:p>
      <text:p text:style-name="P4">
Videos: []</text:p>
      <text:p text:style-name="P4">
Images: ["<text:a xlink:type="simple" xlink:href="https://liveuamap.com/pics/2023/05/08/22561182_0.jpg" text:style-name="Internet_20_link" text:visited-style-name="Visited_20_Internet_20_Link">
22561182_0.jpg</text:a>
"]</text:p>
      <text:p text:style-name="P4">
Tags: ["Russia"]</text:p>
      <text:p text:style-name="P4">
Id: 22561182</text:p>
      <!--METADATA-->
      <text:p text:style-name="P4">
Air defense shot down 35 Shahed drones overnight in Kyiv</text:p>
      <text:p text:style-name="P4">
<draw:frame draw:style-name="fr1" draw:name="Image52" text:anchor-type="as-char" svg:width="6.9236in" svg:height="6.9236in" draw:z-index="0">
<draw:image xlink:href="../Images/liveuamap/2023-05-08T01-27-01/22561182_0.jpg" xlink:type="simple" xlink:show="embed" xlink:actuate="onLoad" draw:mime-type="image/jpeg"/>
</draw:frame>
News Collection Link: <text:a xlink:type="simple" xlink:href="https://liveuamap.com/en/2023/8-may-air-defense-shot-down-35-shahed-drones-overnight-in" text:style-name="Internet_20_link" text:visited-style-name="Visited_20_Internet_20_Link">
https://liveuamap.com/en/2023/8-may-air-defense-shot-down-35-shahed-drones-overnight-in</text:a>
</text:p>
      <text:p text:style-name="P4">
News Source: <text:a xlink:type="simple" xlink:href="https://t.me/OdessaDumskayaNet/55286" text:style-name="Internet_20_link" text:visited-style-name="Visited_20_Internet_20_Link">
https://t.me/OdessaDumskayaNet/55286</text:a>
</text:p>
      <!--NEWS-->
      <text:h text:style-name="P10" text:outline-level="1">
<text:span text:style-name="T4">
Multiple residential buildings damaged in Kyiv by drones debris. 5 people wounded</text:span>
</text:h>
      <text:p text:style-name="P4">
Authors: liveuamap (Language: en)</text:p>
      <text:p text:style-name="P4">
Time: 2023-05-08T01:29:22</text:p>
      <text:p text:style-name="P4">
Location: Kyiv, Kyiv city (Latitude:50.40348 Longtitude:30.44312)</text:p>
      <text:p text:style-name="P4">
Videos: []</text:p>
      <text:p text:style-name="P4">
Images: ["<text:a xlink:type="simple" xlink:href="https://liveuamap.com/pics/2023/05/08/22561183_0.jpg" text:style-name="Internet_20_link" text:visited-style-name="Visited_20_Internet_20_Link">
22561183_0.jpg</text:a>
", "<text:a xlink:type="simple" xlink:href="https://liveuamap.com/pics/2023/05/08/22561183_1.jpg" text:style-name="Internet_20_link" text:visited-style-name="Visited_20_Internet_20_Link">
22561183_1.jpg</text:a>
", "<text:a xlink:type="simple" xlink:href="https://liveuamap.com/pics/2023/05/08/22561183_2.jpg" text:style-name="Internet_20_link" text:visited-style-name="Visited_20_Internet_20_Link">
22561183_2.jpg</text:a>
", "<text:a xlink:type="simple" xlink:href="https://liveuamap.com/pics/2023/05/08/22561183_3.jpg" text:style-name="Internet_20_link" text:visited-style-name="Visited_20_Internet_20_Link">
22561183_3.jpg</text:a>
", "<text:a xlink:type="simple" xlink:href="https://liveuamap.com/pics/2023/05/08/22561183_4.jpg" text:style-name="Internet_20_link" text:visited-style-name="Visited_20_Internet_20_Link">
22561183_4.jpg</text:a>
", "<text:a xlink:type="simple" xlink:href="https://liveuamap.com/pics/2023/05/08/22561183_5.jpg" text:style-name="Internet_20_link" text:visited-style-name="Visited_20_Internet_20_Link">
22561183_5.jpg</text:a>
"]</text:p>
      <text:p text:style-name="P4">
Tags: []</text:p>
      <text:p text:style-name="P4">
Id: 22561183</text:p>
      <!--METADATA-->
      <text:p text:style-name="P4">
Multiple residential buildings damaged in Kyiv by drones debris. 5 peoplewounded</text:p>
      <text:p text:style-name="P4">
<draw:frame draw:style-name="fr1" draw:name="Image53" text:anchor-type="as-char" svg:width="6.6625in" svg:height="10.0in" draw:z-index="0">
<draw:image xlink:href="../Images/liveuamap/2023-05-08T01-29-22/22561183_0.jpg" xlink:type="simple" xlink:show="embed" xlink:actuate="onLoad" draw:mime-type="image/jpeg"/>
</draw:frame>
<draw:frame draw:style-name="fr1" draw:name="Image54" text:anchor-type="as-char" svg:width="6.9236in" svg:height="4.612849in" draw:z-index="0">
<draw:image xlink:href="../Images/liveuamap/2023-05-08T01-29-22/22561183_1.jpg" xlink:type="simple" xlink:show="embed" xlink:actuate="onLoad" draw:mime-type="image/jpeg"/>
</draw:frame>
<draw:frame draw:style-name="fr1" draw:name="Image55" text:anchor-type="as-char" svg:width="6.9236in" svg:height="4.612849in" draw:z-index="0">
<draw:image xlink:href="../Images/liveuamap/2023-05-08T01-29-22/22561183_2.jpg" xlink:type="simple" xlink:show="embed" xlink:actuate="onLoad" draw:mime-type="image/jpeg"/>
</draw:frame>
<draw:frame draw:style-name="fr1" draw:name="Image56" text:anchor-type="as-char" svg:width="6.9236in" svg:height="4.612849in" draw:z-index="0">
<draw:image xlink:href="../Images/liveuamap/2023-05-08T01-29-22/22561183_3.jpg" xlink:type="simple" xlink:show="embed" xlink:actuate="onLoad" draw:mime-type="image/jpeg"/>
</draw:frame>
<draw:frame draw:style-name="fr1" draw:name="Image57" text:anchor-type="as-char" svg:width="6.9236in" svg:height="4.612849in" draw:z-index="0">
<draw:image xlink:href="../Images/liveuamap/2023-05-08T01-29-22/22561183_4.jpg" xlink:type="simple" xlink:show="embed" xlink:actuate="onLoad" draw:mime-type="image/jpeg"/>
</draw:frame>
<draw:frame draw:style-name="fr1" draw:name="Image58" text:anchor-type="as-char" svg:width="6.6625in" svg:height="10.0in" draw:z-index="0">
<draw:image xlink:href="../Images/liveuamap/2023-05-08T01-29-22/22561183_5.jpg" xlink:type="simple" xlink:show="embed" xlink:actuate="onLoad" draw:mime-type="image/jpeg"/>
</draw:frame>
News Collection Link: <text:a xlink:type="simple" xlink:href="https://liveuamap.com/en/2023/8-may-multiple-residential-buildings-damaged-in-kyiv-by-drones" text:style-name="Internet_20_link" text:visited-style-name="Visited_20_Internet_20_Link">
https://liveuamap.com/en/2023/8-may-multiple-residential-buildings-damaged-in-kyiv-by-drones</text:a>
</text:p>
      <text:p text:style-name="P4">
News Source: <text:a xlink:type="simple" xlink:href="https://t.me/OdessaDumskayaNet/55287" text:style-name="Internet_20_link" text:visited-style-name="Visited_20_Internet_20_Link">
https://t.me/OdessaDumskayaNet/55287</text:a>
</text:p>
      <!--NEWS-->
      <text:h text:style-name="P10" text:outline-level="1">
<text:span text:style-name="T4">
Photo of the consequences of a night strike in the Odesa region. The area of fire at the food...</text:span>
</text:h>
      <text:p text:style-name="P4">
Authors: liveuamap (Language: en)</text:p>
      <text:p text:style-name="P4">
Time: 2023-05-08T01:32:35</text:p>
      <text:p text:style-name="P4">
Location: Odesa (Latitude:46.38933 Longtitude:30.6292)</text:p>
      <text:p text:style-name="P4">
Videos: []</text:p>
      <text:p text:style-name="P4">
Images: ["<text:a xlink:type="simple" xlink:href="https://liveuamap.com/pics/2023/05/08/22561184_0.jpg" text:style-name="Internet_20_link" text:visited-style-name="Visited_20_Internet_20_Link">
22561184_0.jpg</text:a>
", "<text:a xlink:type="simple" xlink:href="https://liveuamap.com/pics/2023/05/08/22561184_1.jpg" text:style-name="Internet_20_link" text:visited-style-name="Visited_20_Internet_20_Link">
22561184_1.jpg</text:a>
", "<text:a xlink:type="simple" xlink:href="https://liveuamap.com/pics/2023/05/08/22561184_2.jpg" text:style-name="Internet_20_link" text:visited-style-name="Visited_20_Internet_20_Link">
22561184_2.jpg</text:a>
", "<text:a xlink:type="simple" xlink:href="https://liveuamap.com/pics/2023/05/08/22561184_3.jpg" text:style-name="Internet_20_link" text:visited-style-name="Visited_20_Internet_20_Link">
22561184_3.jpg</text:a>
", "<text:a xlink:type="simple" xlink:href="https://liveuamap.com/pics/2023/05/08/22561184_4.jpg" text:style-name="Internet_20_link" text:visited-style-name="Visited_20_Internet_20_Link">
22561184_4.jpg</text:a>
", "<text:a xlink:type="simple" xlink:href="https://liveuamap.com/pics/2023/05/08/22561184_5.jpg" text:style-name="Internet_20_link" text:visited-style-name="Visited_20_Internet_20_Link">
22561184_5.jpg</text:a>
", "<text:a xlink:type="simple" xlink:href="https://liveuamap.com/pics/2023/05/08/22561184_6.jpg" text:style-name="Internet_20_link" text:visited-style-name="Visited_20_Internet_20_Link">
22561184_6.jpg</text:a>
", "<text:a xlink:type="simple" xlink:href="https://liveuamap.com/pics/2023/05/08/22561184_7.jpg" text:style-name="Internet_20_link" text:visited-style-name="Visited_20_Internet_20_Link">
22561184_7.jpg</text:a>
", "<text:a xlink:type="simple" xlink:href="https://liveuamap.com/pics/2023/05/08/22561184_8.jpg" text:style-name="Internet_20_link" text:visited-style-name="Visited_20_Internet_20_Link">
22561184_8.jpg</text:a>
", "<text:a xlink:type="simple" xlink:href="https://liveuamap.com/pics/2023/05/08/22561184_9.jpg" text:style-name="Internet_20_link" text:visited-style-name="Visited_20_Internet_20_Link">
22561184_9.jpg</text:a>
"]</text:p>
      <text:p text:style-name="P4">
Tags: ["Central and Eastern Europe"]</text:p>
      <text:p text:style-name="P4">
Id: 22561184</text:p>
      <!--METADATA-->
      <text:p text:style-name="P4">
Photo of the consequences of a night strike in the Odesa region. The area offire at the food enterprise was 10,000 square meters.</text:p>
      <text:p text:style-name="P4">
<draw:frame draw:style-name="fr1" draw:name="Image59" text:anchor-type="as-char" svg:width="6.9236in" svg:height="4.604194in" draw:z-index="0">
<draw:image xlink:href="../Images/liveuamap/2023-05-08T01-32-35/22561184_0.jpg" xlink:type="simple" xlink:show="embed" xlink:actuate="onLoad" draw:mime-type="image/jpeg"/>
</draw:frame>
<draw:frame draw:style-name="fr1" draw:name="Image60" text:anchor-type="as-char" svg:width="6.9236in" svg:height="5.547535in" draw:z-index="0">
<draw:image xlink:href="../Images/liveuamap/2023-05-08T01-32-35/22561184_1.jpg" xlink:type="simple" xlink:show="embed" xlink:actuate="onLoad" draw:mime-type="image/jpeg"/>
</draw:frame>
<draw:frame draw:style-name="fr1" draw:name="Image61" text:anchor-type="as-char" svg:width="6.9236in" svg:height="4.604194in" draw:z-index="0">
<draw:image xlink:href="../Images/liveuamap/2023-05-08T01-32-35/22561184_2.jpg" xlink:type="simple" xlink:show="embed" xlink:actuate="onLoad" draw:mime-type="image/jpeg"/>
</draw:frame>
<draw:frame draw:style-name="fr1" draw:name="Image62" text:anchor-type="as-char" svg:width="6.9236in" svg:height="4.604194in" draw:z-index="0">
<draw:image xlink:href="../Images/liveuamap/2023-05-08T01-32-35/22561184_3.jpg" xlink:type="simple" xlink:show="embed" xlink:actuate="onLoad" draw:mime-type="image/jpeg"/>
</draw:frame>
<draw:frame draw:style-name="fr1" draw:name="Image63" text:anchor-type="as-char" svg:width="6.9236in" svg:height="4.604194in" draw:z-index="0">
<draw:image xlink:href="../Images/liveuamap/2023-05-08T01-32-35/22561184_4.jpg" xlink:type="simple" xlink:show="embed" xlink:actuate="onLoad" draw:mime-type="image/jpeg"/>
</draw:frame>
<draw:frame draw:style-name="fr1" draw:name="Image64" text:anchor-type="as-char" svg:width="6.9236in" svg:height="3.894525in" draw:z-index="0">
<draw:image xlink:href="../Images/liveuamap/2023-05-08T01-32-35/22561184_5.jpg" xlink:type="simple" xlink:show="embed" xlink:actuate="onLoad" draw:mime-type="image/jpeg"/>
</draw:frame>
<draw:frame draw:style-name="fr1" draw:name="Image65" text:anchor-type="as-char" svg:width="6.9236in" svg:height="4.604194in" draw:z-index="0">
<draw:image xlink:href="../Images/liveuamap/2023-05-08T01-32-35/22561184_6.jpg" xlink:type="simple" xlink:show="embed" xlink:actuate="onLoad" draw:mime-type="image/jpeg"/>
</draw:frame>
<draw:frame draw:style-name="fr1" draw:name="Image66" text:anchor-type="as-char" svg:width="6.9236in" svg:height="4.604194in" draw:z-index="0">
<draw:image xlink:href="../Images/liveuamap/2023-05-08T01-32-35/22561184_7.jpg" xlink:type="simple" xlink:show="embed" xlink:actuate="onLoad" draw:mime-type="image/jpeg"/>
</draw:frame>
<draw:frame draw:style-name="fr1" draw:name="Image67" text:anchor-type="as-char" svg:width="6.9236in" svg:height="4.604194in" draw:z-index="0">
<draw:image xlink:href="../Images/liveuamap/2023-05-08T01-32-35/22561184_8.jpg" xlink:type="simple" xlink:show="embed" xlink:actuate="onLoad" draw:mime-type="image/jpeg"/>
</draw:frame>
<draw:frame draw:style-name="fr1" draw:name="Image68" text:anchor-type="as-char" svg:width="6.9236in" svg:height="4.604194in" draw:z-index="0">
<draw:image xlink:href="../Images/liveuamap/2023-05-08T01-32-35/22561184_9.jpg" xlink:type="simple" xlink:show="embed" xlink:actuate="onLoad" draw:mime-type="image/jpeg"/>
</draw:frame>
News Collection Link: <text:a xlink:type="simple" xlink:href="https://liveuamap.com/en/2023/8-may-photo-of-the-consequences-of-a-night-strike-in-the" text:style-name="Internet_20_link" text:visited-style-name="Visited_20_Internet_20_Link">
https://liveuamap.com/en/2023/8-may-photo-of-the-consequences-of-a-night-strike-in-the</text:a>
</text:p>
      <text:p text:style-name="P4">
News Source: <text:a xlink:type="simple" xlink:href="https://t.me/OdessaDumskayaNet/55293" text:style-name="Internet_20_link" text:visited-style-name="Visited_20_Internet_20_Link">
https://t.me/OdessaDumskayaNet/55293</text:a>
</text:p>
      <!--NEWS-->
      <text:h text:style-name="P10" text:outline-level="1">
<text:span text:style-name="T4">
Donetsk Oblast(08:08). Red Alert: aerial threat. Sirens sounding. Take cover now!</text:span>
</text:h>
      <text:p text:style-name="P4">
Authors: liveuamap (Language: en)</text:p>
      <text:p text:style-name="P4">
Time: 2023-05-08T02:08:00</text:p>
      <text:p text:style-name="P4">
Location: Donetsk Oblast (Latitude:48.72812 Longtitude:37.57929)</text:p>
      <text:p text:style-name="P4">
Videos: []</text:p>
      <text:p text:style-name="P4">
Images: []</text:p>
      <text:p text:style-name="P4">
Tags: ["Europe", "Central and Eastern Europe"]</text:p>
      <text:p text:style-name="P4">
Id: 22561185</text:p>
      <!--METADATA-->
      <text:p text:style-name="P4">
Donetsk Oblast(08:08). Red Alert: aerial threat. Sirens sounding. Take covernow!</text:p>
      <text:p text:style-name="P4">
News Collection Link: <text:a xlink:type="simple" xlink:href="https://liveuamap.com/en/2023/08-may-donetsk-oblast0808-red-alert-aerial-thg" text:style-name="Internet_20_link" text:visited-style-name="Visited_20_Internet_20_Link">
https://liveuamap.com/en/2023/08-may-donetsk-oblast0808-red-alert-aerial-thg</text:a>
</text:p>
      <text:p text:style-name="P4">
News Source: <text:a xlink:type="simple" xlink:href="https://t.me/air_alert_ua/44721" text:style-name="Internet_20_link" text:visited-style-name="Visited_20_Internet_20_Link">
https://t.me/air_alert_ua/44721</text:a>
</text:p>
      <!--NEWS-->
      <text:h text:style-name="P10" text:outline-level="1">
<text:span text:style-name="T4">
Russian aviation conducted airstrike at Znob-Novhorodska community in Sumy region. 3 person w...</text:span>
</text:h>
      <text:p text:style-name="P4">
Authors: liveuamap (Language: en)</text:p>
      <text:p text:style-name="P4">
Time: 2023-05-08T02:31:01</text:p>
      <text:p text:style-name="P4">
Location: Sumy (Latitude:52.26175 Longtitude:33.60701)</text:p>
      <text:p text:style-name="P4">
Videos: []</text:p>
      <text:p text:style-name="P4">
Images: []</text:p>
      <text:p text:style-name="P4">
Tags: ["Central and Eastern Europe"]</text:p>
      <text:p text:style-name="P4">
Id: 22561189</text:p>
      <!--METADATA-->
      <text:p text:style-name="P4">
Russian aviation conducted airstrike at Znob-Novhorodska community in Sumyregion. 3 person wounded</text:p>
      <text:p text:style-name="P4">
News Collection Link: <text:a xlink:type="simple" xlink:href="https://liveuamap.com/en/2023/8-may-russian-aviation-conducted-airstrike-at-znobnovhorodska" text:style-name="Internet_20_link" text:visited-style-name="Visited_20_Internet_20_Link">
https://liveuamap.com/en/2023/8-may-russian-aviation-conducted-airstrike-at-znobnovhorodska</text:a>
</text:p>
      <text:p text:style-name="P4">
News Source: <text:a xlink:type="simple" xlink:href="https://t.me/suspilnesumy/11731" text:style-name="Internet_20_link" text:visited-style-name="Visited_20_Internet_20_Link">
https://t.me/suspilnesumy/11731</text:a>
</text:p>
      <!--NEWS-->
      <text:h text:style-name="P10" text:outline-level="1">
<text:span text:style-name="T4">
Nikolaev, Mykolaiv region, Kherson, Kherson region (08:53). Red Alrt: Aerial Tchretate. WITH...</text:span>
</text:h>
      <text:p text:style-name="P4">
Authors: liveuamap (Language: en)</text:p>
      <text:p text:style-name="P4">
Time: 2023-05-08T02:54:00</text:p>
      <text:p text:style-name="P4">
Location: Mykolaiv (Latitude:46.94912 Longtitude:32.00632)</text:p>
      <text:p text:style-name="P4">
Videos: []</text:p>
      <text:p text:style-name="P4">
Images: []</text:p>
      <text:p text:style-name="P4">
Tags: ["Europe", "Central and Eastern Europe"]</text:p>
      <text:p text:style-name="P4">
Id: 22561193</text:p>
      <!--METADATA-->
      <text:p text:style-name="P4">
Nikolaev, Mykolaiv region, Kherson, Kherson region(08:53). Red Alert:aerial threat. Sirens sounding. Take cover now!</text:p>
      <text:p text:style-name="P4">
News Collection Link: <text:a xlink:type="simple" xlink:href="https://liveuamap.com/en/2023/08-may-mykolaiv-mykolayivska-oblast-kherson-kg-8281" text:style-name="Internet_20_link" text:visited-style-name="Visited_20_Internet_20_Link">
https://liveuamap.com/en/2023/08-may-mykolaiv-mykolayivska-oblast-kherson-kg-8281</text:a>
</text:p>
      <text:p text:style-name="P4">
News Source: <text:a xlink:type="simple" xlink:href="https://t.me/air_alert_ua/44723" text:style-name="Internet_20_link" text:visited-style-name="Visited_20_Internet_20_Link">
https://t.me/air_alert_ua/44723</text:a>
</text:p>
      <!--NEWS-->
      <text:h text:style-name="P10" text:outline-level="1">
<text:span text:style-name="T4">
Kirovohradska Oblast(08:58). Red Alert: aerial threat. Sirens sounding. Take cover now!</text:span>
</text:h>
      <text:p text:style-name="P4">
Authors: liveuamap (Language: en)</text:p>
      <text:p text:style-name="P4">
Time: 2023-05-08T02:59:00</text:p>
      <text:p text:style-name="P4">
Location: Kirovohradska Oblast (Latitude:48.50063 Longtitude:32.00088)</text:p>
      <text:p text:style-name="P4">
Videos: []</text:p>
      <text:p text:style-name="P4">
Images: []</text:p>
      <text:p text:style-name="P4">
Tags: ["Europe", "Central and Eastern Europe"]</text:p>
      <text:p text:style-name="P4">
Id: 22561197</text:p>
      <!--METADATA-->
      <text:p text:style-name="P4">
Kirovohrad region(08:58). Red Alert: aerial threat. Sirens sounding. Takecover now!</text:p>
      <text:p text:style-name="P4">
News Collection Link: <text:a xlink:type="simple" xlink:href="https://liveuamap.com/en/2023/08-may-kirovohradska-oblast0858-red-alert-aerg" text:style-name="Internet_20_link" text:visited-style-name="Visited_20_Internet_20_Link">
https://liveuamap.com/en/2023/08-may-kirovohradska-oblast0858-red-alert-aerg</text:a>
</text:p>
      <text:p text:style-name="P4">
News Source: <text:a xlink:type="simple" xlink:href="https://t.me/air_alert_ua/44724" text:style-name="Internet_20_link" text:visited-style-name="Visited_20_Internet_20_Link">
https://t.me/air_alert_ua/44724</text:a>
</text:p>
      <!--NEWS-->
      <text:h text:style-name="P10" text:outline-level="1">
<text:span text:style-name="T4">
Up to 8 cruise missiles were launched against Odesa region overnight, some failed</text:span>
</text:h>
      <text:p text:style-name="P4">
Authors: liveuamap (Language: en)</text:p>
      <text:p text:style-name="P4">
Time: 2023-05-08T02:59:18</text:p>
      <text:p text:style-name="P4">
Location: Odesa (Latitude:46.13798 Longtitude:31.12427)</text:p>
      <text:p text:style-name="P4">
Videos: []</text:p>
      <text:p text:style-name="P4">
Images: []</text:p>
      <text:p text:style-name="P4">
Tags: ["Central and Eastern Europe"]</text:p>
      <text:p text:style-name="P4">
Id: 22561195</text:p>
      <!--METADATA-->
      <text:p text:style-name="P4">
Up to 8 cruise missiles were launched against Odesa region overnight, somefailed</text:p>
      <text:p text:style-name="P4">
News Collection Link: <text:a xlink:type="simple" xlink:href="https://liveuamap.com/en/2023/8-may-up-to-8-cruise-missiles-were-launched-against-odesa" text:style-name="Internet_20_link" text:visited-style-name="Visited_20_Internet_20_Link">
https://liveuamap.com/en/2023/8-may-up-to-8-cruise-missiles-were-launched-against-odesa</text:a>
</text:p>
      <text:p text:style-name="P4">
News Source: <text:a xlink:type="simple" xlink:href="https://t.me/lachentyt/29080" text:style-name="Internet_20_link" text:visited-style-name="Visited_20_Internet_20_Link">
https://t.me/lachentyt/29080</text:a>
</text:p>
      <!--NEWS-->
      <text:h text:style-name="P10" text:outline-level="1">
<text:span text:style-name="T4">
Zaporizka Oblast(09:21). Red Alert: aerial threat. Sirens sounding. Take cover now!</text:span>
</text:h>
      <text:p text:style-name="P4">
Authors: liveuamap (Language: en)</text:p>
      <text:p text:style-name="P4">
Time: 2023-05-08T03:26:00</text:p>
      <text:p text:style-name="P4">
Location: Zaporizka Oblast (Latitude:47.612071 Longtitude:35.765241)</text:p>
      <text:p text:style-name="P4">
Videos: []</text:p>
      <text:p text:style-name="P4">
Images: []</text:p>
      <text:p text:style-name="P4">
Tags: ["Europe", "Central and Eastern Europe"]</text:p>
      <text:p text:style-name="P4">
Id: 22561264</text:p>
      <!--METADATA-->
      <text:p text:style-name="P4">
Zaporizhzhia region(09:21). Red Alert: aerial threat. Sirens sounding. Take covernow!</text:p>
      <text:p text:style-name="P4">
News Collection Link: <text:a xlink:type="simple" xlink:href="https://liveuamap.com/en/2023/08-may-zaporizka-oblast0921-red-alert-aerial-g" text:style-name="Internet_20_link" text:visited-style-name="Visited_20_Internet_20_Link">
https://liveuamap.com/en/2023/08-may-zaporizka-oblast0921-red-alert-aerial-g</text:a>
</text:p>
      <text:p text:style-name="P4">
News Source: <text:a xlink:type="simple" xlink:href="https://t.me/air_alert_ua/44726" text:style-name="Internet_20_link" text:visited-style-name="Visited_20_Internet_20_Link">
https://t.me/air_alert_ua/44726</text:a>
</text:p>
      <!--NEWS-->
      <text:h text:style-name="P10" text:outline-level="1">
<text:span text:style-name="T4">
Sumy region, Dnipro, Dnipropetrovsk region, Poltava region (09:45). Red Alrt: Aerial Tr ...</text:span>
</text:h>
      <text:p text:style-name="P4">
Authors: liveuamap (Language: en)</text:p>
      <text:p text:style-name="P4">
Time: 2023-05-08T03:48:00</text:p>
      <text:p text:style-name="P4">
Location: Sumska Oblast (Latitude:51.00000000 Longtitude:34.00000000)</text:p>
      <text:p text:style-name="P4">
Videos: []</text:p>
      <text:p text:style-name="P4">
Images: []</text:p>
      <text:p text:style-name="P4">
Tags: ["Europe", "Central and Eastern Europe"]</text:p>
      <text:p text:style-name="P4">
Id: 22561294</text:p>
      <!--METADATA-->
      <text:p text:style-name="P4">
Sumy region, Dnipro, Dnipropetrovsk region, Poltava region(09:45). RedAlert: aerial threat. Sirens sounding. Take cover now!</text:p>
      <text:p text:style-name="P4">
News Collection Link: <text:a xlink:type="simple" xlink:href="https://liveuamap.com/en/2023/08-may-sumska-oblast-dnipro-dnipropetrovska-og" text:style-name="Internet_20_link" text:visited-style-name="Visited_20_Internet_20_Link">
https://liveuamap.com/en/2023/08-may-sumska-oblast-dnipro-dnipropetrovska-og</text:a>
</text:p>
      <text:p text:style-name="P4">
News Source: <text:a xlink:type="simple" xlink:href="https://t.me/air_alert_ua/44731" text:style-name="Internet_20_link" text:visited-style-name="Visited_20_Internet_20_Link">
https://t.me/air_alert_ua/44731</text:a>
</text:p>
      <!--NEWS-->
      <text:h text:style-name="P10" text:outline-level="1">
<text:span text:style-name="T4">
Donetsk region, Kharkiv, Kharkiv region (09:48). Red Alrt: Aerial Tchretate. Sirens Sounding ....</text:span>
</text:h>
      <text:p text:style-name="P4">
Authors: liveuamap (Language: en)</text:p>
      <text:p text:style-name="P4">
Time: 2023-05-08T03:50:00</text:p>
      <text:p text:style-name="P4">
Location: Donetsk Oblast (Latitude:48.72744 Longtitude:37.5781)</text:p>
      <text:p text:style-name="P4">
Videos: []</text:p>
      <text:p text:style-name="P4">
Images: []</text:p>
      <text:p text:style-name="P4">
Tags: ["Europe", "Central and Eastern Europe"]</text:p>
      <text:p text:style-name="P4">
Id: 22561295</text:p>
      <!--METADATA-->
      <text:p text:style-name="P4">
Donetsk region, Kharkiv, Kharkiv region(09:48). Red Alert: aerial threat.Sirens sounding. Take cover now!</text:p>
      <text:p text:style-name="P4">
News Collection Link: <text:a xlink:type="simple" xlink:href="https://liveuamap.com/en/2023/08-may-donetsk-oblast-kharkiv-kharkivska-oblag-1558" text:style-name="Internet_20_link" text:visited-style-name="Visited_20_Internet_20_Link">
https://liveuamap.com/en/2023/08-may-donetsk-oblast-kharkiv-kharkivska-oblag-1558</text:a>
</text:p>
      <text:p text:style-name="P4">
News Source: <text:a xlink:type="simple" xlink:href="https://t.me/air_alert_ua/44733" text:style-name="Internet_20_link" text:visited-style-name="Visited_20_Internet_20_Link">
https://t.me/air_alert_ua/44733</text:a>
</text:p>
      <!--NEWS-->
      <text:h text:style-name="P10" text:outline-level="1">
<text:span text:style-name="T4">
Explosion was reported in Pavlohrad</text:span>
</text:h>
      <text:p text:style-name="P4">
Authors: liveuamap (Language: en)</text:p>
      <text:p text:style-name="P4">
Time: 2023-05-08T03:53:05</text:p>
      <text:p text:style-name="P4">
Location: Pavlohrad (Latitude:48.56275 Longtitude:35.85182)</text:p>
      <text:p text:style-name="P4">
Videos: []</text:p>
      <text:p text:style-name="P4">
Images: []</text:p>
      <text:p text:style-name="P4">
Tags: ["Europe", "Central and Eastern Europe"]</text:p>
      <text:p text:style-name="P4">
Id: 22561296</text:p>
      <!--METADATA-->
      <text:p text:style-name="P4">
Explosion was reported in Pavlohrad</text:p>
      <text:p text:style-name="P4">
News Collection Link: <text:a xlink:type="simple" xlink:href="https://liveuamap.com/en/2023/8-may-explosion-was-reported-in-pavlohrad" text:style-name="Internet_20_link" text:visited-style-name="Visited_20_Internet_20_Link">
https://liveuamap.com/en/2023/8-may-explosion-was-reported-in-pavlohrad</text:a>
</text:p>
      <text:p text:style-name="P4">
News Source: <text:a xlink:type="simple" xlink:href="https://t.me/dneproperatyv/62178" text:style-name="Internet_20_link" text:visited-style-name="Visited_20_Internet_20_Link">
https://t.me/dneproperatyv/62178</text:a>
</text:p>
      <!--NEWS-->
      <text:h text:style-name="P10" text:outline-level="1">
<text:span text:style-name="T4">
Explosions were reported in Kharkiv</text:span>
</text:h>
      <text:p text:style-name="P4">
Authors: liveuamap (Language: en)</text:p>
      <text:p text:style-name="P4">
Time: 2023-05-08T03:55:44</text:p>
      <text:p text:style-name="P4">
Location: Kharkiv (Latitude:50.00377 Longtitude:36.14811)</text:p>
      <text:p text:style-name="P4">
Videos: []</text:p>
      <text:p text:style-name="P4">
Images: []</text:p>
      <text:p text:style-name="P4">
Tags: ["Europe", "Central and Eastern Europe"]</text:p>
      <text:p text:style-name="P4">
Id: 22561297</text:p>
      <!--METADATA-->
      <text:p text:style-name="P4">
Explosions were reported in Kharkiv</text:p>
      <text:p text:style-name="P4">
News Collection Link: <text:a xlink:type="simple" xlink:href="https://liveuamap.com/en/2023/8-may-explosions-were-reported-in-kharkiv" text:style-name="Internet_20_link" text:visited-style-name="Visited_20_Internet_20_Link">
https://liveuamap.com/en/2023/8-may-explosions-were-reported-in-kharkiv</text:a>
</text:p>
      <text:p text:style-name="P4">
News Source: <text:a xlink:type="simple" xlink:href="https://t.me/huyovy_kharkiv/108668" text:style-name="Internet_20_link" text:visited-style-name="Visited_20_Internet_20_Link">
https://t.me/huyovy_kharkiv/108668</text:a>
</text:p>
      <!--NEWS-->
      <text:h text:style-name="P10" text:outline-level="1">
<text:span text:style-name="T4">
Russian army conducted 16 missile strikes, 61 airstrikes and 52 shelling with MLRS, - General...</text:span>
</text:h>
      <text:p text:style-name="P4">
Authors: liveuamap (Language: en)</text:p>
      <text:p text:style-name="P4">
Time: 2023-05-08T04:02:00</text:p>
      <text:p text:style-name="P4">
Location: Black Sea (Latitude:45.23644 Longtitude:31.76175)</text:p>
      <text:p text:style-name="P4">
Videos: []</text:p>
      <text:p text:style-name="P4">
Images: []</text:p>
      <text:p text:style-name="P4">
Tags: ["Russia", "Europe"]</text:p>
      <text:p text:style-name="P4">
Id: 22561308</text:p>
      <!--METADATA-->
      <text:p text:style-name="P4">
Russian army conducted 16 missile strikes, 61 airstrikes and 52 shelling withMLRS, - General Staff of Armed Forces of Ukraine says in the morning report</text:p>
      <text:p text:style-name="P4">
News Collection Link: <text:a xlink:type="simple" xlink:href="https://liveuamap.com/en/2023/8-may-russian-army-conducted-16-missile-strikes-61-airstrikes" text:style-name="Internet_20_link" text:visited-style-name="Visited_20_Internet_20_Link">
https://liveuamap.com/en/2023/8-may-russian-army-conducted-16-missile-strikes-61-airstrikes</text:a>
</text:p>
      <text:p text:style-name="P4">
News Source: <text:a xlink:type="simple" xlink:href="https://t.me/lumsrc/4717" text:style-name="Internet_20_link" text:visited-style-name="Visited_20_Internet_20_Link">
https://t.me/lumsrc/4717</text:a>
</text:p>
      <!--NEWS-->
      <text:h text:style-name="P10" text:outline-level="1">
<text:span text:style-name="T4">
Russian forces conducting offensive actions at Lyman, Bakhmut, Avdiivka and Maryinka directio...</text:span>
</text:h>
      <text:p text:style-name="P4">
Authors: liveuamap (Language: en)</text:p>
      <text:p text:style-name="P4">
Time: 2023-05-08T04:09:53</text:p>
      <text:p text:style-name="P4">
Location: Donetsk Oblast (Latitude:48.12027 Longtitude:37.74319)</text:p>
      <text:p text:style-name="P4">
Videos: []</text:p>
      <text:p text:style-name="P4">
Images: []</text:p>
      <text:p text:style-name="P4">
Tags: ["Russia"]</text:p>
      <text:p text:style-name="P4">
Id: 22561299</text:p>
      <!--METADATA-->
      <text:p text:style-name="P4">
Russian forces conducting offensive actions at Lyman, Bakhmut, Avdiivka andMaryinka directions. Ukrainian military repelled 55 Russian attacks. Russianforces attempting to advance near Spirne, Bakhmut, Khromove, Ivanivske, ChasivYar and Stupochky, Avdiyivka and Pervomayske, Maryinka, - General Staff ofArmed Forces of Ukraine says in the morning report</text:p>
      <text:p text:style-name="P4">
News Collection Link: <text:a xlink:type="simple" xlink:href="https://liveuamap.com/en/2023/8-may-russian-forces-conducting-offensive-actions-at-lyman" text:style-name="Internet_20_link" text:visited-style-name="Visited_20_Internet_20_Link">
https://liveuamap.com/en/2023/8-may-russian-forces-conducting-offensive-actions-at-lyman</text:a>
</text:p>
      <text:p text:style-name="P4">
News Source: <text:a xlink:type="simple" xlink:href="https://t.me/lumsrc/4726" text:style-name="Internet_20_link" text:visited-style-name="Visited_20_Internet_20_Link">
https://t.me/lumsrc/4726</text:a>
</text:p>
      <!--NEWS-->
      <text:h text:style-name="P10" text:outline-level="1">
<text:span text:style-name="T4">
Zhytomyr, Zhytomyr region, Chernihiv region, Volyn region, Cherkasy region, Khmelny ...</text:span>
</text:h>
      <text:p text:style-name="P4">
Authors: liveuamap (Language: en)</text:p>
      <text:p text:style-name="P4">
Time: 2023-05-08T04:57:00</text:p>
      <text:p text:style-name="P4">
Location: Zhytomyr (Latitude:50.26487000 Longtitude:28.67669000)</text:p>
      <text:p text:style-name="P4">
Videos: []</text:p>
      <text:p text:style-name="P4">
Images: []</text:p>
      <text:p text:style-name="P4">
Tags: ["Europe", "Central and Eastern Europe"]</text:p>
      <text:p text:style-name="P4">
Id: 22561313</text:p>
      <!--METADATA-->
      <text:p text:style-name="P4">
Zhytomyr, Zhytomyr region, Chernihiv region, Volyn region, Cherkasyoblast, Khmelnytsky region, Kiev(10:56). Red Alert: aerial threat. Sirenssounding. Take cover now!</text:p>
      <text:p text:style-name="P4">
News Collection Link: <text:a xlink:type="simple" xlink:href="https://liveuamap.com/en/2023/08-may-zhytomyr-zhytomyrska-oblast-chernihivsg" text:style-name="Internet_20_link" text:visited-style-name="Visited_20_Internet_20_Link">
https://liveuamap.com/en/2023/08-may-zhytomyr-zhytomyrska-oblast-chernihivsg</text:a>
</text:p>
      <text:p text:style-name="P4">
News Source: <text:a xlink:type="simple" xlink:href="https://t.me/air_alert_ua/44747" text:style-name="Internet_20_link" text:visited-style-name="Visited_20_Internet_20_Link">
https://t.me/air_alert_ua/44747</text:a>
</text:p>
      <!--NEWS-->
      <text:h text:style-name="P10" text:outline-level="1">
<text:span text:style-name="T4">
Kharkiv, Kharkivska Oblast(10:57). Red Alert: aerial threat. Sirens sounding. Take cover now!</text:span>
</text:h>
      <text:p text:style-name="P4">
Authors: liveuamap (Language: en)</text:p>
      <text:p text:style-name="P4">
Time: 2023-05-08T04:58:00</text:p>
      <text:p text:style-name="P4">
Location: Kharkiv (Latitude:49.97975 Longtitude:36.2526)</text:p>
      <text:p text:style-name="P4">
Videos: []</text:p>
      <text:p text:style-name="P4">
Images: []</text:p>
      <text:p text:style-name="P4">
Tags: ["Europe", "Central and Eastern Europe"]</text:p>
      <text:p text:style-name="P4">
Id: 22561314</text:p>
      <!--METADATA-->
      <text:p text:style-name="P4">
Kharkiv, Kharkiv region(10:57). Red Alert: aerial threat. Sirens sounding.Take cover now!</text:p>
      <text:p text:style-name="P4">
News Collection Link: <text:a xlink:type="simple" xlink:href="https://liveuamap.com/en/2023/08-may-kharkiv-kharkivska-oblast1057-red-alerg" text:style-name="Internet_20_link" text:visited-style-name="Visited_20_Internet_20_Link">
https://liveuamap.com/en/2023/08-may-kharkiv-kharkivska-oblast1057-red-alerg</text:a>
</text:p>
      <text:p text:style-name="P4">
News Source: <text:a xlink:type="simple" xlink:href="https://t.me/suspilnekharkiv/24622" text:style-name="Internet_20_link" text:visited-style-name="Visited_20_Internet_20_Link">
https://t.me/suspilnekharkiv/24622</text:a>
</text:p>
      <!--NEWS-->
      <text:h text:style-name="P10" text:outline-level="1">
<text:span text:style-name="T4">
Mykolaiv, Mykolaiv region, Poltava region, Zaporizhzhya region, Odesa region, Ternopil, T ...</text:span>
</text:h>
      <text:p text:style-name="P4">
Authors: liveuamap (Language: en)</text:p>
      <text:p text:style-name="P4">
Time: 2023-05-08T04:59:00</text:p>
      <text:p text:style-name="P4">
Location: Mykolaiv (Latitude:46.94973 Longtitude:32.00557)</text:p>
      <text:p text:style-name="P4">
Videos: []</text:p>
      <text:p text:style-name="P4">
Images: []</text:p>
      <text:p text:style-name="P4">
Tags: ["Europe", "Central and Eastern Europe"]</text:p>
      <text:p text:style-name="P4">
Id: 22561316</text:p>
      <!--METADATA-->
      <text:p text:style-name="P4">
Mykolaiv, Mykolayivska Oblast, Poltavska Oblast, Zaporizka Oblast, Odeskaoblast, Ternopil, Ternopilska Oblast, Rivne, Rivnenska Oblast Oblast Blast, Kherson, Khersonska Oblast, Sumska Oblast, Chernivetskaoblast, Dnipro, Dnipropetrovska Oblast, Zakarpattia Oblast, Ivano -Frankivsk, ivano-Frankivska oblast, Vinnytska Oblast, Donetsk Oblast, Kirovohradskaoblast(10:58). Red Alert: aerial threat. Sirens sounding. Take cover now!</text:p>
      <text:p text:style-name="P4">
News Collection Link: <text:a xlink:type="simple" xlink:href="https://liveuamap.com/en/2023/08-may-mykolaiv-mykolayivska-oblast-poltavskag" text:style-name="Internet_20_link" text:visited-style-name="Visited_20_Internet_20_Link">
https://liveuamap.com/en/2023/08-may-mykolaiv-mykolayivska-oblast-poltavskag</text:a>
</text:p>
      <text:p text:style-name="P4">
News Source: <text:a xlink:type="simple" xlink:href="https://t.me/air_alert_ua/44765" text:style-name="Internet_20_link" text:visited-style-name="Visited_20_Internet_20_Link">
https://t.me/air_alert_ua/44765</text:a>
</text:p>
      <!--NEWS-->
      <text:h text:style-name="P10" text:outline-level="1">
<text:span text:style-name="T4">
Sumska Oblast(11:47). Red Alert: aerial threat. Sirens sounding. Take cover now!</text:span>
</text:h>
      <text:p text:style-name="P4">
Authors: liveuamap (Language: en)</text:p>
      <text:p text:style-name="P4">
Time: 2023-05-08T05:50:00</text:p>
      <text:p text:style-name="P4">
Location: Sumska Oblast (Latitude:50.99939 Longtitude:34.00051)</text:p>
      <text:p text:style-name="P4">
Videos: []</text:p>
      <text:p text:style-name="P4">
Images: []</text:p>
      <text:p text:style-name="P4">
Tags: ["Europe", "Central and Eastern Europe"]</text:p>
      <text:p text:style-name="P4">
Id: 22561318</text:p>
      <!--METADATA-->
      <text:p text:style-name="P4">
Sumy region(11:47). Red Alert: aerial threat. Sirens sounding. Take covernow!</text:p>
      <text:p text:style-name="P4">
News Collection Link: <text:a xlink:type="simple" xlink:href="https://liveuamap.com/en/2023/08-may-sumska-oblast1147-red-alert-aerial-thrg" text:style-name="Internet_20_link" text:visited-style-name="Visited_20_Internet_20_Link">
https://liveuamap.com/en/2023/08-may-sumska-oblast1147-red-alert-aerial-thrg</text:a>
</text:p>
      <text:p text:style-name="P4">
News Source: <text:a xlink:type="simple" xlink:href="https://t.me/air_alert_ua/44790" text:style-name="Internet_20_link" text:visited-style-name="Visited_20_Internet_20_Link">
https://t.me/air_alert_ua/44790</text:a>
</text:p>
      <!--NEWS-->
      <text:h text:style-name="P10" text:outline-level="1">
<text:span text:style-name="T4">
Donetsk Oblast(14:26). Red Alert: aerial threat. Sirens sounding. Take cover now!</text:span>
</text:h>
      <text:p text:style-name="P4">
Authors: liveuamap (Language: en)</text:p>
      <text:p text:style-name="P4">
Time: 2023-05-08T08:27:00</text:p>
      <text:p text:style-name="P4">
Location: Donetsk Oblast (Latitude:48.72747 Longtitude:37.57733)</text:p>
      <text:p text:style-name="P4">
Videos: []</text:p>
      <text:p text:style-name="P4">
Images: []</text:p>
      <text:p text:style-name="P4">
Tags: ["Europe", "Central and Eastern Europe"]</text:p>
      <text:p text:style-name="P4">
Id: 22561325</text:p>
      <!--METADATA-->
      <text:p text:style-name="P4">
Donetsk Oblast(14:26). Red Alert: aerial threat. Sirens sounding. Take covernow!</text:p>
      <text:p text:style-name="P4">
News Collection Link: <text:a xlink:type="simple" xlink:href="https://liveuamap.com/en/2023/08-may-donetsk-oblast1426-red-alert-aerial-thg" text:style-name="Internet_20_link" text:visited-style-name="Visited_20_Internet_20_Link">
https://liveuamap.com/en/2023/08-may-donetsk-oblast1426-red-alert-aerial-thg</text:a>
</text:p>
      <text:p text:style-name="P4">
News Source: <text:a xlink:type="simple" xlink:href="https://t.me/air_alert_ua/44793" text:style-name="Internet_20_link" text:visited-style-name="Visited_20_Internet_20_Link">
https://t.me/air_alert_ua/44793</text:a>
</text:p>
      <!--NEWS-->
      <text:h text:style-name="P10" text:outline-level="1">
<text:span text:style-name="T4">
UPL: Klimchuk and Ponomarev are the best in the 25th round</text:span>
</text:h>
      <text:p text:style-name="P4">
Authors: Ukrinform (Person)</text:p>
      <text:p text:style-name="P4">
Publisher: Укринформ (Organization)</text:p>
      <text:p text:style-name="P4">
Published Time: 2023-05-08T11:11:00+03:00</text:p>
      <text:p text:style-name="P4">
Modified Time: 2023-05-08T23:11:00+03:00</text:p>
      <text:p text:style-name="P4">
Description: The Ukrainian Premier League (UPL) has announced the names of the best player and coach of the 25th round of the football championship, which were defined in the survey of representatives of the expert council. - Ukrinform.</text:p>
      <text:p text:style-name="P4">
Images: ["<text:a xlink:type="simple" xlink:href="https://static.ukrinform.com/photos/2023_05/thumb_files/630_360_1683576645-383.jpeg" text:style-name="Internet_20_link" text:visited-style-name="Visited_20_Internet_20_Link">
630_360_16835...</text:a>
"]</text:p>
      <text:p text:style-name="P4">
Tags: ['Футбол', "Прем'єр-ліга"]</text:p>
      <text:p text:style-name="P4">
Type: Article</text:p>
      <!--METADATA-->
      <text:p text:style-name="P4">
<draw:frame draw:style-name="fr1" draw:name="Image69" text:anchor-type="as-char" svg:width="6.9236in" svg:height="3.956343in" draw:z-index="0">
<draw:image xlink:href="../Images/yкринформ/2023-05-08T11-11-00-03-00/630_360_1683576645-383.jpeg" xlink:type="simple" xlink:show="embed" xlink:actuate="onLoad" draw:mime-type="image/jpeg"/>
</draw:frame>
Ukrainian Premier League(UPL)She announced the names of the best player and coach of the 25th round of the football championship, which were identified in the survey of representatives of the expert council.</text:p>
      <text:p text:style-name="P4">
Both awards went to the representatives of the Lviv Club "Rukh", reports Ukrinform.</text:p>
      <text:p text:style-name="P4">
As the official informs <text:a xlink:type="simple" xlink:href="https://upl.ua/ua/news/view/7243" text:style-name="Internet_20_link" text:visited-style-name="Visited_20_Internet_20_Link">
</text:a>
The UPL, the best freak of the last round of the Ukrainian championship was recognized as striker Yuriyklychuk, and Vitaliy Ponomarev was the best coach of the tour.</text:p>
      <text:p text:style-name="P4">
The "Movement" under the leadership of Ponomarev in the 25th round of UPL played "Ingulets" by Nastym Field. Klimchuk was distinguished in this match. It should be noted that for Pontimaryov this victory was the first head of the "Movs".</text:p>
      <text:p text:style-name="P4">
Ponomarev's wards take 14th place in the UPL table. The team 24 points after 25 tours played.</text:p>
      <text:p text:style-name="P4">
<text:span text:style-name="T4">
 Read also: </text:span>
 <text:a xlink:type="simple" xlink:href="https://www.ukrinform.ua/rubric-sports/3705056-futbolnij-klub-zora-svatkue-100ricnij-uvilej.html" text:style-name="Internet_20_link" text:visited-style-name="Visited_20_Internet_20_Link">
</text:a>
This time the expert council includes Oreglinsky, Sergiyornyak, Jozef Sabo, Oleksandr Sopko, Oleg Fedorchuk, Anatoliy Chantsev, Igoshukhovtsev, Stepan Yurchyshyn, Igor Yavorsky.</text:p>
      <text:p text:style-name="P4">
Photo: FC "Movement".</text:p>
      <text:p text:style-name="P4">
News Source: <text:a xlink:type="simple" xlink:href="https://www.ukrinform.ua/rubric-sports/3706511-upl-klimcuk-ta-ponomarov-najkrasi-u-25mu-turi.html" text:style-name="Internet_20_link" text:visited-style-name="Visited_20_Internet_20_Link">
https://www.ukrinform.ua/rubric-sports/3706511-upl-klimcuk-ta-ponomarov-najkrasi-u-25mu-turi.html</text:a>
</text:p>
      <!--NEWS-->
      <text:h text:style-name="P10" text:outline-level="1">
<text:span text:style-name="T4">
Russian occupation forces evacuating documentation from Skadovsk and several villages of Kher...</text:span>
</text:h>
      <text:p text:style-name="P4">
Authors: liveuamap (Language: en)</text:p>
      <text:p text:style-name="P4">
Time: 2023-05-08T12:08:00</text:p>
      <text:p text:style-name="P4">
Location: Skadovs'k (Latitude:46.11466 Longtitude:32.91985)</text:p>
      <text:p text:style-name="P4">
Videos: []</text:p>
      <text:p text:style-name="P4">
Images: []</text:p>
      <text:p text:style-name="P4">
Tags: ["Russia", "Central and Eastern Europe"]</text:p>
      <text:p text:style-name="P4">
Id: 22561389</text:p>
      <!--METADATA-->
      <text:p text:style-name="P4">
Russian occupation forces evacuating documentation from Skadovsk and severalvillages of Kherson region</text:p>
      <text:p text:style-name="P4">
News Collection Link: <text:a xlink:type="simple" xlink:href="https://liveuamap.com/en/2023/8-may-russian-occupation-forces-evacuating-documentation" text:style-name="Internet_20_link" text:visited-style-name="Visited_20_Internet_20_Link">
https://liveuamap.com/en/2023/8-may-russian-occupation-forces-evacuating-documentation</text:a>
</text:p>
      <text:p text:style-name="P4">
News Source: <text:a xlink:type="simple" xlink:href="https://t.me/lachentyt/29090" text:style-name="Internet_20_link" text:visited-style-name="Visited_20_Internet_20_Link">
https://t.me/lachentyt/29090</text:a>
</text:p>
      <!--NEWS-->
      <text:h text:style-name="P10" text:outline-level="1">
<text:span text:style-name="T4">
Donetsk Oblast(19:57). Red Alert: aerial threat. Sirens sounding. Take cover now!</text:span>
</text:h>
      <text:p text:style-name="P4">
Authors: liveuamap (Language: en)</text:p>
      <text:p text:style-name="P4">
Time: 2023-05-08T13:58:00</text:p>
      <text:p text:style-name="P4">
Location: Donetsk Oblast (Latitude:48.72785 Longtitude:37.57688)</text:p>
      <text:p text:style-name="P4">
Videos: []</text:p>
      <text:p text:style-name="P4">
Images: []</text:p>
      <text:p text:style-name="P4">
Tags: ["Europe", "Central and Eastern Europe"]</text:p>
      <text:p text:style-name="P4">
Id: 22561380</text:p>
      <!--METADATA-->
      <text:p text:style-name="P4">
Donetsk Oblast(19:57). Red Alert: aerial threat. Sirens sounding. Take covernow!</text:p>
      <text:p text:style-name="P4">
News Collection Link: <text:a xlink:type="simple" xlink:href="https://liveuamap.com/en/2023/08-may-donetsk-oblast1957-red-alert-aerial-thg" text:style-name="Internet_20_link" text:visited-style-name="Visited_20_Internet_20_Link">
https://liveuamap.com/en/2023/08-may-donetsk-oblast1957-red-alert-aerial-thg</text:a>
</text:p>
      <text:p text:style-name="P4">
News Source: <text:a xlink:type="simple" xlink:href="https://t.me/air_alert_ua/44797" text:style-name="Internet_20_link" text:visited-style-name="Visited_20_Internet_20_Link">
https://t.me/air_alert_ua/44797</text:a>
</text:p>
      <!--NEWS-->
      <text:h text:style-name="P10" text:outline-level="1">
<text:span text:style-name="T4">
Trukhanov's appeal was prescribed for May 9</text:span>
</text:h>
      <text:p text:style-name="P4">
Authors: Ukrinform (Person)</text:p>
      <text:p text:style-name="P4">
Publisher: Укринформ (Organization)</text:p>
      <text:p text:style-name="P4">
Published Time: 2023-05-08T14:39:00+03:00</text:p>
      <text:p text:style-name="P4">
Modified Time: 2023-05-08T14:39:00+03:00</text:p>
      <text:p text:style-name="P4">
Description: The Supreme Anti -Corruption Court will consider the appeal of the mayor of Odessa Gennady Trukhanov to the measure of restraint on May 9. - Ukrinform.</text:p>
      <text:p text:style-name="P4">
Images: ["<text:a xlink:type="simple" xlink:href="https://static.ukrinform.com/photos/2019_03/thumb_files/630_360_1552301828-509.jpg" text:style-name="Internet_20_link" text:visited-style-name="Visited_20_Internet_20_Link">
630_360_15523...</text:a>
"]</text:p>
      <text:p text:style-name="P4">
Tags: ['Одеса', 'Суд', 'Труханов', 'Апеляція']</text:p>
      <text:p text:style-name="P4">
Type: Article</text:p>
      <!--METADATA-->
      <text:p text:style-name="P4">
<draw:frame draw:style-name="fr1" draw:name="Image70" text:anchor-type="as-char" svg:width="6.9236in" svg:height="3.956343in" draw:z-index="0">
<draw:image xlink:href="../Images/yкринформ/2023-05-08T14-39-00-03-00/630_360_1552301828-509.jpg" xlink:type="simple" xlink:show="embed" xlink:actuate="onLoad" draw:mime-type="image/jpeg"/>
</draw:frame>
The Supreme Anti -Corruption Court will consider the appeal of the mayor of Odessa Gennady Trukhanovan, he chosen to him on May 9.</text:p>
      <text:p text:style-name="P4">
About this <text:a xlink:type="simple" xlink:href="http://ap.vaks.gov.ua/announcements/521-17260-18-080523/" text:style-name="Internet_20_link" text:visited-style-name="Visited_20_Internet_20_Link">
 </text:a>
The WAKS press service, Ukrinform reports.</text:p>
      <text:p text:style-name="P4">
“The Appeal Chamber of the Supreme Anti -Corruption Court was received by the appeal of the defense on the decision of the WACS of May 4, 2023 on the use of the pre -moon head of Odessa in the form of detention of 13.42 million UAH of pledge. Consideration of the appeal of the statement No. 521/17260/18 was scheduled for May 9, 2023 11:00, ”the testimony reads.</text:p>
      <text:p text:style-name="P4">
<text:span text:style-name="T4">
 Read also: </text:span>
 <text:a xlink:type="simple" xlink:href="https://www.ukrinform.ua/rubric-society/3701126-sprava-kraan-zastupniku-mera-odesi-priznacili-5-miljoniv-zastavi.html" text:style-name="Internet_20_link" text:visited-style-name="Visited_20_Internet_20_Link">
</text:a>
As reported, according to <text:a xlink:type="simple" xlink:href="https://www.ukrinform.ua/tag-nabu" text:style-name="Internet_20_link" text:visited-style-name="Visited_20_Internet_20_Link">
</text:a>
, in 2016, the mayor of Odessa Trukhanov together with other officials of the City Padita with representatives of a private company seized the funds of the city budget of all 92 million UAH.</text:p>
      <text:p text:style-name="P4">
NABU detectives and SAP prosecutors in December 2016 initiated the reference to these funds, which were transferred to the account of LLC Developmenteite. On January 24, 2020, Trukhanov was reported suspicion.</text:p>
      <text:p text:style-name="P4">
In total, 12 -persons were held accountable in the Krayan and SAP plant.</text:p>
      <text:p text:style-name="P4">
In October 2018, the Malinovsky District Court of Odessa was a guarantee against eight persons-performers of the scheme, among them Igennady Trukhanov. In the end, the court acquitted all the persons involved in the case.</text:p>
      <text:p text:style-name="P4">
In February 2021, the WACS Court of Appeal abolished the Virokmalinovsky Court of Odessa.</text:p>
      <text:p text:style-name="P4">
On April 25, 2023, the Supreme Anti -Corruption Court changed the precautionary measure of the Odessa City Chairman from a personal obligation for pledge of UAH 30 million 866 thousand.</text:p>
      <text:p text:style-name="P4">
<text:span text:style-name="T4">
 Read also: </text:span>
 <text:a xlink:type="simple" xlink:href="https://www.ukrinform.ua/rubric-regions/3706294-vijskovi-pocali-rozsliduvanna-sodo-napadu-na-odeskogo-aktivista.html" text:style-name="Internet_20_link" text:visited-style-name="Visited_20_Internet_20_Link">
</text:a>
On May 4, WAKS decided to arrest the mayor of Odessa with the possibility of making more than UAH 13 million.</text:p>
      <text:p text:style-name="P4">
On May 5, the Odessa MP Dmitry Tanzur stated that he made a pledge of UAH 13,42 million for Trukhanov.</text:p>
      <text:p text:style-name="P4">
News Source: <text:a xlink:type="simple" xlink:href="https://www.ukrinform.ua/rubric-regions/3706307-rozglad-apelacii-truhanova-priznacili-na-9-travna.html" text:style-name="Internet_20_link" text:visited-style-name="Visited_20_Internet_20_Link">
https://www.ukrinform.ua/rubric-regions/3706307-rozglad-apelacii-truhanova-priznacili-na-9-travna.html</text:a>
</text:p>
      <!--NEWS-->
      <text:h text:style-name="P10" text:outline-level="1">
<text:span text:style-name="T4">
The SBU detained the official of the State Consumer Service, who collected "tribute" from grain exporters</text:span>
</text:h>
      <text:p text:style-name="P4">
Authors: Ukrinform (Person)</text:p>
      <text:p text:style-name="P4">
Publisher: Укринформ (Organization)</text:p>
      <text:p text:style-name="P4">
Published Time: 2023-05-08T14:43:00+03:00</text:p>
      <text:p text:style-name="P4">
Modified Time: 2023-05-08T14:43:00+03:00</text:p>
      <text:p text:style-name="P4">
Description: The Security Service of Ukraine eliminated the corruption scheme in the Main Directorate of the State Service for Food Safety and Consumer Protection in Kharkiv Oblast, organized by one of the officials of the state institution. - Ukrinform.</text:p>
      <text:p text:style-name="P4">
Images: ["<text:a xlink:type="simple" xlink:href="https://static.ukrinform.com/photos/2023_05/thumb_files/630_360_1683546390-239.jpeg" text:style-name="Internet_20_link" text:visited-style-name="Visited_20_Internet_20_Link">
630_360_16835...</text:a>
", "<text:a xlink:type="simple" xlink:href="https://static.ukrinform.com/photos/2023_05/1683546389-232.jpeg" text:style-name="Internet_20_link" text:visited-style-name="Visited_20_Internet_20_Link">
1683546389-23...</text:a>
", "<text:a xlink:type="simple" xlink:href="https://static.ukrinform.com/photos/2023_05/1683546389-662.jpeg" text:style-name="Internet_20_link" text:visited-style-name="Visited_20_Internet_20_Link">
1683546389-66...</text:a>
", "<text:a xlink:type="simple" xlink:href="https://static.ukrinform.com/photos/2023_05/1683546576-212.jpg" text:style-name="Internet_20_link" text:visited-style-name="Visited_20_Internet_20_Link">
1683546576-21...</text:a>
"]</text:p>
      <text:p text:style-name="P4">
Tags: ['Експорт', 'Хабар', 'СБУ', 'Зерно', 'Держспоживслужба', 'Харківщина']</text:p>
      <text:p text:style-name="P4">
Type: Article</text:p>
      <!--METADATA-->
      <text:p text:style-name="P4">
<draw:frame draw:style-name="fr1" draw:name="Image71" text:anchor-type="as-char" svg:width="6.9236in" svg:height="3.956343in" draw:z-index="0">
<draw:image xlink:href="../Images/yкринформ/2023-05-08T14-43-00-03-00/630_360_1683546390-239.jpeg" xlink:type="simple" xlink:show="embed" xlink:actuate="onLoad" draw:mime-type="image/jpeg"/>
</draw:frame>
The Service of Ukraine eliminated the corruption scheme in the Main Directorate of the State Service for Food Safety and Consumer Protection of the Ukrkiv Oblast, organized by one of the officials of the state institution.</text:p>
      <text:p text:style-name="P4">
As Ukrinform reports, this has reported <text:a xlink:type="simple" xlink:href="https://ssu.gov.ua/novyny/sbu-zatrymala-odnoho-z-kerivnykiv-derzhprodspozhyvsluzhby-v-kharkivskii-oblasti-obklav-danynoiu-eksporteriv-zerna" text:style-name="Internet_20_link" text:visited-style-name="Visited_20_Internet_20_Link">
</text:a>
 .</text:p>
      <text:p text:style-name="P4">
<draw:frame draw:style-name="fr1" draw:name="Image72" text:anchor-type="as-char" svg:width="6.666667in" svg:height="10.0in" draw:z-index="0">
<draw:image xlink:href="../Images/yкринформ/2023-05-08T14-43-00-03-00/1683546389-232.jpeg" xlink:type="simple" xlink:show="embed" xlink:actuate="onLoad" draw:mime-type="image/jpeg"/>
</draw:frame>
It is established that the participants of the equipment systematically demanded money from representatives of Ukrainian companies that export domestic agricultural products.</text:p>
      <text:p text:style-name="P4">
<draw:frame draw:style-name="fr1" draw:name="Image73" text:anchor-type="as-char" svg:width="6.666667in" svg:height="10.0in" draw:z-index="0">
<draw:image xlink:href="../Images/yкринформ/2023-05-08T14-43-00-03-00/1683546389-662.jpeg" xlink:type="simple" xlink:show="embed" xlink:actuate="onLoad" draw:mime-type="image/jpeg"/>
</draw:frame>
According to the investigation, illegal activity was organized by the head of one from the scene. In order to implement the criminal mechanism, he attracted his subordinate inspector.</text:p>
      <text:p text:style-name="P4">
<draw:frame draw:style-name="fr1" draw:name="Image74" text:anchor-type="as-char" svg:width="6.9236in" svg:height="5.186289in" draw:z-index="0">
<draw:image xlink:href="../Images/yкринформ/2023-05-08T14-43-00-03-00/1683546576-212.jpg" xlink:type="simple" xlink:show="embed" xlink:actuate="onLoad" draw:mime-type="image/jpeg"/>
</draw:frame>
The officials promised farmers for bribes to provide a "unobstructed" issuance of a certificate of conformity of agricultural products.</text:p>
      <text:p text:style-name="P4">
The amount of "tribute" was $ 100 for one truck with a product. In the case of non -payment, nouns threatened to tighten the bureaucratic procedures for the indigestion of permits.</text:p>
      <text:p text:style-name="P4">
<text:span text:style-name="T4">
 Read also: </text:span>
 <text:a xlink:type="simple" xlink:href="https://www.ukrinform.ua/rubric-regions/3705655-sbu-vikrila-lvivskogo-biznesmena-akij-postacav-do-rf-rollsrojsi-ta-majbahi.html" text:style-name="Internet_20_link" text:visited-style-name="Visited_20_Internet_20_Link">
</text:a>
The SBU staff in stages have documented two episodes of receiving the persons on the "certification" of 20 trucks with Ukrainian grain.</text:p>
      <text:p text:style-name="P4">
Law enforcement officers detained the organizer of the scheme while receiving the second part of the bribe. The official was declared suspicion under Part 3 of Art. 368(acceptance of a proposal, promise or receiving an undue benefit by an official)Criminal Code of Ukraine.</text:p>
      <text:p text:style-name="P4">
As they added to <text:a xlink:type="simple" xlink:href="https://www.gp.gov.ua/ua/posts/na-xarkivshhini-posadovcya-vikrito-na-oderzanni-xabara-za-vidacu-sertifikativ-dlya-eksportu-zerna" text:style-name="Internet_20_link" text:visited-style-name="Visited_20_Internet_20_Link">
</text:a>
, the suspect was chosen by a preventive measure. The official has been out of office.</text:p>
      <text:p text:style-name="P4">
<text:span text:style-name="T4">
 Read also: </text:span>
 <text:a xlink:type="simple" xlink:href="https://www.ukrinform.ua/rubric-society/3703716-sbu-zapobigla-vivezennu-v-iran-dviguniv-do-vijskovotransportnih-litakiv.html" text:style-name="Internet_20_link" text:visited-style-name="Visited_20_Internet_20_Link">
</text:a>
It is planned to declare suspicion of an accomplice. The investigation is ongoing.</text:p>
      <text:p text:style-name="P4">
The attackers are threatened with up to ten years in prison.<text:span text:style-name="T5">
Foto: SBU, Office of Prosecutor General</text:span>
</text:p>
      <text:p text:style-name="P4">
News Source: <text:a xlink:type="simple" xlink:href="https://www.ukrinform.ua/rubric-economy/3706317-sbu-zatrimala-posadovca-derzprodspozivsluzbi-akij-zbirav-daninu-z-eksporteriv-zerna.html" text:style-name="Internet_20_link" text:visited-style-name="Visited_20_Internet_20_Link">
https://www.ukrinform.ua/rubric-economy/3706317-sbu-zatrimala-posadovca-derzprodspozivsluzbi-akij-zbirav-daninu-z-eksporteriv-zerna.html</text:a>
</text:p>
      <!--NEWS-->
      <text:h text:style-name="P10" text:outline-level="1">
<text:span text:style-name="T4">
RF strike destroyed the composition of the Red Cross with humanitarian assistance in Odessa</text:span>
</text:h>
      <text:p text:style-name="P4">
Authors: Ukrinform (Person)</text:p>
      <text:p text:style-name="P4">
Publisher: Укринформ (Organization)</text:p>
      <text:p text:style-name="P4">
Published Time: 2023-05-08T14:45:00+03:00</text:p>
      <text:p text:style-name="P4">
Modified Time: 2023-05-08T14:45:00+03:00</text:p>
      <text:p text:style-name="P4">
Description: In Odesa region, as a result of the rocket strike on May 8, the composition with humanitarian aid from the Red Cross Society of Ukraine was completely destroyed. - Ukrinform.</text:p>
      <text:p text:style-name="P4">
Images: ["<text:a xlink:type="simple" xlink:href="https://static.ukrinform.com/photos/2023_05/thumb_files/630_360_1683546478-182.jpg" text:style-name="Internet_20_link" text:visited-style-name="Visited_20_Internet_20_Link">
630_360_16835...</text:a>
", "<text:a xlink:type="simple" xlink:href="https://static.ukrinform.com/photos/2023_05/1683546477-871.jpg" text:style-name="Internet_20_link" text:visited-style-name="Visited_20_Internet_20_Link">
1683546477-87...</text:a>
", "<text:a xlink:type="simple" xlink:href="https://static.ukrinform.com/photos/2023_05/1683546477-925.jpg" text:style-name="Internet_20_link" text:visited-style-name="Visited_20_Internet_20_Link">
1683546477-92...</text:a>
", "<text:a xlink:type="simple" xlink:href="https://static.ukrinform.com/photos/2023_05/1683546477-664.jpg" text:style-name="Internet_20_link" text:visited-style-name="Visited_20_Internet_20_Link">
1683546477-66...</text:a>
", "<text:a xlink:type="simple" xlink:href="https://static.ukrinform.com/photos/2023_05/1683546477-370.jpg" text:style-name="Internet_20_link" text:visited-style-name="Visited_20_Internet_20_Link">
1683546477-37...</text:a>
"]</text:p>
      <text:p text:style-name="P4">
Tags: ['Гуманітарна допомога', 'Одещина', 'Червоний Хрест', 'Війна з росією', 'Ракетний удар']</text:p>
      <text:p text:style-name="P4">
Type: Article</text:p>
      <!--METADATA-->
      <text:p text:style-name="P4">
<draw:frame draw:style-name="fr1" draw:name="Image75" text:anchor-type="as-char" svg:width="6.9236in" svg:height="3.956343in" draw:z-index="0">
<draw:image xlink:href="../Images/yкринформ/2023-05-08T14-45-00-03-00/630_360_1683546478-182.jpg" xlink:type="simple" xlink:show="embed" xlink:actuate="onLoad" draw:mime-type="image/jpeg"/>
</draw:frame>
In Odeschyn, the composition with a humanitarian aid from the Red Cross Society of Ukraine was completely destroyed by the rocket strike on May 8.</text:p>
      <text:p text:style-name="P4">
This was reported by the press service <text:a xlink:type="simple" xlink:href="https://od.redcross.org.ua/posts/2023-05-08-%D0%B7%D0%BD%D0%B8%D1%89%D0%B5%D0%BD%D0%BE-%D1%81%D0%BA%D0%BB%D0%B0%D0%B4%D1%81%D1%8C%D0%BA%D0%B5-%D0%BF%D1%80%D0%B8%D0%BC%D1%96%D1%89%D0%B5%D0%BD%D0%BD%D1%8F-%D0%BE%D0%B4%D0%B5%D1%81%D1%8C%D0%BA%D0%BE%D0%B3%D0%BE-%D1%87%D0%B5%D1%80%D0%B2%D0%BE%D0%BD%D0%BE%D0%B3%D0%BE-%D1%85%D1%80%D0%B5%D1%81%D1%82%D0%B0/" text:style-name="Internet_20_link" text:visited-style-name="Visited_20_Internet_20_Link">
</text:a>
, reports Ukrinform.</text:p>
      <text:p text:style-name="P4">
<draw:frame draw:style-name="fr1" draw:name="Image76" text:anchor-type="as-char" svg:width="6.9236in" svg:height="6.9236in" draw:z-index="0">
<draw:image xlink:href="../Images/yкринформ/2023-05-08T14-45-00-03-00/1683546477-871.jpg" xlink:type="simple" xlink:show="embed" xlink:actuate="onLoad" draw:mime-type="image/jpeg"/>
</draw:frame>
"As a result of the rocket strike in Odesa region 08.05.2023, the storage facility of the Odessa Regional Organization of the Red Cross of Ukraine with an area of 1000 sq.m is completely destroyed," the statement reads.</text:p>
      <text:p text:style-name="P4">
<draw:frame draw:style-name="fr1" draw:name="Image77" text:anchor-type="as-char" svg:width="6.9236in" svg:height="6.9236in" draw:z-index="0">
<draw:image xlink:href="../Images/yкринформ/2023-05-08T14-45-00-03-00/1683546477-925.jpg" xlink:type="simple" xlink:show="embed" xlink:actuate="onLoad" draw:mime-type="image/jpeg"/>
</draw:frame>
It is noted that the fire completely destroyed humanitarian aid for the Odessa region, which was in stock.</text:p>
      <text:p text:style-name="P4">
<draw:frame draw:style-name="fr1" draw:name="Image78" text:anchor-type="as-char" svg:width="6.9236in" svg:height="6.9236in" draw:z-index="0">
<draw:image xlink:href="../Images/yкринформ/2023-05-08T14-45-00-03-00/1683546477-664.jpg" xlink:type="simple" xlink:show="embed" xlink:actuate="onLoad" draw:mime-type="image/jpeg"/>
</draw:frame>
At the time of rocket stroke of representatives <text:a xlink:type="simple" xlink:href="https://www.ukrinform.ua/tag-cervonij-hrest" text:style-name="Internet_20_link" text:visited-style-name="Visited_20_Internet_20_Link">
</text:a>
There was no place.</text:p>
      <text:p text:style-name="P4">
<draw:frame draw:style-name="fr1" draw:name="Image79" text:anchor-type="as-char" svg:width="6.9236in" svg:height="6.9236in" draw:z-index="0">
<draw:image xlink:href="../Images/yкринформ/2023-05-08T14-45-00-03-00/1683546477-370.jpg" xlink:type="simple" xlink:show="embed" xlink:actuate="onLoad" draw:mime-type="image/jpeg"/>
</draw:frame>
"The provision of humanitarian aid and the activities of some projects of the Odessa Regional Organization of the Red Cross of Ukraine has been suspended," - the testimony also reads.</text:p>
      <text:p text:style-name="P4">
<text:span text:style-name="T4">
 Read also: </text:span>
 <text:a xlink:type="simple" xlink:href="https://www.ukrinform.ua/rubric-ato/3706306-raketnij-udar-po-odesini-povnistu-znisena-baza-vidpocinku-se-pat-poskodzeni.html" text:style-name="Internet_20_link" text:visited-style-name="Visited_20_Internet_20_Link">
<text:span text:style-name="T4">
 missile </text:span>
</text:a>
The Ministry of Foreign Affairs of Ukraine condemned the attack on the composition of the humanitarian aid of the Red Cross of Ukraine in Odessa, which Russia made on the World's Red Cross.</text:p>
      <text:p text:style-name="P4">
“Today, on World Red Cross Day, 2023, Russia attacked the composition of the Red Cross of Ukraine in Odessa. This is another rugging of international law. Moscow should stop attacking civilinefrastructure and block assistance to people who need it, ”Oleg Nikolenko in [] said the Ministry of Foreign Affairs of Ukraine Oleg Nikolenko in <text:a xlink:type="simple" xlink:href="https://twitter.com/OlegNikolenko_/status/1655574085781340162" text:style-name="Internet_20_link" text:visited-style-name="Visited_20_Internet_20_Link">
</text:a>
 .</text:p>
      <text:p text:style-name="P4">
Photo: od.redcross.org.ua</text:p>
      <text:p text:style-name="P4">
News Source: <text:a xlink:type="simple" xlink:href="https://www.ukrinform.ua/rubric-ato/3706316-udar-rf-znisiv-sklad-cervonogo-hresta-z-gumanitarnou-dopomogou-na-odesini.html" text:style-name="Internet_20_link" text:visited-style-name="Visited_20_Internet_20_Link">
https://www.ukrinform.ua/rubric-ato/3706316-udar-rf-znisiv-sklad-cervonogo-hresta-z-gumanitarnou-dopomogou-na-odesini.html</text:a>
</text:p>
      <!--NEWS-->
      <text:h text:style-name="P10" text:outline-level="1">
<text:span text:style-name="T4">
Kharkiv, Kharkivska Oblast(20:44). Red Alert: aerial threat. Sirens sounding. Take cover now!</text:span>
</text:h>
      <text:p text:style-name="P4">
Authors: liveuamap (Language: en)</text:p>
      <text:p text:style-name="P4">
Time: 2023-05-08T14:45:00</text:p>
      <text:p text:style-name="P4">
Location: Kharkiv (Latitude:49.98115 Longtitude:36.25341)</text:p>
      <text:p text:style-name="P4">
Videos: []</text:p>
      <text:p text:style-name="P4">
Images: []</text:p>
      <text:p text:style-name="P4">
Tags: ["Europe", "Central and Eastern Europe"]</text:p>
      <text:p text:style-name="P4">
Id: 22561381</text:p>
      <!--METADATA-->
      <text:p text:style-name="P4">
Kharkiv, Kharkiv region(20:44). Red Alert: aerial threat. Sirens sounding.Take cover now!</text:p>
      <text:p text:style-name="P4">
News Collection Link: <text:a xlink:type="simple" xlink:href="https://liveuamap.com/en/2023/08-may-kharkiv-kharkivska-oblast2044-red-alerg" text:style-name="Internet_20_link" text:visited-style-name="Visited_20_Internet_20_Link">
https://liveuamap.com/en/2023/08-may-kharkiv-kharkivska-oblast2044-red-alerg</text:a>
</text:p>
      <text:p text:style-name="P4">
News Source: <text:a xlink:type="simple" xlink:href="https://t.me/suspilnekharkiv/24635" text:style-name="Internet_20_link" text:visited-style-name="Visited_20_Internet_20_Link">
https://t.me/suspilnekharkiv/24635</text:a>
</text:p>
      <!--NEWS-->
      <text:h text:style-name="P10" text:outline-level="1">
<text:span text:style-name="T4">
Remembrance Day and Reconciliation: Flowers were laid in Kiev to the grave of an unknown soldier</text:span>
</text:h>
      <text:p text:style-name="P4">
Authors: Ukrinform (Person)</text:p>
      <text:p text:style-name="P4">
Publisher: Укринформ (Organization)</text:p>
      <text:p text:style-name="P4">
Published Time: 2023-05-08T14:48:00+03:00</text:p>
      <text:p text:style-name="P4">
Modified Time: 2023-05-08T14:48:00+03:00</text:p>
      <text:p text:style-name="P4">
Description: In Kiev, a solemn ceremony of laying flowers was held at the Park of Eternal Glory to the grave of an unknown soldier to celebrate the Day of Remembrance and Reconciliation. - Ukrinform.</text:p>
      <text:p text:style-name="P4">
Images: ["<text:a xlink:type="simple" xlink:href="https://static.ukrinform.com/photos/2023_05/thumb_files/630_360_1683546252-5973.jpeg" text:style-name="Internet_20_link" text:visited-style-name="Visited_20_Internet_20_Link">
630_360_16835...</text:a>
", "<text:a xlink:type="simple" xlink:href="https://static.ukrinform.com/photos/2023_05/thumb_files/630_360_1683546251-1490.jpeg" text:style-name="Internet_20_link" text:visited-style-name="Visited_20_Internet_20_Link">
630_360_16835...</text:a>
", "<text:a xlink:type="simple" xlink:href="https://static.ukrinform.com/photos/2023_05/thumb_files/630_360_1683546251-2859.jpeg" text:style-name="Internet_20_link" text:visited-style-name="Visited_20_Internet_20_Link">
630_360_16835...</text:a>
", "<text:a xlink:type="simple" xlink:href="https://static.ukrinform.com/photos/2023_05/thumb_files/630_360_1683546252-7924.jpeg" text:style-name="Internet_20_link" text:visited-style-name="Visited_20_Internet_20_Link">
630_360_16835...</text:a>
", "<text:a xlink:type="simple" xlink:href="https://static.ukrinform.com/photos/2023_05/thumb_files/630_360_1683546252-5892.jpeg" text:style-name="Internet_20_link" text:visited-style-name="Visited_20_Internet_20_Link">
630_360_16835...</text:a>
", "<text:a xlink:type="simple" xlink:href="https://static.ukrinform.com/photos/2023_05/thumb_files/630_360_1683546252-3471.jpeg" text:style-name="Internet_20_link" text:visited-style-name="Visited_20_Internet_20_Link">
630_360_16835...</text:a>
", "<text:a xlink:type="simple" xlink:href="https://static.ukrinform.com/photos/2023_05/thumb_files/630_360_1683546252-5761.jpeg" text:style-name="Internet_20_link" text:visited-style-name="Visited_20_Internet_20_Link">
630_360_16835...</text:a>
", "<text:a xlink:type="simple" xlink:href="https://static.ukrinform.com/photos/2023_05/thumb_files/630_360_1683546253-3437.jpeg" text:style-name="Internet_20_link" text:visited-style-name="Visited_20_Internet_20_Link">
630_360_16835...</text:a>
", "<text:a xlink:type="simple" xlink:href="https://static.ukrinform.com/photos/2023_05/thumb_files/630_360_1683546254-7859.jpeg" text:style-name="Internet_20_link" text:visited-style-name="Visited_20_Internet_20_Link">
630_360_16835...</text:a>
", "<text:a xlink:type="simple" xlink:href="https://static.ukrinform.com/photos/2023_05/thumb_files/630_360_1683546254-6135.jpeg" text:style-name="Internet_20_link" text:visited-style-name="Visited_20_Internet_20_Link">
630_360_16835...</text:a>
", "<text:a xlink:type="simple" xlink:href="https://static.ukrinform.com/photos/2023_05/thumb_files/630_360_1683546254-7445.jpeg" text:style-name="Internet_20_link" text:visited-style-name="Visited_20_Internet_20_Link">
630_360_16835...</text:a>
"]</text:p>
      <text:p text:style-name="P4">
Tags: ['Друга світова', "Пам'ятник", 'День пам’яті та примирення', 'Київ']</text:p>
      <text:p text:style-name="P4">
Type: Article</text:p>
      <!--METADATA-->
      <text:p text:style-name="P4">
<draw:frame draw:style-name="fr1" draw:name="Image80" text:anchor-type="as-char" svg:width="6.9236in" svg:height="3.956343in" draw:z-index="0">
<draw:image xlink:href="../Images/yкринформ/2023-05-08T14-48-00-03-00/630_360_1683546252-5973.jpeg" xlink:type="simple" xlink:show="embed" xlink:actuate="onLoad" draw:mime-type="image/jpeg"/>
</draw:frame>
A solemn ceremony of laying flowers was held in Kyiv in the Park of Eternal Glory to the Mohyline -known soldier to celebrate the Day of Remembrance and Reconciliation.</text:p>
      <text:p text:style-name="P4">
As Ukrinform reports, it reports <text:a xlink:type="simple" xlink:href="https://kyivcity.gov.ua/news/u_kiyevi_vidbulisya_urochistosti_z_nagodi_vidznachennya_dnya_pamyati_ta_primirennya_foto/" text:style-name="Internet_20_link" text:visited-style-name="Visited_20_Internet_20_Link">
</text:a>
.</text:p>
      <text:p text:style-name="P4">
Участь у церемонії взяли перший заступник голови КМДА Микола Поворозник,заступниця голови КМДА Марина Хонда, заступник голови КМДА ВалентинМондриївський, голова Печерської районної в місті Києві державноїадміністрації Наталія Кондрашова, директор Департаменту соціальної політикиКМДА Руслан Світлий, ветерани Другої світової війни, діти війни та військовіЗбройних сил України.</text:p>
      <text:p text:style-name="P4">
“Today, Ukraine, together with the civilized world, honors <text:a xlink:type="simple" xlink:href="https://www.ukrinform.ua/tag-pamat" text:style-name="Internet_20_link" text:visited-style-name="Visited_20_Internet_20_Link">
</text:a>
All those in the Second World War with Nazism and successfully won him. Millions of killed and tortured, thousands of completely destroyed settlements, lost lives and crippled destinies. We celebrate this day for the second time in the conditions of full -scale Russian aggression, ”Khonda said.</text:p>
      <text:p text:style-name="P4">
She emphasized that “the history of our country is a constant struggle of reference and freedom. Our military again defend our land in the aggressor with weapons in our hands. Despite the constant shelling, terror and blackmail - we stand unwavering, we will repent the enemy and be sure to win. ”</text:p>
      <text:p text:style-name="P4">
<text:span text:style-name="T4">
 Read also: </text:span>
 <text:a xlink:type="simple" xlink:href="https://www.ukrinform.ua/rubric-society/3706152-smigal-u-den-pamati-ta-primirenna-ukraina-ta-svit-znaut-cinu-miru.html" text:style-name="Internet_20_link" text:visited-style-name="Visited_20_Internet_20_Link">
<text:span text:style-name="T4">
 Shmigal </text:span>
</text:a>
The attendees honored the memory of the dead moment of silence.</text:p>
      <text:p text:style-name="P4">
As reported <text:a xlink:type="simple" xlink:href="https://www.ukrinform.ua/rubric-society/3706168-sogodni-vidznacaetsa-den-pamati-ta-primirenna.html" text:style-name="Internet_20_link" text:visited-style-name="Visited_20_Internet_20_Link">
</text:a>
, May 8 in Ukraine, as well as the world, celebrates the Day of Remembrance and Reconciliation, dedicated to the memory of the victim of the World War.</text:p>
      <text:p text:style-name="P4">
News Source: <text:a xlink:type="simple" xlink:href="https://www.ukrinform.ua/rubric-kyiv/3706313-den-pamati-ta-primirenna-u-kievi-poklali-kviti-do-mogili-nevidomogo-soldata.html" text:style-name="Internet_20_link" text:visited-style-name="Visited_20_Internet_20_Link">
https://www.ukrinform.ua/rubric-kyiv/3706313-den-pamati-ta-primirenna-u-kievi-poklali-kviti-do-mogili-nevidomogo-soldata.html</text:a>
</text:p>
      <!--NEWS-->
      <text:h text:style-name="P10" text:outline-level="1">
<text:span text:style-name="T4">
Zaporizka Oblast(20:47). Red Alert: aerial threat. Sirens sounding. Take cover now!</text:span>
</text:h>
      <text:p text:style-name="P4">
Authors: liveuamap (Language: en)</text:p>
      <text:p text:style-name="P4">
Time: 2023-05-08T14:48:00</text:p>
      <text:p text:style-name="P4">
Location: Zaporizka Oblast (Latitude:47.612501 Longtitude:35.764751)</text:p>
      <text:p text:style-name="P4">
Videos: []</text:p>
      <text:p text:style-name="P4">
Images: []</text:p>
      <text:p text:style-name="P4">
Tags: ["Europe", "Central and Eastern Europe"]</text:p>
      <text:p text:style-name="P4">
Id: 22561383</text:p>
      <!--METADATA-->
      <text:p text:style-name="P4">
Zaporizhzhia region(20:47). Red Alert: aerial threat. Sirens sounding. Take covernow!</text:p>
      <text:p text:style-name="P4">
News Collection Link: <text:a xlink:type="simple" xlink:href="https://liveuamap.com/en/2023/08-may-zaporizka-oblast2047-red-alert-aerial-g" text:style-name="Internet_20_link" text:visited-style-name="Visited_20_Internet_20_Link">
https://liveuamap.com/en/2023/08-may-zaporizka-oblast2047-red-alert-aerial-g</text:a>
</text:p>
      <text:p text:style-name="P4">
News Source: <text:a xlink:type="simple" xlink:href="https://t.me/air_alert_ua/44800" text:style-name="Internet_20_link" text:visited-style-name="Visited_20_Internet_20_Link">
https://t.me/air_alert_ua/44800</text:a>
</text:p>
      <!--NEWS-->
      <text:h text:style-name="P10" text:outline-level="1">
<text:span text:style-name="T4">
Explosions in Kharkiv amid new Russian missile attack</text:span>
</text:h>
      <text:p text:style-name="P4">
Authors: liveuamap (Language: en)</text:p>
      <text:p text:style-name="P4">
Time: 2023-05-08T14:48:21</text:p>
      <text:p text:style-name="P4">
Location: Kharkiv (Latitude:50.02715 Longtitude:36.15807)</text:p>
      <text:p text:style-name="P4">
Videos: []</text:p>
      <text:p text:style-name="P4">
Images: []</text:p>
      <text:p text:style-name="P4">
Tags: []</text:p>
      <text:p text:style-name="P4">
Id: 22561382</text:p>
      <!--METADATA-->
      <text:p text:style-name="P4">
Explosions in Kharkiv amid new Russian missile attack</text:p>
      <text:p text:style-name="P4">
News Collection Link: <text:a xlink:type="simple" xlink:href="https://liveuamap.com/en/2023/8-may-explosions-in-kharkiv-amid-new-russian-missile-attack" text:style-name="Internet_20_link" text:visited-style-name="Visited_20_Internet_20_Link">
https://liveuamap.com/en/2023/8-may-explosions-in-kharkiv-amid-new-russian-missile-attack</text:a>
</text:p>
      <text:p text:style-name="P4">
News Source: <text:a xlink:type="simple" xlink:href="https://t.me/suspilnekharkiv/24637" text:style-name="Internet_20_link" text:visited-style-name="Visited_20_Internet_20_Link">
https://t.me/suspilnekharkiv/24637</text:a>
</text:p>
      <!--NEWS-->
      <text:h text:style-name="P10" text:outline-level="1">
<text:span text:style-name="T4">
Dnipro, Dnipropetrovska Oblast(20:48). Red Alert: aerial threat. Sirens sounding. Take cover ...</text:span>
</text:h>
      <text:p text:style-name="P4">
Authors: liveuamap (Language: en)</text:p>
      <text:p text:style-name="P4">
Time: 2023-05-08T14:50:00</text:p>
      <text:p text:style-name="P4">
Location: Dnipro (Latitude:48.45930000 Longtitude:35.03865000)</text:p>
      <text:p text:style-name="P4">
Videos: []</text:p>
      <text:p text:style-name="P4">
Images: []</text:p>
      <text:p text:style-name="P4">
Tags: ["Europe", "Central and Eastern Europe"]</text:p>
      <text:p text:style-name="P4">
Id: 22561384</text:p>
      <!--METADATA-->
      <text:p text:style-name="P4">
Dnipro, Dnipropetrovsk region(20:48). Red Alert: aerial threat. Sirenssounding. Take cover now!</text:p>
      <text:p text:style-name="P4">
News Collection Link: <text:a xlink:type="simple" xlink:href="https://liveuamap.com/en/2023/08-may-dnipro-dnipropetrovska-oblast2048-red-g" text:style-name="Internet_20_link" text:visited-style-name="Visited_20_Internet_20_Link">
https://liveuamap.com/en/2023/08-may-dnipro-dnipropetrovska-oblast2048-red-g</text:a>
</text:p>
      <text:p text:style-name="P4">
News Source: <text:a xlink:type="simple" xlink:href="https://t.me/air_alert_ua/44801" text:style-name="Internet_20_link" text:visited-style-name="Visited_20_Internet_20_Link">
https://t.me/air_alert_ua/44801</text:a>
</text:p>
      <!--NEWS-->
      <text:h text:style-name="P10" text:outline-level="1">
<text:span text:style-name="T4">
Poltavska Oblast(20:51). Red Alert: aerial threat. Sirens sounding. Take cover now!</text:span>
</text:h>
      <text:p text:style-name="P4">
Authors: liveuamap (Language: en)</text:p>
      <text:p text:style-name="P4">
Time: 2023-05-08T14:52:00</text:p>
      <text:p text:style-name="P4">
Location: Poltavska Oblast (Latitude:49.47705000 Longtitude:33.81866000)</text:p>
      <text:p text:style-name="P4">
Videos: []</text:p>
      <text:p text:style-name="P4">
Images: []</text:p>
      <text:p text:style-name="P4">
Tags: ["Europe", "Central and Eastern Europe"]</text:p>
      <text:p text:style-name="P4">
Id: 22561385</text:p>
      <!--METADATA-->
      <text:p text:style-name="P4">
Poltava(20:51). Red Alert: aerial threat. Sirens sounding. Take covernow!</text:p>
      <text:p text:style-name="P4">
News Collection Link: <text:a xlink:type="simple" xlink:href="https://liveuamap.com/en/2023/08-may-poltavska-oblast2051-red-alert-aerial-g" text:style-name="Internet_20_link" text:visited-style-name="Visited_20_Internet_20_Link">
https://liveuamap.com/en/2023/08-may-poltavska-oblast2051-red-alert-aerial-g</text:a>
</text:p>
      <text:p text:style-name="P4">
News Source: <text:a xlink:type="simple" xlink:href="https://t.me/air_alert_ua/44802" text:style-name="Internet_20_link" text:visited-style-name="Visited_20_Internet_20_Link">
https://t.me/air_alert_ua/44802</text:a>
</text:p>
      <!--NEWS-->
      <text:h text:style-name="P10" text:outline-level="1">
<text:span text:style-name="T4">
Sumska Oblast(20:52). Red Alert: aerial threat. Sirens sounding. Take cover now!</text:span>
</text:h>
      <text:p text:style-name="P4">
Authors: liveuamap (Language: en)</text:p>
      <text:p text:style-name="P4">
Time: 2023-05-08T14:55:00</text:p>
      <text:p text:style-name="P4">
Location: Sumska Oblast (Latitude:51.00122 Longtitude:33.99955)</text:p>
      <text:p text:style-name="P4">
Videos: []</text:p>
      <text:p text:style-name="P4">
Images: []</text:p>
      <text:p text:style-name="P4">
Tags: ["Europe", "Central and Eastern Europe"]</text:p>
      <text:p text:style-name="P4">
Id: 22561386</text:p>
      <!--METADATA-->
      <text:p text:style-name="P4">
Sumy region(20:52). Red Alert: aerial threat. Sirens sounding. Take covernow!</text:p>
      <text:p text:style-name="P4">
News Collection Link: <text:a xlink:type="simple" xlink:href="https://liveuamap.com/en/2023/08-may-sumska-oblast2052-red-alert-aerial-thrg" text:style-name="Internet_20_link" text:visited-style-name="Visited_20_Internet_20_Link">
https://liveuamap.com/en/2023/08-may-sumska-oblast2052-red-alert-aerial-thrg</text:a>
</text:p>
      <text:p text:style-name="P4">
News Source: <text:a xlink:type="simple" xlink:href="https://t.me/air_alert_ua/44803" text:style-name="Internet_20_link" text:visited-style-name="Visited_20_Internet_20_Link">
https://t.me/air_alert_ua/44803</text:a>
</text:p>
      <!--NEWS-->
      <text:h text:style-name="P10" text:outline-level="1">
<text:span text:style-name="T4">
GTS operator is looking for new gas transportation capabilities</text:span>
</text:h>
      <text:p text:style-name="P4">
Authors: Ukrinform (Person)</text:p>
      <text:p text:style-name="P4">
Publisher: Укринформ (Organization)</text:p>
      <text:p text:style-name="P4">
Published Time: 2023-05-08T14:57:27+03:00</text:p>
      <text:p text:style-name="P4">
Modified Time: 2023-05-08T14:57:27+03:00</text:p>
      <text:p text:style-name="P4">
Description: The GTS operator is working on expanding the capabilities of the gas transportation infrastructure of Ukraine to attract European customers and development of renewable gases. - Ukrinform.</text:p>
      <text:p text:style-name="P4">
Images: ["<text:a xlink:type="simple" xlink:href="https://static.ukrinform.com/photos/2022_05/thumb_files/630_360_1653575200-535.jpg" text:style-name="Internet_20_link" text:visited-style-name="Visited_20_Internet_20_Link">
630_360_16535...</text:a>
"]</text:p>
      <text:p text:style-name="P4">
Tags: ['Газ', 'ГТС України']</text:p>
      <text:p text:style-name="P4">
Type: Article</text:p>
      <!--METADATA-->
      <text:p text:style-name="P4">
<draw:frame draw:style-name="fr1" draw:name="Image81" text:anchor-type="as-char" svg:width="6.9236in" svg:height="3.956343in" draw:z-index="0">
<draw:image xlink:href="../Images/yкринформ/2023-05-08T14-57-27-03-00/630_360_1653575200-535.jpg" xlink:type="simple" xlink:show="embed" xlink:actuate="onLoad" draw:mime-type="image/jpeg"/>
</draw:frame>
OperatorGTS is working on expanding the capabilities of Ukraine's gas transportation infrastructure for attracting European customers and development of renewable gases.</text:p>
      <text:p text:style-name="P4">
According to Ukrinform, the press service reports <text:a xlink:type="simple" xlink:href="https://tsoua.com/news/novi-mozhlyvosti-transportuvannya-sered-priorytetiv-ukrayinskoyi-gazovoyi-infrastruktury-dmytro-lyppa/" text:style-name="Internet_20_link" text:visited-style-name="Visited_20_Internet_20_Link">
</text:a>
.</text:p>
      <text:p text:style-name="P4">
"Given that the EU gas storage facilities are filled even faster than the last year, and most of them have already been booked by the end of 2023, the Ukrainian GTS and PSG offer opportunities for the European market," said the OGTSU General Director Dmitry Lippa.</text:p>
      <text:p text:style-name="P4">
He recalled that the company offers customers of the services "Three reliable key marrows from the EU to repositories - with <text:a xlink:type="simple" xlink:href="https://www.ukrinform.ua/tag-slovaccina" text:style-name="Internet_20_link" text:visited-style-name="Visited_20_Internet_20_Link">
</text:a>
, Poland and Hungary, as well as the possibilities of the transbalk -gas corridor. Naragi PGs allow traders to store more than 10 billion cubic meters in Ukraine. "</text:p>
      <text:p text:style-name="P4">
In this case, OGTSU continues to work on a long-term increase in guaranteed power to ensure gas import routes, including SLNG-terminal routes to underground gas storage facilities(PSG)Ukraine. Together with the Ukrtransgazoma Company, it is working to create attractive offers for foreign traditional gas traditional gas storage.</text:p>
      <text:p text:style-name="P4">
<text:span text:style-name="T4">
 Read also: </text:span>
 <text:a xlink:type="simple" xlink:href="https://www.ukrinform.ua/rubric-economy/3691116-ukraina-posilit-spivpracu-iz-susidami-u-sferi-transportuvanna-gazu.html" text:style-name="Internet_20_link" text:visited-style-name="Visited_20_Internet_20_Link">
</text:a>
"Today, for the pumping and re -export of gas, the GTS Operator of Ukraine is ready to give a guaranteed power for gas from Europe to Ukraine with an exhibition of 42 million cubic meters a day, and from Ukraine to Europe - more than 300 millionBometers," the company said.</text:p>
      <text:p text:style-name="P4">
OGTS also added that among their purposes - to create conditions for the development of in Ukraine of renewable gases. The company focuses on two directions - cross -border trade in biomethane in the near future and hydrogen - in the way.</text:p>
      <text:p text:style-name="P4">
As it was reported, the National Commission for State Regulation of Energy and Utilities Utility and Utilities(NERCEP), <text:a xlink:type="simple" xlink:href="https://www.ukrinform.ua/rubric-economy/3702229-potuznist-gts-na-kordoni-z-polseu-moze-buti-zbilsena.html" text:style-name="Internet_20_link" text:visited-style-name="Visited_20_Internet_20_Link">
</text:a>
At the point of entry on the interstate connection with the Poll.</text:p>
      <text:p text:style-name="P4">
<text:span text:style-name="T5">
Foto: tsoua.com</text:span>
</text:p>
      <text:p text:style-name="P4">
News Source: <text:a xlink:type="simple" xlink:href="https://www.ukrinform.ua/rubric-economy/3706319-operator-gts-sukae-novih-mozlivostej-transportuvanna-gazu.html" text:style-name="Internet_20_link" text:visited-style-name="Visited_20_Internet_20_Link">
https://www.ukrinform.ua/rubric-economy/3706319-operator-gts-sukae-novih-mozlivostej-transportuvanna-gazu.html</text:a>
</text:p>
      <!--NEWS-->
      <text:h text:style-name="P10" text:outline-level="1">
<text:span text:style-name="T4">
Ukraine has received almost € 190 million from the World Bank</text:span>
</text:h>
      <text:p text:style-name="P4">
Authors: Ukrinform (Person)</text:p>
      <text:p text:style-name="P4">
Publisher: Укринформ (Organization)</text:p>
      <text:p text:style-name="P4">
Published Time: 2023-05-08T15:03:00+03:00</text:p>
      <text:p text:style-name="P4">
Modified Time: 2023-05-08T15:03:00+03:00</text:p>
      <text:p text:style-name="P4">
Description: Ukraine received 189.32 million euros funding from the World Bank. The funds were provided on preferential terms from the International Development Association (Mar). - Ukrinform.</text:p>
      <text:p text:style-name="P4">
Images: ["<text:a xlink:type="simple" xlink:href="https://static.ukrinform.com/photos/2018_12/thumb_files/630_360_1545153813-165.jpg" text:style-name="Internet_20_link" text:visited-style-name="Visited_20_Internet_20_Link">
630_360_15451...</text:a>
"]</text:p>
      <text:p text:style-name="P4">
Tags: ['Економіка', 'Україна', 'Гроші', 'Світовий банк']</text:p>
      <text:p text:style-name="P4">
Type: Article</text:p>
      <!--METADATA-->
      <text:p text:style-name="P4">
<draw:frame draw:style-name="fr1" draw:name="Image82" text:anchor-type="as-char" svg:width="6.9236in" svg:height="3.956343in" draw:z-index="0">
<draw:image xlink:href="../Images/yкринформ/2023-05-08T15-03-00-03-00/630_360_1545153813-165.jpg" xlink:type="simple" xlink:show="embed" xlink:actuate="onLoad" draw:mime-type="image/jpeg"/>
</draw:frame>
Ukraine has held 189.32 million euros funding from the World Bank. Funds have been provided by the boarding terms from the International Development Association(Dream).</text:p>
      <text:p text:style-name="P4">
Про це повідомляє Укрінформ з посиланням на <text:a xlink:type="simple" xlink:href="https://www.mof.gov.ua/uk/news/ukraine_received_eur_18932_million_from_the_world_bank-3992" text:style-name="Internet_20_link" text:visited-style-name="Visited_20_Internet_20_Link">
</text:a>
.</text:p>
      <text:p text:style-name="P4">
Зазначається, що до загального фонду державного бюджету України надійшло189,32 млн євро фінансування від <text:a xlink:type="simple" xlink:href="https://www.ukrinform.ua/tag-svitovij-bank" text:style-name="Internet_20_link" text:visited-style-name="Visited_20_Internet_20_Link">
 </text:a>
.</text:p>
      <text:p text:style-name="P4">
"The borrowed funds will allow to reimburse the priority social expenditures, in particular, the financing of the remuneration of employees of the budgetary sphere, as well as to further provide stable public administration in Ukraine," - said the Minister of Finance of Ukraine Sergey Marchenko.</text:p>
      <text:p text:style-name="P4">
Funds are referred to partial reimbursement of budget expenditures made to ensure the remuneration of employees of state bodies and pedagogical workers for February 2023.</text:p>
      <text:p text:style-name="P4">
<text:span text:style-name="T4">
 Read also: </text:span>
 <text:a xlink:type="simple" xlink:href="https://www.ukrinform.ua/rubric-economy/3702424-usaid-vidililo-se-125-milarda-na-potrebi-ukraini.html" text:style-name="Internet_20_link" text:visited-style-name="Visited_20_Internet_20_Link">
</text:a>
The loan was granted within the framework of the Agreement on Financing the Project “Supporting State Expenditures for Sustainable Public Administration in Ukraine” Education of Ukraine and the International Development Association(Dream). Строк погашення – 10 роківз 4-річним пільговим періодом.</text:p>
      <text:p text:style-name="P4">
Як повідомлялось, іноземні партнери надали Україні 495 млрд грн у 2022 році назабезпечення пріоритетних видатків через Цільовий фонд Світового банку(PEACE).</text:p>
      <text:p text:style-name="P4">
News Source: <text:a xlink:type="simple" xlink:href="https://www.ukrinform.ua/rubric-economy/3706321-ukraina-otrimala-majze-190-miljoniv-vid-svitovogo-banku.html" text:style-name="Internet_20_link" text:visited-style-name="Visited_20_Internet_20_Link">
https://www.ukrinform.ua/rubric-economy/3706321-ukraina-otrimala-majze-190-miljoniv-vid-svitovogo-banku.html</text:a>
</text:p>
      <!--NEWS-->
      <text:h text:style-name="P10" text:outline-level="1">
<text:span text:style-name="T4">
The World Congress of Ukrainians honors the anniversary of the end of World War II in Europe</text:span>
</text:h>
      <text:p text:style-name="P4">
Authors: Ukrinform (Person)</text:p>
      <text:p text:style-name="P4">
Publisher: Укринформ (Organization)</text:p>
      <text:p text:style-name="P4">
Published Time: 2023-05-08T15:06:00+03:00</text:p>
      <text:p text:style-name="P4">
Modified Time: 2023-05-08T15:06:00+03:00</text:p>
      <text:p text:style-name="P4">
Description: On May 8, on the anniversary of the end of World War II in Europe, the World Congress of Ukrainians (UWC) together with the international community commemorates the memory of millions of victims and thanks with gratitude to anyone who gave their lives in the fight for the free world. - Ukrinform.</text:p>
      <text:p text:style-name="P4">
Images: ["<text:a xlink:type="simple" xlink:href="https://static.ukrinform.com/photos/2020_05/thumb_files/630_360_1588839567-644.jpg" text:style-name="Internet_20_link" text:visited-style-name="Visited_20_Internet_20_Link">
630_360_15888...</text:a>
", "<text:a xlink:type="simple" xlink:href="https://static.ukrinform.com/photos/2023_05/1683546692-595.jpg" text:style-name="Internet_20_link" text:visited-style-name="Visited_20_Internet_20_Link">
1683546692-59...</text:a>
"]</text:p>
      <text:p text:style-name="P4">
Tags: ['Діаспора', 'Друга світова', 'СКУ', 'Світовий конгрес українців', 'Війна з росією']</text:p>
      <text:p text:style-name="P4">
Type: Article</text:p>
      <!--METADATA-->
      <text:p text:style-name="P4">
<draw:frame draw:style-name="fr1" draw:name="Image83" text:anchor-type="as-char" svg:width="6.9236in" svg:height="3.956343in" draw:z-index="0">
<draw:image xlink:href="../Images/yкринформ/2023-05-08T15-06-00-03-00/630_360_1588839567-644.jpg" xlink:type="simple" xlink:show="embed" xlink:actuate="onLoad" draw:mime-type="image/jpeg"/>
</draw:frame>
May 8, on the anniversary of the end of World War II in Europe, World Congress -Ukrainians(SKU)Together with the international community, he honors the memory of millions of sacrifices and thanks to everyone who gave their lives in the struggle for the freesse.</text:p>
      <text:p text:style-name="P4">
As Ukrinform reports, this is said <text:a xlink:type="simple" xlink:href="https://www.ukrainianworldcongress.org/ua/sku-vshanovu%d1%94-richniczyu-zavershennya-drugo%d1%97-svitovo%d1%97-vijni-u-%d1%94vropi/" text:style-name="Internet_20_link" text:visited-style-name="Visited_20_Internet_20_Link">
</text:a>
.</text:p>
      <text:p text:style-name="P4">
“The Second World War, which began in 1939 with the Nazi-Soviet Completion and Dismemberment of Poland, became the most severe war in history of humanity. Its price is difficult to understand: more than 8 million lives have been lost in Ukraine, more than 2 million people have been forcibly moved. Today, we have been honored with millions of Ukrainians and Ukrainian women who fought bravely in the Second War, including more than 250,000 Ukrainians who served as the Armed Forces of Poland, France, Britain, the United States, and Canada. We are in the eternal debt before them, ”UWC noted.</text:p>
      <text:p text:style-name="P4">
<draw:frame draw:style-name="fr1" draw:name="Image84" text:anchor-type="as-char" svg:width="6.9236in" svg:height="5.141414in" draw:z-index="0">
<draw:image xlink:href="../Images/yкринформ/2023-05-08T15-06-00-03-00/1683546692-595.jpg" xlink:type="simple" xlink:show="embed" xlink:actuate="onLoad" draw:mime-type="image/jpeg"/>
</draw:frame>
The Congress added that, having been clamped between the totalitarian deadly imperials of Hitler and Stalin, the Ukrainian people courageously struggled with both -occupation regimes. The end of World War II did not bring peace to Ukraine. Instead, the Stalin Soviet Union brought Ukraine to other enslaved peoples of Eastern Europe.</text:p>
      <text:p text:style-name="P4">
<text:span text:style-name="T4">
 Read also: </text:span>
 <text:a xlink:type="simple" xlink:href="https://www.ukrinform.ua/rubric-diaspora/3701598-sku-zaklikav-ogolositi-9-travna-dnem-ganbi-rosii-ta-zaboroniti-bezsmertni-polki.html" text:style-name="Internet_20_link" text:visited-style-name="Visited_20_Internet_20_Link">
<text:span text:style-name="T4">
 UWC </text:span>
 <text:span text:style-name="T4">
 </text:span>
 <text:span text:style-name="T4">
 </text:span>
 <text:span text:style-name="T4">
 declare </text:span>
 <text:span text:style-name="T4">
 May </text:span>
 <text:span text:style-name="T4">
 </text:span>
 by day <text:span text:style-name="T4">
<text:span text:style-name="T5">
 Immortal </text:span>
* </text:span>
 shelves **</text:a>
</text:p>
      <text:p text:style-name="P4">
“By honoring all the victims and heroes of World War II, we urge all peacefuls to join our efforts to stop Russian evil and help the Ukrainian people to free their people from occupation. We also urge the world community to create an international tribunal for war crimes to hold responsibility of all Russian military criminals, including the usual Russian political and military leadership and their environment, responsible for all atrocities committed in Ukraine, ”the President said.</text:p>
      <text:p text:style-name="P4">
Recall that the World Congress of Ukrainians as part of the #Russianhameday campaign <text:a xlink:type="simple" xlink:href="https://www.ukrinform.ua/rubric-diaspora/3703624-sku-zaklikav-provesti-naperedodni-9-travna-mirni-antirosijski-akcii.html" text:style-name="Internet_20_link" text:visited-style-name="Visited_20_Internet_20_Link">
</text:a>
Supporters of Ukraine, on the eve of May 9, hold peaceful anti -Russian demonstrations, rallies or marches.</text:p>
      <text:p text:style-name="P4">
News Source: <text:a xlink:type="simple" xlink:href="https://www.ukrinform.ua/rubric-diaspora/3706318-svitovij-kongres-ukrainciv-vsanovue-ricnicu-zaversenna-drugoi-svitovoi-vijni-u-evropi.html" text:style-name="Internet_20_link" text:visited-style-name="Visited_20_Internet_20_Link">
https://www.ukrinform.ua/rubric-diaspora/3706318-svitovij-kongres-ukrainciv-vsanovue-ricnicu-zaversenna-drugoi-svitovoi-vijni-u-evropi.html</text:a>
</text:p>
      <!--NEWS-->
      <text:h text:style-name="P10" text:outline-level="1">
<text:span text:style-name="T4">
In Iran, two people were executed for blasphemy - the media</text:span>
</text:h>
      <text:p text:style-name="P4">
Authors: Ukrinform (Person)</text:p>
      <text:p text:style-name="P4">
Publisher: Укринформ (Organization)</text:p>
      <text:p text:style-name="P4">
Published Time: 2023-05-08T15:06:46+03:00</text:p>
      <text:p text:style-name="P4">
Modified Time: 2023-05-08T15:06:46+03:00</text:p>
      <text:p text:style-name="P4">
Description: In Iran on Monday, two men were found guilty of blasphemy. - Ukrinform.</text:p>
      <text:p text:style-name="P4">
Images: ["<text:a xlink:type="simple" xlink:href="https://static.ukrinform.com/photos/2017_11/thumb_files/630_360_1509709006-9626.jpg" text:style-name="Internet_20_link" text:visited-style-name="Visited_20_Internet_20_Link">
630_360_15097...</text:a>
"]</text:p>
      <text:p text:style-name="P4">
Tags: ['Іран', 'Релігія', 'Страта']</text:p>
      <text:p text:style-name="P4">
Type: Article</text:p>
      <!--METADATA-->
      <text:p text:style-name="P4">
<draw:frame draw:style-name="fr1" draw:name="Image85" text:anchor-type="as-char" svg:width="6.9236in" svg:height="3.956343in" draw:z-index="0">
<draw:image xlink:href="../Images/yкринформ/2023-05-08T15-06-46-03-00/630_360_1509709006-9626.jpg" xlink:type="simple" xlink:show="embed" xlink:actuate="onLoad" draw:mime-type="image/jpeg"/>
</draw:frame>
In Iran, two men were executed in the blasphemy.</text:p>
      <text:p text:style-name="P4">
As Ukrinform reports, it reports <text:a xlink:type="simple" xlink:href="http://apnews.com/article/iran-blasphemy-executions-unrest-mahsa-protests-7ad71af58babcaffd85e3cb13e32a64a" text:style-name="Internet_20_link" text:visited-style-name="Visited_20_Internet_20_Link">
</text:a>
.</text:p>
      <text:p text:style-name="P4">
According to Iran Human Rights, based in the Norwegian Oslo, Iran remains one of the leading executors in the world - at least 203 prisoners have been executed in the country since the beginning of this year.</text:p>
      <text:p text:style-name="P4">
However, the execution of death sentences for blasphemy remains uncommon, since in the previous cases, the authorities abolished such executions.</text:p>
      <text:p text:style-name="P4">
Two executed, Joseph Mehrad and Sadrollah Faisel Zae, died in Arak's prison with the Eran Iran.</text:p>
      <text:p text:style-name="P4">
They were arrested in May 2020 on charges of involvement in telegrams called "Criticism of prejudice and religion", the commission reported <text:a xlink:type="simple" xlink:href="https://www.ukrinform.ua/tag-ssa" text:style-name="Internet_20_link" text:visited-style-name="Visited_20_Internet_20_Link">
</text:a>
from international religious freedom. The utilities added that both men were in a single imprisonment during the month and were unable to contact their families.</text:p>
      <text:p text:style-name="P4">
<text:span text:style-name="T4">
 Read also: </text:span>
 <text:a xlink:type="simple" xlink:href="https://www.ukrinform.ua/rubric-world/3701027-v-irani-vbili-kolisnogo-predstavnika-aatoli.html" text:style-name="Internet_20_link" text:visited-style-name="Visited_20_Internet_20_Link">
<text:span text:style-name="T4">
 Iran </text:span>
</text:a>
Iran's Mizan Information Agency confirmed the fact that men who offended the Islamic Prophet Muhammad and propagated atheism. The agency also accused the prisoners of burning of the Koran, the Holy Book of Islam, but there was no clear evidence of this.</text:p>
      <text:p text:style-name="P4">
According to Iran Human Rights, at least 582 people were executed in 2022, compared to 333 people in 2021.</text:p>
      <text:p text:style-name="P4">
<text:span text:style-name="T4">
 Read also: </text:span>
 <text:a xlink:type="simple" xlink:href="https://www.ukrinform.ua/rubric-world/3695622-torik-v-irani-stratili-sonajmense-582-ludini-so-e-najbilsou-kilkistu-z-2015-roku.html" text:style-name="Internet_20_link" text:visited-style-name="Visited_20_Internet_20_Link">
<text:span text:style-name="T4">
 Iran </text:span>
</text:a>
As reported by Ukrinform, in <text:a xlink:type="simple" xlink:href="https://www.ukrinform.ua/tag-iran" text:style-name="Internet_20_link" text:visited-style-name="Visited_20_Internet_20_Link">
</text:a>
The Swedish Citizen Citizen - Habib Chaaba, who was accused of a deadly attack on a military parade in 2018.</text:p>
      <text:p text:style-name="P4">
News Source: <text:a xlink:type="simple" xlink:href="https://www.ukrinform.ua/rubric-world/3706323-v-irani-stratili-dvoh-ludej-za-bogohulstvo-zmi.html" text:style-name="Internet_20_link" text:visited-style-name="Visited_20_Internet_20_Link">
https://www.ukrinform.ua/rubric-world/3706323-v-irani-stratili-dvoh-ludej-za-bogohulstvo-zmi.html</text:a>
</text:p>
      <!--NEWS-->
      <text:h text:style-name="P10" text:outline-level="1">
<text:span text:style-name="T4">
Chernihivska Oblast(21:09). Red Alert: aerial threat. Sirens sounding. Take cover now!</text:span>
</text:h>
      <text:p text:style-name="P4">
Authors: liveuamap (Language: en)</text:p>
      <text:p text:style-name="P4">
Time: 2023-05-08T15:09:00</text:p>
      <text:p text:style-name="P4">
Location: Chernihivska Oblast (Latitude:51.33325 Longtitude:32.00104)</text:p>
      <text:p text:style-name="P4">
Videos: []</text:p>
      <text:p text:style-name="P4">
Images: []</text:p>
      <text:p text:style-name="P4">
Tags: ["Europe", "Central and Eastern Europe"]</text:p>
      <text:p text:style-name="P4">
Id: 22561387</text:p>
      <!--METADATA-->
      <text:p text:style-name="P4">
Chernihiv region(21:09). Red Alert: aerial threat. Sirens sounding. Takecover now!</text:p>
      <text:p text:style-name="P4">
News Collection Link: <text:a xlink:type="simple" xlink:href="https://liveuamap.com/en/2023/08-may-chernihivska-oblast2109-red-alert-aerig" text:style-name="Internet_20_link" text:visited-style-name="Visited_20_Internet_20_Link">
https://liveuamap.com/en/2023/08-may-chernihivska-oblast2109-red-alert-aerig</text:a>
</text:p>
      <text:p text:style-name="P4">
News Source: <text:a xlink:type="simple" xlink:href="https://t.me/suspilnechernihiv/18390" text:style-name="Internet_20_link" text:visited-style-name="Visited_20_Internet_20_Link">
https://t.me/suspilnechernihiv/18390</text:a>
</text:p>
      <!--NEWS-->
      <text:h text:style-name="P10" text:outline-level="1">
<text:span text:style-name="T4">
In Nikolaev the monument to Potemkin was dismantled</text:span>
</text:h>
      <text:p text:style-name="P4">
Authors: Ukrinform (Person)</text:p>
      <text:p text:style-name="P4">
Publisher: Укринформ (Organization)</text:p>
      <text:p text:style-name="P4">
Published Time: 2023-05-08T15:10:00+03:00</text:p>
      <text:p text:style-name="P4">
Modified Time: 2023-05-08T15:10:00+03:00</text:p>
      <text:p text:style-name="P4">
Description: In Nikolaev, a monument to the political figure of the Russian Empire and the favorite of Catherine II Prince Grigory Potemkin, who is considered one of the founders of the city, was dismantled. - Ukrinform.</text:p>
      <text:p text:style-name="P4">
Images: ["<text:a xlink:type="simple" xlink:href="https://static.ukrinform.com/photos/2023_05/thumb_files/630_360_1683547622-322.jpg" text:style-name="Internet_20_link" text:visited-style-name="Visited_20_Internet_20_Link">
630_360_16835...</text:a>
", "<text:a xlink:type="simple" xlink:href="https://static.ukrinform.com/photos/2023_05/1683547467-884.jpg" text:style-name="Internet_20_link" text:visited-style-name="Visited_20_Internet_20_Link">
1683547467-88...</text:a>
", "<text:a xlink:type="simple" xlink:href="https://static.ukrinform.com/photos/2023_05/1683547550-183.jpg" text:style-name="Internet_20_link" text:visited-style-name="Visited_20_Internet_20_Link">
1683547550-18...</text:a>
"]</text:p>
      <text:p text:style-name="P4">
Tags: ['Миколаїв', "Пам'ятник", 'Війна з росією']</text:p>
      <text:p text:style-name="P4">
Type: Article</text:p>
      <!--METADATA-->
      <text:p text:style-name="P4">
<draw:frame draw:style-name="fr1" draw:name="Image86" text:anchor-type="as-char" svg:width="6.9236in" svg:height="3.956343in" draw:z-index="0">
<draw:image xlink:href="../Images/yкринформ/2023-05-08T15-10-00-03-00/630_360_1683547622-322.jpg" xlink:type="simple" xlink:show="embed" xlink:actuate="onLoad" draw:mime-type="image/jpeg"/>
</draw:frame>
Mimkolaev dismantled the monument to the political figure of the Russian Empire, Ifavoritite Catherine II Prince Grigory Potemkin, who is considered one of the founders of the city.</text:p>
      <text:p text:style-name="P4">
This was reported by Ukrinform correspondent.</text:p>
      <text:p text:style-name="P4">
Potemkin's bust has been on the territory of yacht club since 2009. Now the skewers <text:a xlink:type="simple" xlink:href="https://www.ukrinform.ua/tag-pamatnik" text:style-name="Internet_20_link" text:visited-style-name="Visited_20_Internet_20_Link">
</text:a>
Only the plate remained with the use.</text:p>
      <text:p text:style-name="P4">
<draw:frame draw:style-name="fr1" draw:name="Image87" text:anchor-type="as-char" svg:width="6.9236in" svg:height="9.231467in" draw:z-index="0">
<draw:image xlink:href="../Images/yкринформ/2023-05-08T15-10-00-03-00/1683547467-884.jpg" xlink:type="simple" xlink:show="embed" xlink:actuate="onLoad" draw:mime-type="image/jpeg"/>
</draw:frame>
</text:p>
      <text:p text:style-name="P4">
<draw:frame draw:style-name="fr1" draw:name="Image88" text:anchor-type="as-char" svg:width="6.9236in" svg:height="3.890696in" draw:z-index="0">
<draw:image xlink:href="../Images/yкринформ/2023-05-08T15-10-00-03-00/1683547550-183.jpg" xlink:type="simple" xlink:show="embed" xlink:actuate="onLoad" draw:mime-type="image/jpeg"/>
</draw:frame>
According to the famous Nikolaev activist of the Armed Forces serviceman <text:a xlink:type="simple" xlink:href="https://www.facebook.com/illya.nikolaevskiy/posts/pfbid0XLJa1kYjMiPkGEHcUzgK2toDzWkTQ3hgFvnEtATt21WJy5PbkNMEnpcXkq5F3xYpl" text:style-name="Internet_20_link" text:visited-style-name="Visited_20_Internet_20_Link">
</text:a>
, Potemkin's person is currently subject to rethinking.</text:p>
      <text:p text:style-name="P4">
<text:span text:style-name="T4">
 Read also: </text:span>
 <text:a xlink:type="simple" xlink:href="https://www.ukrinform.ua/rubric-regions/3702104-na-prikarpatti-demontuvali-pamatnik-so-geroizuvav-cervonu-armiu.html" text:style-name="Internet_20_link" text:visited-style-name="Visited_20_Internet_20_Link">
<text:span text:style-name="T4">
 dismantled </text:span>
</text:a>
It is worth noting that in the center of Nikolaev there is still Potemkin Street.</text:p>
      <text:p text:style-name="P4">
<text:span text:style-name="T5">
Foto: nikvesti.com</text:span>
</text:p>
      <text:p text:style-name="P4">
News Source: <text:a xlink:type="simple" xlink:href="https://www.ukrinform.ua/rubric-regions/3706328-u-mikolaevi-demontuvali-pamatnik-potomkinu.html" text:style-name="Internet_20_link" text:visited-style-name="Visited_20_Internet_20_Link">
https://www.ukrinform.ua/rubric-regions/3706328-u-mikolaevi-demontuvali-pamatnik-potomkinu.html</text:a>
</text:p>
      <!--NEWS-->
      <text:h text:style-name="P10" text:outline-level="1">
<text:span text:style-name="T4">
Several explosions were reported in Dnipro city</text:span>
</text:h>
      <text:p text:style-name="P4">
Authors: liveuamap (Language: en)</text:p>
      <text:p text:style-name="P4">
Time: 2023-05-08T15:10:10</text:p>
      <text:p text:style-name="P4">
Location: Dnipropetrovsk region (Latitude:48.39046 Longtitude:35.14084)</text:p>
      <text:p text:style-name="P4">
Videos: []</text:p>
      <text:p text:style-name="P4">
Images: []</text:p>
      <text:p text:style-name="P4">
Tags: ["Europe", "Central and Eastern Europe"]</text:p>
      <text:p text:style-name="P4">
Id: 22561388</text:p>
      <!--METADATA-->
      <text:p text:style-name="P4">
Several explosions were reported in Dnipro city</text:p>
      <text:p text:style-name="P4">
News Collection Link: <text:a xlink:type="simple" xlink:href="https://liveuamap.com/en/2023/8-may-several-explosions-were-reported-in-dnipro-city" text:style-name="Internet_20_link" text:visited-style-name="Visited_20_Internet_20_Link">
https://liveuamap.com/en/2023/8-may-several-explosions-were-reported-in-dnipro-city</text:a>
</text:p>
      <text:p text:style-name="P4">
News Source: <text:a xlink:type="simple" xlink:href="https://t.me/dnepr_operativ/41448" text:style-name="Internet_20_link" text:visited-style-name="Visited_20_Internet_20_Link">
https://t.me/dnepr_operativ/41448</text:a>
</text:p>
      <!--NEWS-->
      <text:h text:style-name="P10" text:outline-level="1">
<text:span text:style-name="T4">
Prime Minister and President of Kazakhstan will come to Moscow on a parade</text:span>
</text:h>
      <text:p text:style-name="P4">
Authors: Ukrinform (Person)</text:p>
      <text:p text:style-name="P4">
Publisher: Укринформ (Organization)</text:p>
      <text:p text:style-name="P4">
Published Time: 2023-05-08T15:12:00+03:00</text:p>
      <text:p text:style-name="P4">
Modified Time: 2023-05-08T15:12:00+03:00</text:p>
      <text:p text:style-name="P4">
Description: Armenian Prime Minister Nicol Pashinyan and President of Kazakhstan Kasim-Zhomart Tokaev will make a working visit to Moscow at the invitation of Russian President Vladimir Putin. - Ukrinform.</text:p>
      <text:p text:style-name="P4">
Images: ["<text:a xlink:type="simple" xlink:href="https://static.ukrinform.com/photos/2023_05/thumb_files/630_360_1683547951-471.jpg" text:style-name="Internet_20_link" text:visited-style-name="Visited_20_Internet_20_Link">
630_360_16835...</text:a>
"]</text:p>
      <text:p text:style-name="P4">
Tags: ['Казахстан', 'Парад', 'Вірменія', 'росія']</text:p>
      <text:p text:style-name="P4">
Type: Article</text:p>
      <!--METADATA-->
      <text:p text:style-name="P4">
<draw:frame draw:style-name="fr1" draw:name="Image89" text:anchor-type="as-char" svg:width="6.9236in" svg:height="3.956343in" draw:z-index="0">
<draw:image xlink:href="../Images/yкринформ/2023-05-08T15-12-00-03-00/630_360_1683547951-471.jpg" xlink:type="simple" xlink:show="embed" xlink:actuate="onLoad" draw:mime-type="image/jpeg"/>
</draw:frame>
Armenian Prime Minister Nicol Pashinyan and President of Kazakhstan Kasim-Zhmarttokayev will make a working visit to Moscow at the invitation of Presidentia Vladimir Putin.</text:p>
      <text:p text:style-name="P4">
About it reports Ukrinform with reference to <text:a xlink:type="simple" xlink:href="https://www.primeminister.am/ru/press-release/item/2023/05/08/Nikol-Pashinyan-Anons/" text:style-name="Internet_20_link" text:visited-style-name="Visited_20_Internet_20_Link">
</text:a>
.</text:p>
      <text:p text:style-name="P4">
The message noted that the visit is made at the invitation <text:a xlink:type="simple" xlink:href="https://www.ukrinform.ua/tag-putin" text:style-name="Internet_20_link" text:visited-style-name="Visited_20_Internet_20_Link">
</text:a>
. It is clarified that the Pashinyan will participate in the events on "victory in the Great Patriotic War".</text:p>
      <text:p text:style-name="P4">
Later, the spokeswoman of the Kazakh President Ruslan Zhelebyai reported to the existence <text:a xlink:type="simple" xlink:href="https://www.facebook.com/ruslan.zheldibay/posts/6346561848697948" text:style-name="Internet_20_link" text:visited-style-name="Visited_20_Internet_20_Link">
</text:a>
that the leader of Kazakhstan <text:a xlink:type="simple" xlink:href="https://www.interfax.ru/russia/900591" text:style-name="Internet_20_link" text:visited-style-name="Visited_20_Internet_20_Link">
</text:a>
On May 8-9, it will also make a working visit to the Russian Federation. As part of the trip, he will take part in the victory, as well as visit the Rzhevsky Memorial in the Tver region of Tabrate's Tomb in the village of Trubine, where his father Kassim Boltayev is buried.</text:p>
      <text:p text:style-name="P4">
<text:span text:style-name="T4">
 Read also: </text:span>
 <text:a xlink:type="simple" xlink:href="https://www.ukrinform.ua/rubric-ato/3705515-u-rosii-skasuvali-nizku-urocistostej-na-9-travna-cerez-strah-na-tli-vijni-rozvidka-britanii.html" text:style-name="Internet_20_link" text:visited-style-name="Visited_20_Internet_20_Link">
</text:a>
As it was reported, only President of Kyrgyzstan has approved his participation in the events in honor of the Victory Day in Muscovites.</text:p>
      <text:p text:style-name="P4">
Putin also invited President of Tajikistan Emomala Rahmon Taprakmenstan to Turkmenstan Serdar Berdimukhamedov for May 9. In these cases, there was no exact answer.</text:p>
      <text:p text:style-name="P4">
News Source: <text:a xlink:type="simple" xlink:href="https://www.ukrinform.ua/rubric-world/3706336-premer-virmenii-ta-prezident-kazahstanu-priidut-do-moskvi-na-parad.html" text:style-name="Internet_20_link" text:visited-style-name="Visited_20_Internet_20_Link">
https://www.ukrinform.ua/rubric-world/3706336-premer-virmenii-ta-prezident-kazahstanu-priidut-do-moskvi-na-parad.html</text:a>
</text:p>
      <!--NEWS-->
      <text:h text:style-name="P10" text:outline-level="1">
<text:span text:style-name="T4">
Odesa at night attacked Russian aircraft from Crimea - Ignati</text:span>
</text:h>
      <text:p text:style-name="P4">
Authors: Ukrinform (Person)</text:p>
      <text:p text:style-name="P4">
Publisher: Укринформ (Organization)</text:p>
      <text:p text:style-name="P4">
Published Time: 2023-05-08T15:16:00+03:00</text:p>
      <text:p text:style-name="P4">
Modified Time: 2023-05-08T15:16:00+03:00</text:p>
      <text:p text:style-name="P4">
Description: Today's attack on the Odessa region was made by Russian aircraft TU-22M3 from Cape Tarhankut in the temporarily occupied Crimea. - Ukrinform.</text:p>
      <text:p text:style-name="P4">
Images: ["<text:a xlink:type="simple" xlink:href="https://static.ukrinform.com/photos/2023_05/thumb_files/630_360_1683542744-666.jpg" text:style-name="Internet_20_link" text:visited-style-name="Visited_20_Internet_20_Link">
630_360_16835...</text:a>
"]</text:p>
      <text:p text:style-name="P4">
Tags: ['Крим', 'Одещина', 'Війна з росією', 'Ракетний удар']</text:p>
      <text:p text:style-name="P4">
Type: Article</text:p>
      <!--METADATA-->
      <text:p text:style-name="P4">
<draw:frame draw:style-name="fr1" draw:name="Image90" text:anchor-type="as-char" svg:width="6.9236in" svg:height="3.956343in" draw:z-index="0">
<draw:image xlink:href="../Images/yкринформ/2023-05-08T15-16-00-03-00/630_360_1683542744-666.jpg" xlink:type="simple" xlink:show="embed" xlink:actuate="onLoad" draw:mime-type="image/jpeg"/>
</draw:frame>
Today's attack on the Odessa region was carried out by Russian aircraft T-22m3 of the Star of Cape Tarkhankut in the temporarily occupied Crimea.</text:p>
      <text:p text:style-name="P4">
About this <text:a xlink:type="simple" xlink:href="http://www.armyfm.com.ua/ua/rechnik-zsu-rozpoviv-pro-rosijski-ataki-na-civilni-obyekti-odeshhini/" text:style-name="Internet_20_link" text:visited-style-name="Visited_20_Internet_20_Link">
 </text:a>
Air Force Command Spower Landing Ignatius at a briefing at the Media Center Ukraine - Ukrinform.</text:p>
      <text:p text:style-name="P4">
“Odeschyna was attacked today by TU-22M3 planes from the Cape Tarhankut area to the Vokun Crimea, there were 7 of these aircraft from Engels and Schikivka. These are far bombers who struck the Odessa region with rockets A-22, ”Ignatus said.</text:p>
      <text:p text:style-name="P4">
<text:span text:style-name="T4">
 Read also: </text:span>
 <text:a xlink:type="simple" xlink:href="https://www.ukrinform.ua/rubric-ato/3706077-ssa-vpevneni-so-sistema-patriot-v-ukraini-vperse-zbila-rosijsku-giperzvukovu-raketu-cnn.html" text:style-name="Internet_20_link" text:visited-style-name="Visited_20_Internet_20_Link">
</text:a>
According to him, these missiles are powerful, the mass of the combat part is 950 kg, but they are inaccurate, so often such missiles are involved in civilianfrastructure: “We know Kremenchuk, we know <text:a xlink:type="simple" xlink:href="https://www.ukrinform.ua/tag-dnipro" text:style-name="Internet_20_link" text:visited-style-name="Visited_20_Internet_20_Link">
</text:a>
"One of the most pronounced cases of Russian terrorism."</text:p>
      <text:p text:style-name="P4">
Today, a spokesman reminded, hostile missiles were once again hit by civil infrastructure.</text:p>
      <text:p text:style-name="P4">
“This time they were again hit by civilian industrial sites, there were no object purpose. Some of the rockets did not reach the numeric whether it fell into the sea, and some of them eventually reached the coast of Tauzhlas these objects, ”Ignat said.</text:p>
      <text:p text:style-name="P4">
<text:span text:style-name="T4">
 Read also: </text:span>
 <text:a xlink:type="simple" xlink:href="https://www.ukrinform.ua/rubric-ato/3706275-aviacia-rf-ne-zalitae-u-zonu-urazenna-ppo-i-namagaetsa-distancijno-zavdavati-udariv-ignat.html" text:style-name="Internet_20_link" text:visited-style-name="Visited_20_Internet_20_Link">
<text:span text:style-name="T4">
 Ignati </text:span>
</text:a>
As it was reported, the troops of the Russian Federation were struck by a rocket stroke from aircraft aircraft. It was reported that Russian rockets X-22 have engulfed one of the food enterprises and a recreational area on the Black Sea coast, one person was killed.</text:p>
      <text:p text:style-name="P4">
As a result of shelling in Odesa region, warehouses with the humanitarian aid of the wipe.</text:p>
      <text:p text:style-name="P4">
News Source: <text:a xlink:type="simple" xlink:href="https://www.ukrinform.ua/rubric-ato/3706334-odesinu-vnoci-atakuvali-rosijskimi-litakami-z-krimu-ignat.html" text:style-name="Internet_20_link" text:visited-style-name="Visited_20_Internet_20_Link">
https://www.ukrinform.ua/rubric-ato/3706334-odesinu-vnoci-atakuvali-rosijskimi-litakami-z-krimu-ignat.html</text:a>
</text:p>
      <!--NEWS-->
      <text:h text:style-name="P10" text:outline-level="1">
<text:span text:style-name="T4">
German Foreign Ministers and China will hold negotiations in Berlin tomorrow</text:span>
</text:h>
      <text:p text:style-name="P4">
Authors: Ukrinform (Person)</text:p>
      <text:p text:style-name="P4">
Publisher: Укринформ (Organization)</text:p>
      <text:p text:style-name="P4">
Published Time: 2023-05-08T15:16:02+03:00</text:p>
      <text:p text:style-name="P4">
Modified Time: 2023-05-08T15:16:02+03:00</text:p>
      <text:p text:style-name="P4">
Description: Foreign Minister of Germany Annalen Berbb will negotiate with a Chinese colleague of Gan in Berlin on May 9. - Ukrinform.</text:p>
      <text:p text:style-name="P4">
Images: ["<text:a xlink:type="simple" xlink:href="https://static.ukrinform.com/photos/2023_05/thumb_files/630_360_1683547973-421.jpg" text:style-name="Internet_20_link" text:visited-style-name="Visited_20_Internet_20_Link">
630_360_16835...</text:a>
"]</text:p>
      <text:p text:style-name="P4">
Tags: ['Китай', 'Німеччина', 'Переговори']</text:p>
      <text:p text:style-name="P4">
Type: Article</text:p>
      <!--METADATA-->
      <text:p text:style-name="P4">
<draw:frame draw:style-name="fr1" draw:name="Image91" text:anchor-type="as-char" svg:width="6.9236in" svg:height="3.956343in" draw:z-index="0">
<draw:image xlink:href="../Images/yкринформ/2023-05-08T15-16-02-03-00/630_360_1683547973-421.jpg" xlink:type="simple" xlink:show="embed" xlink:actuate="onLoad" draw:mime-type="image/jpeg"/>
</draw:frame>
The Ministry of Internal Affairs of Germany Annalen Berbb will negotiate with a Chinese college in Berlin on May 9.</text:p>
      <text:p text:style-name="P4">
The German Foreign Ministry spokesman Christoph Burger reported this at a briefing, Ukrinform reports.</text:p>
      <text:p text:style-name="P4">
"China's foreign minister is waiting for a Ghana tomorrow in Berlin for two negotiations with a minister of Berbbok," Burger said.</text:p>
      <text:p text:style-name="P4">
According to him, the main topic of negotiations will be the preparation of intergovernmental consultations between <text:a xlink:type="simple" xlink:href="https://www.ukrinform.ua/tag-nimeccina" text:style-name="Internet_20_link" text:visited-style-name="Visited_20_Internet_20_Link">
</text:a>
and China. At the same time, the ministers could also discuss the "theme of Ukraine and the war of Russia".</text:p>
      <text:p text:style-name="P4">
“It is known that the Russian aggressive war against Ukraine is among the highest priorities in all our foreign policy negotiations, and China is in fact great in this matter. In Europe, in Germany, it is extremely large interest to all steps and measures that will help to complete this aggression, ”the burger said.</text:p>
      <text:p text:style-name="P4">
<text:span text:style-name="T4">
 Read also: </text:span>
 <text:a xlink:type="simple" xlink:href="https://www.ukrinform.ua/rubric-world/3706282-kitaj-vvazae-stabilizaciu-vidnosin-zi-ssa-klucovim-prioritetom-glava-mzs.html" text:style-name="Internet_20_link" text:visited-style-name="Visited_20_Internet_20_Link">
<text:span text:style-name="T4">
 China </text:span>
</text:a>
At the same time, a spokesman for Federal Government Steffen Gebestrywit said he did not plan to meet the Chinese minister. At the same time, the spokesman was looking for ways to end the war, and everyone who has the influence of the Naval President should use it. China, he said, has such an impact.</text:p>
      <text:p text:style-name="P4">
“There is one person who can stop this war right now is a Russian primese. He can withdraw his troops and stop bombing of Ukrainian cities, ”the Gebbestryt emphasized.</text:p>
      <text:p text:style-name="P4">
<text:span text:style-name="T4">
 Read also: </text:span>
 <text:a xlink:type="simple" xlink:href="https://www.ukrinform.ua/rubric-world/3706088-kitaj-afganistan-i-pakistan-domovilisa-posiliti-spivpracu-v-borotbi-z-terorizmom.html" text:style-name="Internet_20_link" text:visited-style-name="Visited_20_Internet_20_Link">
<text:span text:style-name="T4">
 China </text:span>
</text:a>
He emphasized that what Russia is doing now is directly contrary to the fact that 78 years made soldiers of the Red Army, who liberated Germany and Europe of Fashism.</text:p>
      <text:p text:style-name="P4">
As it was reported, the Berb earlier this year made the first visit to the PRC.</text:p>
      <text:p text:style-name="P4">
News Source: <text:a xlink:type="simple" xlink:href="https://www.ukrinform.ua/rubric-world/3706335-glavi-mzs-nimeccini-ta-kitau-zavtra-provedut-peregovori-u-berlini.html" text:style-name="Internet_20_link" text:visited-style-name="Visited_20_Internet_20_Link">
https://www.ukrinform.ua/rubric-world/3706335-glavi-mzs-nimeccini-ta-kitau-zavtra-provedut-peregovori-u-berlini.html</text:a>
</text:p>
      <!--NEWS-->
      <text:h text:style-name="P10" text:outline-level="1">
<text:span text:style-name="T4">
Denis Popov brought Dynamo victory over Kryvbas in the UPL match</text:span>
</text:h>
      <text:p text:style-name="P4">
Authors: Ukrinform (Person)</text:p>
      <text:p text:style-name="P4">
Publisher: Укринформ (Organization)</text:p>
      <text:p text:style-name="P4">
Published Time: 2023-05-08T15:17:19+03:00</text:p>
      <text:p text:style-name="P4">
Modified Time: 2023-05-08T15:17:19+03:00</text:p>
      <text:p text:style-name="P4">
Description: Dynamo players beat Kryvyi Rih Kryvbas (1-0) on Monday in the 25th round of the Premier League-Ukrinform on Monday.</text:p>
      <text:p text:style-name="P4">
Images: ["<text:a xlink:type="simple" xlink:href="https://static.ukrinform.com/photos/2023_05/thumb_files/630_360_1683547408-448.jpg" text:style-name="Internet_20_link" text:visited-style-name="Visited_20_Internet_20_Link">
630_360_16835...</text:a>
"]</text:p>
      <text:p text:style-name="P4">
Tags: ['Динамо', 'Футбол', 'Кривий Ріг', "Прем'єр-ліга", 'Україна']</text:p>
      <text:p text:style-name="P4">
Type: Article</text:p>
      <!--METADATA-->
      <text:p text:style-name="P4">
<draw:frame draw:style-name="fr1" draw:name="Image92" text:anchor-type="as-char" svg:width="6.9236in" svg:height="3.956343in" draw:z-index="0">
<draw:image xlink:href="../Images/yкринформ/2023-05-08T15-17-19-03-00/630_360_1683547408-448.jpg" xlink:type="simple" xlink:show="embed" xlink:actuate="onLoad" draw:mime-type="image/jpeg"/>
</draw:frame>
Dynamo Kiev players played Kryvyi Rih Kryvbas on Monday(1:0)In the 25-fuel of the Cempoinate of Ukraine among the Premier League clubs</text:p>
      <text:p text:style-name="P4">
The ball in the 48th minute was scored by the defender of Kyivans Denis Popov. This is his first naked in the season, reports Ukrinform.</text:p>
      <text:p text:style-name="P4">
There is a match of Transcarpathian "Minai" with Poltava "Vorskla".</text:p>
      <text:p text:style-name="P4">
Today there will be meetings of Lviv "Rukh" with "Ingulets" of Zpet, Rivne "Veres" with Kovalivsky "Kolos" and Lugansk "Dawn" with Kharkiv "Metalist 1925".</text:p>
      <text:p text:style-name="P4">
The results of the previous match of the tour:</text:p>
      <text:p text:style-name="P4">
Chernomorets(Odesa)- Dnipro -1 - 1: 2</text:p>
      <text:p text:style-name="P4">
Metalist(Kharkiv)- "Lviv" - 1: 0</text:p>
      <text:p text:style-name="P4">
Alexandria - Shakhtar(Donetsk)- 1: 1.</text:p>
      <text:p text:style-name="P4">
<text:span text:style-name="T4">
 Read also: </text:span>
 <text:a xlink:type="simple" xlink:href="https://www.ukrinform.ua/rubric-sports/3706059-ukrainec-kocergin-u-skladi-rakuva-stav-cempionom-polsi.html" text:style-name="Internet_20_link" text:visited-style-name="Visited_20_Internet_20_Link">
</text:a>
Leaders' position: Shakhtar - 60 points(After 25 games), Dnipro -1 - 57(24), Zorya - 52(24), «Dynamo» - 50(25), Alexandria - 38(24), Kryvbass- 32(25).</text:p>
      <text:p text:style-name="P4">
26-й тур УПЛ відбудеться 13-15 травня.</text:p>
      <text:p text:style-name="P4">
Фото: 1927.kiev.ua.</text:p>
      <text:p text:style-name="P4">
News Source: <text:a xlink:type="simple" xlink:href="https://www.ukrinform.ua/rubric-sports/3706338-denis-popov-prinis-dinamo-peremogu-nad-krivbasom-u-matci-upl.html" text:style-name="Internet_20_link" text:visited-style-name="Visited_20_Internet_20_Link">
https://www.ukrinform.ua/rubric-sports/3706338-denis-popov-prinis-dinamo-peremogu-nad-krivbasom-u-matci-upl.html</text:a>
</text:p>
      <!--NEWS-->
      <text:h text:style-name="P10" text:outline-level="1">
<text:span text:style-name="T4">
Cartoon "Mavka. Forest Song ”gathered in France over $ 3.5 million</text:span>
</text:h>
      <text:p text:style-name="P4">
Authors: Ukrinform (Person)</text:p>
      <text:p text:style-name="P4">
Publisher: Укринформ (Organization)</text:p>
      <text:p text:style-name="P4">
Published Time: 2023-05-08T15:22:00+03:00</text:p>
      <text:p text:style-name="P4">
Modified Time: 2023-05-08T15:22:00+03:00</text:p>
      <text:p text:style-name="P4">
Description: The cash collection of the Mavka Animation Ribbon. Forest Song in France amounts to $ 3.5 million. - Ukrinform.</text:p>
      <text:p text:style-name="P4">
Images: ["<text:a xlink:type="simple" xlink:href="https://static.ukrinform.com/photos/2023_01/thumb_files/630_360_1674476442-592.jpg" text:style-name="Internet_20_link" text:visited-style-name="Visited_20_Internet_20_Link">
630_360_16744...</text:a>
"]</text:p>
      <text:p text:style-name="P4">
Tags: ['Франція', 'Кіно', 'Держкіно', 'Мультфільм «Мавка»']</text:p>
      <text:p text:style-name="P4">
Type: Article</text:p>
      <!--METADATA-->
      <text:p text:style-name="P4">
<draw:frame draw:style-name="fr1" draw:name="Image93" text:anchor-type="as-char" svg:width="6.9236in" svg:height="3.956343in" draw:z-index="0">
<draw:image xlink:href="../Images/yкринформ/2023-05-08T15-22-00-03-00/630_360_1674476442-592.jpg" xlink:type="simple" xlink:show="embed" xlink:actuate="onLoad" draw:mime-type="image/jpeg"/>
</draw:frame>
Casovibrations of the Animation Ribbon "Mavka. Forest Song" in France make up $ 3.5 million.</text:p>
      <text:p text:style-name="P4">
This was reported by Derzhkino press service <text:a xlink:type="simple" xlink:href="https://www.facebook.com/ukrainefilmagency/posts/pfbid02LXKws1iS9ytxktgY5cskvfe28yCKQ1VVctscyPm5X4nQzVA7FYQvDpR5h3WXtfWyl" text:style-name="Internet_20_link" text:visited-style-name="Visited_20_Internet_20_Link">
</text:a>
, reports Ukrinform.</text:p>
      <text:p text:style-name="P4">
According to Derzhkino, France sold 452 138 tickets to Mavka, and the boxification is $ 3 547 352.</text:p>
      <text:p text:style-name="P4">
The tape was created with the support of Derzhkino, US Agency for International Development(USAID Ukraine).</text:p>
      <text:p text:style-name="P4">
<text:span text:style-name="T4">
Читайте також:</text:span>
 <text:a xlink:type="simple" xlink:href="https://www.ukrinform.ua/rubric-culture/3704142-multfilm-mavka-vze-zibrav-ponad-141-mln-grn-v-ukrainskomu-prokati.html" text:style-name="Internet_20_link" text:visited-style-name="Visited_20_Internet_20_Link">
 <text:span text:style-name="T4">
Мавка</text:span>
 </text:a>
As reported by Ukrinform, <text:a xlink:type="simple" xlink:href="https://www.ukrinform.ua/tag-multik" text:style-name="Internet_20_link" text:visited-style-name="Visited_20_Internet_20_Link">
</text:a>
"Mavka. Lisova Song" <text:a xlink:type="simple" xlink:href="https://www.ukrinform.ua/rubric-culture/3691494-mavka-lisova-pisna-stala-liderom-peregladiv-u-kinoteatrah-francii.html" text:style-name="Internet_20_link" text:visited-style-name="Visited_20_Internet_20_Link">
</text:a>
In France, 29 March.</text:p>
      <text:p text:style-name="P4">
News Source: <text:a xlink:type="simple" xlink:href="https://www.ukrinform.ua/rubric-culture/3706342-multfilm-mavka-lisova-pisna-zibrav-u-francii-ponad-35-miljona.html" text:style-name="Internet_20_link" text:visited-style-name="Visited_20_Internet_20_Link">
https://www.ukrinform.ua/rubric-culture/3706342-multfilm-mavka-lisova-pisna-zibrav-u-francii-ponad-35-miljona.html</text:a>
</text:p>
      <!--NEWS-->
      <text:h text:style-name="P10" text:outline-level="1">
<text:span text:style-name="T4">
Russian army launched at least 6 S-300 missiles at Kharkiv</text:span>
</text:h>
      <text:p text:style-name="P4">
Authors: liveuamap (Language: en)</text:p>
      <text:p text:style-name="P4">
Time: 2023-05-08T15:22:41</text:p>
      <text:p text:style-name="P4">
Location: Kharkiv (Latitude:50.00377 Longtitude:36.14502)</text:p>
      <text:p text:style-name="P4">
Videos: []</text:p>
      <text:p text:style-name="P4">
Images: []</text:p>
      <text:p text:style-name="P4">
Tags: ["Europe", "Central and Eastern Europe"]</text:p>
      <text:p text:style-name="P4">
Id: 22561390</text:p>
      <!--METADATA-->
      <text:p text:style-name="P4">
Russian army launched at least 6 S-300 missiles at Kharkiv</text:p>
      <text:p text:style-name="P4">
News Collection Link: <text:a xlink:type="simple" xlink:href="https://liveuamap.com/en/2023/8-may-russian-army-launched-at-least-6-s300-missiles-at-kharkiv" text:style-name="Internet_20_link" text:visited-style-name="Visited_20_Internet_20_Link">
https://liveuamap.com/en/2023/8-may-russian-army-launched-at-least-6-s300-missiles-at-kharkiv</text:a>
</text:p>
      <text:p text:style-name="P4">
News Source: <text:a xlink:type="simple" xlink:href="https://t.me/synegubov/6143" text:style-name="Internet_20_link" text:visited-style-name="Visited_20_Internet_20_Link">
https://t.me/synegubov/6143</text:a>
</text:p>
      <!--NEWS-->
      <text:h text:style-name="P10" text:outline-level="1">
<text:span text:style-name="T4">
Only three excise goods budget underpaid $ 1 billion - Getmantsev</text:span>
</text:h>
      <text:p text:style-name="P4">
Authors: Ukrinform (Person)</text:p>
      <text:p text:style-name="P4">
Publisher: Укринформ (Organization)</text:p>
      <text:p text:style-name="P4">
Published Time: 2023-05-08T15:28:03+03:00</text:p>
      <text:p text:style-name="P4">
Modified Time: 2023-05-08T15:28:03+03:00</text:p>
      <text:p text:style-name="P4">
Description: To date, the losses to the budget from three excise goods - alcohol, fuel and tobacco - are estimated at least $ 1 billion. - Ukrinform.</text:p>
      <text:p text:style-name="P4">
Images: ["<text:a xlink:type="simple" xlink:href="https://static.ukrinform.com/photos/2022_06/thumb_files/630_360_1656484727-146.jpg" text:style-name="Internet_20_link" text:visited-style-name="Visited_20_Internet_20_Link">
630_360_16564...</text:a>
"]</text:p>
      <text:p text:style-name="P4">
Tags: ['Акциз', 'Бюджет', 'Гроші', 'Гетманцев']</text:p>
      <text:p text:style-name="P4">
Type: Article</text:p>
      <!--METADATA-->
      <text:p text:style-name="P4">
<draw:frame draw:style-name="fr1" draw:name="Image94" text:anchor-type="as-char" svg:width="6.9236in" svg:height="3.956343in" draw:z-index="0">
<draw:image xlink:href="../Images/yкринформ/2023-05-08T15-28-03-03-00/630_360_1656484727-146.jpg" xlink:type="simple" xlink:show="embed" xlink:actuate="onLoad" draw:mime-type="image/jpeg"/>
</draw:frame>
At least $ 1 billion is estimated from three excise goods from three excise goods - alcohol, fuel and tobacco - at least $ 1 billion.</text:p>
      <text:p text:style-name="P4">
About it in <text:a xlink:type="simple" xlink:href="https://t.me/getmantsevdanil/4672" text:style-name="Internet_20_link" text:visited-style-name="Visited_20_Internet_20_Link">
</text:a>
The Chairman of the Committee on Finance, Tax and Customs Policy Danieletmantsev informed, Ukrinform reports.</text:p>
      <text:p text:style-name="P4">
“In total, I estimate at least a billion dollars in war from three excise goods. We see the problem in combining the efforts of all law enforcement agencies with the definition of clear terms, ”he said.</text:p>
      <text:p text:style-name="P4">
Getmantsev stressed that the situation in the market of excise goods is difficult: organized crime groups continue, the volume of illegal profile has increased, some manufacturers are controlled by Russians, the tax burden of various suburbs differs several times.</text:p>
      <text:p text:style-name="P4">
<text:span text:style-name="T4">
 Read also: </text:span>
 <text:a xlink:type="simple" xlink:href="https://www.ukrinform.ua/rubric-economy/3695804-danilo-getmancev-golova-finansovogo-komitetu-verhovnoi-radi.html" text:style-name="Internet_20_link" text:visited-style-name="Visited_20_Internet_20_Link">
</text:a>
“We do not give an assessment of the work of law enforcement agencies. There is still all the new people, but to give, if the decisions from the decision are not implemented in a timely manner, ”the committee headman added.</text:p>
      <text:p text:style-name="P4">
As it was reported, for January - April State <text:a xlink:type="simple" xlink:href="https://www.ukrinform.ua/rubric-economy/3703766-minfin-deficit-derzbudzetu-za-cotiri-misaci-majze-253-milardi.html" text:style-name="Internet_20_link" text:visited-style-name="Visited_20_Internet_20_Link">
</text:a>
, including the General Fund -310.3 billion UAH, against the planned general fund for January -April 2023 of the shortage of UAH 560.1 billion.</text:p>
      <text:p text:style-name="P4">
News Source: <text:a xlink:type="simple" xlink:href="https://www.ukrinform.ua/rubric-economy/3706344-lise-po-troh-pidakciznih-tovarah-budzet-nedootrimav-1-milard-getmancev.html" text:style-name="Internet_20_link" text:visited-style-name="Visited_20_Internet_20_Link">
https://www.ukrinform.ua/rubric-economy/3706344-lise-po-troh-pidakciznih-tovarah-budzet-nedootrimav-1-milard-getmancev.html</text:a>
</text:p>
      <!--NEWS-->
      <text:h text:style-name="P10" text:outline-level="1">
<text:span text:style-name="T4">
The Russians again fired the border of Chernihiv region</text:span>
</text:h>
      <text:p text:style-name="P4">
Authors: Ukrinform (Person)</text:p>
      <text:p text:style-name="P4">
Publisher: Укринформ (Organization)</text:p>
      <text:p text:style-name="P4">
Published Time: 2023-05-08T15:34:00+03:00</text:p>
      <text:p text:style-name="P4">
Modified Time: 2023-05-08T15:34:00+03:00</text:p>
      <text:p text:style-name="P4">
Description: As of 3:00 pm on May 8, Russian troops fired at the border of the Chernihiv region three times. - Ukrinform.</text:p>
      <text:p text:style-name="P4">
Images: ["<text:a xlink:type="simple" xlink:href="https://static.ukrinform.com/photos/2019_11/thumb_files/630_360_1574102935-316.jpg" text:style-name="Internet_20_link" text:visited-style-name="Visited_20_Internet_20_Link">
630_360_15741...</text:a>
"]</text:p>
      <text:p text:style-name="P4">
Tags: ['Обстріл', 'Чернігівщина', 'Війна з росією']</text:p>
      <text:p text:style-name="P4">
Type: Article</text:p>
      <!--METADATA-->
      <text:p text:style-name="P4">
<draw:frame draw:style-name="fr1" draw:name="Image95" text:anchor-type="as-char" svg:width="6.9236in" svg:height="3.956343in" draw:z-index="0">
<draw:image xlink:href="../Images/yкринформ/2023-05-08T15-34-00-03-00/630_360_1574102935-316.jpg" xlink:type="simple" xlink:show="embed" xlink:actuate="onLoad" draw:mime-type="image/jpeg"/>
</draw:frame>
As of 3:00 pm on May 8, the Russian border was fired at the Chernihiv region.</text:p>
      <text:p text:style-name="P4">
According to Ukrinform, the Operational Command "North" reports in <text:a xlink:type="simple" xlink:href="http://t.me/ok_pivnich1/2435" text:style-name="Internet_20_link" text:visited-style-name="Visited_20_Internet_20_Link">
</text:a>
.</text:p>
      <text:p text:style-name="P4">
From 08:02 to 09:19 6 beats were recorded, probably from a 120mm mortar, in the area of Leonivka settlement.</text:p>
      <text:p text:style-name="P4">
From 10:25 to 11:00 12 beats were recorded, probably from the artillery, the Understanding of the settlement of Moshchenko.</text:p>
      <text:p text:style-name="P4">
From 11:15 to 11:55 16 beats were recorded, probably from the SAU, in the area of the inhabited statement of Buda-Vorobiyivska.</text:p>
      <text:p text:style-name="P4">
<text:span text:style-name="T4">
 Read also: </text:span>
 <text:a xlink:type="simple" xlink:href="https://www.ukrinform.ua/rubric-ato/3706245-zagarbniki-posilili-obstrili-zaporizkoi-oblasti-z-artilerii-ta-rszv.html" text:style-name="Internet_20_link" text:visited-style-name="Visited_20_Internet_20_Link">
<text:span text:style-name="T4">
 firing </text:span>
</text:a>
In addition, from 12:04 to 12:15 4 beats were recorded, probably from the barrel artillery, in the area of the settlement of Oleksandrivka.</text:p>
      <text:p text:style-name="P4">
From 12:20 to 13:55 21 strokes were recorded, probably from the artillery, the Uda of the settlement of Moshchenko.</text:p>
      <text:p text:style-name="P4">
"There was no information about losses among the local population or damage to civilian infrastructure," the statement said.</text:p>
      <text:p text:style-name="P4">
<text:span text:style-name="T4">
 Read also: </text:span>
 <text:a xlink:type="simple" xlink:href="https://www.ukrinform.ua/rubric-regions/3706124-rosiani-za-dobu-obstrilali-cotiri-rajoni-harkivsini-poraneni-semero-civilnih.html" text:style-name="Internet_20_link" text:visited-style-name="Visited_20_Internet_20_Link">
<text:span text:style-name="T4">
 fired </text:span>
</text:a>
According to Ukrinform, Russian troops in the morning of May 8 were struck by <text:a xlink:type="simple" xlink:href="https://www.ukrinform.ua/rubric-ato/3706131-rosiani-zranku-trici-obstrilali-prikordonna-cernigivsini.html" text:style-name="Internet_20_link" text:visited-style-name="Visited_20_Internet_20_Link">
</text:a>
Chernihiv region, applying for this ministry and artillery.</text:p>
      <text:p text:style-name="P4">
News Source: <text:a xlink:type="simple" xlink:href="https://www.ukrinform.ua/rubric-ato/3706350-rosiani-znovu-obstrilali-prikordonna-cernigivsini.html" text:style-name="Internet_20_link" text:visited-style-name="Visited_20_Internet_20_Link">
https://www.ukrinform.ua/rubric-ato/3706350-rosiani-znovu-obstrilali-prikordonna-cernigivsini.html</text:a>
</text:p>
      <!--NEWS-->
      <text:h text:style-name="P10" text:outline-level="1">
<text:span text:style-name="T4">
In Serbia's schools were introduced by police protection</text:span>
</text:h>
      <text:p text:style-name="P4">
Authors: Ukrinform (Person)</text:p>
      <text:p text:style-name="P4">
Publisher: Укринформ (Organization)</text:p>
      <text:p text:style-name="P4">
Published Time: 2023-05-08T15:38:46+03:00</text:p>
      <text:p text:style-name="P4">
Modified Time: 2023-05-08T15:38:46+03:00</text:p>
      <text:p text:style-name="P4">
Description: On Monday, police began to protect schools throughout Serbia, trying to restore the students and parents of the feeling of security after two mass shootings that occurred in the country during last week. - Ukrinform.</text:p>
      <text:p text:style-name="P4">
Images: ["<text:a xlink:type="simple" xlink:href="https://static.ukrinform.com/photos/2023_05/thumb_files/630_360_1683549434-262.jpg" text:style-name="Internet_20_link" text:visited-style-name="Visited_20_Internet_20_Link">
630_360_16835...</text:a>
"]</text:p>
      <text:p text:style-name="P4">
Tags: ['Поліція', 'Сербія', 'Школа', 'Стрілянина', 'охорона']</text:p>
      <text:p text:style-name="P4">
Type: Article</text:p>
      <!--METADATA-->
      <text:p text:style-name="P4">
<draw:frame draw:style-name="fr1" draw:name="Image96" text:anchor-type="as-char" svg:width="6.9236in" svg:height="3.956343in" draw:z-index="0">
<draw:image xlink:href="../Images/yкринформ/2023-05-08T15-38-46-03-00/630_360_1683549434-262.jpg" xlink:type="simple" xlink:show="embed" xlink:actuate="onLoad" draw:mime-type="image/jpeg"/>
</draw:frame>
Police began to protect schools all over Serbia, trying to restore students and parents a sense of security after two mass shooting, which occurred in the country over the last week.</text:p>
      <text:p text:style-name="P4">
As Ukrinform reports, it reports <text:a xlink:type="simple" xlink:href="https://apnews.com/article/serbia-shootings-schools-protest-bd73feee1ddfb5b62ecb392db001e3d7" text:style-name="Internet_20_link" text:visited-style-name="Visited_20_Internet_20_Link">
</text:a>
.</text:p>
      <text:p text:style-name="P4">
The shooting that happened last Wednesday in Belgrade and later in the rural location south of the capital stunned the country. These incidents also gave up calls to encourage tolerance and deprivation of society, detaching the widespread language of hatred and culture of detention of weapons, which dates back to the wars of the 1990s.</text:p>
      <text:p text:style-name="P4">
On the eve of the opposition parties accused of Prime Minister Annibrnabich, the inability to prevent these two outrageousnesses, called on their ghosts to join the anti-government march on Monday evening in Vbelgrad.</text:p>
      <text:p text:style-name="P4">
The opposition demands the resignation of government ministers and changes in the Etheri of the main sniffs, which often show convicted war criminals.</text:p>
      <text:p text:style-name="P4">
<text:span text:style-name="T4">
 Read also: </text:span>
 <text:a xlink:type="simple" xlink:href="https://www.ukrinform.ua/rubric-world/3704812-pisla-strilanini-u-skoli-prezident-serbii-proponue-kriminalnu-vidpovidalnist-iz-12-rokiv.html" text:style-name="Internet_20_link" text:visited-style-name="Visited_20_Internet_20_Link">
<text:span text:style-name="T4">
 Serbia </text:span>
</text:a>
On Wednesday, Serbian Education Minister Branko Ruzhych resigned, and the authorities planned to strengthen weapons control measures, but the opposition stated that it was done too late.</text:p>
      <text:p text:style-name="P4">
As reported by Ukrinform, last week in <text:a xlink:type="simple" xlink:href="https://www.ukrinform.ua/tag-serbia" text:style-name="Internet_20_link" text:visited-style-name="Visited_20_Internet_20_Link">
</text:a>
Two large -scale deadly shootings occurred. On Wednesday at 8:40, Vladislav Ribnikar, Belgrade's elementary school, in Belgrade's elementary school <text:a xlink:type="simple" xlink:href="https://www.ukrinform.ua/rubric-world/3704128-strilanina-u-skoli-belgrada-zaginuli-sonajmense-vosmero-ucniv.html" text:style-name="Internet_20_link" text:visited-style-name="Visited_20_Internet_20_Link">
</text:a>
. At least eight students and guarded, six more students and the teacher were injured.</text:p>
      <text:p text:style-name="P4">
In two days as a result of mass shooting in the center of Serbia(Mladenovak city)died <text:a xlink:type="simple" xlink:href="https://www.ukrinform.ua/rubric-world/3704943-u-serbii-znovu-masova-strilanina-vosmero-zagiblih.html" text:style-name="Internet_20_link" text:visited-style-name="Visited_20_Internet_20_Link">
</text:a>
nine more were injured.</text:p>
      <text:p text:style-name="P4">
<text:span text:style-name="T5">
Foto: aa.com.tr</text:span>
</text:p>
      <text:p text:style-name="P4">
News Source: <text:a xlink:type="simple" xlink:href="https://www.ukrinform.ua/rubric-world/3706351-u-skolah-serbii-zaprovadili-policejsku-ohoronu.html" text:style-name="Internet_20_link" text:visited-style-name="Visited_20_Internet_20_Link">
https://www.ukrinform.ua/rubric-world/3706351-u-skolah-serbii-zaprovadili-policejsku-ohoronu.html</text:a>
</text:p>
      <!--NEWS-->
      <text:h text:style-name="P10" text:outline-level="1">
<text:span text:style-name="T4">
Unrecognized Transnistria asks Russia to increase the number of "peacekeepers"</text:span>
</text:h>
      <text:p text:style-name="P4">
Authors: Ukrinform (Person)</text:p>
      <text:p text:style-name="P4">
Publisher: Укринформ (Organization)</text:p>
      <text:p text:style-name="P4">
Published Time: 2023-05-08T15:45:18+03:00</text:p>
      <text:p text:style-name="P4">
Modified Time: 2023-05-08T15:45:18+03:00</text:p>
      <text:p text:style-name="P4">
Description: The representative of the unrecognized Transnistria in Moscow called on Russia to increase the number of so -called "peacekeepers" "due to the deterioration of security risks" in the region. - Ukrinform.</text:p>
      <text:p text:style-name="P4">
Images: ["<text:a xlink:type="simple" xlink:href="https://static.ukrinform.com/photos/2015_12/thumb_files/630_360_1450962006-5266-foto-puerrttolivejournalcom.jpg" text:style-name="Internet_20_link" text:visited-style-name="Visited_20_Internet_20_Link">
630_360_14509...</text:a>
"]</text:p>
      <text:p text:style-name="P4">
Tags: ["Придністров'я", 'росія', 'Російські військові']</text:p>
      <text:p text:style-name="P4">
Type: Article</text:p>
      <!--METADATA-->
      <text:p text:style-name="P4">
<draw:frame draw:style-name="fr1" draw:name="Image97" text:anchor-type="as-char" svg:width="6.9236in" svg:height="3.956343in" draw:z-index="0">
<draw:image xlink:href="../Images/yкринформ/2023-05-08T15-45-18-03-00/630_360_1450962006-5266-foto-puerrttolivejournalcom.jpg" xlink:type="simple" xlink:show="embed" xlink:actuate="onLoad" draw:mime-type="image/jpeg"/>
</draw:frame>
The representative of the unrecognized Transnistria in Muscovites called Russia to increase the number of so -called "peacekeepers" "because of the risk of safety" in the region.</text:p>
      <text:p text:style-name="P4">
As Ukrinform reports, it reports <text:a xlink:type="simple" xlink:href="http://newsmaker.md/rus/novosti/tiraspol-prosit-rossiyu-uvelichit-chislo-mirotvortsev-iz-za-uhudsheniya-riskov-bezopasnosti/" text:style-name="Internet_20_link" text:visited-style-name="Visited_20_Internet_20_Link">
</text:a>
.</text:p>
      <text:p text:style-name="P4">
So the head of "representation" of unrecognized Transnistria in Russia Leonid Manakov, said that Tiraspol asked Russia to increase the number of "peacekeepers" "because of the deterioration of security risks". He noted that this can be done because of the recovery of Russians living in the Transnistrian region.</text:p>
      <text:p text:style-name="P4">
Manakov stated that there are currently no more than 450 people in the security zone.</text:p>
      <text:p text:style-name="P4">
"At the same time their staffing number established by the documents of the commission is 3100 persons. Such an option is(Increasing the number of peacekeepers), and it is justified by the view of deterioration of safety risk, in particular, a terrorist threat, and at the same time legally substantiated by documents approved within the activities of the united control commission(Ok)", - said Manakov.</text:p>
      <text:p text:style-name="P4">
The Moldova Reintegration Bureau, commenting on Manakov's request, emphasized that "the Promethanism of Peacekeeping Forces may indicate the parties who have signed the agreement dated July 21, 1992, not people who have nothing to do with it."</text:p>
      <text:p text:style-name="P4">
It is noted that earlier in the Russian media with reference to sources there was an information that Ukrainian troops, allegedly, "plan to provocations for the distraction of Russian troops."</text:p>
      <text:p text:style-name="P4">
<text:span text:style-name="T4">
 Read also: </text:span>
 <text:a xlink:type="simple" xlink:href="https://www.ukrinform.ua/rubric-world/3682736-kreml-planuvav-poetapno-vstanoviti-politicnij-kontrol-nad-moldovou-do-2030-roku-zmi.html" text:style-name="Internet_20_link" text:visited-style-name="Visited_20_Internet_20_Link">
</text:a>
At the same time, Oleg Belyakov, commenting on the preparation of provocations, said that "we have no such information within the framework of the peacekeeping forces." The head of the foreign policy department of Vitaliy Ignatiev said on the air of Russian television that there is a relatively stable peeling in the security area.As reported by Ukrinform, during a weekly meeting of a joint control commission(SKK)Moldova representatives of Chisinau once again reported violations of the safety of the Russian military in the unrecognized Transnistria. Such statements were repeatedly heard.</text:p>
      <text:p text:style-name="P4">
In February this year, the Ministry of Defense of Russia stated that the Ukrainian forces were allegedly planned to arrange an armed provocation in Transnistria in the near future. Moldova and Ukraine denied it.</text:p>
      <text:p text:style-name="P4">
<text:span text:style-name="T4">
 Read also: </text:span>
 <text:a xlink:type="simple" xlink:href="https://www.ukrinform.ua/rubric-world/3698577-moldova-zaavlae-pro-porusenna-rezimu-bezpeki-rosieu-u-pridnistrovi.html" text:style-name="Internet_20_link" text:visited-style-name="Visited_20_Internet_20_Link">
<text:span text:style-name="T4">
 Transnistria </text:span>
</text:a>
In April 2022, an explosive of unrecognized formation, as well as in the Tiraspol region, occurred in the territory of the self -proclaimed Transnistria. Moldova President Maya Sandu then stated that the props were organized from the inside. And the leader of the unrecognized territory went to the Ukrainian authorities in "terrorist actions".</text:p>
      <text:p text:style-name="P4">
Moldova regularly calls on Russia to withdraw the so -called "Russian peacekeepers" from its territory, but the Russian Federation refuses.</text:p>
      <text:p text:style-name="P4">
News Source: <text:a xlink:type="simple" xlink:href="https://www.ukrinform.ua/rubric-world/3706353-neviznane-pridnistrova-prosit-rosiu-zbilsiti-kilkist-mirotvorciv.html" text:style-name="Internet_20_link" text:visited-style-name="Visited_20_Internet_20_Link">
https://www.ukrinform.ua/rubric-world/3706353-neviznane-pridnistrova-prosit-rosiu-zbilsiti-kilkist-mirotvorciv.html</text:a>
</text:p>
      <!--NEWS-->
      <text:h text:style-name="P10" text:outline-level="1">
<text:span text:style-name="T4">
In Kherson region, the invaders wounded nine civilians, including a child</text:span>
</text:h>
      <text:p text:style-name="P4">
Authors: Ukrinform (Person)</text:p>
      <text:p text:style-name="P4">
Publisher: Укринформ (Organization)</text:p>
      <text:p text:style-name="P4">
Published Time: 2023-05-08T15:47:00+03:00</text:p>
      <text:p text:style-name="P4">
Modified Time: 2023-05-08T15:47:00+03:00</text:p>
      <text:p text:style-name="P4">
Description: The troops of the Russian Federation on Monday, May 8, attacked the Kherson and Beryslav districts of the Kherson region, injuring nine civilians, including a young child. - Ukrinform.</text:p>
      <text:p text:style-name="P4">
Images: ["<text:a xlink:type="simple" xlink:href="https://static.ukrinform.com/photos/2023_05/thumb_files/630_360_1683549742-330.jpg" text:style-name="Internet_20_link" text:visited-style-name="Visited_20_Internet_20_Link">
630_360_16835...</text:a>
"]</text:p>
      <text:p text:style-name="P4">
Tags: ['Діти', 'Херсонщина', 'Обстріл', 'Російські військові', 'Війна з росією']</text:p>
      <text:p text:style-name="P4">
Type: Article</text:p>
      <!--METADATA-->
      <text:p text:style-name="P4">
<draw:frame draw:style-name="fr1" draw:name="Image98" text:anchor-type="as-char" svg:width="6.9236in" svg:height="3.956343in" draw:z-index="0">
<draw:image xlink:href="../Images/yкринформ/2023-05-08T15-47-00-03-00/630_360_1683549742-330.jpg" xlink:type="simple" xlink:show="embed" xlink:actuate="onLoad" draw:mime-type="image/jpeg"/>
</draw:frame>
The Russian Federation on Monday, May 8, attacked the Kherson Tarslav districts of Kherson region, injuring nine civilians, including a young child.</text:p>
      <text:p text:style-name="P4">
As Ukrinform reports, it has reported <text:a xlink:type="simple" xlink:href="https://www.gp.gov.ua/ua/posts/okupanti-prodovzuyut-obstrilyuvati-xersonshhinu-sered-postrazdalix-ditina-rozpocato-rozsliduvannya" text:style-name="Internet_20_link" text:visited-style-name="Visited_20_Internet_20_Link">
</text:a>
.</text:p>
      <text:p text:style-name="P4">
According to the investigation, three civilians were injured as a result of the next <text:a xlink:type="simple" xlink:href="https://www.ukrinform.ua/tag-obstril" text:style-name="Internet_20_link" text:visited-style-name="Visited_20_Internet_20_Link">
</text:a>
, committed by Russians on the inhabited pens of Kherson and Beryslav districts. The victims were traumatic severity.</text:p>
      <text:p text:style-name="P4">
Due to the aviation strike of the invaders in the Stanislavsky community of the Kherson district, six locals were injured, including a young child.</text:p>
      <text:p text:style-name="P4">
<text:span text:style-name="T4">
 Read also: </text:span>
 <text:a xlink:type="simple" xlink:href="https://www.ukrinform.ua/rubric-ato/3706350-rosiani-znovu-obstrilali-prikordonna-cernigivsini.html" text:style-name="Internet_20_link" text:visited-style-name="Visited_20_Internet_20_Link">
<text:span text:style-name="T4">
 firing </text:span>
</text:a>
As a result of the strikes of the Russian Federation, private homes, outbuildings, gas pipeline and power lines were damaged.</text:p>
      <text:p text:style-name="P4">
After violation of the laws and customs of war(Part 1 of Art. 438 of the Criminal Code of Ukraine)Open criminal proceedings, pre -trial investigation.</text:p>
      <text:p text:style-name="P4">
<text:span text:style-name="T4">
 Read also: </text:span>
 <text:a xlink:type="simple" xlink:href="https://www.ukrinform.ua/rubric-ato/3706334-odesinu-vnoci-atakuvali-rosijskimi-litakami-z-krimu-ignat.html" text:style-name="Internet_20_link" text:visited-style-name="Visited_20_Internet_20_Link">
</text:a>
Priority measures are being taken to record the crime of the Russian army.</text:p>
      <text:p text:style-name="P4">
As reported by Ukrinform, last day Russian troops 42 times <text:a xlink:type="simple" xlink:href="https://www.ukrinform.ua/rubric-regions/3706113-rosiani-za-dobu-42-razi-obstrilali-hersonsinu-e-poraneni.html" text:style-name="Internet_20_link" text:visited-style-name="Visited_20_Internet_20_Link">
</text:a>
Having released 282 shells in total, two civilians.</text:p>
      <text:p text:style-name="P4">
<text:span text:style-name="T5">
Foto: Kherson Regional Prosecutor's Office</text:span>
</text:p>
      <text:p text:style-name="P4">
News Source: <text:a xlink:type="simple" xlink:href="https://www.ukrinform.ua/rubric-ato/3706356-na-hersonsini-zagarbniki-poranili-devatoh-civilnih-u-ih-cisli-ditina.html" text:style-name="Internet_20_link" text:visited-style-name="Visited_20_Internet_20_Link">
https://www.ukrinform.ua/rubric-ato/3706356-na-hersonsini-zagarbniki-poranili-devatoh-civilnih-u-ih-cisli-ditina.html</text:a>
</text:p>
      <!--NEWS-->
      <text:h text:style-name="P10" text:outline-level="1">
<text:span text:style-name="T4">
The wreckage of an unknown object crashed on a site near a residential building in the Krasno...</text:span>
</text:h>
      <text:p text:style-name="P4">
Authors: liveuamap (Language: en)</text:p>
      <text:p text:style-name="P4">
Time: 2023-05-08T15:51:00</text:p>
      <text:p text:style-name="P4">
Location: Crimea (Latitude:45.20282 Longtitude:36.74045)</text:p>
      <text:p text:style-name="P4">
Videos: []</text:p>
      <text:p text:style-name="P4">
Images: []</text:p>
      <text:p text:style-name="P4">
Tags: ["Russia", "Central and Eastern Europe"]</text:p>
      <text:p text:style-name="P4">
Id: 22561394</text:p>
      <!--METADATA-->
      <text:p text:style-name="P4">
The wreckage of an unknown object crashed on a site near a residentialbuilding in the Krasnodar Krai. According to preliminary data, a drone wasshot down there</text:p>
      <text:p text:style-name="P4">
News Collection Link: <text:a xlink:type="simple" xlink:href="https://liveuamap.com/en/2023/8-may-the-wreckage-of-an-unknown-object-crashed-on-a-site" text:style-name="Internet_20_link" text:visited-style-name="Visited_20_Internet_20_Link">
https://liveuamap.com/en/2023/8-may-the-wreckage-of-an-unknown-object-crashed-on-a-site</text:a>
</text:p>
      <text:p text:style-name="P4">
News Source: <text:a xlink:type="simple" xlink:href="https://t.me/rusbrief/115362" text:style-name="Internet_20_link" text:visited-style-name="Visited_20_Internet_20_Link">
https://t.me/rusbrief/115362</text:a>
</text:p>
      <!--NEWS-->
      <text:h text:style-name="P10" text:outline-level="1">
<text:span text:style-name="T4">
UPL: "Minaj" won "Vorskla"</text:span>
</text:h>
      <text:p text:style-name="P4">
Authors: Ukrinform (Person)</text:p>
      <text:p text:style-name="P4">
Publisher: Укринформ (Organization)</text:p>
      <text:p text:style-name="P4">
Published Time: 2023-05-08T15:54:27+03:00</text:p>
      <text:p text:style-name="P4">
Modified Time: 2023-05-08T15:54:27+03:00</text:p>
      <text:p text:style-name="P4">
Description: Both goals "Minaj" made at the end of the half. - Ukrinform.</text:p>
      <text:p text:style-name="P4">
Images: ["<text:a xlink:type="simple" xlink:href="https://static.ukrinform.com/photos/2023_05/thumb_files/630_360_1683549962-134.jpg" text:style-name="Internet_20_link" text:visited-style-name="Visited_20_Internet_20_Link">
630_360_16835...</text:a>
"]</text:p>
      <text:p text:style-name="P4">
Tags: ['Футбол', 'Ворскла', 'Минай']</text:p>
      <text:p text:style-name="P4">
Type: Article</text:p>
      <!--METADATA-->
      <text:p text:style-name="P4">
<draw:frame draw:style-name="fr1" draw:name="Image99" text:anchor-type="as-char" svg:width="6.9236in" svg:height="3.956343in" draw:z-index="0">
<draw:image xlink:href="../Images/yкринформ/2023-05-08T15-54-27-03-00/630_360_1683549962-134.jpg" xlink:type="simple" xlink:show="embed" xlink:actuate="onLoad" draw:mime-type="image/jpeg"/>
</draw:frame>
Both Minajw made it at the end of the half.</text:p>
      <text:p text:style-name="P4">
Vorskla gave way to Minaj-0: 2 in the 25th round of the Ukrainian Premier League, Ukrinform reports.</text:p>
      <text:p text:style-name="P4">
The score in the match was opened by Petko at the end of the first half. And at the end of the second45-minute, a serving from the left flank performed by the Bulets on the long-standing head completed the head.</text:p>
      <text:p text:style-name="P4">
"Minaj" wins 2-0 and ranks 12th in UPL, they have 26 points, Vorskla goes eight, having 30 points in his asset.</text:p>
      <text:p text:style-name="P4">
<text:span text:style-name="T4">
 Read also: </text:span>
 <text:a xlink:type="simple" xlink:href="https://www.ukrinform.ua/rubric-sports/3706338-denis-popov-prinis-dinamo-peremogu-nad-krivbasom-u-matci-upl.html" text:style-name="Internet_20_link" text:visited-style-name="Visited_20_Internet_20_Link">
<text:span text:style-name="T4">
 Dynamo </text:span>
</text:a>
As reported by Ukrinform, Kryvbas was overcome in the Dynamo Game Day.</text:p>
      <text:p text:style-name="P4">
Photo: upl.ua</text:p>
      <text:p text:style-name="P4">
News Source: <text:a xlink:type="simple" xlink:href="https://www.ukrinform.ua/rubric-sports/3706358-upl-minaj-peremig-vorsklu.html" text:style-name="Internet_20_link" text:visited-style-name="Visited_20_Internet_20_Link">
https://www.ukrinform.ua/rubric-sports/3706358-upl-minaj-peremig-vorsklu.html</text:a>
</text:p>
      <!--NEWS-->
      <text:h text:style-name="P10" text:outline-level="1">
<text:span text:style-name="T4">
Since the beginning of the year, business has already received affordable loans for ₴ 28.3 billion</text:span>
</text:h>
      <text:p text:style-name="P4">
Authors: Ukrinform (Person)</text:p>
      <text:p text:style-name="P4">
Publisher: Укринформ (Organization)</text:p>
      <text:p text:style-name="P4">
Published Time: 2023-05-08T15:57:45+03:00</text:p>
      <text:p text:style-name="P4">
Modified Time: 2023-05-08T15:57:45+03:00</text:p>
      <text:p text:style-name="P4">
Description: Since the beginning of 2023, banks have been issued to entrepreneurs with available loans for UAH 28.3 billion, of which in the last week - by UAH 416 million. - Ukrinform.</text:p>
      <text:p text:style-name="P4">
Images: ["<text:a xlink:type="simple" xlink:href="https://static.ukrinform.com/photos/2021_02/thumb_files/630_360_1613724187-883.jpg" text:style-name="Internet_20_link" text:visited-style-name="Visited_20_Internet_20_Link">
630_360_16137...</text:a>
"]</text:p>
      <text:p text:style-name="P4">
Tags: ['Бізнес', 'Доступні кредити']</text:p>
      <text:p text:style-name="P4">
Type: Article</text:p>
      <!--METADATA-->
      <text:p text:style-name="P4">
<draw:frame draw:style-name="fr1" draw:name="Image100" text:anchor-type="as-char" svg:width="6.9236in" svg:height="3.954646in" draw:z-index="0">
<draw:image xlink:href="../Images/yкринформ/2023-05-08T15-57-45-03-00/630_360_1613724187-883.jpg" xlink:type="simple" xlink:show="embed" xlink:actuate="onLoad" draw:mime-type="image/jpeg"/>
</draw:frame>
Since the beginning of 20123, banks have been issued to entrepreneurs with available loans by UAH 28.3 billion, of which the last week - by UAH 416 million.</text:p>
      <text:p text:style-name="P4">
This was reported by the press service <text:a xlink:type="simple" xlink:href="https://www.me.gov.ua/News/Detail" text:style-name="Internet_20_link" text:visited-style-name="Visited_20_Internet_20_Link">
</text:a>
, reports Ukrinform.</text:p>
      <text:p text:style-name="P4">
“178 entrepreneurs received loans under the government program“ Available loans 5-7-9%”for a total amount of UAH 416 million. Since the beginning of 2023, banks issued businesses of 8 thousand loans for UAH 28.3 billion, ”the report reads.</text:p>
      <text:p text:style-name="P4">
According to the Ministry of Economy, 61.2 thousand loans for UAH 195.3 billion were issued since the beginning of the program, since February 2020.</text:p>
      <text:p text:style-name="P4">
Most entrepreneurs have borrowed anti -crisis loans - UAH 62 billion and outpatients - UAH 55 billion. UAH 28.6 billion was issued for the refinancing of the previously received loans, UAH 12.4 billion was issued for investment purposes.</text:p>
      <text:p text:style-name="P4">
In addition, farmers received UAH 29.7 billion of credit funds to support their activity, and trading companies took 1.5 billion UAH of loans to replenish the funds.</text:p>
      <text:p text:style-name="P4">
<text:span text:style-name="T4">
 Read also: </text:span>
 <text:a xlink:type="simple" xlink:href="https://www.ukrinform.ua/rubric-economy/3703335-ukrainski-agrarii-z-pocatku-roku-zalucili-ponad-26-milardiv-kreditiv.html" text:style-name="Internet_20_link" text:visited-style-name="Visited_20_Internet_20_Link">
<text:span text:style-name="T4">
 loans </text:span>
</text:a>
Most often credited to the program of enterprises working in the spheres(54%), trade and production(23%), industrial processing(13%).</text:p>
      <text:p text:style-name="P4">
Серед регіонів лідерами за сумами укладених кредитних договорів є Львівська,Одеська, Дніпропетровська, Харківська, Київська, Вінницька області та м. Київ.</text:p>
      <text:p text:style-name="P4">
На сьогодні з 45 банків, які взяли участь у програмі, найбільшу кількістькредитів видали ПриватБанк (26.8 thousand), Savings Bank(9.2 thousand)and Raiffeisen Bankaval(5.3 thousand).</text:p>
      <text:p text:style-name="P4">
Як повідомлялося, урядова програма «Доступні кредити 5-7-9%» стартувала 1лютого 2020 року. У її межах діють три відсоткові ставки (Depending on the date of business and its size(annual turnover): 5% per annum - if the outflow of UAH 25 million and at least 2 workplaces are created during the first quarter; 7% per annum - for <text:a xlink:type="simple" xlink:href="https://www.ukrinform.ua/tag-biznes" text:style-name="Internet_20_link" text:visited-style-name="Visited_20_Internet_20_Link">
</text:a>
with revenue up to UAH 25 million; 9% per annum - for business with revenue up to UAH 50 million. In 2023, the Cabinet of Ministers allowed entrepreneurs from the territories of possible fighting and de-industrial territories to participate in the State Program "Affordable Credits of 5-7-9%".</text:p>
      <text:p text:style-name="P4">
News Source: <text:a xlink:type="simple" xlink:href="https://www.ukrinform.ua/rubric-economy/3706359-z-pocatku-roku-biznes-vze-otrimav-dostupnih-kreditiv-na-283-milarda.html" text:style-name="Internet_20_link" text:visited-style-name="Visited_20_Internet_20_Link">
https://www.ukrinform.ua/rubric-economy/3706359-z-pocatku-roku-biznes-vze-otrimav-dostupnih-kreditiv-na-283-milarda.html</text:a>
</text:p>
      <!--NEWS-->
      <text:h text:style-name="P10" text:outline-level="1">
<text:span text:style-name="T4">
Family doctors in Lviv will test for HIV, hepatitis and syphilis</text:span>
</text:h>
      <text:p text:style-name="P4">
Authors: Ukrinform (Person)</text:p>
      <text:p text:style-name="P4">
Publisher: Укринформ (Organization)</text:p>
      <text:p text:style-name="P4">
Published Time: 2023-05-08T15:59:00+03:00</text:p>
      <text:p text:style-name="P4">
Modified Time: 2023-05-08T15:59:00+03:00</text:p>
      <text:p text:style-name="P4">
Description: Barrier -free integrated HIV testing, hepatitis B and C viruses and syphilis are put into practice in Lviv's family doctors on the initiative of the US Anti -US Foundation in Ukraine (AHF). - Ukrinform.</text:p>
      <text:p text:style-name="P4">
Images: ["<text:a xlink:type="simple" xlink:href="https://static.ukrinform.com/photos/2023_05/thumb_files/630_360_1683550462-860.jpg" text:style-name="Internet_20_link" text:visited-style-name="Visited_20_Internet_20_Link">
630_360_16835...</text:a>
", "<text:a xlink:type="simple" xlink:href="https://static.ukrinform.com/photos/2023_05/1683550461-507.jpg" text:style-name="Internet_20_link" text:visited-style-name="Visited_20_Internet_20_Link">
1683550461-50...</text:a>
", "<text:a xlink:type="simple" xlink:href="https://static.ukrinform.com/photos/2023_05/1683550566-142.jpg" text:style-name="Internet_20_link" text:visited-style-name="Visited_20_Internet_20_Link">
1683550566-14...</text:a>
", "<text:a xlink:type="simple" xlink:href="https://static.ukrinform.com/photos/2023_05/1683550461-415.jpg" text:style-name="Internet_20_link" text:visited-style-name="Visited_20_Internet_20_Link">
1683550461-41...</text:a>
", "<text:a xlink:type="simple" xlink:href="https://static.ukrinform.com/photos/2023_05/1683550462-898.jpg" text:style-name="Internet_20_link" text:visited-style-name="Visited_20_Internet_20_Link">
1683550462-89...</text:a>
", "<text:a xlink:type="simple" xlink:href="https://static.ukrinform.com/photos/2023_05/1683550462-275.jpg" text:style-name="Internet_20_link" text:visited-style-name="Visited_20_Internet_20_Link">
1683550462-27...</text:a>
"]</text:p>
      <text:p text:style-name="P4">
Tags: ['Львів', 'ВІЛ/СНІД', 'Сімейний лікар', 'Гепатит']</text:p>
      <text:p text:style-name="P4">
Type: Article</text:p>
      <!--METADATA-->
      <text:p text:style-name="P4">
<draw:frame draw:style-name="fr1" draw:name="Image101" text:anchor-type="as-char" svg:width="6.9236in" svg:height="3.956343in" draw:z-index="0">
<draw:image xlink:href="../Images/yкринформ/2023-05-08T15-59-00-03-00/630_360_1683550462-860.jpg" xlink:type="simple" xlink:show="embed" xlink:actuate="onLoad" draw:mime-type="image/jpeg"/>
</draw:frame>
Barrier -free integrated HIV testing, hepatitis B and C viruses and syphilis are put into practice in Lviv's family doctors on the initiative(AHF).</text:p>
      <text:p text:style-name="P4">
Про це йшлося під час форуму сімейних лікарів «Тестування на ВІЛ у практицісімейного лікаря» у Львові, повідомляє кореспондент Укрінформу.</text:p>
      <text:p text:style-name="P4">
Учасники форуму обговорити питання інтегрованого тестування на <text:a xlink:type="simple" xlink:href="https://www.ukrinform.ua/tag-vilsnid" text:style-name="Internet_20_link" text:visited-style-name="Visited_20_Internet_20_Link">
</text:a>
, viral hepatitis B and C and syphilis to intend to intend the medical worker, as well as the introduction of a person-centered approach to the provision of such services.</text:p>
      <text:p text:style-name="P4">
<draw:frame draw:style-name="fr1" draw:name="Image102" text:anchor-type="as-char" svg:width="6.9236in" svg:height="4.615733in" draw:z-index="0">
<draw:image xlink:href="../Images/yкринформ/2023-05-08T15-59-00-03-00/1683550461-507.jpg" xlink:type="simple" xlink:show="embed" xlink:actuate="onLoad" draw:mime-type="image/jpeg"/>
</draw:frame>
"HIV testing has been included in the Medicinal Program, but according to the current report, it is possible to do the HIV test for free at the family doctor only once a year and exclusively for representatives of certain key groups. It is important to support the reforms and legislative changes started by the state, so we will be able to work on that For free HIV testing from a family doctor to become accessible to all without exception, when there is a need, ”Yaroslav Lopatin, the head of the US Anti -Anti -US Anti -Sun, said.</text:p>
      <text:p text:style-name="P4">
<draw:frame draw:style-name="fr1" draw:name="Image103" text:anchor-type="as-char" svg:width="6.9236in" svg:height="4.615733in" draw:z-index="0">
<draw:image xlink:href="../Images/yкринформ/2023-05-08T15-59-00-03-00/1683550566-142.jpg" xlink:type="simple" xlink:show="embed" xlink:actuate="onLoad" draw:mime-type="image/jpeg"/>
</draw:frame>
The Foundation plans to provide in 2023 a barrier integrated testing, hepatitis C and B viruses and syphilis at primary level in Lviv for 6,000 people.</text:p>
      <text:p text:style-name="P4">
<draw:frame draw:style-name="fr1" draw:name="Image104" text:anchor-type="as-char" svg:width="6.9236in" svg:height="4.615733in" draw:z-index="0">
<draw:image xlink:href="../Images/yкринформ/2023-05-08T15-59-00-03-00/1683550461-415.jpg" xlink:type="simple" xlink:show="embed" xlink:actuate="onLoad" draw:mime-type="image/jpeg"/>
</draw:frame>
The HIV, Hepatitis B and C and Siphilis test is done painlessly and free of charge. Only one drop of blood from the finger is needed, the result will be ready for 15 minutes.</text:p>
      <text:p text:style-name="P4">
<draw:frame draw:style-name="fr1" draw:name="Image105" text:anchor-type="as-char" svg:width="6.9236in" svg:height="4.615733in" draw:z-index="0">
<draw:image xlink:href="../Images/yкринформ/2023-05-08T15-59-00-03-00/1683550462-898.jpg" xlink:type="simple" xlink:show="embed" xlink:actuate="onLoad" draw:mime-type="image/jpeg"/>
</draw:frame>
“With the support of AHF for 40 healthcare facilities, more complex species were purchased for the diagnosis of HIV, hepatitis B and C and syphilis. This allows you to diagnose four infections and comprehensively treat concomitant pathologies, ”said Andriy Bilets, a doctor-infectious disease doctor of the department of management and counteraction of HIV Center for Public Health of the Ministry of Health of Ukraine.</text:p>
      <text:p text:style-name="P4">
<draw:frame draw:style-name="fr1" draw:name="Image106" text:anchor-type="as-char" svg:width="6.9236in" svg:height="4.615733in" draw:z-index="0">
<draw:image xlink:href="../Images/yкринформ/2023-05-08T15-59-00-03-00/1683550462-275.jpg" xlink:type="simple" xlink:show="embed" xlink:actuate="onLoad" draw:mime-type="image/jpeg"/>
</draw:frame>
<text:span text:style-name="T4">
 Read also: </text:span>
 <text:a xlink:type="simple" xlink:href="https://www.ukrinform.ua/rubric-regions/3705118-lvivski-likari-vperse-proveli-operaciu-na-mozku-z-probudzennam-pacienta.html" text:style-name="Internet_20_link" text:visited-style-name="Visited_20_Internet_20_Link">
</text:a>
</text:p>
      <text:p text:style-name="P4">
News Source: <text:a xlink:type="simple" xlink:href="https://www.ukrinform.ua/rubric-regions/3706360-simejni-likari-u-lvovi-testuvatimut-na-vil-gepatit-i-sifilis.html" text:style-name="Internet_20_link" text:visited-style-name="Visited_20_Internet_20_Link">
https://www.ukrinform.ua/rubric-regions/3706360-simejni-likari-u-lvovi-testuvatimut-na-vil-gepatit-i-sifilis.html</text:a>
</text:p>
      <!--NEWS-->
      <text:h text:style-name="P10" text:outline-level="1">
<text:span text:style-name="T4">
Energy per week resumed power supply in 119 settlements of Donetsk region</text:span>
</text:h>
      <text:p text:style-name="P4">
Authors: Ukrinform (Person)</text:p>
      <text:p text:style-name="P4">
Publisher: Укринформ (Organization)</text:p>
      <text:p text:style-name="P4">
Published Time: 2023-05-08T16:00:00+03:00</text:p>
      <text:p text:style-name="P4">
Modified Time: 2023-05-08T16:00:00+03:00</text:p>
      <text:p text:style-name="P4">
Description: In the Donetsk region, the power supply has been restored in 119 settlements last week, and the residents of 104 settlements remain without power supply. - Ukrinform.</text:p>
      <text:p text:style-name="P4">
Images: ["<text:a xlink:type="simple" xlink:href="https://static.ukrinform.com/photos/2023_05/thumb_files/630_360_1683550743-876.jpg" text:style-name="Internet_20_link" text:visited-style-name="Visited_20_Internet_20_Link">
630_360_16835...</text:a>
"]</text:p>
      <text:p text:style-name="P4">
Tags: ['Донеччина', 'ДТЕК', 'Електроенергія']</text:p>
      <text:p text:style-name="P4">
Type: Article</text:p>
      <!--METADATA-->
      <text:p text:style-name="P4">
<draw:frame draw:style-name="fr1" draw:name="Image107" text:anchor-type="as-char" svg:width="6.9236in" svg:height="3.956343in" draw:z-index="0">
<draw:image xlink:href="../Images/yкринформ/2023-05-08T16-00-00-03-00/630_360_1683550743-876.jpg" xlink:type="simple" xlink:show="embed" xlink:actuate="onLoad" draw:mime-type="image/jpeg"/>
</draw:frame>
Last week, the power supply has resumed power supply in 119 nas.</text:p>
      <text:p text:style-name="P4">
As Ukrinform reports, it was reported in <text:a xlink:type="simple" xlink:href="https://dn.gov.ua/news/za-tizhden-na-donechchini-vdalosya-vidnoviti-elektriku-dlya-majzhe-110-tisyach-rodin-bez-svitla-zalishayutsya-104-naselenih-punkti" text:style-name="Internet_20_link" text:visited-style-name="Visited_20_Internet_20_Link">
</text:a>
.</text:p>
      <text:p text:style-name="P4">
“During the week of DTEK's emergency repair crews, Donetsk power grids managed to verify the power supply to residents of 119 settlements. 109 843 Families of Nadonechyna have received access to electricity again, ”the message reads.</text:p>
      <text:p text:style-name="P4">
It was noted that, including on May 7, energy was able to repair the Nations and restore light for 12.1 thousand families in five settlements of Donetsk region.</text:p>
      <text:p text:style-name="P4">
<text:span text:style-name="T4">
 Read also: </text:span>
 <text:a xlink:type="simple" xlink:href="https://www.ukrinform.ua/rubric-economy/3706248-u-sesti-regionah-ukraini-problemi-zi-svitlom-cerez-obstrili.html" text:style-name="Internet_20_link" text:visited-style-name="Visited_20_Internet_20_Link">
</text:a>
Ova stated that damage to energy infrastructure due to constant supports continue, because of this, 104 settlements remain without power supply, where the specialists of the power company do not have access to the work.</text:p>
      <text:p text:style-name="P4">
As reported, <text:a xlink:type="simple" xlink:href="https://www.ukrinform.ua/tag-doneccina" text:style-name="Internet_20_link" text:visited-style-name="Visited_20_Internet_20_Link">
</text:a>
He is a sub -stable shelling of Russian troops, every day the enemy also kills traumatic residents and destroys the infrastructure objects of the region.</text:p>
      <text:p text:style-name="P4">
<text:span text:style-name="T5">
Foto: dn.gov.ua</text:span>
</text:p>
      <text:p text:style-name="P4">
News Source: <text:a xlink:type="simple" xlink:href="https://www.ukrinform.ua/rubric-vidbudova/3706361-energetiki-za-tizden-vidnovili-elektropostacanna-u-119-naselenih-punktah-doneccini.html" text:style-name="Internet_20_link" text:visited-style-name="Visited_20_Internet_20_Link">
https://www.ukrinform.ua/rubric-vidbudova/3706361-energetiki-za-tizden-vidnovili-elektropostacanna-u-119-naselenih-punktah-doneccini.html</text:a>
</text:p>
      <!--NEWS-->
      <text:h text:style-name="P10" text:outline-level="1">
<text:span text:style-name="T4">
Tbilisi honored the memory of the fighters for freedom of Ukraine and Georgia</text:span>
</text:h>
      <text:p text:style-name="P4">
Authors: Ukrinform (Person)</text:p>
      <text:p text:style-name="P4">
Publisher: Укринформ (Organization)</text:p>
      <text:p text:style-name="P4">
Published Time: 2023-05-08T16:09:00+03:00</text:p>
      <text:p text:style-name="P4">
Modified Time: 2023-05-08T16:09:00+03:00</text:p>
      <text:p text:style-name="P4">
Description: On May 8, on the Day of Remembrance of the Victims of World War II, the Embassy of Ukraine in Georgia launched a new tradition-honoring the heroes-fighters for the freedom of Ukrainian and Georgian peoples by laying flowers to a monument in a recreation park near Lake Forest. - Ukrinform.</text:p>
      <text:p text:style-name="P4">
Images: ["<text:a xlink:type="simple" xlink:href="https://static.ukrinform.com/photos/2023_05/thumb_files/630_360_1683551153-755.jpg" text:style-name="Internet_20_link" text:visited-style-name="Visited_20_Internet_20_Link">
630_360_16835...</text:a>
", "<text:a xlink:type="simple" xlink:href="https://static.ukrinform.com/photos/2023_05/1683551184-553.jpg" text:style-name="Internet_20_link" text:visited-style-name="Visited_20_Internet_20_Link">
1683551184-55...</text:a>
", "<text:a xlink:type="simple" xlink:href="https://static.ukrinform.com/photos/2023_05/1683551184-943.jpg" text:style-name="Internet_20_link" text:visited-style-name="Visited_20_Internet_20_Link">
1683551184-94...</text:a>
", "<text:a xlink:type="simple" xlink:href="https://static.ukrinform.com/photos/2023_05/1683551183-651.jpg" text:style-name="Internet_20_link" text:visited-style-name="Visited_20_Internet_20_Link">
1683551183-65...</text:a>
", "<text:a xlink:type="simple" xlink:href="https://static.ukrinform.com/photos/2023_05/1683551183-984.jpg" text:style-name="Internet_20_link" text:visited-style-name="Visited_20_Internet_20_Link">
1683551183-98...</text:a>
", "<text:a xlink:type="simple" xlink:href="https://static.ukrinform.com/photos/2023_05/1683551309-823.jpg" text:style-name="Internet_20_link" text:visited-style-name="Visited_20_Internet_20_Link">
1683551309-82...</text:a>
", "<text:a xlink:type="simple" xlink:href="https://static.ukrinform.com/photos/2023_05/1683551333-906.jpg" text:style-name="Internet_20_link" text:visited-style-name="Visited_20_Internet_20_Link">
1683551333-90...</text:a>
", "<text:a xlink:type="simple" xlink:href="https://static.ukrinform.com/photos/2023_05/1683551333-393.jpg" text:style-name="Internet_20_link" text:visited-style-name="Visited_20_Internet_20_Link">
1683551333-39...</text:a>
"]</text:p>
      <text:p text:style-name="P4">
Tags: ['Діаспора', 'Друга світова', 'Грузія', 'Посольство', 'Війна з росією']</text:p>
      <text:p text:style-name="P4">
Type: Article</text:p>
      <!--METADATA-->
      <text:p text:style-name="P4">
<draw:frame draw:style-name="fr1" draw:name="Image108" text:anchor-type="as-char" svg:width="6.9236in" svg:height="3.956343in" draw:z-index="0">
<draw:image xlink:href="../Images/yкринформ/2023-05-08T16-09-00-03-00/630_360_1683551153-755.jpg" xlink:type="simple" xlink:show="embed" xlink:actuate="onLoad" draw:mime-type="image/jpeg"/>
</draw:frame>
On May 8, on the Day of Remembrance of the Victims of World War II, the Embassy of Ukraine in the Georgia reconstructed a new tradition-honoring the heroes-fighters for the freedom of Ukrainian and Georgian peoples by laying flowers to the monument in the park of the forest of the Lake of the Forest.</text:p>
      <text:p text:style-name="P4">
As Ukrinform reports, this is said <text:a xlink:type="simple" xlink:href="https://www.facebook.com/permalink.php" text:style-name="Internet_20_link" text:visited-style-name="Visited_20_Internet_20_Link">
</text:a>
Embassies.</text:p>
      <text:p text:style-name="P4">
<draw:frame draw:style-name="fr1" draw:name="Image109" text:anchor-type="as-char" svg:width="6.9236in" svg:height="5.1927in" draw:z-index="0">
<draw:image xlink:href="../Images/yкринформ/2023-05-08T16-09-00-03-00/1683551184-553.jpg" xlink:type="simple" xlink:show="embed" xlink:actuate="onLoad" draw:mime-type="image/jpeg"/>
</draw:frame>
"Thus, we remember not only those who died, but also those who are currently prejudice with a new form of fascism - rashism," the Udippriest said.</text:p>
      <text:p text:style-name="P4">
<draw:frame draw:style-name="fr1" draw:name="Image110" text:anchor-type="as-char" svg:width="6.9236in" svg:height="9.231467in" draw:z-index="0">
<draw:image xlink:href="../Images/yкринформ/2023-05-08T16-09-00-03-00/1683551184-943.jpg" xlink:type="simple" xlink:show="embed" xlink:actuate="onLoad" draw:mime-type="image/jpeg"/>
</draw:frame>
Taking the opportunity, the Embassy thanked the leadership of the private company "Lisi Development", personally Mamuka Khazaradze, Georgian activists, and Personic Lani Gwwwwwwwwwwwwwwwwineness Lana Ghvinjilia veterans of armed struggle of Ukraine and Independence of Ukraine and Independence of Ukraine, and Grozia, and Grozia. Impheral Maria Moskalenko.</text:p>
      <text:p text:style-name="P4">
<draw:frame draw:style-name="fr1" draw:name="Image111" text:anchor-type="as-char" svg:width="6.9236in" svg:height="9.231467in" draw:z-index="0">
<draw:image xlink:href="../Images/yкринформ/2023-05-08T16-09-00-03-00/1683551183-651.jpg" xlink:type="simple" xlink:show="embed" xlink:actuate="onLoad" draw:mime-type="image/jpeg"/>
</draw:frame>
In his speech, a temporary attorney in Ukraine in Georgia, Andriykishyanov, stressed that “it was on this day that we bow heads to Georgian Ukrainian heroes who gave their lives for freedom, sovereignty of Tanzaezazazazazazazazazazazazazae of Ukraine and Georgia in an indomitable struggle against an extremely thickening. ”.</text:p>
      <text:p text:style-name="P4">
<draw:frame draw:style-name="fr1" draw:name="Image112" text:anchor-type="as-char" svg:width="6.9236in" svg:height="5.1927in" draw:z-index="0">
<draw:image xlink:href="../Images/yкринформ/2023-05-08T16-09-00-03-00/1683551183-984.jpg" xlink:type="simple" xlink:show="embed" xlink:actuate="onLoad" draw:mime-type="image/jpeg"/>
</draw:frame>
He also emphasized that the names of these heroes will be etched in the memory of Ukrainian and Georgian peoples, and they will always be planted in their honor by a symbol of thirst for life in free independent and successful states.</text:p>
      <text:p text:style-name="P4">
<draw:frame draw:style-name="fr1" draw:name="Image113" text:anchor-type="as-char" svg:width="6.9236in" svg:height="5.1927in" draw:z-index="0">
<draw:image xlink:href="../Images/yкринформ/2023-05-08T16-09-00-03-00/1683551309-823.jpg" xlink:type="simple" xlink:show="embed" xlink:actuate="onLoad" draw:mime-type="image/jpeg"/>
</draw:frame>
At the same time, Andriy Kasyanov said that local authorities of the Bistol Bililis would finally consider the numerous proposals of the Embassy of the Embassy of the memory of heroes who died for the freedom and independence of Ukraine Tagrushia by name in their honor of a street, park or square.</text:p>
      <text:p text:style-name="P4">
<draw:frame draw:style-name="fr1" draw:name="Image114" text:anchor-type="as-char" svg:width="6.9236in" svg:height="9.231467in" draw:z-index="0">
<draw:image xlink:href="../Images/yкринформ/2023-05-08T16-09-00-03-00/1683551333-906.jpg" xlink:type="simple" xlink:show="embed" xlink:actuate="onLoad" draw:mime-type="image/jpeg"/>
</draw:frame>
</text:p>
      <text:p text:style-name="P4">
<draw:frame draw:style-name="fr1" draw:name="Image115" text:anchor-type="as-char" svg:width="6.9236in" svg:height="9.231467in" draw:z-index="0">
<draw:image xlink:href="../Images/yкринформ/2023-05-08T16-09-00-03-00/1683551333-393.jpg" xlink:type="simple" xlink:show="embed" xlink:actuate="onLoad" draw:mime-type="image/jpeg"/>
</draw:frame>
“The monument to the heroes of Ukraine and Georgia in the Park of Lake Lake is not the first, we are not exposed to the last project, which is realized with the active participation of Ukraine in Georgia with representatives Group », - added at the embassy.</text:p>
      <text:p text:style-name="P4">
Recall that in Tbilisi with the support of the Embassy of Ukraine in Georgia and UniteTogether <text:a xlink:type="simple" xlink:href="https://www.ukrinform.ua/rubric-diaspora/3694305-u-tbilisi-proveli-blagodijnij-vecir-na-pidtrimku-ukraini.html" text:style-name="Internet_20_link" text:visited-style-name="Visited_20_Internet_20_Link">
</text:a>
A charity evening, whose Uram, auction of anti -war posters "Creative Resistance" was held.</text:p>
      <text:p text:style-name="P4">
<text:span text:style-name="T5">
Foto: Embassy of Ukraine in Georgia / Facebook</text:span>
</text:p>
      <text:p text:style-name="P4">
News Source: <text:a xlink:type="simple" xlink:href="https://www.ukrinform.ua/rubric-diaspora/3706367-u-tbilisi-vsanuvali-pamat-geroivborciv-za-svobodu-ukraini-ta-gruzii.html" text:style-name="Internet_20_link" text:visited-style-name="Visited_20_Internet_20_Link">
https://www.ukrinform.ua/rubric-diaspora/3706367-u-tbilisi-vsanuvali-pamat-geroivborciv-za-svobodu-ukraini-ta-gruzii.html</text:a>
</text:p>
      <!--NEWS-->
      <text:h text:style-name="P10" text:outline-level="1">
<text:span text:style-name="T4">
The Ukrainian Ponomarenko won silver from Breaking</text:span>
</text:h>
      <text:p text:style-name="P4">
Authors: Ukrinform (Person)</text:p>
      <text:p text:style-name="P4">
Publisher: Укринформ (Organization)</text:p>
      <text:p text:style-name="P4">
Published Time: 2023-05-08T16:09:41+03:00</text:p>
      <text:p text:style-name="P4">
Modified Time: 2023-05-08T16:09:41+03:00</text:p>
      <text:p text:style-name="P4">
Description: This is the first Ukrainian medal of the European Championship. - Ukrinform.</text:p>
      <text:p text:style-name="P4">
Images: ["<text:a xlink:type="simple" xlink:href="https://static.ukrinform.com/photos/2023_05/thumb_files/630_360_1683551255-799.jpg" text:style-name="Internet_20_link" text:visited-style-name="Visited_20_Internet_20_Link">
630_360_16835...</text:a>
"]</text:p>
      <text:p text:style-name="P4">
Tags: ['Європейські ігри']</text:p>
      <text:p text:style-name="P4">
Type: Article</text:p>
      <!--METADATA-->
      <text:p text:style-name="P4">
<draw:frame draw:style-name="fr1" draw:name="Image116" text:anchor-type="as-char" svg:width="6.9236in" svg:height="3.956343in" draw:z-index="0">
<draw:image xlink:href="../Images/yкринформ/2023-05-08T16-09-41-03-00/630_360_1683551255-799.jpg" xlink:type="simple" xlink:show="embed" xlink:actuate="onLoad" draw:mime-type="image/jpeg"/>
</draw:frame>
This is the first Vistoria Ukrainian Medal of the European Championship.</text:p>
      <text:p text:style-name="P4">
Anna Stefani Ponomarenko won the "silver" of the continental championship with the Uisan city of Almeria and won a license for European games-2023, <text:a xlink:type="simple" xlink:href="https://xn--80affa3aj0al.xn--80asehdb/#@minmolodsport" text:style-name="Internet_20_link" text:visited-style-name="Visited_20_Internet_20_Link">
</text:a>
The Ministry of Sports of Ukraine, Ukrinform reports.</text:p>
      <text:p text:style-name="P4">
In the semifinals, the 27-year-old Bi-Giorle Stefani won the titled Italian Anti, and Ufinals gave way to 15-year-old Lithuanian representative Dominica Nicka Banevich.</text:p>
      <text:p text:style-name="P4">
Brecanding will be presented for the first time in the Olympic Games 20124.</text:p>
      <text:p text:style-name="P4">
<text:span text:style-name="T4">
 Read also: </text:span>
 <text:a xlink:type="simple" xlink:href="https://www.ukrinform.ua/rubric-sports/3706157-dmitro-sosnovskij-golovnij-trener-zbirnoi-ukraini-z-boksu.html" text:style-name="Internet_20_link" text:visited-style-name="Visited_20_Internet_20_Link">
</text:a>
According to Ukrinform, European Games will be held in Krakow, Poland from June 21 to July 2.</text:p>
      <text:p text:style-name="P4">
Photo: mms.gov.ua</text:p>
      <text:p text:style-name="P4">
News Source: <text:a xlink:type="simple" xlink:href="https://www.ukrinform.ua/rubric-sports/3706368-ukrainka-ponomarenko-zdobula-sriblo-ce-z-brejkingu.html" text:style-name="Internet_20_link" text:visited-style-name="Visited_20_Internet_20_Link">
https://www.ukrinform.ua/rubric-sports/3706368-ukrainka-ponomarenko-zdobula-sriblo-ce-z-brejkingu.html</text:a>
</text:p>
      <!--NEWS-->
      <text:h text:style-name="P10" text:outline-level="1">
<text:span text:style-name="T4">
In the Tbilisi Central Park, the flag of Ukraine was disrupted</text:span>
</text:h>
      <text:p text:style-name="P4">
Authors: Ukrinform (Person)</text:p>
      <text:p text:style-name="P4">
Publisher: Укринформ (Organization)</text:p>
      <text:p text:style-name="P4">
Published Time: 2023-05-08T16:12:07+03:00</text:p>
      <text:p text:style-name="P4">
Modified Time: 2023-05-08T16:12:07+03:00</text:p>
      <text:p text:style-name="P4">
Description: The unknown disrupted the flag of Ukraine that hung on the flagship in the central park of the capital of Georgia Tbilisi; The Ukrainian Embassy demands to investigate the incident. - Ukrinform.</text:p>
      <text:p text:style-name="P4">
Images: ["<text:a xlink:type="simple" xlink:href="https://static.ukrinform.com/photos/2022_09/thumb_files/630_360_1663151054-398.jpg" text:style-name="Internet_20_link" text:visited-style-name="Visited_20_Internet_20_Link">
630_360_16631...</text:a>
", "<text:a xlink:type="simple" xlink:href="https://static.ukrinform.com/photos/2023_05/1683551175-865.jpg" text:style-name="Internet_20_link" text:visited-style-name="Visited_20_Internet_20_Link">
1683551175-86...</text:a>
"]</text:p>
      <text:p text:style-name="P4">
Tags: ['Грузія', 'Прапор', 'Війна з росією']</text:p>
      <text:p text:style-name="P4">
Type: Article</text:p>
      <!--METADATA-->
      <text:p text:style-name="P4">
<draw:frame draw:style-name="fr1" draw:name="Image117" text:anchor-type="as-char" svg:width="6.9236in" svg:height="3.956343in" draw:z-index="0">
<draw:image xlink:href="../Images/yкринформ/2023-05-08T16-12-07-03-00/630_360_1663151054-398.jpg" xlink:type="simple" xlink:show="embed" xlink:actuate="onLoad" draw:mime-type="image/jpeg"/>
</draw:frame>
Unknown the flag of Ukraine, which hung on a flagship in the central park of the capital of the Tbilisi Grusion; The Ukrainian Embassy demands to investigate the incident.</text:p>
      <text:p text:style-name="P4">
As Ukrinform reports, it reports <text:a xlink:type="simple" xlink:href="http://www.newsgeorgia.ge/v-centralnom-parke-tbilisi-sorvali-ukrainskij-flag-i-snjali-jeto-na-video/" text:style-name="Internet_20_link" text:visited-style-name="Visited_20_Internet_20_Link">
</text:a>
 .</text:p>
      <text:p text:style-name="P4">
<draw:frame draw:style-name="fr1" draw:name="Image118" text:anchor-type="as-char" svg:width="6.9236in" svg:height="3.89773in" draw:z-index="0">
<draw:image xlink:href="../Images/yкринформ/2023-05-08T16-12-07-03-00/1683551175-865.jpg" xlink:type="simple" xlink:show="embed" xlink:actuate="onLoad" draw:mime-type="image/jpeg"/>
</draw:frame>
The corresponding video was distributed by MTAVARI. According to the TV channel, the person who disrupts the flag has spread the video on social networks, but at this time its account is not available. According to MTAVARI, a person who disrupted the flag is the pro-Russian organization "Conservative Movement" and "Alt-Info".</text:p>
      <text:p text:style-name="P4">
The temporary attorney in Ukraine in Georgia Andriy Kasyanov called what was unacceptable.</text:p>
      <text:p text:style-name="P4">
“The situation with the mocking over our Ukrainian symbols is absolutely unacceptable. We have reported this to the Ministry of Foreign Affairs of Ukraine and we will cooperate to the right conservation authorities of Georgia so that this incident is investigated, and they were punished in accordance with the legislation of Georgia, ”Kasyanov said.</text:p>
      <text:p text:style-name="P4">
<text:span text:style-name="T4">
 Read also: </text:span>
 <text:a xlink:type="simple" xlink:href="https://www.ukrinform.ua/rubric-polytics/3700832-ukraina-perevirae-incidenti-z-praporom-u-moldovi-i-obicae-risucu-reakciu.html" text:style-name="Internet_20_link" text:visited-style-name="Visited_20_Internet_20_Link">
<text:span text:style-name="T4">
 flag </text:span>
</text:a>
Since January 2022, a law that provides a fine of 1000 lari in the image of a latus established by the state -owned flag or herbage with which Georgia has diplomatic relations has come into force in Georgia.</text:p>
      <text:p text:style-name="P4">
The leader of the opposition party "Lelo" Mamuka Khazaradze stated that the flag disruption is a provocation directed against the brotherhood of Georgian and Ukrainian people.</text:p>
      <text:p text:style-name="P4">
“Such actions are Russian propaganda in Georgia, and in general, Alt-Info and its ideology should be banned in Georgia. It is unacceptable that the country is expressing the interests of a country that occupied 20% of Georgia, ”Hazaradze said.</text:p>
      <text:p text:style-name="P4">
Georgia has not yet been commented on the Ministry of Internal Affairs.</text:p>
      <text:p text:style-name="P4">
<text:span text:style-name="T4">
 Read also: </text:span>
 <text:a xlink:type="simple" xlink:href="https://www.ukrinform.ua/rubric-world/3705448-aktivisti-u-berlini-domoglisa-skasuvanna-zaboroni-na-ukrainski-prapori-8-ta-9-travna.html" text:style-name="Internet_20_link" text:visited-style-name="Visited_20_Internet_20_Link">
<text:span text:style-name="T4">
 flag </text:span>
</text:a>
As reported by Ukrinform, in the Czech capital of Prague on April 16, anti -government -renovation, organized by a little -known pro -Russian non -parliamentary political party "(PRO).</text:p>
      <text:p text:style-name="P4">
<text:span text:style-name="T5">
Фото ілюстративне</text:span>
</text:p>
      <text:p text:style-name="P4">
News Source: <text:a xlink:type="simple" xlink:href="https://www.ukrinform.ua/rubric-world/3706370-u-centralnomu-parku-tbilisi-zirvali-prapor-ukraini.html" text:style-name="Internet_20_link" text:visited-style-name="Visited_20_Internet_20_Link">
https://www.ukrinform.ua/rubric-world/3706370-u-centralnomu-parku-tbilisi-zirvali-prapor-ukraini.html</text:a>
</text:p>
      <!--NEWS-->
      <text:h text:style-name="P10" text:outline-level="1">
<text:span text:style-name="T4">
Zaporizka Oblast(22:16). Red Alert: aerial threat. Sirens sounding. Take cover now!</text:span>
</text:h>
      <text:p text:style-name="P4">
Authors: liveuamap (Language: en)</text:p>
      <text:p text:style-name="P4">
Time: 2023-05-08T16:18:00</text:p>
      <text:p text:style-name="P4">
Location: Zaporizka Oblast (Latitude:47.612021 Longtitude:35.765261)</text:p>
      <text:p text:style-name="P4">
Videos: []</text:p>
      <text:p text:style-name="P4">
Images: []</text:p>
      <text:p text:style-name="P4">
Tags: ["Europe", "Central and Eastern Europe"]</text:p>
      <text:p text:style-name="P4">
Id: 22561392</text:p>
      <!--METADATA-->
      <text:p text:style-name="P4">
Zaporizhzhia region(22:16). Red Alert: aerial threat. Sirens sounding. Take covernow!</text:p>
      <text:p text:style-name="P4">
News Collection Link: <text:a xlink:type="simple" xlink:href="https://liveuamap.com/en/2023/08-may-zaporizka-oblast2216-red-alert-aerial-g" text:style-name="Internet_20_link" text:visited-style-name="Visited_20_Internet_20_Link">
https://liveuamap.com/en/2023/08-may-zaporizka-oblast2216-red-alert-aerial-g</text:a>
</text:p>
      <text:p text:style-name="P4">
News Source: <text:a xlink:type="simple" xlink:href="https://t.me/air_alert_ua/44812" text:style-name="Internet_20_link" text:visited-style-name="Visited_20_Internet_20_Link">
https://t.me/air_alert_ua/44812</text:a>
</text:p>
      <!--NEWS-->
      <text:h text:style-name="P10" text:outline-level="1">
<text:span text:style-name="T4">
In the Nikolaev region, a book of writer Sizonenko was found under the rubble of a broken school</text:span>
</text:h>
      <text:p text:style-name="P4">
Authors: Ukrinform (Person)</text:p>
      <text:p text:style-name="P4">
Publisher: Укринформ (Organization)</text:p>
      <text:p text:style-name="P4">
Published Time: 2023-05-08T16:23:00+03:00</text:p>
      <text:p text:style-name="P4">
Modified Time: 2023-05-08T16:23:00+03:00</text:p>
      <text:p text:style-name="P4">
Description: The sappers from the city of Bashtanka in Mykolaiv region at the exchanging of a scripted school in Kherson region pulled a four-volume of their countryman, the famous Ukrainian writer Alexander Sizonenko and transferred it to the museum. - Ukrinform.</text:p>
      <text:p text:style-name="P4">
Images: ["<text:a xlink:type="simple" xlink:href="https://static.ukrinform.com/photos/2023_05/thumb_files/630_360_1683552584-274.jpg" text:style-name="Internet_20_link" text:visited-style-name="Visited_20_Internet_20_Link">
630_360_16835...</text:a>
", "<text:a xlink:type="simple" xlink:href="https://static.ukrinform.com/photos/2023_05/1683552007-810.jpg" text:style-name="Internet_20_link" text:visited-style-name="Visited_20_Internet_20_Link">
1683552007-81...</text:a>
"]</text:p>
      <text:p text:style-name="P4">
Tags: ['Книги', 'Миколаївщина', 'Школа', 'Письменник', 'Війна з росією']</text:p>
      <text:p text:style-name="P4">
Type: Article</text:p>
      <!--METADATA-->
      <text:p text:style-name="P4">
<draw:frame draw:style-name="fr1" draw:name="Image119" text:anchor-type="as-char" svg:width="6.9236in" svg:height="3.956343in" draw:z-index="0">
<draw:image xlink:href="../Images/yкринформ/2023-05-08T16-23-00-03-00/630_360_1683552584-274.jpg" xlink:type="simple" xlink:show="embed" xlink:actuate="onLoad" draw:mime-type="image/jpeg"/>
</draw:frame>
Bashtanka content sappers in the Nikolaev area at the exchanging of the ripe Russian school Kherson region pulled out of the rubble four-volume of their countryman, the famous Ukrainian writer Alexander Sizonenko and transferred it to the museum.</text:p>
      <text:p text:style-name="P4">
Oleg Trebukh, director of the Bashtansky Muscle Music, told the Ukrinform correspondent.</text:p>
      <text:p text:style-name="P4">
<draw:frame draw:style-name="fr1" draw:name="Image120" text:anchor-type="as-char" svg:width="6.9236in" svg:height="4.872163in" draw:z-index="0">
<draw:image xlink:href="../Images/yкринформ/2023-05-08T16-23-00-03-00/1683552007-810.jpg" xlink:type="simple" xlink:show="embed" xlink:actuate="onLoad" draw:mime-type="image/jpeg"/>
</draw:frame>
<text:span text:style-name="T5">
Foto: Bashtansky Museum</text:span>
</text:p>
      <text:p text:style-name="P4">
«Sergey Koryak and Mykola Panteleychuk are residents of Bashtanka. They went to the TRI from the first days, they worked with sappers, and marked the March 2022. Recently worked in Kherson region. There, the midwinds of one of the schools destroyed by the schools, found books of our famous land, Ukrainian writer Alexander Sizonenko. They decided to keep the books and transfer to the Bashtan Museum, ”the Rebukh said.</text:p>
      <text:p text:style-name="P4">
According to him, now four -volume and <text:a xlink:type="simple" xlink:href="https://www.facebook.com/100017252169106/videos/1907662292918930/" text:style-name="Internet_20_link" text:visited-style-name="Visited_20_Internet_20_Link">
</text:a>
 <text:a xlink:type="simple" xlink:href="https://www.facebook.com/100017252169106/videos/1907662292918930/" text:style-name="Internet_20_link" text:visited-style-name="Visited_20_Internet_20_Link">
</text:a>
 <text:a xlink:type="simple" xlink:href="https://www.facebook.com/100017252169106/videos/1907662292918930/" text:style-name="Internet_20_link" text:visited-style-name="Visited_20_Internet_20_Link">
</text:a>
At which the moment was recorded during which the sappers found <text:a xlink:type="simple" xlink:href="https://www.ukrinform.ua/tag-kniga" text:style-name="Internet_20_link" text:visited-style-name="Visited_20_Internet_20_Link">
</text:a>
, will occupy the honorary place of vexation of the Russian-Ukrainian war.</text:p>
      <text:p text:style-name="P4">
<text:span text:style-name="T4">
 Read also: </text:span>
 <text:a xlink:type="simple" xlink:href="https://www.ukrinform.ua/rubric-culture/3704923-literaturna-premia-zolota-veza-u-vinnici-vze-prijmae-zaavki.html" text:style-name="Internet_20_link" text:visited-style-name="Visited_20_Internet_20_Link">
</text:a>
Oleksandr Sizonenko is a Ukrainian prose writer, publicist, essayist, screenwriter. The work that brought him literary recognition was the novel "ships" about the life of a large shipbuilding plant</text:p>
      <text:p text:style-name="P4">
For the epic trilogy "Step", "Autumn", "Purpose" Sizonenko in 1984 was built by the State Prize of the Ukrainian SSR. T. Shevchenko.</text:p>
      <text:p text:style-name="P4">
News Source: <text:a xlink:type="simple" xlink:href="https://www.ukrinform.ua/rubric-regions/3706373-na-mikolaivsini-pid-zavalami-rozbomblenoi-skoli-znajsli-knigi-pismennika-sizonenka.html" text:style-name="Internet_20_link" text:visited-style-name="Visited_20_Internet_20_Link">
https://www.ukrinform.ua/rubric-regions/3706373-na-mikolaivsini-pid-zavalami-rozbomblenoi-skoli-znajsli-knigi-pismennika-sizonenka.html</text:a>
</text:p>
      <!--NEWS-->
      <text:h text:style-name="P10" text:outline-level="1">
<text:span text:style-name="T4">
Shelling reported in Valuyki district of Belgorod region. Air defense reportedly shot aerial ...</text:span>
</text:h>
      <text:p text:style-name="P4">
Authors: liveuamap (Language: en)</text:p>
      <text:p text:style-name="P4">
Time: 2023-05-08T16:30:54</text:p>
      <text:p text:style-name="P4">
Location: Belgorodskaya oblast' (Latitude:50.64832 Longtitude:38.40183)</text:p>
      <text:p text:style-name="P4">
Videos: []</text:p>
      <text:p text:style-name="P4">
Images: []</text:p>
      <text:p text:style-name="P4">
Tags: ["Central and Eastern Europe", "Russia"]</text:p>
      <text:p text:style-name="P4">
Id: 22561393</text:p>
      <!--METADATA-->
      <text:p text:style-name="P4">
Shelling reported in Valuyki district of Belgorod region. Air defensereportedly shot aerial target over Valuyki town</text:p>
      <text:p text:style-name="P4">
News Collection Link: <text:a xlink:type="simple" xlink:href="https://liveuamap.com/en/2023/8-may-shelling-reported-in-valuyki-district-of-belgorod-region" text:style-name="Internet_20_link" text:visited-style-name="Visited_20_Internet_20_Link">
https://liveuamap.com/en/2023/8-may-shelling-reported-in-valuyki-district-of-belgorod-region</text:a>
</text:p>
      <text:p text:style-name="P4">
News Source: <text:a xlink:type="simple" xlink:href="https://t.me/bbbreaking/154888" text:style-name="Internet_20_link" text:visited-style-name="Visited_20_Internet_20_Link">
https://t.me/bbbreaking/154888</text:a>
</text:p>
      <!--NEWS-->
      <text:h text:style-name="P10" text:outline-level="1">
<text:span text:style-name="T4">
Photo: debris of a missile shot down over Valuyki district of Belgorod region</text:span>
</text:h>
      <text:p text:style-name="P4">
Authors: liveuamap (Language: en)</text:p>
      <text:p text:style-name="P4">
Time: 2023-05-08T16:33:34</text:p>
      <text:p text:style-name="P4">
Location: Bilhorod region (Latitude:50.21217 Longtitude:38.06952)</text:p>
      <text:p text:style-name="P4">
Videos: []</text:p>
      <text:p text:style-name="P4">
Images: ["<text:a xlink:type="simple" xlink:href="https://liveuamap.com/pics/2023/05/08/22561395_0.jpg" text:style-name="Internet_20_link" text:visited-style-name="Visited_20_Internet_20_Link">
22561395_0.jpg</text:a>
"]</text:p>
      <text:p text:style-name="P4">
Tags: ["Russia", "Central and Eastern Europe"]</text:p>
      <text:p text:style-name="P4">
Id: 22561395</text:p>
      <!--METADATA-->
      <text:p text:style-name="P4">
Photo: debris of a missile shot down over Valuyki district of Belgorod region</text:p>
      <text:p text:style-name="P4">
<draw:frame draw:style-name="fr1" draw:name="Image121" text:anchor-type="as-char" svg:width="6.9236in" svg:height="8.668044in" draw:z-index="0">
<draw:image xlink:href="../Images/liveuamap/2023-05-08T16-33-34/22561395_0.jpg" xlink:type="simple" xlink:show="embed" xlink:actuate="onLoad" draw:mime-type="image/jpeg"/>
</draw:frame>
News Collection Link: <text:a xlink:type="simple" xlink:href="https://liveuamap.com/en/2023/8-may-photo-debris-of-a-missile-shot-down-over-valuyki-district" text:style-name="Internet_20_link" text:visited-style-name="Visited_20_Internet_20_Link">
https://liveuamap.com/en/2023/8-may-photo-debris-of-a-missile-shot-down-over-valuyki-district</text:a>
</text:p>
      <text:p text:style-name="P4">
News Source: <text:a xlink:type="simple" xlink:href="https://t.me/belgorod_informant/4032" text:style-name="Internet_20_link" text:visited-style-name="Visited_20_Internet_20_Link">
https://t.me/belgorod_informant/4032</text:a>
</text:p>
      <!--NEWS-->
      <text:h text:style-name="P10" text:outline-level="1">
<text:span text:style-name="T4">
In Ukraine tomorrow up to +17 °, but in some places - night frosts</text:span>
</text:h>
      <text:p text:style-name="P4">
Authors: Ukrinform (Person)</text:p>
      <text:p text:style-name="P4">
Publisher: Укринформ (Organization)</text:p>
      <text:p text:style-name="P4">
Published Time: 2023-05-08T16:36:00+03:00</text:p>
      <text:p text:style-name="P4">
Modified Time: 2023-05-08T16:36:00+03:00</text:p>
      <text:p text:style-name="P4">
Description: In Ukraine on Tuesday significant rainfall is not forecast, at night 1-6 ° heat, in the northern and most western regions on the soil surface 0-5 °, temperature in the south of the country is 4-9 ° heat; In the afternoon in Ukraine 9-14 °. - Ukrinform.</text:p>
      <text:p text:style-name="P4">
Images: ["<text:a xlink:type="simple" xlink:href="https://static.ukrinform.com/photos/2020_11/thumb_files/630_360_1606548494-387.jpg" text:style-name="Internet_20_link" text:visited-style-name="Visited_20_Internet_20_Link">
630_360_16065...</text:a>
"]</text:p>
      <text:p text:style-name="P4">
Tags: ['Дощ', 'Погода', 'Заморозки']</text:p>
      <text:p text:style-name="P4">
Type: Article</text:p>
      <!--METADATA-->
      <text:p text:style-name="P4">
<draw:frame draw:style-name="fr1" draw:name="Image122" text:anchor-type="as-char" svg:width="6.9236in" svg:height="3.956343in" draw:z-index="0">
<draw:image xlink:href="../Images/yкринформ/2023-05-08T16-36-00-03-00/630_360_1606548494-387.jpg" xlink:type="simple" xlink:show="embed" xlink:actuate="onLoad" draw:mime-type="image/jpeg"/>
</draw:frame>
In Ukraine Tuesday, significant precipitation is not predicted, at night 1-6 ° heat, the copies and most western regions on the surface of the soil are expected to mammrate 0-5 °, the temperature in the south of the country is 4-9 ° heat; In the afternoon in Ukraine9-14 °.</text:p>
      <text:p text:style-name="P4">
Ukrinform was reported at the Ukrainian Hydrometeorological Center.</text:p>
      <text:p text:style-name="P4">
"In the southern part, the eastern and Dnipropetrovsk regions are short -term <text:a xlink:type="simple" xlink:href="https://www.ukrinform.ua/tag-dos" text:style-name="Internet_20_link" text:visited-style-name="Visited_20_Internet_20_Link">
</text:a>
; In the rest of the territory without significant rainfall. Temperature at night 1-6 ° heat, in the northern tablest western regions on the surface of the soil of frost 0-5 °, the temperature of semicircular countries 4-9 ° heat; In the afternoon in Ukraine 9-14 °, in Transcarpathia up to 17 °. Carpathian highlands of light wet snow; The temperature during the day is 0-5 ° heat, ”the message reads.</text:p>
      <text:p text:style-name="P4">
In Kiev and the region on May 9 without significant rainfall. Wind northeast, 5-10m/s. In the capital, the temperature at night is 4-6 ° heat, in the afternoon 11-13 °; in Kyiv region at night 1-6 ° heat, on the surface of the soil of frost 0-5 °; Temperature in the afternoon 9-14 ° heat.</text:p>
      <text:p text:style-name="P4">
Forecasters are predicted in the eastern, May 10 in the afternoon and southern part of the table of the central regions, on May 11 in the afternoon on the Left Bank small -scale rains; in the rest of the territory without significant rainfall. The wind is predominant-east, 5-10 m/s. Temperature at night 1-6 ° of heat, in the western, Zhytomyr and Vinnytsia regions in the air severe frosts 0-5 °, UKIVSKY, Chernihiv, Cherkasy, Kirovograss, Odessa Tamikolaevsk regions on the surface of the soil of frost 0-5 °; Temperature in the day 10-15 °(In Transcarpathia 15-20 °), May 11 12-17 °(In Transcarpathia, the Carpathian Carpathian Tamysites 18-23 °); On the highlands of the Carpathians at night 0-5 ° frost, in the afternoon 2-7 ° heat.</text:p>
      <text:p text:style-name="P4">
<text:span text:style-name="T4">
 Read also: </text:span>
 <text:a xlink:type="simple" xlink:href="https://www.ukrinform.ua/rubric-world/3705983-v-azii-fiksuut-novi-temperaturni-rekordi-na-tli-zmini-klimatu.html" text:style-name="Internet_20_link" text:visited-style-name="Visited_20_Internet_20_Link">
</text:a>
In Kiev and the region on May 10-11 without significant rainfall. The wind is mainly northeast, 5-10 m/s. In the capital the temperature at night 3-5 ° heat; during the day on May 1013-15 ° C, May 11 15-17 °; in Kyiv region at night 1-6 ° heat, on the surface of the frost 0-5 °; Temperature in the afternoon 10-15 ° heat, May 1112-17 °.<text:span text:style-name="T4">
 Read also: </text:span>
 <text:a xlink:type="simple" xlink:href="https://www.ukrinform.ua/rubric-kyiv/3690951-u-stolici-v-berezni-zafiksuvali-sist-temperaturnih-rekordiv.html" text:style-name="Internet_20_link" text:visited-style-name="Visited_20_Internet_20_Link">
<text:span text:style-name="T4">
 temperature </text:span>
</text:a>
In Kiev, May 12-13, precipitation is not forecast, only during the afternoon on May 13, the looted short-term rain, some thunderstorms. In the capital, the temperature on May 12 is 4-6 °, in the afternoon 16-18 °, May 13 at night 6-8 °, in the afternoon 18-20 °; in the Kyiv region 12-day at night 2-7 °, in the afternoon 14-19 °; May 13 at night 4-9 °, in the afternoon 16-21 °.</text:p>
      <text:p text:style-name="P4">
News Source: <text:a xlink:type="simple" xlink:href="https://www.ukrinform.ua/rubric-regions/3706325-v-ukraini-zavtra-do-17-ale-podekudi-nicni-zamorozki.html" text:style-name="Internet_20_link" text:visited-style-name="Visited_20_Internet_20_Link">
https://www.ukrinform.ua/rubric-regions/3706325-v-ukraini-zavtra-do-17-ale-podekudi-nicni-zamorozki.html</text:a>
</text:p>
      <!--NEWS-->
      <text:h text:style-name="P10" text:outline-level="1">
<text:span text:style-name="T4">
Sweden expects to become a member of NATO in Vilnius Summit - Minister of Defense</text:span>
</text:h>
      <text:p text:style-name="P4">
Authors: Ukrinform (Person)</text:p>
      <text:p text:style-name="P4">
Publisher: Укринформ (Organization)</text:p>
      <text:p text:style-name="P4">
Published Time: 2023-05-08T16:37:11+03:00</text:p>
      <text:p text:style-name="P4">
Modified Time: 2023-05-08T16:37:11+03:00</text:p>
      <text:p text:style-name="P4">
Description: The Swedish government hopes that the country will officially become part of NATO's summit in Vilnius, which will take place on July 11-12. - Ukrinform.</text:p>
      <text:p text:style-name="P4">
Images: ["<text:a xlink:type="simple" xlink:href="https://static.ukrinform.com/photos/2023_03/thumb_files/630_360_1678904013-608.jpg" text:style-name="Internet_20_link" text:visited-style-name="Visited_20_Internet_20_Link">
630_360_16789...</text:a>
"]</text:p>
      <text:p text:style-name="P4">
Tags: ['НАТО', 'Оборона', 'Швеція']</text:p>
      <text:p text:style-name="P4">
Type: Article</text:p>
      <!--METADATA-->
      <text:p text:style-name="P4">
<draw:frame draw:style-name="fr1" draw:name="Image123" text:anchor-type="as-char" svg:width="6.9236in" svg:height="3.956343in" draw:z-index="0">
<draw:image xlink:href="../Images/yкринформ/2023-05-08T16-37-11-03-00/630_360_1678904013-608.jpg" xlink:type="simple" xlink:show="embed" xlink:actuate="onLoad" draw:mime-type="image/jpeg"/>
</draw:frame>
The government hopes that the country will officially become part of NATO's summit Vilnius, which will take place on July 11-12.</text:p>
      <text:p text:style-name="P4">
This was stated by Sweden Defense Minister Paul Jonson in an interview <text:a xlink:type="simple" xlink:href="http://news.err.ee/1608970798/swedish-defense-minister-sweden-should-have-joined-nato-decades-ago" text:style-name="Internet_20_link" text:visited-style-name="Visited_20_Internet_20_Link">
</text:a>
, reports Ukrinform.</text:p>
      <text:p text:style-name="P4">
"We want to join NATO in Vilnius Summit on July 11-12," - said the official.</text:p>
      <text:p text:style-name="P4">
Asked whether Finland had previously reached NATO, the Minister of Defense expressed his opinion that Finland's membership of Finland Valiance was good for Sweden's security.</text:p>
      <text:p text:style-name="P4">
According to Jonson, Stockholm understood that Turkey with Sweden more than with Finland. But now the country has taken a number of steps provided for by the Tripartite Memorandum, in particular, it has made changes to the legislation to combat terrorism.</text:p>
      <text:p text:style-name="P4">
The Minister stressed that it is important for Sweden to join as soon(https://www.ukrinform.ua/tag-nato), Leugorchyna and Turkey make their own decisions.</text:p>
      <text:p text:style-name="P4">
<text:span text:style-name="T4">
 Read also: </text:span>
 <text:a xlink:type="simple" xlink:href="https://www.ukrinform.ua/rubric-polytics/3700473-lipnevij-samit-nato-povinen-predstaviti-grafik-vstupu-ukraini-v-alans-dmitro-kuleba.html" text:style-name="Internet_20_link" text:visited-style-name="Visited_20_Internet_20_Link">
</text:a>
Jonson also stressed that all countries in Northern Europe are devoted to Ukraine's support. The total value of the military property they have now sent in Ukraine is about 4.4 billion euros.</text:p>
      <text:p text:style-name="P4">
As it was reported, after the start of a full -scale Russian invasion of in Ukraine, neutral Sweden and Finland have applied for NATO accession. During the Smaddrid summit in June 2022, the countries were invited to join the Alliance from all 30 members. At the same time, Madrid was signed a trilateral memahonate, which reflected Turkey's concern for the fight against Finland and Sweden's terrorism.</text:p>
      <text:p text:style-name="P4">
<text:span text:style-name="T4">
 Read also: </text:span>
 <text:a xlink:type="simple" xlink:href="https://www.ukrinform.ua/rubric-polytics/3706267-formuetsa-koalicia-krain-dla-pidtrimki-evroatlanticnoi-integracii-ukraini-kornienko.html" text:style-name="Internet_20_link" text:visited-style-name="Visited_20_Internet_20_Link">
</text:a>
The Foreign Minister of Sweden Tobias Bias stated that the country had made all the truthful memorandum, which was signed with Turkey and Finland during the NATO last year's summit in Madrid, and counts on the rapid ratification of the protocol about NATO's entry into Turkey.</text:p>
      <text:p text:style-name="P4">
News Source: <text:a xlink:type="simple" xlink:href="https://www.ukrinform.ua/rubric-world/3706377-svecia-rozrahovue-stati-clenom-nato-do-vilnuskogo-samitu-ministr-oboroni.html" text:style-name="Internet_20_link" text:visited-style-name="Visited_20_Internet_20_Link">
https://www.ukrinform.ua/rubric-world/3706377-svecia-rozrahovue-stati-clenom-nato-do-vilnuskogo-samitu-ministr-oboroni.html</text:a>
</text:p>
      <!--NEWS-->
      <text:h text:style-name="P10" text:outline-level="1">
<text:span text:style-name="T4">
Tvorchi supported the collection of ₴ 10 million on the rescue of premature birth children</text:span>
</text:h>
      <text:p text:style-name="P4">
Authors: Ukrinform (Person)</text:p>
      <text:p text:style-name="P4">
Publisher: Укринформ (Organization)</text:p>
      <text:p text:style-name="P4">
Published Time: 2023-05-08T16:38:00+03:00</text:p>
      <text:p text:style-name="P4">
Modified Time: 2023-05-08T16:38:00+03:00</text:p>
      <text:p text:style-name="P4">
Description: The band TVORCHI, which this year represents Ukraine at Eurovision, supported the collection of premature Ukrainian children at the opening ceremony of the competition. - Ukrinform.</text:p>
      <text:p text:style-name="P4">
Images: ["<text:a xlink:type="simple" xlink:href="https://static.ukrinform.com/photos/2023_05/thumb_files/630_360_1683552805-400.jpg" text:style-name="Internet_20_link" text:visited-style-name="Visited_20_Internet_20_Link">
630_360_16835...</text:a>
", "<text:a xlink:type="simple" xlink:href="https://static.ukrinform.com/photos/2023_05/1683552804-288.jpg" text:style-name="Internet_20_link" text:visited-style-name="Visited_20_Internet_20_Link">
1683552804-28...</text:a>
"]</text:p>
      <text:p text:style-name="P4">
Tags: ['Діти', 'Євробачення', 'Благодійність', 'Tvorchi']</text:p>
      <text:p text:style-name="P4">
Type: Article</text:p>
      <!--METADATA-->
      <text:p text:style-name="P4">
<draw:frame draw:style-name="fr1" draw:name="Image124" text:anchor-type="as-char" svg:width="6.9236in" svg:height="3.956343in" draw:z-index="0">
<draw:image xlink:href="../Images/yкринформ/2023-05-08T16-38-00-03-00/630_360_1683552805-400.jpg" xlink:type="simple" xlink:show="embed" xlink:actuate="onLoad" draw:mime-type="image/jpeg"/>
</draw:frame>
GrontVorchi, which this year represents Ukraine at Eurovision, supported the rescue of premature Ukrainian children at the ceremony of the competition.</text:p>
      <text:p text:style-name="P4">
About it reports <text:a xlink:type="simple" xlink:href="https://suspilne.media/amp/468977-tvorchi-vijsli-na-biruzovij-hidnik-evrobacenna-u-kostumah-z-imenami-peredcasno-narodzenih-ukrainskih-ditej/" text:style-name="Internet_20_link" text:visited-style-name="Visited_20_Internet_20_Link">
</text:a>
, reports Ukrinform.</text:p>
      <text:p text:style-name="P4">
As it is noted, the musicians went to the turquoise sidewalk in costumes that include the names and weight of premature births <text:a xlink:type="simple" xlink:href="https://www.ukrinform.ua/tag-diti" text:style-name="Internet_20_link" text:visited-style-name="Visited_20_Internet_20_Link">
</text:a>
during a full -scale invasion.</text:p>
      <text:p text:style-name="P4">
"The group aims to use the" indifferent people to the people of children, "to attract Ukrainian and international support at the Eurovision competition for the purchase of 10 million UAH for the purchase of 10 incubators to save premature children," the statement reads.</text:p>
      <text:p text:style-name="P4">
<draw:frame draw:style-name="fr1" draw:name="Image125" text:anchor-type="as-char" svg:width="6.9236in" svg:height="3.659617in" draw:z-index="0">
<draw:image xlink:href="../Images/yкринформ/2023-05-08T16-38-00-03-00/1683552804-288.jpg" xlink:type="simple" xlink:show="embed" xlink:actuate="onLoad" draw:mime-type="image/jpeg"/>
</draw:frame>
The vocalist of the band Jeffrey Kenny noted that the victory on Eurovision is now a priority.</text:p>
      <text:p text:style-name="P4">
"The most important thing is to win the war with Russia. We do our best, and I will be in a way that every Ukrainian or Ukrainian also makes every effort to come faster," he said.</text:p>
      <text:p text:style-name="P4">
His partner Andriy Gutsulyak added that it is important for the duo to speak well, to represent the country.</text:p>
      <text:p text:style-name="P4">
"We are already showing something new from Ukraine - electronic music. I think it is that it is a variety of Ukraine and the people who live in it," he said.</text:p>
      <text:p text:style-name="P4">
<text:span text:style-name="T4">
 Read also: </text:span>
 <text:a xlink:type="simple" xlink:href="https://www.ukrinform.ua/rubric-culture/3704626-u-liverpuli-vidkrili-mural-z-dopovnenou-realnist-ta-muzikou-gurtu-tvorchi.html" text:style-name="Internet_20_link" text:visited-style-name="Visited_20_Internet_20_Link">
<text:span text:style-name="T4">
 TVORCHI </text:span>
</text:a>
As reported by Ukrinform, the Song Contest "Eurovision-2023" is held by Uliverpool, after Ukraine, which won the competition in 2022 by the Sentestry of the Stefania band Kalush Orchestra, could not meet the requirements for the competition due to security.</text:p>
      <text:p text:style-name="P4">
The semifinals of the competition will take place on May 9 and 11, the final - May 13.</text:p>
      <text:p text:style-name="P4">
Ukraine is represented in the competition by TVORCHI with a song of Heart of Steel.</text:p>
      <text:p text:style-name="P4">
<text:span text:style-name="T5">
Foto: anthony devlin / getty images / Suspilne.media</text:span>
</text:p>
      <text:p text:style-name="P4">
News Source: <text:a xlink:type="simple" xlink:href="https://www.ukrinform.ua/rubric-culture/3706379-tvorchi-pidtrimali-zbir-10-miljoniv-na-poratunok-peredcasno-narodzenih-ditej.html" text:style-name="Internet_20_link" text:visited-style-name="Visited_20_Internet_20_Link">
https://www.ukrinform.ua/rubric-culture/3706379-tvorchi-pidtrimali-zbir-10-miljoniv-na-poratunok-peredcasno-narodzenih-ditej.html</text:a>
</text:p>
      <!--NEWS-->
      <text:h text:style-name="P10" text:outline-level="1">
<text:span text:style-name="T4">
The movie "Do you love me?" won the Off Camera Festival in Poland</text:span>
</text:h>
      <text:p text:style-name="P4">
Authors: Ukrinform (Person)</text:p>
      <text:p text:style-name="P4">
Publisher: Укринформ (Organization)</text:p>
      <text:p text:style-name="P4">
Published Time: 2023-05-08T16:40:00+03:00</text:p>
      <text:p text:style-name="P4">
Modified Time: 2023-05-08T16:40:00+03:00</text:p>
      <text:p text:style-name="P4">
Description: Ukrainian-Swedish ribbon "Do you love me?" Tony Noyabryova and Ukrainian-Polish film "Dad" Anna Malizevskaya received awards of the Festival of Independent Cinema Off Casera in Poland. - Ukrinform.</text:p>
      <text:p text:style-name="P4">
Images: ["<text:a xlink:type="simple" xlink:href="https://static.ukrinform.com/photos/2022_08/thumb_files/630_360_1659841197-605.jpg" text:style-name="Internet_20_link" text:visited-style-name="Visited_20_Internet_20_Link">
630_360_16598...</text:a>
"]</text:p>
      <text:p text:style-name="P4">
Tags: ['Польща', 'Україна', 'Кінофестиваль', 'Короткометражне кіно']</text:p>
      <text:p text:style-name="P4">
Type: Article</text:p>
      <!--METADATA-->
      <text:p text:style-name="P4">
<draw:frame draw:style-name="fr1" draw:name="Image126" text:anchor-type="as-char" svg:width="6.9236in" svg:height="3.956343in" draw:z-index="0">
<draw:image xlink:href="../Images/yкринформ/2023-05-08T16-40-00-03-00/630_360_1659841197-605.jpg" xlink:type="simple" xlink:show="embed" xlink:actuate="onLoad" draw:mime-type="image/jpeg"/>
</draw:frame>
Ukrainian-Swedish ribbon "Do you love me?" Tony Noyabryova and Ukrainian-Polish film "Dad" Anna Malizevskaya received awards of the Festival Fine Off Casera in Poland.</text:p>
      <text:p text:style-name="P4">
The State Service of Derzhkino in [] informs about it(https://www.facebook.com/ukrainefilmagency/posts/pfbid07VA8ECUBQ3H1LukHGz1wgU7jHY1bbxEYn1YRVoiZafiGAWBbSZV9EgSvBiPrGDRwl), reports Ukrinform.</text:p>
      <text:p text:style-name="P4">
“Playing full -length <text:a xlink:type="simple" xlink:href="https://www.ukrinform.ua/tag-kino" text:style-name="Internet_20_link" text:visited-style-name="Visited_20_Internet_20_Link">
</text:a>
Do you love me?("You love Me?" - Ed.)Tony Noyabryova's directors received a prize for the best dramatic competition of the Off Camera Festival in Krakow. Anna Malyzhevskaya was called the best Polish film, the acting award was also presented by Eric Lubos, who was awarded in the movie.</text:p>
      <text:p text:style-name="P4">
It is noted that both tapes are sore Family Production and removed incopying with the support of Derzhkino: "Dad" - in conjunction with Poland, "Do you me?" - together with Sweden.</text:p>
      <text:p text:style-name="P4">
At the same time, Derzhkino reminds that the movie "Do you love me?" She tells the proceedings that unfolds on the eve of the fall of the USSR: 17-year-old Kira becomes a staff of parents' divorce, the disintegration of one country and the birth of another.</text:p>
      <text:p text:style-name="P4">
<text:span text:style-name="T4">
 Read also: </text:span>
 <text:a xlink:type="simple" xlink:href="https://www.ukrinform.ua/rubric-culture/3704821-kino-zaradi-peremogi-u-kvitni-vidbulisa-ponad-50-pokaziv.html" text:style-name="Internet_20_link" text:visited-style-name="Visited_20_Internet_20_Link">
<text:span text:style-name="T4">
 cinema </text:span>
</text:a>
The Dad's tape is a story about a single father Lyubosh, who works as a dealebian. When he is on the road, his daughter is looked after by a Ukrainian woman. Taii sudden death sends Michal on an unexpected journey, during which Windows is what is paternity and what is the most important in life.</text:p>
      <text:p text:style-name="P4">
As reported by Ukrinform, the world premiere of the Ukrainian movie "Do you love me?" Took place at Berlinale in Panorama, which took place from February 16 to February 26.</text:p>
      <text:p text:style-name="P4">
News Source: <text:a xlink:type="simple" xlink:href="https://www.ukrinform.ua/rubric-culture/3706378-film-ti-mene-lubis-peremig-na-festivali-off-camera-u-polsi.html" text:style-name="Internet_20_link" text:visited-style-name="Visited_20_Internet_20_Link">
https://www.ukrinform.ua/rubric-culture/3706378-film-ti-mene-lubis-peremig-na-festivali-off-camera-u-polsi.html</text:a>
</text:p>
      <!--NEWS-->
      <text:h text:style-name="P10" text:outline-level="1">
<text:span text:style-name="T4">
Borrel urged Iran to stop Moscow's support in her war against Ukraine</text:span>
</text:h>
      <text:p text:style-name="P4">
Authors: Ukrinform (Person)</text:p>
      <text:p text:style-name="P4">
Publisher: Укринформ (Organization)</text:p>
      <text:p text:style-name="P4">
Published Time: 2023-05-08T16:47:00+03:00</text:p>
      <text:p text:style-name="P4">
Modified Time: 2023-05-08T16:47:00+03:00</text:p>
      <text:p text:style-name="P4">
Description: The high representative of the European Union Josep Borrel had a telephone conversation with Iran's Foreign Minister Khosin Amir Abdollachian. - Ukrinform.</text:p>
      <text:p text:style-name="P4">
Images: ["<text:a xlink:type="simple" xlink:href="https://static.ukrinform.com/photos/2022_11/thumb_files/630_360_1667561515-584.jpg" text:style-name="Internet_20_link" text:visited-style-name="Visited_20_Internet_20_Link">
630_360_16675...</text:a>
"]</text:p>
      <text:p text:style-name="P4">
Tags: ['Євросоюз', 'Іран', 'Україна', 'Агресія РФ', 'Боррель']</text:p>
      <text:p text:style-name="P4">
Type: Article</text:p>
      <!--METADATA-->
      <text:p text:style-name="P4">
<draw:frame draw:style-name="fr1" draw:name="Image127" text:anchor-type="as-char" svg:width="6.9236in" svg:height="3.956343in" draw:z-index="0">
<draw:image xlink:href="../Images/yкринформ/2023-05-08T16-47-00-03-00/630_360_1667561515-584.jpg" xlink:type="simple" xlink:show="embed" xlink:actuate="onLoad" draw:mime-type="image/jpeg"/>
</draw:frame>
The High Representative of the European Union Josep Borrel spent a telephone conversation by a shift in Iran's foreign affairs by Hersein Amir Abdollachian.</text:p>
      <text:p text:style-name="P4">
As Ukrinform reports, Borrel wrote about it in <text:a xlink:type="simple" xlink:href="https://twitter.com/JosepBorrellF/status/1655552191510245377" text:style-name="Internet_20_link" text:visited-style-name="Visited_20_Internet_20_Link">
</text:a>
.</text:p>
      <text:p text:style-name="Quotations">

<text:p text:style-name="P4">
In call with Iranian Foreign Minister Abdollahian, I strongly condemned&gt;
 execution of Swedish-Iranian national Habib Chaab and asked Iran not to&gt;
 execute German-Iranian Jamshid Sharmahd.  &gt;
  (1/2)&gt;
&gt;
 - Josep Borrell Fontelles(@Josepborrellf) <text:a xlink:type="simple" xlink:href="https://twitter.com/JosepBorrellF/status/1655552191510245377" text:style-name="Internet_20_link" text:visited-style-name="Visited_20_Internet_20_Link">
&gt;
 </text:a>
"During a conversation with Foreign Minister, Iran Abdollachian, I resolved the execution of Sweden and Iran Habib Chaaba and asked Iran to not suffer a citizen of Germany and Iran Jamshid Charmade," - writing as Born.</text:p>

</text:p>
      <text:p text:style-name="P4">
In addition, the parties discussed the cooperation of Tehran and IAEA.</text:p>
      <text:p text:style-name="P4">
<text:span text:style-name="T4">
 Read also: </text:span>
 <text:a xlink:type="simple" xlink:href="https://www.ukrinform.ua/rubric-polytics/3705973-vijna-rosii-proti-ukraini-obednala-transatlanticnij-alans-borrel.html" text:style-name="Internet_20_link" text:visited-style-name="Visited_20_Internet_20_Link">
<text:span text:style-name="T4">
 Borrel </text:span>
</text:a>
"I noted that Iran should continue this cooperation, stop Russia's support against Ukraine and stop using EU citizens in its political interests," - said <text:a xlink:type="simple" xlink:href="https://www.ukrinform.ua/tag-zozep-borrel" text:style-name="Internet_20_link" text:visited-style-name="Visited_20_Internet_20_Link">
</text:a>
.</text:p>
      <text:p text:style-name="P4">
As it was reported, the high representative of the European Union Josep Borrel's statement of Sunday that the full -scale invasion of Russia into Ukraine is united by a pursuing alliance.</text:p>
      <text:p text:style-name="P4">
News Source: <text:a xlink:type="simple" xlink:href="https://www.ukrinform.ua/rubric-polytics/3706382-borrel-zaklikav-iran-pripiniti-pidtrimku-moskvi-v-ii-vijni-proti-ukraini.html" text:style-name="Internet_20_link" text:visited-style-name="Visited_20_Internet_20_Link">
https://www.ukrinform.ua/rubric-polytics/3706382-borrel-zaklikav-iran-pripiniti-pidtrimku-moskvi-v-ii-vijni-proti-ukraini.html</text:a>
</text:p>
      <!--NEWS-->
      <text:h text:style-name="P10" text:outline-level="1">
<text:span text:style-name="T4">
The project of the new General Plan of Nikolaev was presented in Rome</text:span>
</text:h>
      <text:p text:style-name="P4">
Authors: Ukrinform (Person)</text:p>
      <text:p text:style-name="P4">
Publisher: Укринформ (Organization)</text:p>
      <text:p text:style-name="P4">
Published Time: 2023-05-08T16:55:00+03:00</text:p>
      <text:p text:style-name="P4">
Modified Time: 2023-05-08T16:55:00+03:00</text:p>
      <text:p text:style-name="P4">
Description: In Nikolaev, with the support of the European Economic Commission, the development of a new master plan for the revival of the city continues. The project was presented at a bilateral conference for the reconstruction of Ukraine in Rome. - Ukrinform.</text:p>
      <text:p text:style-name="P4">
Images: ["<text:a xlink:type="simple" xlink:href="https://static.ukrinform.com/photos/2023_05/thumb_files/630_360_1683554201-777.jpg" text:style-name="Internet_20_link" text:visited-style-name="Visited_20_Internet_20_Link">
630_360_16835...</text:a>
", "<text:a xlink:type="simple" xlink:href="https://static.ukrinform.com/photos/2023_05/1683554201-425.jpg" text:style-name="Internet_20_link" text:visited-style-name="Visited_20_Internet_20_Link">
1683554201-42...</text:a>
", "<text:a xlink:type="simple" xlink:href="https://static.ukrinform.com/photos/2023_05/1683554201-677.jpg" text:style-name="Internet_20_link" text:visited-style-name="Visited_20_Internet_20_Link">
1683554201-67...</text:a>
"]</text:p>
      <text:p text:style-name="P4">
Tags: ['Італія', 'Миколаїв', 'Відбудова']</text:p>
      <text:p text:style-name="P4">
Type: Article</text:p>
      <!--METADATA-->
      <text:p text:style-name="P4">
<draw:frame draw:style-name="fr1" draw:name="Image128" text:anchor-type="as-char" svg:width="6.9236in" svg:height="3.956343in" draw:z-index="0">
<draw:image xlink:href="../Images/yкринформ/2023-05-08T16-55-00-03-00/630_360_1683554201-777.jpg" xlink:type="simple" xlink:show="embed" xlink:actuate="onLoad" draw:mime-type="image/jpeg"/>
</draw:frame>
With the support of the European Economic Commission of the UN Economic Commission, Mimikov is continuing the developed master plan for the revival of the city. The project was presented with an advanced conference for the reconstruction of Ukraine in Rome.</text:p>
      <text:p text:style-name="P4">
About it reports <text:a xlink:type="simple" xlink:href="https://mkrada.gov.ua/news/18548.html" text:style-name="Internet_20_link" text:visited-style-name="Visited_20_Internet_20_Link">
</text:a>
, reports Ukrinform.</text:p>
      <text:p text:style-name="P4">
"In Nikolaev with the support of the European Economic Commission of the UN continues the developed master plan, which will become the basis for revival <text:a xlink:type="simple" xlink:href="https://www.ukrinform.ua/tag-mikolaiv" text:style-name="Internet_20_link" text:visited-style-name="Visited_20_Internet_20_Link">
</text:a>
and will determine the direction of development of the city for the coming decades. The results of the team of specialists representative of the bilateral conference for the reconstruction of Ukraine, which took place in Rome, ” -goes in the message.</text:p>
      <text:p text:style-name="P4">
<draw:frame draw:style-name="fr1" draw:name="Image129" text:anchor-type="as-char" svg:width="6.9236in" svg:height="9.234352in" draw:z-index="0">
<draw:image xlink:href="../Images/yкринформ/2023-05-08T16-55-00-03-00/1683554201-425.jpg" xlink:type="simple" xlink:show="embed" xlink:actuate="onLoad" draw:mime-type="image/jpeg"/>
</draw:frame>
It is noted that Italy has officially joined the group of states that are preparing to help Ukraine in restoration. At the invitation of the Italian government in the event, projects for the restoration of Nikolaev were presented.</text:p>
      <text:p text:style-name="P4">
<draw:frame draw:style-name="fr1" draw:name="Image130" text:anchor-type="as-char" svg:width="6.9236in" svg:height="3.254092in" draw:z-index="0">
<draw:image xlink:href="../Images/yкринформ/2023-05-08T16-55-00-03-00/1683554201-677.jpg" xlink:type="simple" xlink:show="embed" xlink:actuate="onLoad" draw:mime-type="image/jpeg"/>
</draw:frame>
“The city's master plan today can be an extraordinary catalyst for reacting and determining priorities that will focus policies from the country. The better we use the existing time, we will be able to build a model of inclusive, integrated and a sustainemist, which guarantees a better future for our residents, ”said One Works Managing Fightner Julio di Carly said.</text:p>
      <text:p text:style-name="P4">
<text:span text:style-name="T4">
 Read also: </text:span>
 <text:a xlink:type="simple" xlink:href="https://www.ukrinform.ua/rubric-vidbudova/3684878-u-mikolaevi-vidnovluut-medicni-zakladi-so-postrazdali-vnaslidok-obstriliv-rosian.html" text:style-name="Internet_20_link" text:visited-style-name="Visited_20_Internet_20_Link">
</text:a>
He also noted the high level of preparation of Nikolaev in the field of digitalization. Several years ago, a geoinformation system was developed in the city, Denmark was successfully used by Italian specialists.</text:p>
      <text:p text:style-name="P4">
According to Julio di Carly, Mykolaiv can become an ideal model of reconstruction “better than it” and infrastructure development, which will then spread in other Ukrainian and European cities.</text:p>
      <text:p text:style-name="P4">
As it was reported, the Italian Architectural Company One Works jointly develops the new General Plastnist of Nikolaev jointly.</text:p>
      <text:p text:style-name="P4">
<text:span text:style-name="T5">
Foto: mkrada.gov.ua</text:span>
</text:p>
      <text:p text:style-name="P4">
News Source: <text:a xlink:type="simple" xlink:href="https://www.ukrinform.ua/rubric-vidbudova/3706387-proekt-novogo-genplanu-mikolaeva-prezentuvali-u-rimi.html" text:style-name="Internet_20_link" text:visited-style-name="Visited_20_Internet_20_Link">
https://www.ukrinform.ua/rubric-vidbudova/3706387-proekt-novogo-genplanu-mikolaeva-prezentuvali-u-rimi.html</text:a>
</text:p>
      <!--NEWS-->
      <text:h text:style-name="P10" text:outline-level="1">
<text:span text:style-name="T4">
UPL: Kolos won "Heather" and "Movement" overcame "Ingulets"</text:span>
</text:h>
      <text:p text:style-name="P4">
Authors: Ukrinform (Person)</text:p>
      <text:p text:style-name="P4">
Publisher: Укринформ (Organization)</text:p>
      <text:p text:style-name="P4">
Published Time: 2023-05-08T16:57:22+03:00</text:p>
      <text:p text:style-name="P4">
Modified Time: 2023-05-08T16:57:22+03:00</text:p>
      <text:p text:style-name="P4">
Description: The results of matches. - Ukrinform.</text:p>
      <text:p text:style-name="P4">
Images: ["<text:a xlink:type="simple" xlink:href="https://static.ukrinform.com/photos/2023_05/thumb_files/630_360_1683553996-783.jpg" text:style-name="Internet_20_link" text:visited-style-name="Visited_20_Internet_20_Link">
630_360_16835...</text:a>
"]</text:p>
      <text:p text:style-name="P4">
Tags: ['Футбол', 'Верес', 'Інгулець', 'Колос Ковалівка', 'Рух Львів']</text:p>
      <text:p text:style-name="P4">
Type: Article</text:p>
      <!--METADATA-->
      <text:p text:style-name="P4">
<draw:frame draw:style-name="fr1" draw:name="Image131" text:anchor-type="as-char" svg:width="6.9236in" svg:height="3.956343in" draw:z-index="0">
<draw:image xlink:href="../Images/yкринформ/2023-05-08T16-57-22-03-00/630_360_1683553996-783.jpg" xlink:type="simple" xlink:show="embed" xlink:actuate="onLoad" draw:mime-type="image/jpeg"/>
</draw:frame>
Results.</text:p>
      <text:p text:style-name="P4">
Kolos minimally beat Heather in the match of the 25th round of the Ukrainian Premier League, Ukrinform reports.</text:p>
      <text:p text:style-name="P4">
The only goal in the match, more precisely, the Auto -Gol, on the account of Denis Balan.</text:p>
      <text:p text:style-name="P4">
This victory transfers the Kolos to the sixth place of UPL, they have 33 points, "Heather" goes13, with 24 points in their asset.</text:p>
      <text:p text:style-name="P4">
In the parallel match, the Movement defeated Ingulets - 3: 0. Karabin, Runich and Klimchuk were given effective blows.</text:p>
      <text:p text:style-name="P4">
"Ingulets" ranks tenth in UPL, they have 27 points, "Movement" - the fourteenth, having 24 points in their asset.</text:p>
      <text:p text:style-name="P4">
<text:span text:style-name="T4">
 Read also: </text:span>
 <text:a xlink:type="simple" xlink:href="https://www.ukrinform.ua/rubric-sports/3706358-upl-minaj-peremig-vorsklu.html" text:style-name="Internet_20_link" text:visited-style-name="Visited_20_Internet_20_Link">
<text:span text:style-name="T4">
 Minaj </text:span>
</text:a>
As reported by Ukrinform, today, on May 8, the UPL will take place another match, Zorya will host Metalist 1925, the beginning of the meeting at 17:00.</text:p>
      <text:p text:style-name="P4">
Photo: upl.ua</text:p>
      <text:p text:style-name="P4">
News Source: <text:a xlink:type="simple" xlink:href="https://www.ukrinform.ua/rubric-sports/3706386-upl-kolos-peremig-veres-a-ruh-zdolav-ingulec.html" text:style-name="Internet_20_link" text:visited-style-name="Visited_20_Internet_20_Link">
https://www.ukrinform.ua/rubric-sports/3706386-upl-kolos-peremig-veres-a-ruh-zdolav-ingulec.html</text:a>
</text:p>
      <!--NEWS-->
      <text:h text:style-name="P10" text:outline-level="1">
<text:span text:style-name="T4">
Two Cherkasy Law enforcement officers are suspected of rape a 17-year-old girl</text:span>
</text:h>
      <text:p text:style-name="P4">
Authors: Ukrinform (Person)</text:p>
      <text:p text:style-name="P4">
Publisher: Укринформ (Organization)</text:p>
      <text:p text:style-name="P4">
Published Time: 2023-05-08T16:58:59+03:00</text:p>
      <text:p text:style-name="P4">
Modified Time: 2023-05-08T16:58:59+03:00</text:p>
      <text:p text:style-name="P4">
Description: Employees of the State Bureau of Investigation reported suspicion of a group rape of a 17-year-old girl to two law enforcement officers and their accomplice. - Ukrinform.</text:p>
      <text:p text:style-name="P4">
Images: ["<text:a xlink:type="simple" xlink:href="https://static.ukrinform.com/photos/2016_01/thumb_files/630_360_1452272735-1604-naruchniki.jpg" text:style-name="Internet_20_link" text:visited-style-name="Visited_20_Internet_20_Link">
630_360_14522...</text:a>
", "<text:a xlink:type="simple" xlink:href="https://static.ukrinform.com/photos/2023_05/1683554155-966.jpg" text:style-name="Internet_20_link" text:visited-style-name="Visited_20_Internet_20_Link">
1683554155-96...</text:a>
"]</text:p>
      <text:p text:style-name="P4">
Tags: ['Поліція', 'Держбюро розслідувань', 'Черкаси', 'Згвалтування']</text:p>
      <text:p text:style-name="P4">
Type: Article</text:p>
      <!--METADATA-->
      <text:p text:style-name="P4">
<draw:frame draw:style-name="fr1" draw:name="Image132" text:anchor-type="as-char" svg:width="6.9236in" svg:height="3.956343in" draw:z-index="0">
<draw:image xlink:href="../Images/yкринформ/2023-05-08T16-58-59-03-00/630_360_1452272735-1604-naruchniki.jpg" xlink:type="simple" xlink:show="embed" xlink:actuate="onLoad" draw:mime-type="image/jpeg"/>
</draw:frame>
Employees of the State Bureau of Investigation reported suspicion of a group of a 17-year-old girl to two law enforcement officers and their accomplice.</text:p>
      <text:p text:style-name="P4">
As Ukrinform reports, the DBR reports in <text:a xlink:type="simple" xlink:href="https://t.me/DBRgovua/3416" text:style-name="Internet_20_link" text:visited-style-name="Visited_20_Internet_20_Link">
</text:a>
.</text:p>
      <text:p text:style-name="P4">
<draw:frame draw:style-name="fr1" draw:name="Image133" text:anchor-type="as-char" svg:width="6.9236in" svg:height="4.32725in" draw:z-index="0">
<draw:image xlink:href="../Images/yкринформ/2023-05-08T16-58-59-03-00/1683554155-966.jpg" xlink:type="simple" xlink:show="embed" xlink:actuate="onLoad" draw:mime-type="image/jpeg"/>
</draw:frame>
According to preliminary information, three men drank alcoholic beverages of one of them in Cherkasy. In the process of "recreation", their familiar girl joined them. They consumed alcohol and then with the use of physical force, the girl.</text:p>
      <text:p text:style-name="P4">
"Currently, the attackers have been detained, they categorically deny their guilt," is in the message.</text:p>
      <text:p text:style-name="P4">
<text:span text:style-name="T4">
 Read also: </text:span>
 <text:a xlink:type="simple" xlink:href="https://www.ukrinform.ua/rubric-society/3593209-novi-pidhodi-rozsliduvanna-seksualnogo-nasilstva-peredbacaut-konfidencijnist-dla-postrazdalih.html" text:style-name="Internet_20_link" text:visited-style-name="Visited_20_Internet_20_Link">
</text:a>
Law enforcement officers and their accomplice are suspected of <text:a xlink:type="simple" xlink:href="https://www.ukrinform.ua/tag-zgvaltuvanna" text:style-name="Internet_20_link" text:visited-style-name="Visited_20_Internet_20_Link">
</text:a>
a minor committed by a group of persons(Part 3 of Art. 152 Criminal Code of Ukraine).</text:p>
      <text:p text:style-name="P4">
Санкція статті передбачає покарання у вигляді позбавлення волі строком до 12років.</text:p>
      <text:p text:style-name="P4">
Досудове розслідування триває: встановлюються всі обставини правопорушення,проводяться експертизи, допитуються свідки.</text:p>
      <text:p text:style-name="P4">
<text:span text:style-name="T4">
Читайте також:</text:span>
 <text:a xlink:type="simple" xlink:href="https://www.ukrinform.ua/rubric-regions/3706294-vijskovi-pocali-rozsliduvanna-sodo-napadu-na-odeskogo-aktivista.html" text:style-name="Internet_20_link" text:visited-style-name="Visited_20_Internet_20_Link">
 <text:span text:style-name="T4">
активіста</text:span>
 </text:a>
The issue of choosing a preventive measure by the detainee is currently being resolved.</text:p>
      <text:p text:style-name="P4">
As reported by Ukrinform, in April in Mykolaiv region police detained a man who in 2018, together with his comrades, raped a 12-year-old girl.</text:p>
      <text:p text:style-name="P4">
News Source: <text:a xlink:type="simple" xlink:href="https://www.ukrinform.ua/rubric-regions/3706388-dvoh-cerkaskih-pravoohoronciv-pidozruut-u-zgvaltuvanni-17ricnoi-divcini.html" text:style-name="Internet_20_link" text:visited-style-name="Visited_20_Internet_20_Link">
https://www.ukrinform.ua/rubric-regions/3706388-dvoh-cerkaskih-pravoohoronciv-pidozruut-u-zgvaltuvanni-17ricnoi-divcini.html</text:a>
</text:p>
      <!--NEWS-->
      <text:h text:style-name="P10" text:outline-level="1">
<text:span text:style-name="T4">
MOH considers the possibility of cancellation of coronavirus restrictions in Ukraine</text:span>
</text:h>
      <text:p text:style-name="P4">
Authors: Ukrinform (Person)</text:p>
      <text:p text:style-name="P4">
Publisher: Укринформ (Organization)</text:p>
      <text:p text:style-name="P4">
Published Time: 2023-05-08T17:01:00+03:00</text:p>
      <text:p text:style-name="P4">
Modified Time: 2023-05-08T17:01:00+03:00</text:p>
      <text:p text:style-name="P4">
Description: Health Minister Viktor Lyashko declared the possibility of reviewing the resolution on quarantine in connection with the Covid-19. - Ukrinform.</text:p>
      <text:p text:style-name="P4">
Images: ["<text:a xlink:type="simple" xlink:href="https://static.ukrinform.com/photos/2020_10/thumb_files/630_360_1603811398-883.jpg" text:style-name="Internet_20_link" text:visited-style-name="Visited_20_Internet_20_Link">
630_360_16038...</text:a>
"]</text:p>
      <text:p text:style-name="P4">
Tags: ['МОЗ', 'Коронавірус', 'Віктор Ляшко']</text:p>
      <text:p text:style-name="P4">
Type: Article</text:p>
      <!--METADATA-->
      <text:p text:style-name="P4">
<draw:frame draw:style-name="fr1" draw:name="Image134" text:anchor-type="as-char" svg:width="6.9236in" svg:height="3.956343in" draw:z-index="0">
<draw:image xlink:href="../Images/yкринформ/2023-05-08T17-01-00-03-00/630_360_1603811398-883.jpg" xlink:type="simple" xlink:show="embed" xlink:actuate="onLoad" draw:mime-type="image/jpeg"/>
</draw:frame>
Health Ministers Viktor Lyashko declared the possibility of reviewing Prokarantin's resolution in connection with the Covid-19.</text:p>
      <text:p text:style-name="P4">
He said this at a meeting with journalists, Ukrinform correspondent reports.</text:p>
      <text:p text:style-name="P4">
"We have already started reviewing our quarantine resolution, we will prepare this resolution, since it entails both anti -epidemic restrictions and other actions related to economic entities during quarantine that was introduced throughout the country," he said The head of the Ministry of Health, adding, chertin can be canceled by June 30.</text:p>
      <text:p text:style-name="P4">
Lyashko reminded that <text:a xlink:type="simple" xlink:href="https://www.ukrinform.ua/tag-vooz" text:style-name="Internet_20_link" text:visited-style-name="Visited_20_Internet_20_Link">
</text:a>
Last week, the Covid-19 was not an emergency in health care and recommended to response to coronavirus disease as other infectious diseases, as well as to gradually abolish restrictive measures associated with medium trips.</text:p>
      <text:p text:style-name="P4">
<text:span text:style-name="T4">
 Read also: </text:span>
 <text:a xlink:type="simple" xlink:href="https://www.ukrinform.ua/rubric-world/3703895-u-bilsosti-krain-e-oznaki-vidnovlenna-sistemi-ohoroni-zdorova-pisla-pandemii-vooz.html" text:style-name="Internet_20_link" text:visited-style-name="Visited_20_Internet_20_Link">
<text:span text:style-name="T4">
 WHO </text:span>
</text:a>
At the same time, the minister noted that the vaccination against the Covid-19 would gradually go into the category of routine on the eve of the annual epidemic season. He won citizens to catch up with missing vaccinations. Vaccination recommendations for coronavirus for those citizens who have received both the basic course of vaccinations and the diocese is not yet.</text:p>
      <text:p text:style-name="P4">
The head of the Ministry of Health assured that vaccines in the country are enough, this epidemic season will be free. Over the course of three years, the vaccination against the Covid-19 routine, vaccines will be produced taking into account the prognosis of certain strains.</text:p>
      <text:p text:style-name="P4">
<text:span text:style-name="T4">
 Read also: </text:span>
 <text:a xlink:type="simple" xlink:href="https://www.ukrinform.ua/rubric-society/3706212-moz-z-pocatku-pandemii-ponad-112-tisac-ukrainciv-pomerli-vid-covid19.html" text:style-name="Internet_20_link" text:visited-style-name="Visited_20_Internet_20_Link">
<text:span text:style-name="T4">
 Covid </text:span>
</text:a>
As it was reported, the Cabinet of Ministers at the meeting on April 25 continued through the Covid-19 quarantine throughout the territory of Ukraine until June 30, 20123.</text:p>
      <text:p text:style-name="P4">
On May 5, the World Health Organization abolished the Pandemia CCOVID-19.</text:p>
      <text:p text:style-name="P4">
News Source: <text:a xlink:type="simple" xlink:href="https://www.ukrinform.ua/rubric-society/3706389-moz-rozgladae-mozlivist-skasuvanna-koronavirusnih-obmezen-v-ukraini.html" text:style-name="Internet_20_link" text:visited-style-name="Visited_20_Internet_20_Link">
https://www.ukrinform.ua/rubric-society/3706389-moz-rozgladae-mozlivist-skasuvanna-koronavirusnih-obmezen-v-ukraini.html</text:a>
</text:p>
      <!--NEWS-->
      <text:h text:style-name="P10" text:outline-level="1">
<text:span text:style-name="T4">
The National Bank by the end of the year can reduce the discount rate to 21%</text:span>
</text:h>
      <text:p text:style-name="P4">
Authors: Ukrinform (Person)</text:p>
      <text:p text:style-name="P4">
Publisher: Укринформ (Organization)</text:p>
      <text:p text:style-name="P4">
Published Time: 2023-05-08T17:03:18+03:00</text:p>
      <text:p text:style-name="P4">
Modified Time: 2023-05-08T17:03:18+03:00</text:p>
      <text:p text:style-name="P4">
Description: Most members of the monetary policy committee believe that by the end of 2023 the National Bank of Ukraine can reduce the discount rate to 21%by the end of 2023. - Ukrinform.</text:p>
      <text:p text:style-name="P4">
Images: ["<text:a xlink:type="simple" xlink:href="https://static.ukrinform.com/photos/2020_09/thumb_files/630_360_1599202700-943.jpg" text:style-name="Internet_20_link" text:visited-style-name="Visited_20_Internet_20_Link">
630_360_15992...</text:a>
"]</text:p>
      <text:p text:style-name="P4">
Tags: ['Нацбанк', 'Облікова ставка', 'Прогноз']</text:p>
      <text:p text:style-name="P4">
Type: Article</text:p>
      <!--METADATA-->
      <text:p text:style-name="P4">
<draw:frame draw:style-name="fr1" draw:name="Image135" text:anchor-type="as-char" svg:width="6.9236in" svg:height="3.956343in" draw:z-index="0">
<draw:image xlink:href="../Images/yкринформ/2023-05-08T17-03-18-03-00/630_360_1599202700-943.jpg" xlink:type="simple" xlink:show="embed" xlink:actuate="onLoad" draw:mime-type="image/jpeg"/>
</draw:frame>
Most of the monetary policy committee believe that by the end of 2023 the National Bank of Ukraine can reduce the discount rate to 21%by the end of 2023.</text:p>
      <text:p text:style-name="P4">
According to Ukrinform, the press service reports <text:a xlink:type="simple" xlink:href="https://bank.gov.ua/ua/news/all/pidsumki-diskusiyi-chleniv-komitetu-z-monetarnoyi-politiki-natsionalnogo-banku-schodo-rivnya-oblikovoyi-stavki-26-kvitnya-2023-roku" text:style-name="Internet_20_link" text:visited-style-name="Visited_20_Internet_20_Link">
</text:a>
According to the results of the discussion of members of the Committee Committee.</text:p>
      <text:p text:style-name="P4">
It is noted that most participants of the discussion believe that at the end of 2023 it can reduce <text:a xlink:type="simple" xlink:href="https://www.ukrinform.ua/tag-oblikova-stavka" text:style-name="Internet_20_link" text:visited-style-name="Visited_20_Internet_20_Link">
</text:a>
Up to 21%. They mostly came across that the IV quarter is the best time to start cycling.</text:p>
      <text:p text:style-name="P4">
“Given the expected international assistance, which will close the deficit account, in 2024 the NBU will be able to continue reducing the discount rate, which, however, will be quite slow. According to the vast majority of CMP members, at the end of next year, the discount rate will be 18%, ”the NBU added.</text:p>
      <text:p text:style-name="P4">
<text:span text:style-name="T4">
 Read also: </text:span>
 <text:a xlink:type="simple" xlink:href="https://www.ukrinform.ua/rubric-economy/3705181-u-nezaleznij-asociacii-bankiv-prognozuut-znizenna-oblikovoi-stavki-do-kinca-roku.html" text:style-name="Internet_20_link" text:visited-style-name="Visited_20_Internet_20_Link">
<text:span text:style-name="T4">
 Accounting </text:span>
</text:a>
In January 2022, the National Bank of Ukraine was reported to raise the accounting account to 10%. With the beginning of military aggression, the discount rate is left -class. However, as early as June 3, 2022, the discount rate was increased from 10 to 25%. The National Bank made a decision on April 27 <text:a xlink:type="simple" xlink:href="https://www.ukrinform.ua/rubric-economy/3701499-nacionalnij-bank-zberig-oblikovu-stavku-na-rivni-25.html" text:style-name="Internet_20_link" text:visited-style-name="Visited_20_Internet_20_Link">
</text:a>
.</text:p>
      <text:p text:style-name="P4">
The renewed macro -prognosis of the National Bank assumes that the cycle of reducing the bid will begin in the fourth quarter of 2023.</text:p>
      <text:p text:style-name="P4">
<text:span text:style-name="T5">
Foto: NBU</text:span>
</text:p>
      <text:p text:style-name="P4">
News Source: <text:a xlink:type="simple" xlink:href="https://www.ukrinform.ua/rubric-economy/3706390-nacbank-do-kinca-roku-moze-zniziti-oblikovu-stavku-do-21.html" text:style-name="Internet_20_link" text:visited-style-name="Visited_20_Internet_20_Link">
https://www.ukrinform.ua/rubric-economy/3706390-nacbank-do-kinca-roku-moze-zniziti-oblikovu-stavku-do-21.html</text:a>
</text:p>
      <!--NEWS-->
      <text:h text:style-name="P10" text:outline-level="1">
<text:span text:style-name="T4">
ARMA is looking for a manager for a rubble plant in Ovruch</text:span>
</text:h>
      <text:p text:style-name="P4">
Authors: Ukrinform (Person)</text:p>
      <text:p text:style-name="P4">
Publisher: Укринформ (Organization)</text:p>
      <text:p text:style-name="P4">
Published Time: 2023-05-08T17:04:00+03:00</text:p>
      <text:p text:style-name="P4">
Modified Time: 2023-05-08T17:04:00+03:00</text:p>
      <text:p text:style-name="P4">
Description: The National Agency for Detection, Investigation and Management of Assets received from corruption and other crimes (ARMA) is looking for a manager for the arrested assets of the Ovruch rubble plant in Zhytomyr region. - Ukrinform.</text:p>
      <text:p text:style-name="P4">
Images: ["<text:a xlink:type="simple" xlink:href="https://static.ukrinform.com/photos/2021_03/thumb_files/630_360_1615606495-571.jpg" text:style-name="Internet_20_link" text:visited-style-name="Visited_20_Internet_20_Link">
630_360_16156...</text:a>
"]</text:p>
      <text:p text:style-name="P4">
Tags: ['Конкурс', 'Завод', 'АРМА', 'Житомирщина']</text:p>
      <text:p text:style-name="P4">
Type: Article</text:p>
      <!--METADATA-->
      <text:p text:style-name="P4">
<draw:frame draw:style-name="fr1" draw:name="Image136" text:anchor-type="as-char" svg:width="6.9236in" svg:height="3.956343in" draw:z-index="0">
<draw:image xlink:href="../Images/yкринформ/2023-05-08T17-04-00-03-00/630_360_1615606495-571.jpg" xlink:type="simple" xlink:show="embed" xlink:actuate="onLoad" draw:mime-type="image/jpeg"/>
</draw:frame>
National Agency for Detecting, Investigation and Asset Management received from corruption and other crimes(Arma)He is looking for a manager for the arrested assets of the Ovruch rubble plant in Zhytomyr region.</text:p>
      <text:p text:style-name="P4">
This was reported by the press service <text:a xlink:type="simple" xlink:href="https://arma.gov.ua/news/typical/ogolosheno-konkursniy-vidbir-upravitelya-dlya-ovrutskogo-schebenevogo-zavodu" text:style-name="Internet_20_link" text:visited-style-name="Visited_20_Internet_20_Link">
</text:a>
, reports Ukrinform.</text:p>
      <text:p text:style-name="P4">
“ARMA has announced a competitive selection of manager for the assets of Ovruch rubble <text:a xlink:type="simple" xlink:href="https://www.ukrinform.ua/tag-zavod" text:style-name="Internet_20_link" text:visited-style-name="Visited_20_Internet_20_Link">
</text:a>
, which is in the Zhytomyr region. Potential participants of the competition are offered the Department of Corporate Rights and Property of the Enterprise, ”the message reads.</text:p>
      <text:p text:style-name="P4">
Future managers are offered assets in special equipment and cargo vehicles, production conveyors, workshops, warehouses, wells, railway infrastructure, office premises, multi -storey residential buildings and more.</text:p>
      <text:p text:style-name="P4">
It is emphasized that the owner of the arrested asset is the Belarusian local government.</text:p>
      <text:p text:style-name="P4">
<text:span text:style-name="T4">
 Read also: </text:span>
 <text:a xlink:type="simple" xlink:href="https://www.ukrinform.ua/rubric-economy/3704604-arma-peredalo-upravitelam-aktivi-na-ponad-7-milardiv.html" text:style-name="Internet_20_link" text:visited-style-name="Visited_20_Internet_20_Link">
<text:span text:style-name="T4">
 ARMA </text:span>
</text:a>
According to the law enforcement agency, the cost of the arrested property is over 30 million UAH.</text:p>
      <text:p text:style-name="P4">
As it was reported, the National Agency for Detection, Investigation of Tau Management Assets derived from corruption and other crimes(Arma)Looking for the assets of Pentopak and Atlantis - Pak Ukraine.</text:p>
      <text:p text:style-name="P4">
News Source: <text:a xlink:type="simple" xlink:href="https://www.ukrinform.ua/rubric-economy/3706391-arma-sukae-upravitela-dla-sebenevogo-zavodu-v-ovruci.html" text:style-name="Internet_20_link" text:visited-style-name="Visited_20_Internet_20_Link">
https://www.ukrinform.ua/rubric-economy/3706391-arma-sukae-upravitela-dla-sebenevogo-zavodu-v-ovruci.html</text:a>
</text:p>
      <!--NEWS-->
      <text:h text:style-name="P10" text:outline-level="1">
<text:span text:style-name="T4">
Ukraine honored the memory of the victims of the Mauthausen concentration camp in Austria</text:span>
</text:h>
      <text:p text:style-name="P4">
Authors: Ukrinform (Person)</text:p>
      <text:p text:style-name="P4">
Publisher: Укринформ (Organization)</text:p>
      <text:p text:style-name="P4">
Published Time: 2023-05-08T17:08:00+03:00</text:p>
      <text:p text:style-name="P4">
Modified Time: 2023-05-08T17:08:00+03:00</text:p>
      <text:p text:style-name="P4">
Description: The staff of the Embassy of Ukraine in Austria honored the memory of the victims of the Mauthausen concentration camp, on which a memorial complex was created in the upper Austria near Linz. - Ukrinform.</text:p>
      <text:p text:style-name="P4">
Images: ["<text:a xlink:type="simple" xlink:href="https://static.ukrinform.com/photos/2023_05/thumb_files/630_360_1683554773-128.jpg" text:style-name="Internet_20_link" text:visited-style-name="Visited_20_Internet_20_Link">
630_360_16835...</text:a>
"]</text:p>
      <text:p text:style-name="P4">
Tags: ['Австрія', 'Друга світова', 'Україна', 'День пам’яті та примирення', 'Концтабір']</text:p>
      <text:p text:style-name="P4">
Type: Article</text:p>
      <!--METADATA-->
      <text:p text:style-name="P4">
<draw:frame draw:style-name="fr1" draw:name="Image137" text:anchor-type="as-char" svg:width="6.9236in" svg:height="3.956343in" draw:z-index="0">
<draw:image xlink:href="../Images/yкринформ/2023-05-08T17-08-00-03-00/630_360_1683554773-128.jpg" xlink:type="simple" xlink:show="embed" xlink:actuate="onLoad" draw:mime-type="image/jpeg"/>
</draw:frame>
The Collective Possees of Ukraine in Austria honored the memory of the victims of the Mauthausen concentration camp, on which a memorial complex was created in the upper Austria near Linz.</text:p>
      <text:p text:style-name="P4">
According to Ukrinform, the Embassy of Ukraine in the Republic of Stroke in [] reports it(https://www.facebook.com/ukremb.at/posts/553426813618509).</text:p>
      <text:p text:style-name="P4">
"On May 7, the staff of the Embassy of Ukraine in the Republic <text:a xlink:type="simple" xlink:href="https://www.ukrinform.ua/tag-avstria" text:style-name="Internet_20_link" text:visited-style-name="Visited_20_Internet_20_Link">
</text:a>
Together with the diplomatic corps of the country, the representatives of the clergy and the Ukrainian community participated in the annual ceremony of honoring the memory of the tortured in the camp of the death of Mauthausen, "- the message reads.</text:p>
      <text:p text:style-name="P4">
Traditionally, Ukrainian wreaths were assigned not only to the monument to Ukrainian prisoners, but also to the monuments to representatives of other peoples.</text:p>
      <text:p text:style-name="P4">
<text:span text:style-name="T4">
 Read also: </text:span>
 <text:a xlink:type="simple" xlink:href="https://www.ukrinform.ua/rubric-regions/3691100-zelenskij-pokazav-genseku-radi-evropi-spravznij-konctabir-u-seli-na-cernigivsini.html" text:style-name="Internet_20_link" text:visited-style-name="Visited_20_Internet_20_Link">
<text:span text:style-name="T4">
 concentration camp </text:span>
</text:a>
The monument to the Ukrainian victims of "Mauthausen" is erected in the memorial zonin place of the former SS barracks, where states have created separate places to commemorate the memory of their compatriots. On the stones made of stones, a female junior woman who bowed her head and holds viburnum in her hands. Innocent blocks, on them - made of metal a thorny wreath and inscriptions in Ukrainian and German: "Eternal memory of sons and daughters of Ukraine".</text:p>
      <text:p text:style-name="P4">
"Mauthausen" was the only concentration camp in the Reich territory, which was belonging to the Nazi classification in category III. This category meant - "destroying the work of labor". The conditions of detention in the camp were the most difficult in the system of Nazi constituers. During the existence of a concentration camp through it and its branches, 200 thousand prisoners of 40 nationalities, including 8.5 thousand women. Children and teenagers were also among the arrests. In total, about 120,000 people were killed in the Mauthausen concentration camp of Tai Branches since 1938 and on May 5, 1945, including thousands of Ukrainians.</text:p>
      <text:p text:style-name="P4">
<text:span text:style-name="T5">
Foto: Botschaft der Ukraine in österreich, Facebook</text:span>
</text:p>
      <text:p text:style-name="P4">
News Source: <text:a xlink:type="simple" xlink:href="https://www.ukrinform.ua/rubric-world/3706392-ukraina-vsanuvala-pamat-zertv-konctaboru-mautgauzen-v-avstrii.html" text:style-name="Internet_20_link" text:visited-style-name="Visited_20_Internet_20_Link">
https://www.ukrinform.ua/rubric-world/3706392-ukraina-vsanuvala-pamat-zertv-konctaboru-mautgauzen-v-avstrii.html</text:a>
</text:p>
      <!--NEWS-->
      <text:h text:style-name="P10" text:outline-level="1">
<text:span text:style-name="T4">
Sachko was unable to go out to the main grid of the tournament in the Czech Republic</text:span>
</text:h>
      <text:p text:style-name="P4">
Authors: Ukrinform (Person)</text:p>
      <text:p text:style-name="P4">
Publisher: Укринформ (Organization)</text:p>
      <text:p text:style-name="P4">
Published Time: 2023-05-08T17:11:57+03:00</text:p>
      <text:p text:style-name="P4">
Modified Time: 2023-05-08T17:11:57+03:00</text:p>
      <text:p text:style-name="P4">
Description: The Ukrainian gave way to Rudolf molleener from Germany. - Ukrinform.</text:p>
      <text:p text:style-name="P4">
Images: ["<text:a xlink:type="simple" xlink:href="https://static.ukrinform.com/photos/2023_05/thumb_files/630_360_1683555053-809.jpg" text:style-name="Internet_20_link" text:visited-style-name="Visited_20_Internet_20_Link">
630_360_16835...</text:a>
"]</text:p>
      <text:p text:style-name="P4">
Tags: ['Теніс']</text:p>
      <text:p text:style-name="P4">
Type: Article</text:p>
      <!--METADATA-->
      <text:p text:style-name="P4">
<draw:frame draw:style-name="fr1" draw:name="Image138" text:anchor-type="as-char" svg:width="6.9236in" svg:height="3.956343in" draw:z-index="0">
<draw:image xlink:href="../Images/yкринформ/2023-05-08T17-11-57-03-00/630_360_1683555053-809.jpg" xlink:type="simple" xlink:show="embed" xlink:actuate="onLoad" draw:mime-type="image/jpeg"/>
</draw:frame>
The Ukrainian Rudolf of Mollekhr from Germany has taken place.</text:p>
      <text:p text:style-name="P4">
Vitaliy Sachko lost in the finale of the Challengener in the Czech Republic, reports Ukrinform.</text:p>
      <text:p text:style-name="P4">
The Ukrainian gave way to the German tennis Rudolf molleener - 4: 6, 2: 6. The match was 1 hour 24 minutes.</text:p>
      <text:p text:style-name="P4">
In the first circle of qualification, Sachko defeated the German Johannes Gertys.</text:p>
      <text:p text:style-name="P4">
In general, for Sachka it was a ninth start in the Celenger qualifying grid to the harvest season.</text:p>
      <text:p text:style-name="P4">
<text:span text:style-name="T4">
 Read also: </text:span>
 <text:a xlink:type="simple" xlink:href="https://www.ukrinform.ua/rubric-sports/3706153-ukrainki-otrimali-supernic-v-osnovnij-sitci-turniru-wta-1000-v-rimi.html" text:style-name="Internet_20_link" text:visited-style-name="Visited_20_Internet_20_Link">
</text:a>
According to Ukrinform, in the main grid of the WTA tournament 1000 in Rome will be Ukrainian Ukrainian Marta Kostyuk, Angelina Kalinina, Lesya Tsurenko and Elina Svitolina.</text:p>
      <text:p text:style-name="P4">
Photo: btu.org.ua</text:p>
      <text:p text:style-name="P4">
News Source: <text:a xlink:type="simple" xlink:href="https://www.ukrinform.ua/rubric-sports/3706394-sacko-ne-zmig-vijti-v-osnovnu-sitku-turniru-u-cehii.html" text:style-name="Internet_20_link" text:visited-style-name="Visited_20_Internet_20_Link">
https://www.ukrinform.ua/rubric-sports/3706394-sacko-ne-zmig-vijti-v-osnovnu-sitku-turniru-u-cehii.html</text:a>
</text:p>
      <!--NEWS-->
      <text:h text:style-name="P10" text:outline-level="1">
<text:span text:style-name="T4">
Since the beginning of the pandemic in Ukraine, more than 5.5 million Covid</text:span>
</text:h>
      <text:p text:style-name="P4">
Authors: Ukrinform (Person)</text:p>
      <text:p text:style-name="P4">
Publisher: Укринформ (Organization)</text:p>
      <text:p text:style-name="P4">
Published Time: 2023-05-08T17:15:58+03:00</text:p>
      <text:p text:style-name="P4">
Modified Time: 2023-05-08T17:15:58+03:00</text:p>
      <text:p text:style-name="P4">
Description: Since the beginning of the Covid-19 pandemic, more than 5.5 million cases of coronavirus disease have been recorded in Ukraine. - Ukrinform.</text:p>
      <text:p text:style-name="P4">
Images: ["<text:a xlink:type="simple" xlink:href="https://static.ukrinform.com/photos/2021_11/thumb_files/630_360_1636646759-281.jpg" text:style-name="Internet_20_link" text:visited-style-name="Visited_20_Internet_20_Link">
630_360_16366...</text:a>
"]</text:p>
      <text:p text:style-name="P4">
Tags: ['Коронавірус', 'Віктор Ляшко', 'Пандемія']</text:p>
      <text:p text:style-name="P4">
Type: Article</text:p>
      <!--METADATA-->
      <text:p text:style-name="P4">
<draw:frame draw:style-name="fr1" draw:name="Image139" text:anchor-type="as-char" svg:width="6.9236in" svg:height="3.956343in" draw:z-index="0">
<draw:image xlink:href="../Images/yкринформ/2023-05-08T17-15-58-03-00/630_360_1636646759-281.jpg" xlink:type="simple" xlink:show="embed" xlink:actuate="onLoad" draw:mime-type="image/jpeg"/>
</draw:frame>
Since the beginning of Pandemia, the Covid-19 has recorded more than 5.5 million cases of diseases of the disease.</text:p>
      <text:p text:style-name="P4">
The Minister of Health Viktorlyashko said this during a meeting with journalists, Ukrinform correspondent reports.</text:p>
      <text:p text:style-name="P4">
"Since the beginning of the pandemic in Ukraine, 5 million 544 thousand 969 cases of COVID-19 have been registered. In the current week, about 6 thousand cases have been recorded, about 8,000 cases of Covid-19 have been recorded," Lyashko said.</text:p>
      <text:p text:style-name="P4">
He noted that these statistics also include recurrent cases. In the beginning of the pandemic, he said, as a result of complications of Kovid <text:a xlink:type="simple" xlink:href="https://www.ukrinform.ua/tag-smertna-kara" text:style-name="Internet_20_link" text:visited-style-name="Visited_20_Internet_20_Link">
</text:a>
112 268 people, 89 of them. 154 394 cases of Covid-19 were recorded among health workers, died through the virus since the beginning of the pandemic 1256 health workers.</text:p>
      <text:p text:style-name="P4">
<text:span text:style-name="T4">
 Read also: </text:span>
 <text:a xlink:type="simple" xlink:href="https://www.ukrinform.ua/rubric-society/3706389-moz-rozgladae-mozlivist-skasuvanna-koronavirusnih-obmezen-v-ukraini.html" text:style-name="Internet_20_link" text:visited-style-name="Visited_20_Internet_20_Link">
</text:a>
In total, 35 million vaccinations against KOVid were made in Ukraine, one dozoned 16 million 339 thousand people, two doses - 15 million 484 thousand.</text:p>
      <text:p text:style-name="P4">
The most popular vaccine was the Pfizer Comirnaty vaccine. Currently, the minister is given in the central warehouses of this vaccine, there are 2 million doses, and the regional - 44 thousand, children's Comirnaty vaccine - 70 thousand; Vaccincoronavac in the central warehouses - 3 million doses, at regional - 1.7 million. Also available - about 896 thousand doses in central warehouses and 13 thousand donated regional warehouses of Janssen vaccine.</text:p>
      <text:p text:style-name="P4">
<text:span text:style-name="T4">
 Read also: </text:span>
 <text:a xlink:type="simple" xlink:href="https://www.ukrinform.ua/rubric-world/3703895-u-bilsosti-krain-e-oznaki-vidnovlenna-sistemi-ohoroni-zdorova-pisla-pandemii-vooz.html" text:style-name="Internet_20_link" text:visited-style-name="Visited_20_Internet_20_Link">
</text:a>
</text:p>
      <text:p text:style-name="P4">
Як повідомляв Укрінформ, Всесвітня організація охорони здоров’я з 5 травня <text:a xlink:type="simple" xlink:href="https://www.ukrinform.ua/rubric-society/3705279-vooz-skasuvala-status-pandemii-covid19.html" text:style-name="Internet_20_link" text:visited-style-name="Visited_20_Internet_20_Link">
</text:a>
. WHO <text:a xlink:type="simple" xlink:href="https://www.ukrinform.ua/rubric-world/2894208-vooz-ogolosila-pandemiu-novogo-koronavirusu.html" text:style-name="Internet_20_link" text:visited-style-name="Visited_20_Internet_20_Link">
</text:a>
Crownavirus March 11, 2020.</text:p>
      <text:p text:style-name="P4">
According to the Ministry of Health, since the beginning of the pandemic from Covid-19 <text:a xlink:type="simple" xlink:href="https://www.ukrinform.ua/rubric-society/3706212-moz-z-pocatku-pandemii-ponad-112-tisac-ukrainciv-pomerli-vid-covid19.html" text:style-name="Internet_20_link" text:visited-style-name="Visited_20_Internet_20_Link">
</text:a>
</text:p>
      <text:p text:style-name="P4">
News Source: <text:a xlink:type="simple" xlink:href="https://www.ukrinform.ua/rubric-society/3706396-z-pocatku-pandemii-v-ukraini-zafiksuvali-ponad-55-miljona-covidvipadkiv.html" text:style-name="Internet_20_link" text:visited-style-name="Visited_20_Internet_20_Link">
https://www.ukrinform.ua/rubric-society/3706396-z-pocatku-pandemii-v-ukraini-zafiksuvali-ponad-55-miljona-covidvipadkiv.html</text:a>
</text:p>
      <!--NEWS-->
      <text:h text:style-name="P10" text:outline-level="1">
<text:span text:style-name="T4">
Bookmakers on Eurovision: Sweden Leader, TVORCHI - in fourth place</text:span>
</text:h>
      <text:p text:style-name="P4">
Authors: Ukrinform (Person)</text:p>
      <text:p text:style-name="P4">
Publisher: Укринформ (Organization)</text:p>
      <text:p text:style-name="P4">
Published Time: 2023-05-08T17:26:00+03:00</text:p>
      <text:p text:style-name="P4">
Modified Time: 2023-05-08T17:26:00+03:00</text:p>
      <text:p text:style-name="P4">
Description: According to bookmakers, the favorite of the Eurovision Song Contest 2023 is the Swedish singer Lorin, who in 2012 won the competition in Baku. The Ukrainian band TVORCHI- in the fourth place after participants from Finland and France. - Ukrinform.</text:p>
      <text:p text:style-name="P4">
Images: ["<text:a xlink:type="simple" xlink:href="https://static.ukrinform.com/photos/2023_02/thumb_files/630_360_1675352996-430.png" text:style-name="Internet_20_link" text:visited-style-name="Visited_20_Internet_20_Link">
630_360_16753...</text:a>
"]</text:p>
      <text:p text:style-name="P4">
Tags: ['Євробачення', 'Букмекери', 'Tvorchi']</text:p>
      <text:p text:style-name="P4">
Type: Article</text:p>
      <!--METADATA-->
      <text:p text:style-name="P4">
<draw:frame draw:style-name="fr1" draw:name="Image140" text:anchor-type="as-char" svg:width="6.9236in" svg:height="3.956343in" draw:z-index="0">
<draw:image xlink:href="../Images/yкринформ/2023-05-08T17-26-00-03-00/630_360_1675352996-430.png" xlink:type="simple" xlink:show="embed" xlink:actuate="onLoad" draw:mime-type="image/png"/>
</draw:frame>
Probancing of bookmakers with the favorite of the Eurovision Song Contest 2023, the Eshved singer Lorin, who in 2012 won the competition in Baku.</text:p>
      <text:p text:style-name="P4">
About it reports Ukrinform with reference to the British news agency <text:a xlink:type="simple" xlink:href="http://pa.media/" text:style-name="Internet_20_link" text:visited-style-name="Visited_20_Internet_20_Link">
</text:a>
.</text:p>
      <text:p text:style-name="P4">
“Lorin whom Betfair(Bookmaker - ed.)Gives a factor of 10/11, will compete with its new Tattoo track written by the same team as ieuphoria(The song that brought the singer victory in 2012 - ed.)”,” The news agency reports.</text:p>
      <text:p text:style-name="P4">
<text:span text:style-name="T4">
 Read also: </text:span>
 <text:a xlink:type="simple" xlink:href="https://www.ukrinform.ua/rubric-culture/3704337-na-evrobacenni-diatime-ukrainskij-bulvar-pid-nazvou-discover-ukraine.html" text:style-name="Internet_20_link" text:visited-style-name="Visited_20_Internet_20_Link">
</text:a>
Finland is now in the second place with a factor of 11/5 with the track of chor chareper and singer Kaarija. The third place is France with an indicator of 6/1 by Evidemment by singer La Zarra.</text:p>
      <text:p text:style-name="P4">
The Ukrainian band TVORCHI with the song Heart of Steel ranks fourth in 12/1.</text:p>
      <text:p text:style-name="P4">
<text:span text:style-name="T4">
 Read also: </text:span>
 <text:a xlink:type="simple" xlink:href="https://www.ukrinform.ua/rubric-culture/3702426-zlata-ognevic-stala-recniceu-vid-ukraini-na-evrobacenni.html" text:style-name="Internet_20_link" text:visited-style-name="Visited_20_Internet_20_Link">
</text:a>
As reported by Ukrinform, the TVORCHI band that this year represents Ukraine on <text:a xlink:type="simple" xlink:href="https://www.ukrinform.ua/tag-evrobacenna" text:style-name="Internet_20_link" text:visited-style-name="Visited_20_Internet_20_Link">
</text:a>
, at the opening ceremony of the competition <text:a xlink:type="simple" xlink:href="https://www.ukrinform.ua/rubric-culture/3706379-tvorchi-pidtrimali-zbir-10-miljoniv-na-poratunok-peredcasno-narodzenih-ditej.html" text:style-name="Internet_20_link" text:visited-style-name="Visited_20_Internet_20_Link">
</text:a>
to the rescue of premature Ukrainian children.  _ Photo: BBC _</text:p>
      <text:p text:style-name="P4">
News Source: <text:a xlink:type="simple" xlink:href="https://www.ukrinform.ua/rubric-culture/3706399-stavki-bukmekeriv-na-evrobacenni-lidirue-svecia-tvorchi-na-cetvertomu-misci.html" text:style-name="Internet_20_link" text:visited-style-name="Visited_20_Internet_20_Link">
https://www.ukrinform.ua/rubric-culture/3706399-stavki-bukmekeriv-na-evrobacenni-lidirue-svecia-tvorchi-na-cetvertomu-misci.html</text:a>
</text:p>
      <!--NEWS-->
      <text:h text:style-name="P10" text:outline-level="1">
<text:span text:style-name="T4">
Special Operations forces destroyed Russian machine gun in Bakhmut</text:span>
</text:h>
      <text:p text:style-name="P4">
Authors: Ukrinform (Person)</text:p>
      <text:p text:style-name="P4">
Publisher: Укринформ (Organization)</text:p>
      <text:p text:style-name="P4">
Published Time: 2023-05-08T17:26:44+03:00</text:p>
      <text:p text:style-name="P4">
Modified Time: 2023-05-08T17:26:44+03:00</text:p>
      <text:p text:style-name="P4">
Description: The forces of special operations of the Armed Forces of Ukraine destroyed the machine gun calculation of Russian invaders, which fired from a high -rise building in Bakhmut of Donetsk region. - Ukrinform.</text:p>
      <text:p text:style-name="P4">
Images: ["<text:a xlink:type="simple" xlink:href="https://static.ukrinform.com/photos/2022_08/thumb_files/630_360_1660588057-972.png" text:style-name="Internet_20_link" text:visited-style-name="Visited_20_Internet_20_Link">
630_360_16605...</text:a>
"]</text:p>
      <text:p text:style-name="P4">
Tags: ['Бахмут', 'ССО', 'Війна з росією', '#stoprussia']</text:p>
      <text:p text:style-name="P4">
Type: Article</text:p>
      <!--METADATA-->
      <text:p text:style-name="P4">
<draw:frame draw:style-name="fr1" draw:name="Image141" text:anchor-type="as-char" svg:width="6.9236in" svg:height="3.956343in" draw:z-index="0">
<draw:image xlink:href="../Images/yкринформ/2023-05-08T17-26-44-03-00/630_360_1660588057-972.png" xlink:type="simple" xlink:show="embed" xlink:actuate="onLoad" draw:mime-type="image/png"/>
</draw:frame>
Silaic operations of the Armed Forces of Ukraine destroyed the machine -gun calculation of Russian invaders, which fired from a high -rise building in Bakhmut of the Donetsk region.</text:p>
      <text:p text:style-name="P4">
As Ukrinform reports, this SCO reported in <text:a xlink:type="simple" xlink:href="https://www.facebook.com/usofcom/videos/1655272011642947/" text:style-name="Internet_20_link" text:visited-style-name="Visited_20_Internet_20_Link">
</text:a>
and published a corresponding video.</text:p>
      <text:p text:style-name="P4">
“The machine gun calculation of the enemy was destroyed, which fired from the high -rise buildings of Bakhmuti. Another coordinated work of MACO operators with the calculation of M777 ”, -is in the message.</text:p>
      <text:p text:style-name="P4">
<text:span text:style-name="T4">
 Read also: </text:span>
 <text:a xlink:type="simple" xlink:href="https://www.ukrinform.ua/rubric-ato/3706244-u-rajoni-bahmuta-rosiani-za-devat-misaciv-vtratili-blizko-100-tisac-zivoi-sili-zsu.html" text:style-name="Internet_20_link" text:visited-style-name="Visited_20_Internet_20_Link">
<text:span text:style-name="T4">
 Bakhmuta </text:span>
</text:a>
As reported by Ukrinform, the forces of Ukraine's defense during a full -scale war <text:a xlink:type="simple" xlink:href="https://www.ukrinform.ua/rubric-ato/3706110-sili-oboroni-znisili-vze-194-970-vijskovih-rf.html" text:style-name="Internet_20_link" text:visited-style-name="Visited_20_Internet_20_Link">
</text:a>
540 of them - in the last day.</text:p>
      <text:p text:style-name="P4">
News Source: <text:a xlink:type="simple" xlink:href="https://www.ukrinform.ua/rubric-ato/3706398-sili-specoperacij-znisili-rosijskij-kulemetnij-rozrahunok-u-bahmuti.html" text:style-name="Internet_20_link" text:visited-style-name="Visited_20_Internet_20_Link">
https://www.ukrinform.ua/rubric-ato/3706398-sili-specoperacij-znisili-rosijskij-kulemetnij-rozrahunok-u-bahmuti.html</text:a>
</text:p>
      <!--NEWS-->
      <text:h text:style-name="P10" text:outline-level="1">
<text:span text:style-name="T4">
In the Canadian province of Alberta through forest fires, 29,000 people have been evacuated</text:span>
</text:h>
      <text:p text:style-name="P4">
Authors: Ukrinform (Person)</text:p>
      <text:p text:style-name="P4">
Publisher: Укринформ (Organization)</text:p>
      <text:p text:style-name="P4">
Published Time: 2023-05-08T17:27:00+03:00</text:p>
      <text:p text:style-name="P4">
Modified Time: 2023-05-08T17:27:00+03:00</text:p>
      <text:p text:style-name="P4">
Description: In the Canadian province of Alberta, where about 29,000 people have been evacuated due to forest fires. - Ukrinform.</text:p>
      <text:p text:style-name="P4">
Images: ["<text:a xlink:type="simple" xlink:href="https://static.ukrinform.com/photos/2021_11/thumb_files/630_360_1637292559-180.jpg" text:style-name="Internet_20_link" text:visited-style-name="Visited_20_Internet_20_Link">
630_360_16372...</text:a>
"]</text:p>
      <text:p text:style-name="P4">
Tags: ['Евакуація', 'Канада', 'Надзвичайний стан', 'Пожежа']</text:p>
      <text:p text:style-name="P4">
Type: Article</text:p>
      <!--METADATA-->
      <text:p text:style-name="P4">
<draw:frame draw:style-name="fr1" draw:name="Image142" text:anchor-type="as-char" svg:width="6.9236in" svg:height="3.956343in" draw:z-index="0">
<draw:image xlink:href="../Images/yкринформ/2023-05-08T17-27-00-03-00/630_360_1637292559-180.jpg" xlink:type="simple" xlink:show="embed" xlink:actuate="onLoad" draw:mime-type="image/jpeg"/>
</draw:frame>
The Ukanad province of Alberta, where Ambassador Emergency has been declared because of forest fires, about 29,000 people have evacuated.</text:p>
      <text:p text:style-name="P4">
About it reports <text:a xlink:type="simple" xlink:href="https://www.euronews.com/2023/05/08/canadas-alberta-province-declares-state-of-emergency-over-wildfires" text:style-name="Internet_20_link" text:visited-style-name="Visited_20_Internet_20_Link">
</text:a>
, reports Ukrinform.</text:p>
      <text:p text:style-name="P4">
Alberta's authorities reported 110 active <text:a xlink:type="simple" xlink:href="https://www.ukrinform.ua/tag-pozeza" text:style-name="Internet_20_link" text:visited-style-name="Visited_20_Internet_20_Link">
</text:a>
, 37 of which were out of control. The number of evacuated people increased 29 thousand.</text:p>
      <text:p text:style-name="P4">
According to Prime Minister Daniel Smith, more than 20 settlements were evacuated. At least 122,000 hectares were burned by this time.</text:p>
      <text:p text:style-name="P4">
Executive Director of Emergency Management Alberta Colin Blairkasa that there was no accurate injury. According to him, 20 houses, a police station and a shop in Fox Lake were known about.</text:p>
      <text:p text:style-name="P4">
<text:span text:style-name="T4">
 Read also: </text:span>
 <text:a xlink:type="simple" xlink:href="https://www.ukrinform.ua/rubric-world/3706287-u-18-regionah-rf-viruut-lisovi-pozezi-zaginuli-semero-ludej.html" text:style-name="Internet_20_link" text:visited-style-name="Visited_20_Internet_20_Link">
<text:span text:style-name="T4">
 fires </text:span>
</text:a>
At the same time, anxiety about the possible transfer of nanapho -processing plants is increasing, as Alberta province is the largest natural gas oil producer in Canada.</text:p>
      <text:p text:style-name="P4">
As it was reported, due to very dry and hot weather throughout the territory, there is a ban on open fire and the use of roads.</text:p>
      <text:p text:style-name="P4">
News Source: <text:a xlink:type="simple" xlink:href="https://www.ukrinform.ua/rubric-world/3706400-u-kanadskij-provincii-alberta-cerez-lisovi-pozezi-evakuuvali-vze-29-tisac-ludej.html" text:style-name="Internet_20_link" text:visited-style-name="Visited_20_Internet_20_Link">
https://www.ukrinform.ua/rubric-world/3706400-u-kanadskij-provincii-alberta-cerez-lisovi-pozezi-evakuuvali-vze-29-tisac-ludej.html</text:a>
</text:p>
      <!--NEWS-->
      <text:h text:style-name="P10" text:outline-level="1">
<text:span text:style-name="T4">
In the Netherlands, the GO-A band performed at the Liberation Day festival</text:span>
</text:h>
      <text:p text:style-name="P4">
Authors: Ukrinform (Person)</text:p>
      <text:p text:style-name="P4">
Publisher: Укринформ (Organization)</text:p>
      <text:p text:style-name="P4">
Published Time: 2023-05-08T17:33:00+03:00</text:p>
      <text:p text:style-name="P4">
Modified Time: 2023-05-08T17:33:00+03:00</text:p>
      <text:p text:style-name="P4">
Description: In the Dutch city of Gertogenbos, the Ukrainian band Go-A performed at a festival dedicated to Liberation Day. - Ukrinform.</text:p>
      <text:p text:style-name="P4">
Images: ["<text:a xlink:type="simple" xlink:href="https://static.ukrinform.com/photos/2023_05/thumb_files/630_360_1683556354-560.jpg" text:style-name="Internet_20_link" text:visited-style-name="Visited_20_Internet_20_Link">
630_360_16835...</text:a>
", "<text:a xlink:type="simple" xlink:href="https://static.ukrinform.com/photos/2023_05/1683556391-455.jpg" text:style-name="Internet_20_link" text:visited-style-name="Visited_20_Internet_20_Link">
1683556391-45...</text:a>
"]</text:p>
      <text:p text:style-name="P4">
Tags: ['Концерт', 'Культура', 'Нідерланди']</text:p>
      <text:p text:style-name="P4">
Type: Article</text:p>
      <!--METADATA-->
      <text:p text:style-name="P4">
<draw:frame draw:style-name="fr1" draw:name="Image143" text:anchor-type="as-char" svg:width="6.9236in" svg:height="3.956343in" draw:z-index="0">
<draw:image xlink:href="../Images/yкринформ/2023-05-08T17-33-00-03-00/630_360_1683556354-560.jpg" xlink:type="simple" xlink:show="embed" xlink:actuate="onLoad" draw:mime-type="image/jpeg"/>
</draw:frame>
The Ukrainian group Go-A has performed at the Gerrogenbos City of Gertogenbos at a festival dedicated to the Liberation Day.</text:p>
      <text:p text:style-name="P4">
About it reports Ukrinform with <text:a xlink:type="simple" xlink:href="https://www.facebook.com/karel.burger.dirven/posts/pfbid0XzJtfWqQGdD94KCGZPVbUZbsGuzjXLjk64FtJSDJoDG3UszDg5uCpPHNANK9FjkWl" text:style-name="Internet_20_link" text:visited-style-name="Visited_20_Internet_20_Link">
</text:a>
On the first honorary consul of Ukraine in the Kingdom of the Netherlands Karel Burgeradirven.</text:p>
      <text:p text:style-name="P4">
"On May 5, the GO-A band performed at the festival dedicated to the Liberation Day in the City Hertogenbos," he wrote.</text:p>
      <text:p text:style-name="P4">
According to him, many Ukrainians came to listen to the band who, because of the war, were to leave their homes and found shelter in the Netherlands.</text:p>
      <text:p text:style-name="P4">
<draw:frame draw:style-name="fr1" draw:name="Image144" text:anchor-type="as-char" svg:width="6.9236in" svg:height="3.89773in" draw:z-index="0">
<draw:image xlink:href="../Images/yкринформ/2023-05-08T17-33-00-03-00/1683556391-455.jpg" xlink:type="simple" xlink:show="embed" xlink:actuate="onLoad" draw:mime-type="image/jpeg"/>
</draw:frame>
“Freedom is not self -evident. We thank the Netherlands for all the support of Ukraine. Beautiful atmosphere, wonderful music, ”Karel Burger Dirven wrote.</text:p>
      <text:p text:style-name="P4">
He also urged to continue to support and assist Ukraine.</text:p>
      <text:p text:style-name="P4">
It is worth noting that on May 4, at 20:00, two -minute silence honors citizens and soldiers of the Netherlands, who died during the war and peaceful missions after World War II.</text:p>
      <text:p text:style-name="P4">
Also, every year on May 5, the Netherlands celebrates the day of liberation, lingering the liberation of the country from German in 1945. And this day is to express the support of many people in the world who do not live in Tasvoboda peace, and this year special support is addressed to the Ukrainian people.</text:p>
      <text:p text:style-name="P4">
As reported by Ukrinform, in September 2022 the Ukrainian band Go-A <text:a xlink:type="simple" xlink:href="https://www.ukrinform.ua/rubric-diaspora/3570512-u-niderlandah-gurt-goa-proviv-koncerti-na-pidtrimku-ukraini.html" text:style-name="Internet_20_link" text:visited-style-name="Visited_20_Internet_20_Link">
</text:a>
Concerts in support of Ukraine of the Several Dutch cities - Arnemi, Hoffdorpi, Brady and Devil, which is 120 km from Amsterdam.</text:p>
      <text:p text:style-name="P4">
<text:span text:style-name="T5">
Foto: Go-A Band / Facebook</text:span>
</text:p>
      <text:p text:style-name="P4">
News Source: <text:a xlink:type="simple" xlink:href="https://www.ukrinform.ua/rubric-diaspora/3706403-u-niderlandah-gurt-goa-vistupiv-na-festivali-prisvacenomu-dnu-vizvolenna.html" text:style-name="Internet_20_link" text:visited-style-name="Visited_20_Internet_20_Link">
https://www.ukrinform.ua/rubric-diaspora/3706403-u-niderlandah-gurt-goa-vistupiv-na-festivali-prisvacenomu-dnu-vizvolenna.html</text:a>
</text:p>
      <!--NEWS-->
      <text:h text:style-name="P10" text:outline-level="1">
<text:span text:style-name="T4">
Lionel Messi returned to PSG training</text:span>
</text:h>
      <text:p text:style-name="P4">
Authors: Ukrinform (Person)</text:p>
      <text:p text:style-name="P4">
Publisher: Укринформ (Organization)</text:p>
      <text:p text:style-name="P4">
Published Time: 2023-05-08T17:36:56+03:00</text:p>
      <text:p text:style-name="P4">
Modified Time: 2023-05-08T17:36:56+03:00</text:p>
      <text:p text:style-name="P4">
Description: The Argentine was reduced by the term of removal due to an unauthorized trip - Ukrinform.</text:p>
      <text:p text:style-name="P4">
Images: ["<text:a xlink:type="simple" xlink:href="https://static.ukrinform.com/photos/2023_05/thumb_files/630_360_1683555869-577.jpg" text:style-name="Internet_20_link" text:visited-style-name="Visited_20_Internet_20_Link">
630_360_16835...</text:a>
"]</text:p>
      <text:p text:style-name="P4">
Tags: ['Футбол', 'Мессі', 'Парі Сен-Жермен']</text:p>
      <text:p text:style-name="P4">
Type: Article</text:p>
      <!--METADATA-->
      <text:p text:style-name="P4">
<draw:frame draw:style-name="fr1" draw:name="Image145" text:anchor-type="as-char" svg:width="6.9236in" svg:height="3.956343in" draw:z-index="0">
<draw:image xlink:href="../Images/yкринформ/2023-05-08T17-36-56-03-00/630_360_1683555869-577.jpg" xlink:type="simple" xlink:show="embed" xlink:actuate="onLoad" draw:mime-type="image/jpeg"/>
</draw:frame>
Argentinecrowed term removal due to an unauthorized trip</text:p>
      <text:p text:style-name="P4">
PSG striker Lionel Messi returned to training early, <text:a xlink:type="simple" xlink:href="https://twitter.com/PSG_inside/status/1655524522672504832" text:style-name="Internet_20_link" text:visited-style-name="Visited_20_Internet_20_Link">
</text:a>
press service, Ukrinform reports.</text:p>
      <text:p text:style-name="P4">
The PSG leadership removed the Argentine in early May for two weeks. The sanction was that Messi did not agree with the club of his trip to the Doauda Arabia and missed the team training.</text:p>
      <text:p text:style-name="P4">
Messi publicly apologized to the partners and management, in his address Non -fashiolist noted that he had been separated because he was convinced of his weekend.</text:p>
      <text:p text:style-name="P4">
"PSG" left Messi's removal for the France's Championship against Troyes(3:1), however, the next day, the Argentine returned to the training team.</text:p>
      <text:p text:style-name="P4">
The current campaign for Lionel's work - 20 goals and 19 productive transmission of 37 matches of all tournaments. In the National Championship, Messi made 15 assistants is the leader of the tournament on this indicator.</text:p>
      <text:p text:style-name="P4">
<text:span text:style-name="T4">
 Read also: </text:span>
 <text:a xlink:type="simple" xlink:href="https://www.ukrinform.ua/rubric-sports/3704298-messi-zalisit-psz-v-kinci-sezonu-zurnalist.html" text:style-name="Internet_20_link" text:visited-style-name="Visited_20_Internet_20_Link">
<text:span text:style-name="T4">
 Messi </text:span>
</text:a>
As reported by Ukrinform, in PSG, Argentinean conducts his second afterburne season with a free agent from Barcelona in the summer of 2021.</text:p>
      <text:p text:style-name="P4">
Photo: Getty Images</text:p>
      <text:p text:style-name="P4">
News Source: <text:a xlink:type="simple" xlink:href="https://www.ukrinform.ua/rubric-sports/3706404-lionel-messi-povernuvsa-do-trenuvan-psz.html" text:style-name="Internet_20_link" text:visited-style-name="Visited_20_Internet_20_Link">
https://www.ukrinform.ua/rubric-sports/3706404-lionel-messi-povernuvsa-do-trenuvan-psz.html</text:a>
</text:p>
      <!--NEWS-->
      <text:h text:style-name="P10" text:outline-level="1">
<text:span text:style-name="T4">
According to the project "Army Drona", eight more shock mouths of UAV were staffed</text:span>
</text:h>
      <text:p text:style-name="P4">
Authors: Ukrinform (Person)</text:p>
      <text:p text:style-name="P4">
Publisher: Укринформ (Organization)</text:p>
      <text:p text:style-name="P4">
Published Time: 2023-05-08T17:37:33+03:00</text:p>
      <text:p text:style-name="P4">
Modified Time: 2023-05-08T17:37:33+03:00</text:p>
      <text:p text:style-name="P4">
Description: The Digital Transformation Ministry, together with partners, has completed the necessary equipment for eight new UAV shock mouths. - Ukrinform.</text:p>
      <text:p text:style-name="P4">
Images: ["<text:a xlink:type="simple" xlink:href="https://static.ukrinform.com/photos/2023_02/thumb_files/630_360_1676050744-971.jpg" text:style-name="Internet_20_link" text:visited-style-name="Visited_20_Internet_20_Link">
630_360_16760...</text:a>
"]</text:p>
      <text:p text:style-name="P4">
Tags: ['Безпілотник', 'Війна з росією', 'Армія дронів']</text:p>
      <text:p text:style-name="P4">
Type: Article</text:p>
      <!--METADATA-->
      <text:p text:style-name="P4">
<draw:frame draw:style-name="fr1" draw:name="Image146" text:anchor-type="as-char" svg:width="6.9236in" svg:height="3.956343in" draw:z-index="0">
<draw:image xlink:href="../Images/yкринформ/2023-05-08T17-37-33-03-00/630_360_1676050744-971.jpg" xlink:type="simple" xlink:show="embed" xlink:actuate="onLoad" draw:mime-type="image/jpeg"/>
</draw:frame>
The Ministry of Digital Transformation, together with partners, was completed with non -needed equipment for eight new UAV shock mouth.</text:p>
      <text:p text:style-name="P4">
This was reported by Viceremier-Minister for Innovation, Development of Education, Science of Tatekhnology-Minister of Digital Transformation Mikhail Fedorov in <text:a xlink:type="simple" xlink:href="http://t.me/dsszzi_official/5795" text:style-name="Internet_20_link" text:visited-style-name="Visited_20_Internet_20_Link">
</text:a>
, reports Ukrinform.</text:p>
      <text:p text:style-name="P4">
“Eight new UAV shock mouths are ready for battle-they handed them pickups, shock-digitors and FPV. It is important that all drones are Ukrainian production. We need to clean the blockers for the development of Ukrainian companies. There will be many changes. To produce thousands of drones in Ukraine, which are simply contained in the defense forces, ”the minister said.</text:p>
      <text:p text:style-name="P4">
Fedorov recalled that the creation of shock mouths is an unprecedented and timely time. After all, three shock mouths, which are completed a few months ago, already have successful results on the front.</text:p>
      <text:p text:style-name="P4">
<text:span text:style-name="T4">
 Read also: </text:span>
 <text:a xlink:type="simple" xlink:href="https://www.ukrinform.ua/rubric-ato/3705883-bezpilotniki-sogodni-roblat-revoluciu-na-fronti-ignat.html" text:style-name="Internet_20_link" text:visited-style-name="Visited_20_Internet_20_Link">
<text:span text:style-name="T4">
 Ignati </text:span>
</text:a>
It was reported that in March three separate companies of shock blades were created in the Armed Forces. These are the world's first troops that Ukraine is being implemented in the struggle of the invaders. The UAV units will enhance the infantry and exploration capabilities of the infantry and help to overcome the enemy in hot spots even more effectively.</text:p>
      <text:p text:style-name="P4">
The Drone Army is a project, started by the General Staff of the Armed Forces and the Ministry of Defense. This complex program, within which systematic purchase of drones, their repair, as well as training courses of relevant specialists. The project started on July 1.</text:p>
      <text:p text:style-name="P4">
<text:span text:style-name="T4">
 Read also: </text:span>
 <text:a xlink:type="simple" xlink:href="https://www.ukrinform.ua/rubric-ato/3705695-mincifri-peredalo-na-front-se-100-droniv.html" text:style-name="Internet_20_link" text:visited-style-name="Visited_20_Internet_20_Link">
<text:span text:style-name="T4">
 drones </text:span>
</text:a>
Within its limits, the profile state bodies have already registered more than 3,800 freezers for more than UAH 4.1 billion and prepared 10 thousand operators. There are more than 20 schools in Ukraine today, where people can gain drone skills.</text:p>
      <text:p text:style-name="P4">
News Source: <text:a xlink:type="simple" xlink:href="https://www.ukrinform.ua/rubric-ato/3706405-za-proektom-armia-droniv-ukomplektuvali-bijciv-se-vosmi-udarnih-rot-bpla.html" text:style-name="Internet_20_link" text:visited-style-name="Visited_20_Internet_20_Link">
https://www.ukrinform.ua/rubric-ato/3706405-za-proektom-armia-droniv-ukomplektuvali-bijciv-se-vosmi-udarnih-rot-bpla.html</text:a>
</text:p>
      <!--NEWS-->
      <text:h text:style-name="P10" text:outline-level="1">
<text:span text:style-name="T4">
WARNING!Children are wanted</text:span>
</text:h>
      <text:p text:style-name="P4">
Authors: Ukrinform (Person)</text:p>
      <text:p text:style-name="P4">
Publisher: Укринформ (Organization)</text:p>
      <text:p text:style-name="P4">
Published Time: 2023-05-08T17:48:00+03:00</text:p>
      <text:p text:style-name="P4">
Modified Time: 2023-05-08T17:48:00+03:00</text:p>
      <text:p text:style-name="P4">
Description: If you have information about missing children - call 116,000 - Ukrinform.</text:p>
      <text:p text:style-name="P4">
Images: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08/1659527404-522.jpg" text:style-name="Internet_20_link" text:visited-style-name="Visited_20_Internet_20_Link">
1659527404-52...</text:a>
", "<text:a xlink:type="simple" xlink:href="https://static.ukrinform.com/photos/2022_08/1659527405-491.jpg" text:style-name="Internet_20_link" text:visited-style-name="Visited_20_Internet_20_Link">
1659527405-49...</text:a>
", "<text:a xlink:type="simple" xlink:href="https://static.ukrinform.com/photos/2022_08/1659527406-839.jpg" text:style-name="Internet_20_link" text:visited-style-name="Visited_20_Internet_20_Link">
1659527406-83...</text:a>
", "<text:a xlink:type="simple" xlink:href="https://static.ukrinform.com/photos/2022_08/1659948836-620.jpg" text:style-name="Internet_20_link" text:visited-style-name="Visited_20_Internet_20_Link">
1659948836-62...</text:a>
", "<text:a xlink:type="simple" xlink:href="https://static.ukrinform.com/photos/2022_08/1659948835-931.jpg" text:style-name="Internet_20_link" text:visited-style-name="Visited_20_Internet_20_Link">
1659948835-93...</text:a>
", "<text:a xlink:type="simple" xlink:href="https://static.ukrinform.com/photos/2022_11/1668596593-534.jpg" text:style-name="Internet_20_link" text:visited-style-name="Visited_20_Internet_20_Link">
1668596593-53...</text:a>
", "<text:a xlink:type="simple" xlink:href="https://static.ukrinform.com/photos/2022_11/1668596592-605.jpg" text:style-name="Internet_20_link" text:visited-style-name="Visited_20_Internet_20_Link">
1668596592-60...</text:a>
", "<text:a xlink:type="simple" xlink:href="https://static.ukrinform.com/photos/2022_11/1668596592-112.jpg" text:style-name="Internet_20_link" text:visited-style-name="Visited_20_Internet_20_Link">
1668596592-11...</text:a>
"]</text:p>
      <text:p text:style-name="P4">
Tags: None</text:p>
      <text:p text:style-name="P4">
Type: Article</text:p>
      <!--METADATA-->
      <text:p text:style-name="P4">
<draw:frame draw:style-name="fr1" draw:name="Image147" text:anchor-type="as-char" svg:width="6.9236in" svg:height="3.956343in" draw:z-index="0">
<draw:image xlink:href="../Images/yкринформ/2023-05-08T17-48-00-03-00/630_360_1659527493-225.jpg" xlink:type="simple" xlink:show="embed" xlink:actuate="onLoad" draw:mime-type="image/jpeg"/>
</draw:frame>
If you have information about missing children - call 116 000</text:p>
      <text:p text:style-name="P4">
<text:span text:style-name="T4">
 Anastasia Tolstokorova, 4 years </text:span>
</text:p>
      <text:p text:style-name="P4">
<draw:frame draw:style-name="fr1" draw:name="Image148" text:anchor-type="as-char" svg:width="6.9236in" svg:height="6.9236in" draw:z-index="0">
<draw:image xlink:href="../Images/yкринформ/2023-05-08T17-48-00-03-00/1659527406-459.jpg" xlink:type="simple" xlink:show="embed" xlink:actuate="onLoad" draw:mime-type="image/jpeg"/>
</draw:frame>
On March 12, 2022, 4-year-old Anastasia Tolstokorov disappeared after the explosion of the Uchninka in Mariupol. Where it is now is unknown.</text:p>
      <text:p text:style-name="P4">
Signs of the baby: looks 4-5 years, lean, blond hair, blue.</text:p>
      <text:p text:style-name="P4">
<text:span text:style-name="T4">
 rose Kaminskaya, 2 years </text:span>
</text:p>
      <text:p text:style-name="P4">
<draw:frame draw:style-name="fr1" draw:name="Image149" text:anchor-type="as-char" svg:width="6.9236in" svg:height="6.9236in" draw:z-index="0">
<draw:image xlink:href="../Images/yкринформ/2023-05-08T17-48-00-03-00/1659527405-642.jpg" xlink:type="simple" xlink:show="embed" xlink:actuate="onLoad" draw:mime-type="image/jpeg"/>
</draw:frame>
On March 1, 2022, the 2-year Rosa Kaminskaya disappeared with her family of the Ubuchansky district in Kyiv region.</text:p>
      <text:p text:style-name="P4">
The family is likely to be in Poland.</text:p>
      <text:p text:style-name="P4">
<text:span text:style-name="T4">
 Catherine Quail, 8 years </text:span>
</text:p>
      <text:p text:style-name="P4">
<draw:frame draw:style-name="fr1" draw:name="Image150" text:anchor-type="as-char" svg:width="6.9236in" svg:height="6.9236in" draw:z-index="0">
<draw:image xlink:href="../Images/yкринформ/2023-05-08T17-48-00-03-00/1659527404-522.jpg" xlink:type="simple" xlink:show="embed" xlink:actuate="onLoad" draw:mime-type="image/jpeg"/>
</draw:frame>
In January 2022, an 8-year-old girl, together with her father, left a residence in Kharkiv region and still not contact. Provisional information,</text:p>
      <text:p text:style-name="P4">
the settlement where Katya lives with her father and grandmother, is under</text:p>
      <text:p text:style-name="P4">
temporary occupation by Russian troops.</text:p>
      <text:p text:style-name="P4">
Signs of the baby: looks 9 years old, skinny, blond hair, dark eyes.</text:p>
      <text:p text:style-name="P4">
Special signs: wears glasses.</text:p>
      <text:p text:style-name="P4">
<text:span text:style-name="T4">
 Andriy Oksenenko, 17 years old </text:span>
</text:p>
      <text:p text:style-name="P4">
<draw:frame draw:style-name="fr1" draw:name="Image151" text:anchor-type="as-char" svg:width="6.9236in" svg:height="6.9236in" draw:z-index="0">
<draw:image xlink:href="../Images/yкринформ/2023-05-08T17-48-00-03-00/1659527405-491.jpg" xlink:type="simple" xlink:show="embed" xlink:actuate="onLoad" draw:mime-type="image/jpeg"/>
</draw:frame>
17-year-old Andriy Oksenenko disappeared in Kiev.</text:p>
      <text:p text:style-name="P4">
On July 10 2022 the guy left the house and back so far.</text:p>
      <text:p text:style-name="P4">
Andrew there are still no news.</text:p>
      <text:p text:style-name="P4">
Guy signs: looks 19 years old, 180-190 cm tall, thin, dark-haired</text:p>
      <text:p text:style-name="P4">
Gray eyes.</text:p>
      <text:p text:style-name="P4">
<text:span text:style-name="T4">
 Andriy Kadigrob, 13 years old </text:span>
</text:p>
      <text:p text:style-name="P4">
<draw:frame draw:style-name="fr1" draw:name="Image152" text:anchor-type="as-char" svg:width="6.9236in" svg:height="6.9236in" draw:z-index="0">
<draw:image xlink:href="../Images/yкринформ/2023-05-08T17-48-00-03-00/1659527406-839.jpg" xlink:type="simple" xlink:show="embed" xlink:actuate="onLoad" draw:mime-type="image/jpeg"/>
</draw:frame>
Help find 13-year-old Andrew Kadigrob, who disappeared in Kirovograd region!</text:p>
      <text:p text:style-name="P4">
On July 21, 2022, the guy left home to the forest in the village. Rosdolia and up to the present time</text:p>
      <text:p text:style-name="P4">
Back never returned. Where he is now is unknown.</text:p>
      <text:p text:style-name="P4">
Signs of the baby: looks 13-14 years old, 140 cm in height, thin, dark-haired.</text:p>
      <text:p text:style-name="P4">
Clothes: white T -shirt, black pants, blue flip flops.</text:p>
      <text:p text:style-name="P4">
<text:span text:style-name="T4">
 Elizabeth Mandic, 16 years </text:span>
</text:p>
      <text:p text:style-name="P4">
<draw:frame draw:style-name="fr1" draw:name="Image153" text:anchor-type="as-char" svg:width="6.9236in" svg:height="6.9236in" draw:z-index="0">
<draw:image xlink:href="../Images/yкринформ/2023-05-08T17-48-00-03-00/1659948836-620.jpg" xlink:type="simple" xlink:show="embed" xlink:actuate="onLoad" draw:mime-type="image/jpeg"/>
</draw:frame>
On May 25, 2022, the girl disappeared in the village. Kivsharivka in Kharkiv region.</text:p>
      <text:p text:style-name="P4">
Signs of the baby: looks 17 years old, 158 cm in height, skinny, brownie, gray-green eyes.</text:p>
      <text:p text:style-name="P4">
Special signs: wears glasses.</text:p>
      <text:p text:style-name="P4">
<text:span text:style-name="T4">
 Mykola Grigoriev, 17 years old </text:span>
</text:p>
      <text:p text:style-name="P4">
<draw:frame draw:style-name="fr1" draw:name="Image154" text:anchor-type="as-char" svg:width="6.9236in" svg:height="6.9236in" draw:z-index="0">
<draw:image xlink:href="../Images/yкринформ/2023-05-08T17-48-00-03-00/1659948835-931.jpg" xlink:type="simple" xlink:show="embed" xlink:actuate="onLoad" draw:mime-type="image/jpeg"/>
</draw:frame>
</text:p>
      <text:p text:style-name="P4">
Signs: looks 17 years old, 170 cm in height, thin, light short -haired.</text:p>
      <text:p text:style-name="P4">
Clothes: black T -shirt, blue shorts, black sneakers.</text:p>
      <text:p text:style-name="P4">
<draw:frame draw:style-name="fr1" draw:name="Image155" text:anchor-type="as-char" svg:width="6.9236in" svg:height="6.9236in" draw:z-index="0">
<draw:image xlink:href="../Images/yкринформ/2023-05-08T17-48-00-03-00/1668596593-534.jpg" xlink:type="simple" xlink:show="embed" xlink:actuate="onLoad" draw:mime-type="image/jpeg"/>
</draw:frame>
11-year-old Gleb Cherepanov disappeared in Donetsk region.</text:p>
      <text:p text:style-name="P4">
On March 12, 2022, the boy, along with his grandmother, was sub -shot in Mariupol. Since then, there are no news about them. Where they are with them - it is unknown!</text:p>
      <text:p text:style-name="P4">
<draw:frame draw:style-name="fr1" draw:name="Image156" text:anchor-type="as-char" svg:width="6.9236in" svg:height="6.9236in" draw:z-index="0">
<draw:image xlink:href="../Images/yкринформ/2023-05-08T17-48-00-03-00/1668596592-605.jpg" xlink:type="simple" xlink:show="embed" xlink:actuate="onLoad" draw:mime-type="image/jpeg"/>
</draw:frame>
8-year-old Margarita Mitunina disappeared in Kherson region.</text:p>
      <text:p text:style-name="P4">
On October 10, 2022, the girl disappeared in the village. Red lighthouse. By recent information, it could be taken to Crimea.</text:p>
      <text:p text:style-name="P4">
<draw:frame draw:style-name="fr1" draw:name="Image157" text:anchor-type="as-char" svg:width="6.9236in" svg:height="6.9236in" draw:z-index="0">
<draw:image xlink:href="../Images/yкринформ/2023-05-08T17-48-00-03-00/1668596592-112.jpg" xlink:type="simple" xlink:show="embed" xlink:actuate="onLoad" draw:mime-type="image/jpeg"/>
</draw:frame>
****</text:p>
      <text:p text:style-name="P4">
16-year-old Sergei Samoilov disappeared in Donetsk region.</text:p>
      <text:p text:style-name="P4">
As early as March 2022, the teenager disappeared in Donetsk after the Missariupol. So far, there are no news about him and where he is now - it is unknown!</text:p>
      <text:p text:style-name="P4">
Signs of the baby: looks 16-17 years, medium physique, brown hair.</text:p>
      <text:p text:style-name="P4">
*!</text:p>
      <text:p text:style-name="P4">
<text:span text:style-name="T4">
 For subscribers of all mobile operators calls - free. </text:span>
</text:p>
      <text:p text:style-name="P4">
News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In Zhytomyr, a veteran of the 95th brigade cut a sculpture from a tree dedicated to brothers</text:span>
</text:h>
      <text:p text:style-name="P4">
Authors: Ukrinform (Person)</text:p>
      <text:p text:style-name="P4">
Publisher: Укринформ (Organization)</text:p>
      <text:p text:style-name="P4">
Published Time: 2023-05-08T17:51:00+03:00</text:p>
      <text:p text:style-name="P4">
Modified Time: 2023-05-08T17:51:00+03:00</text:p>
      <text:p text:style-name="P4">
Description: In Zhytomyr, veteran Ivan Halus, with a call sign "sculptor", created a sculpture from an oak dedicated to the 95th separate landing brigade. - Ukrinform.</text:p>
      <text:p text:style-name="P4">
Images: ["<text:a xlink:type="simple" xlink:href="https://static.ukrinform.com/photos/2023_05/thumb_files/630_360_1683557173-268.jpg" text:style-name="Internet_20_link" text:visited-style-name="Visited_20_Internet_20_Link">
630_360_16835...</text:a>
"]</text:p>
      <text:p text:style-name="P4">
Tags: None</text:p>
      <text:p text:style-name="P4">
Type: Article</text:p>
      <!--METADATA-->
      <text:p text:style-name="P4">
<draw:frame draw:style-name="fr1" draw:name="Image158" text:anchor-type="as-char" svg:width="6.9236in" svg:height="3.956343in" draw:z-index="0">
<draw:image xlink:href="../Images/yкринформ/2023-05-08T17-51-00-03-00/630_360_1683557173-268.jpg" xlink:type="simple" xlink:show="embed" xlink:actuate="onLoad" draw:mime-type="image/jpeg"/>
</draw:frame>
In Zhytomyrivetran, Ivan Halus, with a call sign "sculptor", created a sculpture from an oak dedicated to the 95th separate landing and assault brigade.</text:p>
      <text:p text:style-name="P4">
As Ukrinform reports, about it in <text:a xlink:type="simple" xlink:href="https://www.facebook.com/sukhomlyn.sergey/posts/pfbid02RnF266aJ1AF4pV6dYUSf8JbjuF2DDtapDFz5tPRX5nCnCtUasgPSHkkSBFeq5Ztal" text:style-name="Internet_20_link" text:visited-style-name="Visited_20_Internet_20_Link">
</text:a>
Zhytomyr Mayor Sergey Sukhomlin reported.</text:p>
      <text:p text:style-name="P4">
"Today," sculptor ", as promised by the brothers, completed the sculpture with the emblem of the homogeneous brigade. He digested the names and calls of the fallen, the names of settlements where the cruel battles were going on ... ”, - the post reads.</text:p>
      <text:p text:style-name="P4">
It is noted that Halus has created a sculpture for several days of the city of the city. The veteran also raised a small amount of money for which the medicines for the 95th brigade.</text:p>
      <text:p text:style-name="P4">
The master service was served in border troops, but was commissioned for health. He is a lawyer in his specialty, but for eight years he has been sculpture. When a full-scale war began, the man went to the enrollment office, then he got into the 95th brigade. During the month he was under raisins, in the war he had a call sign "sculptor". After injuries, the military injuries can no longer serve. For three months he has been rehabilitation and is now continuing treatment.</text:p>
      <text:p text:style-name="P4">
<text:span text:style-name="T4">
 Read also: </text:span>
 <text:a xlink:type="simple" xlink:href="https://www.ukrinform.ua/rubric-diaspora/3704143-u-liverpuli-predstavili-proekt-dialogi-za-ucasti-ukrainskoi-hudoznici.html" text:style-name="Internet_20_link" text:visited-style-name="Visited_20_Internet_20_Link">
</text:a>
As reported by Ukrinform, in Shoduar Park <text:a xlink:type="simple" xlink:href="https://www.ukrinform.ua/tag-zitomir" text:style-name="Internet_20_link" text:visited-style-name="Visited_20_Internet_20_Link">
</text:a>
veteran <text:a xlink:type="simple" xlink:href="https://www.ukrinform.ua/rubric-culture/3704300-u-zitomiri-stvoruut-derevanu-skulpturu-prisvacenu-95ij-brigadi.html" text:style-name="Internet_20_link" text:visited-style-name="Visited_20_Internet_20_Link">
</text:a>
From the oak sculpture "Freedom", dedicated to the 95th separate landing brigade.</text:p>
      <text:p text:style-name="P4">
<text:span text:style-name="T5">
Foto: Sergey Sukhomlin, Facebook</text:span>
</text:p>
      <text:p text:style-name="P4">
News Source: <text:a xlink:type="simple" xlink:href="https://www.ukrinform.ua/rubric-regions/3706412-u-zitomiri-veteran-95i-brigadi-virizav-z-dereva-skulpturu-prisvacenu-pobratimam.html" text:style-name="Internet_20_link" text:visited-style-name="Visited_20_Internet_20_Link">
https://www.ukrinform.ua/rubric-regions/3706412-u-zitomiri-veteran-95i-brigadi-virizav-z-dereva-skulpturu-prisvacenu-pobratimam.html</text:a>
</text:p>
      <!--NEWS-->
      <text:h text:style-name="P10" text:outline-level="1">
<text:span text:style-name="T4">
Google showed the effects of Russian invasion of Ukraine in satellite images</text:span>
</text:h>
      <text:p text:style-name="P4">
Authors: Ukrinform (Person)</text:p>
      <text:p text:style-name="P4">
Publisher: Укринформ (Organization)</text:p>
      <text:p text:style-name="P4">
Published Time: 2023-05-08T18:01:00+03:00</text:p>
      <text:p text:style-name="P4">
Modified Time: 2023-05-08T18:01:00+03:00</text:p>
      <text:p text:style-name="P4">
Description: Google has published new satellite images of the territory of Ukraine, which recorded the destruction caused by the Russian full -scale invasion. - Ukrinform.</text:p>
      <text:p text:style-name="P4">
Images: ["<text:a xlink:type="simple" xlink:href="https://static.ukrinform.com/photos/2023_05/thumb_files/630_360_1683557499-281.png" text:style-name="Internet_20_link" text:visited-style-name="Visited_20_Internet_20_Link">
630_360_16835...</text:a>
", "<text:a xlink:type="simple" xlink:href="https://static.ukrinform.com/photos/2023_05/1683557423-417.jpg" text:style-name="Internet_20_link" text:visited-style-name="Visited_20_Internet_20_Link">
1683557423-41...</text:a>
", "<text:a xlink:type="simple" xlink:href="https://static.ukrinform.com/photos/2023_05/1683557422-883.jpg" text:style-name="Internet_20_link" text:visited-style-name="Visited_20_Internet_20_Link">
1683557422-88...</text:a>
", "<text:a xlink:type="simple" xlink:href="https://static.ukrinform.com/photos/2023_05/1683557431-479.jpg" text:style-name="Internet_20_link" text:visited-style-name="Visited_20_Internet_20_Link">
1683557431-47...</text:a>
", "<text:a xlink:type="simple" xlink:href="https://static.ukrinform.com/photos/2023_05/1683557430-324.jpg" text:style-name="Internet_20_link" text:visited-style-name="Visited_20_Internet_20_Link">
1683557430-32...</text:a>
", "<text:a xlink:type="simple" xlink:href="https://static.ukrinform.com/photos/2023_05/1683557439-928.jpg" text:style-name="Internet_20_link" text:visited-style-name="Visited_20_Internet_20_Link">
1683557439-92...</text:a>
", "<text:a xlink:type="simple" xlink:href="https://static.ukrinform.com/photos/2023_05/1683557439-898.jpg" text:style-name="Internet_20_link" text:visited-style-name="Visited_20_Internet_20_Link">
1683557439-89...</text:a>
", "<text:a xlink:type="simple" xlink:href="https://static.ukrinform.com/photos/2023_05/1683557460-548.png" text:style-name="Internet_20_link" text:visited-style-name="Visited_20_Internet_20_Link">
1683557460-54...</text:a>
", "<text:a xlink:type="simple" xlink:href="https://static.ukrinform.com/photos/2023_05/1683557462-708.png" text:style-name="Internet_20_link" text:visited-style-name="Visited_20_Internet_20_Link">
1683557462-70...</text:a>
", "<text:a xlink:type="simple" xlink:href="https://static.ukrinform.com/photos/2023_05/1683557464-378.png" text:style-name="Internet_20_link" text:visited-style-name="Visited_20_Internet_20_Link">
1683557464-37...</text:a>
", "<text:a xlink:type="simple" xlink:href="https://static.ukrinform.com/photos/2023_05/1683557466-723.png" text:style-name="Internet_20_link" text:visited-style-name="Visited_20_Internet_20_Link">
1683557466-72...</text:a>
", "<text:a xlink:type="simple" xlink:href="https://static.ukrinform.com/photos/2023_05/1683557482-442.png" text:style-name="Internet_20_link" text:visited-style-name="Visited_20_Internet_20_Link">
1683557482-44...</text:a>
", "<text:a xlink:type="simple" xlink:href="https://static.ukrinform.com/photos/2023_05/1683557468-349.png" text:style-name="Internet_20_link" text:visited-style-name="Visited_20_Internet_20_Link">
1683557468-34...</text:a>
", "<text:a xlink:type="simple" xlink:href="https://static.ukrinform.com/photos/2023_05/1683557484-476.png" text:style-name="Internet_20_link" text:visited-style-name="Visited_20_Internet_20_Link">
1683557484-47...</text:a>
", "<text:a xlink:type="simple" xlink:href="https://static.ukrinform.com/photos/2023_05/1683557486-956.png" text:style-name="Internet_20_link" text:visited-style-name="Visited_20_Internet_20_Link">
1683557486-95...</text:a>
", "<text:a xlink:type="simple" xlink:href="https://static.ukrinform.com/photos/2023_05/1683557488-666.png" text:style-name="Internet_20_link" text:visited-style-name="Visited_20_Internet_20_Link">
1683557488-66...</text:a>
", "<text:a xlink:type="simple" xlink:href="https://static.ukrinform.com/photos/2023_05/1683557490-771.png" text:style-name="Internet_20_link" text:visited-style-name="Visited_20_Internet_20_Link">
1683557490-77...</text:a>
", "<text:a xlink:type="simple" xlink:href="https://static.ukrinform.com/photos/2023_05/1683557501-934.png" text:style-name="Internet_20_link" text:visited-style-name="Visited_20_Internet_20_Link">
1683557501-93...</text:a>
", "<text:a xlink:type="simple" xlink:href="https://static.ukrinform.com/photos/2023_05/1683557499-281.png" text:style-name="Internet_20_link" text:visited-style-name="Visited_20_Internet_20_Link">
1683557499-28...</text:a>
"]</text:p>
      <text:p text:style-name="P4">
Tags: ['Фото', 'Google', 'Супутник', 'Війна з росією']</text:p>
      <text:p text:style-name="P4">
Type: Article</text:p>
      <!--METADATA-->
      <text:p text:style-name="P4">
<draw:frame draw:style-name="fr1" draw:name="Image159" text:anchor-type="as-char" svg:width="6.9236in" svg:height="3.956343in" draw:z-index="0">
<draw:image xlink:href="../Images/yкринформ/2023-05-08T18-01-00-03-00/630_360_1683557499-281.png" xlink:type="simple" xlink:show="embed" xlink:actuate="onLoad" draw:mime-type="image/png"/>
</draw:frame>
Goooggle has published new satellite images of the territory of Ukraine, which are destroyed by Russian full -scale invasion.</text:p>
      <text:p text:style-name="P4">
About it reports <text:a xlink:type="simple" xlink:href="https://www.politico.eu/article/ukraine-war-satellite-images-reveal-devastation-russia-invasion/" text:style-name="Internet_20_link" text:visited-style-name="Visited_20_Internet_20_Link">
</text:a>
, reports Ukrinform.</text:p>
      <text:p text:style-name="P4">
The publication compared satellite images from a number of places in Ukraine, taken to the Taisle of invasion <text:a xlink:type="simple" xlink:href="https://www.ukrinform.ua/tag-rosijski-vijskovi" text:style-name="Internet_20_link" text:visited-style-name="Visited_20_Internet_20_Link">
</text:a>
 .</text:p>
      <text:p text:style-name="P4">
<draw:frame draw:style-name="fr1" draw:name="Image160" text:anchor-type="as-char" svg:width="6.9236in" svg:height="4.352893in" draw:z-index="0">
<draw:image xlink:href="../Images/yкринформ/2023-05-08T18-01-00-03-00/1683557423-417.jpg" xlink:type="simple" xlink:show="embed" xlink:actuate="onLoad" draw:mime-type="image/jpeg"/>
</draw:frame>
</text:p>
      <text:p text:style-name="P4">
<draw:frame draw:style-name="fr1" draw:name="Image161" text:anchor-type="as-char" svg:width="6.9236in" svg:height="4.352893in" draw:z-index="0">
<draw:image xlink:href="../Images/yкринформ/2023-05-08T18-01-00-03-00/1683557422-883.jpg" xlink:type="simple" xlink:show="embed" xlink:actuate="onLoad" draw:mime-type="image/jpeg"/>
</draw:frame>
<draw:frame draw:style-name="fr1" draw:name="Image162" text:anchor-type="as-char" svg:width="6.9236in" svg:height="4.352893in" draw:z-index="0">
<draw:image xlink:href="../Images/yкринформ/2023-05-08T18-01-00-03-00/1683557431-479.jpg" xlink:type="simple" xlink:show="embed" xlink:actuate="onLoad" draw:mime-type="image/jpeg"/>
</draw:frame>
<draw:frame draw:style-name="fr1" draw:name="Image163" text:anchor-type="as-char" svg:width="6.9236in" svg:height="4.352893in" draw:z-index="0">
<draw:image xlink:href="../Images/yкринформ/2023-05-08T18-01-00-03-00/1683557430-324.jpg" xlink:type="simple" xlink:show="embed" xlink:actuate="onLoad" draw:mime-type="image/jpeg"/>
</draw:frame>
<draw:frame draw:style-name="fr1" draw:name="Image164" text:anchor-type="as-char" svg:width="6.9236in" svg:height="4.352893in" draw:z-index="0">
<draw:image xlink:href="../Images/yкринформ/2023-05-08T18-01-00-03-00/1683557439-928.jpg" xlink:type="simple" xlink:show="embed" xlink:actuate="onLoad" draw:mime-type="image/jpeg"/>
</draw:frame>
<draw:frame draw:style-name="fr1" draw:name="Image165" text:anchor-type="as-char" svg:width="6.9236in" svg:height="4.352893in" draw:z-index="0">
<draw:image xlink:href="../Images/yкринформ/2023-05-08T18-01-00-03-00/1683557439-898.jpg" xlink:type="simple" xlink:show="embed" xlink:actuate="onLoad" draw:mime-type="image/jpeg"/>
</draw:frame>
In the photo, in particular, the destruction in the Kyiv region was recorded: the consequences of Bilyakyev fighting, the destruction of the airport in Gostomel, the destroyed cities in Irpen and the dam of all Cossarovichi.</text:p>
      <text:p text:style-name="P4">
<draw:frame draw:style-name="fr1" draw:name="Image166" text:anchor-type="as-char" svg:width="6.9236in" svg:height="3.109209in" draw:z-index="0">
<draw:image xlink:href="../Images/yкринформ/2023-05-08T18-01-00-03-00/1683557460-548.png" xlink:type="simple" xlink:show="embed" xlink:actuate="onLoad" draw:mime-type="image/png"/>
</draw:frame>
<draw:frame draw:style-name="fr1" draw:name="Image167" text:anchor-type="as-char" svg:width="6.9236in" svg:height="3.102799in" draw:z-index="0">
<draw:image xlink:href="../Images/yкринформ/2023-05-08T18-01-00-03-00/1683557462-708.png" xlink:type="simple" xlink:show="embed" xlink:actuate="onLoad" draw:mime-type="image/png"/>
</draw:frame>
<draw:frame draw:style-name="fr1" draw:name="Image168" text:anchor-type="as-char" svg:width="6.9236in" svg:height="3.359228in" draw:z-index="0">
<draw:image xlink:href="../Images/yкринформ/2023-05-08T18-01-00-03-00/1683557464-378.png" xlink:type="simple" xlink:show="embed" xlink:actuate="onLoad" draw:mime-type="image/png"/>
</draw:frame>
<draw:frame draw:style-name="fr1" draw:name="Image169" text:anchor-type="as-char" svg:width="6.9236in" svg:height="3.224603in" draw:z-index="0">
<draw:image xlink:href="../Images/yкринформ/2023-05-08T18-01-00-03-00/1683557466-723.png" xlink:type="simple" xlink:show="embed" xlink:actuate="onLoad" draw:mime-type="image/png"/>
</draw:frame>
<draw:frame draw:style-name="fr1" draw:name="Image170" text:anchor-type="as-char" svg:width="6.9236in" svg:height="3.179727in" draw:z-index="0">
<draw:image xlink:href="../Images/yкринформ/2023-05-08T18-01-00-03-00/1683557482-442.png" xlink:type="simple" xlink:show="embed" xlink:actuate="onLoad" draw:mime-type="image/png"/>
</draw:frame>
<draw:frame draw:style-name="fr1" draw:name="Image171" text:anchor-type="as-char" svg:width="6.9236in" svg:height="3.250246in" draw:z-index="0">
<draw:image xlink:href="../Images/yкринформ/2023-05-08T18-01-00-03-00/1683557468-349.png" xlink:type="simple" xlink:show="embed" xlink:actuate="onLoad" draw:mime-type="image/png"/>
</draw:frame>
<draw:frame draw:style-name="fr1" draw:name="Image172" text:anchor-type="as-char" svg:width="6.9236in" svg:height="3.166906in" draw:z-index="0">
<draw:image xlink:href="../Images/yкринформ/2023-05-08T18-01-00-03-00/1683557484-476.png" xlink:type="simple" xlink:show="embed" xlink:actuate="onLoad" draw:mime-type="image/png"/>
</draw:frame>
<draw:frame draw:style-name="fr1" draw:name="Image173" text:anchor-type="as-char" svg:width="6.9236in" svg:height="3.20537in" draw:z-index="0">
<draw:image xlink:href="../Images/yкринформ/2023-05-08T18-01-00-03-00/1683557486-956.png" xlink:type="simple" xlink:show="embed" xlink:actuate="onLoad" draw:mime-type="image/png"/>
</draw:frame>
<draw:frame draw:style-name="fr1" draw:name="Image174" text:anchor-type="as-char" svg:width="6.9236in" svg:height="3.20537in" draw:z-index="0">
<draw:image xlink:href="../Images/yкринформ/2023-05-08T18-01-00-03-00/1683557488-666.png" xlink:type="simple" xlink:show="embed" xlink:actuate="onLoad" draw:mime-type="image/png"/>
</draw:frame>
<draw:frame draw:style-name="fr1" draw:name="Image175" text:anchor-type="as-char" svg:width="6.9236in" svg:height="3.256656in" draw:z-index="0">
<draw:image xlink:href="../Images/yкринформ/2023-05-08T18-01-00-03-00/1683557490-771.png" xlink:type="simple" xlink:show="embed" xlink:actuate="onLoad" draw:mime-type="image/png"/>
</draw:frame>
<draw:frame draw:style-name="fr1" draw:name="Image176" text:anchor-type="as-char" svg:width="6.9236in" svg:height="3.128441in" draw:z-index="0">
<draw:image xlink:href="../Images/yкринформ/2023-05-08T18-01-00-03-00/1683557501-934.png" xlink:type="simple" xlink:show="embed" xlink:actuate="onLoad" draw:mime-type="image/png"/>
</draw:frame>
<draw:frame draw:style-name="fr1" draw:name="Image177" text:anchor-type="as-char" svg:width="6.9236in" svg:height="3.096388in" draw:z-index="0">
<draw:image xlink:href="../Images/yкринформ/2023-05-08T18-01-00-03-00/1683557499-281.png" xlink:type="simple" xlink:show="embed" xlink:actuate="onLoad" draw:mime-type="image/png"/>
</draw:frame>
In addition, the satellite removed the fields around Bakhmut, littered with explosives, and the Drama Theater in Mariupol.</text:p>
      <text:p text:style-name="P4">
<text:span text:style-name="T4">
 Read also: </text:span>
 <text:a xlink:type="simple" xlink:href="https://www.ukrinform.ua/rubric-crimea/3697442-suputnik-zafiksuvav-rosijsku-radiolokacijnu-stanciu-bila-kerci.html" text:style-name="Internet_20_link" text:visited-style-name="Visited_20_Internet_20_Link">
<text:span text:style-name="T4">
 Satellite </text:span>
</text:a>
As reported by Ukrinform, on March 16, 2022, the invaders purposely drew airbots on the Mariupol Drama Theater, where people were hiding. Hundreds of people were killed.</text:p>
      <text:p text:style-name="P4">
<text:span text:style-name="T5">
Foto: Google</text:span>
</text:p>
      <text:p text:style-name="P4">
News Source: <text:a xlink:type="simple" xlink:href="https://www.ukrinform.ua/rubric-ato/3706414-google-pokazav-naslidki-vtorgnenna-rf-v-ukrainu-na-suputnikovih-znimkah.html" text:style-name="Internet_20_link" text:visited-style-name="Visited_20_Internet_20_Link">
https://www.ukrinform.ua/rubric-ato/3706414-google-pokazav-naslidki-vtorgnenna-rf-v-ukrainu-na-suputnikovih-znimkah.html</text:a>
</text:p>
      <!--NEWS-->
      <text:h text:style-name="P10" text:outline-level="1">
<text:span text:style-name="T4">
На Херсонщині знищили три російські безпілотники</text:span>
</text:h>
      <text:p text:style-name="P4">
Authors: Ukrinform (Person)</text:p>
      <text:p text:style-name="P4">
Publisher: Укринформ (Organization)</text:p>
      <text:p text:style-name="P4">
Published Time: 2023-05-08T18:02:00+03:00</text:p>
      <text:p text:style-name="P4">
Modified Time: 2023-05-08T18:02:00+03:00</text:p>
      <text:p text:style-name="P4">
Description: The forces and means of air defense in Kherson region on May 8 destroyed three enemy unmanned aircraft. - Ukrinform.</text:p>
      <text:p text:style-name="P4">
Images: ["<text:a xlink:type="simple" xlink:href="https://static.ukrinform.com/photos/2022_12/thumb_files/630_360_1669987737-966.jpg" text:style-name="Internet_20_link" text:visited-style-name="Visited_20_Internet_20_Link">
630_360_16699...</text:a>
"]</text:p>
      <text:p text:style-name="P4">
Tags: ['Безпілотник', 'Херсонщина', 'Війна з росією']</text:p>
      <text:p text:style-name="P4">
Type: Article</text:p>
      <!--METADATA-->
      <text:p text:style-name="P4">
<draw:frame draw:style-name="fr1" draw:name="Image178" text:anchor-type="as-char" svg:width="6.9236in" svg:height="3.956343in" draw:z-index="0">
<draw:image xlink:href="../Images/yкринформ/2023-05-08T18-02-00-03-00/630_360_1669987737-966.jpg" xlink:type="simple" xlink:show="embed" xlink:actuate="onLoad" draw:mime-type="image/jpeg"/>
</draw:frame>
The forces of the barrier defense in Kherson region on May 8 destroyed three fortune -chipped aircraft.</text:p>
      <text:p text:style-name="P4">
About it reports <text:a xlink:type="simple" xlink:href="https://www.facebook.com/PvKPivden/posts/pfbid0LnqV8FRhFtkST9vvtrXvS9WAyo7K1WbCQ7swZuebTZgHxpgbNxmq5biByG85y7tfl" text:style-name="Internet_20_link" text:visited-style-name="Visited_20_Internet_20_Link">
</text:a>
, reports Ukrinform.</text:p>
      <text:p text:style-name="P4">
The military clarified that 2 strikes were destroyed <text:a xlink:type="simple" xlink:href="https://www.ukrinform.ua/tag-bezpilotnik" text:style-name="Internet_20_link" text:visited-style-name="Visited_20_Internet_20_Link">
</text:a>
Lancet type and one Zala type drone.</text:p>
      <text:p text:style-name="P4">
The air command noted the combat work of the soldiers of the mobile fire groups of the Bohdan Khmelnytsky Radio Technical Brigade for the destruction of "Lancetes".</text:p>
      <text:p text:style-name="P4">
<text:span text:style-name="T4">
 Read also: </text:span>
 <text:a xlink:type="simple" xlink:href="https://www.ukrinform.ua/rubric-ato/3706293-zsu-znisili-na-lugansini-dva-skladi-z-boepripasami-cotiri-tanki-i-bmp.html" text:style-name="Internet_20_link" text:visited-style-name="Visited_20_Internet_20_Link">
</text:a>
As reported by Ukrinform, this night Russian invaders attacked the territory of Ukraine 35 Kamikadze Drones. All hostile drones are destroyed.</text:p>
      <text:p text:style-name="P4">
News Source: <text:a xlink:type="simple" xlink:href="https://www.ukrinform.ua/rubric-ato/3706415-na-hersonsini-znisili-tri-rosijski-bezpilotniki.html" text:style-name="Internet_20_link" text:visited-style-name="Visited_20_Internet_20_Link">
https://www.ukrinform.ua/rubric-ato/3706415-na-hersonsini-znisili-tri-rosijski-bezpilotniki.html</text:a>
</text:p>
      <!--NEWS-->
      <text:h text:style-name="P10" text:outline-level="1">
<text:span text:style-name="T4">
More than 20.5 thousand Ukrainians have been involved in the Army of Restoration</text:span>
</text:h>
      <text:p text:style-name="P4">
Authors: Ukrinform (Person)</text:p>
      <text:p text:style-name="P4">
Publisher: Укринформ (Organization)</text:p>
      <text:p text:style-name="P4">
Published Time: 2023-05-08T18:03:04+03:00</text:p>
      <text:p text:style-name="P4">
Modified Time: 2023-05-08T18:03:04+03:00</text:p>
      <text:p text:style-name="P4">
Description: The employment service has already issued more than 20.5 thousand directions for the performance of socially useful works on the project "Army of Restoration". - Ukrinform.</text:p>
      <text:p text:style-name="P4">
Images: ["<text:a xlink:type="simple" xlink:href="https://static.ukrinform.com/photos/2021_04/thumb_files/630_360_1617369105-115.jpg" text:style-name="Internet_20_link" text:visited-style-name="Visited_20_Internet_20_Link">
630_360_16173...</text:a>
", "<text:a xlink:type="simple" xlink:href="https://static.ukrinform.com/photos/2023_05/1683557932-994.jpg" text:style-name="Internet_20_link" text:visited-style-name="Visited_20_Internet_20_Link">
1683557932-99...</text:a>
"]</text:p>
      <text:p text:style-name="P4">
Tags: ['Війна з росією', 'Відбудова', 'Відновлення України']</text:p>
      <text:p text:style-name="P4">
Type: Article</text:p>
      <!--METADATA-->
      <text:p text:style-name="P4">
<draw:frame draw:style-name="fr1" draw:name="Image179" text:anchor-type="as-char" svg:width="6.9236in" svg:height="3.956343in" draw:z-index="0">
<draw:image xlink:href="../Images/yкринформ/2023-05-08T18-03-04-03-00/630_360_1617369105-115.jpg" xlink:type="simple" xlink:show="embed" xlink:actuate="onLoad" draw:mime-type="image/jpeg"/>
</draw:frame>
The service has already issued more than 20.5 thousand directions for the performance of public useful works on the project "Army of Restoration".</text:p>
      <text:p text:style-name="P4">
According to Ukrinform, the State Employment Service reports in <text:a xlink:type="simple" xlink:href="http://t.me/SESofUkraine/1136" text:style-name="Internet_20_link" text:visited-style-name="Visited_20_Internet_20_Link">
</text:a>
 .</text:p>
      <text:p text:style-name="P4">
<draw:frame draw:style-name="fr1" draw:name="Image180" text:anchor-type="as-char" svg:width="6.9236in" svg:height="8.220972in" draw:z-index="0">
<draw:image xlink:href="../Images/yкринформ/2023-05-08T18-03-04-03-00/1683557932-994.jpg" xlink:type="simple" xlink:show="embed" xlink:actuate="onLoad" draw:mime-type="image/jpeg"/>
</draw:frame>
It is noted that in socially useful work from the employment service take some 20,558 unemployed from 17 regions.</text:p>
      <text:p text:style-name="P4">
<text:span text:style-name="T4">
 Read also: </text:span>
 <text:a xlink:type="simple" xlink:href="https://www.ukrinform.ua/rubric-vidbudova/3705337-zitelam-zrujnovanogo-sela-na-hersonsini-prezentuvali-varianti-vidnovlenna-budinkiv.html" text:style-name="Internet_20_link" text:visited-style-name="Visited_20_Internet_20_Link">
<text:span text:style-name="T4">
 Recovery </text:span>
</text:a>
The highest number of directions for work within the project "Army of Restoration" was issued in the Poltava region - 4 271. In second place <text:a xlink:type="simple" xlink:href="https://www.ukrinform.ua/tag-harkivsina" text:style-name="Internet_20_link" text:visited-style-name="Visited_20_Internet_20_Link">
</text:a>
- 3 282 Directions, in the third - Kyiv region, where the work was given 2 402 unemployed.</text:p>
      <text:p text:style-name="P4">
For payment for services for the performance of socially useful works, the state directed UAH 104.3 million.</text:p>
      <text:p text:style-name="P4">
<text:span text:style-name="T4">
 Read also: </text:span>
 <text:a xlink:type="simple" xlink:href="https://www.ukrinform.ua/rubric-polytics/3705449-fon-der-laen-zustrilasa-zi-smigalem-u-londoni-govorili-pro-vidnovlenna-ukraini.html" text:style-name="Internet_20_link" text:visited-style-name="Visited_20_Internet_20_Link">
<text:span text:style-name="T4">
 Recovery </text:span>
</text:a>
As it was reported, the project "Army of Restoration" was introduced by the Government in the fall of 20122 in order to attract people who have temporarily lost their work to the reconstruction of Ukraine through the performance of socially useful work.</text:p>
      <text:p text:style-name="P4">
News Source: <text:a xlink:type="simple" xlink:href="https://www.ukrinform.ua/rubric-vidbudova/3706416-do-armii-vidnovlenna-zaluceno-vze-ponad-205-tisaci-ukrainciv.html" text:style-name="Internet_20_link" text:visited-style-name="Visited_20_Internet_20_Link">
https://www.ukrinform.ua/rubric-vidbudova/3706416-do-armii-vidnovlenna-zaluceno-vze-ponad-205-tisaci-ukrainciv.html</text:a>
</text:p>
      <!--NEWS-->
      <text:h text:style-name="P10" text:outline-level="1">
<text:span text:style-name="T4">
NAPC plans to improve the register of parties reporting</text:span>
</text:h>
      <text:p text:style-name="P4">
Authors: Ukrinform (Person)</text:p>
      <text:p text:style-name="P4">
Publisher: Укринформ (Organization)</text:p>
      <text:p text:style-name="P4">
Published Time: 2023-05-08T18:06:00+03:00</text:p>
      <text:p text:style-name="P4">
Modified Time: 2023-05-08T18:06:00+03:00</text:p>
      <text:p text:style-name="P4">
Description: The National Anti -Corruption Agency plans to improve the Politdat political parties reporting register. - Ukrinform.</text:p>
      <text:p text:style-name="P4">
Images: ["<text:a xlink:type="simple" xlink:href="https://static.ukrinform.com/photos/2020_12/thumb_files/630_360_1609155467-742.jpg" text:style-name="Internet_20_link" text:visited-style-name="Visited_20_Internet_20_Link">
630_360_16091...</text:a>
"]</text:p>
      <text:p text:style-name="P4">
Tags: ['Фінансування партій', 'НАЗК', 'Боротьба з корупцією']</text:p>
      <text:p text:style-name="P4">
Type: Article</text:p>
      <!--METADATA-->
      <text:p text:style-name="P4">
<draw:frame draw:style-name="fr1" draw:name="Image181" text:anchor-type="as-char" svg:width="6.9236in" svg:height="3.956343in" draw:z-index="0">
<draw:image xlink:href="../Images/yкринформ/2023-05-08T18-06-00-03-00/630_360_1609155467-742.jpg" xlink:type="simple" xlink:show="embed" xlink:actuate="onLoad" draw:mime-type="image/jpeg"/>
</draw:frame>
The National Anti -Corruption Agency plans to improve the Politdat political parties register.</text:p>
      <text:p text:style-name="P4">
The head of the NAPC Alexander Novikov said this at a meeting with the Chief Executive Director of the International Foundation of Election Systems(Ifes)Anthony Benbury, reports Ukrinform with a reference to <text:a xlink:type="simple" xlink:href="https://nazk.gov.ua/uk/novyny/pro-nazk/nazk-planuye-udoskonalyty-reyestr-zvitiv-politychnyh-partij-politdata-ta-pidvyshhyty-riven-tsyfrovizatsiyi-v-krayini/" text:style-name="Internet_20_link" text:visited-style-name="Visited_20_Internet_20_Link">
</text:a>
.</text:p>
      <text:p text:style-name="P4">
“Due to its innovation and inclusiveness, the Politdata portal has allowed to reduce the load on parties and ensure the openness of the financial reporting of political parties for the public. We are already sharing with other countries who want to create a similar tool and can do it even better. <text:a xlink:type="simple" xlink:href="https://www.ukrinform.ua/tag-nazk" text:style-name="Internet_20_link" text:visited-style-name="Visited_20_Internet_20_Link">
</text:a>
It is already worked that will allow the transparency of the political partial reporting to the new level, ”Novikov emphasized.</text:p>
      <text:p text:style-name="P4">
According to him, the registry already includes information about 136 parties and 3480 regional branches. It conducts automatic reconciliation with 18 state registers and databases.</text:p>
      <text:p text:style-name="P4">
"We focus on digitalization, because it is one of the directions of the Anti -Corruption Strategy approved by the Government approved by the Government(Dap)It is implemented, which includes the introduction and modernization of 63 digital products to increase transparency and open data as a basis for minimizing corruption risks in the activities of the authorities. Digitalization is also on the transparency of the political system in Ukraine through the restoration of financial reporting of political parties. Without this, it is impossible to build a democratic state, as well as to check whether Russia is funded by individual political parties in Ukraine. This is critical in the conditions of war, ”added Vivikov.</text:p>
      <text:p text:style-name="P4">
<text:span text:style-name="T4">
 Read also: </text:span>
 <text:a xlink:type="simple" xlink:href="https://www.ukrinform.ua/rubric-society/3703688-nazk-viavilo-oznaki-nezakonnogo-zbagacenna-narodnoi-deputatki-sol.html" text:style-name="Internet_20_link" text:visited-style-name="Visited_20_Internet_20_Link">
<text:span text:style-name="T4">
 NAPC </text:span>
</text:a>
He expressed his hope that the Parliament would approach the resolution of this issue in the near future, as "this is not only an indicator for the trust of the community, but also for the trust of our international partners."</text:p>
      <text:p text:style-name="P4">
In turn, IFES President Anthony Benbury noted Ukraine's progress of parties reporting after creating a Politdata Register and the emphasis of reporting recovery.NAPC and IFES agreed on further intensification of cooperation in the field of transparency of political finances, digitalization of anti -corruption processes, and also as the direction of the Enlightenment as the main instrument of building a virtue of tadiocracy.</text:p>
      <text:p text:style-name="P4">
News Source: <text:a xlink:type="simple" xlink:href="https://www.ukrinform.ua/rubric-polytics/3706417-nazk-planue-udoskonaliti-reestr-zvitnosti-partij.html" text:style-name="Internet_20_link" text:visited-style-name="Visited_20_Internet_20_Link">
https://www.ukrinform.ua/rubric-polytics/3706417-nazk-planue-udoskonaliti-reestr-zvitnosti-partij.html</text:a>
</text:p>
      <!--NEWS-->
      <text:h text:style-name="P10" text:outline-level="1">
<text:span text:style-name="T4">
In Kiev presented an exhibition of artifacts "Charms from War"</text:span>
</text:h>
      <text:p text:style-name="P4">
Authors: Ukrinform (Person)</text:p>
      <text:p text:style-name="P4">
Publisher: Укринформ (Organization)</text:p>
      <text:p text:style-name="P4">
Published Time: 2023-05-08T18:07:01+03:00</text:p>
      <text:p text:style-name="P4">
Modified Time: 2023-05-08T18:07:01+03:00</text:p>
      <text:p text:style-name="P4">
Description: The National Museum of History of Ukraine in the Second World War opened the exhibition "Charms from the War", which presents ordinary objects that became mascots for Ukrainians. - Ukrinform.</text:p>
      <text:p text:style-name="P4">
Images: ["<text:a xlink:type="simple" xlink:href="https://static.ukrinform.com/photos/2023_05/thumb_files/630_360_1683557889-5882.jpeg" text:style-name="Internet_20_link" text:visited-style-name="Visited_20_Internet_20_Link">
630_360_16835...</text:a>
", "<text:a xlink:type="simple" xlink:href="https://static.ukrinform.com/photos/2023_05/thumb_files/630_360_1683557889-3391.jpeg" text:style-name="Internet_20_link" text:visited-style-name="Visited_20_Internet_20_Link">
630_360_16835...</text:a>
", "<text:a xlink:type="simple" xlink:href="https://static.ukrinform.com/photos/2023_05/thumb_files/630_360_1683557889-7334.jpeg" text:style-name="Internet_20_link" text:visited-style-name="Visited_20_Internet_20_Link">
630_360_16835...</text:a>
", "<text:a xlink:type="simple" xlink:href="https://static.ukrinform.com/photos/2023_05/thumb_files/630_360_1683557889-1261.jpeg" text:style-name="Internet_20_link" text:visited-style-name="Visited_20_Internet_20_Link">
630_360_16835...</text:a>
", "<text:a xlink:type="simple" xlink:href="https://static.ukrinform.com/photos/2023_05/thumb_files/630_360_1683557889-5972.jpeg" text:style-name="Internet_20_link" text:visited-style-name="Visited_20_Internet_20_Link">
630_360_16835...</text:a>
", "<text:a xlink:type="simple" xlink:href="https://static.ukrinform.com/photos/2023_05/thumb_files/630_360_1683557889-7100.jpeg" text:style-name="Internet_20_link" text:visited-style-name="Visited_20_Internet_20_Link">
630_360_16835...</text:a>
", "<text:a xlink:type="simple" xlink:href="https://static.ukrinform.com/photos/2023_05/thumb_files/630_360_1683557890-2888.jpeg" text:style-name="Internet_20_link" text:visited-style-name="Visited_20_Internet_20_Link">
630_360_16835...</text:a>
", "<text:a xlink:type="simple" xlink:href="https://static.ukrinform.com/photos/2023_05/thumb_files/630_360_1683557890-6460.jpeg" text:style-name="Internet_20_link" text:visited-style-name="Visited_20_Internet_20_Link">
630_360_16835...</text:a>
"]</text:p>
      <text:p text:style-name="P4">
Tags: ['Музей', 'Виставка', 'Війна', 'Київ']</text:p>
      <text:p text:style-name="P4">
Type: Article</text:p>
      <!--METADATA-->
      <text:p text:style-name="P4">
<draw:frame draw:style-name="fr1" draw:name="Image182" text:anchor-type="as-char" svg:width="6.9236in" svg:height="3.956343in" draw:z-index="0">
<draw:image xlink:href="../Images/yкринформ/2023-05-08T18-07-01-03-00/630_360_1683557889-5882.jpeg" xlink:type="simple" xlink:show="embed" xlink:actuate="onLoad" draw:mime-type="image/jpeg"/>
</draw:frame>
The Union Museum of History of Ukraine in the Second World War opened the exhibition "Charms from the War", which presents ordinary objects that are stated to Ukrainians.</text:p>
      <text:p text:style-name="P4">
This is stated on the museum's page in <text:a xlink:type="simple" xlink:href="https://www.facebook.com/warmuseum.kyiv.ua/posts/pfbid0zMU9G2zdTpnvfZoB7FJPHPeL1Ri2cz9D949U5oaFgcUAaD6DRoLQWK5LWJJyqPyhl" text:style-name="Internet_20_link" text:visited-style-name="Visited_20_Internet_20_Link">
</text:a>
, reports Ukrinform.</text:p>
      <text:p text:style-name="P4">
"A daughter's photo card that gave an incentive to return to the family from the war. The icon, which could come back to their homeland after deportation. The prayer book, who rescued from the hostile ball. Simple, at first glance, things became a source of spiritual stability for their farmers in the most difficult moments. which lifted the spirit of people in the bloody decay of the cataclysms of the twentieth and 21st centuries, says the museum exhibition "Charms from the War", - the message reads.</text:p>
      <text:p text:style-name="P4">
<text:span text:style-name="T4">
 Read also: </text:span>
 <text:a xlink:type="simple" xlink:href="https://www.ukrinform.ua/rubric-kyiv/3706313-den-pamati-ta-primirenna-u-kievi-poklali-kviti-do-mogili-nevidomogo-soldata.html" text:style-name="Internet_20_link" text:visited-style-name="Visited_20_Internet_20_Link">
<text:span text:style-name="T4">
 reconciliation </text:span>
</text:a>
The exhibition presents the embroidery of Rosalia Potich, who became for her and her man Fyodor Audre, after forced resettlement from Boykivshchyna to the Donbass. Also presented are dolls-moto, which helped to cope with the alarming condition of Pavlovaya, which began the full-scale invasion of Russia.</text:p>
      <text:p text:style-name="P4">
It is noted that a large part of the artifacts from the museum collection was presented for the first time.The exhibition artist Anton Logov, symbolically completing it with the installation of "reflection of history", where among the intertwined human destinies can be the land of historical events and themselves.</text:p>
      <text:p text:style-name="P4">
The War Charms Exhibition is located in the space of the Lower Moscow Gate.</text:p>
      <text:p text:style-name="P4">
As reported by Ukrinform, on May 8 in Ukraine, as well as in the world, there is a day of memory and reconciliation dedicated to the memory of the victims of the second world <text:a xlink:type="simple" xlink:href="https://www.ukrinform.ua/tag-vijna" text:style-name="Internet_20_link" text:visited-style-name="Visited_20_Internet_20_Link">
</text:a>
 .</text:p>
      <text:p text:style-name="P4">
News Source: <text:a xlink:type="simple" xlink:href="https://www.ukrinform.ua/rubric-kyiv/3706418-u-kievi-prezentuvali-vistavku-artefaktiv-oberegi-z-vijni.html" text:style-name="Internet_20_link" text:visited-style-name="Visited_20_Internet_20_Link">
https://www.ukrinform.ua/rubric-kyiv/3706418-u-kievi-prezentuvali-vistavku-artefaktiv-oberegi-z-vijni.html</text:a>
</text:p>
      <!--NEWS-->
      <text:h text:style-name="P10" text:outline-level="1">
<text:span text:style-name="T4">
The Lviv residents were planted in the Memory Tree on the territory of the former concentration camp</text:span>
</text:h>
      <text:p text:style-name="P4">
Authors: Ukrinform (Person)</text:p>
      <text:p text:style-name="P4">
Publisher: Укринформ (Organization)</text:p>
      <text:p text:style-name="P4">
Published Time: 2023-05-08T18:10:02+03:00</text:p>
      <text:p text:style-name="P4">
Modified Time: 2023-05-08T18:10:02+03:00</text:p>
      <text:p text:style-name="P4">
Description: In Lviv, they celebrated the Day of Remembrance and Reconciliation, planting near the memorial cross on the site of the former concentration camp "Shthala-328" viburnum, as a symbol of memory for all those killed in the Second World War. - Ukrinform.</text:p>
      <text:p text:style-name="P4">
Images: ["<text:a xlink:type="simple" xlink:href="https://static.ukrinform.com/photos/2023_05/thumb_files/630_360_1683558321-3817.jpeg" text:style-name="Internet_20_link" text:visited-style-name="Visited_20_Internet_20_Link">
630_360_16835...</text:a>
", "<text:a xlink:type="simple" xlink:href="https://static.ukrinform.com/photos/2023_05/thumb_files/630_360_1683558319-9383.jpeg" text:style-name="Internet_20_link" text:visited-style-name="Visited_20_Internet_20_Link">
630_360_16835...</text:a>
", "<text:a xlink:type="simple" xlink:href="https://static.ukrinform.com/photos/2023_05/thumb_files/630_360_1683558319-7642.jpeg" text:style-name="Internet_20_link" text:visited-style-name="Visited_20_Internet_20_Link">
630_360_16835...</text:a>
", "<text:a xlink:type="simple" xlink:href="https://static.ukrinform.com/photos/2023_05/thumb_files/630_360_1683558319-1941.jpeg" text:style-name="Internet_20_link" text:visited-style-name="Visited_20_Internet_20_Link">
630_360_16835...</text:a>
", "<text:a xlink:type="simple" xlink:href="https://static.ukrinform.com/photos/2023_05/thumb_files/630_360_1683558319-3984.jpeg" text:style-name="Internet_20_link" text:visited-style-name="Visited_20_Internet_20_Link">
630_360_16835...</text:a>
", "<text:a xlink:type="simple" xlink:href="https://static.ukrinform.com/photos/2023_05/thumb_files/630_360_1683558319-2643.jpeg" text:style-name="Internet_20_link" text:visited-style-name="Visited_20_Internet_20_Link">
630_360_16835...</text:a>
", "<text:a xlink:type="simple" xlink:href="https://static.ukrinform.com/photos/2023_05/thumb_files/630_360_1683558319-6295.jpeg" text:style-name="Internet_20_link" text:visited-style-name="Visited_20_Internet_20_Link">
630_360_16835...</text:a>
", "<text:a xlink:type="simple" xlink:href="https://static.ukrinform.com/photos/2023_05/thumb_files/630_360_1683558321-9852.jpeg" text:style-name="Internet_20_link" text:visited-style-name="Visited_20_Internet_20_Link">
630_360_16835...</text:a>
", "<text:a xlink:type="simple" xlink:href="https://static.ukrinform.com/photos/2023_05/thumb_files/630_360_1683558321-9741.jpeg" text:style-name="Internet_20_link" text:visited-style-name="Visited_20_Internet_20_Link">
630_360_16835...</text:a>
", "<text:a xlink:type="simple" xlink:href="https://static.ukrinform.com/photos/2023_05/thumb_files/630_360_1683558321-7331.jpeg" text:style-name="Internet_20_link" text:visited-style-name="Visited_20_Internet_20_Link">
630_360_16835...</text:a>
"]</text:p>
      <text:p text:style-name="P4">
Tags: ['Друга світова', 'Львів', 'День пам’яті та примирення', 'Концтабір', 'Дерево']</text:p>
      <text:p text:style-name="P4">
Type: Article</text:p>
      <!--METADATA-->
      <text:p text:style-name="P4">
<draw:frame draw:style-name="fr1" draw:name="Image183" text:anchor-type="as-char" svg:width="6.9236in" svg:height="3.956343in" draw:z-index="0">
<draw:image xlink:href="../Images/yкринформ/2023-05-08T18-10-02-03-00/630_360_1683558321-3817.jpeg" xlink:type="simple" xlink:show="embed" xlink:actuate="onLoad" draw:mime-type="image/jpeg"/>
</draw:frame>
In Lviv, the Day of Remembrance and Reconciliation, landing at the memorial Cross, a misery of the former concentration camp "Shthala-328" Kalina, as a symbol of the memory for all those killed in the Second World War.</text:p>
      <text:p text:style-name="P4">
This was reported by Ukrinform correspondent.</text:p>
      <text:p text:style-name="P4">
<draw:frame draw:style-name="fr1" draw:name="Image184" text:anchor-type="as-char" svg:width="6.9236in" svg:height="3.956343in" draw:z-index="0">
<draw:image xlink:href="../Images/yкринформ/2023-05-08T18-10-02-03-00/630_360_1683558319-9383.jpeg" xlink:type="simple" xlink:show="embed" xlink:actuate="onLoad" draw:mime-type="image/jpeg"/>
</draw:frame>
Ulvov, on the site of the former concentration camp "Stalag-328", honored memory and reconciliation / photo: Anastasia Smolyenko. Ukrinform <text:a xlink:type="simple" xlink:href="https://static.ukrinform.com/photos/2023_05/1683558319-9383.jpeg" text:style-name="Internet_20_link" text:visited-style-name="Visited_20_Internet_20_Link">
<draw:frame draw:style-name="fr1" draw:name="Image185" text:anchor-type="as-char" svg:width="6.9236in" svg:height="3.956343in" draw:z-index="0">
<draw:image xlink:href="../Images/yкринформ/2023-05-08T18-10-02-03-00/630_360_1683558319-9383.jpeg" xlink:type="simple" xlink:show="embed" xlink:actuate="onLoad" draw:mime-type="image/jpeg"/>
</draw:frame>
</text:a>
 <text:a xlink:type="simple" xlink:href="https://static.ukrinform.com/photos/2023_05/1683558319-7642.jpeg" text:style-name="Internet_20_link" text:visited-style-name="Visited_20_Internet_20_Link">
<draw:frame draw:style-name="fr1" draw:name="Image186" text:anchor-type="as-char" svg:width="6.9236in" svg:height="3.956343in" draw:z-index="0">
<draw:image xlink:href="../Images/yкринформ/2023-05-08T18-10-02-03-00/630_360_1683558319-7642.jpeg" xlink:type="simple" xlink:show="embed" xlink:actuate="onLoad" draw:mime-type="image/jpeg"/>
</draw:frame>
</text:a>
 <text:a xlink:type="simple" xlink:href="https://static.ukrinform.com/photos/2023_05/1683558319-1941.jpeg" text:style-name="Internet_20_link" text:visited-style-name="Visited_20_Internet_20_Link">
<draw:frame draw:style-name="fr1" draw:name="Image187" text:anchor-type="as-char" svg:width="6.9236in" svg:height="3.956343in" draw:z-index="0">
<draw:image xlink:href="../Images/yкринформ/2023-05-08T18-10-02-03-00/630_360_1683558319-1941.jpeg" xlink:type="simple" xlink:show="embed" xlink:actuate="onLoad" draw:mime-type="image/jpeg"/>
</draw:frame>
</text:a>
 <text:a xlink:type="simple" xlink:href="https://static.ukrinform.com/photos/2023_05/1683558319-3984.jpeg" text:style-name="Internet_20_link" text:visited-style-name="Visited_20_Internet_20_Link">
<draw:frame draw:style-name="fr1" draw:name="Image188" text:anchor-type="as-char" svg:width="6.9236in" svg:height="3.956343in" draw:z-index="0">
<draw:image xlink:href="../Images/yкринформ/2023-05-08T18-10-02-03-00/630_360_1683558319-3984.jpeg" xlink:type="simple" xlink:show="embed" xlink:actuate="onLoad" draw:mime-type="image/jpeg"/>
</draw:frame>
</text:a>
 <text:a xlink:type="simple" xlink:href="https://static.ukrinform.com/photos/2023_05/1683558319-2643.jpeg" text:style-name="Internet_20_link" text:visited-style-name="Visited_20_Internet_20_Link">
<draw:frame draw:style-name="fr1" draw:name="Image189" text:anchor-type="as-char" svg:width="6.9236in" svg:height="3.956343in" draw:z-index="0">
<draw:image xlink:href="../Images/yкринформ/2023-05-08T18-10-02-03-00/630_360_1683558319-2643.jpeg" xlink:type="simple" xlink:show="embed" xlink:actuate="onLoad" draw:mime-type="image/jpeg"/>
</draw:frame>
</text:a>
 <text:a xlink:type="simple" xlink:href="https://static.ukrinform.com/photos/2023_05/1683558319-6295.jpeg" text:style-name="Internet_20_link" text:visited-style-name="Visited_20_Internet_20_Link">
<draw:frame draw:style-name="fr1" draw:name="Image190" text:anchor-type="as-char" svg:width="6.9236in" svg:height="3.956343in" draw:z-index="0">
<draw:image xlink:href="../Images/yкринформ/2023-05-08T18-10-02-03-00/630_360_1683558319-6295.jpeg" xlink:type="simple" xlink:show="embed" xlink:actuate="onLoad" draw:mime-type="image/jpeg"/>
</draw:frame>
</text:a>
 <text:a xlink:type="simple" xlink:href="https://static.ukrinform.com/photos/2023_05/1683558321-9852.jpeg" text:style-name="Internet_20_link" text:visited-style-name="Visited_20_Internet_20_Link">
<draw:frame draw:style-name="fr1" draw:name="Image191" text:anchor-type="as-char" svg:width="6.9236in" svg:height="3.956343in" draw:z-index="0">
<draw:image xlink:href="../Images/yкринформ/2023-05-08T18-10-02-03-00/630_360_1683558321-9852.jpeg" xlink:type="simple" xlink:show="embed" xlink:actuate="onLoad" draw:mime-type="image/jpeg"/>
</draw:frame>
</text:a>
 <text:a xlink:type="simple" xlink:href="https://static.ukrinform.com/photos/2023_05/1683558321-9741.jpeg" text:style-name="Internet_20_link" text:visited-style-name="Visited_20_Internet_20_Link">
<draw:frame draw:style-name="fr1" draw:name="Image192" text:anchor-type="as-char" svg:width="6.9236in" svg:height="3.956343in" draw:z-index="0">
<draw:image xlink:href="../Images/yкринформ/2023-05-08T18-10-02-03-00/630_360_1683558321-9741.jpeg" xlink:type="simple" xlink:show="embed" xlink:actuate="onLoad" draw:mime-type="image/jpeg"/>
</draw:frame>
</text:a>
 <text:a xlink:type="simple" xlink:href="https://static.ukrinform.com/photos/2023_05/1683558321-3817.jpeg" text:style-name="Internet_20_link" text:visited-style-name="Visited_20_Internet_20_Link">
<draw:frame draw:style-name="fr1" draw:name="Image193" text:anchor-type="as-char" svg:width="6.9236in" svg:height="3.956343in" draw:z-index="0">
<draw:image xlink:href="../Images/yкринформ/2023-05-08T18-10-02-03-00/630_360_1683558321-3817.jpeg" xlink:type="simple" xlink:show="embed" xlink:actuate="onLoad" draw:mime-type="image/jpeg"/>
</draw:frame>
</text:a>
 <text:a xlink:type="simple" xlink:href="https://static.ukrinform.com/photos/2023_05/1683558321-7331.jpeg" text:style-name="Internet_20_link" text:visited-style-name="Visited_20_Internet_20_Link">
<draw:frame draw:style-name="fr1" draw:name="Image194" text:anchor-type="as-char" svg:width="6.9236in" svg:height="3.956343in" draw:z-index="0">
<draw:image xlink:href="../Images/yкринформ/2023-05-08T18-10-02-03-00/630_360_1683558321-7331.jpeg" xlink:type="simple" xlink:show="embed" xlink:actuate="onLoad" draw:mime-type="image/jpeg"/>
</draw:frame>
</text:a>
“As in the Second World War, Nazism lost to Rashism now!We have been talking about it loudly, to resemble the international community daily. Because if we do not stop the invaders here, they will not stop in any state. We learned history lessons. We will win and hold every superstitude of the terrorist state, ”said the head of the Lviv OVA Maximkozytsky.Also there was an action "Memory Tree": the military was planted near the memorial cross of the viburnum - as a symbol of memory for all those killed in the Second World War. On the end of the event, all participants linked the symbol of this day - red poppies to the viburnum bush.</text:p>
      <text:p text:style-name="P4">
<text:span text:style-name="T4">
 Read also: </text:span>
 <text:a xlink:type="simple" xlink:href="https://www.ukrinform.ua/rubric-world/3706392-ukraina-vsanuvala-pamat-zertv-konctaboru-mautgauzen-v-avstrii.html" text:style-name="Internet_20_link" text:visited-style-name="Visited_20_Internet_20_Link">
<text:span text:style-name="T4">
 concentration camp </text:span>
</text:a>
As reported <text:a xlink:type="simple" xlink:href="https://www.ukrinform.ua/rubric-society/3706168-sogodni-vidznacaetsa-den-pamati-ta-primirenna.html" text:style-name="Internet_20_link" text:visited-style-name="Visited_20_Internet_20_Link">
</text:a>
, today in Ukraine, as well as the world, there is a day of memory and reconciliation dedicated to the memory of the victim of the World War.</text:p>
      <text:p text:style-name="P4">
News Source: <text:a xlink:type="simple" xlink:href="https://www.ukrinform.ua/rubric-regions/3706420-lvivani-visadili-derevo-pamati-na-teritorii-kolisnogo-konctaboru.html" text:style-name="Internet_20_link" text:visited-style-name="Visited_20_Internet_20_Link">
https://www.ukrinform.ua/rubric-regions/3706420-lvivani-visadili-derevo-pamati-na-teritorii-kolisnogo-konctaboru.html</text:a>
</text:p>
      <!--NEWS-->
      <text:h text:style-name="P10" text:outline-level="1">
<text:span text:style-name="T4">
The court left the decision on the exclusion of the Department of Public Procurement of the Ministry of Defense</text:span>
</text:h>
      <text:p text:style-name="P4">
Authors: Ukrinform (Person)</text:p>
      <text:p text:style-name="P4">
Publisher: Укринформ (Organization)</text:p>
      <text:p text:style-name="P4">
Published Time: 2023-05-08T18:12:00+03:00</text:p>
      <text:p text:style-name="P4">
Modified Time: 2023-05-08T18:12:00+03:00</text:p>
      <text:p text:style-name="P4">
Description: The Court of Appeal left the decision to prosecute the Department of Public Procurement of the Ministry of Defense Bohdan Khmelnitsky to administrative responsibility for an offense related to corruption. - Ukrinform.</text:p>
      <text:p text:style-name="P4">
Images: ["<text:a xlink:type="simple" xlink:href="https://static.ukrinform.com/photos/2023_05/thumb_files/630_360_1683108270-519.jpg" text:style-name="Internet_20_link" text:visited-style-name="Visited_20_Internet_20_Link">
630_360_16831...</text:a>
"]</text:p>
      <text:p text:style-name="P4">
Tags: ['Міноборони', 'Продукти', 'Скандал', 'Суд', 'Держзакупівлі']</text:p>
      <text:p text:style-name="P4">
Type: Article</text:p>
      <!--METADATA-->
      <text:p text:style-name="P4">
<draw:frame draw:style-name="fr1" draw:name="Image195" text:anchor-type="as-char" svg:width="6.9236in" svg:height="3.956343in" draw:z-index="0">
<draw:image xlink:href="../Images/yкринформ/2023-05-08T18-12-00-03-00/630_360_1683108270-519.jpg" xlink:type="simple" xlink:show="embed" xlink:actuate="onLoad" draw:mime-type="image/jpeg"/>
</draw:frame>
The Court of Appeal left the decision to prosecute the state procurement of the Ministry of Defense Bohdan Khmelnitsky administrative responsibility for an offense related to corruption.</text:p>
      <text:p text:style-name="P4">
About it reports <text:a xlink:type="simple" xlink:href="https://nazk.gov.ua/uk/novyny/apelyatsijnyj-sud-pidtverdyv-shho-nenadannya-abo-nesvoyechasne-nadannya-informatsiyi-na-zapyt-nazk-ye-pravoporushennyam-pov-yazanym-z-koruptsiyeyu/" text:style-name="Internet_20_link" text:visited-style-name="Visited_20_Internet_20_Link">
</text:a>
, reports Ukrinform.</text:p>
      <text:p text:style-name="P4">
“The Kyiv Court of Appeal confirmed the decision of the Solomenskiy District Court of Kyiv in the case of bringing the former head of the Department of State Processing and Supply of Material Resources of the Ministry of Defense of Bohdan Khmelnitsky to administrative responsibility of the corruption. The appellate instance investigated the arranging complaint of the defender of the expostadovets and confirmed the fact of lawfulness of the NAPC, ”the message reads.</text:p>
      <text:p text:style-name="P4">
As reported by Ukrinform, on May 3, Bohdan Khmelnitsky entered the Single State Register of Persons who committed corruption or corruption -related corruption, which resulted from its disciplinary responsibility for the results of the NACC Ministry of Defense.</text:p>
      <text:p text:style-name="P4">
*!(https://www.ukrinform.ua/rubric-society/3704098-ekskerivnika-departamentu-zakupivel-minoboroni-hmelnickogo-vnesli-u-reestr-korupcioneriv.html)At the end of 2022, during a review of the organization of work on the prevention of corruption in the Ministry of Defense of the NACC, the materials and audit reports of the process of procurement of goods, works and services in the conditions of martial law, which was carried out in the Khmelnytsky Department at that time, were required.</text:p>
      <text:p text:style-name="P4">
Khmelnitsky sent a letter to the NAPC stating that he was impossible to provide a report because of his absence. However, the NACC established the fact of its acquaintance with this report long before it provided the NACC information, which was drawn up with the protocol of the corruption related to corruption.</text:p>
      <text:p text:style-name="P4">
<text:span text:style-name="T5">
Opto from open sources</text:span>
</text:p>
      <text:p text:style-name="P4">
News Source: <text:a xlink:type="simple" xlink:href="https://www.ukrinform.ua/rubric-society/3706423-apelacijnij-sud-zalisiv-u-sili-risenna-sodo-ekskerivnika-departamentu-derzzakupivel-minoboroni.html" text:style-name="Internet_20_link" text:visited-style-name="Visited_20_Internet_20_Link">
https://www.ukrinform.ua/rubric-society/3706423-apelacijnij-sud-zalisiv-u-sili-risenna-sodo-ekskerivnika-departamentu-derzzakupivel-minoboroni.html</text:a>
</text:p>
      <!--NEWS-->
      <text:h text:style-name="P10" text:outline-level="1">
<text:span text:style-name="T4">
The Kremlin is burning: artificial intelligence "imagined" how paintings of famous artists would look like</text:span>
</text:h>
      <text:p text:style-name="P4">
Authors: Ukrinform (Person)</text:p>
      <text:p text:style-name="P4">
Publisher: Укринформ (Organization)</text:p>
      <text:p text:style-name="P4">
Published Time: 2023-05-08T18:18:00+03:00</text:p>
      <text:p text:style-name="P4">
Modified Time: 2023-05-08T18:18:00+03:00</text:p>
      <text:p text:style-name="P4">
Description: The Ukrainian game designer Sergey Mohov imagined what the burning Kremlin would be depicted by famous artists - such as Dega, Renoir, Monet, Picasso, then, Malevich, Bosh, Vorgol and others. - Ukrinform.</text:p>
      <text:p text:style-name="P4">
Images: ["<text:a xlink:type="simple" xlink:href="https://static.ukrinform.com/photos/2023_05/thumb_files/630_360_1683569101-485.jpg" text:style-name="Internet_20_link" text:visited-style-name="Visited_20_Internet_20_Link">
630_360_16835...</text:a>
", "<text:a xlink:type="simple" xlink:href="https://static.ukrinform.com/photos/2023_05/1683569862-851.jpg" text:style-name="Internet_20_link" text:visited-style-name="Visited_20_Internet_20_Link">
1683569862-85...</text:a>
", "<text:a xlink:type="simple" xlink:href="https://static.ukrinform.com/photos/2023_05/1683569455-516.jpg" text:style-name="Internet_20_link" text:visited-style-name="Visited_20_Internet_20_Link">
1683569455-51...</text:a>
", "<text:a xlink:type="simple" xlink:href="https://static.ukrinform.com/photos/2023_05/1683569101-485.jpg" text:style-name="Internet_20_link" text:visited-style-name="Visited_20_Internet_20_Link">
1683569101-48...</text:a>
", "<text:a xlink:type="simple" xlink:href="https://static.ukrinform.com/photos/2023_05/1683573838-303.jpg" text:style-name="Internet_20_link" text:visited-style-name="Visited_20_Internet_20_Link">
1683573838-30...</text:a>
", "<text:a xlink:type="simple" xlink:href="https://static.ukrinform.com/photos/2023_05/1683557554-598.jpg" text:style-name="Internet_20_link" text:visited-style-name="Visited_20_Internet_20_Link">
1683557554-59...</text:a>
", "<text:a xlink:type="simple" xlink:href="https://static.ukrinform.com/photos/2023_05/1683557555-566.jpg" text:style-name="Internet_20_link" text:visited-style-name="Visited_20_Internet_20_Link">
1683557555-56...</text:a>
", "<text:a xlink:type="simple" xlink:href="https://static.ukrinform.com/photos/2023_05/1683557555-733.jpg" text:style-name="Internet_20_link" text:visited-style-name="Visited_20_Internet_20_Link">
1683557555-73...</text:a>
", "<text:a xlink:type="simple" xlink:href="https://static.ukrinform.com/photos/2023_05/1683570983-240.jpg" text:style-name="Internet_20_link" text:visited-style-name="Visited_20_Internet_20_Link">
1683570983-24...</text:a>
", "<text:a xlink:type="simple" xlink:href="https://static.ukrinform.com/photos/2023_05/1683577089-850.jpg" text:style-name="Internet_20_link" text:visited-style-name="Visited_20_Internet_20_Link">
1683577089-85...</text:a>
", "<text:a xlink:type="simple" xlink:href="https://static.ukrinform.com/photos/2023_05/1683571372-883.jpg" text:style-name="Internet_20_link" text:visited-style-name="Visited_20_Internet_20_Link">
1683571372-88...</text:a>
", "<text:a xlink:type="simple" xlink:href="https://static.ukrinform.com/photos/2023_05/1683571464-748.jpg" text:style-name="Internet_20_link" text:visited-style-name="Visited_20_Internet_20_Link">
1683571464-74...</text:a>
", "<text:a xlink:type="simple" xlink:href="https://static.ukrinform.com/photos/2023_05/1683574190-665.jpg" text:style-name="Internet_20_link" text:visited-style-name="Visited_20_Internet_20_Link">
1683574190-66...</text:a>
", "<text:a xlink:type="simple" xlink:href="https://static.ukrinform.com/photos/2023_05/1683557556-397.jpg" text:style-name="Internet_20_link" text:visited-style-name="Visited_20_Internet_20_Link">
1683557556-39...</text:a>
", "<text:a xlink:type="simple" xlink:href="https://static.ukrinform.com/photos/2023_05/1683571771-323.jpg" text:style-name="Internet_20_link" text:visited-style-name="Visited_20_Internet_20_Link">
1683571771-32...</text:a>
", "<text:a xlink:type="simple" xlink:href="https://static.ukrinform.com/photos/2023_05/1683571959-297.jpg" text:style-name="Internet_20_link" text:visited-style-name="Visited_20_Internet_20_Link">
1683571959-29...</text:a>
", "<text:a xlink:type="simple" xlink:href="https://static.ukrinform.com/photos/2023_05/1683572079-116.jpg" text:style-name="Internet_20_link" text:visited-style-name="Visited_20_Internet_20_Link">
1683572079-11...</text:a>
", "<text:a xlink:type="simple" xlink:href="https://static.ukrinform.com/photos/2023_05/1683572176-365.jpg" text:style-name="Internet_20_link" text:visited-style-name="Visited_20_Internet_20_Link">
1683572176-36...</text:a>
", "<text:a xlink:type="simple" xlink:href="https://static.ukrinform.com/photos/2023_05/1683572664-363.jpg" text:style-name="Internet_20_link" text:visited-style-name="Visited_20_Internet_20_Link">
1683572664-36...</text:a>
", "<text:a xlink:type="simple" xlink:href="https://static.ukrinform.com/photos/2023_05/1683573261-429.jpg" text:style-name="Internet_20_link" text:visited-style-name="Visited_20_Internet_20_Link">
1683573261-42...</text:a>
", "<text:a xlink:type="simple" xlink:href="https://static.ukrinform.com/photos/2023_05/1683573357-634.jpg" text:style-name="Internet_20_link" text:visited-style-name="Visited_20_Internet_20_Link">
1683573357-63...</text:a>
", "<text:a xlink:type="simple" xlink:href="https://static.ukrinform.com/photos/2023_05/1683557554-921.jpg" text:style-name="Internet_20_link" text:visited-style-name="Visited_20_Internet_20_Link">
1683557554-92...</text:a>
", "<text:a xlink:type="simple" xlink:href="https://static.ukrinform.com/photos/2023_05/1683557556-500.jpg" text:style-name="Internet_20_link" text:visited-style-name="Visited_20_Internet_20_Link">
1683557556-50...</text:a>
", "<text:a xlink:type="simple" xlink:href="https://static.ukrinform.com/photos/2023_05/1683557556-307.jpg" text:style-name="Internet_20_link" text:visited-style-name="Visited_20_Internet_20_Link">
1683557556-30...</text:a>
", "<text:a xlink:type="simple" xlink:href="https://static.ukrinform.com/photos/2023_05/1683557557-862.jpg" text:style-name="Internet_20_link" text:visited-style-name="Visited_20_Internet_20_Link">
1683557557-86...</text:a>
", "<text:a xlink:type="simple" xlink:href="https://static.ukrinform.com/photos/2023_05/1683557811-574.jpg" text:style-name="Internet_20_link" text:visited-style-name="Visited_20_Internet_20_Link">
1683557811-57...</text:a>
", "<text:a xlink:type="simple" xlink:href="https://static.ukrinform.com/photos/2023_05/1683563496-368.jpg" text:style-name="Internet_20_link" text:visited-style-name="Visited_20_Internet_20_Link">
1683563496-36...</text:a>
", "<text:a xlink:type="simple" xlink:href="https://static.ukrinform.com/photos/2023_05/1683573651-428.jpg" text:style-name="Internet_20_link" text:visited-style-name="Visited_20_Internet_20_Link">
1683573651-42...</text:a>
", "<text:a xlink:type="simple" xlink:href="https://static.ukrinform.com/photos/2023_05/1683557812-292.jpg" text:style-name="Internet_20_link" text:visited-style-name="Visited_20_Internet_20_Link">
1683557812-29...</text:a>
", "<text:a xlink:type="simple" xlink:href="https://static.ukrinform.com/photos/2023_05/1683557813-650.jpg" text:style-name="Internet_20_link" text:visited-style-name="Visited_20_Internet_20_Link">
1683557813-65...</text:a>
", "<text:a xlink:type="simple" xlink:href="https://static.ukrinform.com/photos/2023_05/1683558424-978.jpg" text:style-name="Internet_20_link" text:visited-style-name="Visited_20_Internet_20_Link">
1683558424-97...</text:a>
", "<text:a xlink:type="simple" xlink:href="https://static.ukrinform.com/photos/2023_05/1683558484-168.jpg" text:style-name="Internet_20_link" text:visited-style-name="Visited_20_Internet_20_Link">
1683558484-16...</text:a>
", "<text:a xlink:type="simple" xlink:href="https://static.ukrinform.com/photos/2023_05/1683567481-889.jpg" text:style-name="Internet_20_link" text:visited-style-name="Visited_20_Internet_20_Link">
1683567481-88...</text:a>
", "<text:a xlink:type="simple" xlink:href="https://static.ukrinform.com/photos/2023_05/1683567683-840.jpg" text:style-name="Internet_20_link" text:visited-style-name="Visited_20_Internet_20_Link">
1683567683-84...</text:a>
", "<text:a xlink:type="simple" xlink:href="https://static.ukrinform.com/photos/2023_05/1683567860-999.jpg" text:style-name="Internet_20_link" text:visited-style-name="Visited_20_Internet_20_Link">
1683567860-99...</text:a>
", "<text:a xlink:type="simple" xlink:href="https://static.ukrinform.com/photos/2023_05/1683574457-289.jpg" text:style-name="Internet_20_link" text:visited-style-name="Visited_20_Internet_20_Link">
1683574457-28...</text:a>
", "<text:a xlink:type="simple" xlink:href="https://static.ukrinform.com/photos/2023_05/1683574669-965.jpg" text:style-name="Internet_20_link" text:visited-style-name="Visited_20_Internet_20_Link">
1683574669-96...</text:a>
", "<text:a xlink:type="simple" xlink:href="https://static.ukrinform.com/photos/2023_05/1683574915-870.jpg" text:style-name="Internet_20_link" text:visited-style-name="Visited_20_Internet_20_Link">
1683574915-87...</text:a>
", "<text:a xlink:type="simple" xlink:href="https://static.ukrinform.com/photos/2023_05/1683575042-738.jpg" text:style-name="Internet_20_link" text:visited-style-name="Visited_20_Internet_20_Link">
1683575042-73...</text:a>
", "<text:a xlink:type="simple" xlink:href="https://static.ukrinform.com/photos/2023_05/1683575300-831.jpg" text:style-name="Internet_20_link" text:visited-style-name="Visited_20_Internet_20_Link">
1683575300-83...</text:a>
", "<text:a xlink:type="simple" xlink:href="https://static.ukrinform.com/photos/2023_05/1683577230-424.jpg" text:style-name="Internet_20_link" text:visited-style-name="Visited_20_Internet_20_Link">
1683577230-42...</text:a>
"]</text:p>
      <text:p text:style-name="P4">
Tags: ['Кремль', 'Пожежа', 'Штучний інтелект', 'Художник']</text:p>
      <text:p text:style-name="P4">
Type: Article</text:p>
      <!--METADATA-->
      <text:p text:style-name="P4">
<draw:frame draw:style-name="fr1" draw:name="Image196" text:anchor-type="as-char" svg:width="6.9236in" svg:height="3.956343in" draw:z-index="0">
<draw:image xlink:href="../Images/yкринформ/2023-05-08T18-18-00-03-00/630_360_1683569101-485.jpg" xlink:type="simple" xlink:show="embed" xlink:actuate="onLoad" draw:mime-type="image/jpeg"/>
</draw:frame>
The Ukrainian game designer Sergey Mohov imagined what the burning Kremlin artists would depict - such as Dega, Renoir, Monet, Picasso, then, Malevich, Bosch, Vorgolt others.</text:p>
      <text:p text:style-name="P4">
This task he set the program <text:a xlink:type="simple" xlink:href="https://www.ukrinform.ua/tag-stucnij-intelekt" text:style-name="Internet_20_link" text:visited-style-name="Visited_20_Internet_20_Link">
</text:a>
Midjourney, reports Ukrinform.</text:p>
      <text:p text:style-name="P4">
And here's what the result got.</text:p>
      <text:p text:style-name="P4">
<draw:frame draw:style-name="fr1" draw:name="Image197" text:anchor-type="as-char" svg:width="6.9236in" svg:height="4.615733in" draw:z-index="0">
<draw:image xlink:href="../Images/yкринформ/2023-05-08T18-18-00-03-00/1683569862-851.jpg" xlink:type="simple" xlink:show="embed" xlink:actuate="onLoad" draw:mime-type="image/jpeg"/>
</draw:frame>
<text:span text:style-name="T5">
 Galine Yablonskaya </text:span>
<draw:frame draw:style-name="fr1" draw:name="Image198" text:anchor-type="as-char" svg:width="6.9236in" svg:height="4.615733in" draw:z-index="0">
<draw:image xlink:href="../Images/yкринформ/2023-05-08T18-18-00-03-00/1683569455-516.jpg" xlink:type="simple" xlink:show="embed" xlink:actuate="onLoad" draw:mime-type="image/jpeg"/>
</draw:frame>
<text:span text:style-name="T5">
Wan Marchuk</text:span>
</text:p>
      <text:p text:style-name="P4">
<draw:frame draw:style-name="fr1" draw:name="Image199" text:anchor-type="as-char" svg:width="6.9236in" svg:height="4.615733in" draw:z-index="0">
<draw:image xlink:href="../Images/yкринформ/2023-05-08T18-18-00-03-00/1683569101-485.jpg" xlink:type="simple" xlink:show="embed" xlink:actuate="onLoad" draw:mime-type="image/jpeg"/>
</draw:frame>
<text:span text:style-name="T5">
Taras Shevchenko</text:span>
</text:p>
      <text:p text:style-name="P4">
<draw:frame draw:style-name="fr1" draw:name="Image200" text:anchor-type="as-char" svg:width="6.9236in" svg:height="4.615733in" draw:z-index="0">
<draw:image xlink:href="../Images/yкринформ/2023-05-08T18-18-00-03-00/1683573838-303.jpg" xlink:type="simple" xlink:show="embed" xlink:actuate="onLoad" draw:mime-type="image/jpeg"/>
</draw:frame>
<text:span text:style-name="T5">
Maria Primachenko</text:span>
</text:p>
      <text:p text:style-name="P4">
<draw:frame draw:style-name="fr1" draw:name="Image201" text:anchor-type="as-char" svg:width="6.9236in" svg:height="4.615733in" draw:z-index="0">
<draw:image xlink:href="../Images/yкринформ/2023-05-08T18-18-00-03-00/1683557554-598.jpg" xlink:type="simple" xlink:show="embed" xlink:actuate="onLoad" draw:mime-type="image/jpeg"/>
</draw:frame>
Henri Touloulotrek  <draw:frame draw:style-name="fr1" draw:name="Image202" text:anchor-type="as-char" svg:width="6.9236in" svg:height="4.615733in" draw:z-index="0">
<draw:image xlink:href="../Images/yкринформ/2023-05-08T18-18-00-03-00/1683557555-566.jpg" xlink:type="simple" xlink:show="embed" xlink:actuate="onLoad" draw:mime-type="image/jpeg"/>
</draw:frame>
<text:span text:style-name="T5">
Otto dicks</text:span>
</text:p>
      <text:p text:style-name="P4">
<draw:frame draw:style-name="fr1" draw:name="Image203" text:anchor-type="as-char" svg:width="6.9236in" svg:height="4.615733in" draw:z-index="0">
<draw:image xlink:href="../Images/yкринформ/2023-05-08T18-18-00-03-00/1683557555-733.jpg" xlink:type="simple" xlink:show="embed" xlink:actuate="onLoad" draw:mime-type="image/jpeg"/>
</draw:frame>
<text:span text:style-name="T5">
Eillo repin</text:span>
</text:p>
      <text:p text:style-name="P4">
<draw:frame draw:style-name="fr1" draw:name="Image204" text:anchor-type="as-char" svg:width="6.9236in" svg:height="4.615733in" draw:z-index="0">
<draw:image xlink:href="../Images/yкринформ/2023-05-08T18-18-00-03-00/1683570983-240.jpg" xlink:type="simple" xlink:show="embed" xlink:actuate="onLoad" draw:mime-type="image/jpeg"/>
</draw:frame>
<text:span text:style-name="T5">
Klod Monet</text:span>
</text:p>
      <text:p text:style-name="P4">
<draw:frame draw:style-name="fr1" draw:name="Image205" text:anchor-type="as-char" svg:width="6.9236in" svg:height="4.615733in" draw:z-index="0">
<draw:image xlink:href="../Images/yкринформ/2023-05-08T18-18-00-03-00/1683577089-850.jpg" xlink:type="simple" xlink:show="embed" xlink:actuate="onLoad" draw:mime-type="image/jpeg"/>
</draw:frame>
<text:span text:style-name="T5">
Pol Cezann</text:span>
</text:p>
      <text:p text:style-name="P4">
<draw:frame draw:style-name="fr1" draw:name="Image206" text:anchor-type="as-char" svg:width="6.9236in" svg:height="4.615733in" draw:z-index="0">
<draw:image xlink:href="../Images/yкринформ/2023-05-08T18-18-00-03-00/1683571372-883.jpg" xlink:type="simple" xlink:show="embed" xlink:actuate="onLoad" draw:mime-type="image/jpeg"/>
</draw:frame>
<text:span text:style-name="T5">
Pol gugen</text:span>
</text:p>
      <text:p text:style-name="P4">
<draw:frame draw:style-name="fr1" draw:name="Image207" text:anchor-type="as-char" svg:width="6.9236in" svg:height="4.615733in" draw:z-index="0">
<draw:image xlink:href="../Images/yкринформ/2023-05-08T18-18-00-03-00/1683571464-748.jpg" xlink:type="simple" xlink:show="embed" xlink:actuate="onLoad" draw:mime-type="image/jpeg"/>
</draw:frame>
<text:span text:style-name="T5">
Wan Aivazovsky</text:span>
</text:p>
      <text:p text:style-name="P4">
<draw:frame draw:style-name="fr1" draw:name="Image208" text:anchor-type="as-char" svg:width="6.9236in" svg:height="4.615733in" draw:z-index="0">
<draw:image xlink:href="../Images/yкринформ/2023-05-08T18-18-00-03-00/1683574190-665.jpg" xlink:type="simple" xlink:show="embed" xlink:actuate="onLoad" draw:mime-type="image/jpeg"/>
</draw:frame>
<text:span text:style-name="T5">
Luis Wayne</text:span>
</text:p>
      <text:p text:style-name="P4">
<draw:frame draw:style-name="fr1" draw:name="Image209" text:anchor-type="as-char" svg:width="6.9236in" svg:height="4.615733in" draw:z-index="0">
<draw:image xlink:href="../Images/yкринформ/2023-05-08T18-18-00-03-00/1683557556-397.jpg" xlink:type="simple" xlink:show="embed" xlink:actuate="onLoad" draw:mime-type="image/jpeg"/>
</draw:frame>
<text:span text:style-name="T5">
Alphons fly</text:span>
</text:p>
      <text:p text:style-name="P4">
<draw:frame draw:style-name="fr1" draw:name="Image210" text:anchor-type="as-char" svg:width="6.9236in" svg:height="4.615733in" draw:z-index="0">
<draw:image xlink:href="../Images/yкринформ/2023-05-08T18-18-00-03-00/1683571771-323.jpg" xlink:type="simple" xlink:show="embed" xlink:actuate="onLoad" draw:mime-type="image/jpeg"/>
</draw:frame>
<text:span text:style-name="T5">
 Zezislav Bexinsky </text:span>
<draw:frame draw:style-name="fr1" draw:name="Image211" text:anchor-type="as-char" svg:width="6.9236in" svg:height="4.615733in" draw:z-index="0">
<draw:image xlink:href="../Images/yкринформ/2023-05-08T18-18-00-03-00/1683571959-297.jpg" xlink:type="simple" xlink:show="embed" xlink:actuate="onLoad" draw:mime-type="image/jpeg"/>
</draw:frame>
<text:span text:style-name="T5">
Ndovorgol</text:span>
<draw:frame draw:style-name="fr1" draw:name="Image212" text:anchor-type="as-char" svg:width="6.9236in" svg:height="4.615733in" draw:z-index="0">
<draw:image xlink:href="../Images/yкринформ/2023-05-08T18-18-00-03-00/1683572079-116.jpg" xlink:type="simple" xlink:show="embed" xlink:actuate="onLoad" draw:mime-type="image/jpeg"/>
</draw:frame>
<text:span text:style-name="T5">
PiterBreigel Art .</text:span>
<draw:frame draw:style-name="fr1" draw:name="Image213" text:anchor-type="as-char" svg:width="6.9236in" svg:height="4.615733in" draw:z-index="0">
<draw:image xlink:href="../Images/yкринформ/2023-05-08T18-18-00-03-00/1683572176-365.jpg" xlink:type="simple" xlink:show="embed" xlink:actuate="onLoad" draw:mime-type="image/jpeg"/>
</draw:frame>
<text:span text:style-name="T5">
Lourence alma-Tadem </text:span>
<draw:frame draw:style-name="fr1" draw:name="Image214" text:anchor-type="as-char" svg:width="6.9236in" svg:height="4.615733in" draw:z-index="0">
<draw:image xlink:href="../Images/yкринформ/2023-05-08T18-18-00-03-00/1683572664-363.jpg" xlink:type="simple" xlink:show="embed" xlink:actuate="onLoad" draw:mime-type="image/jpeg"/>
</draw:frame>
</text:p>
      <text:p text:style-name="P4">
<text:span text:style-name="T5">
Утаґава Кунісада</text:span>
</text:p>
      <text:p text:style-name="P4">
<draw:frame draw:style-name="fr1" draw:name="Image215" text:anchor-type="as-char" svg:width="6.9236in" svg:height="4.615733in" draw:z-index="0">
<draw:image xlink:href="../Images/yкринформ/2023-05-08T18-18-00-03-00/1683573261-429.jpg" xlink:type="simple" xlink:show="embed" xlink:actuate="onLoad" draw:mime-type="image/jpeg"/>
</draw:frame>
<text:span text:style-name="T5">
 Oscractions Cornelius nos</text:span>
</text:p>
      <text:p text:style-name="P4">
<draw:frame draw:style-name="fr1" draw:name="Image216" text:anchor-type="as-char" svg:width="6.9236in" svg:height="4.615733in" draw:z-index="0">
<draw:image xlink:href="../Images/yкринформ/2023-05-08T18-18-00-03-00/1683573357-634.jpg" xlink:type="simple" xlink:show="embed" xlink:actuate="onLoad" draw:mime-type="image/jpeg"/>
</draw:frame>
_Franciscisciscan gooy</text:p>
      <text:p text:style-name="P4">
<draw:frame draw:style-name="fr1" draw:name="Image217" text:anchor-type="as-char" svg:width="6.9236in" svg:height="4.615733in" draw:z-index="0">
<draw:image xlink:href="../Images/yкринформ/2023-05-08T18-18-00-03-00/1683557554-921.jpg" xlink:type="simple" xlink:show="embed" xlink:actuate="onLoad" draw:mime-type="image/jpeg"/>
</draw:frame>
Vincent Van Gogh  <draw:frame draw:style-name="fr1" draw:name="Image218" text:anchor-type="as-char" svg:width="6.9236in" svg:height="4.615733in" draw:z-index="0">
<draw:image xlink:href="../Images/yкринформ/2023-05-08T18-18-00-03-00/1683557556-500.jpg" xlink:type="simple" xlink:show="embed" xlink:actuate="onLoad" draw:mime-type="image/jpeg"/>
</draw:frame>
<text:span text:style-name="T5">
Eedard Munk</text:span>
</text:p>
      <text:p text:style-name="P4">
<draw:frame draw:style-name="fr1" draw:name="Image219" text:anchor-type="as-char" svg:width="6.9236in" svg:height="4.615733in" draw:z-index="0">
<draw:image xlink:href="../Images/yкринформ/2023-05-08T18-18-00-03-00/1683557556-307.jpg" xlink:type="simple" xlink:show="embed" xlink:actuate="onLoad" draw:mime-type="image/jpeg"/>
</draw:frame>
_Pier-oke</text:p>
      <text:p text:style-name="P4">
<draw:frame draw:style-name="fr1" draw:name="Image220" text:anchor-type="as-char" svg:width="6.9236in" svg:height="4.615733in" draw:z-index="0">
<draw:image xlink:href="../Images/yкринформ/2023-05-08T18-18-00-03-00/1683557557-862.jpg" xlink:type="simple" xlink:show="embed" xlink:actuate="onLoad" draw:mime-type="image/jpeg"/>
</draw:frame>
Pablo Picasso  <draw:frame draw:style-name="fr1" draw:name="Image221" text:anchor-type="as-char" svg:width="6.9236in" svg:height="4.615733in" draw:z-index="0">
<draw:image xlink:href="../Images/yкринформ/2023-05-08T18-18-00-03-00/1683557811-574.jpg" xlink:type="simple" xlink:show="embed" xlink:actuate="onLoad" draw:mime-type="image/jpeg"/>
</draw:frame>
<text:span text:style-name="T5">
Gans Rudolf Giger</text:span>
</text:p>
      <text:p text:style-name="P4">
<draw:frame draw:style-name="fr1" draw:name="Image222" text:anchor-type="as-char" svg:width="6.9236in" svg:height="4.615733in" draw:z-index="0">
<draw:image xlink:href="../Images/yкринформ/2023-05-08T18-18-00-03-00/1683563496-368.jpg" xlink:type="simple" xlink:show="embed" xlink:actuate="onLoad" draw:mime-type="image/jpeg"/>
</draw:frame>
<text:span text:style-name="T5">
Guststa Klimt</text:span>
</text:p>
      <text:p text:style-name="P4">
<draw:frame draw:style-name="fr1" draw:name="Image223" text:anchor-type="as-char" svg:width="6.9236in" svg:height="4.615733in" draw:z-index="0">
<draw:image xlink:href="../Images/yкринформ/2023-05-08T18-18-00-03-00/1683573651-428.jpg" xlink:type="simple" xlink:show="embed" xlink:actuate="onLoad" draw:mime-type="image/jpeg"/>
</draw:frame>
<text:span text:style-name="T5">
Jorjo Decirico</text:span>
</text:p>
      <text:p text:style-name="P4">
<draw:frame draw:style-name="fr1" draw:name="Image224" text:anchor-type="as-char" svg:width="6.9236in" svg:height="4.615733in" draw:z-index="0">
<draw:image xlink:href="../Images/yкринформ/2023-05-08T18-18-00-03-00/1683557812-292.jpg" xlink:type="simple" xlink:show="embed" xlink:actuate="onLoad" draw:mime-type="image/jpeg"/>
</draw:frame>
<text:span text:style-name="T5">
Pol Degas</text:span>
<draw:frame draw:style-name="fr1" draw:name="Image225" text:anchor-type="as-char" svg:width="6.9236in" svg:height="4.615733in" draw:z-index="0">
<draw:image xlink:href="../Images/yкринформ/2023-05-08T18-18-00-03-00/1683557813-650.jpg" xlink:type="simple" xlink:show="embed" xlink:actuate="onLoad" draw:mime-type="image/jpeg"/>
</draw:frame>
<text:span text:style-name="T5">
Alphons fly</text:span>
</text:p>
      <text:p text:style-name="P4">
<draw:frame draw:style-name="fr1" draw:name="Image226" text:anchor-type="as-char" svg:width="6.9236in" svg:height="4.615733in" draw:z-index="0">
<draw:image xlink:href="../Images/yкринформ/2023-05-08T18-18-00-03-00/1683558424-978.jpg" xlink:type="simple" xlink:show="embed" xlink:actuate="onLoad" draw:mime-type="image/jpeg"/>
</draw:frame>
<text:span text:style-name="T5">
Eronym bossh</text:span>
</text:p>
      <text:p text:style-name="P4">
<draw:frame draw:style-name="fr1" draw:name="Image227" text:anchor-type="as-char" svg:width="6.9236in" svg:height="4.615733in" draw:z-index="0">
<draw:image xlink:href="../Images/yкринформ/2023-05-08T18-18-00-03-00/1683558484-168.jpg" xlink:type="simple" xlink:show="embed" xlink:actuate="onLoad" draw:mime-type="image/jpeg"/>
</draw:frame>
<text:span text:style-name="T5">
 Salvador gave _  <draw:frame draw:style-name="fr1" draw:name="Image228" text:anchor-type="as-char" svg:width="6.9236in" svg:height="4.615733in" draw:z-index="0">
<draw:image xlink:href="../Images/yкринформ/2023-05-08T18-18-00-03-00/1683567481-889.jpg" xlink:type="simple" xlink:show="embed" xlink:actuate="onLoad" draw:mime-type="image/jpeg"/>
</draw:frame>
Casimir Malevich  <draw:frame draw:style-name="fr1" draw:name="Image229" text:anchor-type="as-char" svg:width="6.9236in" svg:height="4.615733in" draw:z-index="0">
<draw:image xlink:href="../Images/yкринформ/2023-05-08T18-18-00-03-00/1683567683-840.jpg" xlink:type="simple" xlink:show="embed" xlink:actuate="onLoad" draw:mime-type="image/jpeg"/>
</draw:frame>
_Benx</text:span>
</text:p>
      <text:p text:style-name="P4">
<draw:frame draw:style-name="fr1" draw:name="Image230" text:anchor-type="as-char" svg:width="6.9236in" svg:height="4.615733in" draw:z-index="0">
<draw:image xlink:href="../Images/yкринформ/2023-05-08T18-18-00-03-00/1683567860-999.jpg" xlink:type="simple" xlink:show="embed" xlink:actuate="onLoad" draw:mime-type="image/jpeg"/>
</draw:frame>
<text:span text:style-name="T5">
Marc Chagall</text:span>
</text:p>
      <text:p text:style-name="P4">
<draw:frame draw:style-name="fr1" draw:name="Image231" text:anchor-type="as-char" svg:width="6.9236in" svg:height="4.615733in" draw:z-index="0">
<draw:image xlink:href="../Images/yкринформ/2023-05-08T18-18-00-03-00/1683574457-289.jpg" xlink:type="simple" xlink:show="embed" xlink:actuate="onLoad" draw:mime-type="image/jpeg"/>
</draw:frame>
<text:span text:style-name="T5">
GUSTAV DORE</text:span>
</text:p>
      <text:p text:style-name="P4">
<draw:frame draw:style-name="fr1" draw:name="Image232" text:anchor-type="as-char" svg:width="6.9236in" svg:height="4.615733in" draw:z-index="0">
<draw:image xlink:href="../Images/yкринформ/2023-05-08T18-18-00-03-00/1683574669-965.jpg" xlink:type="simple" xlink:show="embed" xlink:actuate="onLoad" draw:mime-type="image/jpeg"/>
</draw:frame>
<text:span text:style-name="T5">
Niko pyrosman</text:span>
</text:p>
      <text:p text:style-name="P4">
<draw:frame draw:style-name="fr1" draw:name="Image233" text:anchor-type="as-char" svg:width="6.9236in" svg:height="4.615733in" draw:z-index="0">
<draw:image xlink:href="../Images/yкринформ/2023-05-08T18-18-00-03-00/1683574915-870.jpg" xlink:type="simple" xlink:show="embed" xlink:actuate="onLoad" draw:mime-type="image/jpeg"/>
</draw:frame>
<text:span text:style-name="T5">
Wakub Ruzhal</text:span>
</text:p>
      <text:p text:style-name="P4">
<draw:frame draw:style-name="fr1" draw:name="Image234" text:anchor-type="as-char" svg:width="6.9236in" svg:height="4.615733in" draw:z-index="0">
<draw:image xlink:href="../Images/yкринформ/2023-05-08T18-18-00-03-00/1683575042-738.jpg" xlink:type="simple" xlink:show="embed" xlink:actuate="onLoad" draw:mime-type="image/jpeg"/>
</draw:frame>
<text:span text:style-name="T5">
Simon Stolegag</text:span>
</text:p>
      <text:p text:style-name="P4">
<draw:frame draw:style-name="fr1" draw:name="Image235" text:anchor-type="as-char" svg:width="6.9236in" svg:height="4.615733in" draw:z-index="0">
<draw:image xlink:href="../Images/yкринформ/2023-05-08T18-18-00-03-00/1683575300-831.jpg" xlink:type="simple" xlink:show="embed" xlink:actuate="onLoad" draw:mime-type="image/jpeg"/>
</draw:frame>
<text:span text:style-name="T5">
Mebius(Jean Giro)</text:span>
</text:p>
      <text:p text:style-name="P4">
<draw:frame draw:style-name="fr1" draw:name="Image236" text:anchor-type="as-char" svg:width="6.9236in" svg:height="4.615733in" draw:z-index="0">
<draw:image xlink:href="../Images/yкринформ/2023-05-08T18-18-00-03-00/1683577230-424.jpg" xlink:type="simple" xlink:show="embed" xlink:actuate="onLoad" draw:mime-type="image/jpeg"/>
</draw:frame>
Boris Valheho</text:p>
      <text:p text:style-name="P4">
News Source: <text:a xlink:type="simple" xlink:href="https://www.ukrinform.ua/rubric-culture/3706424-stucnij-intelekt-uaviv-ak-bi-zobrazili-palaucij-kreml-vidomi-mitci.html" text:style-name="Internet_20_link" text:visited-style-name="Visited_20_Internet_20_Link">
https://www.ukrinform.ua/rubric-culture/3706424-stucnij-intelekt-uaviv-ak-bi-zobrazili-palaucij-kreml-vidomi-mitci.html</text:a>
</text:p>
      <!--NEWS-->
      <text:h text:style-name="P10" text:outline-level="1">
<text:span text:style-name="T4">
The Kremlin is burning: artificial intelligence "imagined" how paintings of famous artists would look like</text:span>
</text:h>
      <text:p text:style-name="P4">
Authors: Ukrinform (Person)</text:p>
      <text:p text:style-name="P4">
Publisher: Укринформ (Organization)</text:p>
      <text:p text:style-name="P4">
Published Time: 2023-05-08T18:18:00+03:00</text:p>
      <text:p text:style-name="P4">
Modified Time: 2023-05-08T18:18:00+03:00</text:p>
      <text:p text:style-name="P4">
Description: The Ukrainian game designer Sergey Mohov imagined what the burning Kremlin would be depicted by famous artists - such as Dega, Renoir, Monet, Picasso, then, Malevich, Bosh, Vorgol and others. - Ukrinform.</text:p>
      <text:p text:style-name="P4">
Images: ["<text:a xlink:type="simple" xlink:href="https://static.ukrinform.com/photos/2023_05/thumb_files/630_360_1683569101-485.jpg" text:style-name="Internet_20_link" text:visited-style-name="Visited_20_Internet_20_Link">
630_360_16835...</text:a>
", "<text:a xlink:type="simple" xlink:href="https://static.ukrinform.com/photos/2023_05/1683569862-851.jpg" text:style-name="Internet_20_link" text:visited-style-name="Visited_20_Internet_20_Link">
1683569862-85...</text:a>
", "<text:a xlink:type="simple" xlink:href="https://static.ukrinform.com/photos/2023_05/1683569455-516.jpg" text:style-name="Internet_20_link" text:visited-style-name="Visited_20_Internet_20_Link">
1683569455-51...</text:a>
", "<text:a xlink:type="simple" xlink:href="https://static.ukrinform.com/photos/2023_05/1683569101-485.jpg" text:style-name="Internet_20_link" text:visited-style-name="Visited_20_Internet_20_Link">
1683569101-48...</text:a>
", "<text:a xlink:type="simple" xlink:href="https://static.ukrinform.com/photos/2023_05/1683573838-303.jpg" text:style-name="Internet_20_link" text:visited-style-name="Visited_20_Internet_20_Link">
1683573838-30...</text:a>
", "<text:a xlink:type="simple" xlink:href="https://static.ukrinform.com/photos/2023_05/1683557554-598.jpg" text:style-name="Internet_20_link" text:visited-style-name="Visited_20_Internet_20_Link">
1683557554-59...</text:a>
", "<text:a xlink:type="simple" xlink:href="https://static.ukrinform.com/photos/2023_05/1683557555-566.jpg" text:style-name="Internet_20_link" text:visited-style-name="Visited_20_Internet_20_Link">
1683557555-56...</text:a>
", "<text:a xlink:type="simple" xlink:href="https://static.ukrinform.com/photos/2023_05/1683557555-733.jpg" text:style-name="Internet_20_link" text:visited-style-name="Visited_20_Internet_20_Link">
1683557555-73...</text:a>
", "<text:a xlink:type="simple" xlink:href="https://static.ukrinform.com/photos/2023_05/1683570983-240.jpg" text:style-name="Internet_20_link" text:visited-style-name="Visited_20_Internet_20_Link">
1683570983-24...</text:a>
", "<text:a xlink:type="simple" xlink:href="https://static.ukrinform.com/photos/2023_05/1683577089-850.jpg" text:style-name="Internet_20_link" text:visited-style-name="Visited_20_Internet_20_Link">
1683577089-85...</text:a>
", "<text:a xlink:type="simple" xlink:href="https://static.ukrinform.com/photos/2023_05/1683571372-883.jpg" text:style-name="Internet_20_link" text:visited-style-name="Visited_20_Internet_20_Link">
1683571372-88...</text:a>
", "<text:a xlink:type="simple" xlink:href="https://static.ukrinform.com/photos/2023_05/1683571464-748.jpg" text:style-name="Internet_20_link" text:visited-style-name="Visited_20_Internet_20_Link">
1683571464-74...</text:a>
", "<text:a xlink:type="simple" xlink:href="https://static.ukrinform.com/photos/2023_05/1683574190-665.jpg" text:style-name="Internet_20_link" text:visited-style-name="Visited_20_Internet_20_Link">
1683574190-66...</text:a>
", "<text:a xlink:type="simple" xlink:href="https://static.ukrinform.com/photos/2023_05/1683557556-397.jpg" text:style-name="Internet_20_link" text:visited-style-name="Visited_20_Internet_20_Link">
1683557556-39...</text:a>
", "<text:a xlink:type="simple" xlink:href="https://static.ukrinform.com/photos/2023_05/1683571771-323.jpg" text:style-name="Internet_20_link" text:visited-style-name="Visited_20_Internet_20_Link">
1683571771-32...</text:a>
", "<text:a xlink:type="simple" xlink:href="https://static.ukrinform.com/photos/2023_05/1683571959-297.jpg" text:style-name="Internet_20_link" text:visited-style-name="Visited_20_Internet_20_Link">
1683571959-29...</text:a>
", "<text:a xlink:type="simple" xlink:href="https://static.ukrinform.com/photos/2023_05/1683572079-116.jpg" text:style-name="Internet_20_link" text:visited-style-name="Visited_20_Internet_20_Link">
1683572079-11...</text:a>
", "<text:a xlink:type="simple" xlink:href="https://static.ukrinform.com/photos/2023_05/1683572176-365.jpg" text:style-name="Internet_20_link" text:visited-style-name="Visited_20_Internet_20_Link">
1683572176-36...</text:a>
", "<text:a xlink:type="simple" xlink:href="https://static.ukrinform.com/photos/2023_05/1683572664-363.jpg" text:style-name="Internet_20_link" text:visited-style-name="Visited_20_Internet_20_Link">
1683572664-36...</text:a>
", "<text:a xlink:type="simple" xlink:href="https://static.ukrinform.com/photos/2023_05/1683573261-429.jpg" text:style-name="Internet_20_link" text:visited-style-name="Visited_20_Internet_20_Link">
1683573261-42...</text:a>
", "<text:a xlink:type="simple" xlink:href="https://static.ukrinform.com/photos/2023_05/1683573357-634.jpg" text:style-name="Internet_20_link" text:visited-style-name="Visited_20_Internet_20_Link">
1683573357-63...</text:a>
", "<text:a xlink:type="simple" xlink:href="https://static.ukrinform.com/photos/2023_05/1683557554-921.jpg" text:style-name="Internet_20_link" text:visited-style-name="Visited_20_Internet_20_Link">
1683557554-92...</text:a>
", "<text:a xlink:type="simple" xlink:href="https://static.ukrinform.com/photos/2023_05/1683557556-500.jpg" text:style-name="Internet_20_link" text:visited-style-name="Visited_20_Internet_20_Link">
1683557556-50...</text:a>
", "<text:a xlink:type="simple" xlink:href="https://static.ukrinform.com/photos/2023_05/1683557556-307.jpg" text:style-name="Internet_20_link" text:visited-style-name="Visited_20_Internet_20_Link">
1683557556-30...</text:a>
", "<text:a xlink:type="simple" xlink:href="https://static.ukrinform.com/photos/2023_05/1683557557-862.jpg" text:style-name="Internet_20_link" text:visited-style-name="Visited_20_Internet_20_Link">
1683557557-86...</text:a>
", "<text:a xlink:type="simple" xlink:href="https://static.ukrinform.com/photos/2023_05/1683557811-574.jpg" text:style-name="Internet_20_link" text:visited-style-name="Visited_20_Internet_20_Link">
1683557811-57...</text:a>
", "<text:a xlink:type="simple" xlink:href="https://static.ukrinform.com/photos/2023_05/1683563496-368.jpg" text:style-name="Internet_20_link" text:visited-style-name="Visited_20_Internet_20_Link">
1683563496-36...</text:a>
", "<text:a xlink:type="simple" xlink:href="https://static.ukrinform.com/photos/2023_05/1683573651-428.jpg" text:style-name="Internet_20_link" text:visited-style-name="Visited_20_Internet_20_Link">
1683573651-42...</text:a>
", "<text:a xlink:type="simple" xlink:href="https://static.ukrinform.com/photos/2023_05/1683557812-292.jpg" text:style-name="Internet_20_link" text:visited-style-name="Visited_20_Internet_20_Link">
1683557812-29...</text:a>
", "<text:a xlink:type="simple" xlink:href="https://static.ukrinform.com/photos/2023_05/1683557813-650.jpg" text:style-name="Internet_20_link" text:visited-style-name="Visited_20_Internet_20_Link">
1683557813-65...</text:a>
", "<text:a xlink:type="simple" xlink:href="https://static.ukrinform.com/photos/2023_05/1683558424-978.jpg" text:style-name="Internet_20_link" text:visited-style-name="Visited_20_Internet_20_Link">
1683558424-97...</text:a>
", "<text:a xlink:type="simple" xlink:href="https://static.ukrinform.com/photos/2023_05/1683558484-168.jpg" text:style-name="Internet_20_link" text:visited-style-name="Visited_20_Internet_20_Link">
1683558484-16...</text:a>
", "<text:a xlink:type="simple" xlink:href="https://static.ukrinform.com/photos/2023_05/1683567481-889.jpg" text:style-name="Internet_20_link" text:visited-style-name="Visited_20_Internet_20_Link">
1683567481-88...</text:a>
", "<text:a xlink:type="simple" xlink:href="https://static.ukrinform.com/photos/2023_05/1683567683-840.jpg" text:style-name="Internet_20_link" text:visited-style-name="Visited_20_Internet_20_Link">
1683567683-84...</text:a>
", "<text:a xlink:type="simple" xlink:href="https://static.ukrinform.com/photos/2023_05/1683567860-999.jpg" text:style-name="Internet_20_link" text:visited-style-name="Visited_20_Internet_20_Link">
1683567860-99...</text:a>
", "<text:a xlink:type="simple" xlink:href="https://static.ukrinform.com/photos/2023_05/1683574457-289.jpg" text:style-name="Internet_20_link" text:visited-style-name="Visited_20_Internet_20_Link">
1683574457-28...</text:a>
", "<text:a xlink:type="simple" xlink:href="https://static.ukrinform.com/photos/2023_05/1683574669-965.jpg" text:style-name="Internet_20_link" text:visited-style-name="Visited_20_Internet_20_Link">
1683574669-96...</text:a>
", "<text:a xlink:type="simple" xlink:href="https://static.ukrinform.com/photos/2023_05/1683574915-870.jpg" text:style-name="Internet_20_link" text:visited-style-name="Visited_20_Internet_20_Link">
1683574915-87...</text:a>
", "<text:a xlink:type="simple" xlink:href="https://static.ukrinform.com/photos/2023_05/1683575042-738.jpg" text:style-name="Internet_20_link" text:visited-style-name="Visited_20_Internet_20_Link">
1683575042-73...</text:a>
", "<text:a xlink:type="simple" xlink:href="https://static.ukrinform.com/photos/2023_05/1683575300-831.jpg" text:style-name="Internet_20_link" text:visited-style-name="Visited_20_Internet_20_Link">
1683575300-83...</text:a>
", "<text:a xlink:type="simple" xlink:href="https://static.ukrinform.com/photos/2023_05/1683577230-424.jpg" text:style-name="Internet_20_link" text:visited-style-name="Visited_20_Internet_20_Link">
1683577230-42...</text:a>
"]</text:p>
      <text:p text:style-name="P4">
Tags: ['Кремль', 'Пожежа', 'Штучний інтелект', 'Художник']</text:p>
      <text:p text:style-name="P4">
Type: Article</text:p>
      <!--METADATA-->
      <text:p text:style-name="P4">
<draw:frame draw:style-name="fr1" draw:name="Image237" text:anchor-type="as-char" svg:width="6.9236in" svg:height="3.956343in" draw:z-index="0">
<draw:image xlink:href="../Images/yкринформ/2023-05-08T18-18-00-03-00/630_360_1683569101-485.jpg" xlink:type="simple" xlink:show="embed" xlink:actuate="onLoad" draw:mime-type="image/jpeg"/>
</draw:frame>
The Ukrainian game designer Sergey Mohov imagined what the burning Kremlin artists would depict - such as Dega, Renoir, Monet, Picasso, then, Malevich, Bosch, Vorgolt others.</text:p>
      <text:p text:style-name="P4">
This task he set the program <text:a xlink:type="simple" xlink:href="https://www.ukrinform.ua/tag-stucnij-intelekt" text:style-name="Internet_20_link" text:visited-style-name="Visited_20_Internet_20_Link">
</text:a>
Midjourney, reports Ukrinform.</text:p>
      <text:p text:style-name="P4">
And here's what the result got.</text:p>
      <text:p text:style-name="P4">
<draw:frame draw:style-name="fr1" draw:name="Image238" text:anchor-type="as-char" svg:width="6.9236in" svg:height="4.615733in" draw:z-index="0">
<draw:image xlink:href="../Images/yкринформ/2023-05-08T18-18-00-03-00/1683569862-851.jpg" xlink:type="simple" xlink:show="embed" xlink:actuate="onLoad" draw:mime-type="image/jpeg"/>
</draw:frame>
<text:span text:style-name="T5">
 Galine Yablonskaya </text:span>
<draw:frame draw:style-name="fr1" draw:name="Image239" text:anchor-type="as-char" svg:width="6.9236in" svg:height="4.615733in" draw:z-index="0">
<draw:image xlink:href="../Images/yкринформ/2023-05-08T18-18-00-03-00/1683569455-516.jpg" xlink:type="simple" xlink:show="embed" xlink:actuate="onLoad" draw:mime-type="image/jpeg"/>
</draw:frame>
<text:span text:style-name="T5">
Wan Marchuk</text:span>
</text:p>
      <text:p text:style-name="P4">
<draw:frame draw:style-name="fr1" draw:name="Image240" text:anchor-type="as-char" svg:width="6.9236in" svg:height="4.615733in" draw:z-index="0">
<draw:image xlink:href="../Images/yкринформ/2023-05-08T18-18-00-03-00/1683569101-485.jpg" xlink:type="simple" xlink:show="embed" xlink:actuate="onLoad" draw:mime-type="image/jpeg"/>
</draw:frame>
<text:span text:style-name="T5">
Taras Shevchenko</text:span>
</text:p>
      <text:p text:style-name="P4">
<draw:frame draw:style-name="fr1" draw:name="Image241" text:anchor-type="as-char" svg:width="6.9236in" svg:height="4.615733in" draw:z-index="0">
<draw:image xlink:href="../Images/yкринформ/2023-05-08T18-18-00-03-00/1683573838-303.jpg" xlink:type="simple" xlink:show="embed" xlink:actuate="onLoad" draw:mime-type="image/jpeg"/>
</draw:frame>
<text:span text:style-name="T5">
Maria Primachenko</text:span>
</text:p>
      <text:p text:style-name="P4">
<draw:frame draw:style-name="fr1" draw:name="Image242" text:anchor-type="as-char" svg:width="6.9236in" svg:height="4.615733in" draw:z-index="0">
<draw:image xlink:href="../Images/yкринформ/2023-05-08T18-18-00-03-00/1683557554-598.jpg" xlink:type="simple" xlink:show="embed" xlink:actuate="onLoad" draw:mime-type="image/jpeg"/>
</draw:frame>
Henri Touloulotrek  <draw:frame draw:style-name="fr1" draw:name="Image243" text:anchor-type="as-char" svg:width="6.9236in" svg:height="4.615733in" draw:z-index="0">
<draw:image xlink:href="../Images/yкринформ/2023-05-08T18-18-00-03-00/1683557555-566.jpg" xlink:type="simple" xlink:show="embed" xlink:actuate="onLoad" draw:mime-type="image/jpeg"/>
</draw:frame>
<text:span text:style-name="T5">
Otto dicks</text:span>
</text:p>
      <text:p text:style-name="P4">
<draw:frame draw:style-name="fr1" draw:name="Image244" text:anchor-type="as-char" svg:width="6.9236in" svg:height="4.615733in" draw:z-index="0">
<draw:image xlink:href="../Images/yкринформ/2023-05-08T18-18-00-03-00/1683557555-733.jpg" xlink:type="simple" xlink:show="embed" xlink:actuate="onLoad" draw:mime-type="image/jpeg"/>
</draw:frame>
<text:span text:style-name="T5">
Eillo repin</text:span>
</text:p>
      <text:p text:style-name="P4">
<draw:frame draw:style-name="fr1" draw:name="Image245" text:anchor-type="as-char" svg:width="6.9236in" svg:height="4.615733in" draw:z-index="0">
<draw:image xlink:href="../Images/yкринформ/2023-05-08T18-18-00-03-00/1683570983-240.jpg" xlink:type="simple" xlink:show="embed" xlink:actuate="onLoad" draw:mime-type="image/jpeg"/>
</draw:frame>
<text:span text:style-name="T5">
Klod Monet</text:span>
</text:p>
      <text:p text:style-name="P4">
<draw:frame draw:style-name="fr1" draw:name="Image246" text:anchor-type="as-char" svg:width="6.9236in" svg:height="4.615733in" draw:z-index="0">
<draw:image xlink:href="../Images/yкринформ/2023-05-08T18-18-00-03-00/1683577089-850.jpg" xlink:type="simple" xlink:show="embed" xlink:actuate="onLoad" draw:mime-type="image/jpeg"/>
</draw:frame>
<text:span text:style-name="T5">
Pol Cezann</text:span>
</text:p>
      <text:p text:style-name="P4">
<draw:frame draw:style-name="fr1" draw:name="Image247" text:anchor-type="as-char" svg:width="6.9236in" svg:height="4.615733in" draw:z-index="0">
<draw:image xlink:href="../Images/yкринформ/2023-05-08T18-18-00-03-00/1683571372-883.jpg" xlink:type="simple" xlink:show="embed" xlink:actuate="onLoad" draw:mime-type="image/jpeg"/>
</draw:frame>
<text:span text:style-name="T5">
Pol gugen</text:span>
</text:p>
      <text:p text:style-name="P4">
<draw:frame draw:style-name="fr1" draw:name="Image248" text:anchor-type="as-char" svg:width="6.9236in" svg:height="4.615733in" draw:z-index="0">
<draw:image xlink:href="../Images/yкринформ/2023-05-08T18-18-00-03-00/1683571464-748.jpg" xlink:type="simple" xlink:show="embed" xlink:actuate="onLoad" draw:mime-type="image/jpeg"/>
</draw:frame>
<text:span text:style-name="T5">
Wan Aivazovsky</text:span>
</text:p>
      <text:p text:style-name="P4">
<draw:frame draw:style-name="fr1" draw:name="Image249" text:anchor-type="as-char" svg:width="6.9236in" svg:height="4.615733in" draw:z-index="0">
<draw:image xlink:href="../Images/yкринформ/2023-05-08T18-18-00-03-00/1683574190-665.jpg" xlink:type="simple" xlink:show="embed" xlink:actuate="onLoad" draw:mime-type="image/jpeg"/>
</draw:frame>
<text:span text:style-name="T5">
Luis Wayne</text:span>
</text:p>
      <text:p text:style-name="P4">
<draw:frame draw:style-name="fr1" draw:name="Image250" text:anchor-type="as-char" svg:width="6.9236in" svg:height="4.615733in" draw:z-index="0">
<draw:image xlink:href="../Images/yкринформ/2023-05-08T18-18-00-03-00/1683557556-397.jpg" xlink:type="simple" xlink:show="embed" xlink:actuate="onLoad" draw:mime-type="image/jpeg"/>
</draw:frame>
<text:span text:style-name="T5">
Alphons fly</text:span>
</text:p>
      <text:p text:style-name="P4">
<draw:frame draw:style-name="fr1" draw:name="Image251" text:anchor-type="as-char" svg:width="6.9236in" svg:height="4.615733in" draw:z-index="0">
<draw:image xlink:href="../Images/yкринформ/2023-05-08T18-18-00-03-00/1683571771-323.jpg" xlink:type="simple" xlink:show="embed" xlink:actuate="onLoad" draw:mime-type="image/jpeg"/>
</draw:frame>
<text:span text:style-name="T5">
 Zezislav Bexinsky </text:span>
<draw:frame draw:style-name="fr1" draw:name="Image252" text:anchor-type="as-char" svg:width="6.9236in" svg:height="4.615733in" draw:z-index="0">
<draw:image xlink:href="../Images/yкринформ/2023-05-08T18-18-00-03-00/1683571959-297.jpg" xlink:type="simple" xlink:show="embed" xlink:actuate="onLoad" draw:mime-type="image/jpeg"/>
</draw:frame>
<text:span text:style-name="T5">
Ndovorgol</text:span>
<draw:frame draw:style-name="fr1" draw:name="Image253" text:anchor-type="as-char" svg:width="6.9236in" svg:height="4.615733in" draw:z-index="0">
<draw:image xlink:href="../Images/yкринформ/2023-05-08T18-18-00-03-00/1683572079-116.jpg" xlink:type="simple" xlink:show="embed" xlink:actuate="onLoad" draw:mime-type="image/jpeg"/>
</draw:frame>
<text:span text:style-name="T5">
PiterBreigel Art .</text:span>
<draw:frame draw:style-name="fr1" draw:name="Image254" text:anchor-type="as-char" svg:width="6.9236in" svg:height="4.615733in" draw:z-index="0">
<draw:image xlink:href="../Images/yкринформ/2023-05-08T18-18-00-03-00/1683572176-365.jpg" xlink:type="simple" xlink:show="embed" xlink:actuate="onLoad" draw:mime-type="image/jpeg"/>
</draw:frame>
<text:span text:style-name="T5">
Lourence alma-Tadem </text:span>
<draw:frame draw:style-name="fr1" draw:name="Image255" text:anchor-type="as-char" svg:width="6.9236in" svg:height="4.615733in" draw:z-index="0">
<draw:image xlink:href="../Images/yкринформ/2023-05-08T18-18-00-03-00/1683572664-363.jpg" xlink:type="simple" xlink:show="embed" xlink:actuate="onLoad" draw:mime-type="image/jpeg"/>
</draw:frame>
</text:p>
      <text:p text:style-name="P4">
<text:span text:style-name="T5">
Утаґава Кунісада</text:span>
</text:p>
      <text:p text:style-name="P4">
<draw:frame draw:style-name="fr1" draw:name="Image256" text:anchor-type="as-char" svg:width="6.9236in" svg:height="4.615733in" draw:z-index="0">
<draw:image xlink:href="../Images/yкринформ/2023-05-08T18-18-00-03-00/1683573261-429.jpg" xlink:type="simple" xlink:show="embed" xlink:actuate="onLoad" draw:mime-type="image/jpeg"/>
</draw:frame>
<text:span text:style-name="T5">
 Oscractions Cornelius nos</text:span>
</text:p>
      <text:p text:style-name="P4">
<draw:frame draw:style-name="fr1" draw:name="Image257" text:anchor-type="as-char" svg:width="6.9236in" svg:height="4.615733in" draw:z-index="0">
<draw:image xlink:href="../Images/yкринформ/2023-05-08T18-18-00-03-00/1683573357-634.jpg" xlink:type="simple" xlink:show="embed" xlink:actuate="onLoad" draw:mime-type="image/jpeg"/>
</draw:frame>
_Franciscisciscan gooy</text:p>
      <text:p text:style-name="P4">
<draw:frame draw:style-name="fr1" draw:name="Image258" text:anchor-type="as-char" svg:width="6.9236in" svg:height="4.615733in" draw:z-index="0">
<draw:image xlink:href="../Images/yкринформ/2023-05-08T18-18-00-03-00/1683557554-921.jpg" xlink:type="simple" xlink:show="embed" xlink:actuate="onLoad" draw:mime-type="image/jpeg"/>
</draw:frame>
Vincent Van Gogh  <draw:frame draw:style-name="fr1" draw:name="Image259" text:anchor-type="as-char" svg:width="6.9236in" svg:height="4.615733in" draw:z-index="0">
<draw:image xlink:href="../Images/yкринформ/2023-05-08T18-18-00-03-00/1683557556-500.jpg" xlink:type="simple" xlink:show="embed" xlink:actuate="onLoad" draw:mime-type="image/jpeg"/>
</draw:frame>
<text:span text:style-name="T5">
Eedard Munk</text:span>
</text:p>
      <text:p text:style-name="P4">
<draw:frame draw:style-name="fr1" draw:name="Image260" text:anchor-type="as-char" svg:width="6.9236in" svg:height="4.615733in" draw:z-index="0">
<draw:image xlink:href="../Images/yкринформ/2023-05-08T18-18-00-03-00/1683557556-307.jpg" xlink:type="simple" xlink:show="embed" xlink:actuate="onLoad" draw:mime-type="image/jpeg"/>
</draw:frame>
_Pier-oke</text:p>
      <text:p text:style-name="P4">
<draw:frame draw:style-name="fr1" draw:name="Image261" text:anchor-type="as-char" svg:width="6.9236in" svg:height="4.615733in" draw:z-index="0">
<draw:image xlink:href="../Images/yкринформ/2023-05-08T18-18-00-03-00/1683557557-862.jpg" xlink:type="simple" xlink:show="embed" xlink:actuate="onLoad" draw:mime-type="image/jpeg"/>
</draw:frame>
Pablo Picasso  <draw:frame draw:style-name="fr1" draw:name="Image262" text:anchor-type="as-char" svg:width="6.9236in" svg:height="4.615733in" draw:z-index="0">
<draw:image xlink:href="../Images/yкринформ/2023-05-08T18-18-00-03-00/1683557811-574.jpg" xlink:type="simple" xlink:show="embed" xlink:actuate="onLoad" draw:mime-type="image/jpeg"/>
</draw:frame>
<text:span text:style-name="T5">
Gans Rudolf Giger</text:span>
</text:p>
      <text:p text:style-name="P4">
<draw:frame draw:style-name="fr1" draw:name="Image263" text:anchor-type="as-char" svg:width="6.9236in" svg:height="4.615733in" draw:z-index="0">
<draw:image xlink:href="../Images/yкринформ/2023-05-08T18-18-00-03-00/1683563496-368.jpg" xlink:type="simple" xlink:show="embed" xlink:actuate="onLoad" draw:mime-type="image/jpeg"/>
</draw:frame>
<text:span text:style-name="T5">
Guststa Klimt</text:span>
</text:p>
      <text:p text:style-name="P4">
<draw:frame draw:style-name="fr1" draw:name="Image264" text:anchor-type="as-char" svg:width="6.9236in" svg:height="4.615733in" draw:z-index="0">
<draw:image xlink:href="../Images/yкринформ/2023-05-08T18-18-00-03-00/1683573651-428.jpg" xlink:type="simple" xlink:show="embed" xlink:actuate="onLoad" draw:mime-type="image/jpeg"/>
</draw:frame>
<text:span text:style-name="T5">
Jorjo Decirico</text:span>
</text:p>
      <text:p text:style-name="P4">
<draw:frame draw:style-name="fr1" draw:name="Image265" text:anchor-type="as-char" svg:width="6.9236in" svg:height="4.615733in" draw:z-index="0">
<draw:image xlink:href="../Images/yкринформ/2023-05-08T18-18-00-03-00/1683557812-292.jpg" xlink:type="simple" xlink:show="embed" xlink:actuate="onLoad" draw:mime-type="image/jpeg"/>
</draw:frame>
<text:span text:style-name="T5">
Pol Degas</text:span>
<draw:frame draw:style-name="fr1" draw:name="Image266" text:anchor-type="as-char" svg:width="6.9236in" svg:height="4.615733in" draw:z-index="0">
<draw:image xlink:href="../Images/yкринформ/2023-05-08T18-18-00-03-00/1683557813-650.jpg" xlink:type="simple" xlink:show="embed" xlink:actuate="onLoad" draw:mime-type="image/jpeg"/>
</draw:frame>
<text:span text:style-name="T5">
Alphons fly</text:span>
</text:p>
      <text:p text:style-name="P4">
<draw:frame draw:style-name="fr1" draw:name="Image267" text:anchor-type="as-char" svg:width="6.9236in" svg:height="4.615733in" draw:z-index="0">
<draw:image xlink:href="../Images/yкринформ/2023-05-08T18-18-00-03-00/1683558424-978.jpg" xlink:type="simple" xlink:show="embed" xlink:actuate="onLoad" draw:mime-type="image/jpeg"/>
</draw:frame>
<text:span text:style-name="T5">
Eronym bossh</text:span>
</text:p>
      <text:p text:style-name="P4">
<draw:frame draw:style-name="fr1" draw:name="Image268" text:anchor-type="as-char" svg:width="6.9236in" svg:height="4.615733in" draw:z-index="0">
<draw:image xlink:href="../Images/yкринформ/2023-05-08T18-18-00-03-00/1683558484-168.jpg" xlink:type="simple" xlink:show="embed" xlink:actuate="onLoad" draw:mime-type="image/jpeg"/>
</draw:frame>
<text:span text:style-name="T5">
 Salvador gave _  <draw:frame draw:style-name="fr1" draw:name="Image269" text:anchor-type="as-char" svg:width="6.9236in" svg:height="4.615733in" draw:z-index="0">
<draw:image xlink:href="../Images/yкринформ/2023-05-08T18-18-00-03-00/1683567481-889.jpg" xlink:type="simple" xlink:show="embed" xlink:actuate="onLoad" draw:mime-type="image/jpeg"/>
</draw:frame>
Casimir Malevich  <draw:frame draw:style-name="fr1" draw:name="Image270" text:anchor-type="as-char" svg:width="6.9236in" svg:height="4.615733in" draw:z-index="0">
<draw:image xlink:href="../Images/yкринформ/2023-05-08T18-18-00-03-00/1683567683-840.jpg" xlink:type="simple" xlink:show="embed" xlink:actuate="onLoad" draw:mime-type="image/jpeg"/>
</draw:frame>
_Benx</text:span>
</text:p>
      <text:p text:style-name="P4">
<draw:frame draw:style-name="fr1" draw:name="Image271" text:anchor-type="as-char" svg:width="6.9236in" svg:height="4.615733in" draw:z-index="0">
<draw:image xlink:href="../Images/yкринформ/2023-05-08T18-18-00-03-00/1683567860-999.jpg" xlink:type="simple" xlink:show="embed" xlink:actuate="onLoad" draw:mime-type="image/jpeg"/>
</draw:frame>
<text:span text:style-name="T5">
Marc Chagall</text:span>
</text:p>
      <text:p text:style-name="P4">
<draw:frame draw:style-name="fr1" draw:name="Image272" text:anchor-type="as-char" svg:width="6.9236in" svg:height="4.615733in" draw:z-index="0">
<draw:image xlink:href="../Images/yкринформ/2023-05-08T18-18-00-03-00/1683574457-289.jpg" xlink:type="simple" xlink:show="embed" xlink:actuate="onLoad" draw:mime-type="image/jpeg"/>
</draw:frame>
<text:span text:style-name="T5">
GUSTAV DORE</text:span>
</text:p>
      <text:p text:style-name="P4">
<draw:frame draw:style-name="fr1" draw:name="Image273" text:anchor-type="as-char" svg:width="6.9236in" svg:height="4.615733in" draw:z-index="0">
<draw:image xlink:href="../Images/yкринформ/2023-05-08T18-18-00-03-00/1683574669-965.jpg" xlink:type="simple" xlink:show="embed" xlink:actuate="onLoad" draw:mime-type="image/jpeg"/>
</draw:frame>
<text:span text:style-name="T5">
Niko pyrosman</text:span>
</text:p>
      <text:p text:style-name="P4">
<draw:frame draw:style-name="fr1" draw:name="Image274" text:anchor-type="as-char" svg:width="6.9236in" svg:height="4.615733in" draw:z-index="0">
<draw:image xlink:href="../Images/yкринформ/2023-05-08T18-18-00-03-00/1683574915-870.jpg" xlink:type="simple" xlink:show="embed" xlink:actuate="onLoad" draw:mime-type="image/jpeg"/>
</draw:frame>
<text:span text:style-name="T5">
Wakub Ruzhal</text:span>
</text:p>
      <text:p text:style-name="P4">
<draw:frame draw:style-name="fr1" draw:name="Image275" text:anchor-type="as-char" svg:width="6.9236in" svg:height="4.615733in" draw:z-index="0">
<draw:image xlink:href="../Images/yкринформ/2023-05-08T18-18-00-03-00/1683575042-738.jpg" xlink:type="simple" xlink:show="embed" xlink:actuate="onLoad" draw:mime-type="image/jpeg"/>
</draw:frame>
<text:span text:style-name="T5">
Simon Stolegag</text:span>
</text:p>
      <text:p text:style-name="P4">
<draw:frame draw:style-name="fr1" draw:name="Image276" text:anchor-type="as-char" svg:width="6.9236in" svg:height="4.615733in" draw:z-index="0">
<draw:image xlink:href="../Images/yкринформ/2023-05-08T18-18-00-03-00/1683575300-831.jpg" xlink:type="simple" xlink:show="embed" xlink:actuate="onLoad" draw:mime-type="image/jpeg"/>
</draw:frame>
<text:span text:style-name="T5">
Mebius(Jean Giro)</text:span>
</text:p>
      <text:p text:style-name="P4">
<draw:frame draw:style-name="fr1" draw:name="Image277" text:anchor-type="as-char" svg:width="6.9236in" svg:height="4.615733in" draw:z-index="0">
<draw:image xlink:href="../Images/yкринформ/2023-05-08T18-18-00-03-00/1683577230-424.jpg" xlink:type="simple" xlink:show="embed" xlink:actuate="onLoad" draw:mime-type="image/jpeg"/>
</draw:frame>
Boris Valheho</text:p>
      <text:p text:style-name="P4">
News Source: <text:a xlink:type="simple" xlink:href="https://www.ukrinform.ua/rubric-culture/3706424-stucnij-intelekt-uaviv-ak-bi-zobrazili-palaucij-kreml-vidomi-mitci.html" text:style-name="Internet_20_link" text:visited-style-name="Visited_20_Internet_20_Link">
https://www.ukrinform.ua/rubric-culture/3706424-stucnij-intelekt-uaviv-ak-bi-zobrazili-palaucij-kreml-vidomi-mitci.html</text:a>
</text:p>
      <!--NEWS-->
      <text:h text:style-name="P10" text:outline-level="1">
<text:span text:style-name="T4">
The occupiers in Crimea intensified the work among young people - the deputy post of president</text:span>
</text:h>
      <text:p text:style-name="P4">
Authors: Ukrinform (Person)</text:p>
      <text:p text:style-name="P4">
Publisher: Укринформ (Organization)</text:p>
      <text:p text:style-name="P4">
Published Time: 2023-05-08T18:28:18+03:00</text:p>
      <text:p text:style-name="P4">
Modified Time: 2023-05-08T18:28:18+03:00</text:p>
      <text:p text:style-name="P4">
Description: The invaders in the temporarily occupied Crimea have intensified their work among young people, as it actively supports Ukraine. - Ukrinform.</text:p>
      <text:p text:style-name="P4">
Images: ["<text:a xlink:type="simple" xlink:href="https://static.ukrinform.com/photos/2018_12/thumb_files/630_360_1544698568-213.jpg" text:style-name="Internet_20_link" text:visited-style-name="Visited_20_Internet_20_Link">
630_360_15446...</text:a>
"]</text:p>
      <text:p text:style-name="P4">
Tags: ['Крим', 'Молодь', 'Війна з росією']</text:p>
      <text:p text:style-name="P4">
Type: Article</text:p>
      <!--METADATA-->
      <text:p text:style-name="P4">
<draw:frame draw:style-name="fr1" draw:name="Image278" text:anchor-type="as-char" svg:width="6.9236in" svg:height="3.956343in" draw:z-index="0">
<draw:image xlink:href="../Images/yкринформ/2023-05-08T18-28-18-03-00/630_360_1544698568-213.jpg" xlink:type="simple" xlink:show="embed" xlink:actuate="onLoad" draw:mime-type="image/jpeg"/>
</draw:frame>
The invaders of the temporarily occupied Crimea intensified work among young people, as exactly is actively supporting Ukraine.</text:p>
      <text:p text:style-name="P4">
About it on air <text:a xlink:type="simple" xlink:href="http://hromadske.radio/podcasts/my-ie-buly-y-budem-informatsiynyy-maraton/krym-rukhy-sprotyvu-ochikuvannia-kontrnastupu-vyselennia-rosiian" text:style-name="Internet_20_link" text:visited-style-name="Visited_20_Internet_20_Link">
</text:a>
The deputy permanent representative of the President of Ukraine to Crimea Denis Chistikov told, Ukrinform reports.</text:p>
      <text:p text:style-name="P4">
“The occupation administration on the peninsula intensified work among young people. It is associated with the fact that it is the youth that actively supports Ukraine. Experts point out that the great support of Ukraine among young people, in particular, in the implementation of a demonstration - the placement of yellow ribbons, other related to the Ukrainian symbols, ”Chistikov said.</text:p>
      <text:p text:style-name="P4">
According to him, the fear and warnings about young people in the occupiers testify to the student dormitories on the peninsula, as well as working with teachers.</text:p>
      <text:p text:style-name="P4">
<text:span text:style-name="T4">
 Read also: </text:span>
 <text:a xlink:type="simple" xlink:href="https://www.ukrinform.ua/rubric-crimea/3704685-taseva-poasnila-hto-pidpadatime-pid-kriminalnu-vidpovidalnist-u-krimu-pisla-deokupacii.html" text:style-name="Internet_20_link" text:visited-style-name="Visited_20_Internet_20_Link">
<text:span text:style-name="T4">
 Crimea </text:span>
</text:a>
“Recently, in schools on the peninsula organized writing letters to the participants of the so -called their own. And the teachers had to check these letters, because there were cases when they prepared pro -Ukrainian content. This indicates that the support of Ukraine is growing, ”Phistikov added.</text:p>
      <text:p text:style-name="P4">
He noted that the coordinators of the movements of the resistance "Crimean battle seagull", "Athesh", "yellow ribbon" note the increase in support, especially after "cotton" of half -island.</text:p>
      <text:p text:style-name="P4">
“The Armed Forces Presenter indicates that they receive from residents <text:a xlink:type="simple" xlink:href="https://www.ukrinform.ua/tag-krim" text:style-name="Internet_20_link" text:visited-style-name="Visited_20_Internet_20_Link">
</text:a>
military information. However, they emphasize that in the information, it is necessary to follow the security measures. We also see that the number of so -called public apologies for Usoc networks for the pro -Ukrainian position is increasing. This is psychological pressure. Also the growth of administrative administration, ”he added.</text:p>
      <text:p text:style-name="P4">
<text:span text:style-name="T4">
 Read also: </text:span>
 <text:a xlink:type="simple" xlink:href="https://www.ukrinform.ua/rubric-crimea/3705977-u-vladi-krimu-kardinalno-zminuetsa-ritorika-taseva.html" text:style-name="Internet_20_link" text:visited-style-name="Visited_20_Internet_20_Link">
<text:span text:style-name="T4">
 Crimea </text:span>
</text:a>
As it was reported, the representative of the GUR Ministry of Defense Andriy Yusov said that the post -remarkable "incident" in the temporarily occupied Crimea <text:a xlink:type="simple" xlink:href="https://www.ukrinform.ua/rubric-crimea/3706173-usov-pro-kurortnij-sezon-u-krimu-hiba-so-fsbsniki-vdavatimut-turistiv.html" text:style-name="Internet_20_link" text:visited-style-name="Visited_20_Internet_20_Link">
</text:a>
</text:p>
      <text:p text:style-name="P4">
News Source: <text:a xlink:type="simple" xlink:href="https://www.ukrinform.ua/rubric-crimea/3706428-okupanti-v-krimu-aktivizuvali-robotu-sered-molodi-zastupnik-postpreda-prezidenta.html" text:style-name="Internet_20_link" text:visited-style-name="Visited_20_Internet_20_Link">
https://www.ukrinform.ua/rubric-crimea/3706428-okupanti-v-krimu-aktivizuvali-robotu-sered-molodi-zastupnik-postpreda-prezidenta.html</text:a>
</text:p>
      <!--NEWS-->
      <text:h text:style-name="P10" text:outline-level="1">
<text:span text:style-name="T4">
The occupiers in Crimea intensified the work among young people - the deputy post of president</text:span>
</text:h>
      <text:p text:style-name="P4">
Authors: Ukrinform (Person)</text:p>
      <text:p text:style-name="P4">
Publisher: Укринформ (Organization)</text:p>
      <text:p text:style-name="P4">
Published Time: 2023-05-08T18:28:18+03:00</text:p>
      <text:p text:style-name="P4">
Modified Time: 2023-05-08T18:28:18+03:00</text:p>
      <text:p text:style-name="P4">
Description: The invaders in the temporarily occupied Crimea have intensified their work among young people, as it actively supports Ukraine. - Ukrinform.</text:p>
      <text:p text:style-name="P4">
Images: ["<text:a xlink:type="simple" xlink:href="https://static.ukrinform.com/photos/2018_12/thumb_files/630_360_1544698568-213.jpg" text:style-name="Internet_20_link" text:visited-style-name="Visited_20_Internet_20_Link">
630_360_15446...</text:a>
"]</text:p>
      <text:p text:style-name="P4">
Tags: ['Крим', 'Молодь', 'Війна з росією']</text:p>
      <text:p text:style-name="P4">
Type: Article</text:p>
      <!--METADATA-->
      <text:p text:style-name="P4">
<draw:frame draw:style-name="fr1" draw:name="Image279" text:anchor-type="as-char" svg:width="6.9236in" svg:height="3.956343in" draw:z-index="0">
<draw:image xlink:href="../Images/yкринформ/2023-05-08T18-28-18-03-00/630_360_1544698568-213.jpg" xlink:type="simple" xlink:show="embed" xlink:actuate="onLoad" draw:mime-type="image/jpeg"/>
</draw:frame>
The invaders of the temporarily occupied Crimea intensified work among young people, as exactly is actively supporting Ukraine.</text:p>
      <text:p text:style-name="P4">
About it on air <text:a xlink:type="simple" xlink:href="http://hromadske.radio/podcasts/my-ie-buly-y-budem-informatsiynyy-maraton/krym-rukhy-sprotyvu-ochikuvannia-kontrnastupu-vyselennia-rosiian" text:style-name="Internet_20_link" text:visited-style-name="Visited_20_Internet_20_Link">
</text:a>
The deputy permanent representative of the President of Ukraine to Crimea Denis Chistikov told, Ukrinform reports.</text:p>
      <text:p text:style-name="P4">
“The occupation administration on the peninsula intensified work among young people. It is associated with the fact that it is the youth that actively supports Ukraine. Experts point out that the great support of Ukraine among young people, in particular, in the implementation of a demonstration - the placement of yellow ribbons, other related to the Ukrainian symbols, ”Chistikov said.</text:p>
      <text:p text:style-name="P4">
According to him, the fear and warnings about young people in the occupiers testify to the student dormitories on the peninsula, as well as working with teachers.</text:p>
      <text:p text:style-name="P4">
<text:span text:style-name="T4">
 Read also: </text:span>
 <text:a xlink:type="simple" xlink:href="https://www.ukrinform.ua/rubric-crimea/3704685-taseva-poasnila-hto-pidpadatime-pid-kriminalnu-vidpovidalnist-u-krimu-pisla-deokupacii.html" text:style-name="Internet_20_link" text:visited-style-name="Visited_20_Internet_20_Link">
<text:span text:style-name="T4">
 Crimea </text:span>
</text:a>
“Recently, in schools on the peninsula organized writing letters to the participants of the so -called their own. And the teachers had to check these letters, because there were cases when they prepared pro -Ukrainian content. This indicates that the support of Ukraine is growing, ”Phistikov added.</text:p>
      <text:p text:style-name="P4">
He noted that the coordinators of the movements of the resistance "Crimean battle seagull", "Athesh", "yellow ribbon" note the increase in support, especially after "cotton" of half -island.</text:p>
      <text:p text:style-name="P4">
“The Armed Forces Presenter indicates that they receive from residents <text:a xlink:type="simple" xlink:href="https://www.ukrinform.ua/tag-krim" text:style-name="Internet_20_link" text:visited-style-name="Visited_20_Internet_20_Link">
</text:a>
military information. However, they emphasize that in the information, it is necessary to follow the security measures. We also see that the number of so -called public apologies for Usoc networks for the pro -Ukrainian position is increasing. This is psychological pressure. Also the growth of administrative administration, ”he added.</text:p>
      <text:p text:style-name="P4">
<text:span text:style-name="T4">
 Read also: </text:span>
 <text:a xlink:type="simple" xlink:href="https://www.ukrinform.ua/rubric-crimea/3705977-u-vladi-krimu-kardinalno-zminuetsa-ritorika-taseva.html" text:style-name="Internet_20_link" text:visited-style-name="Visited_20_Internet_20_Link">
<text:span text:style-name="T4">
 Crimea </text:span>
</text:a>
As it was reported, the representative of the GUR Ministry of Defense Andriy Yusov said that the post -remarkable "incident" in the temporarily occupied Crimea <text:a xlink:type="simple" xlink:href="https://www.ukrinform.ua/rubric-crimea/3706173-usov-pro-kurortnij-sezon-u-krimu-hiba-so-fsbsniki-vdavatimut-turistiv.html" text:style-name="Internet_20_link" text:visited-style-name="Visited_20_Internet_20_Link">
</text:a>
</text:p>
      <text:p text:style-name="P4">
News Source: <text:a xlink:type="simple" xlink:href="https://www.ukrinform.ua/rubric-crimea/3706428-okupanti-v-krimu-aktivizuvali-robotu-sered-molodi-zastupnik-postpreda-prezidenta.html" text:style-name="Internet_20_link" text:visited-style-name="Visited_20_Internet_20_Link">
https://www.ukrinform.ua/rubric-crimea/3706428-okupanti-v-krimu-aktivizuvali-robotu-sered-molodi-zastupnik-postpreda-prezidenta.html</text:a>
</text:p>
      <!--NEWS-->
      <text:h text:style-name="P10" text:outline-level="1">
<text:span text:style-name="T4">
China stated that economic cooperation with the Russian Federation is not directed against Ukraine</text:span>
</text:h>
      <text:p text:style-name="P4">
Authors: Ukrinform (Person)</text:p>
      <text:p text:style-name="P4">
Publisher: Укринформ (Organization)</text:p>
      <text:p text:style-name="P4">
Published Time: 2023-05-08T18:29:00+03:00</text:p>
      <text:p text:style-name="P4">
Modified Time: 2023-05-08T18:29:00+03:00</text:p>
      <text:p text:style-name="P4">
Description: China's trade and economic cooperation with Russia does not aim to support the Russian invasion of Ukraine, and in the case of sanctions against Chinese companies, Beijing will take action. - Ukrinform.</text:p>
      <text:p text:style-name="P4">
Images: ["<text:a xlink:type="simple" xlink:href="https://static.ukrinform.com/photos/2021_06/thumb_files/630_360_1625005005-818.jpg" text:style-name="Internet_20_link" text:visited-style-name="Visited_20_Internet_20_Link">
630_360_16250...</text:a>
"]</text:p>
      <text:p text:style-name="P4">
Tags: ['Економіка', 'Китай', 'Україна', 'росія']</text:p>
      <text:p text:style-name="P4">
Type: Article</text:p>
      <!--METADATA-->
      <text:p text:style-name="P4">
<draw:frame draw:style-name="fr1" draw:name="Image280" text:anchor-type="as-char" svg:width="6.9236in" svg:height="3.956343in" draw:z-index="0">
<draw:image xlink:href="../Images/yкринформ/2023-05-08T18-29-00-03-00/630_360_1625005005-818.jpg" xlink:type="simple" xlink:show="embed" xlink:actuate="onLoad" draw:mime-type="image/jpeg"/>
</draw:frame>
China's trade and economic cooperation with Russia does not aim to support the Russian tidying in Ukraine, and in the case of sanctions against Chinese companies, it will take action.</text:p>
      <text:p text:style-name="P4">
This was stated at a briefing by the Ministry of Foreign Affairs of the Interior Van Wenbin, commenting on the notification of the EU preparation of restrictions on seven companies from China for sales of equipment, which could be used for military purposes, reported by Ukrinform.</text:p>
      <text:p text:style-name="P4">
“Chinese-Russian <text:a xlink:type="simple" xlink:href="https://www.ukrinform.ua/tag-ekonomika" text:style-name="Internet_20_link" text:visited-style-name="Visited_20_Internet_20_Link">
</text:a>
Taurance cooperation is absolutely not about the crisis in Ukraine. It is not directional against any third party, and it is unacceptable for us to interfere with one and resort to threats, ”Van said.</text:p>
      <text:p text:style-name="P4">
According to him, the introduction of restrictions by the European Union "undermine the mutual confidence of China's tamping with the EU."</text:p>
      <text:p text:style-name="P4">
"We urge the European Union not to take this wrong step," said China will take decisive measures to protect its legitimate legal rights and interests.</text:p>
      <text:p text:style-name="P4">
The diplomat also stressed that in the issue of Ukraine, China "adheres to the objective and fair position" and plays a constructive role "in the promotion of the crisis."</text:p>
      <text:p text:style-name="P4">
<text:span text:style-name="T4">
 Read also: </text:span>
 <text:a xlink:type="simple" xlink:href="https://www.ukrinform.ua/rubric-world/3706282-kitaj-vvazae-stabilizaciu-vidnosin-zi-ssa-klucovim-prioritetom-glava-mzs.html" text:style-name="Internet_20_link" text:visited-style-name="Visited_20_Internet_20_Link">
<text:span text:style-name="T4">
 China </text:span>
</text:a>
As reported <text:a xlink:type="simple" xlink:href="https://www.ukrinform.ua/rubric-economy/3704796-es-obgovorue-mehanizm-sankcij-proti-krain-aki-nadaut-rosii-torgovi-kanali-bloomberg.html" text:style-name="Internet_20_link" text:visited-style-name="Visited_20_Internet_20_Link">
</text:a>
 , Європейський Союз обговорює новий механізм санкцій протитретіх країн, які недостатньо запобігають ухиленню росії від санкцій, особливостосовно торгівлі ключовими товарами чи технологіями. Від початкуповномасштабного вторгнення росії в Україну зріс імпорт до рфнапівпровідників, інтегральних схем та інших технологій із таких країн, якКазахстан, ОАЕ, Туреччина, Китай та інших.</text:p>
      <text:p text:style-name="P4">
News Source: <text:a xlink:type="simple" xlink:href="https://www.ukrinform.ua/rubric-economy/3706430-u-kitai-zaavili-so-ekonomicne-spivrobitnictvo-z-rf-ne-spramovane-proti-ukraini.html" text:style-name="Internet_20_link" text:visited-style-name="Visited_20_Internet_20_Link">
https://www.ukrinform.ua/rubric-economy/3706430-u-kitai-zaavili-so-ekonomicne-spivrobitnictvo-z-rf-ne-spramovane-proti-ukraini.html</text:a>
</text:p>
      <!--NEWS-->
      <text:h text:style-name="P10" text:outline-level="1">
<text:span text:style-name="T4">
In Liverpool the Nelson Monument was laid with sand bags as a sign of solidarity with Ukraine</text:span>
</text:h>
      <text:p text:style-name="P4">
Authors: Ukrinform (Person)</text:p>
      <text:p text:style-name="P4">
Publisher: Укринформ (Organization)</text:p>
      <text:p text:style-name="P4">
Published Time: 2023-05-08T18:30:00+03:00</text:p>
      <text:p text:style-name="P4">
Modified Time: 2023-05-08T18:30:00+03:00</text:p>
      <text:p text:style-name="P4">
Description: In solidarity with Ukraine, the Nelson monument in Liverpool was laid with sandbags. - Ukrinform.</text:p>
      <text:p text:style-name="P4">
Images: ["<text:a xlink:type="simple" xlink:href="https://static.ukrinform.com/photos/2023_05/thumb_files/630_360_1683559611-368.jpg" text:style-name="Internet_20_link" text:visited-style-name="Visited_20_Internet_20_Link">
630_360_16835...</text:a>
"]</text:p>
      <text:p text:style-name="P4">
Tags: ['Євробачення', "Пам'ятник", 'Ткаченко', 'Україна', 'Ліверпуль', 'МКІП ']</text:p>
      <text:p text:style-name="P4">
Type: Article</text:p>
      <!--METADATA-->
      <text:p text:style-name="P4">
<draw:frame draw:style-name="fr1" draw:name="Image281" text:anchor-type="as-char" svg:width="6.9236in" svg:height="3.956343in" draw:z-index="0">
<draw:image xlink:href="../Images/yкринформ/2023-05-08T18-30-00-03-00/630_360_1683559611-368.jpg" xlink:type="simple" xlink:show="embed" xlink:actuate="onLoad" draw:mime-type="image/jpeg"/>
</draw:frame>
In the sign of solidarity with Ukraine, the Nelson monument in Liverpool was laid with bags.</text:p>
      <text:p text:style-name="P4">
This was reported by the Minister of Culture and Information Policy Alexander Tkachenko <text:a xlink:type="simple" xlink:href="https://t.me/otkachenkokyiv/3523" text:style-name="Internet_20_link" text:visited-style-name="Visited_20_Internet_20_Link">
</text:a>
, reports Ukrinform.</text:p>
      <text:p text:style-name="P4">
"Between the bags, screens with speakers showing a film of programs, with the participation of Ukrainian artists of immunosants, are shown," - said <text:a xlink:type="simple" xlink:href="https://www.ukrinform.ua/tag-tkacenko" text:style-name="Internet_20_link" text:visited-style-name="Visited_20_Internet_20_Link">
</text:a>
.</text:p>
      <text:p text:style-name="P4">
As reported by Ukrinform, the Song Contest "Eurovision-2023" is held by Uliverpool after Ukraine, which won the competition in 2022 with the songstefania of Kalush Orchestra song, could not meet the requirements for conducting a competition due to security fears.</text:p>
      <text:p text:style-name="P4">
<text:span text:style-name="T4">
 Read also: </text:span>
 <text:a xlink:type="simple" xlink:href="https://www.ukrinform.ua/rubric-culture/3706285-ukrainske-evrobacenna2023-startue-sogodni-v-liverpuli.html" text:style-name="Internet_20_link" text:visited-style-name="Visited_20_Internet_20_Link">
<text:span text:style-name="T4">
 Eurovision </text:span>
</text:a>
</text:p>
      <text:p text:style-name="P4">
Півфінали конкурсу відбудуться 9 та 11 травня, фінал - 13 травня.</text:p>
      <text:p text:style-name="P4">
Україну на конкурсі представляє гурт TVORCHI з піснею Heart of Steel.</text:p>
      <text:p text:style-name="P4">
<text:span text:style-name="T5">
Фото: Суспільне</text:span>
</text:p>
      <text:p text:style-name="P4">
News Source: <text:a xlink:type="simple" xlink:href="https://www.ukrinform.ua/rubric-culture/3706431-u-liverpuli-pamatnik-nelsonu-obklali-miskami-z-piskom-na-znak-solidarnosti-z-ukrainou.html" text:style-name="Internet_20_link" text:visited-style-name="Visited_20_Internet_20_Link">
https://www.ukrinform.ua/rubric-culture/3706431-u-liverpuli-pamatnik-nelsonu-obklali-miskami-z-piskom-na-znak-solidarnosti-z-ukrainou.html</text:a>
</text:p>
      <!--NEWS-->
      <text:h text:style-name="P10" text:outline-level="1">
<text:span text:style-name="T4">
Trudeau and Sunak discussed the support of Ukraine</text:span>
</text:h>
      <text:p text:style-name="P4">
Authors: Ukrinform (Person)</text:p>
      <text:p text:style-name="P4">
Publisher: Укринформ (Organization)</text:p>
      <text:p text:style-name="P4">
Published Time: 2023-05-08T18:35:00+03:00</text:p>
      <text:p text:style-name="P4">
Modified Time: 2023-05-08T18:35:00+03:00</text:p>
      <text:p text:style-name="P4">
Description: Canada and the United Kingdom are ready to provide Ukraine with comprehensive support to reflect Russian aggression. - Ukrinform.</text:p>
      <text:p text:style-name="P4">
Images: ["<text:a xlink:type="simple" xlink:href="https://static.ukrinform.com/photos/2023_05/thumb_files/630_360_1683560008-522.jpg" text:style-name="Internet_20_link" text:visited-style-name="Visited_20_Internet_20_Link">
630_360_16835...</text:a>
"]</text:p>
      <text:p text:style-name="P4">
Tags: ['Трюдо', 'Україна', 'Війна з росією', 'Ріші Сунак']</text:p>
      <text:p text:style-name="P4">
Type: Article</text:p>
      <!--METADATA-->
      <text:p text:style-name="P4">
<draw:frame draw:style-name="fr1" draw:name="Image282" text:anchor-type="as-char" svg:width="6.9236in" svg:height="3.951518in" draw:z-index="0">
<draw:image xlink:href="../Images/yкринформ/2023-05-08T18-35-00-03-00/630_360_1683560008-522.jpg" xlink:type="simple" xlink:show="embed" xlink:actuate="onLoad" draw:mime-type="image/jpeg"/>
</draw:frame>
Canada Tavelik Britain is ready to continue to provide Ukraine with comprehensive support for the reflection of Russian aggression.</text:p>
      <text:p text:style-name="P4">
About it reports the office of Canadian Prime Minister Justin Trudeau as a result of a conversation with British colleague Riri Sunak, correspondentation.</text:p>
      <text:p text:style-name="P4">
“Prime Ministers discussed Russian illegal and unjustified invasion of <text:a xlink:type="simple" xlink:href="https://www.ukrinform.ua/tag-ukraina" text:style-name="Internet_20_link" text:visited-style-name="Visited_20_Internet_20_Link">
</text:a>
and confirmed the inviolable support of Ukraine's territorial integrity and territorial integrity, ”the Trudeau office said.</text:p>
      <text:p text:style-name="P4">
It is noted that the interlocutors discussed the need for further coordination for the reconstruction of Ukraine, and also expressed concern for the consequences of action for the global south and agreed with the G7 allies, to help those who suffered the most.</text:p>
      <text:p text:style-name="P4">
<text:span text:style-name="T4">
 Read also: </text:span>
 <text:a xlink:type="simple" xlink:href="https://www.ukrinform.ua/rubric-vidbudova/3705521-smigal-i-sunak-obgovorili-pidgotovku-do-konferencii-z-pitan-vidnovlenna-ukraini.html" text:style-name="Internet_20_link" text:visited-style-name="Visited_20_Internet_20_Link">
<text:span text:style-name="T4">
 Snak </text:span>
</text:a>
As it was reported, in June in London there will be a conference on reconstruction of Ukraine.</text:p>
      <text:p text:style-name="P4">
News Source: <text:a xlink:type="simple" xlink:href="https://www.ukrinform.ua/rubric-polytics/3706432-trudo-ta-sunak-obgovorili-pidtrimku-ukraini.html" text:style-name="Internet_20_link" text:visited-style-name="Visited_20_Internet_20_Link">
https://www.ukrinform.ua/rubric-polytics/3706432-trudo-ta-sunak-obgovorili-pidtrimku-ukraini.html</text:a>
</text:p>
      <!--NEWS-->
      <text:h text:style-name="P10" text:outline-level="1">
<text:span text:style-name="T4">
SAP has sent a case to seizure more than ₴ 1.3 million</text:span>
</text:h>
      <text:p text:style-name="P4">
Authors: Ukrinform (Person)</text:p>
      <text:p text:style-name="P4">
Publisher: Укринформ (Organization)</text:p>
      <text:p text:style-name="P4">
Published Time: 2023-05-08T18:40:54+03:00</text:p>
      <text:p text:style-name="P4">
Modified Time: 2023-05-08T18:40:54+03:00</text:p>
      <text:p text:style-name="P4">
Description: The Specialized Anti -Corruption Prosecutor's Office has sent a case to the seizure of more than ₴ 1.3 million Yuzhny. - Ukrinform.</text:p>
      <text:p text:style-name="P4">
Images: ["<text:a xlink:type="simple" xlink:href="https://static.ukrinform.com/photos/2020_01/thumb_files/630_360_1578233246-247.jpg" text:style-name="Internet_20_link" text:visited-style-name="Visited_20_Internet_20_Link">
630_360_15782...</text:a>
"]</text:p>
      <text:p text:style-name="P4">
Tags: ['САП', 'Суд', 'порт Южний', 'Оборудка']</text:p>
      <text:p text:style-name="P4">
Type: Article</text:p>
      <!--METADATA-->
      <text:p text:style-name="P4">
<draw:frame draw:style-name="fr1" draw:name="Image283" text:anchor-type="as-char" svg:width="6.9236in" svg:height="3.956343in" draw:z-index="0">
<draw:image xlink:href="../Images/yкринформ/2023-05-08T18-40-54-03-00/630_360_1578233246-247.jpg" xlink:type="simple" xlink:show="embed" xlink:actuate="onLoad" draw:mime-type="image/jpeg"/>
</draw:frame>
The Specialized Anti -Corruption Prosecutor's Office has sent a case to the court for more than ₴ 1.3 million Yuzhny port.</text:p>
      <text:p text:style-name="P4">
According to Ukrinform, the SAP reports in <text:a xlink:type="simple" xlink:href="https://t.me/sap_gov_ua/1358" text:style-name="Internet_20_link" text:visited-style-name="Visited_20_Internet_20_Link">
</text:a>
S</text:p>
      <text:p text:style-name="P4">
«Prosecutor <text:a xlink:type="simple" xlink:href="https://www.ukrinform.ua/tag-sap" text:style-name="Internet_20_link" text:visited-style-name="Visited_20_Internet_20_Link">
</text:a>
He sent a case to the court for the debt of more than ₴ 1.3 million officials of the port "Yuzhny", namely the executive obligations of the director; Chief Accountant and Deputy Director of SE "Yuzhny" ITP(positions specified at the time of committing a crime)”, - the testimony reads.</text:p>
      <text:p text:style-name="P4">
Within the framework of the pre -trial investigation, it was established that in April - August 2020, the Director of the State Enterprise, by prior conspiracy with the chief accountant of the tassent director for legal and property issues and for their awards, provided unnecessary accrual and further payment of wages. .</text:p>
      <text:p text:style-name="P4">
<text:span text:style-name="T4">
 Read also: </text:span>
 <text:a xlink:type="simple" xlink:href="https://www.ukrinform.ua/rubric-economy/3695751-nabu-zaavlae-pro-novi-dokazi-u-spravi-koboleva.html" text:style-name="Internet_20_link" text:visited-style-name="Visited_20_Internet_20_Link">
</text:a>
“In accordance with the requirements of Law No. 553-IX, CMU Resolution No. 334, which in April 2020 and for the period before the end of the month, which cancels the quarantine established by the Cabinet of Ministers of Ukraine(The restrictions acted until October 2020), the monthly salary of executives, members of executive houses, as well as the remuneration of members of the supervisory boards of economic sector of the state sector of the economy of UAH 47 230 is limited. Nevertheless, the official illegally ensured the accrual and further payment of a 1.3 million, ”the message reads.</text:p>
      <text:p text:style-name="P4">
Actions V.O. The director was qualified on the grounds of the crime under Part 5 of Article 191 of the Criminal Code of Ukraine, Chief Accountant and Deputy Director - under Part 5 of Art. 27, Part 5 of Art. 191 of the Criminal Code of Ukraine.</text:p>
      <text:p text:style-name="P4">
<text:span text:style-name="T4">
 Read also: </text:span>
 <text:a xlink:type="simple" xlink:href="https://www.ukrinform.ua/rubric-economy/3704781-vaks-viznaciv-zastavi-dvom-ekszastupnikam-direktora-ukraeroruhu.html" text:style-name="Internet_20_link" text:visited-style-name="Visited_20_Internet_20_Link">
<text:span text:style-name="T4">
 WAKS </text:span>
</text:a>
As reported by Ukrinform, the former director and deputy director of the Zhytomyr Armored Plant will stand before the court for the waste of property of the State Reserve for more than ₴ 4.5 million.</text:p>
      <text:p text:style-name="P4">
News Source: <text:a xlink:type="simple" xlink:href="https://www.ukrinform.ua/rubric-economy/3706434-sap-skeruvala-do-sudu-spravu-sodo-zavolodinna-ponad-13-miljona-portu-uznij.html" text:style-name="Internet_20_link" text:visited-style-name="Visited_20_Internet_20_Link">
https://www.ukrinform.ua/rubric-economy/3706434-sap-skeruvala-do-sudu-spravu-sodo-zavolodinna-ponad-13-miljona-portu-uznij.html</text:a>
</text:p>
      <!--NEWS-->
      <text:h text:style-name="P10" text:outline-level="1">
<text:span text:style-name="T4">
UPL: Zorya defeated Metalist 1925</text:span>
</text:h>
      <text:p text:style-name="P4">
Authors: Ukrinform (Person)</text:p>
      <text:p text:style-name="P4">
Publisher: Укринформ (Organization)</text:p>
      <text:p text:style-name="P4">
Published Time: 2023-05-08T18:52:00+03:00</text:p>
      <text:p text:style-name="P4">
Modified Time: 2023-05-08T18:52:00+03:00</text:p>
      <text:p text:style-name="P4">
Description: Zorya keeps third place in UPL. - Ukrinform.</text:p>
      <text:p text:style-name="P4">
Images: ["<text:a xlink:type="simple" xlink:href="https://static.ukrinform.com/photos/2023_05/thumb_files/630_360_1683560876-455.jpg" text:style-name="Internet_20_link" text:visited-style-name="Visited_20_Internet_20_Link">
630_360_16835...</text:a>
"]</text:p>
      <text:p text:style-name="P4">
Tags: ['Футбол', 'Металіст-1925', 'Зоря']</text:p>
      <text:p text:style-name="P4">
Type: Article</text:p>
      <!--METADATA-->
      <text:p text:style-name="P4">
<draw:frame draw:style-name="fr1" draw:name="Image284" text:anchor-type="as-char" svg:width="6.9236in" svg:height="3.956343in" draw:z-index="0">
<draw:image xlink:href="../Images/yкринформ/2023-05-08T18-52-00-03-00/630_360_1683560876-455.jpg" xlink:type="simple" xlink:show="embed" xlink:actuate="onLoad" draw:mime-type="image/jpeg"/>
</draw:frame>
Zorya keeps third place in UPL.</text:p>
      <text:p text:style-name="P4">
Metalist 1925 gave way to Dawn(0:3)In the 25th round of the Ukrainian Futball Championship, Ukrinform reports.</text:p>
      <text:p text:style-name="P4">
The score in the match in the seventh minute opened Shakhov. In the second half, the victory of the team guaranteed the goals of Rusyn and Gerrero.</text:p>
      <text:p text:style-name="P4">
Zorya wins 3-0 and remains third in the Ukrainian Premier League, they have 55 points. Metalist 1925 goes ninth, having 27 -pounds in its asset.</text:p>
      <text:p text:style-name="P4">
<text:span text:style-name="T4">
 Read also: </text:span>
 <text:a xlink:type="simple" xlink:href="https://www.ukrinform.ua/rubric-sports/3706386-upl-kolos-peremig-veres-a-ruh-zdolav-ingulec.html" text:style-name="Internet_20_link" text:visited-style-name="Visited_20_Internet_20_Link">
<text:span text:style-name="T4">
 movement </text:span>
</text:a>
As reported by Ukrinform, in another match of the Game Day, "Movement" won its first won in 8 matches headed by Ponomaryov.</text:p>
      <text:p text:style-name="P4">
Photo: upl.ua</text:p>
      <text:p text:style-name="P4">
News Source: <text:a xlink:type="simple" xlink:href="https://www.ukrinform.ua/rubric-sports/3706437-upl-zora-rozgromila-metalist-1925.html" text:style-name="Internet_20_link" text:visited-style-name="Visited_20_Internet_20_Link">
https://www.ukrinform.ua/rubric-sports/3706437-upl-zora-rozgromila-metalist-1925.html</text:a>
</text:p>
      <!--NEWS-->
      <text:h text:style-name="P10" text:outline-level="1">
<text:span text:style-name="T4">
NATO has brought their units into increased readiness through a plane of the Russian Federation over the Black Sea</text:span>
</text:h>
      <text:p text:style-name="P4">
Authors: Ukrinform (Person)</text:p>
      <text:p text:style-name="P4">
Publisher: Укринформ (Organization)</text:p>
      <text:p text:style-name="P4">
Published Time: 2023-05-08T18:54:00+03:00</text:p>
      <text:p text:style-name="P4">
Modified Time: 2023-05-08T18:54:00+03:00</text:p>
      <text:p text:style-name="P4">
Description: NATO commented the air incident that happened above the Black Sea when the Polish border aircraft was intercepted by the Russian fighter, while the Russian aircraft provoked a dangerous situation in the air. - Ukrinform.</text:p>
      <text:p text:style-name="P4">
Images: ["<text:a xlink:type="simple" xlink:href="https://static.ukrinform.com/photos/2017_07/thumb_files/630_360_1499690484-8299.jpeg" text:style-name="Internet_20_link" text:visited-style-name="Visited_20_Internet_20_Link">
630_360_14996...</text:a>
"]</text:p>
      <text:p text:style-name="P4">
Tags: ['НАТО', 'Польща', 'росія', 'Винищувач']</text:p>
      <text:p text:style-name="P4">
Type: Article</text:p>
      <!--METADATA-->
      <text:p text:style-name="P4">
<draw:frame draw:style-name="fr1" draw:name="Image285" text:anchor-type="as-char" svg:width="6.9236in" svg:height="3.956343in" draw:z-index="0">
<draw:image xlink:href="../Images/yкринформ/2023-05-08T18-54-00-03-00/630_360_1499690484-8299.jpeg" xlink:type="simple" xlink:show="embed" xlink:actuate="onLoad" draw:mime-type="image/jpeg"/>
</draw:frame>
The air incident that happened above the Black Sea was brought in when the aircraft border guards were intercepted by the Russian fighter, with this Russian aircraft provoked a dangerous situation in the air.</text:p>
      <text:p text:style-name="P4">
These events of Ukrinform were commented by the official representative of the Alliance.</text:p>
      <text:p text:style-name="P4">
“Air Patrol Unit <text:a xlink:type="simple" xlink:href="https://www.ukrinform.ua/tag-nato" text:style-name="Internet_20_link" text:visited-style-name="Visited_20_Internet_20_Link">
</text:a>
was translated into increased readiness in response to a dangerous behavior of Russian military aircraft near Polish Frontex aircraft(Zhorons Agency of EU External Borders - Ed.)over the Black Sea near Romania. It is dull vigilant, ”the source said.</text:p>
      <text:p text:style-name="P4">
It was reported that the Polish border aircraft L410 Turbolet during the flight over the Black Sea near Romania's airspace was intercepted by the Russian Su-35 fighter. Following such actions, two combat aircraft Air Force and two Spanish Air Force, designed to accomplish the tasks of the Air Force, were warned by the Joint NATO Air Operations Center for Visan Torrehoni.</text:p>
      <text:p text:style-name="P4">
<text:span text:style-name="T4">
 Read also: </text:span>
 <text:a xlink:type="simple" xlink:href="https://www.ukrinform.ua/rubric-world/3705955-u-polsi-nazvali-perehoplenna-litaka-nad-cornim-morem-splanovanou-provokacieu-rosii.html" text:style-name="Internet_20_link" text:visited-style-name="Visited_20_Internet_20_Link">
</text:a>
The Polish crew acted professionally in the emergency situation that was caused by the nouns of the Russian aircraft, and was able to land safely. None of the crew of a plane in this incident was injured.</text:p>
      <text:p text:style-name="P4">
The investigation of the incident is ongoing.</text:p>
      <text:p text:style-name="P4">
News Source: <text:a xlink:type="simple" xlink:href="https://www.ukrinform.ua/rubric-world/3706442-u-nato-prokomentuvali-incident-z-perehoplennam-polskogo-litaka-vinisuvacem-rf.html" text:style-name="Internet_20_link" text:visited-style-name="Visited_20_Internet_20_Link">
https://www.ukrinform.ua/rubric-world/3706442-u-nato-prokomentuvali-incident-z-perehoplennam-polskogo-litaka-vinisuvacem-rf.html</text:a>
</text:p>
      <!--NEWS-->
      <text:h text:style-name="P10" text:outline-level="1">
<text:span text:style-name="T4">
Yastremskaya started with victory at the WTA 1000 series in Rome</text:span>
</text:h>
      <text:p text:style-name="P4">
Authors: Ukrinform (Person)</text:p>
      <text:p text:style-name="P4">
Publisher: Укринформ (Organization)</text:p>
      <text:p text:style-name="P4">
Published Time: 2023-05-08T18:55:03+03:00</text:p>
      <text:p text:style-name="P4">
Modified Time: 2023-05-08T18:55:03+03:00</text:p>
      <text:p text:style-name="P4">
Description: The Ukrainian won Leolia Jeanjan from France. - Ukrinform.</text:p>
      <text:p text:style-name="P4">
Images: ["<text:a xlink:type="simple" xlink:href="https://static.ukrinform.com/photos/2023_05/thumb_files/630_360_1683561245-138.jpg" text:style-name="Internet_20_link" text:visited-style-name="Visited_20_Internet_20_Link">
630_360_16835...</text:a>
"]</text:p>
      <text:p text:style-name="P4">
Tags: ['Теніс', 'Даяна Ястремська']</text:p>
      <text:p text:style-name="P4">
Type: Article</text:p>
      <!--METADATA-->
      <text:p text:style-name="P4">
<draw:frame draw:style-name="fr1" draw:name="Image286" text:anchor-type="as-char" svg:width="6.9236in" svg:height="3.956343in" draw:z-index="0">
<draw:image xlink:href="../Images/yкринформ/2023-05-08T18-55-03-03-00/630_360_1683561245-138.jpg" xlink:type="simple" xlink:show="embed" xlink:actuate="onLoad" draw:mime-type="image/jpeg"/>
</draw:frame>
The Ukrainian won Leolia Jeanjan from France.</text:p>
      <text:p text:style-name="P4">
Ukrainian tennis player Diana Yastremskaya(WTA 158)went to the final of the selection of the pre -soil tournament of the WTA 1000 series in Rome(Italy), reports Ukrinform.</text:p>
      <text:p text:style-name="P4">
In the first round of qualification, Ukrainian met with Leolia Jeanjan(France, wta 125). Даяна виграла перший сет за 49 хвилин (7:5), after which she was jailed from the match.</text:p>
      <text:p text:style-name="P4">
In the first party, Yastremskaya lost 2 innings and saved 3 hidden in the 9th game.</text:p>
      <text:p text:style-name="P4">
In the finale of Diana's selection will play against Rebeca Masarova(№67 WTA)or Oliviadaka(№149 WTA).</text:p>
      <text:p text:style-name="P4">
<text:span text:style-name="T4">
Читайте також:</text:span>
 <text:a xlink:type="simple" xlink:href="https://www.ukrinform.ua/rubric-sports/3706153-ukrainki-otrimali-supernic-v-osnovnij-sitci-turniru-wta-1000-v-rimi.html" text:style-name="Internet_20_link" text:visited-style-name="Visited_20_Internet_20_Link">
 </text:a>
As reported by Ukrinform, in the main grid of these competitions will perform Ukrainian art Kostyuk, Angelina Kalinina, Lesya Turenko and Elina Svitolina</text:p>
      <text:p text:style-name="P4">
Photo: btu.org.ua</text:p>
      <text:p text:style-name="P4">
News Source: <text:a xlink:type="simple" xlink:href="https://www.ukrinform.ua/rubric-sports/3706438-astremska-startuvala-z-peremogi-na-turniri-serii-wta-1000-u-rimi.html" text:style-name="Internet_20_link" text:visited-style-name="Visited_20_Internet_20_Link">
https://www.ukrinform.ua/rubric-sports/3706438-astremska-startuvala-z-peremogi-na-turniri-serii-wta-1000-u-rimi.html</text:a>
</text:p>
      <!--NEWS-->
      <text:h text:style-name="P10" text:outline-level="1">
<text:span text:style-name="T4">
In Lviv, blind soloists from all over Ukraine will give a charity concert in support of the Armed Forces</text:span>
</text:h>
      <text:p text:style-name="P4">
Authors: Ukrinform (Person)</text:p>
      <text:p text:style-name="P4">
Publisher: Укринформ (Organization)</text:p>
      <text:p text:style-name="P4">
Published Time: 2023-05-08T18:56:00+03:00</text:p>
      <text:p text:style-name="P4">
Modified Time: 2023-05-08T18:56:00+03:00</text:p>
      <text:p text:style-name="P4">
Description: In Lviv, on Tuesday, May 9, there will be a charity inclusive concert "Life opened" with the participation of blind soloists from all over Ukraine. All proceeds are sent to support the Armed Forces. - Ukrinform.</text:p>
      <text:p text:style-name="P4">
Images: ["<text:a xlink:type="simple" xlink:href="https://static.ukrinform.com/photos/2022_12/thumb_files/630_360_1670787444-494.jpg" text:style-name="Internet_20_link" text:visited-style-name="Visited_20_Internet_20_Link">
630_360_16707...</text:a>
"]</text:p>
      <text:p text:style-name="P4">
Tags: ['Львів', 'ЗСУ', 'Благодійність', 'співак']</text:p>
      <text:p text:style-name="P4">
Type: Article</text:p>
      <!--METADATA-->
      <text:p text:style-name="P4">
<draw:frame draw:style-name="fr1" draw:name="Image287" text:anchor-type="as-char" svg:width="6.9236in" svg:height="3.956343in" draw:z-index="0">
<draw:image xlink:href="../Images/yкринформ/2023-05-08T18-56-00-03-00/630_360_1670787444-494.jpg" xlink:type="simple" xlink:show="embed" xlink:actuate="onLoad" draw:mime-type="image/jpeg"/>
</draw:frame>
In Lviv, the Inclusive Inclusive Concert "Open Life" with the participation of blind soloists from all over Ukraine will take place in Lviv. All the proceeds are to support the Armed Forces.</text:p>
      <text:p text:style-name="P4">
About it reports <text:a xlink:type="simple" xlink:href="https://city-adm.lviv.ua/news/society/social-sphere/296400-vzhe-zavtra-u-lvovi-vidbudetsia-blahodiinyi-inkliuzyvnyi-kontsert-vidchynylosia-zhyttia" text:style-name="Internet_20_link" text:visited-style-name="Visited_20_Internet_20_Link">
</text:a>
, reports Ukrinform.</text:p>
      <text:p text:style-name="P4">
“For the first time in such a scale in Ukraine will take place <text:a xlink:type="simple" xlink:href="https://www.ukrinform.ua/tag-blagodijnist" text:style-name="Internet_20_link" text:visited-style-name="Visited_20_Internet_20_Link">
</text:a>
An inclusive artistic action, a female children and people with disabilities, together with stars and orchestra, will raise funds to support one of the units of special operations forces, " - said the founder of the project" opened "Life" Oksana Potimko opened.</text:p>
      <text:p text:style-name="P4">
The concert program will include 18 participants, of which six are children aged 9 to 14 years. They represent different regions of Ukraine: Lviv, Rivne, Poltava, Kryvyi Rih, Mykolaiv region, Vinnitsa, Khmelnitsky, Kyiv.</text:p>
      <text:p text:style-name="P4">
All the funds raised by the participants and the organizers will transfer to a certain unit to purchase the need for the military. The whole amount of the amount(It is about hundreds of thousands of hryvnias)The Rotary Club of Lviv - Leopolis will be reported.</text:p>
      <text:p text:style-name="P4">
According to the organizers, Solomiya Chubai will also take part in the concert, artists of the band "Picardy Tertiary" Andriy Kapral and Yaroslav Nudyk, Virrozo Virtuoso Skripal Alexander Bozhik, singer and composer Lesya Gorov, winner of TV-competition "Ukraine has a talent" Smoker. "</text:p>
      <text:p text:style-name="P4">
<text:span text:style-name="T4">
 Read also: </text:span>
 <text:a xlink:type="simple" xlink:href="https://www.ukrinform.ua/rubric-regions/3706425-skolari-na-armarkah-u-lvovi-zibrali-ponad-12-miljona-na-droni-dla-zsu.html" text:style-name="Internet_20_link" text:visited-style-name="Visited_20_Internet_20_Link">
<text:span text:style-name="T4">
 fairs </text:span>
</text:a>
As it is noted, an inclusive concert founded in Lviv has no analogues in other European countries and Ukraine.</text:p>
      <text:p text:style-name="P4">
The initiators noted that the orchestra's speech with the blind soloists is extremely complex because of the physical inability of the performers to see the conductor, respectively, the conductor's instructions.</text:p>
      <text:p text:style-name="P4">
Maria Zankovetskaya National Theater Orchestra(And so far)погодився на сміливий та іноваційний експеримент під назвою «Відчинилосяжиття» і вже 15 років поспіль співпрацює з обдарованими незрячими виконавцямиз України і різних країн Європи (Lithuania, Poland, Georgia, Sweden).</text:p>
      <text:p text:style-name="P4">
News Source: <text:a xlink:type="simple" xlink:href="https://www.ukrinform.ua/rubric-culture/3706439-u-lvovi-nezraci-solisti-z-usiei-ukraini-dadut-blagodijnij-koncert-na-pidtrimku-zsu.html" text:style-name="Internet_20_link" text:visited-style-name="Visited_20_Internet_20_Link">
https://www.ukrinform.ua/rubric-culture/3706439-u-lvovi-nezraci-solisti-z-usiei-ukraini-dadut-blagodijnij-koncert-na-pidtrimku-zsu.html</text:a>
</text:p>
      <!--NEWS-->
      <text:h text:style-name="P10" text:outline-level="1">
<text:span text:style-name="T4">
Volunteers from the Netherlands have sent eight special medical machines to Ukraine</text:span>
</text:h>
      <text:p text:style-name="P4">
Authors: Ukrinform (Person)</text:p>
      <text:p text:style-name="P4">
Publisher: Укринформ (Organization)</text:p>
      <text:p text:style-name="P4">
Published Time: 2023-05-08T19:00:06+03:00</text:p>
      <text:p text:style-name="P4">
Modified Time: 2023-05-08T19:00:06+03:00</text:p>
      <text:p text:style-name="P4">
Description: In the Netherlands, volunteers of the Zeilen Vrijheid Foundation, a charity that supports brave physicians, ambulances and hospitals in Ukraine, sent another assistance - eight special medical people. - Ukrinform.</text:p>
      <text:p text:style-name="P4">
Images: ["<text:a xlink:type="simple" xlink:href="https://static.ukrinform.com/photos/2023_05/thumb_files/630_360_1683559590-130.jpg" text:style-name="Internet_20_link" text:visited-style-name="Visited_20_Internet_20_Link">
630_360_16835...</text:a>
", "<text:a xlink:type="simple" xlink:href="https://static.ukrinform.com/photos/2023_05/thumb_files/630_360_1683559205-1776.jpeg" text:style-name="Internet_20_link" text:visited-style-name="Visited_20_Internet_20_Link">
630_360_16835...</text:a>
", "<text:a xlink:type="simple" xlink:href="https://static.ukrinform.com/photos/2023_05/thumb_files/630_360_1683559208-2984.jpeg" text:style-name="Internet_20_link" text:visited-style-name="Visited_20_Internet_20_Link">
630_360_16835...</text:a>
", "<text:a xlink:type="simple" xlink:href="https://static.ukrinform.com/photos/2023_05/thumb_files/630_360_1683559208-5120.jpeg" text:style-name="Internet_20_link" text:visited-style-name="Visited_20_Internet_20_Link">
630_360_16835...</text:a>
", "<text:a xlink:type="simple" xlink:href="https://static.ukrinform.com/photos/2023_05/thumb_files/630_360_1683559209-7804.jpeg" text:style-name="Internet_20_link" text:visited-style-name="Visited_20_Internet_20_Link">
630_360_16835...</text:a>
", "<text:a xlink:type="simple" xlink:href="https://static.ukrinform.com/photos/2023_05/thumb_files/630_360_1683559209-1533.jpeg" text:style-name="Internet_20_link" text:visited-style-name="Visited_20_Internet_20_Link">
630_360_16835...</text:a>
", "<text:a xlink:type="simple" xlink:href="https://static.ukrinform.com/photos/2023_05/thumb_files/630_360_1683559209-6105.jpeg" text:style-name="Internet_20_link" text:visited-style-name="Visited_20_Internet_20_Link">
630_360_16835...</text:a>
", "<text:a xlink:type="simple" xlink:href="https://static.ukrinform.com/photos/2023_05/thumb_files/630_360_1683559210-1115.jpeg" text:style-name="Internet_20_link" text:visited-style-name="Visited_20_Internet_20_Link">
630_360_16835...</text:a>
", "<text:a xlink:type="simple" xlink:href="https://static.ukrinform.com/photos/2023_05/thumb_files/630_360_1683559210-4044.jpeg" text:style-name="Internet_20_link" text:visited-style-name="Visited_20_Internet_20_Link">
630_360_16835...</text:a>
", "<text:a xlink:type="simple" xlink:href="https://static.ukrinform.com/photos/2023_05/thumb_files/630_360_1683559210-6362.jpeg" text:style-name="Internet_20_link" text:visited-style-name="Visited_20_Internet_20_Link">
630_360_16835...</text:a>
", "<text:a xlink:type="simple" xlink:href="https://static.ukrinform.com/photos/2023_05/thumb_files/630_360_1683559211-1189.jpeg" text:style-name="Internet_20_link" text:visited-style-name="Visited_20_Internet_20_Link">
630_360_16835...</text:a>
", "<text:a xlink:type="simple" xlink:href="https://static.ukrinform.com/photos/2023_05/thumb_files/630_360_1683559210-1843.jpeg" text:style-name="Internet_20_link" text:visited-style-name="Visited_20_Internet_20_Link">
630_360_16835...</text:a>
", "<text:a xlink:type="simple" xlink:href="https://static.ukrinform.com/photos/2023_05/thumb_files/630_360_1683559211-9128.jpeg" text:style-name="Internet_20_link" text:visited-style-name="Visited_20_Internet_20_Link">
630_360_16835...</text:a>
", "<text:a xlink:type="simple" xlink:href="https://static.ukrinform.com/photos/2023_05/thumb_files/630_360_1683559211-1110.jpeg" text:style-name="Internet_20_link" text:visited-style-name="Visited_20_Internet_20_Link">
630_360_16835...</text:a>
", "<text:a xlink:type="simple" xlink:href="https://static.ukrinform.com/photos/2023_05/thumb_files/630_360_1683559293-4442.jpeg" text:style-name="Internet_20_link" text:visited-style-name="Visited_20_Internet_20_Link">
630_360_16835...</text:a>
"]</text:p>
      <text:p text:style-name="P4">
Tags: ['Медицина', 'Нідерланди', 'Україна', 'Благодійність']</text:p>
      <text:p text:style-name="P4">
Type: Article</text:p>
      <!--METADATA-->
      <text:p text:style-name="P4">
<draw:frame draw:style-name="fr1" draw:name="Image288" text:anchor-type="as-char" svg:width="6.9236in" svg:height="3.956343in" draw:z-index="0">
<draw:image xlink:href="../Images/yкринформ/2023-05-08T19-00-06-03-00/630_360_1683559590-130.jpg" xlink:type="simple" xlink:show="embed" xlink:actuate="onLoad" draw:mime-type="image/jpeg"/>
</draw:frame>
UNIDERLANDS Volunteers of the Zeilen Vrijheid Foundation, a charity that supports brave doctors, ambulances and hospitals in the Ukrainian hospital, sent another assistance - eight special medical activities.</text:p>
      <text:p text:style-name="P4">
According to the Ukrinform correspondent in the Hague, in particular, among the shipped medical transport is a neonatological machine for the Institute of Pediatrics, as well as a motocycle to provide an ambulance.</text:p>
      <text:p text:style-name="P4">
“This is our sixth neonatological machine, previously sent to Odessa, Poltava, Nikolaev, Cherkasy, <text:a xlink:type="simple" xlink:href="https://www.ukrinform.ua/tag-harkiv" text:style-name="Internet_20_link" text:visited-style-name="Visited_20_Internet_20_Link">
</text:a>
. In total, eight fast together with a motorcycle were sent, ”said Zeilen Vanvrijheid, Head of the Communications Department of the Zeilen Vanvrijheid Foundation.</text:p>
      <text:p text:style-name="P4">
From Amsterdam to Ukraine, on May 6, 2023, the Fund referred his 30th humanitarian convoy with eight ambulance cars, fully loaded memorial drugs and humanitarian aid.</text:p>
      <text:p text:style-name="P4">
<text:span text:style-name="T4">
 Read also: </text:span>
 <text:a xlink:type="simple" xlink:href="https://www.ukrinform.ua/rubric-uarazom/3705787-u-vidni-vidbuvsa-blagodijnij-vulicnij-festival-na-pidtrimku-ukraini.html" text:style-name="Internet_20_link" text:visited-style-name="Visited_20_Internet_20_Link">
</text:a>
The Zeilen Vrijheid Foundation was founded in early March 2022. It is paid to the purchase and delivery of ambulances and medical products to civilian health care and military units of Ukraine.</text:p>
      <text:p text:style-name="P4">
In total, the Foundation has sent 150 ambulance machines to Ukraine from the beginning of the full -scale invasion of Russia into Ukraine.It is worth noting that one of these 150 vehicles for the evacuation of the wounded military was purchased for the money raised by the Dutch student Florence Vant-Goff.</text:p>
      <text:p text:style-name="P4">
As reported by Ukrinform, a student from the Netherlands in support of Ukraine in the anniversary of the full -scale invasion of the Russian Federation on February 24, 2023 drove 365 kilometers on a bicycle that symbolized the year of the war of Russia in Ukraine. The Dutchman gathered the mijazh 8 300 euros.</text:p>
      <text:p text:style-name="P4">
News Source: <text:a xlink:type="simple" xlink:href="https://www.ukrinform.ua/rubric-society/3706440-volonteri-z-niderlandiv-vidpravili-v-ukrainu-visim-specmasin-medicnoi-dopomogi.html" text:style-name="Internet_20_link" text:visited-style-name="Visited_20_Internet_20_Link">
https://www.ukrinform.ua/rubric-society/3706440-volonteri-z-niderlandiv-vidpravili-v-ukrainu-visim-specmasin-medicnoi-dopomogi.html</text:a>
</text:p>
      <!--NEWS-->
      <text:h text:style-name="P10" text:outline-level="1">
<text:span text:style-name="T4">
In Transcarpathia, Echerga is already working at three border checkpoints</text:span>
</text:h>
      <text:p text:style-name="P4">
Authors: Ukrinform (Person)</text:p>
      <text:p text:style-name="P4">
Publisher: Укринформ (Organization)</text:p>
      <text:p text:style-name="P4">
Published Time: 2023-05-08T19:01:05+03:00</text:p>
      <text:p text:style-name="P4">
Modified Time: 2023-05-08T19:01:05+03:00</text:p>
      <text:p text:style-name="P4">
Description: In Transcarpathia, Echerga operated at three border checkpoints. - Ukrinform.</text:p>
      <text:p text:style-name="P4">
Images: ["<text:a xlink:type="simple" xlink:href="https://static.ukrinform.com/photos/2018_04/thumb_files/630_360_1524993655-3810.jpg" text:style-name="Internet_20_link" text:visited-style-name="Visited_20_Internet_20_Link">
630_360_15249...</text:a>
"]</text:p>
      <text:p text:style-name="P4">
Tags: ['Кордон', 'Мобільний додаток', 'єЧерга ']</text:p>
      <text:p text:style-name="P4">
Type: Article</text:p>
      <!--METADATA-->
      <text:p text:style-name="P4">
<draw:frame draw:style-name="fr1" draw:name="Image289" text:anchor-type="as-char" svg:width="6.9236in" svg:height="3.956343in" draw:z-index="0">
<draw:image xlink:href="../Images/yкринформ/2023-05-08T19-01-05-03-00/630_360_1524993655-3810.jpg" xlink:type="simple" xlink:show="embed" xlink:actuate="onLoad" draw:mime-type="image/jpeg"/>
</draw:frame>
 НаЗакарпатті єЧерга запрацювала на трьох пунктах пропуску на кордоні.</text:p>
      <text:p text:style-name="P4">
Про це у <text:a xlink:type="simple" xlink:href="http://www.facebook.com/MyroslavBiletskyi.official/posts/pfbid021p7ANLZ4ndCoCjoHHq7hosw2NSxLM7oncHYtYd7d16LFjoRC6PGfZWmntAcjXXw1l" text:style-name="Internet_20_link" text:visited-style-name="Visited_20_Internet_20_Link">
</text:a>
The first deputy chairman of the Transcarpathian Ova Miroslav Biletsky reported, Ukrinform reports.</text:p>
      <text:p text:style-name="P4">
“From now on, truck drivers can be registered in an electronic queue for border crossing. Drivers can choose the most convenient crossing point with 16KPP with European countries. There are three such locations in Transcarpathia: Uzhgorod-Vyshne-Nayemetske, Tisa MAPP(Type)- I wish ", MAPP" Dyakova - Halmeu ", - the message said.</text:p>
      <text:p text:style-name="P4">
<text:span text:style-name="T4">
 Read also: </text:span>
 <text:a xlink:type="simple" xlink:href="https://www.ukrinform.ua/rubric-economy/3703833-mitnij-bezviz-za-sim-misaciv-oformili-majze-45-tisaci-tranzitnih-deklaracij.html" text:style-name="Internet_20_link" text:visited-style-name="Visited_20_Internet_20_Link">
</text:a>
It is noted that such a service is already available on the website echerha.gov.ua or a stagnant application "Echerga".</text:p>
      <text:p text:style-name="P4">
The electronic queue will optimize the work of the drivers of the trucks themselves.</text:p>
      <text:p text:style-name="P4">
With the help of Evherg, drivers can in real time and in advance to choose a tuft for crossing the border, which fits the most suitable, and not spend a few donibs on waiting in queues on the border.</text:p>
      <text:p text:style-name="P4">
<text:span text:style-name="T4">
 Read also: </text:span>
 <text:a xlink:type="simple" xlink:href="https://www.ukrinform.ua/rubric-society/3706229-zagarbniki-atakuut-ukrainskij-onlajnservis-ecerga.html" text:style-name="Internet_20_link" text:visited-style-name="Visited_20_Internet_20_Link">
<text:span text:style-name="T4">
 energa </text:span>
</text:a>
As it was reported, in December 2022 at the checkpoint "Yagodin - Dorogosk" the electronic queue of the intersection was launched <text:a xlink:type="simple" xlink:href="https://www.ukrinform.ua/tag-kordon" text:style-name="Internet_20_link" text:visited-style-name="Visited_20_Internet_20_Link">
</text:a>
. Вона була розроблена спеціально для українського ПП і враховує особливостіукраїнської нормативно-правової бази.</text:p>
      <text:p text:style-name="P4">
News Source: <text:a xlink:type="simple" xlink:href="https://www.ukrinform.ua/rubric-economy/3706441-na-zakarpatti-ecerga-vze-pracue-na-troh-punktah-propusku-na-kordoni.html" text:style-name="Internet_20_link" text:visited-style-name="Visited_20_Internet_20_Link">
https://www.ukrinform.ua/rubric-economy/3706441-na-zakarpatti-ecerga-vze-pracue-na-troh-punktah-propusku-na-kordoni.html</text:a>
</text:p>
      <!--NEWS-->
      <text:h text:style-name="P10" text:outline-level="1">
<text:span text:style-name="T4">
The enemy comes in four directions, for Bakhmut and Marinka there are heavy battles</text:span>
</text:h>
      <text:p text:style-name="P4">
Authors: Ukrinform (Person)</text:p>
      <text:p text:style-name="P4">
Publisher: Укринформ (Organization)</text:p>
      <text:p text:style-name="P4">
Published Time: 2023-05-08T19:13:00+03:00</text:p>
      <text:p text:style-name="P4">
Modified Time: 2023-05-08T19:13:00+03:00</text:p>
      <text:p text:style-name="P4">
Description: Russian invaders continue offensive actions in Liman, Bakhmut, Avdiiv and Mariinsky directions - here the enemy made about 30 attacks. There are heavy battles for Bakhmut and Marinka. - Ukrinform.</text:p>
      <text:p text:style-name="P4">
Images: ["<text:a xlink:type="simple" xlink:href="https://static.ukrinform.com/photos/2023_04/thumb_files/630_360_1682620469-597.jpg" text:style-name="Internet_20_link" text:visited-style-name="Visited_20_Internet_20_Link">
630_360_16826...</text:a>
"]</text:p>
      <text:p text:style-name="P4">
Tags: ['Генштаб', 'ЗСУ', 'Війна з росією']</text:p>
      <text:p text:style-name="P4">
Type: Article</text:p>
      <!--METADATA-->
      <text:p text:style-name="P4">
<draw:frame draw:style-name="fr1" draw:name="Image290" text:anchor-type="as-char" svg:width="6.9236in" svg:height="3.956343in" draw:z-index="0">
<draw:image xlink:href="../Images/yкринформ/2023-05-08T19-13-00-03-00/630_360_1682620469-597.jpg" xlink:type="simple" xlink:show="embed" xlink:actuate="onLoad" draw:mime-type="image/jpeg"/>
</draw:frame>
The Russian -encirclers continue offensive actions in Liman, Bakhmut, Avdiiv and Mariinsky directions - here the enemy made about 30 attacks. Bakhmut and Marinka are heavy fighting.</text:p>
      <text:p text:style-name="P4">
This is stated in prompt information on the Russian invasion, published on the page of the General Staff of the Armed Forces of Ukraine in <text:a xlink:type="simple" xlink:href="https://www.facebook.com/GeneralStaff.ua/posts/pfbid0aRdL1mTmajk7HV4qtxTrP5dR4SVE4bgPeYf7zne35UimnXwHGyAnozJNtnBsJFs7l" text:style-name="Internet_20_link" text:visited-style-name="Visited_20_Internet_20_Link">
</text:a>
, reports Ukrinform.</text:p>
      <text:p text:style-name="P4">
During this day, the enemy caused 11 rocket launchers, 59 aircraft strikes of 76 shelling of rocket launchers. Mirny -seizures were injured, private dwellings and other civilian infrastructure were destroyed and damaged. The likelihood of rocket and aviation strikes throughout Ukraine remains high.</text:p>
      <text:p text:style-name="P4">
"On the <text:span text:style-name="T4">
 Bakhmut direction </text:span>
 the enemy continues to take offensive actions. The enemy was ongoing in the city of Bakhmut. During the day, the enemy was unsuccessful offensive actions by the Unaaprians of Ivanivsky and the Temporal Yar. He caused air strikes in areas Novomarka, Bakhmut, Ivanivske, Yar, Stupochka, Predict, Alexander-Shultine, Diliyivka, Friendship, Iron and New York of Donetsk Region, "-the message reads.</text:p>
      <text:p text:style-name="P4">
<text:span text:style-name="T4">
 Read also: </text:span>
 <text:a xlink:type="simple" xlink:href="https://www.ukrinform.ua/rubric-ato/3706398-sili-specoperacij-znisili-rosijskij-kulemetnij-rozrahunok-u-bahmuti.html" text:style-name="Internet_20_link" text:visited-style-name="Visited_20_Internet_20_Link">
</text:a>
In the <text:span text:style-name="T4">
 Liman direction, </text:span>
 According to the General Staff, the enemy tries to find weak places in our defense: “The offensive actions in the direction of Bigorivka had no success. He struck aviation strikes in the areas of settlements Nevskoye Ibigolor of Luhansk region and Verkhnokamonsk and controversial Donetsk region. Makeevka, Bigorivka of the Lugansk region and Yampolivka and controversial Donetsk region were suffered by artillery shelling.</text:p>
      <text:p text:style-name="P4">
In the <text:span text:style-name="T4">
 Avdeevsky direction </text:span>
 the enemy conducted offensive actions in the areas of Avdiivkit Pervomaisky, had no success. Fired at Novokalinovo, Berdychi, Lastochyna, Avdiivka, Severne, Vodyane, Pervomaisk and Nedaylovo Donetsk region.</text:p>
      <text:p text:style-name="P4">
On <text:span text:style-name="T4">
 Marinski </text:span>
 - continues to attack the positions of defense forces. The boys of Marinka continue. At the same time, hostile shelling was also suffered by St. George and connecting.<text:span text:style-name="T4">
 Read also: </text:span>
 <text:a xlink:type="simple" xlink:href="https://www.ukrinform.ua/rubric-ato/3706293-zsu-znisili-na-lugansini-dva-skladi-z-boepripasami-cotiri-tanki-i-bmp.html" text:style-name="Internet_20_link" text:visited-style-name="Visited_20_Internet_20_Link">
</text:a>
In the <text:span text:style-name="T4">
 Shakhtar direction </text:span>
 during the day the enemy did not conduct. Paraskovka, Novomykhailivka and Coal.</text:p>
      <text:p text:style-name="P4">
On <text:span text:style-name="T4">
 Siverskyi </text:span>
 and <text:span text:style-name="T4">
 Slobozhansky directions </text:span>
 the enemy retained the military presence in border areas with Ukraine. During the pre-asset, mortar and artillery shelling of settlements Berylivka, Moshchenko, Halaganivka, Leonivka, Oleksandrivka, Buda-Vorobiivska, Gremyachchnyhiv region; Znob-Novgorod, Old Huta of Sumy region, as well as Gortivka, Krasne, Zelene, Starytsya, Ogirtseve, Vovchansky Farms, Karaychichny, Malavovich, Mykolaivka and Nesterne in Kharkiv region.</text:p>
      <text:p text:style-name="P4">
In the <text:span text:style-name="T4">
 Kupyansk direction </text:span>
 the opponent of offensive actions was not carried out. Investigation strikes in the areas of settlements will be wedded and Masyutivka. The settlements of Kamyanka, Poplar, Petro-Ivanivka, Figolivka, Novomlinsk, Western, Lyman First, Vilshana, Bugayivka of Kharkiv region and Novoselovsk and Stelmakhivka on [] were suffered by hostile and mortar shelling.(https://www.ukrinform.ua/tag-lugansina).</text:p>
      <text:p text:style-name="P4">
On <text:span text:style-name="T4">
 Volynskyi </text:span>
 and <text:span text:style-name="T4">
 Polissya directions </text:span>
 signs of formation of offensive groups were not detected.</text:p>
      <text:p text:style-name="P4">
As it was reported, the Defense Forces of Ukraine from February 24, 2022 to May 8, 2023 <text:a xlink:type="simple" xlink:href="https://www.ukrinform.ua/rubric-ato/3706110-sili-oboroni-znisili-vze-194-970-vijskovih-rf.html" text:style-name="Internet_20_link" text:visited-style-name="Visited_20_Internet_20_Link">
</text:a>
, at the same time - 540 people.</text:p>
      <text:p text:style-name="P4">
<text:span text:style-name="T5">
Foto: General Staff of the Armed Forces</text:span>
</text:p>
      <text:p text:style-name="P4">
News Source: <text:a xlink:type="simple" xlink:href="https://www.ukrinform.ua/rubric-ato/3706446-vorog-nastupae-na-cotiroh-napramkah-za-bahmut-i-marinku-vazki-boi.html" text:style-name="Internet_20_link" text:visited-style-name="Visited_20_Internet_20_Link">
https://www.ukrinform.ua/rubric-ato/3706446-vorog-nastupae-na-cotiroh-napramkah-za-bahmut-i-marinku-vazki-boi.html</text:a>
</text:p>
      <!--NEWS-->
      <text:h text:style-name="P10" text:outline-level="1">
<text:span text:style-name="T4">
The 1/2 Finals of Football Euro Cups start</text:span>
</text:h>
      <text:p text:style-name="P4">
Authors: Ukrinform (Person)</text:p>
      <text:p text:style-name="P4">
Publisher: Укринформ (Organization)</text:p>
      <text:p text:style-name="P4">
Published Time: 2023-05-08T19:14:00+03:00</text:p>
      <text:p text:style-name="P4">
Modified Time: 2023-05-08T19:14:00+03:00</text:p>
      <text:p text:style-name="P4">
Description: The first matches of the semi-final stage of the draw will take place in the UEFA Champions League on May 9-10. - Ukrinform.</text:p>
      <text:p text:style-name="P4">
Images: ["<text:a xlink:type="simple" xlink:href="https://static.ukrinform.com/photos/2018_06/thumb_files/630_360_1528890286-6895.jpg" text:style-name="Internet_20_link" text:visited-style-name="Visited_20_Internet_20_Link">
630_360_15288...</text:a>
"]</text:p>
      <text:p text:style-name="P4">
Tags: ['Футбол', 'Ліга чемпіонів', 'Ліга Європи', 'Ліга конференцій УЄФА']</text:p>
      <text:p text:style-name="P4">
Type: Article</text:p>
      <!--METADATA-->
      <text:p text:style-name="P4">
<draw:frame draw:style-name="fr1" draw:name="Image291" text:anchor-type="as-char" svg:width="6.9236in" svg:height="3.956343in" draw:z-index="0">
<draw:image xlink:href="../Images/yкринформ/2023-05-08T19-14-00-03-00/630_360_1528890286-6895.jpg" xlink:type="simple" xlink:show="embed" xlink:actuate="onLoad" draw:mime-type="image/jpeg"/>
</draw:frame>
The first-final stages of the draw will take place in the UEFA Champions League 9-10.</text:p>
      <text:p text:style-name="P4">
The current owner of the title of Spanish Real Madrid on Tuesday, May 9 will play the Futbolists of the English Manchester City, Ukrinform reports.</text:p>
      <text:p text:style-name="P4">
The meeting "Real" - "Manchester City" on Santiago Bernabeu in Madridridydridid will serve the Portuguese Arbiter Arthur Diash.</text:p>
      <text:p text:style-name="P4">
The match in response will be held on May 17 at the ARIHAD Arena in Manchester.</text:p>
      <text:p text:style-name="P4">
Another semi -final couple consists of Italian Milan and Inter, which will come together on May 10 and May 16.</text:p>
      <text:p text:style-name="P4">
<text:span text:style-name="T4">
 Read also: </text:span>
 <text:a xlink:type="simple" xlink:href="https://www.ukrinform.ua/rubric-sports/3703342-kalendar-golovnih-sportivnih-podij-travna-rozpocav-cempionat-svitu-z-boksu.html" text:style-name="Internet_20_link" text:visited-style-name="Visited_20_Internet_20_Link">
</text:a>
In the 1/2 finals of the UEFA Europa League on May 18 and 25, Seville will meet(Spain)and Juventus(Italy), “Bayer”(Germany)and “Roma”(Italy).</text:p>
      <text:p text:style-name="P4">
<text:span text:style-name="T4">
Читайте також:</text:span>
 <text:a xlink:type="simple" xlink:href="https://www.ukrinform.ua/rubric-sports/3706059-ukrainec-kocergin-u-skladi-rakuva-stav-cempionom-polsi.html" text:style-name="Internet_20_link" text:visited-style-name="Visited_20_Internet_20_Link">
 </text:a>
In the UEFA Conference League, also May 18 and 25, Basel will play(Switzerland)- Fiorentina(Italy), "West Gem"(England)- luck «alky»(Netherlands).</text:p>
      <text:p text:style-name="P4">
<text:span text:style-name="T4">
Читайте також:</text:span>
 <text:a xlink:type="simple" xlink:href="https://www.ukrinform.ua/rubric-sports/3706029-seltik-stav-peremozcem-cempionatu-sotlandii.html" text:style-name="Internet_20_link" text:visited-style-name="Visited_20_Internet_20_Link">
 </text:a>
Recall that the final match of the UEFA Champions League will take place on June 10 at Ataturk Olympic Stadium in Istanbul(Turkey), the decisive match of the Europa League will take on May 31 "Pushash Arena" in Budapest(Hungary), the conference League Athenal will be held on June 7 at the Sinobo Stedium in Prague(Czech Republic).</text:p>
      <text:p text:style-name="P4">
News Source: <text:a xlink:type="simple" xlink:href="https://www.ukrinform.ua/rubric-sports/3706444-rozpocinautsa-matci-12-finalu-futbolnih-evrokubkiv.html" text:style-name="Internet_20_link" text:visited-style-name="Visited_20_Internet_20_Link">
https://www.ukrinform.ua/rubric-sports/3706444-rozpocinautsa-matci-12-finalu-futbolnih-evrokubkiv.html</text:a>
</text:p>
      <!--NEWS-->
      <text:h text:style-name="P10" text:outline-level="1">
<text:span text:style-name="T4">
Poland handed over ten MiG-29 fighter jets to Ukraine</text:span>
</text:h>
      <text:p text:style-name="P4">
Authors: Ukrinform (Person)</text:p>
      <text:p text:style-name="P4">
Publisher: Укринформ (Organization)</text:p>
      <text:p text:style-name="P4">
Published Time: 2023-05-08T19:27:57+03:00</text:p>
      <text:p text:style-name="P4">
Modified Time: 2023-05-08T19:27:57+03:00</text:p>
      <text:p text:style-name="P4">
Description: </text:p>
      <text:p text:style-name="P4">
Польща В Межах Оборонної Підтримки Вже Передала Україні 10 Винищувачів Міг-29. — Укрінформ.: </text:p>
      <text:p text:style-name="P4">
Images: ["<text:a xlink:type="simple" xlink:href="https://static.ukrinform.com/photos/2017_12/thumb_files/630_360_1513676906-8053.jpeg" text:style-name="Internet_20_link" text:visited-style-name="Visited_20_Internet_20_Link">
630_360_15136...</text:a>
"]</text:p>
      <text:p text:style-name="P4">
Tags: ['Польща', 'Україна', 'Винищувач']</text:p>
      <text:p text:style-name="P4">
Type: Article</text:p>
      <!--METADATA-->
      <text:p text:style-name="P4">
<draw:frame draw:style-name="fr1" draw:name="Image292" text:anchor-type="as-char" svg:width="6.9236in" svg:height="3.956343in" draw:z-index="0">
<draw:image xlink:href="../Images/yкринформ/2023-05-08T19-27-57-03-00/630_360_1513676906-8053.jpeg" xlink:type="simple" xlink:show="embed" xlink:actuate="onLoad" draw:mime-type="image/jpeg"/>
</draw:frame>
Poland has already transferred 10 MiG-29 fighters to Ukraine with defense support.</text:p>
      <text:p text:style-name="P4">
This was stated by Polish Defense Minister Mariusblashchak during his stay in Canada, Ukrinform correspondent reports.</text:p>
      <text:p text:style-name="P4">
"We handed over 10 MiG -29 aircraft to Ukraine," said Blaschak.</text:p>
      <text:p text:style-name="P4">
He noted that <text:a xlink:type="simple" xlink:href="https://www.ukrinform.ua/tag-polsa" text:style-name="Internet_20_link" text:visited-style-name="Visited_20_Internet_20_Link">
</text:a>
encourages other countries to help Ukraine to defend themselves against the aggressor. "We do not try to squeeze our allies, we are just trying to encourage them to support Ukraine," the minister said.</text:p>
      <text:p text:style-name="P4">
<text:span text:style-name="T4">
 Read also: </text:span>
 <text:a xlink:type="simple" xlink:href="https://www.ukrinform.ua/rubric-ato/3696872-slovaccina-peredala-ukraini-vsi-13-obicanih-vinisuvaciv-mig29.html" text:style-name="Internet_20_link" text:visited-style-name="Visited_20_Internet_20_Link">
<text:span text:style-name="T4">
 fighters </text:span>
 <text:span text:style-name="T4">
 MIG </text:span>
</text:a>
It was reported that Poland plans to transfer 20 MiG-29 aircraft to Ukraine. Nazamine Poland purchased 48 South Korean FA-50 aircraft.</text:p>
      <text:p text:style-name="P4">
<text:span text:style-name="T5">
Foto: wartime.org.ua</text:span>
</text:p>
      <text:p text:style-name="P4">
News Source: <text:a xlink:type="simple" xlink:href="https://www.ukrinform.ua/rubric-ato/3706448-polsa-peredala-ukraini-desat-vinisuvaciv-mig29.html" text:style-name="Internet_20_link" text:visited-style-name="Visited_20_Internet_20_Link">
https://www.ukrinform.ua/rubric-ato/3706448-polsa-peredala-ukraini-desat-vinisuvaciv-mig29.html</text:a>
</text:p>
      <!--NEWS-->
      <text:h text:style-name="P10" text:outline-level="1">
<text:span text:style-name="T4">
In Skadovsk, the invaders curtail their administrations - the General Staff</text:span>
</text:h>
      <text:p text:style-name="P4">
Authors: Ukrinform (Person)</text:p>
      <text:p text:style-name="P4">
Publisher: Укринформ (Organization)</text:p>
      <text:p text:style-name="P4">
Published Time: 2023-05-08T19:34:20+03:00</text:p>
      <text:p text:style-name="P4">
Modified Time: 2023-05-08T19:34:20+03:00</text:p>
      <text:p text:style-name="P4">
Description: In the city of Skadovsk, the Russian invaders curtail the activities of district and city administrations. - Ukrinform.</text:p>
      <text:p text:style-name="P4">
Images: ["<text:a xlink:type="simple" xlink:href="https://static.ukrinform.com/photos/2022_06/thumb_files/630_360_1655025088-952.jpg" text:style-name="Internet_20_link" text:visited-style-name="Visited_20_Internet_20_Link">
630_360_16550...</text:a>
"]</text:p>
      <text:p text:style-name="P4">
Tags: ['Скадовськ', 'Війна з росією']</text:p>
      <text:p text:style-name="P4">
Type: Article</text:p>
      <!--METADATA-->
      <text:p text:style-name="P4">
<draw:frame draw:style-name="fr1" draw:name="Image293" text:anchor-type="as-char" svg:width="6.9236in" svg:height="3.956343in" draw:z-index="0">
<draw:image xlink:href="../Images/yкринформ/2023-05-08T19-34-20-03-00/630_360_1655025088-952.jpg" xlink:type="simple" xlink:show="embed" xlink:actuate="onLoad" draw:mime-type="image/jpeg"/>
</draw:frame>
In Kisskadovsk, Kherson region, Russian invaders curtail the activities of the district and city administrations.</text:p>
      <text:p text:style-name="P4">
This is stated in prompt information on the Russian invasion, published on the page of the General Staff of the Armed Forces of Ukraine in <text:a xlink:type="simple" xlink:href="https://www.facebook.com/GeneralStaff.ua/posts/pfbid0aRdL1mTmajk7HV4qtxTrP5dR4SVE4bgPeYf7zne35UimnXwHGyAnozJNtnBsJFs7l" text:style-name="Internet_20_link" text:visited-style-name="Visited_20_Internet_20_Link">
</text:a>
, reports Ukrinform.</text:p>
      <text:p text:style-name="P4">
«In the city of Skadovsk there was a curtailment of the activity of district and city administrations. Thus, on the night of May 6 to 7, the invaders loaded the documentation, office equipment and other property of state institutions, and already on the morning of May 7, together with the families, the city left the large -scale Russian occupation administration, ”the message reads.</text:p>
      <text:p text:style-name="P4">
According to the General Staff, now a similar situation is observed in such inhabited by the Kherson region as Mikhailivka, Petrivka, Shevchenko, wide, Ulyanovka Takrasne.</text:p>
      <text:p text:style-name="P4">
<text:span text:style-name="T4">
 Read also: </text:span>
 <text:a xlink:type="simple" xlink:href="https://www.ukrinform.ua/rubric-regions/3696131-vorog-peremisue-ministerstva-iz-zahoplenogo-skadovska-hlan.html" text:style-name="Internet_20_link" text:visited-style-name="Visited_20_Internet_20_Link">
<text:span text:style-name="T4">
 Skadovskaya </text:span>
</text:a>
“Given the multi -kilometer congestion, which have recently been formed at the entrance of Crimea and in the Kerch Bridge area, the export of tanagrab property from state institutions of temporarily captured <text:a xlink:type="simple" xlink:href="https://www.ukrinform.ua/tag-hersonsina" text:style-name="Internet_20_link" text:visited-style-name="Visited_20_Internet_20_Link">
</text:a>
The invaders are planning to carry out the use of a route, with the help of a dry ship, through the port of Misabershansk, ”the General Staff said.</text:p>
      <text:p text:style-name="P4">
As it was reported, the Defense Forces of Ukraine from February 24, 2022 to May 8, 2023 <text:a xlink:type="simple" xlink:href="https://www.ukrinform.ua/rubric-ato/3706110-sili-oboroni-znisili-vze-194-970-vijskovih-rf.html" text:style-name="Internet_20_link" text:visited-style-name="Visited_20_Internet_20_Link">
</text:a>
, at the same time - 540 people.</text:p>
      <text:p text:style-name="P4">
News Source: <text:a xlink:type="simple" xlink:href="https://www.ukrinform.ua/rubric-regions/3706450-u-skadovsku-zagarbniki-zgortaut-dialnist-svoih-administracij-genstab.html" text:style-name="Internet_20_link" text:visited-style-name="Visited_20_Internet_20_Link">
https://www.ukrinform.ua/rubric-regions/3706450-u-skadovsku-zagarbniki-zgortaut-dialnist-svoih-administracij-genstab.html</text:a>
</text:p>
      <!--NEWS-->
      <text:h text:style-name="P10" text:outline-level="1">
<text:span text:style-name="T4">
In Odessa, the commander of the military unit was exposed in a bribe</text:span>
</text:h>
      <text:p text:style-name="P4">
Authors: Ukrinform (Person)</text:p>
      <text:p text:style-name="P4">
Publisher: Укринформ (Organization)</text:p>
      <text:p text:style-name="P4">
Published Time: 2023-05-08T19:48:40+03:00</text:p>
      <text:p text:style-name="P4">
Modified Time: 2023-05-08T19:48:40+03:00</text:p>
      <text:p text:style-name="P4">
Description: In Odessa, during a bribe, the commander of the military unit was detained, who issued himself as a representative of the staffing center. - Ukrinform.</text:p>
      <text:p text:style-name="P4">
Images: ["<text:a xlink:type="simple" xlink:href="https://static.ukrinform.com/photos/2023_05/thumb_files/630_360_1683564389-741.jpg" text:style-name="Internet_20_link" text:visited-style-name="Visited_20_Internet_20_Link">
630_360_16835...</text:a>
", "<text:a xlink:type="simple" xlink:href="https://static.ukrinform.com/photos/2023_05/1683564389-506.jpg" text:style-name="Internet_20_link" text:visited-style-name="Visited_20_Internet_20_Link">
1683564389-50...</text:a>
", "<text:a xlink:type="simple" xlink:href="https://static.ukrinform.com/photos/2023_05/1683564388-637.jpg" text:style-name="Internet_20_link" text:visited-style-name="Visited_20_Internet_20_Link">
1683564388-63...</text:a>
"]</text:p>
      <text:p text:style-name="P4">
Tags: ['Хабар', 'Одеса', 'Військові', 'Ухилянти']</text:p>
      <text:p text:style-name="P4">
Type: Article</text:p>
      <!--METADATA-->
      <text:p text:style-name="P4">
<draw:frame draw:style-name="fr1" draw:name="Image294" text:anchor-type="as-char" svg:width="6.9236in" svg:height="3.956343in" draw:z-index="0">
<draw:image xlink:href="../Images/yкринформ/2023-05-08T19-48-40-03-00/630_360_1683564389-741.jpg" xlink:type="simple" xlink:show="embed" xlink:actuate="onLoad" draw:mime-type="image/jpeg"/>
</draw:frame>
In Odessa, the commander of a military unit was detained during a bribe, who issued himself for a representative of the staffing center.</text:p>
      <text:p text:style-name="P4">
About this <text:a xlink:type="simple" xlink:href="https://vppdr.gp.gov.ua/ua/news.html" text:style-name="Internet_20_link" text:visited-style-name="Visited_20_Internet_20_Link">
</text:a>
Specialized Prosecutor's Office in the Field of Defense of the Southern Region, reports Ukrinform.</text:p>
      <text:p text:style-name="P4">
According to the investigation, the man, having given himself for the official of the district territorial center of acquisition and social support, received 2500 dollares with the assistance of the military in the manufacture and assignment of the intersection, which would provide a legitimate basis for intersection <text:a xlink:type="simple" xlink:href="https://www.ukrinform.ua/tag-kordon" text:style-name="Internet_20_link" text:visited-style-name="Visited_20_Internet_20_Link">
</text:a>
 .</text:p>
      <text:p text:style-name="P4">
<draw:frame draw:style-name="fr1" draw:name="Image295" text:anchor-type="as-char" svg:width="6.9236in" svg:height="6.186365in" draw:z-index="0">
<draw:image xlink:href="../Images/yкринформ/2023-05-08T19-48-40-03-00/1683564389-506.jpg" xlink:type="simple" xlink:show="embed" xlink:actuate="onLoad" draw:mime-type="image/jpeg"/>
</draw:frame>
The attacker was detained after transferring documents and receiving a bribe.</text:p>
      <text:p text:style-name="P4">
He has been informed of suspicion of receiving an illegal benefit(Part 3 of Art. 368 of the Criminal Code of Ukraine and a preventive measure in the form of detention with the possibility of bail in the amount of UAH 268 400.</text:p>
      <text:p text:style-name="P4">
<text:span text:style-name="T4">
 Read also: </text:span>
 <text:a xlink:type="simple" xlink:href="https://www.ukrinform.ua/rubric-regions/3704086-dbr-porusilo-spravu-proti-nacalnika-odeskogo-vijskkomatu-akij-za-habari-zvilnav-vid-prizovu.html" text:style-name="Internet_20_link" text:visited-style-name="Visited_20_Internet_20_Link">
<text:span text:style-name="T4">
 bribes </text:span>
</text:a>
The involvement of others in the crime is checked.</text:p>
      <text:p text:style-name="P4">
<draw:frame draw:style-name="fr1" draw:name="Image296" text:anchor-type="as-char" svg:width="6.9236in" svg:height="5.167057in" draw:z-index="0">
<draw:image xlink:href="../Images/yкринформ/2023-05-08T19-48-40-03-00/1683564388-637.jpg" xlink:type="simple" xlink:show="embed" xlink:actuate="onLoad" draw:mime-type="image/jpeg"/>
</draw:frame>
As reported, the Security Service of Ukraine eliminated eight more channels <text:a xlink:type="simple" xlink:href="https://www.ukrinform.ua/rubric-ato/3701807-sbu-perekrila-se-visim-kanaliv-vteci-uhilantiv-za-kordon.html" text:style-name="Internet_20_link" text:visited-style-name="Visited_20_Internet_20_Link">
</text:a>
Citizens of conscript age, among the organizers are officials of military enlistment offices and the State Border Service.</text:p>
      <text:p text:style-name="P4">
<text:span text:style-name="T5">
Foto: sap</text:span>
</text:p>
      <text:p text:style-name="P4">
News Source: <text:a xlink:type="simple" xlink:href="https://www.ukrinform.ua/rubric-regions/3706453-v-odesi-vikrili-u-habari-komandira-viddilenna-vijskovoi-castini.html" text:style-name="Internet_20_link" text:visited-style-name="Visited_20_Internet_20_Link">
https://www.ukrinform.ua/rubric-regions/3706453-v-odesi-vikrili-u-habari-komandira-viddilenna-vijskovoi-castini.html</text:a>
</text:p>
      <!--NEWS-->
      <text:h text:style-name="P10" text:outline-level="1">
<text:span text:style-name="T4">
The National Bank fined the Finnish Company for unethical behavior</text:span>
</text:h>
      <text:p text:style-name="P4">
Authors: Ukrinform (Person)</text:p>
      <text:p text:style-name="P4">
Publisher: Укринформ (Organization)</text:p>
      <text:p text:style-name="P4">
Published Time: 2023-05-08T19:53:48+03:00</text:p>
      <text:p text:style-name="P4">
Modified Time: 2023-05-08T19:53:48+03:00</text:p>
      <text:p text:style-name="P4">
Description: The National Bank of Ukraine revealed the fact of violation of the requirements of the legislation on interaction with consumers and other persons during the settlement of overdue debt by FC Rialto LLC - Ukrinform.</text:p>
      <text:p text:style-name="P4">
Images: ["<text:a xlink:type="simple" xlink:href="https://static.ukrinform.com/photos/2023_05/thumb_files/630_360_1683564608-130.jpg" text:style-name="Internet_20_link" text:visited-style-name="Visited_20_Internet_20_Link">
630_360_16835...</text:a>
"]</text:p>
      <text:p text:style-name="P4">
Tags: ['Нацбанк', 'Штраф']</text:p>
      <text:p text:style-name="P4">
Type: Article</text:p>
      <!--METADATA-->
      <text:p text:style-name="P4">
<draw:frame draw:style-name="fr1" draw:name="Image297" text:anchor-type="as-char" svg:width="6.9236in" svg:height="3.956343in" draw:z-index="0">
<draw:image xlink:href="../Images/yкринформ/2023-05-08T19-53-48-03-00/630_360_1683564608-130.jpg" xlink:type="simple" xlink:show="embed" xlink:actuate="onLoad" draw:mime-type="image/jpeg"/>
</draw:frame>
The National Bank of Ukraine revealed the fact of violation of the requirements of the legislation with consumers and other persons during the settlement of delayed arrears by FC Rialto LLC.</text:p>
      <text:p text:style-name="P4">
As Ukrinform reports, it reports <text:a xlink:type="simple" xlink:href="https://bank.gov.ua/ua/news/all/do-finansovoyi-ustanovi-zastosovano-zahid-vplivu-za-porushennya-vimog-schodo-etichnoyi-povedinki" text:style-name="Internet_20_link" text:visited-style-name="Visited_20_Internet_20_Link">
</text:a>
.</text:p>
      <text:p text:style-name="P4">
"In connection with this, the National Bank applied to the FC" FC "Rialto" in the form of a minimum imposition <text:a xlink:type="simple" xlink:href="https://www.ukrinform.ua/tag-straf" text:style-name="Internet_20_link" text:visited-style-name="Visited_20_Internet_20_Link">
</text:a>
in the amount of UAH 51 thousand for violation of the requirements of ethical behavior established by law, " - the message reads.</text:p>
      <text:p text:style-name="P4">
As noted in the regulator, it is a violation of additional requirements of the consumer with consumers of financial services and other persons in the settlement(Ethical behavior requirements)The resolution of the Board of the National Bank of Ukraine dated August 042022 No. 170.</text:p>
      <text:p text:style-name="P4">
<text:span text:style-name="T4">
 Read also: </text:span>
 <text:a xlink:type="simple" xlink:href="https://www.ukrinform.ua/rubric-economy/3688184-nbu-ostrafuvav-sens-bank-za-porusenna-vimog-eticnoi-povedinki.html" text:style-name="Internet_20_link" text:visited-style-name="Visited_20_Internet_20_Link">
</text:a>
As it was reported, during the martial law of FC Rialto LLC continues to carry out its activity in accordance with available licenses.</text:p>
      <text:p text:style-name="P4">
<text:span text:style-name="T5">
Foto: NBU</text:span>
</text:p>
      <text:p text:style-name="P4">
News Source: <text:a xlink:type="simple" xlink:href="https://www.ukrinform.ua/rubric-economy/3706455-nacbank-ostrafuvav-finkompaniu-za-neeticnu-povedinku.html" text:style-name="Internet_20_link" text:visited-style-name="Visited_20_Internet_20_Link">
https://www.ukrinform.ua/rubric-economy/3706455-nacbank-ostrafuvav-finkompaniu-za-neeticnu-povedinku.html</text:a>
</text:p>
      <!--NEWS-->
      <text:h text:style-name="P10" text:outline-level="1">
<text:span text:style-name="T4">
Ukrainians were warned about fake with disconnections in May</text:span>
</text:h>
      <text:p text:style-name="P4">
Authors: Ukrinform (Person)</text:p>
      <text:p text:style-name="P4">
Publisher: Укринформ (Organization)</text:p>
      <text:p text:style-name="P4">
Published Time: 2023-05-08T19:54:48+03:00</text:p>
      <text:p text:style-name="P4">
Modified Time: 2023-05-08T19:54:48+03:00</text:p>
      <text:p text:style-name="P4">
Description: Міністерство енергетики спростувало інформацію про нібито введення у травні графіків обмежень постачання електроенергії побутовим споживачам. — Укрінформ.</text:p>
      <text:p text:style-name="P4">
Images: ["<text:a xlink:type="simple" xlink:href="https://static.ukrinform.com/photos/2019_02/thumb_files/630_360_1549545325-200.jpeg" text:style-name="Internet_20_link" text:visited-style-name="Visited_20_Internet_20_Link">
630_360_15495...</text:a>
"]</text:p>
      <text:p text:style-name="P4">
Tags: ['Фейк', 'Міненерго', 'Відключення світла', 'росія']</text:p>
      <text:p text:style-name="P4">
Type: Article</text:p>
      <!--METADATA-->
      <text:p text:style-name="P4">
<draw:frame draw:style-name="fr1" draw:name="Image298" text:anchor-type="as-char" svg:width="6.9236in" svg:height="3.956343in" draw:z-index="0">
<draw:image xlink:href="../Images/yкринформ/2023-05-08T19-54-48-03-00/630_360_1549545325-200.jpeg" xlink:type="simple" xlink:show="embed" xlink:actuate="onLoad" draw:mime-type="image/jpeg"/>
</draw:frame>
The Ministry of Energy has denied information on the alleged introduction of electricity supply restrictions to household consumers.</text:p>
      <text:p text:style-name="P4">
According to Ukrinform, the Ministry of Energy reports in <text:a xlink:type="simple" xlink:href="https://t.me/energyofukraine/430" text:style-name="Internet_20_link" text:visited-style-name="Visited_20_Internet_20_Link">
</text:a>
.</text:p>
      <text:p text:style-name="P4">
“The last days in some media is spreading <text:a xlink:type="simple" xlink:href="https://www.ukrinform.ua/tag-fejk" text:style-name="Internet_20_link" text:visited-style-name="Visited_20_Internet_20_Link">
</text:a>
About the alleged introduction in May schedules of restrictions on the supply of electricity to consumers. The Ministry of Energy of Ukraine officially states that this information is not true. The introduction of any schedules for the supply of electricity is planned, ”the message reads.</text:p>
      <text:p text:style-name="P4">
It is noted that the active preparation of the power system for the new heating season is ongoing. In particular, the Ministry of Energy together with all energy companies that generate, transmit and distribute electricity, have made an optimized schedule of repairs.</text:p>
      <text:p text:style-name="P4">
The ministry emphasized that the disconnection of consumers from electricity supply would occur exclusively as a result of damage to the Russian occupiers of generation and network infrastructure.</text:p>
      <text:p text:style-name="P4">
<text:span text:style-name="T4">
 Read also: </text:span>
 <text:a xlink:type="simple" xlink:href="https://www.ukrinform.ua/rubric-factcheck/3704688-agitprop-rosii-zapustiv-fejk-pro-svicki-budinok-profspilok-z-aromatom-marsmelou-na-bagatti.html" text:style-name="Internet_20_link" text:visited-style-name="Visited_20_Internet_20_Link">
<text:span text:style-name="T4">
 fake </text:span>
</text:a>
"For almost three months, despite the terror of the enemy and firing of energy infrastructure, the power system works, fully providing consumption. The coordinated work of all types of generation has managed to abolish the supply of electricity to consumers," - added energy Minister of Energy Herman.</text:p>
      <text:p text:style-name="P4">
As reported, as of May 8, the power system operates with reserve power, but because of shelling there is a shutdown of electricity in six regions, especially the frontier</text:p>
      <text:p text:style-name="P4">
News Source: <text:a xlink:type="simple" xlink:href="https://www.ukrinform.ua/rubric-society/3706456-ukrainciv-poperedili-pro-fejk-iz-grafikami-vidklucen-u-travni.html" text:style-name="Internet_20_link" text:visited-style-name="Visited_20_Internet_20_Link">
https://www.ukrinform.ua/rubric-society/3706456-ukrainciv-poperedili-pro-fejk-iz-grafikami-vidklucen-u-travni.html</text:a>
</text:p>
      <!--NEWS-->
      <text:h text:style-name="P10" text:outline-level="1">
<text:span text:style-name="T4">
The invaders banned the mass assemblies in the occupied territories on May 9</text:span>
</text:h>
      <text:p text:style-name="P4">
Authors: Ukrinform (Person)</text:p>
      <text:p text:style-name="P4">
Publisher: Укринформ (Organization)</text:p>
      <text:p text:style-name="P4">
Published Time: 2023-05-08T20:00:00+03:00</text:p>
      <text:p text:style-name="P4">
Modified Time: 2023-05-08T20:00:00+03:00</text:p>
      <text:p text:style-name="P4">
Description: The spokesman of the United Tavriysky Defense Press Center, Captain Valery Shershn, stated that Russian invaders banned mass assemblies in the occupied territories on May 9. - Ukrinform.</text:p>
      <text:p text:style-name="P4">
Images: ["<text:a xlink:type="simple" xlink:href="https://static.ukrinform.com/photos/2022_11/thumb_files/630_360_1668461240-442.jpg" text:style-name="Internet_20_link" text:visited-style-name="Visited_20_Internet_20_Link">
630_360_16684...</text:a>
"]</text:p>
      <text:p text:style-name="P4">
Tags: ['Окупація', '9 травня', 'Війна з росією', 'Єдині новини']</text:p>
      <text:p text:style-name="P4">
Type: Article</text:p>
      <!--METADATA-->
      <text:p text:style-name="P4">
<draw:frame draw:style-name="fr1" draw:name="Image299" text:anchor-type="as-char" svg:width="6.9236in" svg:height="3.956343in" draw:z-index="0">
<draw:image xlink:href="../Images/yкринформ/2023-05-08T20-00-00-03-00/630_360_1668461240-442.jpg" xlink:type="simple" xlink:show="embed" xlink:actuate="onLoad" draw:mime-type="image/jpeg"/>
</draw:frame>
Captain Valeriyshershn, stated that Russian invaders banned massacre on May 9 in the occupied territories.</text:p>
      <text:p text:style-name="P4">
He said this on the broadcast of the only news, Ukrinform reports.</text:p>
      <text:p text:style-name="P4">
“It became known that on May 9, the invaders in the captured territories banned masscreation and accumulation of people. So, we can say that there is a panic, and they are so scared that they are afraid of their own shadow. And they do the right thing, ”said Shershn.</text:p>
      <text:p text:style-name="P4">
According to him, now in the Tavriysk direction is dominated by a complete panic of mid -core laibers and fans of the "Russian measure", who quickly leave with temporarily <text:a xlink:type="simple" xlink:href="https://www.ukrinform.ua/tag-okupacia" text:style-name="Internet_20_link" text:visited-style-name="Visited_20_Internet_20_Link">
</text:a>
territories. In Zaporozhye, they lean and intimidate the local population.</text:p>
      <text:p text:style-name="P4">
“They run away, everyone who is forced to occupy. There they are scared by their control of the Armed Forces of Ukraine. It should be emphasized that it is already a tested, and it is already tested, the fate of those who left with the help of colaborators is unenviable. They get to Berdyansk, which becomes a transshipment point, because then people are taken to Russia or sprayed across the Donetsk region, ”the spokesman said.</text:p>
      <text:p text:style-name="P4">
Shershn also stressed that during the day the loss of the enemy in this direction were sensitive: “Killed and wounded amounted to more mouths, destroyed and damaged 16 units of weapons and military equipment of the enemy. Including one howitzda-20 and a command-staff machine. "</text:p>
      <text:p text:style-name="P4">
The captain added that the enemy carried out 376 shelling during the day and inflicted 13 Aviar. “In general, more than 20 inhabited donations were fired in the Zaporozhye region. It is about villages and towns bordering on a line of combat recovery, ”Shershn said.</text:p>
      <text:p text:style-name="P4">
<text:span text:style-name="T4">
 Read also: </text:span>
 <text:a xlink:type="simple" xlink:href="https://www.ukrinform.ua/rubric-ato/3705515-u-rosii-skasuvali-nizku-urocistostej-na-9-travna-cerez-strah-na-tli-vijni-rozvidka-britanii.html" text:style-name="Internet_20_link" text:visited-style-name="Visited_20_Internet_20_Link">
<text:span text:style-name="T4">
 Russia </text:span>
 <text:span text:style-name="T4">
 </text:span>
 canceled <text:span text:style-name="T4">
 </text:span>
 a number <text:span text:style-name="T4">
 </text:span>
 <text:span text:style-name="T4">
 celebrations </text:span>
<text:span text:style-name="T4">
 May </text:span>
 <text:span text:style-name="T4">
 </text:span>
 Through <text:span text:style-name="T4">
 </text:span>
 fear <text:span text:style-name="T4">
 </text:span>
 <text:span text:style-name="T4">
 </text:span>
 <text:span text:style-name="T4">
 </text:span>
 <text:span text:style-name="T4">
 </text:span>
 <text:span text:style-name="T4">
 </text:span>
 <text:span text:style-name="T4">
 </text:span>
 <text:span text:style-name="T4">
 </text:span>
 <text:span text:style-name="T4">
 wars </text:span>
 <text:span text:style-name="T4">
 intelligence </text:span>
 <text:span text:style-name="T4">
 Britain </text:span>
</text:a>
</text:p>
      <text:p text:style-name="P4">
News Source: <text:a xlink:type="simple" xlink:href="https://www.ukrinform.ua/rubric-regions/3706457-zagarbniki-zaboronili-9-travna-masovi-zibranna-na-okupovanih-teritoriah.html" text:style-name="Internet_20_link" text:visited-style-name="Visited_20_Internet_20_Link">
https://www.ukrinform.ua/rubric-regions/3706457-zagarbniki-zaboronili-9-travna-masovi-zibranna-na-okupovanih-teritoriah.html</text:a>
</text:p>
      <!--NEWS-->
      <text:h text:style-name="P10" text:outline-level="1">
<text:span text:style-name="T4">
The invaders banned the mass assemblies in the occupied territories on May 9</text:span>
</text:h>
      <text:p text:style-name="P4">
Authors: Ukrinform (Person)</text:p>
      <text:p text:style-name="P4">
Publisher: Укринформ (Organization)</text:p>
      <text:p text:style-name="P4">
Published Time: 2023-05-08T20:00:00+03:00</text:p>
      <text:p text:style-name="P4">
Modified Time: 2023-05-08T20:00:00+03:00</text:p>
      <text:p text:style-name="P4">
Description: The spokesman of the United Tavriysky Defense Press Center, Captain Valery Shershn, stated that Russian invaders banned mass assemblies in the occupied territories on May 9. - Ukrinform.</text:p>
      <text:p text:style-name="P4">
Images: ["<text:a xlink:type="simple" xlink:href="https://static.ukrinform.com/photos/2022_11/thumb_files/630_360_1668461240-442.jpg" text:style-name="Internet_20_link" text:visited-style-name="Visited_20_Internet_20_Link">
630_360_16684...</text:a>
"]</text:p>
      <text:p text:style-name="P4">
Tags: ['Окупація', '9 травня', 'Війна з росією', 'Єдині новини']</text:p>
      <text:p text:style-name="P4">
Type: Article</text:p>
      <!--METADATA-->
      <text:p text:style-name="P4">
<draw:frame draw:style-name="fr1" draw:name="Image300" text:anchor-type="as-char" svg:width="6.9236in" svg:height="3.956343in" draw:z-index="0">
<draw:image xlink:href="../Images/yкринформ/2023-05-08T20-00-00-03-00/630_360_1668461240-442.jpg" xlink:type="simple" xlink:show="embed" xlink:actuate="onLoad" draw:mime-type="image/jpeg"/>
</draw:frame>
Captain Valeriyshershn, stated that Russian invaders banned massacre on May 9 in the occupied territories.</text:p>
      <text:p text:style-name="P4">
He said this on the broadcast of the only news, Ukrinform reports.</text:p>
      <text:p text:style-name="P4">
“It became known that on May 9, the invaders in the captured territories banned masscreation and accumulation of people. So, we can say that there is a panic, and they are so scared that they are afraid of their own shadow. And they do the right thing, ”said Shershn.</text:p>
      <text:p text:style-name="P4">
According to him, now in the Tavriysk direction is dominated by a complete panic of mid -core laibers and fans of the "Russian measure", who quickly leave with temporarily <text:a xlink:type="simple" xlink:href="https://www.ukrinform.ua/tag-okupacia" text:style-name="Internet_20_link" text:visited-style-name="Visited_20_Internet_20_Link">
</text:a>
territories. In Zaporozhye, they lean and intimidate the local population.</text:p>
      <text:p text:style-name="P4">
“They run away, everyone who is forced to occupy. There they are scared by their control of the Armed Forces of Ukraine. It should be emphasized that it is already a tested, and it is already tested, the fate of those who left with the help of colaborators is unenviable. They get to Berdyansk, which becomes a transshipment point, because then people are taken to Russia or sprayed across the Donetsk region, ”the spokesman said.</text:p>
      <text:p text:style-name="P4">
Shershn also stressed that during the day the loss of the enemy in this direction were sensitive: “Killed and wounded amounted to more mouths, destroyed and damaged 16 units of weapons and military equipment of the enemy. Including one howitzda-20 and a command-staff machine. "</text:p>
      <text:p text:style-name="P4">
The captain added that the enemy carried out 376 shelling during the day and inflicted 13 Aviar. “In general, more than 20 inhabited donations were fired in the Zaporozhye region. It is about villages and towns bordering on a line of combat recovery, ”Shershn said.</text:p>
      <text:p text:style-name="P4">
<text:span text:style-name="T4">
 Read also: </text:span>
 <text:a xlink:type="simple" xlink:href="https://www.ukrinform.ua/rubric-ato/3705515-u-rosii-skasuvali-nizku-urocistostej-na-9-travna-cerez-strah-na-tli-vijni-rozvidka-britanii.html" text:style-name="Internet_20_link" text:visited-style-name="Visited_20_Internet_20_Link">
<text:span text:style-name="T4">
 Russia </text:span>
 <text:span text:style-name="T4">
 </text:span>
 canceled <text:span text:style-name="T4">
 </text:span>
 a number <text:span text:style-name="T4">
 </text:span>
 <text:span text:style-name="T4">
 celebrations </text:span>
<text:span text:style-name="T4">
 May </text:span>
 <text:span text:style-name="T4">
 </text:span>
 Through <text:span text:style-name="T4">
 </text:span>
 fear <text:span text:style-name="T4">
 </text:span>
 <text:span text:style-name="T4">
 </text:span>
 <text:span text:style-name="T4">
 </text:span>
 <text:span text:style-name="T4">
 </text:span>
 <text:span text:style-name="T4">
 </text:span>
 <text:span text:style-name="T4">
 </text:span>
 <text:span text:style-name="T4">
 </text:span>
 <text:span text:style-name="T4">
 wars </text:span>
 <text:span text:style-name="T4">
 intelligence </text:span>
 <text:span text:style-name="T4">
 Britain </text:span>
</text:a>
</text:p>
      <text:p text:style-name="P4">
News Source: <text:a xlink:type="simple" xlink:href="https://www.ukrinform.ua/rubric-regions/3706457-zagarbniki-zaboronili-9-travna-masovi-zibranna-na-okupovanih-teritoriah.html" text:style-name="Internet_20_link" text:visited-style-name="Visited_20_Internet_20_Link">
https://www.ukrinform.ua/rubric-regions/3706457-zagarbniki-zaboronili-9-travna-masovi-zibranna-na-okupovanih-teritoriah.html</text:a>
</text:p>
      <!--NEWS-->
      <text:h text:style-name="P10" text:outline-level="1">
<text:span text:style-name="T4">
Ukraine has earned an additional $ 1.5 billion after opening the mouth of Bystre for navigation - Kubrakov</text:span>
</text:h>
      <text:p text:style-name="P4">
Authors: Ukrinform (Person)</text:p>
      <text:p text:style-name="P4">
Publisher: Укринформ (Organization)</text:p>
      <text:p text:style-name="P4">
Published Time: 2023-05-08T20:01:44+03:00</text:p>
      <text:p text:style-name="P4">
Modified Time: 2023-05-08T20:01:44+03:00</text:p>
      <text:p text:style-name="P4">
Description: The opening of the mouth of Bystre for navigation in the Danube Delta allowed to increase the capacity of the Danube ports 3 times, as well as to earn additional $ 1.5 billion to Ukraine - Ukrinform.</text:p>
      <text:p text:style-name="P4">
Images: ["<text:a xlink:type="simple" xlink:href="https://static.ukrinform.com/photos/2022_08/thumb_files/630_360_1660562691-147.jpg" text:style-name="Internet_20_link" text:visited-style-name="Visited_20_Internet_20_Link">
630_360_16605...</text:a>
"]</text:p>
      <text:p text:style-name="P4">
Tags: ['Порт', 'Кубраков', 'Дунайський регіон']</text:p>
      <text:p text:style-name="P4">
Type: Article</text:p>
      <!--METADATA-->
      <text:p text:style-name="P4">
<draw:frame draw:style-name="fr1" draw:name="Image301" text:anchor-type="as-char" svg:width="6.9236in" svg:height="3.956343in" draw:z-index="0">
<draw:image xlink:href="../Images/yкринформ/2023-05-08T20-01-44-03-00/630_360_1660562691-147.jpg" xlink:type="simple" xlink:show="embed" xlink:actuate="onLoad" draw:mime-type="image/jpeg"/>
</draw:frame>
The opening of Bystre for navigation in the Danube Delta allowed to increase the capacity of the Danube ports 3 times, as well as to earn Ukraine additional $ 1,5mlrd.</text:p>
      <text:p text:style-name="P4">
This was reported by Viceremier-Minister for Recovery-Minister of Community, Territories and Infrastructure Development Alexander Kubrakov in a column for <text:a xlink:type="simple" xlink:href="https://biz.nv.ua/ukr/experts/dunayski-porti-poryatunok-ukrajinskogo-eksportu-oleksandr-kubrakov-rozpovidaye-podrobici-50322945.html" text:style-name="Internet_20_link" text:visited-style-name="Visited_20_Internet_20_Link">
</text:a>
, reports Ukrinform.</text:p>
      <text:p text:style-name="P4">
“After the release of the island, Snakes managed to open for the passage of the vessels of the Girlobistre, which is already located in the waters of Ukraine. This made it possible to increase the omissive capacity of the Danube ports 3 times - up to 9 vessels per day. The effect for the state has made an approximately 10 million tons of cargo per year, and for economics - an additional $ 1.5 billion. Also, due to the opening of the mouth, a 30% rate of freight decreased, ”he said.</text:p>
      <text:p text:style-name="P4">
Kubrakov stressed that the ports of Izmail, Reni and Ust-Danube have the potential to increase the capacity of transfusion. The need for investment is at least $ 120 million.</text:p>
      <text:p text:style-name="P4">
<text:span text:style-name="T4">
 Read also: </text:span>
 <text:a xlink:type="simple" xlink:href="https://www.ukrinform.ua/rubric-economy/3701717-potreba-dunajskih-portiv-v-investiciah-sagae-120-miljoniv-kubrakov.html" text:style-name="Internet_20_link" text:visited-style-name="Visited_20_Internet_20_Link">
<text:span text:style-name="T4">
 Danube </text:span>
</text:a>
“The Danube ports reached a record 12 shipyards and 90 thousand tons per day. Cescents more than tens of millions of dollars a month in <text:a xlink:type="simple" xlink:href="https://www.ukrinform.ua/tag-ekonomika" text:style-name="Internet_20_link" text:visited-style-name="Visited_20_Internet_20_Link">
</text:a>
states. In March this rock the absolute monthly record of the freight - 2.8 million tons, the ray record - 93.8 thousand tons, ”the head of the Ministry of Recovery added.</text:p>
      <text:p text:style-name="P4">
It was reported that more than 16 million tons of cargo have flown through the ports of Izmail, Reni and Ust-Danube in 2022. This year, Ukraine plans to cultivate at least 20 million tons.</text:p>
      <text:p text:style-name="P4">
News Source: <text:a xlink:type="simple" xlink:href="https://www.ukrinform.ua/rubric-economy/3706458-ukraina-zarobila-dodatkovi-15-milarda-pisla-vidkritta-girla-bistre-dla-sudnoplavstva-kubrakov.html" text:style-name="Internet_20_link" text:visited-style-name="Visited_20_Internet_20_Link">
https://www.ukrinform.ua/rubric-economy/3706458-ukraina-zarobila-dodatkovi-15-milarda-pisla-vidkritta-girla-bistre-dla-sudnoplavstva-kubrakov.html</text:a>
</text:p>
      <!--NEWS-->
      <text:h text:style-name="P10" text:outline-level="1">
<text:span text:style-name="T4">
Ukraine has earned an additional $ 1.5 billion after opening the mouth of Bystre for navigation - Kubrakov</text:span>
</text:h>
      <text:p text:style-name="P4">
Authors: Ukrinform (Person)</text:p>
      <text:p text:style-name="P4">
Publisher: Укринформ (Organization)</text:p>
      <text:p text:style-name="P4">
Published Time: 2023-05-08T20:01:44+03:00</text:p>
      <text:p text:style-name="P4">
Modified Time: 2023-05-08T20:01:44+03:00</text:p>
      <text:p text:style-name="P4">
Description: The opening of the mouth of Bystre for navigation in the Danube Delta allowed to increase the capacity of the Danube ports 3 times, as well as to earn additional $ 1.5 billion to Ukraine - Ukrinform.</text:p>
      <text:p text:style-name="P4">
Images: ["<text:a xlink:type="simple" xlink:href="https://static.ukrinform.com/photos/2022_08/thumb_files/630_360_1660562691-147.jpg" text:style-name="Internet_20_link" text:visited-style-name="Visited_20_Internet_20_Link">
630_360_16605...</text:a>
"]</text:p>
      <text:p text:style-name="P4">
Tags: ['Порт', 'Кубраков', 'Дунайський регіон']</text:p>
      <text:p text:style-name="P4">
Type: Article</text:p>
      <!--METADATA-->
      <text:p text:style-name="P4">
<draw:frame draw:style-name="fr1" draw:name="Image302" text:anchor-type="as-char" svg:width="6.9236in" svg:height="3.956343in" draw:z-index="0">
<draw:image xlink:href="../Images/yкринформ/2023-05-08T20-01-44-03-00/630_360_1660562691-147.jpg" xlink:type="simple" xlink:show="embed" xlink:actuate="onLoad" draw:mime-type="image/jpeg"/>
</draw:frame>
The opening of Bystre for navigation in the Danube Delta allowed to increase the capacity of the Danube ports 3 times, as well as to earn Ukraine additional $ 1,5mlrd.</text:p>
      <text:p text:style-name="P4">
This was reported by Viceremier-Minister for Recovery-Minister of Community, Territories and Infrastructure Development Alexander Kubrakov in a column for <text:a xlink:type="simple" xlink:href="https://biz.nv.ua/ukr/experts/dunayski-porti-poryatunok-ukrajinskogo-eksportu-oleksandr-kubrakov-rozpovidaye-podrobici-50322945.html" text:style-name="Internet_20_link" text:visited-style-name="Visited_20_Internet_20_Link">
</text:a>
, reports Ukrinform.</text:p>
      <text:p text:style-name="P4">
“After the release of the island, Snakes managed to open for the passage of the vessels of the Girlobistre, which is already located in the waters of Ukraine. This made it possible to increase the omissive capacity of the Danube ports 3 times - up to 9 vessels per day. The effect for the state has made an approximately 10 million tons of cargo per year, and for economics - an additional $ 1.5 billion. Also, due to the opening of the mouth, a 30% rate of freight decreased, ”he said.</text:p>
      <text:p text:style-name="P4">
Kubrakov stressed that the ports of Izmail, Reni and Ust-Danube have the potential to increase the capacity of transfusion. The need for investment is at least $ 120 million.</text:p>
      <text:p text:style-name="P4">
<text:span text:style-name="T4">
 Read also: </text:span>
 <text:a xlink:type="simple" xlink:href="https://www.ukrinform.ua/rubric-economy/3701717-potreba-dunajskih-portiv-v-investiciah-sagae-120-miljoniv-kubrakov.html" text:style-name="Internet_20_link" text:visited-style-name="Visited_20_Internet_20_Link">
<text:span text:style-name="T4">
 Danube </text:span>
</text:a>
“The Danube ports reached a record 12 shipyards and 90 thousand tons per day. Cescents more than tens of millions of dollars a month in <text:a xlink:type="simple" xlink:href="https://www.ukrinform.ua/tag-ekonomika" text:style-name="Internet_20_link" text:visited-style-name="Visited_20_Internet_20_Link">
</text:a>
states. In March this rock the absolute monthly record of the freight - 2.8 million tons, the ray record - 93.8 thousand tons, ”the head of the Ministry of Recovery added.</text:p>
      <text:p text:style-name="P4">
It was reported that more than 16 million tons of cargo have flown through the ports of Izmail, Reni and Ust-Danube in 2022. This year, Ukraine plans to cultivate at least 20 million tons.</text:p>
      <text:p text:style-name="P4">
News Source: <text:a xlink:type="simple" xlink:href="https://www.ukrinform.ua/rubric-economy/3706458-ukraina-zarobila-dodatkovi-15-milarda-pisla-vidkritta-girla-bistre-dla-sudnoplavstva-kubrakov.html" text:style-name="Internet_20_link" text:visited-style-name="Visited_20_Internet_20_Link">
https://www.ukrinform.ua/rubric-economy/3706458-ukraina-zarobila-dodatkovi-15-milarda-pisla-vidkritta-girla-bistre-dla-sudnoplavstva-kubrakov.html</text:a>
</text:p>
      <!--NEWS-->
      <text:h text:style-name="P10" text:outline-level="1">
<text:span text:style-name="T4">
A new book about Ukrainian Sultan and the mystery of Ottoman rulers have been published in Ukraine</text:span>
</text:h>
      <text:p text:style-name="P4">
Authors: Ukrinform (Person)</text:p>
      <text:p text:style-name="P4">
Publisher: Укринформ (Organization)</text:p>
      <text:p text:style-name="P4">
Published Time: 2023-05-08T20:08:00+03:00</text:p>
      <text:p text:style-name="P4">
Modified Time: 2023-05-08T20:08:00+03:00</text:p>
      <text:p text:style-name="P4">
Description: After the novel -trilogy about Roksolana, and even earlier - about her countryman Hatige Turhan (hope from Podillya), Ukrainian writer Alexander Shutko wrote a detective historical novel about Sultan Shehsuvar (Maria). - Ukrinform.</text:p>
      <text:p text:style-name="P4">
Images: ["<text:a xlink:type="simple" xlink:href="https://static.ukrinform.com/photos/2023_05/thumb_files/630_360_1683565004-171.jpg" text:style-name="Internet_20_link" text:visited-style-name="Visited_20_Internet_20_Link">
630_360_16835...</text:a>
", "<text:a xlink:type="simple" xlink:href="https://static.ukrinform.com/photos/2023_05/1683565004-924.jpg" text:style-name="Internet_20_link" text:visited-style-name="Visited_20_Internet_20_Link">
1683565004-92...</text:a>
"]</text:p>
      <text:p text:style-name="P4">
Tags: ['Історія', 'Книги', 'Україна', 'Туреччина', 'Детектив']</text:p>
      <text:p text:style-name="P4">
Type: Article</text:p>
      <!--METADATA-->
      <text:p text:style-name="P4">
<draw:frame draw:style-name="fr1" draw:name="Image303" text:anchor-type="as-char" svg:width="6.9236in" svg:height="3.956343in" draw:z-index="0">
<draw:image xlink:href="../Images/yкринформ/2023-05-08T20-08-00-03-00/630_360_1683565004-171.jpg" xlink:type="simple" xlink:show="embed" xlink:actuate="onLoad" draw:mime-type="image/jpeg"/>
</draw:frame>
Post -roman -trilogy about Roxolana, and even earlier - about her countryman Hatige Turhan(Hope from Podillya), Ukrainian writer Alexander Shutko is written(Mary).</text:p>
      <text:p text:style-name="P4">
Про роман, головних героїв та процес його написання письменниця розповілаУкрінформу.</text:p>
      <text:p text:style-name="P4">
<draw:frame draw:style-name="fr1" draw:name="Image304" text:anchor-type="as-char" svg:width="6.9236in" svg:height="3.894525in" draw:z-index="0">
<draw:image xlink:href="../Images/yкринформ/2023-05-08T20-08-00-03-00/1683565004-924.jpg" xlink:type="simple" xlink:show="embed" xlink:actuate="onLoad" draw:mime-type="image/jpeg"/>
</draw:frame>
“This is the third sultan-Ukrainian who became the mother of Sultan Osman III(Directorate - 1754–1757). Він відомий тим, що найстаршим – у 55 років зійшов натрон. До цього півстоліття просидів зачиненим у покоях палацу Топкапи, якіотримали назву «золота клітка», - розповіла письменниця.</text:p>
      <text:p text:style-name="P4">
Правління Османа ІІІ було нетривалим (2 years, 10 months and 18 days)Tanasasatin cataclysms: incredibly frosty winters in Istanbul, during which even the Golden Horn Gulf; destructive fires that have destroyed a large part of private and public buildings; Earthquakes and a plague epidemic that has arranged hundreds of lives.</text:p>
      <text:p text:style-name="P4">
<text:span text:style-name="T4">
 Read also: </text:span>
 <text:a xlink:type="simple" xlink:href="https://www.ukrinform.ua/rubric-culture/3704158-ukrainska-agencia-bickerstaff734-vipustila-knigu-pro-vikradenna-rosianami-ditej.html" text:style-name="Internet_20_link" text:visited-style-name="Visited_20_Internet_20_Link">
<text:span text:style-name="T4">
 Book </text:span>
</text:a>
“But most of all, a series of suspicious deaths in the Topkap Palace was remembered, and society and janissaries were quality. It is about losses among Shehzade - Sinivhammed III from different mothers who were locked in the Cafe. Ore -mounted rumors about the poisoning of the throne by the order of the rule of the Sultan Osman III. He allegedly sought to eliminate the brothers to keep them in the throne and power, ”says the author of Roman.</text:p>
      <text:p text:style-name="P4">
According to her, Osman III he himself lived under the fear of becoming the next victim of the Kieper Killer, who wrecked in his palace, but who he was not knowing this mushroom. The answer to this question was found by the chief eunuch of Garem.</text:p>
      <text:p text:style-name="P4">
“This story seemed interesting to me and inspired to create a detective historical novel. Before writing it, I dreamed of looking for an inspiration for the adherently Istanbul hotel Pera Palace, in which Agatha Christie worked as a most known detective "Murder in the Eastern Express", but was not not enough because of the war. So I wrote my book in Kiev to the sounds of sirens and explosions, ”Alexander Shutko's impressions.</text:p>
      <text:p text:style-name="P4">
<text:span text:style-name="T4">
 Read also: </text:span>
 <text:a xlink:type="simple" xlink:href="https://www.ukrinform.ua/rubric-culture/3705915-v-ukraini-zapocatkuvali-proekt-kniga-na-front.html" text:style-name="Internet_20_link" text:visited-style-name="Visited_20_Internet_20_Link">
<text:span text:style-name="T4">
 Book </text:span>
</text:a>
In order to create a detective novel, the writer studied archival documents and intelligence of Turkish researchers.All this, according to Alexandra Shutko, allowed to recreate events from the life of Osmanii and his successor - Mustafa III, and to reveal the mystery of the strange deaths of the Zlugana Palace.</text:p>
      <text:p text:style-name="P4">
<text:span text:style-name="T4">
 Read also: </text:span>
 <text:a xlink:type="simple" xlink:href="https://www.ukrinform.ua/rubric-regions/3701270-u-zitomiri-prezentuvali-knigu-pro-gorodisa-mista-j-okolic.html" text:style-name="Internet_20_link" text:visited-style-name="Visited_20_Internet_20_Link">
<text:span text:style-name="T4">
 Book </text:span>
</text:a>
At the end of the detective historical novel, there is a list of processed sources and involved illustrations.</text:p>
      <text:p text:style-name="P4">
As reported by Ukrinform <text:a xlink:type="simple" xlink:href="https://www.ukrinform.ua/rubric-culture/3660531-v-ukraini-vijsla-ostanna-kniga-trilogii-pro-roksolanu.html" text:style-name="Internet_20_link" text:visited-style-name="Visited_20_Internet_20_Link">
</text:a>
Trustees this year in Ukraine <text:a xlink:type="simple" xlink:href="https://www.ukrinform.ua/rubric-culture/3660531-v-ukraini-vijsla-ostanna-kniga-trilogii-pro-roksolanu.html" text:style-name="Internet_20_link" text:visited-style-name="Visited_20_Internet_20_Link">
</text:a>
The historical trilogy about Roxolana "Roxolana. The Union with Sefevids, ”which is about the conclusion of 1555 of the Amassian peace treaty between the Ottoman Iran and the Sefevpest Iran after the 40 years of war.</text:p>
      <text:p text:style-name="P4">
<text:span text:style-name="T5">
Foto: Alexander Shutko</text:span>
</text:p>
      <text:p text:style-name="P4">
News Source: <text:a xlink:type="simple" xlink:href="https://www.ukrinform.ua/rubric-culture/3706460-v-ukraini-vijsla-nova-kniga-pro-ukrainkusultanu-j-taemnici-osmanskih-praviteliv.html" text:style-name="Internet_20_link" text:visited-style-name="Visited_20_Internet_20_Link">
https://www.ukrinform.ua/rubric-culture/3706460-v-ukraini-vijsla-nova-kniga-pro-ukrainkusultanu-j-taemnici-osmanskih-praviteliv.html</text:a>
</text:p>
      <!--NEWS-->
      <text:h text:style-name="P10" text:outline-level="1">
<text:span text:style-name="T4">
The European Commissar has condemned the missile attack on Odessa</text:span>
</text:h>
      <text:p text:style-name="P4">
Authors: Ukrinform (Person)</text:p>
      <text:p text:style-name="P4">
Publisher: Укринформ (Organization)</text:p>
      <text:p text:style-name="P4">
Published Time: 2023-05-08T20:14:00+03:00</text:p>
      <text:p text:style-name="P4">
Modified Time: 2023-05-08T20:14:00+03:00</text:p>
      <text:p text:style-name="P4">
Description: The European Humanitarian Aid Commissioner Jones Lenarchic condemned the Russian troops rocket attack on Odessa, which suffered the humanitarian composition of the Red Cross. - Ukrinform.</text:p>
      <text:p text:style-name="P4">
Images: ["<text:a xlink:type="simple" xlink:href="https://static.ukrinform.com/photos/2023_05/thumb_files/630_360_1683566031-127.jpg" text:style-name="Internet_20_link" text:visited-style-name="Visited_20_Internet_20_Link">
630_360_16835...</text:a>
"]</text:p>
      <text:p text:style-name="P4">
Tags: ['Обстріл', 'Одеса', 'Ракета', 'Війна з росією']</text:p>
      <text:p text:style-name="P4">
Type: Article</text:p>
      <!--METADATA-->
      <text:p text:style-name="P4">
<draw:frame draw:style-name="fr1" draw:name="Image305" text:anchor-type="as-char" svg:width="6.9236in" svg:height="3.956343in" draw:z-index="0">
<draw:image xlink:href="../Images/yкринформ/2023-05-08T20-14-00-03-00/630_360_1683566031-127.jpg" xlink:type="simple" xlink:show="embed" xlink:actuate="onLoad" draw:mime-type="image/jpeg"/>
</draw:frame>
The European Commissioner for Humanitarian Aid Jones Lenarchic Persistent attack on Russian troops on Odessa, which causes the victim of the Red Cross.</text:p>
      <text:p text:style-name="P4">
He wrote about it in <text:a xlink:type="simple" xlink:href="https://twitter.com/JanezLenarcic/status/1655612674728763392" text:style-name="Internet_20_link" text:visited-style-name="Visited_20_Internet_20_Link">
</text:a>
, reports Ukrinform.</text:p>
      <text:p text:style-name="P4">
"Today as a result of the Russian rocket strike on <text:a xlink:type="simple" xlink:href="https://www.ukrinform.ua/tag-odesa" text:style-name="Internet_20_link" text:visited-style-name="Visited_20_Internet_20_Link">
</text:a>
The humanitarian composition of the Red City was destroyed. The rescue assistance, intended for the most vulnerable sections, burned out. Attacks on humanitarian structures are a gross violation of international humanitarian law, "Lenarchich wrote.</text:p>
      <text:p text:style-name="Quotations">

<text:p text:style-name="P4">
Today a Russian Missile Attack on Odesa Destroyed a Red Cross Humanitarian&gt;
 Warehouse. &gt;
&gt;
 Life-Saving Aid That Was Meant for The MOST VULNABLE HAS NOW BURNT TO&gt;
 ASHES. &gt;
&gt;
 Attacks on Humanitarian Structures Are a Flagrant Violation of&gt;
 International Humanitarian Law. <text:a xlink:type="simple" xlink:href="https://twitter.com/hashtag/NotATarget" text:style-name="Internet_20_link" text:visited-style-name="Visited_20_Internet_20_Link">
&gt;
</text:a>
 <text:a xlink:type="simple" xlink:href="https://t.co/0WgW4EWHeY" text:style-name="Internet_20_link" text:visited-style-name="Visited_20_Internet_20_Link">
&gt;
 </text:a>
&gt;
&gt;
 - Janez Lenarčič(@JanezLenarcic) <text:a xlink:type="simple" xlink:href="https://twitter.com/JanezLenarcic/status/1655612674728763392" text:style-name="Internet_20_link" text:visited-style-name="Visited_20_Internet_20_Link">
&gt;
 </text:a>
As it was reported, in Odesa region as a result of rocket stroke on May 8 completely <text:a xlink:type="simple" xlink:href="https://www.ukrinform.ua/rubric-ato/3706316-udar-rf-znisiv-sklad-cervonogo-hresta-z-gumanitarnou-dopomogou-na-odesini.html" text:style-name="Internet_20_link" text:visited-style-name="Visited_20_Internet_20_Link">
</text:a>
from the Society of Chervonohrest of Ukraine.</text:p>

</text:p>
      <text:p text:style-name="P4">
<text:span text:style-name="T4">
 Read also: </text:span>
 <text:a xlink:type="simple" xlink:href="https://www.ukrinform.ua/rubric-ato/3704634-gumenuk-rozpovila-pro-nezvicnij-sposib-ataki-droniv-na-odesu.html" text:style-name="Internet_20_link" text:visited-style-name="Visited_20_Internet_20_Link">
<text:span text:style-name="T4">
 Odessa </text:span>
</text:a>
May 8 is celebrated World Cross Day and the Red Power Mother.</text:p>
      <text:p text:style-name="P4">
<text:span text:style-name="T5">
Foto: Marcin Obara/Pap</text:span>
</text:p>
      <text:p text:style-name="P4">
News Source: <text:a xlink:type="simple" xlink:href="https://www.ukrinform.ua/rubric-polytics/3706464-evrokomisar-zasudiv-raketnu-ataku-na-odesu.html" text:style-name="Internet_20_link" text:visited-style-name="Visited_20_Internet_20_Link">
https://www.ukrinform.ua/rubric-polytics/3706464-evrokomisar-zasudiv-raketnu-ataku-na-odesu.html</text:a>
</text:p>
      <!--NEWS-->
      <text:h text:style-name="P10" text:outline-level="1">
<text:span text:style-name="T4">
The court in Germany banned Russian flags on May 9 in Berlin</text:span>
</text:h>
      <text:p text:style-name="P4">
Authors: Ukrinform (Person)</text:p>
      <text:p text:style-name="P4">
Publisher: Укринформ (Organization)</text:p>
      <text:p text:style-name="P4">
Published Time: 2023-05-08T20:18:00+03:00</text:p>
      <text:p text:style-name="P4">
Modified Time: 2023-05-08T20:18:00+03:00</text:p>
      <text:p text:style-name="P4">
Description: The Supreme Administrative Court of the German Federal Lands Berlin and Brandenburg satisfied the complaint of Berlin police to cancel the ban on bringing Russian and Soviet flags to memorials in the German capital on May 9. - Ukrinform.</text:p>
      <text:p text:style-name="P4">
Images: ["<text:a xlink:type="simple" xlink:href="https://static.ukrinform.com/photos/2018_07/thumb_files/630_360_1532017869-1678.jpg" text:style-name="Internet_20_link" text:visited-style-name="Visited_20_Internet_20_Link">
630_360_15320...</text:a>
"]</text:p>
      <text:p text:style-name="P4">
Tags: ['Берлін', 'Прапор', 'Суд', '9 травня', 'росія']</text:p>
      <text:p text:style-name="P4">
Type: Article</text:p>
      <!--METADATA-->
      <text:p text:style-name="P4">
<draw:frame draw:style-name="fr1" draw:name="Image306" text:anchor-type="as-char" svg:width="6.9236in" svg:height="3.956343in" draw:z-index="0">
<draw:image xlink:href="../Images/yкринформ/2023-05-08T20-18-00-03-00/630_360_1532017869-1678.jpg" xlink:type="simple" xlink:show="embed" xlink:actuate="onLoad" draw:mime-type="image/jpeg"/>
</draw:frame>
The Higher Administrative Court of the German Federal Lands Berlin and Brandenburghghghghdivol the complaint of the Berlin police to abolish the ban on bringing Russian and Soviet flags to memorials in the German capital on May 9.</text:p>
      <text:p text:style-name="P4">
About it reports <text:a xlink:type="simple" xlink:href="https://www.dw.com/uk/visij-adminsud-zaboroniv-prapori-rf-9-travna-u-berlini/a-65554991" text:style-name="Internet_20_link" text:visited-style-name="Visited_20_Internet_20_Link">
</text:a>
, reports Ukrinform.</text:p>
      <text:p text:style-name="P4">
"In the current context, this can be interpreted as an expression of sympathy. A clearly focused strengthening of Russian aviations in Ukraine and its civilian population today contributes to further exacerbation(https://www.ukrinform.ua/tag-vijna)in Ukraine, ”the court statement reads.</text:p>
      <text:p text:style-name="P4">
This decision is final and is not subject to appeal.</text:p>
      <text:p text:style-name="P4">
<text:span text:style-name="T4">
 Read also: </text:span>
 <text:a xlink:type="simple" xlink:href="https://www.ukrinform.ua/rubric-world/3706040-demonstracia-georgiivskoi-stricki-e-kriminalnim-zlocinom-vitsche-berlin.html" text:style-name="Internet_20_link" text:visited-style-name="Visited_20_Internet_20_Link">
</text:a>
Berlin police announced <text:a xlink:type="simple" xlink:href="https://www.ukrinform.ua/rubric-world/3705242-na-memorialah-u-berlini-zaboronili-ukrainski-ta-rosijski-prapori-na-travnevi-svata.html" text:style-name="Internet_20_link" text:visited-style-name="Visited_20_Internet_20_Link">
</text:a>
Near the largest memorials to the fallen Soviet soldiers, motivating this desire to ensure order.</text:p>
      <text:p text:style-name="P4">
However, the same day <text:a xlink:type="simple" xlink:href="https://www.ukrinform.ua/rubric-world/3705448-aktivisti-u-berlini-domoglisa-skasuvanna-zaboroni-na-ukrainski-prapori-8-ta-9-travna.html" text:style-name="Internet_20_link" text:visited-style-name="Visited_20_Internet_20_Link">
</text:a>
.</text:p>
      <text:p text:style-name="P4">
<text:span text:style-name="T4">
 Read also: </text:span>
 <text:a xlink:type="simple" xlink:href="https://www.ukrinform.ua/rubric-world/3706296-posol-ukraini-u-berlini-vsanuvav-pamat-zagiblih-u-drugij-svitovij-vijni.html" text:style-name="Internet_20_link" text:visited-style-name="Visited_20_Internet_20_Link">
</text:a>
On May 6, Berlin court suspended the ban on the use of Russian Taradian flags and St. George's tape during May 8-9.</text:p>
      <text:p text:style-name="P4">
News Source: <text:a xlink:type="simple" xlink:href="https://www.ukrinform.ua/rubric-world/3706467-sud-u-nimeccini-zaboroniv-rosijski-prapori-9-travna-u-berlini.html" text:style-name="Internet_20_link" text:visited-style-name="Visited_20_Internet_20_Link">
https://www.ukrinform.ua/rubric-world/3706467-sud-u-nimeccini-zaboroniv-rosijski-prapori-9-travna-u-berlini.html</text:a>
</text:p>
      <!--NEWS-->
      <text:h text:style-name="P10" text:outline-level="1">
<text:span text:style-name="T4">
The head of Transcarpathian Ova spent the day on a wheelchair to investigate Uzhgorod infrastructure</text:span>
</text:h>
      <text:p text:style-name="P4">
Authors: Ukrinform (Person)</text:p>
      <text:p text:style-name="P4">
Publisher: Укринформ (Organization)</text:p>
      <text:p text:style-name="P4">
Published Time: 2023-05-08T20:20:00+03:00</text:p>
      <text:p text:style-name="P4">
Modified Time: 2023-05-08T20:20:00+03:00</text:p>
      <text:p text:style-name="P4">
Description: The head of the Transcarpathian Ova spent the day on a wheelchair to investigate Uzhgorod infrastructure for access to people with disabilities. - Ukrinform.</text:p>
      <text:p text:style-name="P4">
Images: ["<text:a xlink:type="simple" xlink:href="https://static.ukrinform.com/photos/2023_05/thumb_files/630_360_1683566447-477.jpg" text:style-name="Internet_20_link" text:visited-style-name="Visited_20_Internet_20_Link">
630_360_16835...</text:a>
"]</text:p>
      <text:p text:style-name="P4">
Tags: ['Інвалідність', 'Ужгород', 'Інклюзивні програми', 'Безбар’єрність']</text:p>
      <text:p text:style-name="P4">
Type: Article</text:p>
      <!--METADATA-->
      <text:p text:style-name="P4">
<draw:frame draw:style-name="fr1" draw:name="Image307" text:anchor-type="as-char" svg:width="6.9236in" svg:height="3.956343in" draw:z-index="0">
<draw:image xlink:href="../Images/yкринформ/2023-05-08T20-20-00-03-00/630_360_1683566447-477.jpg" xlink:type="simple" xlink:show="embed" xlink:actuate="onLoad" draw:mime-type="image/jpeg"/>
</draw:frame>
Head of the Ava Ova spent the day on a wheelchair to investigate Uzhgorod infrastructure for access to people with disabilities.</text:p>
      <text:p text:style-name="P4">
This was reported in <text:a xlink:type="simple" xlink:href="https://www.facebook.com/permalink.php" text:style-name="Internet_20_link" text:visited-style-name="Visited_20_Internet_20_Link">
</text:a>
The head of the Transcarpathian Ova Victor Nikita, reports Ukrinform.</text:p>
      <text:p text:style-name="P4">
"Today, along with the hope of the Deolog(athlete, champion of Ukraine, Europe and world for fencing on carts - ed.)He decided to temporarily move to the wheelchair and personally feel what barriers are for people with disabilities that they overcome every day. " - wrote Nikita.</text:p>
      <text:p text:style-name="P4">
The photo published by Nikita shows that officials of Uzhgorod were investigated by officials by the custom of the city - mainly its center and square.</text:p>
      <text:p text:style-name="P4">
"Recently, Ukraine, along with the world community, celebrated the International Drops for Rights <text:a xlink:type="simple" xlink:href="https://www.ukrinform.ua/tag-invalidnist" text:style-name="Internet_20_link" text:visited-style-name="Visited_20_Internet_20_Link">
</text:a>
. This day is concerned about the problems related to the protection of people's rights. But should persons with disabilities fight for being a norm in any civilized society? And are there a colorless community? ”Nikita emphasized.</text:p>
      <text:p text:style-name="P4">
<text:span text:style-name="T4">
 Read also: </text:span>
 <text:a xlink:type="simple" xlink:href="https://www.ukrinform.ua/rubric-society/3705006-lubinec-zaklikav-do-zmini-paradigmi-u-stavlenni-do-ludej-z-invalidnistu.html" text:style-name="Internet_20_link" text:visited-style-name="Visited_20_Internet_20_Link">
<text:span text:style-name="T4">
 disabled </text:span>
</text:a>
As reported in Transcarpathian Ova, Transcarpathia supports the national strategy to create a barrier-free space in Ukraine for the period up to 2030- a corresponding declaration within the Conference "Barriern Ukraine" signature Victor Nikita.</text:p>
      <text:p text:style-name="P4">
According to him, the development of an accessible environment is in focus of attention, because there is about the rules of civilized developed society.</text:p>
      <text:p text:style-name="P4">
<text:span text:style-name="T5">
Foto: Victor Nikita / Facebook</text:span>
</text:p>
      <text:p text:style-name="P4">
News Source: <text:a xlink:type="simple" xlink:href="https://www.ukrinform.ua/rubric-regions/3706468-golova-zakarpatskoi-ova-proviv-den-na-invalidnomu-vizku-sob-dosliditi-infrastrukturu-uzgoroda.html" text:style-name="Internet_20_link" text:visited-style-name="Visited_20_Internet_20_Link">
https://www.ukrinform.ua/rubric-regions/3706468-golova-zakarpatskoi-ova-proviv-den-na-invalidnomu-vizku-sob-dosliditi-infrastrukturu-uzgoroda.html</text:a>
</text:p>
      <!--NEWS-->
      <text:h text:style-name="P10" text:outline-level="1">
<text:span text:style-name="T4">
The Ukrainian will pass nearly 7,000 kilometers through three continents - will raise money for veterans</text:span>
</text:h>
      <text:p text:style-name="P4">
Authors: Ukrinform (Person)</text:p>
      <text:p text:style-name="P4">
Publisher: Укринформ (Organization)</text:p>
      <text:p text:style-name="P4">
Published Time: 2023-05-08T20:22:00+03:00</text:p>
      <text:p text:style-name="P4">
Modified Time: 2023-05-08T20:22:00+03:00</text:p>
      <text:p text:style-name="P4">
Description: British-Ukrainian entrepreneur Pavel Tanasyuk intends to take a bicycle nearly 7,000 kilometers through three continents to raise funds to support Ukrainian veterans. - Ukrinform.</text:p>
      <text:p text:style-name="P4">
Images: ["<text:a xlink:type="simple" xlink:href="https://static.ukrinform.com/photos/2023_05/thumb_files/630_360_1683559596-758.jpg" text:style-name="Internet_20_link" text:visited-style-name="Visited_20_Internet_20_Link">
630_360_16835...</text:a>
", "<text:a xlink:type="simple" xlink:href="https://static.ukrinform.com/photos/2021_08/1630330165-880.jpg" text:style-name="Internet_20_link" text:visited-style-name="Visited_20_Internet_20_Link">
1630330165-88...</text:a>
"]</text:p>
      <text:p text:style-name="P4">
Tags: ['Бізнес', 'США', 'Україна', 'Велосипед', 'Ветерани війни', 'Подорож']</text:p>
      <text:p text:style-name="P4">
Type: Article</text:p>
      <!--METADATA-->
      <text:p text:style-name="P4">
<draw:frame draw:style-name="fr1" draw:name="Image308" text:anchor-type="as-char" svg:width="6.9236in" svg:height="3.956343in" draw:z-index="0">
<draw:image xlink:href="../Images/yкринформ/2023-05-08T20-22-00-03-00/630_360_1683559596-758.jpg" xlink:type="simple" xlink:show="embed" xlink:actuate="onLoad" draw:mime-type="image/jpeg"/>
</draw:frame>
The British-Ukrainian entrepreneur Pavel Tanasiuk intends to drive nearly 7,000 kilometers through three continents to raise the funds of drinking Ukrainian veterans.</text:p>
      <text:p text:style-name="P4">
Ukrinform was reported in Tanasyuk's press service.</text:p>
      <text:p text:style-name="P4">
<draw:frame draw:style-name="fr1" draw:name="Image309" text:anchor-type="as-char" svg:width="6.9236in" svg:height="4.442643in" draw:z-index="0">
<draw:image xlink:href="../Images/yкринформ/2023-05-08T20-22-00-03-00/1630330165-880.jpg" xlink:type="simple" xlink:show="embed" xlink:actuate="onLoad" draw:mime-type="image/jpeg"/>
</draw:frame>
As noted in the report, the British-Ukrainian entrepreneur of the Spacebit Spacebit company is preparing to go to an independent travel <text:a xlink:type="simple" xlink:href="https://www.ukrinform.ua/tag-velosiped" text:style-name="Internet_20_link" text:visited-style-name="Visited_20_Internet_20_Link">
</text:a>
. The Ride Forvictory travel route will be 6,993 km long, which corresponds to the distance at which the Ukrainian border from Russian aggressors is currently continuing. The route will include 5,000km in the US, 1 500 km in Japan and 493 km in Europe. The first stage of the trip will develop in the United States at the end of May 2023.</text:p>
      <text:p text:style-name="P4">
"Every kilometer of this journey will be devoted to the veneration of stability, determination of the melting spirit of the Ukrainian people. And all the funds raised within the framework of the project for Victory will go to support those who served their country - in particular, to provide prostheses and psychological support to veterans," Tanasiuk said.</text:p>
      <text:p text:style-name="P4">
<text:span text:style-name="T4">
 Read also: </text:span>
 <text:a xlink:type="simple" xlink:href="https://www.ukrinform.ua/rubric-society/3692964-na-stancii-akademik-vernadskij-vidbulasa-rotacia-ekspedicij.html" text:style-name="Internet_20_link" text:visited-style-name="Visited_20_Internet_20_Link">
</text:a>
The bicycle of the entrepreneur will be decorated with the colors of the flag of Ukraine - a flag that will soon leave for a month within the framework of a space mission of landing, which will participate in Spacebit.</text:p>
      <text:p text:style-name="P4">
Tanasiuk reportedly presented his plans at the Heroesupport Heroes Charity event, which was held in Washington recently, the district of Columbia, and included a Ukrainian delegation, which included the Minister of Veterans of Ukraine Tavator Director of the Vetrans Fund of Ukraine.</text:p>
      <text:p text:style-name="P4">
It was reported that the British company Spacebit has developed a moon, which is prepared in 2023 to send to a month to explore its surface.</text:p>
      <text:p text:style-name="P4">
<text:span text:style-name="T4">
 Read also: </text:span>
 <text:a xlink:type="simple" xlink:href="https://www.ukrinform.ua/rubric-society/3689534-do-105ricca-ukrinformu-na-versini-etni-rozgornuli-prapor-agentstva.html" text:style-name="Internet_20_link" text:visited-style-name="Visited_20_Internet_20_Link">
</text:a>
According to <text:a xlink:type="simple" xlink:href="https://suspilne.media/467090-britanska-kompania-aku-zasnuvav-zitomiranin-gotue-kosmicnu-misiu-na-misac/" text:style-name="Internet_20_link" text:visited-style-name="Visited_20_Internet_20_Link">
 </text:a>
, the mission was scheduled for May, but due to the failure of colleagues from Japan, there are now generous inspections and testing. Before that, the mission was transferred several times.</text:p>
      <text:p text:style-name="P4">
News Source: <text:a xlink:type="simple" xlink:href="https://www.ukrinform.ua/rubric-society/3706470-ukrainec-proide-majze-7-000-kilometriv-cerez-tri-kontinenti-zbiratime-grosi-dla-veteraniv.html" text:style-name="Internet_20_link" text:visited-style-name="Visited_20_Internet_20_Link">
https://www.ukrinform.ua/rubric-society/3706470-ukrainec-proide-majze-7-000-kilometriv-cerez-tri-kontinenti-zbiratime-grosi-dla-veteraniv.html</text:a>
</text:p>
      <!--NEWS-->
      <text:h text:style-name="P10" text:outline-level="1">
<text:span text:style-name="T4">
Ukraine has to get a specific NATO entry plan - the Foreign Minister of Estonia</text:span>
</text:h>
      <text:p text:style-name="P4">
Authors: Ukrinform (Person)</text:p>
      <text:p text:style-name="P4">
Publisher: Укринформ (Organization)</text:p>
      <text:p text:style-name="P4">
Published Time: 2023-05-08T20:31:07+03:00</text:p>
      <text:p text:style-name="P4">
Modified Time: 2023-05-08T20:31:07+03:00</text:p>
      <text:p text:style-name="P4">
Description: Estonian Foreign Minister Margus Tsakhkna believes that NATO member states must identify specific steps in order for Ukraine to join the Alliance. - Ukrinform.</text:p>
      <text:p text:style-name="P4">
Images: ["<text:a xlink:type="simple" xlink:href="https://static.ukrinform.com/photos/2017_04/thumb_files/630_360_1493306555-1762.jpg" text:style-name="Internet_20_link" text:visited-style-name="Visited_20_Internet_20_Link">
630_360_14933...</text:a>
"]</text:p>
      <text:p text:style-name="P4">
Tags: ['Естонія', 'НАТО']</text:p>
      <text:p text:style-name="P4">
Type: Article</text:p>
      <!--METADATA-->
      <text:p text:style-name="P4">
<draw:frame draw:style-name="fr1" draw:name="Image310" text:anchor-type="as-char" svg:width="6.9236in" svg:height="3.956343in" draw:z-index="0">
<draw:image xlink:href="../Images/yкринформ/2023-05-08T20-31-07-03-00/630_360_1493306555-1762.jpg" xlink:type="simple" xlink:show="embed" xlink:actuate="onLoad" draw:mime-type="image/jpeg"/>
</draw:frame>
Estonia Minister of Law, Margus Tsakhkna believes that NATO member states must have specific steps to join Ukraine.</text:p>
      <text:p text:style-name="P4">
He stated this in an interview <text:a xlink:type="simple" xlink:href="https://www.bloomberg.com/news/articles/2023-05-08/ukraine-should-get-concrete-path-to-join-nato-estonia-says" text:style-name="Internet_20_link" text:visited-style-name="Visited_20_Internet_20_Link">
</text:a>
, reports Ukrinform.</text:p>
      <text:p text:style-name="P4">
"It is not enough to simply repeat the position that Ukraine is welcome in NATO.We have to move forward to give a strong signal about further steps of Ukraine when the leaders will gather in Vilnius this year(to NATO Summit.)", - said Tsakhkna.</text:p>
      <text:p text:style-name="P4">
At a meeting with NATO Secretary General Stoltenberg on Friday, he stated that metastia - to give Ukraine a clear "road card" on NATO membership in the NATO Summit and confirm the Alliance's open door policy.</text:p>
      <text:p text:style-name="P4">
<text:span text:style-name="T4">
 Read also: </text:span>
 <text:a xlink:type="simple" xlink:href="https://www.ukrinform.ua/rubric-polytics/3706267-formuetsa-koalicia-krain-dla-pidtrimki-evroatlanticnoi-integracii-ukraini-kornienko.html" text:style-name="Internet_20_link" text:visited-style-name="Visited_20_Internet_20_Link">
</text:a>
"The most clear and only opportunity to give a real security guarantee for Ukraine is a NATO membership," said the Foreign Minister of Estonia.</text:p>
      <text:p text:style-name="P4">
NATO will be held in Vilnius on July 11-12, 2023.</text:p>
      <text:p text:style-name="P4">
President Volodymyr Zelenskyy stated that Ukraine is preparing for the summit <text:a xlink:type="simple" xlink:href="https://www.ukrinform.ua/tag-nato" text:style-name="Internet_20_link" text:visited-style-name="Visited_20_Internet_20_Link">
</text:a>
 у Вільнюсі та очікує на політичнезапрошення до Альянсу.</text:p>
      <text:p text:style-name="P4">
<text:span text:style-name="T4">
Читайте також:</text:span>
 <text:a xlink:type="simple" xlink:href="https://www.ukrinform.ua/rubric-polytics/3702189-estonia-z-pocatku-vijni-nadala-ukraini-dopomogi-na-bils-ak-100-miljoniv.html" text:style-name="Internet_20_link" text:visited-style-name="Visited_20_Internet_20_Link">
 <text:span text:style-name="T4">
Естонія</text:span>
 </text:a>
He also emphasized that Ukraine should receive effective security guarantees for NATO.</text:p>
      <text:p text:style-name="P4">
Foreign Minister Dmytro Kuleba believes that NATO has to approve political decision, which will either determine the schedule of Ukraine's accession directly at the reconciliation summit or oblige it by the end of 2023.</text:p>
      <text:p text:style-name="P4">
<text:span text:style-name="T5">
Foto: err.ee</text:span>
</text:p>
      <text:p text:style-name="P4">
News Source: <text:a xlink:type="simple" xlink:href="https://www.ukrinform.ua/rubric-polytics/3706473-ukraina-mae-otrimati-konkretnij-plan-vstupu-do-nato-glava-mzs-estonii.html" text:style-name="Internet_20_link" text:visited-style-name="Visited_20_Internet_20_Link">
https://www.ukrinform.ua/rubric-polytics/3706473-ukraina-mae-otrimati-konkretnij-plan-vstupu-do-nato-glava-mzs-estonii.html</text:a>
</text:p>
      <!--NEWS-->
      <text:h text:style-name="P10" text:outline-level="1">
<text:span text:style-name="T4">
Marchenko failed to break into the "Fundamentals" of the ATP Tournament of the Challenger Series in Austria</text:span>
</text:h>
      <text:p text:style-name="P4">
Authors: Ukrinform (Person)</text:p>
      <text:p text:style-name="P4">
Publisher: Укринформ (Organization)</text:p>
      <text:p text:style-name="P4">
Published Time: 2023-05-08T20:31:10+03:00</text:p>
      <text:p text:style-name="P4">
Modified Time: 2023-05-08T20:31:10+03:00</text:p>
      <text:p text:style-name="P4">
Description: Ukrainian Ilya Marchenko completed a performance in the qualifying round of the Tournament of Tennisists of Professionals (APP) of the Challenger Series - Danube Upper Austria Open Powed BY SKE - in Mauthausen (Austria) with a prize of € 118 thousand.</text:p>
      <text:p text:style-name="P4">
Images: ["<text:a xlink:type="simple" xlink:href="https://static.ukrinform.com/photos/2023_05/thumb_files/630_360_1683565828-769.jpg" text:style-name="Internet_20_link" text:visited-style-name="Visited_20_Internet_20_Link">
630_360_16835...</text:a>
"]</text:p>
      <text:p text:style-name="P4">
Tags: ['Теніс', 'Марченко']</text:p>
      <text:p text:style-name="P4">
Type: Article</text:p>
      <!--METADATA-->
      <text:p text:style-name="P4">
<draw:frame draw:style-name="fr1" draw:name="Image311" text:anchor-type="as-char" svg:width="6.9236in" svg:height="3.956343in" draw:z-index="0">
<draw:image xlink:href="../Images/yкринформ/2023-05-08T20-31-10-03-00/630_360_1683565828-769.jpg" xlink:type="simple" xlink:show="embed" xlink:actuate="onLoad" draw:mime-type="image/jpeg"/>
</draw:frame>
Ukrainian Marchenko completed the performance in the qualifying round of the tournament of tennis players of professionals ahead of schedule(ATP) серії Challenger - Danube UpperAustria Open powered by SKE - у Маутгаузені (Austria)with a prize fund € 118 thousand.</text:p>
      <text:p text:style-name="P4">
In the finale of the qualification of the 6th "sowing" issue Marchenko at the expense of 5: 7, 2: 4 showed because of the injury to finish the match with the 7th number of Germany Gersh, Ukrinform reports.</text:p>
      <text:p text:style-name="P4">
Tennis players spent more than one and a half hours.</text:p>
      <text:p text:style-name="P4">
<text:span text:style-name="T4">
 Read also: </text:span>
 <text:a xlink:type="simple" xlink:href="https://www.ukrinform.ua/rubric-sports/3706261-krutih-i-marcenko-polipsili-pozicii-u-svitovomu-tenisnomu-rejtingu.html" text:style-name="Internet_20_link" text:visited-style-name="Visited_20_Internet_20_Link">
<text:span text:style-name="T4">
 tennis </text:span>
</text:a>
The Mauthausen tournament will last until May 14.</text:p>
      <text:p text:style-name="P4">
Photo: btu.org.ua.</text:p>
      <text:p text:style-name="P4">
News Source: <text:a xlink:type="simple" xlink:href="https://www.ukrinform.ua/rubric-sports/3706474-marcenku-ne-vdalosa-probitisa-do-osnovi-turniru-atp-serii-challenger-v-avstrii.html" text:style-name="Internet_20_link" text:visited-style-name="Visited_20_Internet_20_Link">
https://www.ukrinform.ua/rubric-sports/3706474-marcenku-ne-vdalosa-probitisa-do-osnovi-turniru-atp-serii-challenger-v-avstrii.html</text:a>
</text:p>
      <!--NEWS-->
      <text:h text:style-name="P10" text:outline-level="1">
<text:span text:style-name="T4">
Turkey began to supply gas to Europe and to the Balkans</text:span>
</text:h>
      <text:p text:style-name="P4">
Authors: Ukrinform (Person)</text:p>
      <text:p text:style-name="P4">
Publisher: Укринформ (Organization)</text:p>
      <text:p text:style-name="P4">
Published Time: 2023-05-08T20:34:00+03:00</text:p>
      <text:p text:style-name="P4">
Modified Time: 2023-05-08T20:34:00+03:00</text:p>
      <text:p text:style-name="P4">
Description: Turkey already supplies gas to Europe, including countries in Eastern, Southeastern Europe and Balkans. - Ukrinform.</text:p>
      <text:p text:style-name="P4">
Images: ["<text:a xlink:type="simple" xlink:href="https://static.ukrinform.com/photos/2023_05/thumb_files/630_360_1683567177-809.jpg" text:style-name="Internet_20_link" text:visited-style-name="Visited_20_Internet_20_Link">
630_360_16835...</text:a>
"]</text:p>
      <text:p text:style-name="P4">
Tags: ['Європа', 'Газ', 'Туреччина', 'Балкани']</text:p>
      <text:p text:style-name="P4">
Type: Article</text:p>
      <!--METADATA-->
      <text:p text:style-name="P4">
<draw:frame draw:style-name="fr1" draw:name="Image312" text:anchor-type="as-char" svg:width="6.9236in" svg:height="3.956343in" draw:z-index="0">
<draw:image xlink:href="../Images/yкринформ/2023-05-08T20-34-00-03-00/630_360_1683567177-809.jpg" xlink:type="simple" xlink:show="embed" xlink:actuate="onLoad" draw:mime-type="image/jpeg"/>
</draw:frame>
Turkey supplies gas to Europe, including countries in Eastern, Southeastern Europe Tabancan.</text:p>
      <text:p text:style-name="P4">
Turkish Minister Mevlut Chavushaglu has informed about it, Ukrinform reports with reference to <text:a xlink:type="simple" xlink:href="https://www.trthaber.com/haber/gundem/bakan-cavusoglu-avrupaya-gaz-tedarigine-basladik-765670.html" text:style-name="Internet_20_link" text:visited-style-name="Visited_20_Internet_20_Link">
</text:a>
.</text:p>
      <text:p text:style-name="P4">
“Now we have started to supply <text:a xlink:type="simple" xlink:href="https://www.ukrinform.ua/tag-gaz" text:style-name="Internet_20_link" text:visited-style-name="Visited_20_Internet_20_Link">
</text:a>
to Europe, especially in Eastern, Southeastern Europe and Balkans. We double the power of the Tanap pipeline from Azerbaijan from 16 billion to 32 billion cubic meters. It will take 5-6 years. We have 5 PPG terminals. We have signed contracts with America and Oman, ”the minister said.</text:p>
      <text:p text:style-name="P4">
According to him, Turkey has set up the delivery of PPG tankers from Algeria, nigerite of 15 different countries.</text:p>
      <text:p text:style-name="P4">
“Turning it into gas at terminals, trade began and exports it. We connected some of the natural gas to the system. We are not enough for us, the alem has already become an important country in gas trade, ”Chavushoglu said.</text:p>
      <text:p text:style-name="P4">
The Minister also noted that Turkey in the gas supply is understood by the value of Azerbaijan and other Central Asia countries.</text:p>
      <text:p text:style-name="P4">
“There is already a route on Iran. The central corridor from east to the west is vital for trade between Asia and Europe, ”the minister said.</text:p>
      <text:p text:style-name="P4">
<text:span text:style-name="T4">
 Read also: </text:span>
 <text:a xlink:type="simple" xlink:href="https://www.ukrinform.ua/rubric-economy/3700692-evropejski-kraini-zbilsat-import-gazu-z-azerbajdzanu.html" text:style-name="Internet_20_link" text:visited-style-name="Visited_20_Internet_20_Link">
<text:span text:style-name="T4">
 gas </text:span>
</text:a>
According to him, Turkey is gaining weight in the issue of gas transportation and has to take advantage of these opportunities in the future.</text:p>
      <text:p text:style-name="P4">
As reported <text:a xlink:type="simple" xlink:href="https://www.ukrinform.ua/rubric-economy/3695093-tureccina-pocala-postacati-prirodnij-gaz-u-bolgariu.html" text:style-name="Internet_20_link" text:visited-style-name="Visited_20_Internet_20_Link">
</text:a>
In April Turkey began to supply natural gas to Bulgaria.</text:p>
      <text:p text:style-name="P4">
News Source: <text:a xlink:type="simple" xlink:href="https://www.ukrinform.ua/rubric-economy/3706477-tureccina-pocala-postacati-gaz-do-evropi-ta-na-balkani.html" text:style-name="Internet_20_link" text:visited-style-name="Visited_20_Internet_20_Link">
https://www.ukrinform.ua/rubric-economy/3706477-tureccina-pocala-postacati-gaz-do-evropi-ta-na-balkani.html</text:a>
</text:p>
      <!--NEWS-->
      <text:h text:style-name="P10" text:outline-level="1">
<text:span text:style-name="T4">
In the highlands of Turkey, snow drifts reach 5 meters</text:span>
</text:h>
      <text:p text:style-name="P4">
Authors: Ukrinform (Person)</text:p>
      <text:p text:style-name="P4">
Publisher: Укринформ (Organization)</text:p>
      <text:p text:style-name="P4">
Published Time: 2023-05-08T20:38:38+03:00</text:p>
      <text:p text:style-name="P4">
Modified Time: 2023-05-08T20:38:38+03:00</text:p>
      <text:p text:style-name="P4">
Description: In some provinces in the east of Turkey, there is still snow, the thickness of the cover is measured by meters - Ukrinform.</text:p>
      <text:p text:style-name="P4">
Images: ["<text:a xlink:type="simple" xlink:href="https://static.ukrinform.com/photos/2023_05/thumb_files/630_360_1683567376-729.jpg" text:style-name="Internet_20_link" text:visited-style-name="Visited_20_Internet_20_Link">
630_360_16835...</text:a>
", "<text:a xlink:type="simple" xlink:href="https://static.ukrinform.com/photos/2023_05/1683567356-688.jpg" text:style-name="Internet_20_link" text:visited-style-name="Visited_20_Internet_20_Link">
1683567356-68...</text:a>
", "<text:a xlink:type="simple" xlink:href="https://static.ukrinform.com/photos/2023_05/1683567356-490.jpg" text:style-name="Internet_20_link" text:visited-style-name="Visited_20_Internet_20_Link">
1683567356-49...</text:a>
"]</text:p>
      <text:p text:style-name="P4">
Tags: ['Сніг', 'Туреччина', 'Гори']</text:p>
      <text:p text:style-name="P4">
Type: Article</text:p>
      <!--METADATA-->
      <text:p text:style-name="P4">
<draw:frame draw:style-name="fr1" draw:name="Image313" text:anchor-type="as-char" svg:width="6.9236in" svg:height="3.956343in" draw:z-index="0">
<draw:image xlink:href="../Images/yкринформ/2023-05-08T20-38-38-03-00/630_360_1683567376-729.jpg" xlink:type="simple" xlink:show="embed" xlink:actuate="onLoad" draw:mime-type="image/jpeg"/>
</draw:frame>
In some provinces in the east of Turkey, there is still snow, the thickness of the cover is measured by meters</text:p>
      <text:p text:style-name="P4">
About it reports <text:a xlink:type="simple" xlink:href="https://www.trthaber.com/haber/turkiye/sirnakta-mayis-ayinda-5-metre-kar-765612.html" text:style-name="Internet_20_link" text:visited-style-name="Visited_20_Internet_20_Link">
</text:a>
, Ukrinform correspondent reports.</text:p>
      <text:p text:style-name="P4">
In particular, in the Baitushabap area of the province of Shirnak, the height of snow snowdrivers is 5 meters. In the village of Eshilosis on the Plateau Farshin is cleared from <text:a xlink:type="simple" xlink:href="https://www.ukrinform.ua/tag-snig" text:style-name="Internet_20_link" text:visited-style-name="Visited_20_Internet_20_Link">
</text:a>
Roads to renew movement.</text:p>
      <text:p text:style-name="P4">
<draw:frame draw:style-name="fr1" draw:name="Image314" text:anchor-type="as-char" svg:width="6.9236in" svg:height="3.898548in" draw:z-index="0">
<draw:image xlink:href="../Images/yкринформ/2023-05-08T20-38-38-03-00/1683567356-688.jpg" xlink:type="simple" xlink:show="embed" xlink:actuate="onLoad" draw:mime-type="image/jpeg"/>
</draw:frame>
In the area of Mount Kato, at an altitude of 3 thousand meters, the roads are cleared by bulldozers. The local authorities are effortless to unlock roads in the regions where there is nonsense.</text:p>
      <text:p text:style-name="P4">
<text:span text:style-name="T4">
 Read also: </text:span>
 <text:a xlink:type="simple" xlink:href="https://www.ukrinform.ua/rubric-regions/3706325-v-ukraini-zavtra-do-17-ale-podekudi-nicni-zamorozki.html" text:style-name="Internet_20_link" text:visited-style-name="Visited_20_Internet_20_Link">
<text:span text:style-name="T4">
 frost </text:span>
</text:a>
The works have not stopped for a day.</text:p>
      <text:p text:style-name="P4">
<draw:frame draw:style-name="fr1" draw:name="Image315" text:anchor-type="as-char" svg:width="6.9236in" svg:height="3.898548in" draw:z-index="0">
<draw:image xlink:href="../Images/yкринформ/2023-05-08T20-38-38-03-00/1683567356-490.jpg" xlink:type="simple" xlink:show="embed" xlink:actuate="onLoad" draw:mime-type="image/jpeg"/>
</draw:frame>
As reported by Ukrinform, in Turkish Antalya in December <text:a xlink:type="simple" xlink:href="https://www.ukrinform.ua/rubric-world/3648456-u-tureckij-antalii-zafiksuvali-novij-temperaturnij-rekord.html" text:style-name="Internet_20_link" text:visited-style-name="Visited_20_Internet_20_Link">
</text:a>
S</text:p>
      <text:p text:style-name="P4">
<text:span text:style-name="T5">
Foto: Trthaber.com</text:span>
</text:p>
      <text:p text:style-name="P4">
News Source: <text:a xlink:type="simple" xlink:href="https://www.ukrinform.ua/rubric-world/3706478-u-visokogirnih-rajonah-tureccini-snigovi-zameti-sagaut-5-metriv.html" text:style-name="Internet_20_link" text:visited-style-name="Visited_20_Internet_20_Link">
https://www.ukrinform.ua/rubric-world/3706478-u-visokogirnih-rajonah-tureccini-snigovi-zameti-sagaut-5-metriv.html</text:a>
</text:p>
      <!--NEWS-->
      <text:h text:style-name="P10" text:outline-level="1">
<text:span text:style-name="T4">
Russia will get a chance to change only in case of defeat - Podolyak</text:span>
</text:h>
      <text:p text:style-name="P4">
Authors: Ukrinform (Person)</text:p>
      <text:p text:style-name="P4">
Publisher: Укринформ (Organization)</text:p>
      <text:p text:style-name="P4">
Published Time: 2023-05-08T20:42:00+03:00</text:p>
      <text:p text:style-name="P4">
Modified Time: 2023-05-08T20:42:00+03:00</text:p>
      <text:p text:style-name="P4">
Description: Russia will be able to get a chance for transformation only in the event of a war -resolved war against Ukraine, but there will still be no democracy there. - Ukrinform.</text:p>
      <text:p text:style-name="P4">
Images: ["<text:a xlink:type="simple" xlink:href="https://static.ukrinform.com/photos/2022_03/thumb_files/630_360_1647521740-917.jpeg" text:style-name="Internet_20_link" text:visited-style-name="Visited_20_Internet_20_Link">
630_360_16475...</text:a>
"]</text:p>
      <text:p text:style-name="P4">
Tags: ['росія', 'Офіс Президента', 'Подоляк', 'Війна з росією', 'Єдині новини']</text:p>
      <text:p text:style-name="P4">
Type: Article</text:p>
      <!--METADATA-->
      <text:p text:style-name="P4">
<draw:frame draw:style-name="fr1" draw:name="Image316" text:anchor-type="as-char" svg:width="6.9236in" svg:height="3.956343in" draw:z-index="0">
<draw:image xlink:href="../Images/yкринформ/2023-05-08T20-42-00-03-00/630_360_1647521740-917.jpeg" xlink:type="simple" xlink:show="embed" xlink:actuate="onLoad" draw:mime-type="image/jpeg"/>
</draw:frame>
Russia can get a chance for transformation only in the event of defeat in the war -resolved war, but there will still be no democracy there.</text:p>
      <text:p text:style-name="P4">
The adviser to the head of the Presidential Office Mikhail Podolyak expressed this opinion in the Eviritelvagraphon "Unified News", Ukrinform reports.</text:p>
      <text:p text:style-name="P4">
“Russia wants to lose. Any authoritarian regime reaches a certain cultural, and after that they cannot change something there, they cannot dislage, then degrade everything. Today, Russia is rapidly degraded, much more rapidly than it was in the late Soviet Union. Why do they want to play? Because this is the only point when they can get a chance for a transformation, for a transformation, ”he said <text:a xlink:type="simple" xlink:href="https://www.ukrinform.ua/tag-podolak" text:style-name="Internet_20_link" text:visited-style-name="Visited_20_Internet_20_Link">
</text:a>
.</text:p>
      <text:p text:style-name="P4">
According to him, over time the Russians will have a chance to commit a number of riots and re -deduct territories and resources.</text:p>
      <text:p text:style-name="P4">
“But there will never be democracy in Russia. I do not want someone to have illusions, there will be a weak situation for some time, and during this time we have to build certain border, to build another security outline of Europe as such. Meanwhile, in the Russian Federation, the process of internal transformation begins, it will mean that the program of losing Rashism performed by Putin, ”said the OP Headman.</text:p>
      <text:p text:style-name="P4">
<text:span text:style-name="T4">
 Read also: </text:span>
 <text:a xlink:type="simple" xlink:href="https://www.ukrinform.ua/rubric-ato/3705764-podolak-nazvav-vibuh-masini-prilepina-sprobou-vnutrisnoi-eskalacii-u-rf.html" text:style-name="Internet_20_link" text:visited-style-name="Visited_20_Internet_20_Link">
<text:span text:style-name="T4">
 Podolyak </text:span>
</text:a>
Podolyak is convinced that any warning country is gradually becoming more tender and isolated. And sooner or later it will go through demilitarization. Viguzes that the same will happen with our aggressive "neighbor", because there are everyishes and poverty, will have to focus on solving a number of internal problems, will not be attacked to other countries.</text:p>
      <text:p text:style-name="P4">
As reported by Ukrinform, <text:a xlink:type="simple" xlink:href="https://www.ukrinform.ua/rubric-polytics/3703692-rada-zvernulas-do-svitu-iz-zaklikom-zasuditi-rasizm-ta-viznati-rf-derzavouteroristom.html" text:style-name="Internet_20_link" text:visited-style-name="Visited_20_Internet_20_Link">
</text:a>
as a basic ideology of the state policy of the Russian Federation. Parliament appeals to the countries of the world to make efforts to overcome the threats to peace and security political regime of the Russian Federation, the ideology and practice of Rashism.</text:p>
      <text:p text:style-name="P4">
News Source: <text:a xlink:type="simple" xlink:href="https://www.ukrinform.ua/rubric-polytics/3706486-rosia-otrimae-sans-na-zmini-tilki-v-razi-porazki-podolak.html" text:style-name="Internet_20_link" text:visited-style-name="Visited_20_Internet_20_Link">
https://www.ukrinform.ua/rubric-polytics/3706486-rosia-otrimae-sans-na-zmini-tilki-v-razi-porazki-podolak.html</text:a>
</text:p>
      <!--NEWS-->
      <text:h text:style-name="P10" text:outline-level="1">
<text:span text:style-name="T4">
The Ministry of Foreign Affairs told about the results of the "Moon of Cultural Diplomacy of Ukraine" on Wikipedia</text:span>
</text:h>
      <text:p text:style-name="P4">
Authors: Ukrinform (Person)</text:p>
      <text:p text:style-name="P4">
Publisher: Укринформ (Organization)</text:p>
      <text:p text:style-name="P4">
Published Time: 2023-05-08T20:47:24+03:00</text:p>
      <text:p text:style-name="P4">
Modified Time: 2023-05-08T20:47:24+03:00</text:p>
      <text:p text:style-name="P4">
Description: In March, Wikipedia took the third month of cultural diplomacy of Ukraine, aimed at creating and improving articles about Ukraine and Ukrainian culture as many languages as possible. - Ukrinform.</text:p>
      <text:p text:style-name="P4">
Images: ["<text:a xlink:type="simple" xlink:href="https://static.ukrinform.com/photos/2022_02/thumb_files/630_360_1644494156-529.jpeg" text:style-name="Internet_20_link" text:visited-style-name="Visited_20_Internet_20_Link">
630_360_16444...</text:a>
", "<text:a xlink:type="simple" xlink:href="https://static.ukrinform.com/photos/2023_05/1683567919-649.png" text:style-name="Internet_20_link" text:visited-style-name="Visited_20_Internet_20_Link">
1683567919-64...</text:a>
"]</text:p>
      <text:p text:style-name="P4">
Tags: ['Культура', 'МЗС', 'Вікіпедія', 'Акція']</text:p>
      <text:p text:style-name="P4">
Type: Article</text:p>
      <!--METADATA-->
      <text:p text:style-name="P4">
<draw:frame draw:style-name="fr1" draw:name="Image317" text:anchor-type="as-char" svg:width="6.9236in" svg:height="3.956343in" draw:z-index="0">
<draw:image xlink:href="../Images/yкринформ/2023-05-08T20-47-24-03-00/630_360_1644494156-529.jpeg" xlink:type="simple" xlink:show="embed" xlink:actuate="onLoad" draw:mime-type="image/jpeg"/>
</draw:frame>
In March, Wikipedia held the "Month of Cultural Diplomacy of Ukraine" for the third time, aimed at creating and improving articles about Ukraine and Ukrainian culture as many languages as possible.</text:p>
      <text:p text:style-name="P4">
This is stated in the message <text:a xlink:type="simple" xlink:href="https://mfa.gov.ua/news/rezultati-misyacya-kulturnoyi-diplomatiyi-ukrayini-u-vikipediyi" text:style-name="Internet_20_link" text:visited-style-name="Visited_20_Internet_20_Link">
</text:a>
, reports Ukrinform.</text:p>
      <text:p text:style-name="P4">
According to him, the Ministry of Foreign Affairs Dmitry Kuleba noted that the full -scaleaggression of the Russian Federation not only stopped, but also made the month of cultural diplomacy of Vickedia even larger: “I am grateful to everyone and each of the more than one and a half hundred and authors, who have responded to our call this year. Almost one and a half thousand articles about Ukraine in 64 linguistic sections.</text:p>
      <text:p text:style-name="P4">
<draw:frame draw:style-name="fr1" draw:name="Image318" text:anchor-type="as-char" svg:width="6.9236in" svg:height="3.63489in" draw:z-index="0">
<draw:image xlink:href="../Images/yкринформ/2023-05-08T20-47-24-03-00/1683567919-649.png" xlink:type="simple" xlink:show="embed" xlink:actuate="onLoad" draw:mime-type="image/png"/>
</draw:frame>
The Ministry of Foreign Affairs noted that within a month of the campaign, 154 participants from all over the world joined it. They wrote 1,401 new articles and improved 85 in 64 different Wikipedia language sections. In particular, articles were created by Natalka Poltavka in French, the films "Earth" and "Shadows of Forgotten Ancestors" in Hungary, Ivan Marchuk, Japanese, the novel "City" by Arabic, Artistic Museim of Quinji Chinese.</text:p>
      <text:p text:style-name="P4">
“I wanted to help Ukraine somehow. In my opinion, one way is to raise awareness of the wealth of Ukrainian culture. This time, he was translated on the translation of sights in Ukraine, such as museums, theaters and opera theaters. I hope that thanks to this information more people will visit Ukraine after the war, which will promote tourist development, ”the Vikidist participant Nyagoslav Zhekov of Malaysia will come.</text:p>
      <text:p text:style-name="P4">
<text:span text:style-name="T4">
 Read also: </text:span>
 <text:a xlink:type="simple" xlink:href="https://www.ukrinform.ua/rubric-society/3689435-perse-zakordonne-predstavnictvo-ukrainskogo-institutu-vidkrili-u-nimeccini.html" text:style-name="Internet_20_link" text:visited-style-name="Visited_20_Internet_20_Link">
</text:a>
Some topics were particularly popular with participants and widowing in the largest number of linguistic sections: about the Kiev Madonna, the Rooster of Vasylkiv Majolica, writer and historian Elena Apanovich Tainshi, emphasized the Ministry of Foreign Affairs. Articles also appeared in less common languages: Propetrikov painting in the language of Tip, Basque about the Ukrainian wreath, the novel "Maria" in the language of Gujarati, "Aeneid" in Valida, Palyanitsa Indonesian.The most active participants of the Moon of Cultural Diplomacy of Ukraine will receive certificates of participation and prizes from the organizers.</text:p>
      <text:p text:style-name="P4">
"Month of Cultural Diplomacy of Ukraine" - an initiative dedicated to famous Ukrainian cinema, music, literature, architecture, design that make a contribution to the world <text:a xlink:type="simple" xlink:href="https://www.ukrinform.ua/tag-kultura" text:style-name="Internet_20_link" text:visited-style-name="Visited_20_Internet_20_Link">
</text:a>
. As well as cultural phenomena - from memes to symbols of indomitability. The project was jointly organized by NGO "Wikimedia Ukraine", the Ukrainian Institute and the Ministry of Internal Affairs of Ukraine.</text:p>
      <text:p text:style-name="P4">
News Source: <text:a xlink:type="simple" xlink:href="https://www.ukrinform.ua/rubric-culture/3706479-u-mzs-rozpovili-pro-rezultati-misaca-kulturnoi-diplomatii-ukraini-u-vikipedii.html" text:style-name="Internet_20_link" text:visited-style-name="Visited_20_Internet_20_Link">
https://www.ukrinform.ua/rubric-culture/3706479-u-mzs-rozpovili-pro-rezultati-misaca-kulturnoi-diplomatii-ukraini-u-vikipedii.html</text:a>
</text:p>
      <!--NEWS-->
      <text:h text:style-name="P10" text:outline-level="1">
<text:span text:style-name="T4">
Salaries, Pensions and Social Assistance: International Donors Last year gave Ukraine $ 14.5 billion to Ukraine</text:span>
</text:h>
      <text:p text:style-name="P4">
Authors: Ukrinform (Person)</text:p>
      <text:p text:style-name="P4">
Publisher: Укринформ (Organization)</text:p>
      <text:p text:style-name="P4">
Published Time: 2023-05-08T20:49:00+03:00</text:p>
      <text:p text:style-name="P4">
Modified Time: 2023-05-08T20:49:00+03:00</text:p>
      <text:p text:style-name="P4">
Description: International donors provided $ 14.5 billion to Ukraine as part of the PEACE project for reimbursement of the 2022 priority expenditures. - Ukrinform.</text:p>
      <text:p text:style-name="P4">
Images: ["<text:a xlink:type="simple" xlink:href="https://static.ukrinform.com/photos/2021_11/thumb_files/630_360_1638095829-464.jpg" text:style-name="Internet_20_link" text:visited-style-name="Visited_20_Internet_20_Link">
630_360_16380...</text:a>
", "<text:a xlink:type="simple" xlink:href="https://static.ukrinform.com/photos/2023_05/1683549898-663.jpg" text:style-name="Internet_20_link" text:visited-style-name="Visited_20_Internet_20_Link">
1683549898-66...</text:a>
", "<text:a xlink:type="simple" xlink:href="https://static.ukrinform.com/photos/2023_05/1683549923-362.jpg" text:style-name="Internet_20_link" text:visited-style-name="Visited_20_Internet_20_Link">
1683549923-36...</text:a>
"]</text:p>
      <text:p text:style-name="P4">
Tags: ['Мінфін', 'Пенсія', 'Зарплата', 'Гроші', 'допомога']</text:p>
      <text:p text:style-name="P4">
Type: Article</text:p>
      <!--METADATA-->
      <text:p text:style-name="P4">
<draw:frame draw:style-name="fr1" draw:name="Image319" text:anchor-type="as-char" svg:width="6.9236in" svg:height="3.956343in" draw:z-index="0">
<draw:image xlink:href="../Images/yкринформ/2023-05-08T20-49-00-03-00/630_360_1638095829-464.jpg" xlink:type="simple" xlink:show="embed" xlink:actuate="onLoad" draw:mime-type="image/jpeg"/>
</draw:frame>
International specialists provided $ 14.5 billion to Ukraine as part of the PEACE project for reimbursement of priority expenditures in 2022.</text:p>
      <text:p text:style-name="P4">
About it reports Ukrinform with reference to the press service <text:a xlink:type="simple" xlink:href="https://mof.gov.ua/uk/news/foreign_partners_provided_ukraine_with_uah_495_billion_in_2022_to_cover_priority_expenditures_through_the_world_banks_peace_project-3993" text:style-name="Internet_20_link" text:visited-style-name="Visited_20_Internet_20_Link">
</text:a>
.</text:p>
      <text:p text:style-name="P4">
Міжнародні донори надали Україні 14,5 млрд дол. США в межах проєкту PEACE навідшкодування пріоритетних видатків 2022 року:</text:p>
      <text:p text:style-name="P4">
_США – $11,7 млрд (grants); _</text:p>
      <text:p text:style-name="P4">
_ World Bank - $ 1.22 billion(credits); _</text:p>
      <text:p text:style-name="P4">
_Belika Britain - $ 1 billion(credit guarantees); _</text:p>
      <text:p text:style-name="P4">
_Italia - $ 200.5 million dollars USA(loan); _</text:p>
      <text:p text:style-name="P4">
_Nimechina - $ 51.5 million(grants); _</text:p>
      <text:p text:style-name="P4">
_Bisania - $ 50.1 million(grant); _</text:p>
      <text:p text:style-name="P4">
_Finland - $ 21.3 million(grant); _</text:p>
      <text:p text:style-name="P4">
_Rland - $ 21.1 million(grant); _</text:p>
      <text:p text:style-name="P4">
_Switz - $ 10.3 million(grant); _</text:p>
      <text:p text:style-name="P4">
_Belgia - $ 3.1 million(grant); _</text:p>
      <text:p text:style-name="P4">
_Lite - $ 3.2 million(grant); _</text:p>
      <text:p text:style-name="P4">
_Syland - $ 1.6 million(grant); _</text:p>
      <text:p text:style-name="P4">
<text:span text:style-name="T5">
Daniya $ 30.9 - mln(credit guarantees).</text:span>
</text:p>
      <text:p text:style-name="P4">
<draw:frame draw:style-name="fr1" draw:name="Image320" text:anchor-type="as-char" svg:width="6.9236in" svg:height="3.784418in" draw:z-index="0">
<draw:image xlink:href="../Images/yкринформ/2023-05-08T20-49-00-03-00/1683549898-663.jpg" xlink:type="simple" xlink:show="embed" xlink:actuate="onLoad" draw:mime-type="image/jpeg"/>
</draw:frame>
In total, in 2022, Ukraine received UAH 495.3 billion in external financing for PEACE Project, in particular for financing:</text:p>
      <text:p text:style-name="P4">
<text:a xlink:type="simple" xlink:href="https://www.ukrinform.ua/tag-pensia" text:style-name="Internet_20_link" text:visited-style-name="Visited_20_Internet_20_Link">
</text:a>
For over 9 million pensioners(199.5 billion UAH); * Assistance for 1.6 million internally displaced persons(40.5 billion UAH); * Housing subsidies for 1.6 million families(15.9 billion UAH); * Birthday assistance for 750 thousand families(8.9 billion UAH); * salaries for 515 thousand health workers(45.2 billion UAH), 503 thousand school teachers(69.9 billion UAH), 140 thousand teachers of higher education institutions(UAH 18.5 billion).   * <draw:frame draw:style-name="fr1" draw:name="Image321" text:anchor-type="as-char" svg:width="6.9236in" svg:height="3.577434in" draw:z-index="0">
<draw:image xlink:href="../Images/yкринформ/2023-05-08T20-49-00-03-00/1683549923-362.jpg" xlink:type="simple" xlink:show="embed" xlink:actuate="onLoad" draw:mime-type="image/jpeg"/>
</draw:frame>
“Financial support from partners in the PEACE in Ukraine's project has become crucial in ensuring humanitarian and social expenditures during the war. At the same time, for the Ministry of Finance, the undisputed priority is the responsibility of donor funds, since the trust of partners is our main act. Constructive cooperation with the World Bank teams and USAIDA is able to optimize and strengthen the monitoring systems, verification of the government of the government in the use of donor funds, ”Minister Finances said Sergey Marchenko.</text:p>
      <text:p text:style-name="P4">
<text:span text:style-name="T4">
 Read also: </text:span>
 <text:a xlink:type="simple" xlink:href="https://www.ukrinform.ua/rubric-economy/3706321-ukraina-otrimala-majze-190-miljoniv-vid-svitovogo-banku.html" text:style-name="Internet_20_link" text:visited-style-name="Visited_20_Internet_20_Link">
<text:span text:style-name="T4">
 World </text:span>
 <text:span text:style-name="T4">
 Bank </text:span>
</text:a>
</text:p>
      <text:p text:style-name="P4">
News Source: <text:a xlink:type="simple" xlink:href="https://www.ukrinform.ua/rubric-economy/3706355-zarplati-pensii-j-socdopomoga-miznarodni-donori-torik-nadali-ukraini-145-milarda.html" text:style-name="Internet_20_link" text:visited-style-name="Visited_20_Internet_20_Link">
https://www.ukrinform.ua/rubric-economy/3706355-zarplati-pensii-j-socdopomoga-miznarodni-donori-torik-nadali-ukraini-145-milarda.html</text:a>
</text:p>
      <!--NEWS-->
      <text:h text:style-name="P10" text:outline-level="1">
<text:span text:style-name="T4">
The enemy struck "Isandard" in the Pavlograd district</text:span>
</text:h>
      <text:p text:style-name="P4">
Authors: Ukrinform (Person)</text:p>
      <text:p text:style-name="P4">
Publisher: Укринформ (Organization)</text:p>
      <text:p text:style-name="P4">
Published Time: 2023-05-08T20:58:20+03:00</text:p>
      <text:p text:style-name="P4">
Modified Time: 2023-05-08T20:58:20+03:00</text:p>
      <text:p text:style-name="P4">
Description: In the afternoon, the Russians hit the "Isander" in the community in the Pavlograd district of Dnipropetrovsk region. - Ukrinform.</text:p>
      <text:p text:style-name="P4">
Images: ["<text:a xlink:type="simple" xlink:href="https://static.ukrinform.com/photos/2022_07/thumb_files/630_360_1659290657-209.jpg" text:style-name="Internet_20_link" text:visited-style-name="Visited_20_Internet_20_Link">
630_360_16592...</text:a>
"]</text:p>
      <text:p text:style-name="P4">
Tags: ['Дніпропетровщина', 'Павлоград', 'Іскандери', 'Війна з росією', 'Ракетний удар']</text:p>
      <text:p text:style-name="P4">
Type: Article</text:p>
      <!--METADATA-->
      <text:p text:style-name="P4">
<draw:frame draw:style-name="fr1" draw:name="Image322" text:anchor-type="as-char" svg:width="6.9236in" svg:height="3.956343in" draw:z-index="0">
<draw:image xlink:href="../Images/yкринформ/2023-05-08T20-58-20-03-00/630_360_1659290657-209.jpg" xlink:type="simple" xlink:show="embed" xlink:actuate="onLoad" draw:mime-type="image/jpeg"/>
</draw:frame>
Occasionally they hit the "Isander" in the community in the Pavlograd district -propetrovsk region.</text:p>
      <text:p text:style-name="P4">
About it in <text:a xlink:type="simple" xlink:href="https://t.me/mykola_lukashuk/4470" text:style-name="Internet_20_link" text:visited-style-name="Visited_20_Internet_20_Link">
</text:a>
Informs Mykola Lukashuk, the Chief Properepetrovsk Regional Council, Ukrinform reports.</text:p>
      <text:p text:style-name="P4">
"Another crime of Russians - <text:a xlink:type="simple" xlink:href="https://www.ukrinform.ua/tag-raketnij-udar" text:style-name="Internet_20_link" text:visited-style-name="Visited_20_Internet_20_Link">
</text:a>
Morning Pavlograd district, which the invaders were inflicted this day. Provisional data, the enemy released the Iskander Mezhiritsk community, -is in the post.</text:p>
      <text:p text:style-name="P4">
Currently, the relevant services are working, the consequences are still ongoing. There was a victim.</text:p>
      <text:p text:style-name="P4">
<text:span text:style-name="T4">
 Read also: </text:span>
 <text:a xlink:type="simple" xlink:href="https://www.ukrinform.ua/rubric-ato/3706356-na-hersonsini-zagarbniki-poranili-devatoh-civilnih-u-ih-cisli-ditina.html" text:style-name="Internet_20_link" text:visited-style-name="Visited_20_Internet_20_Link">
</text:a>
More hostile attacks in the communities of Dnipropetrovsk were not recorded during the day.</text:p>
      <text:p text:style-name="P4">
As reported by Ukrinform, the troops of the Russian Federation on Monday, May 8 attacked the Kherson and Beryslav districts of Kherson region, injured in the people of civilians, including a minor child.</text:p>
      <text:p text:style-name="P4">
News Source: <text:a xlink:type="simple" xlink:href="https://www.ukrinform.ua/rubric-ato/3706485-vorog-udariv-iskanderom-po-pavlogradskomu-rajonu.html" text:style-name="Internet_20_link" text:visited-style-name="Visited_20_Internet_20_Link">
https://www.ukrinform.ua/rubric-ato/3706485-vorog-udariv-iskanderom-po-pavlogradskomu-rajonu.html</text:a>
</text:p>
      <!--NEWS-->
      <text:h text:style-name="P10" text:outline-level="1">
<text:span text:style-name="T4">
The victory of Ukraine over Russia will be a signal of restraint for China - freeland</text:span>
</text:h>
      <text:p text:style-name="P4">
Authors: Ukrinform (Person)</text:p>
      <text:p text:style-name="P4">
Publisher: Укринформ (Organization)</text:p>
      <text:p text:style-name="P4">
Published Time: 2023-05-08T21:14:00+03:00</text:p>
      <text:p text:style-name="P4">
Modified Time: 2023-05-08T21:14:00+03:00</text:p>
      <text:p text:style-name="P4">
Description: The convincing victory of Ukraine in the war against Russia will allow China from potential aggression. - Ukrinform.</text:p>
      <text:p text:style-name="P4">
Images: ["<text:a xlink:type="simple" xlink:href="https://static.ukrinform.com/photos/2019_05/thumb_files/630_360_1557297247-835.jpg" text:style-name="Internet_20_link" text:visited-style-name="Visited_20_Internet_20_Link">
630_360_15572...</text:a>
"]</text:p>
      <text:p text:style-name="P4">
Tags: ['Фріланд', 'Канада', 'Китай', 'Війна з росією']</text:p>
      <text:p text:style-name="P4">
Type: Article</text:p>
      <!--METADATA-->
      <text:p text:style-name="P4">
<draw:frame draw:style-name="fr1" draw:name="Image323" text:anchor-type="as-char" svg:width="6.9236in" svg:height="3.956343in" draw:z-index="0">
<draw:image xlink:href="../Images/yкринформ/2023-05-08T21-14-00-03-00/630_360_1557297247-835.jpg" xlink:type="simple" xlink:show="embed" xlink:actuate="onLoad" draw:mime-type="image/jpeg"/>
</draw:frame>
The convincing victory of Ukraine in the war against Russia will help to restrain China's for potential aggression.</text:p>
      <text:p text:style-name="P4">
According to the Ukrinform correspondent, Viceremier of Canadychrist Freeland said this.</text:p>
      <text:p text:style-name="P4">
“The strongest restraint signal we can send in China is a confident performance of Ukraine(In the war against Russia - ed.)”, - said the government.</text:p>
      <text:p text:style-name="P4">
In her opinion, the defeat of Russia will show all the dictators of the world that "Democracy to defend themselves and eventually is able to win."</text:p>
      <text:p text:style-name="P4">
<text:span text:style-name="T4">
 Read also: </text:span>
 <text:a xlink:type="simple" xlink:href="https://www.ukrinform.ua/rubric-economy/3654982-peremoga-ukraini-u-vijni-dast-znacnij-postovh-svitovij-ekonomici-friland.html" text:style-name="Internet_20_link" text:visited-style-name="Visited_20_Internet_20_Link">
<text:span text:style-name="T4">
 freeland </text:span>
</text:a>
As reported by Ukrinform, <text:a xlink:type="simple" xlink:href="https://www.ukrinform.ua/tag-kitaj" text:style-name="Internet_20_link" text:visited-style-name="Visited_20_Internet_20_Link">
</text:a>
Taiwan's selling American weapons and urged the US to stop military contact with the island.</text:p>
      <text:p text:style-name="P4">
News Source: <text:a xlink:type="simple" xlink:href="https://www.ukrinform.ua/rubric-polytics/3706489-peremoga-ukraini-nad-rosieu-stane-signalom-strimuvanna-dla-kitau-friland.html" text:style-name="Internet_20_link" text:visited-style-name="Visited_20_Internet_20_Link">
https://www.ukrinform.ua/rubric-polytics/3706489-peremoga-ukraini-nad-rosieu-stane-signalom-strimuvanna-dla-kitau-friland.html</text:a>
</text:p>
      <!--NEWS-->
      <text:h text:style-name="P10" text:outline-level="1">
<text:span text:style-name="T4">
Twitter will remove accounts that have been inactive years</text:span>
</text:h>
      <text:p text:style-name="P4">
Authors: Ukrinform (Person)</text:p>
      <text:p text:style-name="P4">
Publisher: Укринформ (Organization)</text:p>
      <text:p text:style-name="P4">
Published Time: 2023-05-08T21:27:00+03:00</text:p>
      <text:p text:style-name="P4">
Modified Time: 2023-05-08T21:27:00+03:00</text:p>
      <text:p text:style-name="P4">
Description: Соцмережа Твіттер видалятиме облікові записи користувачів, які не були активні протягом кількох років. — Укрінформ.</text:p>
      <text:p text:style-name="P4">
Images: ["<text:a xlink:type="simple" xlink:href="https://static.ukrinform.com/photos/2023_05/thumb_files/630_360_1683570402-821.jpg" text:style-name="Internet_20_link" text:visited-style-name="Visited_20_Internet_20_Link">
630_360_16835...</text:a>
"]</text:p>
      <text:p text:style-name="P4">
Tags: ['Інтернет', 'Twitter', 'Соцмережі']</text:p>
      <text:p text:style-name="P4">
Type: Article</text:p>
      <!--METADATA-->
      <text:p text:style-name="P4">
<draw:frame draw:style-name="fr1" draw:name="Image324" text:anchor-type="as-char" svg:width="6.9236in" svg:height="3.956343in" draw:z-index="0">
<draw:image xlink:href="../Images/yкринформ/2023-05-08T21-27-00-03-00/630_360_1683570402-821.jpg" xlink:type="simple" xlink:show="embed" xlink:actuate="onLoad" draw:mime-type="image/jpeg"/>
</draw:frame>
The social networkinger will delete users' accounts that have not been active for several years.</text:p>
      <text:p text:style-name="P4">
As Ukrinform reports, about it <text:a xlink:type="simple" xlink:href="http://twitter.com/elonmusk/status/1655608985058267139" text:style-name="Internet_20_link" text:visited-style-name="Visited_20_Internet_20_Link">
</text:a>
The owner of the platformillon Musk.</text:p>
      <text:p text:style-name="P4">
"We have cleansed accounts that have not been active for a few years, so you will probably see a fall in the number of your signatures," - wrote <text:a xlink:type="simple" xlink:href="https://www.ukrinform.ua/tag-maski" text:style-name="Internet_20_link" text:visited-style-name="Visited_20_Internet_20_Link">
</text:a>
.</text:p>
      <text:p text:style-name="Quotations">

<text:p text:style-name="P4">
We’re purging accounts that have had no activity at all for several years,&gt;
 so you will probably see follower count drop&gt;
&gt;
 — Elon Musk(@elonmusk) <text:a xlink:type="simple" xlink:href="https://twitter.com/elonmusk/status/1655608985058267139" text:style-name="Internet_20_link" text:visited-style-name="Visited_20_Internet_20_Link">
&gt;
 </text:a>
At the same time, he did not report more detailed criteria that will be consistent with the removal of records.</text:p>

</text:p>
      <text:p text:style-name="P4">
<text:span text:style-name="T4">
 Read also: </text:span>
 <text:a xlink:type="simple" xlink:href="https://www.ukrinform.ua/rubric-technology/3700226-ostanni-zmini-u-twitter-dopomagaut-avtoritarnim-rezimam-siriti-propagandu.html" text:style-name="Internet_20_link" text:visited-style-name="Visited_20_Internet_20_Link">
</text:a>
As specifies <text:a xlink:type="simple" xlink:href="http://www.reuters.com/technology/twitter-remove-inactive-accounts-2023-05-08/" text:style-name="Internet_20_link" text:visited-style-name="Visited_20_Internet_20_Link">
</text:a>
 , згідно з політикою Твіттеру, користувачі мають входитиу свій обліковий запис щонайменше раз на 30 днів, щоб уникнути остаточноговидалення через тривалу бездіяльність.</text:p>
      <text:p text:style-name="P4">
<text:span text:style-name="T5">
Фото: Getty Images</text:span>
</text:p>
      <text:p text:style-name="P4">
News Source: <text:a xlink:type="simple" xlink:href="https://www.ukrinform.ua/rubric-technology/3706491-tvitter-vidalatime-akaunti-aki-buli-neaktivni-rokami.html" text:style-name="Internet_20_link" text:visited-style-name="Visited_20_Internet_20_Link">
https://www.ukrinform.ua/rubric-technology/3706491-tvitter-vidalatime-akaunti-aki-buli-neaktivni-rokami.html</text:a>
</text:p>
      <!--NEWS-->
      <text:h text:style-name="P10" text:outline-level="1">
<text:span text:style-name="T4">
APL: "Everton" with Mykolenko defeated "Brighton"</text:span>
</text:h>
      <text:p text:style-name="P4">
Authors: Ukrinform (Person)</text:p>
      <text:p text:style-name="P4">
Publisher: Укринформ (Organization)</text:p>
      <text:p text:style-name="P4">
Published Time: 2023-05-08T21:35:00+03:00</text:p>
      <text:p text:style-name="P4">
Modified Time: 2023-05-08T21:35:00+03:00</text:p>
      <text:p text:style-name="P4">
Description: The English Premier League (APL) continues the matches of the 35th round of the football championship. - Ukrinform.</text:p>
      <text:p text:style-name="P4">
Images: ["<text:a xlink:type="simple" xlink:href="https://static.ukrinform.com/photos/2023_05/thumb_files/630_360_1683570295-549.jpg" text:style-name="Internet_20_link" text:visited-style-name="Visited_20_Internet_20_Link">
630_360_16835...</text:a>
"]</text:p>
      <text:p text:style-name="P4">
Tags: ['Футбол', 'Віталій Миколенко', 'АПЛ', 'Евертон']</text:p>
      <text:p text:style-name="P4">
Type: Article</text:p>
      <!--METADATA-->
      <text:p text:style-name="P4">
<draw:frame draw:style-name="fr1" draw:name="Image325" text:anchor-type="as-char" svg:width="6.9236in" svg:height="3.956343in" draw:z-index="0">
<draw:image xlink:href="../Images/yкринформ/2023-05-08T21-35-00-03-00/630_360_1683570295-549.jpg" xlink:type="simple" xlink:show="embed" xlink:actuate="onLoad" draw:mime-type="image/jpeg"/>
</draw:frame>
Wanglius Premier League(Premier League)The matches of the 35th round of football first.</text:p>
      <text:p text:style-name="P4">
"Everton" of Ukrainian defender Vitaliy Mykolenko on a visit to "Amex Stadia" gained confident over "Brighton" - 5: 1, reports Ukrinform.</text:p>
      <text:p text:style-name="P4">
Balls at the goal of losers scored abduct Dukure(1-a, 29-a minute), Jason table(35 - Automotive)and twin McNil(76, 90+6); Alexis Macallist was distinguished as part of the owners(79).</text:p>
      <text:p text:style-name="P4">
Миколенко провів на полі увесь матч.</text:p>
      <text:p text:style-name="P4">
<text:span text:style-name="T4">
Читайте також:</text:span>
 <text:a xlink:type="simple" xlink:href="https://www.ukrinform.ua/rubric-sports/3703380-apl-everton-z-mikolenkom-unik-porazki-u-lesteri.html" text:style-name="Internet_20_link" text:visited-style-name="Visited_20_Internet_20_Link">
 <text:span text:style-name="T4">
Миколенко</text:span>
 </text:a>
“Irishi” from Liverpool(32 glasses)They rose to 16th place, leaving the area of disposal area in the tournament.</text:p>
      <text:p text:style-name="P4">
The next Everton match will spend on May 14 at home against Manchester City.</text:p>
      <text:p text:style-name="P4">
Leading in Manchester City APL(82 glasses)Alexander Zinchenko, ahead of London "Arsenal" of Ukrainian Arsenal(81)who has more for the game.</text:p>
      <text:p text:style-name="P4">
Photo: AFP.</text:p>
      <text:p text:style-name="P4">
News Source: <text:a xlink:type="simple" xlink:href="https://www.ukrinform.ua/rubric-sports/3706492-apl-everton-z-mikolenkom-rozgromiv-brajton.html" text:style-name="Internet_20_link" text:visited-style-name="Visited_20_Internet_20_Link">
https://www.ukrinform.ua/rubric-sports/3706492-apl-everton-z-mikolenkom-rozgromiv-brajton.html</text:a>
</text:p>
      <!--NEWS-->
      <text:h text:style-name="P10" text:outline-level="1">
<text:span text:style-name="T4">
The Russians per day fired at the border communities of Sumy region</text:span>
</text:h>
      <text:p text:style-name="P4">
Authors: Ukrinform (Person)</text:p>
      <text:p text:style-name="P4">
Publisher: Укринформ (Organization)</text:p>
      <text:p text:style-name="P4">
Published Time: 2023-05-08T21:38:00+03:00</text:p>
      <text:p text:style-name="P4">
Modified Time: 2023-05-08T21:38:00+03:00</text:p>
      <text:p text:style-name="P4">
Description: Russian troops on Monday, May 8 carried out 12 shelling of border communities of Sumy region. - Ukrinform.</text:p>
      <text:p text:style-name="P4">
Images: ["<text:a xlink:type="simple" xlink:href="https://static.ukrinform.com/photos/2021_12/thumb_files/630_360_1640330796-210.jpeg" text:style-name="Internet_20_link" text:visited-style-name="Visited_20_Internet_20_Link">
630_360_16403...</text:a>
"]</text:p>
      <text:p text:style-name="P4">
Tags: ['Обстріл', 'Сумщина', 'Війна з росією']</text:p>
      <text:p text:style-name="P4">
Type: Article</text:p>
      <!--METADATA-->
      <text:p text:style-name="P4">
<draw:frame draw:style-name="fr1" draw:name="Image326" text:anchor-type="as-char" svg:width="6.9236in" svg:height="3.956343in" draw:z-index="0">
<draw:image xlink:href="../Images/yкринформ/2023-05-08T21-38-00-03-00/630_360_1640330796-210.jpeg" xlink:type="simple" xlink:show="embed" xlink:actuate="onLoad" draw:mime-type="image/jpeg"/>
</draw:frame>
On Monday, May 8, Ruskivska carried out 12 shelling of border communities.</text:p>
      <text:p text:style-name="P4">
According to Ukrinform, the Sumy Regional Military Administration reports in <text:a xlink:type="simple" xlink:href="https://t.me/Sumy_news_ODA/16030" text:style-name="Internet_20_link" text:visited-style-name="Visited_20_Internet_20_Link">
</text:a>
.</text:p>
      <text:p text:style-name="P4">
“During the day, the Russians made 12 <text:a xlink:type="simple" xlink:href="https://www.ukrinform.ua/tag-obstril" text:style-name="Internet_20_link" text:visited-style-name="Visited_20_Internet_20_Link">
</text:a>
. 70 explosions have been recorded. The settlements of Yunakovskaya, Belopilsk, Znob -Novgorod, Shalyginsk, Esman, Novoslobidsk communities were suffered by the shelling, - the message reads.</text:p>
      <text:p text:style-name="P4">
The enemy beat the enemy from mortars(4 explosions)and artillery(4wibuhi).</text:p>
      <text:p text:style-name="P4">
По Новослобідській громаді росіяни здійснили обстріл зі ствольної артилерії (4wibuhi). Внаслідок обстрілу пошкоджено два приватні автомобілі, чотириприватні житлові будинки, лінію електропередач.</text:p>
      <text:p text:style-name="P4">
<text:span text:style-name="T4">
Читайте також:</text:span>
 <text:a xlink:type="simple" xlink:href="https://www.ukrinform.ua/rubric-ato/3706350-rosiani-znovu-obstrilali-prikordonna-cernigivsini.html" text:style-name="Internet_20_link" text:visited-style-name="Visited_20_Internet_20_Link">
 <text:span text:style-name="T4">
обстріл</text:span>
 </text:a>
As a result of another artebate(3 explosions)Private housing building was damaged. There was also one mortar explosion.</text:p>
      <text:p text:style-name="P4">
In the Belopil community, Russian troops were beaten from a barrel artillery(2 Vibuhi), mortars(9 explosions)and AGS(15 explosions).</text:p>
      <text:p text:style-name="P4">
По Шалигинській громаді загарбники здійснили обстріл з РСЗВ (7 explosions).</text:p>
      <text:p text:style-name="P4">
Як повідомляв <text:a xlink:type="simple" xlink:href="https://www.ukrinform.ua/rubric-regions/3706202-rosiani-za-dobu-obstrilali-desat-oblastej-ukraini-zvedenna-ova.html" text:style-name="Internet_20_link" text:visited-style-name="Visited_20_Internet_20_Link">
 </text:a>
, troops of Russian federation last day struck ten regions of Ukraine.</text:p>
      <text:p text:style-name="P4">
News Source: <text:a xlink:type="simple" xlink:href="https://www.ukrinform.ua/rubric-ato/3706493-rosiani-za-dobu-12-raziv-obstrilali-prikordonni-gromadi-sumsini.html" text:style-name="Internet_20_link" text:visited-style-name="Visited_20_Internet_20_Link">
https://www.ukrinform.ua/rubric-ato/3706493-rosiani-za-dobu-12-raziv-obstrilali-prikordonni-gromadi-sumsini.html</text:a>
</text:p>
      <!--NEWS-->
      <text:h text:style-name="P10" text:outline-level="1">
<text:span text:style-name="T4">
Putin came to Ukraine because the world has not stopped it earlier - Hillary Clinton</text:span>
</text:h>
      <text:p text:style-name="P4">
Authors: Ukrinform (Person)</text:p>
      <text:p text:style-name="P4">
Publisher: Укринформ (Organization)</text:p>
      <text:p text:style-name="P4">
Published Time: 2023-05-08T21:44:00+03:00</text:p>
      <text:p text:style-name="P4">
Modified Time: 2023-05-08T21:44:00+03:00</text:p>
      <text:p text:style-name="P4">
Description: The Russian invasion of Ukraine was possible, as the world community failed to respond adequately to Putin's previous aggression. - Ukrinform.</text:p>
      <text:p text:style-name="P4">
Images: ["<text:a xlink:type="simple" xlink:href="https://static.ukrinform.com/photos/2018_01/thumb_files/630_360_1515137754-2196.jpg" text:style-name="Internet_20_link" text:visited-style-name="Visited_20_Internet_20_Link">
630_360_15151...</text:a>
"]</text:p>
      <text:p text:style-name="P4">
Tags: ['Грузія', 'Україна', 'Гілларі Клінтон', 'Війна з росією']</text:p>
      <text:p text:style-name="P4">
Type: Article</text:p>
      <!--METADATA-->
      <text:p text:style-name="P4">
<draw:frame draw:style-name="fr1" draw:name="Image327" text:anchor-type="as-char" svg:width="6.9236in" svg:height="3.956343in" draw:z-index="0">
<draw:image xlink:href="../Images/yкринформ/2023-05-08T21-44-00-03-00/630_360_1515137754-2196.jpg" xlink:type="simple" xlink:show="embed" xlink:actuate="onLoad" draw:mime-type="image/jpeg"/>
</draw:frame>
Russian security to Ukraine has become possible, as the world community could not respond adequately to Putin's previous aggression.</text:p>
      <text:p text:style-name="P4">
According to the Ukrinform correspondent, this during a speech in Ottawa declared the State Secretary and Presidential candidate Hillary Clinton.</text:p>
      <text:p text:style-name="P4">
According to her, when <text:a xlink:type="simple" xlink:href="https://www.ukrinform.ua/tag-putin" text:style-name="Internet_20_link" text:visited-style-name="Visited_20_Internet_20_Link">
</text:a>
He came to Georgia in 2008 "We all bowed to negotiations, made speeches from this drive." “We expressed our complete rejection, but no one really did anything. Think about the lessons that Putin has learned of this, ”Clinton said.</text:p>
      <text:p text:style-name="P4">
When Russia first invaded Ukraine in 2014, “again sounded: Gods, it would be good if he did not do it, it is very unfortunate, but we have other problems that we need to focus on, other places that need attention” . "Putin realized that he could get off the invasion of other countries, interference in elections and accumulate influence for the sake of embodiment of his great methyration of Russian grandeur," the former Secretary of State said.</text:p>
      <text:p text:style-name="P4">
Clinton stressed that the only solution is now the victory of Ukraine, for which it has to do with all the necessary international community. "In our interests, stop Russia," she said.</text:p>
      <text:p text:style-name="P4">
<text:span text:style-name="T4">
 Read also: </text:span>
 <text:a xlink:type="simple" xlink:href="https://www.ukrinform.ua/rubric-ato/3704911-derzdep-stati-nikoli-ne-vidvernutsa-vid-togo-so-vidbuvaetsa-v-ukraini.html" text:style-name="Internet_20_link" text:visited-style-name="Visited_20_Internet_20_Link">
<text:span text:style-name="T4">
 State Department </text:span>
</text:a>
Clinton added that the repeated inability to stop Russia "would be a catastrophic point of view of the solution of Chinese aggression."</text:p>
      <text:p text:style-name="P4">
As reported <text:a xlink:type="simple" xlink:href="https://www.ukrinform.ua/rubric-polytics/3706495-ssa-pro-mirni-zusilla-kitau-vazlivo-pracuvati-v-tisnij-koordinacii-z-ukrainou.html" text:style-name="Internet_20_link" text:visited-style-name="Visited_20_Internet_20_Link">
</text:a>
, US Department of State Department Vedant Patel, commenting on the intention of China to send a special representative to Ukraine, stated that the United States believed that any diplomatic efforts to achieve peace in the war between the Russian Federation and Ukraine are in direct coordination with Kyiv.</text:p>
      <text:p text:style-name="P4">
News Source: <text:a xlink:type="simple" xlink:href="https://www.ukrinform.ua/rubric-polytics/3706496-putin-vdersa-do-ukraini-bo-svit-ne-spiniv-jogo-ranise-gillari-klinton.html" text:style-name="Internet_20_link" text:visited-style-name="Visited_20_Internet_20_Link">
https://www.ukrinform.ua/rubric-polytics/3706496-putin-vdersa-do-ukraini-bo-svit-ne-spiniv-jogo-ranise-gillari-klinton.html</text:a>
</text:p>
      <!--NEWS-->
      <text:h text:style-name="P10" text:outline-level="1">
<text:span text:style-name="T4">
President: The success of Ukrainians in defense against Russian aggression is an antidote against other aggression</text:span>
</text:h>
      <text:p text:style-name="P4">
Authors: Ukrinform (Person)</text:p>
      <text:p text:style-name="P4">
Publisher: Укринформ (Organization)</text:p>
      <text:p text:style-name="P4">
Published Time: 2023-05-08T21:51:00+03:00</text:p>
      <text:p text:style-name="P4">
Modified Time: 2023-05-08T21:51:00+03:00</text:p>
      <text:p text:style-name="P4">
Description: The success of Ukrainians in defense against Russian aggression is an antidote against other aggression. The world must see that the free people are able to protect freedom from invaders. - Ukrinform.</text:p>
      <text:p text:style-name="P4">
Images: ["<text:a xlink:type="simple" xlink:href="https://static.ukrinform.com/photos/2023_04/thumb_files/630_360_1682451261-591.jpeg" text:style-name="Internet_20_link" text:visited-style-name="Visited_20_Internet_20_Link">
630_360_16824...</text:a>
"]</text:p>
      <text:p text:style-name="P4">
Tags: ['Україна', 'Зеленський', 'Війна з росією']</text:p>
      <text:p text:style-name="P4">
Type: Article</text:p>
      <!--METADATA-->
      <text:p text:style-name="P4">
<draw:frame draw:style-name="fr1" draw:name="Image328" text:anchor-type="as-char" svg:width="6.9236in" svg:height="3.956343in" draw:z-index="0">
<draw:image xlink:href="../Images/yкринформ/2023-05-08T21-51-00-03-00/630_360_1682451261-591.jpeg" xlink:type="simple" xlink:show="embed" xlink:actuate="onLoad" draw:mime-type="image/jpeg"/>
</draw:frame>
The success of Ukrainians in defense against Russian aggression is an antidote against other aggression. The world must see that the free people are able to protect the freedom of the Side.</text:p>
      <text:p text:style-name="P4">
Volodymyr Zelenskyy said this in <text:a xlink:type="simple" xlink:href="https://www.youtube.com/watch" text:style-name="Internet_20_link" text:visited-style-name="Visited_20_Internet_20_Link">
</text:a>
, reports Ukrinform.</text:p>
      <text:p text:style-name="P4">
<text:span text:style-name="T5">
Viso: <text:a xlink:type="simple" xlink:href="https://www.president.gov.ua/news/uspihi-ukrayinciv-v-oboroni-proti-rosijskoyi-agresiyi-ce-ant-82769" text:style-name="Internet_20_link" text:visited-style-name="Visited_20_Internet_20_Link">
</text:a>
</text:span>
</text:p>
      <text:p text:style-name="P4">
<text:span text:style-name="T4">
 I wish health, dear Ukrainians!</text:span>
</text:p>
      <text:p text:style-name="P4">
First of all, I want to thank our soldiers. Those who protect the Ukrainian sky, andim, who beats for the sake of Ukraine on the forefront.</text:p>
      <text:p text:style-name="P4">
Our defenders of the sky are the soldiers of the Air Force and other troops who have involved the defense against rockets and Shahheda of terrorists - these days are just fellows!Not only inspire us. Partners see what Ukrainians are capable of, what weapons are in our hands, which we are effective when we are acting for our joint security.</text:p>
      <text:p text:style-name="P4">
The success of Ukrainians in defense against Russian aggression is, unambiguously, anti -Dotto protruding of other aggression. The world must see that the free people are able to protect the grave from the invaders. We can - so others will be able to. If Taksamo will act boldly, just as well and as well with other free peoples. I thank every warrior who gives Ukraine this result!I thank every partner who helps our soldiers exactly the weapon needed for the results!</text:p>
      <text:p text:style-name="P4">
I will especially note today the soldiers of the 96th Kiev anti-aircraft missile brigade. The ghost and last day are absolute good fellows!</text:p>
      <text:p text:style-name="P4">
Of course, today, as always, I thank our units that fight the most cruel destinations. Marinka, Bakhmut, Avdiivka ... I thank everyone who protects Ukraine there for bravery and sustainability!The occupiers have re-arranged from their leaders some regular tasks to move somewhere for sure to give ... Well, this means only that despite any give our heroes, as always, to destroy the occupier.</text:p>
      <text:p text:style-name="P4">
He held a rate meeting today. The commander of the operational assaults, the head, and the leaders of intelligence were also reported. By the way, the reports of Budanov Talitvinenko were especially thorough, very relevant, and on their basis we will make some steps - steps that will strengthen our protection.</text:p>
      <text:p text:style-name="P4">
There were also reports on the preparation of our new units, on the supply of boobs. He held a meeting with the Minister for Strategic Industrial Industry on Ammunition. There are good news about this. Of course, a contagious time to publish them.The first meeting is for mine demining. As of now, more than 170,000 kilometers of our territory are contaminated with mines and ammunition that have been broken. In general, this is evaluated within the time limits quite unpleasant - it is necessary, it takes decades to deal with such a threat. We have to do it much faster. We also prepare a special system of action, which will help to change the new territory more quickly after de -occupation. We are actively working as partners to increase our capabilities. In technique, in preparations and pyrotechnics. With everyone in the world who has experience, who has technology, who has financial capabilities to support, we will cooperate to make Ukraine again clean from Russian mines.</text:p>
      <text:p text:style-name="P4">
Another meeting is the Security, which he has held today, concerns the development of a fundamental new security concept for Ukraine. We will comprehensively give all the country's security issues. At the legislative level, at the level of government, in specific practical issues. From the protection of the border to new safe conditions for the work of schools, from the infrastructure foundations of the economy of the real ability to guarantee our people such protection against terror that have the most advanced states of the world. All this will be presented. All this is everyday.</text:p>
      <text:p text:style-name="P4">
Today, May 8, when the world remembers the words "Never again!", We are giving in Ukraine to these words. Not only to remember but to protect. Not only to appreciate life, but to do everything to anyone who threatens life, anyone who carries aggression, anyone who resorts to terror against other peoples - that every such evil will lose.</text:p>
      <text:p text:style-name="P4">
I thank everyone who helps us protect life!Glory to all our soldiers, who is in battle for Ukraine!</text:p>
      <text:p text:style-name="P4">
May the victory over the present evil of Rashism be the best honor of the memory of who fought and defeated Nazism!</text:p>
      <text:p text:style-name="P4">
<text:span text:style-name="T4">
Glory to Ukraine!</text:span>
</text:p>
      <text:p text:style-name="P4">
<text:span text:style-name="T5">
Foto: op</text:span>
</text:p>
      <text:p text:style-name="P4">
News Source: <text:a xlink:type="simple" xlink:href="https://www.ukrinform.ua/rubric-ato/3706497-prezident-uspihi-ukrainciv-v-oboroni-proti-agresii-rf-ce-antidot-proti-insih-agresij.html" text:style-name="Internet_20_link" text:visited-style-name="Visited_20_Internet_20_Link">
https://www.ukrinform.ua/rubric-ato/3706497-prezident-uspihi-ukrainciv-v-oboroni-proti-agresii-rf-ce-antidot-proti-insih-agresij.html</text:a>
</text:p>
      <!--NEWS-->
      <text:h text:style-name="P10" text:outline-level="1">
<text:span text:style-name="T4">
Russian troops are striking in Kharkiv</text:span>
</text:h>
      <text:p text:style-name="P4">
Authors: Ukrinform (Person)</text:p>
      <text:p text:style-name="P4">
Publisher: Укринформ (Organization)</text:p>
      <text:p text:style-name="P4">
Published Time: 2023-05-08T21:56:00+03:00</text:p>
      <text:p text:style-name="P4">
Modified Time: 2023-05-08T21:56:00+03:00</text:p>
      <text:p text:style-name="P4">
Description: Russian aggressors strike Kharkiv. - Ukrinform.</text:p>
      <text:p text:style-name="P4">
Images: ["<text:a xlink:type="simple" xlink:href="https://static.ukrinform.com/photos/2018_10/thumb_files/630_360_1538997471-852.jpg" text:style-name="Internet_20_link" text:visited-style-name="Visited_20_Internet_20_Link">
630_360_15389...</text:a>
"]</text:p>
      <text:p text:style-name="P4">
Tags: ['Обстріл', 'Харків', 'Синєгубов', 'Війна з росією']</text:p>
      <text:p text:style-name="P4">
Type: Article</text:p>
      <!--METADATA-->
      <text:p text:style-name="P4">
<draw:frame draw:style-name="fr1" draw:name="Image329" text:anchor-type="as-char" svg:width="6.9236in" svg:height="3.956343in" draw:z-index="0">
<draw:image xlink:href="../Images/yкринформ/2023-05-08T21-56-00-03-00/630_360_1538997471-852.jpg" xlink:type="simple" xlink:show="embed" xlink:actuate="onLoad" draw:mime-type="image/jpeg"/>
</draw:frame>
Russian aggressors strike Kharkiv.</text:p>
      <text:p text:style-name="P4">
This was reported in <text:a xlink:type="simple" xlink:href="http://t.me/synegubov/6142" text:style-name="Internet_20_link" text:visited-style-name="Visited_20_Internet_20_Link">
</text:a>
Head of Kharkiv Ovaologov Sinegubov, reports Ukrinform.</text:p>
      <text:p text:style-name="P4">
"Attention!Inhabitants of Kharkiv and the region, the invaders again strike!" - wrote.</text:p>
      <text:p text:style-name="P4">
The head of the region urged not to ignore the alarm signals and stay with vulpies.</text:p>
      <text:p text:style-name="P4">
<text:span text:style-name="T4">
 Read also: </text:span>
 <text:a xlink:type="simple" xlink:href="https://www.ukrinform.ua/rubric-regions/3706202-rosiani-za-dobu-obstrilali-desat-oblastej-ukraini-zvedenna-ova.html" text:style-name="Internet_20_link" text:visited-style-name="Visited_20_Internet_20_Link">
<text:span text:style-name="T4">
 firing </text:span>
</text:a>
According to Ukrinform correspondent, there were already three explosions in the city.</text:p>
      <text:p text:style-name="P4">
News Source: <text:a xlink:type="simple" xlink:href="https://www.ukrinform.ua/rubric-ato/3706498-vijska-rf-zavdaut-udariv-po-harkovu.html" text:style-name="Internet_20_link" text:visited-style-name="Visited_20_Internet_20_Link">
https://www.ukrinform.ua/rubric-ato/3706498-vijska-rf-zavdaut-udariv-po-harkovu.html</text:a>
</text:p>
      <!--NEWS-->
      <text:h text:style-name="P10" text:outline-level="1">
<text:span text:style-name="T4">
Зеленський розповів деталі сьогоднішнього засідання Ставки</text:span>
</text:h>
      <text:p text:style-name="P4">
Authors: Ukrinform (Person)</text:p>
      <text:p text:style-name="P4">
Publisher: Укринформ (Organization)</text:p>
      <text:p text:style-name="P4">
Published Time: 2023-05-08T22:07:00+03:00</text:p>
      <text:p text:style-name="P4">
Modified Time: 2023-05-08T22:07:00+03:00</text:p>
      <text:p text:style-name="P4">
Description: Based on the data of intelligence and the military, which were discussed at the meeting of the Supreme Commander -in -Chief, Ukraine will take certain steps that will strengthen the state's protection. - Ukrinform.</text:p>
      <text:p text:style-name="P4">
Images: ["<text:a xlink:type="simple" xlink:href="https://static.ukrinform.com/photos/2022_08/thumb_files/630_360_1660582529-777.jpeg" text:style-name="Internet_20_link" text:visited-style-name="Visited_20_Internet_20_Link">
630_360_16605...</text:a>
"]</text:p>
      <text:p text:style-name="P4">
Tags: ['Розвідка', 'Зеленський', 'Війна з росією']</text:p>
      <text:p text:style-name="P4">
Type: Article</text:p>
      <!--METADATA-->
      <text:p text:style-name="P4">
<draw:frame draw:style-name="fr1" draw:name="Image330" text:anchor-type="as-char" svg:width="6.9236in" svg:height="3.956343in" draw:z-index="0">
<draw:image xlink:href="../Images/yкринформ/2023-05-08T22-07-00-03-00/630_360_1660582529-777.jpeg" xlink:type="simple" xlink:show="embed" xlink:actuate="onLoad" draw:mime-type="image/jpeg"/>
</draw:frame>
Спираючись на дані розвідки та військових, які обговорювалися на засіданніСтавки Верховного Головнокомандувача, Україна робитиме певні кроки, якізміцнять захист держави.</text:p>
      <text:p text:style-name="P4">
Про це Володимир Зеленський сказав у <text:a xlink:type="simple" xlink:href="https://www.youtube.com/watch" text:style-name="Internet_20_link" text:visited-style-name="Visited_20_Internet_20_Link">
 </text:a>
, reports Ukrinform.</text:p>
      <text:p text:style-name="P4">
“He held a rate meeting today. The commander of the operational assaults, the head, and the leaders of intelligence were also reported. By the way, the reports of Budanov Talitvinenko were especially thorough, very relevant, and on their basis we will make some steps - steps that will strengthen our protection, ”the Glavs said.</text:p>
      <text:p text:style-name="P4">
<text:span text:style-name="T5">
Viso: <text:a xlink:type="simple" xlink:href="https://www.facebook.com/president.gov.ua" text:style-name="Internet_20_link" text:visited-style-name="Visited_20_Internet_20_Link">
</text:a>
</text:span>
</text:p>
      <text:p text:style-name="P4">
According to the President, there were also reports on the preparation of new military units and the supply of ammunition.</text:p>
      <text:p text:style-name="P4">
“He held a meeting with the Minister for Strategic Industry Industry. There is good news about this, ”Zelensky informed.</text:p>
      <text:p text:style-name="P4">
<text:span text:style-name="T4">
 Read also: </text:span>
 <text:a xlink:type="simple" xlink:href="https://www.ukrinform.ua/rubric-ato/3706497-prezident-uspihi-ukrainciv-v-oboroni-proti-agresii-rf-ce-antidot-proti-insih-agresij.html" text:style-name="Internet_20_link" text:visited-style-name="Visited_20_Internet_20_Link">
</text:a>
According to Ukrinform, the President held a meeting of the High Chief Commander -in -Chief, where the last air attacks of the enemy, the situation of Nafroron and the supply of ammunition were discussed. The report on the front and the plans of the invaders for the near future was also heard.</text:p>
      <text:p text:style-name="P4">
<text:span text:style-name="T5">
Foto: op</text:span>
</text:p>
      <text:p text:style-name="P4">
News Source: <text:a xlink:type="simple" xlink:href="https://www.ukrinform.ua/rubric-ato/3706500-zelenskij-rozpoviv-pro-detali-sogodnisnogo-zasidanna-stavki.html" text:style-name="Internet_20_link" text:visited-style-name="Visited_20_Internet_20_Link">
https://www.ukrinform.ua/rubric-ato/3706500-zelenskij-rozpoviv-pro-detali-sogodnisnogo-zasidanna-stavki.html</text:a>
</text:p>
      <!--NEWS-->
      <text:h text:style-name="P10" text:outline-level="1">
<text:span text:style-name="T4">
Ukraine should study the experience of Israel in the construction of a strong state during the war - Kondratyuk</text:span>
</text:h>
      <text:p text:style-name="P4">
Authors: Ukrinform (Person)</text:p>
      <text:p text:style-name="P4">
Publisher: Укринформ (Organization)</text:p>
      <text:p text:style-name="P4">
Published Time: 2023-05-08T22:13:00+03:00</text:p>
      <text:p text:style-name="P4">
Modified Time: 2023-05-08T22:13:00+03:00</text:p>
      <text:p text:style-name="P4">
Description: Ukraine should take into account the experience of Israel in building a strong state during the war. - Ukrinform.</text:p>
      <text:p text:style-name="P4">
Images: ["<text:a xlink:type="simple" xlink:href="https://static.ukrinform.com/photos/2022_05/thumb_files/630_360_1652785403-693.jpg" text:style-name="Internet_20_link" text:visited-style-name="Visited_20_Internet_20_Link">
630_360_16527...</text:a>
"]</text:p>
      <text:p text:style-name="P4">
Tags: ['Ізраїль', 'Кондратюк', 'Війна з росією', 'Єдині новини']</text:p>
      <text:p text:style-name="P4">
Type: Article</text:p>
      <!--METADATA-->
      <text:p text:style-name="P4">
<draw:frame draw:style-name="fr1" draw:name="Image331" text:anchor-type="as-char" svg:width="6.9236in" svg:height="3.956343in" draw:z-index="0">
<draw:image xlink:href="../Images/yкринформ/2023-05-08T22-13-00-03-00/630_360_1652785403-693.jpg" xlink:type="simple" xlink:show="embed" xlink:actuate="onLoad" draw:mime-type="image/jpeg"/>
</draw:frame>
Ukrainian Marto to take into account the experience of Israel in the construction of a strong state during the war.</text:p>
      <text:p text:style-name="P4">
Olena Kondratyuk, Deputy Chairman of the Verkhovna Rada, expressed this opinion in the Eviritelvagraphon "Unified News", Ukrinform reports.</text:p>
      <text:p text:style-name="P4">
“We all believe in victory, but must be reinforced and understand that it is probably that we will have life in the future as it lives <text:a xlink:type="simple" xlink:href="https://www.ukrinform.ua/tag-izrail" text:style-name="Internet_20_link" text:visited-style-name="Visited_20_Internet_20_Link">
</text:a>
. That is, in the safety and constant activity and constant experience, but at the same time life is set up, ”Kondratyuk said.</text:p>
      <text:p text:style-name="P4">
According to her, we must first look at the extremely responsible state of this country to the alert system, to our safety. An important alert system itself, which orients people on the type of danger.</text:p>
      <text:p text:style-name="P4">
“Israel is very characterized by such a sense of freedom and re -equipment of the economy into military rails. It is very important for us in this system of system in which Israel exists when we talk about safety, when it is a long time to go down to the bomb shelter, to have this equipped bomb shelter. Israeliped to the rails of constant struggle for life. Each school has a bomb shelter that we need to do; Kindergartens also have special boxes, where children can run and wait and save lives for 15 seconds, ” - said.</text:p>
      <text:p text:style-name="P4">
She added that in this country they are punished by fines at the enterprises of those who neglect the alarm during working hours: “This is the coordinate system that we have motivated. You see, we survived such a difficult night when the greatness of "Shahmed" flew on us. And I communicated with whom I have communicated with, and they say they get used to it and continue to sleep. This is not typical for Israel, because it is a must -designed cover for safety. Israel and we have an enemy, say that we have common enemies. Since it is Iran for Israel, and for us we see that Russia is now using Iranian drones, so it is important for us to have a riding interest in the UN. Because we have a common danger. "</text:p>
      <text:p text:style-name="P4">
<text:span text:style-name="T4">
 Read also: </text:span>
 <text:a xlink:type="simple" xlink:href="https://www.ukrinform.ua/rubric-polytics/3704408-kondratuk-vislovilasa-za-rozvitok-vidnosin-z-izrailem.html" text:style-name="Internet_20_link" text:visited-style-name="Visited_20_Internet_20_Link">
<text:span text:style-name="T4">
 Kondratyuk </text:span>
</text:a>
The parliamentary Ukrainian delegation headed by the deputy of the head of the Verkhovna Rada Elena Kondratyuk together with the People's Deputies of Ukraine Olgavasilevskaya-Smaglyuk and Victoria Kinzburn on April 3 held a meeting with the Parliamentary Group of Friendship of Ukraine-Israel.</text:p>
      <text:p text:style-name="P4">
News Source: <text:a xlink:type="simple" xlink:href="https://www.ukrinform.ua/rubric-polytics/3706499-ukraini-varto-vivciti-dosvid-izrailu-u-pobudovi-silnoi-derzavi-pid-cas-vijni-kondratuk.html" text:style-name="Internet_20_link" text:visited-style-name="Visited_20_Internet_20_Link">
https://www.ukrinform.ua/rubric-polytics/3706499-ukraini-varto-vivciti-dosvid-izrailu-u-pobudovi-silnoi-derzavi-pid-cas-vijni-kondratuk.html</text:a>
</text:p>
      <!--NEWS-->
      <text:h text:style-name="P10" text:outline-level="1">
<text:span text:style-name="T4">
Italy Embassy called for citizens to refuse travel to Ukraine</text:span>
</text:h>
      <text:p text:style-name="P4">
Authors: Ukrinform (Person)</text:p>
      <text:p text:style-name="P4">
Publisher: Укринформ (Organization)</text:p>
      <text:p text:style-name="P4">
Published Time: 2023-05-08T22:20:00+03:00</text:p>
      <text:p text:style-name="P4">
Modified Time: 2023-05-08T22:20:00+03:00</text:p>
      <text:p text:style-name="P4">
Description: The Embassy of Italy called for the citizens of their country to give up travel to Ukraine because of the last attacks of Russian troops on Kiev. - Ukrinform.</text:p>
      <text:p text:style-name="P4">
Images: ["<text:a xlink:type="simple" xlink:href="https://static.ukrinform.com/photos/2022_04/thumb_files/630_360_1649502566-997.jpg" text:style-name="Internet_20_link" text:visited-style-name="Visited_20_Internet_20_Link">
630_360_16495...</text:a>
"]</text:p>
      <text:p text:style-name="P4">
Tags: ['Італія', 'Посольство', 'Україна', 'Війна з росією']</text:p>
      <text:p text:style-name="P4">
Type: Article</text:p>
      <!--METADATA-->
      <text:p text:style-name="P4">
<draw:frame draw:style-name="fr1" draw:name="Image332" text:anchor-type="as-char" svg:width="6.9236in" svg:height="3.956343in" draw:z-index="0">
<draw:image xlink:href="../Images/yкринформ/2023-05-08T22-20-00-03-00/630_360_1649502566-997.jpg" xlink:type="simple" xlink:show="embed" xlink:actuate="onLoad" draw:mime-type="image/jpeg"/>
</draw:frame>
Embassyitali urged citizens of their country to give up travel to Ukraine because of the attack of Russian troops on Kiev.</text:p>
      <text:p text:style-name="P4">
According to Ukrinform, the Italian Embassy in [] reports it(https://www.facebook.com/100064530616709/posts/pfbid0yitDTNoEJ9wC74xjwtVz37MN1KVU2W3KMPzFxMVeZNPk8ybANQD8Xko43EUKBcrBl/).</text:p>
      <text:p text:style-name="P4">
"Збройні напади на Київ та всю територію України. Ситуація у сфері безпекизалишається критичною, існує ризик відключення електроенергії. Усі поїздки в <text:a xlink:type="simple" xlink:href="https://www.ukrinform.ua/tag-ukraina" text:style-name="Internet_20_link" text:visited-style-name="Visited_20_Internet_20_Link">
</text:a>
, in any quality, they are not recommended, " - the message reads.</text:p>
      <text:p text:style-name="P4">
As reported <text:a xlink:type="simple" xlink:href="https://www.ukrinform.ua/rubric-kyiv/3706195-na-kiiv-letilo-36-droniv-ce-bula-najmasovisa-ataka-na-stolicu-klicko.html" text:style-name="Internet_20_link" text:visited-style-name="Visited_20_Internet_20_Link">
</text:a>
, Kyiv City Chairman Vitaliy Klitschko called the night attack on the capital of the largest in the beginning of a full -scale invasion: 36 drones produced by the Russian flew to Kiev.</text:p>
      <text:p text:style-name="P4">
<text:span text:style-name="T4">
 Read also: </text:span>
 <text:a xlink:type="simple" xlink:href="https://www.ukrinform.ua/rubric-kyiv/3706258-dva-dni-policia-nacgvardia-i-teroborona-patruluvatimut-kiiv.html" text:style-name="Internet_20_link" text:visited-style-name="Visited_20_Internet_20_Link">
<text:span text:style-name="T4">
 Kiev </text:span>
</text:a>
In the Svyatoshinsky and Solomensk districts of the capital, the fall of the fragmentation was recorded, several people were injured.</text:p>
      <text:p text:style-name="P4">
News Source: <text:a xlink:type="simple" xlink:href="https://www.ukrinform.ua/rubric-ato/3706501-posolstvo-italii-zaklikalo-gromadan-vidmovitis-vid-poizdok-do-ukraini.html" text:style-name="Internet_20_link" text:visited-style-name="Visited_20_Internet_20_Link">
https://www.ukrinform.ua/rubric-ato/3706501-posolstvo-italii-zaklikalo-gromadan-vidmovitis-vid-poizdok-do-ukraini.html</text:a>
</text:p>
      <!--NEWS-->
      <text:h text:style-name="P10" text:outline-level="1">
<text:span text:style-name="T4">
The Russians beat in Kharkiv region C -300 rockets - they recorded three hits</text:span>
</text:h>
      <text:p text:style-name="P4">
Authors: Ukrinform (Person)</text:p>
      <text:p text:style-name="P4">
Publisher: Укринформ (Organization)</text:p>
      <text:p text:style-name="P4">
Published Time: 2023-05-08T22:22:00+03:00</text:p>
      <text:p text:style-name="P4">
Modified Time: 2023-05-08T22:22:00+03:00</text:p>
      <text:p text:style-name="P4">
Description: The army of the Russian aggressor country strikes Kharkiv and the region C-300. - Ukrinform.</text:p>
      <text:p text:style-name="P4">
Images: ["<text:a xlink:type="simple" xlink:href="https://static.ukrinform.com/photos/2018_10/thumb_files/630_360_1538997483-946.jpg" text:style-name="Internet_20_link" text:visited-style-name="Visited_20_Internet_20_Link">
630_360_15389...</text:a>
"]</text:p>
      <text:p text:style-name="P4">
Tags: ['Обстріл', 'Ракета', 'Харківщина', 'Війна з росією']</text:p>
      <text:p text:style-name="P4">
Type: Article</text:p>
      <!--METADATA-->
      <text:p text:style-name="P4">
<draw:frame draw:style-name="fr1" draw:name="Image333" text:anchor-type="as-char" svg:width="6.9236in" svg:height="3.948443in" draw:z-index="0">
<draw:image xlink:href="../Images/yкринформ/2023-05-08T22-22-00-03-00/630_360_1538997483-946.jpg" xlink:type="simple" xlink:show="embed" xlink:actuate="onLoad" draw:mime-type="image/jpeg"/>
</draw:frame>
The Russian Army-Army of Russia is striking in Kharkiv and the region C-300 rockets.</text:p>
      <text:p text:style-name="P4">
About it reports in <text:a xlink:type="simple" xlink:href="https://t.me/generalmarsel/3092" text:style-name="Internet_20_link" text:visited-style-name="Visited_20_Internet_20_Link">
</text:a>
Head Kharkiv Military Garrison Sergey Melnyk("General Marseille"), reports Ukrinform.</text:p>
      <text:p text:style-name="P4">
"Previously, the enemy strikes in Kharkiv <text:a xlink:type="simple" xlink:href="https://www.ukrinform.ua/tag-raketa" text:style-name="Internet_20_link" text:visited-style-name="Visited_20_Internet_20_Link">
</text:a>
C-300. Do not leave the shelter to the fever!" - Marseille wrote.</text:p>
      <text:p text:style-name="P4">
As of 22:05, according to Ukrinform correspondent, there are five explosions in Kharkiv.</text:p>
      <text:p text:style-name="P4">
Kharkiv Mayor Igor Terekhov reported in <text:a xlink:type="simple" xlink:href="https://t.me/ihor_terekhov/645" text:style-name="Internet_20_link" text:visited-style-name="Visited_20_Internet_20_Link">
</text:a>
Three -row strokes are fixed around Kharkiv, two more are specified.</text:p>
      <text:p text:style-name="P4">
“Five explosions heard the Kharkiv. Three of them around the city. The places of two more attaches of the SES are clarified, ”the message reads.</text:p>
      <text:p text:style-name="P4">
<text:span text:style-name="T4">
 Read also: </text:span>
 <text:a xlink:type="simple" xlink:href="https://www.ukrinform.ua/rubric-ato/3706493-rosiani-za-dobu-12-raziv-obstrilali-prikordonni-gromadi-sumsini.html" text:style-name="Internet_20_link" text:visited-style-name="Visited_20_Internet_20_Link">
<text:span text:style-name="T4">
 Sumy region </text:span>
</text:a>
Later, the head of Kharkiv Ova Oleg Synigubov reported in <text:a xlink:type="simple" xlink:href="https://t.me/synegubov/6143" text:style-name="Internet_20_link" text:visited-style-name="Visited_20_Internet_20_Link">
</text:a>
About six hits in Kharkiv district.</text:p>
      <text:p text:style-name="P4">
“According to preliminary information, the invaders fired at the city and region of rockets-300. At least six “arrivals” have been recorded. There is an hit in the Kharkiv district, ”the message reads.</text:p>
      <text:p text:style-name="P4">
As it was reported, at 21:45 the chief of Kharkiv Ova Oleg Synigubov reported that the invaders were striking in the regional center.</text:p>
      <text:p text:style-name="P4">
News Source: <text:a xlink:type="simple" xlink:href="https://www.ukrinform.ua/rubric-ato/3706502-rosiani-but-po-harkivsini-raketami-s300-e-tri-vlucanna.html" text:style-name="Internet_20_link" text:visited-style-name="Visited_20_Internet_20_Link">
https://www.ukrinform.ua/rubric-ato/3706502-rosiani-but-po-harkivsini-raketami-s300-e-tri-vlucanna.html</text:a>
</text:p>
      <!--NEWS-->
      <text:h text:style-name="P10" text:outline-level="1">
<text:span text:style-name="T4">
President: We are preparing a system of action that will help to exchang the territory faster</text:span>
</text:h>
      <text:p text:style-name="P4">
Authors: Ukrinform (Person)</text:p>
      <text:p text:style-name="P4">
Publisher: Укринформ (Organization)</text:p>
      <text:p text:style-name="P4">
Published Time: 2023-05-08T22:26:00+03:00</text:p>
      <text:p text:style-name="P4">
Modified Time: 2023-05-08T22:26:00+03:00</text:p>
      <text:p text:style-name="P4">
Description: Ukraine prepares a special system of action that will help to exchanges the territory liberated from Russian invaders faster. - Ukrinform.</text:p>
      <text:p text:style-name="P4">
Images: ["<text:a xlink:type="simple" xlink:href="https://static.ukrinform.com/photos/2023_03/thumb_files/630_360_1678738078-322.jpeg" text:style-name="Internet_20_link" text:visited-style-name="Visited_20_Internet_20_Link">
630_360_16787...</text:a>
"]</text:p>
      <text:p text:style-name="P4">
Tags: ['Розмінування', 'Зеленський', 'Війна з росією']</text:p>
      <text:p text:style-name="P4">
Type: Article</text:p>
      <!--METADATA-->
      <text:p text:style-name="P4">
<draw:frame draw:style-name="fr1" draw:name="Image334" text:anchor-type="as-char" svg:width="6.9236in" svg:height="3.956343in" draw:z-index="0">
<draw:image xlink:href="../Images/yкринформ/2023-05-08T22-26-00-03-00/630_360_1678738078-322.jpeg" xlink:type="simple" xlink:show="embed" xlink:actuate="onLoad" draw:mime-type="image/jpeg"/>
</draw:frame>
Ukraine prepares a special system of action that will help to exchange the liberated spacious invaders of the territory faster.</text:p>
      <text:p text:style-name="P4">
Volodymyr Zelenskyy said this in a video address, Ukrinform reports.</text:p>
      <text:p text:style-name="P4">
“As of now, more than 170 thousand square kilometers of our territory are wrapped in mines and ammunition that have not been broken. In general, this is evaluated by the participation limits quite unpleasant - they say, it takes decades to understand such a threat. We have to do it much faster. We prepare a special system of action that will help to change the territory faster after de -occupation, ”Zelensky said.</text:p>
      <text:p text:style-name="P4">
<text:span text:style-name="T5">
Viso: <text:a xlink:type="simple" xlink:href="https://www.facebook.com/president.gov.ua" text:style-name="Internet_20_link" text:visited-style-name="Visited_20_Internet_20_Link">
</text:a>
</text:span>
</text:p>
      <text:p text:style-name="P4">
The head of state noted that during the day he held several security meetings.</text:p>
      <text:p text:style-name="P4">
“We are actively working with partners to increase our capabilities. In technics, in the preparation of sappers and pyrotechnics. With everyone in the world who has experience, who has technology, who has financial capabilities to support, we will work to work to make Ukraine clean from Russian mines again, ”the President said.</text:p>
      <text:p text:style-name="P4">
He also reported that at another meeting he discussed the development of a new -fundamental security concept for Ukraine.</text:p>
      <text:p text:style-name="P4">
<text:span text:style-name="T4">
 Read also: </text:span>
 <text:a xlink:type="simple" xlink:href="https://www.ukrinform.ua/rubric-ato/3705783-ukraina-potrebue-tehniki-dla-rozminuvanna-teritorij-minekonomiki.html" text:style-name="Internet_20_link" text:visited-style-name="Visited_20_Internet_20_Link">
<text:span text:style-name="T4">
 demining </text:span>
</text:a>
“We will answer all the country's security questions comprehensively. At the legislative level, at the level of government decisions, in specific practical issues. From protecting the border to new safety conditions for schools, from infrastructure security for the safety of the economy to the real ability to guarantee our people such protection against terror, which have the most advanced states of the world. All this will be presented. All this will be realized, ”said <text:a xlink:type="simple" xlink:href="https://www.ukrinform.ua/tag-zelenskij" text:style-name="Internet_20_link" text:visited-style-name="Visited_20_Internet_20_Link">
</text:a>
.</text:p>
      <text:p text:style-name="P4">
According to Ukrinform, the Cabinet of Ministers agreed to the SES's proposal for the formation of the Budget Institution "Humanitarian Demand Center".</text:p>
      <text:p text:style-name="P4">
<text:span text:style-name="T5">
Foto: op</text:span>
</text:p>
      <text:p text:style-name="P4">
News Source: <text:a xlink:type="simple" xlink:href="https://www.ukrinform.ua/rubric-ato/3706503-prezident-gotuemo-sistemu-dij-aka-dopomoze-svidse-rozminovuvati-teritorii.html" text:style-name="Internet_20_link" text:visited-style-name="Visited_20_Internet_20_Link">
https://www.ukrinform.ua/rubric-ato/3706503-prezident-gotuemo-sistemu-dij-aka-dopomoze-svidse-rozminovuvati-teritorii.html</text:a>
</text:p>
      <!--NEWS-->
      <text:h text:style-name="P10" text:outline-level="1">
<text:span text:style-name="T4">
Determined the rival of Yastremskaya in the finale of WTA tournament in Rome</text:span>
</text:h>
      <text:p text:style-name="P4">
Authors: Ukrinform (Person)</text:p>
      <text:p text:style-name="P4">
Publisher: Укринформ (Organization)</text:p>
      <text:p text:style-name="P4">
Published Time: 2023-05-08T22:29:00+03:00</text:p>
      <text:p text:style-name="P4">
Modified Time: 2023-05-08T22:29:00+03:00</text:p>
      <text:p text:style-name="P4">
Description: Ukrainian Diana Yastremskaya and Spanish Rebecka Masarov play a voucher to the main mesh of the Women's Tennis Association (WTA) - Internazionali BNL D'Italia - in Rome (Italy) with a prize fund over $ 3.5 million - Ukrinform.</text:p>
      <text:p text:style-name="P4">
Images: ["<text:a xlink:type="simple" xlink:href="https://static.ukrinform.com/photos/2023_05/thumb_files/630_360_1683574115-644.jpg" text:style-name="Internet_20_link" text:visited-style-name="Visited_20_Internet_20_Link">
630_360_16835...</text:a>
"]</text:p>
      <text:p text:style-name="P4">
Tags: ['Теніс', 'Даяна Ястремська']</text:p>
      <text:p text:style-name="P4">
Type: Article</text:p>
      <!--METADATA-->
      <text:p text:style-name="P4">
<draw:frame draw:style-name="fr1" draw:name="Image335" text:anchor-type="as-char" svg:width="6.9236in" svg:height="3.956343in" draw:z-index="0">
<draw:image xlink:href="../Images/yкринформ/2023-05-08T22-29-00-03-00/630_360_1683574115-644.jpg" xlink:type="simple" xlink:show="embed" xlink:actuate="onLoad" draw:mime-type="image/jpeg"/>
</draw:frame>
Ukrainian Yastremskaya and Spanish Rebecka Masarova play a voucher to the basic size of the Women's Tennis Association tournament(WTA)- International BNL D’I ITALIA - PRO(Italy)with a prize fund over $ 3.5 million.</text:p>
      <text:p text:style-name="P4">
Masarova in the semifinals of the selection won over Australia Olivia Gadetski- 6: 1, 6: 3, reports Ukrinform.</text:p>
      <text:p text:style-name="P4">
Yastremskaya, as Ukrinform informed, in turn passed the Frenchwoman Leolijuzhang, who refused to continue the match after the first set - 7: 5 of the Ukrainian woman.</text:p>
      <text:p text:style-name="P4">
<text:span text:style-name="T4">
 Read also: </text:span>
 <text:a xlink:type="simple" xlink:href="https://www.ukrinform.ua/rubric-sports/3706438-astremska-startuvala-z-peremogi-na-turniri-serii-wta-1000-u-rimi.html" text:style-name="Internet_20_link" text:visited-style-name="Visited_20_Internet_20_Link">
</text:a>
The tournament in the Italian capital will last until May 21.</text:p>
      <text:p text:style-name="P4">
Last year, Iga Schwontek won in Rome from Poland.</text:p>
      <text:p text:style-name="P4">
Photo: btu.org.ua.</text:p>
      <text:p text:style-name="P4">
News Source: <text:a xlink:type="simple" xlink:href="https://www.ukrinform.ua/rubric-sports/3706504-viznacilasa-supernica-astremskoi-u-finali-kvalifikacii-turniru-wta-v-rimi.html" text:style-name="Internet_20_link" text:visited-style-name="Visited_20_Internet_20_Link">
https://www.ukrinform.ua/rubric-sports/3706504-viznacilasa-supernica-astremskoi-u-finali-kvalifikacii-turniru-wta-v-rimi.html</text:a>
</text:p>
      <!--NEWS-->
      <text:h text:style-name="P10" text:outline-level="1">
<text:span text:style-name="T4">
In the Dnieper - Explosions, Ova Chairman reports the work of air defense</text:span>
</text:h>
      <text:p text:style-name="P4">
Authors: Ukrinform (Person)</text:p>
      <text:p text:style-name="P4">
Publisher: Укринформ (Organization)</text:p>
      <text:p text:style-name="P4">
Published Time: 2023-05-08T22:31:00+03:00</text:p>
      <text:p text:style-name="P4">
Modified Time: 2023-05-08T22:31:00+03:00</text:p>
      <text:p text:style-name="P4">
Description: During air alarm in the Dnieper, the sounds of explosions were heard. - Ukrinform.</text:p>
      <text:p text:style-name="P4">
Images: ["<text:a xlink:type="simple" xlink:href="https://static.ukrinform.com/photos/2018_10/thumb_files/630_360_1538997483-946.jpg" text:style-name="Internet_20_link" text:visited-style-name="Visited_20_Internet_20_Link">
630_360_15389...</text:a>
"]</text:p>
      <text:p text:style-name="P4">
Tags: ['Дніпро', 'Вибух', 'ППО']</text:p>
      <text:p text:style-name="P4">
Type: Article</text:p>
      <!--METADATA-->
      <text:p text:style-name="P4">
<draw:frame draw:style-name="fr1" draw:name="Image336" text:anchor-type="as-char" svg:width="6.9236in" svg:height="3.948443in" draw:z-index="0">
<draw:image xlink:href="../Images/yкринформ/2023-05-08T22-31-00-03-00/630_360_1538997483-946.jpg" xlink:type="simple" xlink:show="embed" xlink:actuate="onLoad" draw:mime-type="image/jpeg"/>
</draw:frame>
During the air anxiety in the Dnieper, the sounds of explosions were heard.</text:p>
      <text:p text:style-name="P4">
This was reported in <text:a xlink:type="simple" xlink:href="https://t.me/s/borys_filatovv" text:style-name="Internet_20_link" text:visited-style-name="Visited_20_Internet_20_Link">
</text:a>
The mayor of Dniproboryis Filatov, reports Ukrinform.</text:p>
      <text:p text:style-name="P4">
"There are already several explosions in the Dnieper," he wrote.</text:p>
      <text:p text:style-name="P4">
In turn, the head of the Dnipropetrovsk Ova Sergey Lisak <text:a xlink:type="simple" xlink:href="https://t.me/s/dnipropetrovskaODA" text:style-name="Internet_20_link" text:visited-style-name="Visited_20_Internet_20_Link">
</text:a>
About the work of air defense.</text:p>
      <text:p text:style-name="P4">
<text:span text:style-name="T4">
 Read also: </text:span>
 <text:a xlink:type="simple" xlink:href="https://www.ukrinform.ua/rubric-ato/3706502-rosiani-but-po-harkivsini-raketami-s300-e-tri-vlucanna.html" text:style-name="Internet_20_link" text:visited-style-name="Visited_20_Internet_20_Link">
</text:a>
As it was reported, the army of the aggressor country struck Kharkiv and the C-300 regionals.</text:p>
      <text:p text:style-name="P4">
News Source: <text:a xlink:type="simple" xlink:href="https://www.ukrinform.ua/rubric-ato/3706505-u-dnipri-prolunali-vibuhi.html" text:style-name="Internet_20_link" text:visited-style-name="Visited_20_Internet_20_Link">
https://www.ukrinform.ua/rubric-ato/3706505-u-dnipri-prolunali-vibuhi.html</text:a>
</text:p>
      <!--NEWS-->
      <text:h text:style-name="P10" text:outline-level="1">
<text:span text:style-name="T4">
In seven cities of Ukraine there are educational centers for children from Bakhmut</text:span>
</text:h>
      <text:p text:style-name="P4">
Authors: Ukrinform (Person)</text:p>
      <text:p text:style-name="P4">
Publisher: Укринформ (Organization)</text:p>
      <text:p text:style-name="P4">
Published Time: 2023-05-08T22:34:00+03:00</text:p>
      <text:p text:style-name="P4">
Modified Time: 2023-05-08T22:34:00+03:00</text:p>
      <text:p text:style-name="P4">
Description: In seven cities of Ukraine there are educational centers for children who evacuated from the fired enemy of Bakhmut. - Ukrinform.</text:p>
      <text:p text:style-name="P4">
Images: ["<text:a xlink:type="simple" xlink:href="https://static.ukrinform.com/photos/2023_05/thumb_files/630_360_1683574769-542.jpg" text:style-name="Internet_20_link" text:visited-style-name="Visited_20_Internet_20_Link">
630_360_16835...</text:a>
"]</text:p>
      <text:p text:style-name="P4">
Tags: ['Бахмут', 'Діти', 'Освіта', 'Школа']</text:p>
      <text:p text:style-name="P4">
Type: Article</text:p>
      <!--METADATA-->
      <text:p text:style-name="P4">
<draw:frame draw:style-name="fr1" draw:name="Image337" text:anchor-type="as-char" svg:width="6.9236in" svg:height="3.956343in" draw:z-index="0">
<draw:image xlink:href="../Images/yкринформ/2023-05-08T22-34-00-03-00/630_360_1683574769-542.jpg" xlink:type="simple" xlink:show="embed" xlink:actuate="onLoad" draw:mime-type="image/jpeg"/>
</draw:frame>
In seven -city Ukraine there are educational centers for children who were evacuated by the enemy of Bakhmut.</text:p>
      <text:p text:style-name="P4">
As Ukrinform reports, about it in <text:a xlink:type="simple" xlink:href="https://www.facebook.com/OlexiyRevaOfficial/posts/pfbid026S7Fmgg11GgqvkDpYSV8pbndWnPeqqH7DPeke41bp7qVsDuKT6bpCzpHusr7CvXal" text:style-name="Internet_20_link" text:visited-style-name="Visited_20_Internet_20_Link">
</text:a>
The Bakhmut Mayor Alexei Reva reported, who visited the such Poltava educational center.</text:p>
      <text:p text:style-name="P4">
“From the fall of 2022, work was organized <text:a xlink:type="simple" xlink:href="https://www.ukrinform.ua/tag-osvita" text:style-name="Internet_20_link" text:visited-style-name="Visited_20_Internet_20_Link">
</text:a>
Cells in the humanitarian Bakhmutian support in Kyiv Tadnipro. Since March this year, such educational centers have been actively working in five cities in the country: Kryvyi Rih, Yellow Waters, Poltava, Odesa, Kharkiv, ”Reva wrote.</text:p>
      <text:p text:style-name="P4">
He noted that there are currently 1707 participants in these cities, which is 24% of all students and pupils of the Bakhmut Gromad.</text:p>
      <text:p text:style-name="P4">
Thus, according to the mayor, the Poltava educational space is currently visiting 84 children. Thus, the teachers of Bakhmut schools conduct additional lessons of textbooks and Ukrainian language for high school students. Teachers of art and elementary classes provide visits to the children of Poltava cultural institutions: museums, puppet theater, and preschool staff conduct entertainment, workshops, competitions, games.</text:p>
      <text:p text:style-name="P4">
“I am very grateful to Bakhmut teachers who, on a volunteer basis, get to work in the educational centers, for indifference. I thank the leadership of the Donetsk Regional Specialized Facial College of Sports Profile. The village of Bubki, which is now located in the Upoltava, with the support of our initiatives to assist young Bakhmutians. When we are strong - we are strong!”, - said the mayor.</text:p>
      <text:p text:style-name="P4">
<text:span text:style-name="T4">
 Read also: </text:span>
 <text:a xlink:type="simple" xlink:href="https://www.ukrinform.ua/rubric-society/3694447-treba-napracuvati-specialni-osvitni-programi-dla-ukrainskih-ditej-za-kordonom-ekspert.html" text:style-name="Internet_20_link" text:visited-style-name="Visited_20_Internet_20_Link">
<text:span text:style-name="T4">
 educational </text:span>
</text:a>
As it was reported, the Russian army mercilessly destroys the city of Bakhmut, cries in and the civilians. Today, the Russians have destroyed more than 4400 residential buildings, turning the city into ruins. Heavy battles for Bakhmut continue.</text:p>
      <text:p text:style-name="P4">
<text:span text:style-name="T5">
Foto: Alexei Reva / Facebook</text:span>
</text:p>
      <text:p text:style-name="P4">
News Source: <text:a xlink:type="simple" xlink:href="https://www.ukrinform.ua/rubric-regions/3706506-u-semi-mistah-ukraini-pracuut-osvitni-oseredki-dla-ditej-z-bahmuta.html" text:style-name="Internet_20_link" text:visited-style-name="Visited_20_Internet_20_Link">
https://www.ukrinform.ua/rubric-regions/3706506-u-semi-mistah-ukraini-pracuut-osvitni-oseredki-dla-ditej-z-bahmuta.html</text:a>
</text:p>
      <!--NEWS-->
      <text:h text:style-name="P10" text:outline-level="1">
<text:span text:style-name="T4">
There was a fight with 300 people at the Turkish polling station in Amsterdam.</text:span>
</text:h>
      <text:p text:style-name="P4">
Authors: Ukrinform (Person)</text:p>
      <text:p text:style-name="P4">
Publisher: Укринформ (Organization)</text:p>
      <text:p text:style-name="P4">
Published Time: 2023-05-08T22:47:00+03:00</text:p>
      <text:p text:style-name="P4">
Modified Time: 2023-05-08T22:47:00+03:00</text:p>
      <text:p text:style-name="P4">
Description: In the Dutch Amsterdam a fight with about 300 people at the polling station, where there was a vote in the election of the President and Turkey Parliament. - Ukrinform.</text:p>
      <text:p text:style-name="P4">
Images: ["<text:a xlink:type="simple" xlink:href="https://static.ukrinform.com/photos/2023_05/thumb_files/630_360_1683575176-203.jpg" text:style-name="Internet_20_link" text:visited-style-name="Visited_20_Internet_20_Link">
630_360_16835...</text:a>
"]</text:p>
      <text:p text:style-name="P4">
Tags: ['Бійка', 'Вибори', 'Туреччина', 'Амстердам']</text:p>
      <text:p text:style-name="P4">
Type: Article</text:p>
      <!--METADATA-->
      <text:p text:style-name="P4">
<draw:frame draw:style-name="fr1" draw:name="Image338" text:anchor-type="as-char" svg:width="6.9236in" svg:height="3.956343in" draw:z-index="0">
<draw:image xlink:href="../Images/yкринформ/2023-05-08T22-47-00-03-00/630_360_1683575176-203.jpg" xlink:type="simple" xlink:show="embed" xlink:actuate="onLoad" draw:mime-type="image/jpeg"/>
</draw:frame>
A fight with about 300 people with a relevant precinct, where the presidential election of Turkey, took place.</text:p>
      <text:p text:style-name="P4">
About it reports Ukrinform with reference to <text:a xlink:type="simple" xlink:href="https://nos.nl/artikel/2474347-300-mensen-betrokken-bij-vechtpartij-rai-rond-turkse-verkiezingen" text:style-name="Internet_20_link" text:visited-style-name="Visited_20_Internet_20_Link">
</text:a>
.</text:p>
      <text:p text:style-name="P4">
"IN <text:a xlink:type="simple" xlink:href="https://www.ukrinform.ua/tag-bijka" text:style-name="Internet_20_link" text:visited-style-name="Visited_20_Internet_20_Link">
 </text:a>
300 people took part in Amsterdam, two of them were injured, ”the message said.</text:p>
      <text:p text:style-name="P4">
It is noted that the fight arose during the counting of votes.</text:p>
      <text:p text:style-name="P4">
Police declared a mass fight a day after the event.</text:p>
      <text:p text:style-name="P4">
The fight took place at the RAI Exhibition Center in Amsterdam on Sunday evening - the last day when voters could cast their votes.</text:p>
      <text:p text:style-name="P4">
With the help of a large number of law enforcement officers managed to quench the participants.</text:p>
      <text:p text:style-name="P4">
<text:span text:style-name="T4">
 Read also: </text:span>
 <text:a xlink:type="simple" xlink:href="https://www.ukrinform.ua/rubric-world/3706243-v-uzbekistani-ogolosili-dostrokovi-prezidentski-vibori.html" text:style-name="Internet_20_link" text:visited-style-name="Visited_20_Internet_20_Link">
<text:span text:style-name="T4">
 elections </text:span>
</text:a>
It is worth noting that more than 200,000 Turkish passport owners live in the Netherlands.</text:p>
      <text:p text:style-name="P4">
As it was reported, the parliamentary and presidential elections in Turkey will be submitted on May 14 - a month earlier than the planned term.</text:p>
      <text:p text:style-name="P4">
<text:span text:style-name="T5">
Foto: nos.nl</text:span>
</text:p>
      <text:p text:style-name="P4">
News Source: <text:a xlink:type="simple" xlink:href="https://www.ukrinform.ua/rubric-world/3706507-na-tureckij-viborcij-dilnici-v-amsterdami-stalasa-bijka-za-ucasti-300-ludej.html" text:style-name="Internet_20_link" text:visited-style-name="Visited_20_Internet_20_Link">
https://www.ukrinform.ua/rubric-world/3706507-na-tureckij-viborcij-dilnici-v-amsterdami-stalasa-bijka-za-ucasti-300-ludej.html</text:a>
</text:p>
      <!--NEWS-->
      <text:h text:style-name="P10" text:outline-level="1">
<text:span text:style-name="T4">
The enemy increased the intensity of attacks on Bakhmut and increased the number of soldiers - Kombrig Grishchenko</text:span>
</text:h>
      <text:p text:style-name="P4">
Authors: Ukrinform (Person)</text:p>
      <text:p text:style-name="P4">
Publisher: Укринформ (Organization)</text:p>
      <text:p text:style-name="P4">
Published Time: 2023-05-08T22:53:00+03:00</text:p>
      <text:p text:style-name="P4">
Modified Time: 2023-05-08T22:53:00+03:00</text:p>
      <text:p text:style-name="P4">
Description: The enemy has increased the intensity of the attacks on Bakhmut and increased the amount of live force, continues to strike rocket strokes and fired at the positions of Ukrainian defenders from different weapons. - Ukrinform.</text:p>
      <text:p text:style-name="P4">
Images: ["<text:a xlink:type="simple" xlink:href="https://static.ukrinform.com/photos/2022_08/thumb_files/630_360_1659680502-569.jpg" text:style-name="Internet_20_link" text:visited-style-name="Visited_20_Internet_20_Link">
630_360_16596...</text:a>
"]</text:p>
      <text:p text:style-name="P4">
Tags: ['Бахмут', 'Обстріл', 'Російські військові', 'Війна з росією']</text:p>
      <text:p text:style-name="P4">
Type: Article</text:p>
      <!--METADATA-->
      <text:p text:style-name="P4">
<draw:frame draw:style-name="fr1" draw:name="Image339" text:anchor-type="as-char" svg:width="6.9236in" svg:height="3.956343in" draw:z-index="0">
<draw:image xlink:href="../Images/yкринформ/2023-05-08T22-53-00-03-00/630_360_1659680502-569.jpg" xlink:type="simple" xlink:show="embed" xlink:actuate="onLoad" draw:mime-type="image/jpeg"/>
</draw:frame>
He has increased the intensity of Bakhmut attacks and has increased the amount of live force, continues to strike rocket strokes and fired at the positions of Ukrainian defense traffickers from various weapons.</text:p>
      <text:p text:style-name="P4">
This was said in a video address in <text:a xlink:type="simple" xlink:href="https://t.me/kharkiv_127_brigada_tro/2852" text:style-name="Internet_20_link" text:visited-style-name="Visited_20_Internet_20_Link">
</text:a>
The commander of the 127th brigadteroborony from Kharkiv region Roman Gryshchenko("Uncle Roma"), reports Ukrinform.</text:p>
      <text:p text:style-name="P4">
"The situation in Bakhmut is difficult, but the situation is controlled by defense forces. The efficiency has increased the intensity of attacks and increased the amount of living force. Performed by the pump <text:a xlink:type="simple" xlink:href="https://www.ukrinform.ua/tag-obstril" text:style-name="Internet_20_link" text:visited-style-name="Visited_20_Internet_20_Link">
</text:a>
, uses aviation, artillery and ignition ammunition. All his resource throws to the maximum damage to the Bakhmut defense forces. Our warriors stand. Honor is praised, ”Grishchenko said.</text:p>
      <text:p text:style-name="P4">
<text:span text:style-name="T4">
 Read also: </text:span>
 <text:a xlink:type="simple" xlink:href="https://www.ukrinform.ua/rubric-ato/3706398-sili-specoperacij-znisili-rosijskij-kulemetnij-rozrahunok-u-bahmuti.html" text:style-name="Internet_20_link" text:visited-style-name="Visited_20_Internet_20_Link">
<text:span text:style-name="T4">
 Bakhmut </text:span>
</text:a>
As reported, <text:a xlink:type="simple" xlink:href="https://www.ukrinform.ua/rubric-ato/3706446-vorog-nastupae-na-cotiroh-napramkah-za-bahmut-i-marinku-vazki-boi.html" text:style-name="Internet_20_link" text:visited-style-name="Visited_20_Internet_20_Link">
</text:a>
. It is ongoing in Bakhmut. During the day, the enemy conducted unsuccessful offensive actions by the Ivanovsky and Temporal Yar. He struck air strikes in areas of bogs, Bakhmut and the Baptist.</text:p>
      <text:p text:style-name="P4">
News Source: <text:a xlink:type="simple" xlink:href="https://www.ukrinform.ua/rubric-ato/3706508-vorog-pidvisiv-intensivnist-atak-na-bahmut-i-zbilsiv-kilkist-soldativ-kombrig-grisenko.html" text:style-name="Internet_20_link" text:visited-style-name="Visited_20_Internet_20_Link">
https://www.ukrinform.ua/rubric-ato/3706508-vorog-pidvisiv-intensivnist-atak-na-bahmut-i-zbilsiv-kilkist-soldativ-kombrig-grisenko.html</text:a>
</text:p>
      <!--NEWS-->
      <text:h text:style-name="P10" text:outline-level="1">
<text:span text:style-name="T4">
Poland is said to be no hurry Ukrainians with a counter -offensive</text:span>
</text:h>
      <text:p text:style-name="P4">
Authors: Ukrinform (Person)</text:p>
      <text:p text:style-name="P4">
Publisher: Укринформ (Organization)</text:p>
      <text:p text:style-name="P4">
Published Time: 2023-05-08T23:04:00+03:00</text:p>
      <text:p text:style-name="P4">
Modified Time: 2023-05-08T23:04:00+03:00</text:p>
      <text:p text:style-name="P4">
Description: The rushing of Ukrainians with a counter -offensive is not in the interests of the event, Ukrainians should have enough weapons for effective counter -offensive actions against the Russian aggressor. - Ukrinform.</text:p>
      <text:p text:style-name="P4">
Images: ["<text:a xlink:type="simple" xlink:href="https://static.ukrinform.com/photos/2023_05/thumb_files/630_360_1683575924-402.jpg" text:style-name="Internet_20_link" text:visited-style-name="Visited_20_Internet_20_Link">
630_360_16835...</text:a>
"]</text:p>
      <text:p text:style-name="P4">
Tags: ['Польща', 'Україна', 'Війна з росією', 'Контрнаступ']</text:p>
      <text:p text:style-name="P4">
Type: Article</text:p>
      <!--METADATA-->
      <text:p text:style-name="P4">
<draw:frame draw:style-name="fr1" draw:name="Image340" text:anchor-type="as-char" svg:width="6.9236in" svg:height="3.956343in" draw:z-index="0">
<draw:image xlink:href="../Images/yкринформ/2023-05-08T23-04-00-03-00/630_360_1683575924-402.jpg" xlink:type="simple" xlink:show="embed" xlink:actuate="onLoad" draw:mime-type="image/jpeg"/>
</draw:frame>
The hurry of Ukrainians with a counter -offensive is not in the interests of the event, Ukrainians should have weapons for effective counter -offensive actions against the Russian aggressor.</text:p>
      <text:p text:style-name="P4">
About it in <text:a xlink:type="simple" xlink:href="https://twitter.com/StZaryn/status/1655602893557309443" text:style-name="Internet_20_link" text:visited-style-name="Visited_20_Internet_20_Link">
</text:a>
The Polish Government on the Security of the Information Space of the country is written by the country of Stanislav Zharyn, Ukrinform reports.</text:p>
      <text:p text:style-name="P4">
“The rushing of Ukrainians is not in the interests of the event. Countries that support <text:a xlink:type="simple" xlink:href="https://www.ukrinform.ua/tag-ukraina" text:style-name="Internet_20_link" text:visited-style-name="Visited_20_Internet_20_Link">
</text:a>
, they should be aware that the effectiveness of the event in the coming weeks will depend on the level of preparation of the military operation of such logistics base, ”Zharin wrote.</text:p>
      <text:p text:style-name="P4">
He noted that Ukraine should act "in a well -planned and prepared way."</text:p>
      <text:p text:style-name="P4">
"The beginning of the offensive without proper preparation can negate the chances of Ukrainians to change the situation at the front," the official emphasized.</text:p>
      <text:p text:style-name="P4">
Zharin noted that the emergence of information on pressure on Ukraine on the implementation of fast actions "does not contribute to effective counter -offensive". According to him, he said, in particular, the President of the Czech Republic Peter Paul.</text:p>
      <text:p text:style-name="P4">
The Polish government official noted that the situation in Ukraine is now very difficult, the reinforms depend on the ability of Ukrainians to accumulate enough military equipment to perform an offensive operation.</text:p>
      <text:p text:style-name="P4">
<text:span text:style-name="T4">
 Read also: </text:span>
 <text:a xlink:type="simple" xlink:href="https://www.ukrinform.ua/rubric-ato/3705989-u-rosii-zavitsa-velika-panika-koli-ukraina-rozpocne-kontrnastup-gavrilov.html" text:style-name="Internet_20_link" text:visited-style-name="Visited_20_Internet_20_Link">
<text:span text:style-name="T4">
 counter -offensive </text:span>
</text:a>
Dotar also noted that the assumption of tension in the Russian system is not true. According to him, there is currently no rebellion in the Russian power against imperial policy or resistance against the war of Ukraine.</text:p>
      <text:p text:style-name="P4">
The Polish official emphasized that in the coming months it is not necessary to expect the war. He stressed that Moscow's actions indicate that it is preparing a long -lasting war and wants to achieve its strategic goals. According to him, Muscovites are evident to victory over Ukraine thanks to hostilities with hybrid method. According to him, the Russian Federation still counts on the breakthrough of the defense of Ukraine, the victory over the Ukrainian army, the acquisition of Kiev, the change of the Ukrainian authorities by the Yokupation of all Ukraine.</text:p>
      <text:p text:style-name="P4">
News Source: <text:a xlink:type="simple" xlink:href="https://www.ukrinform.ua/rubric-ato/3706510-u-polsi-kazut-so-ne-potribno-kvapiti-ukrainciv-z-kontrnastupom.html" text:style-name="Internet_20_link" text:visited-style-name="Visited_20_Internet_20_Link">
https://www.ukrinform.ua/rubric-ato/3706510-u-polsi-kazut-so-ne-potribno-kvapiti-ukrainciv-z-kontrnastupom.html</text:a>
</text:p>
      <!--NEWS-->
      <text:h text:style-name="P10" text:outline-level="1">
<text:span text:style-name="T4">
The European Parliament tomorrow will vote on the Acting Authority Act</text:span>
</text:h>
      <text:p text:style-name="P4">
Authors: Ukrinform (Person)</text:p>
      <text:p text:style-name="P4">
Publisher: Укринформ (Organization)</text:p>
      <text:p text:style-name="P4">
Published Time: 2023-05-08T23:11:00+03:00</text:p>
      <text:p text:style-name="P4">
Modified Time: 2023-05-08T23:11:00+03:00</text:p>
      <text:p text:style-name="P4">
Description: The European Commission hopes that tomorrow, deputies in Strasbourg will support the AMPLOSA support act (ASAP), which is part of the EU plan to accelerate the supplies of shells to Ukraine. - Ukrinform.</text:p>
      <text:p text:style-name="P4">
Images: ["<text:a xlink:type="simple" xlink:href="https://static.ukrinform.com/photos/2023_01/thumb_files/630_360_1674605069-161.png" text:style-name="Internet_20_link" text:visited-style-name="Visited_20_Internet_20_Link">
630_360_16746...</text:a>
"]</text:p>
      <text:p text:style-name="P4">
Tags: ['Європарламент', 'Євросоюз', 'Україна', 'Боєприпаси', 'Війна з росією']</text:p>
      <text:p text:style-name="P4">
Type: Article</text:p>
      <!--METADATA-->
      <text:p text:style-name="P4">
<draw:frame draw:style-name="fr1" draw:name="Image341" text:anchor-type="as-char" svg:width="6.9236in" svg:height="3.956343in" draw:z-index="0">
<draw:image xlink:href="../Images/yкринформ/2023-05-08T23-11-00-03-00/630_360_1674605069-161.png" xlink:type="simple" xlink:show="embed" xlink:actuate="onLoad" draw:mime-type="image/png"/>
</draw:frame>
The European Commission hopes that tomorrow deputies in Strasbourg will support ACTS support for ammunition production(ASAP)which is part of the EU plan for the admission of shells to Ukraine.</text:p>
      <text:p text:style-name="P4">
The European Parliamentary Commissioner for Internal Trade and Services Tierry Breton, Ukrinform, reported this at the thematic hearings during the plenary session of the European Parliament.</text:p>
      <text:p text:style-name="P4">
“The situation requires this from us. Of course, we will work side by side of the EU betrayal and the Swedish chairman to move quickly, protect our citizens, our own safety and democracy. We don't have to deceive ourselves, dear. We know who is the aggressor. This is Russia. This war is also a war of industrial capabilities. It depends on our results and what contribution we will be able to make peace, ”the Commissar said.</text:p>
      <text:p text:style-name="P4">
According to him, there is a collective responsibility in achieving the results in order to come with the EU Council to June: “We all know what is happening in Ukraine, and this is not only striking in Ukraine but all of us in Europe. I congratulate the fact that you have agreed to consider this issue under an urgent procedure and to hold a terminal vote. Hope the vote(Concerning the act - ed.)Tomorrow will be positive, I count on you. "</text:p>
      <text:p text:style-name="P4">
Breton noted that since the beginning of the Russian aggression against Ukraine, Europapovipped on the front line, in particular, in the supply of artillery, tanks, but one of the main points remains the supply of ammunition and missiles to Ukraine.</text:p>
      <text:p text:style-name="P4">
<text:span text:style-name="T4">
 Read also: </text:span>
 <text:a xlink:type="simple" xlink:href="https://www.ukrinform.ua/rubric-ato/3706237-povitrani-ataki-i-postacanna-boepripasiv-zelenskij-proviv-zasidanna-stavki.html" text:style-name="Internet_20_link" text:visited-style-name="Visited_20_Internet_20_Link">
<text:span text:style-name="T4">
 rates </text:span>
</text:a>
"Conflict, no doubt, really put our industry under great pressure. We have to produce more to be able to meet the needs of the front. We also need ammunition to ensure the replenishment of our own inventories, to delay the supply of ammunition to Ukraine, ” - said the representative Commission.</text:p>
      <text:p text:style-name="P4">
He recalled that the EU has made a political decision to put 1 million carnations in Ukraine for 12 months. The EU Council at the Defense Ministers Development Ministers, consisting of three main points - supply of existing ammunition, acceleration of production by joint ordering of worms in industry, which is allocated from the European Peace Fund 2 million euro - a billion for each of the directions.<text:span text:style-name="T4">
 Read also: </text:span>
 <text:a xlink:type="simple" xlink:href="https://www.ukrinform.ua/rubric-ato/3705346-es-ostatocno-shvaliv-vidilenna-milarda-evro-na-zakupivlu-boepripasiv-dla-ukraini.html" text:style-name="Internet_20_link" text:visited-style-name="Visited_20_Internet_20_Link">
</text:a>
The European Commissioner is the key major conclusions of up to 15 major European weapons manufacturers. The main thing, he said, is that Europe has the developed and sufficient potential of the defense industry, although it needs to be improved by the networks of supply of raw materials and equipment.</text:p>
      <text:p text:style-name="P4">
"I am firmly convinced that within 12 months, with your support and out -of -development, we will be able to fulfill the obligations of 1 million ammunition in Europe to put them in Ukraine, as it is emerging," Tierry Breton said.</text:p>
      <text:p text:style-name="P4">
As it was reported, on March 20, the European Council has made a decision to raise the supply of ammunition for Ukraine and to increase the capabilities of the EU's border industry. In particular, this decision stipulates that the countries will be given 1 million artillery boobs for the next 12 months, including 155 mm caliber shells.</text:p>
      <text:p text:style-name="P4">
News Source: <text:a xlink:type="simple" xlink:href="https://www.ukrinform.ua/rubric-world/3706509-evroparlament-zavtra-golosuvatime-sodo-aktu-z-pidtrimki-virobnictva-boepripasiv.html" text:style-name="Internet_20_link" text:visited-style-name="Visited_20_Internet_20_Link">
https://www.ukrinform.ua/rubric-world/3706509-evroparlament-zavtra-golosuvatime-sodo-aktu-z-pidtrimki-virobnictva-boepripasiv.html</text:a>
</text:p>
      <!--NEWS-->
      <text:h text:style-name="P10" text:outline-level="1">
<text:span text:style-name="T4">
Drobovich: Russia poisoned the memory of World War II and the concept of May 9</text:span>
</text:h>
      <text:p text:style-name="P4">
Authors: Ukrinform (Person)</text:p>
      <text:p text:style-name="P4">
Publisher: Укринформ (Organization)</text:p>
      <text:p text:style-name="P4">
Published Time: 2023-05-08T23:24:00+03:00</text:p>
      <text:p text:style-name="P4">
Modified Time: 2023-05-08T23:24:00+03:00</text:p>
      <text:p text:style-name="P4">
Description: The head of the Ukrainian Institute of National Memory, Anton Drobovich considers it logical and long -term to celebrate the decision of Europe in Ukraine on May 9. - Ukrinform.</text:p>
      <text:p text:style-name="P4">
Images: ["<text:a xlink:type="simple" xlink:href="https://static.ukrinform.com/photos/2021_07/thumb_files/630_360_1627477950-664.jpg" text:style-name="Internet_20_link" text:visited-style-name="Visited_20_Internet_20_Link">
630_360_16274...</text:a>
"]</text:p>
      <text:p text:style-name="P4">
Tags: ['Друга світова', 'День Європи ', 'Дробович', 'УІНП']</text:p>
      <text:p text:style-name="P4">
Type: Article</text:p>
      <!--METADATA-->
      <text:p text:style-name="P4">
<draw:frame draw:style-name="fr1" draw:name="Image342" text:anchor-type="as-char" svg:width="6.9236in" svg:height="3.956343in" draw:z-index="0">
<draw:image xlink:href="../Images/yкринформ/2023-05-08T23-24-00-03-00/630_360_1627477950-664.jpg" xlink:type="simple" xlink:show="embed" xlink:actuate="onLoad" draw:mime-type="image/jpeg"/>
</draw:frame>
Anton Drobovich, the head of the Ukrainian Institute of National Memory, considers it logical to celebrate the decision of Europe on May 9 in Ukraine.</text:p>
      <text:p text:style-name="P4">
This opinion was the head of the Ukrainian Institute of National Memory Anton Drobyovychi in an interview <text:a xlink:type="simple" xlink:href="https://t.me/svoboda_radio/17361" text:style-name="Internet_20_link" text:visited-style-name="Visited_20_Internet_20_Link">
</text:a>
, reports Ukrinform.</text:p>
      <text:p text:style-name="P4">
“May 9 will be the day of Europe. According to historical truth, because the 8th day of the world, in most European countries, it is marked as Victory Day, ”Drobyovych said.</text:p>
      <text:p text:style-name="P4">
According to him, earlier such initiatives were "largely impossible."</text:p>
      <text:p text:style-name="P4">
In addition, the head of the UINP noted, "the illusion of friendship with Russia and the humanitarian impact of HRF on Ukraine were quite strong." This year, sociology shows the lowest years of support on May 9, he added. Although earlier this day was the average holidays of Ukrainians.</text:p>
      <text:p text:style-name="P4">
“Russia has so poisoned the memory of <text:a xlink:type="simple" xlink:href="https://www.ukrinform.ua/tag-druga-svitova" text:style-name="Internet_20_link" text:visited-style-name="Visited_20_Internet_20_Link">
</text:a>
And in general, the concept of May 9 that Ukrainians do not want to have nothing communal, ”Drobovich stated.</text:p>
      <text:p text:style-name="P4">
<text:span text:style-name="T4">
 Read also: </text:span>
 <text:a xlink:type="simple" xlink:href="https://www.ukrinform.ua/rubric-other_news/3706204-tkacenko-pro-den-evropi-9-travna-ce-povernenna-do-evropejskih-tradicij.html" text:style-name="Internet_20_link" text:visited-style-name="Visited_20_Internet_20_Link">
<text:span text:style-name="T4">
 day </text:span>
 <text:span text:style-name="T4">
 </text:span>
 Europe **</text:a>
As reported by Ukrinform, President of Ukraine Volodymyr Zelensky signed Decree №266/2023, according to which Ukraine is now [] [] <text:a xlink:type="simple" xlink:href="http://www.ukrinform.ua/rubric-society/3706138-ukraina-soricno-9-travna-vidznacatime-den-evropi-ukaz-prezidenta.html" text:style-name="Internet_20_link" text:visited-style-name="Visited_20_Internet_20_Link">
</text:a>
Earlier in Ukraine, the day was written annually on the third Saturday of May, which this year falls on the 20th.</text:p>
      <text:p text:style-name="P4">
President also <text:a xlink:type="simple" xlink:href="http://www.ukrinform.ua/rubric-polytics/3706137-zelenskij-proponue-vidznacati-den-pamati-ta-peremogi-nad-nacizmom-8-travna.html" text:style-name="Internet_20_link" text:visited-style-name="Visited_20_Internet_20_Link">
</text:a>
The Bill of Memorial and Victory over Nazism of the World War War.</text:p>
      <text:p text:style-name="P4">
News Source: <text:a xlink:type="simple" xlink:href="https://www.ukrinform.ua/rubric-ato/3706512-drobovic-rosia-otruila-pamat-pro-drugu-svitovu-vijnu-ta-koncepciu-9-travna.html" text:style-name="Internet_20_link" text:visited-style-name="Visited_20_Internet_20_Link">
https://www.ukrinform.ua/rubric-ato/3706512-drobovic-rosia-otruila-pamat-pro-drugu-svitovu-vijnu-ta-koncepciu-9-travna.html</text:a>
</text:p>
      <!--NEWS-->
      <text:h text:style-name="P10" text:outline-level="1">
<text:span text:style-name="T4">
In Izmir opened the first in the world in the world "UAP-SOCE"</text:span>
</text:h>
      <text:p text:style-name="P4">
Authors: Ukrinform (Person)</text:p>
      <text:p text:style-name="P4">
Publisher: Укринформ (Organization)</text:p>
      <text:p text:style-name="P4">
Published Time: 2023-05-08T23:33:00+03:00</text:p>
      <text:p text:style-name="P4">
Modified Time: 2023-05-08T23:33:00+03:00</text:p>
      <text:p text:style-name="P4">
Description: In Turkish Izmir, a new Turkish Navy flagship was opened for visitors - TCG Anadolu landing ship, the first warship in the world, designed to dislocate and use percussion UAVs. - Ukrinform.</text:p>
      <text:p text:style-name="P4">
Images: ["<text:a xlink:type="simple" xlink:href="https://static.ukrinform.com/photos/2023_05/thumb_files/630_360_1683577850-230.jpg" text:style-name="Internet_20_link" text:visited-style-name="Visited_20_Internet_20_Link">
630_360_16835...</text:a>
"]</text:p>
      <text:p text:style-name="P4">
Tags: ['Безпілотник', 'Корабель', 'Туреччина']</text:p>
      <text:p text:style-name="P4">
Type: Article</text:p>
      <!--METADATA-->
      <text:p text:style-name="P4">
<draw:frame draw:style-name="fr1" draw:name="Image343" text:anchor-type="as-char" svg:width="6.9236in" svg:height="3.956343in" draw:z-index="0">
<draw:image xlink:href="../Images/yкринформ/2023-05-08T23-33-00-03-00/630_360_1683577850-230.jpg" xlink:type="simple" xlink:show="embed" xlink:actuate="onLoad" draw:mime-type="image/jpeg"/>
</draw:frame>
The Uturkish Izmiri opened for visitors a new flagship of Turkish Navy -TCG Anadolu, the first warship in the world, designed for dislocation and use of percussion UAVs.</text:p>
      <text:p text:style-name="P4">
About it reports Ukrinform with reference to the message of the Ministry of Defense of Turkeyu <text:a xlink:type="simple" xlink:href="https://twitter.com/tcsavunma/status/1655623870169198606" text:style-name="Internet_20_link" text:visited-style-name="Visited_20_Internet_20_Link">
</text:a>
.</text:p>
      <text:p text:style-name="P4">
“ <text:a xlink:type="simple" xlink:href="https://www.ukrinform.ua/tag-korabel" text:style-name="Internet_20_link" text:visited-style-name="Visited_20_Internet_20_Link">
 </text:a>
TCG Anadolu continues to meet the citizens of Izmir at the port of Alsanjak, ”the ministry reported.</text:p>
      <text:p text:style-name="Quotations">

<text:p text:style-name="P4">
TCG anadolu, ALSANCAK LIMANISY'NDA ̇ZMIRLI HEMESHRILERIMIZLE BULUKHMAYA Devam&gt;
 Ediyor. VATANDAILARISLIMZ, ILK Günden Itibaren tcg anadolu'ya yoğun ilgi&gt;
 gösteriyor. <text:a xlink:type="simple" xlink:href="https://twitter.com/hashtag/Mill%C3%AESavunmaBakanl%C4%B1%C4%9F%C4%B1" text:style-name="Internet_20_link" text:visited-style-name="Visited_20_Internet_20_Link">
&gt;
</text:a>
&gt;
 <text:a xlink:type="simple" xlink:href="https://t.co/TIZashjZcl" text:style-name="Internet_20_link" text:visited-style-name="Visited_20_Internet_20_Link">
 </text:a>
&gt;
&gt;
 - T.C. National Defense Department(@tcsavunma) <text:a xlink:type="simple" xlink:href="https://twitter.com/tcsavunma/status/1655623870169198606" text:style-name="Internet_20_link" text:visited-style-name="Visited_20_Internet_20_Link">
&gt;
 </text:a>
It is also noted that citizens from the first day of the ship's stay in portworked were of considerable interest.</text:p>

</text:p>
      <text:p text:style-name="P4">
<text:span text:style-name="T4">
 Read also: </text:span>
 <text:a xlink:type="simple" xlink:href="https://www.ukrinform.ua/rubric-technology/3693829-bezpilotnij-vinisuvac-kzlelma-moze-zrobiti-revoluciu-v-aviacijnomu-bou-baykar.html" text:style-name="Internet_20_link" text:visited-style-name="Visited_20_Internet_20_Link">
</text:a>
As reported <text:a xlink:type="simple" xlink:href="https://www.ukrinform.ua/amp/rubric-world/3693699-tureccina-postavit-na-ozbroenna-unikalnij-korabel-dla-rozmisenna-bojovih-droniv.html" text:style-name="Internet_20_link" text:visited-style-name="Visited_20_Internet_20_Link">
</text:a>
, in early April, Turkey put a new universal dealer ship, which can act as a light aircraft carrier. This is the first in the world to accommodate combat drones.</text:p>
      <text:p text:style-name="P4">
<text:span text:style-name="T5">
Foto: t.c. Millî Savunma Bakanlığı</text:span>
</text:p>
      <text:p text:style-name="P4">
News Source: <text:a xlink:type="simple" xlink:href="https://www.ukrinform.ua/rubric-world/3706513-v-izmiri-vidkrili-dla-vidviduvaciv-persij-u-sviti-bplanosec.html" text:style-name="Internet_20_link" text:visited-style-name="Visited_20_Internet_20_Link">
https://www.ukrinform.ua/rubric-world/3706513-v-izmiri-vidkrili-dla-vidviduvaciv-persij-u-sviti-bplanosec.html</text:a>
</text:p>
      <!--NEWS-->
      <text:h text:style-name="P10" text:outline-level="1">
<text:span text:style-name="T4">
Ukrainian journalists won the Pulitzer Prize</text:span>
</text:h>
      <text:p text:style-name="P4">
Authors: Ukrinform (Person)</text:p>
      <text:p text:style-name="P4">
Publisher: Укринформ (Organization)</text:p>
      <text:p text:style-name="P4">
Published Time: 2023-05-08T23:39:00+03:00</text:p>
      <text:p text:style-name="P4">
Modified Time: 2023-05-08T23:39:00+03:00</text:p>
      <text:p text:style-name="P4">
Description: Ukrainian journalists became the winners of this year's Pulitzer Prize - the most prestigious media award. - Ukrinform.</text:p>
      <text:p text:style-name="P4">
Images: ["<text:a xlink:type="simple" xlink:href="https://static.ukrinform.com/photos/2016_04/thumb_files/630_360_1461038013-7712-pulitcerovskaa-premia.jpg" text:style-name="Internet_20_link" text:visited-style-name="Visited_20_Internet_20_Link">
630_360_14610...</text:a>
"]</text:p>
      <text:p text:style-name="P4">
Tags: ['Нагорода', 'Журналіст', 'Пулітцерівська премія']</text:p>
      <text:p text:style-name="P4">
Type: Article</text:p>
      <!--METADATA-->
      <text:p text:style-name="P4">
<draw:frame draw:style-name="fr1" draw:name="Image344" text:anchor-type="as-char" svg:width="6.9236in" svg:height="3.956343in" draw:z-index="0">
<draw:image xlink:href="../Images/yкринформ/2023-05-08T23-39-00-03-00/630_360_1461038013-7712-pulitcerovskaa-premia.jpg" xlink:type="simple" xlink:show="embed" xlink:actuate="onLoad" draw:mime-type="image/jpeg"/>
</draw:frame>
Ukrainian journalists became the winners of this year's Pulitzer Premia - the most prestigious media award.</text:p>
      <text:p text:style-name="P4">
Such information is published on <text:a xlink:type="simple" xlink:href="https://www.pulitzer.org/news/2023-pulitzer-prize-announcement" text:style-name="Internet_20_link" text:visited-style-name="Visited_20_Internet_20_Link">
</text:a>
Pulitzer Prize, Ukrinform reports.</text:p>
      <text:p text:style-name="P4">
Ukrainian photographers Yevgeny Maloletka and Mstislav Chernov won the Pulitzeriv Cuttings for a picture from Mariupol. The award was also awarded Video Protted by Stepanenko.</text:p>
      <text:p text:style-name="P4">
As part of cooperation with the Associated Press, they were marked "for the service of socialization".</text:p>
      <text:p text:style-name="Quotations">

<text:p text:style-name="P4">
Congratulations to <text:a xlink:type="simple" xlink:href="https://twitter.com/AP" text:style-name="Internet_20_link" text:visited-style-name="Visited_20_Internet_20_Link">
</text:a>
 , <text:a xlink:type="simple" xlink:href="https://twitter.com/mstyslav9" text:style-name="Internet_20_link" text:visited-style-name="Visited_20_Internet_20_Link">
&gt;
 </text:a>
 , <text:a xlink:type="simple" xlink:href="https://twitter.com/EMaloletka" text:style-name="Internet_20_link" text:visited-style-name="Visited_20_Internet_20_Link">
&gt;
 </text:a>
 , <text:a xlink:type="simple" xlink:href="https://twitter.com/VasilisaUKR" text:style-name="Internet_20_link" text:visited-style-name="Visited_20_Internet_20_Link">
&gt;
 </text:a>
and <text:a xlink:type="simple" xlink:href="https://twitter.com/lhinnant" text:style-name="Internet_20_link" text:visited-style-name="Visited_20_Internet_20_Link">
&gt;
 </text:a>
 . <text:a xlink:type="simple" xlink:href="https://twitter.com/hashtag/Pulitzer" text:style-name="Internet_20_link" text:visited-style-name="Visited_20_Internet_20_Link">
&gt;
 </text:a>
 <text:a xlink:type="simple" xlink:href="https://t.co/0CnT3UI1p0" text:style-name="Internet_20_link" text:visited-style-name="Visited_20_Internet_20_Link">
&gt;
 </text:a>
&gt;
&gt;
 — The Pulitzer Prizes(@PulitzerPrizes) <text:a xlink:type="simple" xlink:href="https://twitter.com/PulitzerPrizes/status/1655654947688423446" text:style-name="Internet_20_link" text:visited-style-name="Visited_20_Internet_20_Link">
&gt;
 </text:a>
In addition, notes <text:a xlink:type="simple" xlink:href="https://t.me/gruntmedia/31527" text:style-name="Internet_20_link" text:visited-style-name="Visited_20_Internet_20_Link">
</text:a>
The award was awarded the team of The New York Times for coverage of Russian Chica. The Ukrainian photo resumption of Stas Kozlyuk worked as part of the team.</text:p>

</text:p>
      <text:p text:style-name="P4">
<text:span text:style-name="T4">
 Read also: </text:span>
 <text:a xlink:type="simple" xlink:href="https://www.ukrinform.ua/rubric-ato/3593931-fotozurnalisti-maloletka-i-cernov-zdobuli-francuzku-premiu-dla-vijskovih-korespondentiv.html" text:style-name="Internet_20_link" text:visited-style-name="Visited_20_Internet_20_Link">
</text:a>
Recall that Pugitzer premium is one of the most prestigious <text:a xlink:type="simple" xlink:href="https://www.ukrinform.ua/tag-nagoroda" text:style-name="Internet_20_link" text:visited-style-name="Visited_20_Internet_20_Link">
</text:a>
in the field of literature, journalism, music and theater in the United States.</text:p>
      <text:p text:style-name="P4">
Since 1917, the Prize has been awarded annually on the first Monday of May by the Guardian University in New York. The premium is $ 15 thousand.</text:p>
      <text:p text:style-name="P4">
News Source: <text:a xlink:type="simple" xlink:href="https://www.ukrinform.ua/rubric-society/3706514-ukrainci-zdobuli-pulitcerivsku-premiu.html" text:style-name="Internet_20_link" text:visited-style-name="Visited_20_Internet_20_Link">
https://www.ukrinform.ua/rubric-society/3706514-ukrainci-zdobuli-pulitcerivsku-premiu.html</text:a>
</text:p>
      <!--NEWS-->
      <text:h text:style-name="P10" text:outline-level="1">
<text:span text:style-name="T4">
USA - About China's peaceful efforts: It is important to work in close coordination with Ukraine</text:span>
</text:h>
      <text:p text:style-name="P4">
Authors: Ukrinform (Person)</text:p>
      <text:p text:style-name="P4">
Publisher: Укринформ (Organization)</text:p>
      <text:p text:style-name="P4">
Published Time: 2023-05-08T23:56:00+03:00</text:p>
      <text:p text:style-name="P4">
Modified Time: 2023-05-08T23:56:00+03:00</text:p>
      <text:p text:style-name="P4">
Description: Any diplomatic efforts to achieve peace in Russia's war should be carried out in direct coordination with Ukraine and envisages the restoration of its sovereignty and territorial integrity. - Ukrinform.</text:p>
      <text:p text:style-name="P4">
Images: ["<text:a xlink:type="simple" xlink:href="https://static.ukrinform.com/photos/2022_10/thumb_files/630_360_1666031974-150.jpg" text:style-name="Internet_20_link" text:visited-style-name="Visited_20_Internet_20_Link">
630_360_16660...</text:a>
"]</text:p>
      <text:p text:style-name="P4">
Tags: ['Китай', 'США', 'Держдеп', 'Війна з росією']</text:p>
      <text:p text:style-name="P4">
Type: Article</text:p>
      <!--METADATA-->
      <text:p text:style-name="P4">
<draw:frame draw:style-name="fr1" draw:name="Image345" text:anchor-type="as-char" svg:width="6.9236in" svg:height="3.956343in" draw:z-index="0">
<draw:image xlink:href="../Images/yкринформ/2023-05-08T23-56-00-03-00/630_360_1666031974-150.jpg" xlink:type="simple" xlink:show="embed" xlink:actuate="onLoad" draw:mime-type="image/jpeg"/>
</draw:frame>
Any special effort to achieve peace in Russia's war should be carried out in direct coordination with Ukraine and to renew its sovereignty and territorial integrity.</text:p>
      <text:p text:style-name="P4">
So commented on the intention of China to send a special representative to the Ukrainian deputy of the spokesman of the US State Department Vedant Patel, reports Ukrinform's own correspondent.</text:p>
      <text:p text:style-name="P4">
"Any diplomatic efforts related to the achievement of peace between Russia should be carried out and carried out in close coordination by Ukrainian partners," the US foreign policy said.</text:p>
      <text:p text:style-name="P4">
He emphasized that the United States "had long felt and believed for a long time that the CNRI was a corresponding role." In addition, he expressed confidence that "China should hear not only the Russians but also our Ukrainian partners."</text:p>
      <text:p text:style-name="P4">
<text:span text:style-name="T4">
 Read also: </text:span>
 <text:a xlink:type="simple" xlink:href="https://www.ukrinform.ua/rubric-polytics/3703800-blinken-poasniv-ak-ssa-stavlatsa-do-perspektiv-mirotvorstva-kitau-v-ukraini.html" text:style-name="Internet_20_link" text:visited-style-name="Visited_20_Internet_20_Link">
<text:span text:style-name="T4">
 China </text:span>
</text:a>
The Patel noted that this process should also be preserved for any country of values and principles, namely observance of sovereignty and territorial purpose.</text:p>
      <text:p text:style-name="P4">
As reported by Ukrinform, at the end of April <text:a xlink:type="simple" xlink:href="http://www.ukrinform.ua/rubric-polytics/3701129-rozmova-zelenskogo-ta-si-czinpina-detali.html" text:style-name="Internet_20_link" text:visited-style-name="Visited_20_Internet_20_Link">
</text:a>
. Leaders, including possible interaction to establish a just sustainable peace for Ukraine. To this end, China has expressed his intention to send a special government representative to Duprina.</text:p>
      <text:p text:style-name="P4">
News Source: <text:a xlink:type="simple" xlink:href="https://www.ukrinform.ua/rubric-polytics/3706495-ssa-pro-mirni-zusilla-kitau-vazlivo-pracuvati-v-tisnij-koordinacii-z-ukrainou.html" text:style-name="Internet_20_link" text:visited-style-name="Visited_20_Internet_20_Link">
https://www.ukrinform.ua/rubric-polytics/3706495-ssa-pro-mirni-zusilla-kitau-vazlivo-pracuvati-v-tisnij-koordinacii-z-ukrainou.html</text:a>
</text:p>
      <!--NEWS-->
      <text:h text:style-name="P10" text:outline-level="1">
<text:span text:style-name="T4">
"There is a disaster now, but the worst is ahead" - Alexey Danilov about Russia</text:span>
</text:h>
      <text:p text:style-name="P4">
Author: ['АРМІЯINFORM']</text:p>
      <text:p text:style-name="P4">
Time: 2023-05-08T37:00:00-04:00</text:p>
      <text:p text:style-name="P4">
Description: The secretary for the sake of National Bezpeki, the defense of Oleksii Danylov, nobed, Sho for Rosiy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4e613a013471eaae1b3aad63a09477f8.jpeg" text:style-name="Internet_20_link" text:visited-style-name="Visited_20_Internet_20_Link">
4e613a013471eaae1b3aad63a09477f8.jpeg</text:a>
']</text:p>
      <text:p text:style-name="P4">
Tags: ['ОЛЕКСІЙ ДАНІЛОВ', 'РНБО УКРАЇНИ', 'СЕКРЕТАР РАДИ НАЦІОНАЛЬНОЇ БЕЗПЕКИ І\xa0ОБОРОНИ']</text:p>
      <text:p text:style-name="P4">
Category: News</text:p>
      <!--METADATA-->
      <text:p text:style-name="P4">
<draw:frame draw:style-name="fr1" draw:name="Image346" text:anchor-type="as-char" svg:width="6.9236in" svg:height="4.330592in" draw:z-index="0">
<draw:image xlink:href="../Images/AРМІЯINFORM/2023-05-08T37-00-00-04-00/4e613a013471eaae1b3aad63a09477f8.jpeg" xlink:type="simple" xlink:show="embed" xlink:actuate="onLoad" draw:mime-type="image/jpeg"/>
</draw:frame>
Alexei Danilov</text:p>
      <text:p text:style-name="P4">
The Secretary of the National Security and Defense Council Alexei Danilov stressed that there is a catastrophe now for the Russian, but the worst is ahead.</text:p>
      <text:p text:style-name="P4">
Alexei Danilov [wrote] about it(https://twitter.com/OleksiyDanilov/status/1655127038422925312?cxt=HHwWgIC-9bXRmPgtAAAA)In Twitter.</text:p>
      <text:p text:style-name="P4">
The "greatest geopolitical catastrophe", which Putin said, was a forecast, not a fact. The catastrophe for Russia is happening now, and the worst is ahead - the lesion, the collapse, the court, the indemnity. Everything will be Ukraine!”, - the post reads.</text:p>
      <text:p text:style-name="P4">
News Source: <text:a xlink:type="simple" xlink:href="https://armyinform.com.ua/2023/05/08/zaraz-vidbuvayetsya-katastrofa-ta-najgirshe-poperedu-oleksij-danilov-pro-rosiyu/" text:style-name="Internet_20_link" text:visited-style-name="Visited_20_Internet_20_Link">
https://armyinform.com.ua/2023/05/08/zaraz-vidbuvayetsya-katastrofa-ta-najgirshe-poperedu-oleksij-danilov-pro-rosiyu/</text:a>
</text:p>
      <!--NEWS-->
      <text:h text:style-name="P10" text:outline-level="1">
<text:span text:style-name="T4">
Syndrome of delayed life - the Ministry of Health published advice to Ukrainians during the war</text:span>
</text:h>
      <text:p text:style-name="P4">
Author: ['АРМІЯINFORM']</text:p>
      <text:p text:style-name="P4">
Time: 2023-05-08T38:00:00-04:00</text:p>
      <text:p text:style-name="P4">
Description: Having fucked up by I Krizovikh STOSTYVAHAHAHTHODSHY - Night Yakscho Mi Tsrah ... War with Ukraine 2022, War with Ukraine Latest news today, News War with Ukraine 2022 The last ones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yanina-omelchenko.jpg" text:style-name="Internet_20_link" text:visited-style-name="Visited_20_Internet_20_Link">
yanina-omelchenko.jpg</text:a>
', '<text:a xlink:type="simple" xlink:href="https://armyinform.com.ua/wp-content/uploads/2023/05/101-150x150.jpg" text:style-name="Internet_20_link" text:visited-style-name="Visited_20_Internet_20_Link">
101-150x150.jpg</text:a>
', '<text:a xlink:type="simple" xlink:href="https://armyinform.com.ua/wp-content/uploads/2023/05/102-150x150.jpg" text:style-name="Internet_20_link" text:visited-style-name="Visited_20_Internet_20_Link">
102-150x150.jpg</text:a>
', '<text:a xlink:type="simple" xlink:href="https://armyinform.com.ua/wp-content/uploads/2023/05/103-150x150.jpg" text:style-name="Internet_20_link" text:visited-style-name="Visited_20_Internet_20_Link">
103-150x150.jpg</text:a>
', '<text:a xlink:type="simple" xlink:href="https://armyinform.com.ua/wp-content/uploads/2023/05/104-150x150.jpg" text:style-name="Internet_20_link" text:visited-style-name="Visited_20_Internet_20_Link">
104-150x150.jpg</text:a>
']</text:p>
      <text:p text:style-name="P4">
Tags: ['ІНФОГРАФІКА', 'МІНІСТЕРСТВО ОХОРОНИ ЗДОРОВ’Я УКРАЇНИ', 'ПОРАДИ', 'ПСИХОЛОГІЯ', 'ПТСР']</text:p>
      <text:p text:style-name="P4">
Category: News</text:p>
      <!--METADATA-->
      <text:p text:style-name="P4">
<draw:frame draw:style-name="fr1" draw:name="Image347" text:anchor-type="as-char" svg:width="6.9236in" svg:height="4.598424in" draw:z-index="0">
<draw:image xlink:href="../Images/AРМІЯINFORM/2023-05-08T38-00-00-04-00/yanina-omelchenko.jpg" xlink:type="simple" xlink:show="embed" xlink:actuate="onLoad" draw:mime-type="image/jpeg"/>
</draw:frame>
Psychologist Yanina Omelchenko. Photo: Yevgeny Kotenko</text:p>
      <text:p text:style-name="P4">
The influence of war and crisis circumstances occurs daily - even if we notice it at once. Even if we are far from active hostilities.</text:p>
      <text:p text:style-name="P4">
About it <text:a xlink:type="simple" xlink:href="https://www.facebook.com/moz.ukr/posts/pfbid0aLVbb1MG7CrnfCuAu2ztoBgBNfByKG5vCwV26Kteba5UdSJiw1LaAyoaN6JG8UfGl" text:style-name="Internet_20_link" text:visited-style-name="Visited_20_Internet_20_Link">
reminds</text:a>
Ministry of Health of Ukraine</text:p>
      <text:p text:style-name="P4">
_ “One of the influences that Ukrainians may now feel is the delayed life syndrome. When we seem to pause life at an expected moment. And from the fact that we are not able not to plan to plan, but even to predict our future - we feel annoying, anxiety and even considerable stress, ”_ - the press service of the ministry.</text:p>
      <text:p text:style-name="P4">
About the syndrome of delayed life within the framework of the All -Ukrainian Program of Mental Health, initiated by the First Lady of Ukraine Olena Zelensk, the storyline of the psychological sciences, the head of the laboratory of consultative psychology and psychotherapy of the Institute of Psychology. GS Kostyuk of the National Academy of Pedagogical Sciences of Ukraine Yanina Omelchenko.</text:p>
      <text:p text:style-name="P4">
<text:a xlink:type="simple" xlink:href="https://armyinform.com.ua/wp-content/uploads/2023/05/101.jpg" text:style-name="Internet_20_link" text:visited-style-name="Visited_20_Internet_20_Link">
!(Images/AРМІЯINFORM/2023-05-08T38-00-00-04-00/101-150x150.jpg)</text:a>
</text:p>
      <text:p text:style-name="P4">
<text:a xlink:type="simple" xlink:href="https://armyinform.com.ua/wp-content/uploads/2023/05/102.jpg" text:style-name="Internet_20_link" text:visited-style-name="Visited_20_Internet_20_Link">
<draw:frame draw:style-name="fr1" draw:name="Image348" text:anchor-type="as-char" svg:width="6.9236in" svg:height="6.9236in" draw:z-index="0">
<draw:image xlink:href="../Images/AРМІЯINFORM/2023-05-08T38-00-00-04-00/102-150x150.jpg" xlink:type="simple" xlink:show="embed" xlink:actuate="onLoad" draw:mime-type="image/jpeg"/>
</draw:frame>
</text:a>
</text:p>
      <text:p text:style-name="P4">
<text:a xlink:type="simple" xlink:href="https://armyinform.com.ua/wp-content/uploads/2023/05/103.jpg" text:style-name="Internet_20_link" text:visited-style-name="Visited_20_Internet_20_Link">
<draw:frame draw:style-name="fr1" draw:name="Image349" text:anchor-type="as-char" svg:width="6.9236in" svg:height="6.9236in" draw:z-index="0">
<draw:image xlink:href="../Images/AРМІЯINFORM/2023-05-08T38-00-00-04-00/103-150x150.jpg" xlink:type="simple" xlink:show="embed" xlink:actuate="onLoad" draw:mime-type="image/jpeg"/>
</draw:frame>
</text:a>
</text:p>
      <text:p text:style-name="P4">
<text:a xlink:type="simple" xlink:href="https://armyinform.com.ua/wp-content/uploads/2023/05/104.jpg" text:style-name="Internet_20_link" text:visited-style-name="Visited_20_Internet_20_Link">
<draw:frame draw:style-name="fr1" draw:name="Image350" text:anchor-type="as-char" svg:width="6.9236in" svg:height="6.9236in" draw:z-index="0">
<draw:image xlink:href="../Images/AРМІЯINFORM/2023-05-08T38-00-00-04-00/104-150x150.jpg" xlink:type="simple" xlink:show="embed" xlink:actuate="onLoad" draw:mime-type="image/jpeg"/>
</draw:frame>
</text:a>
</text:p>
      <text:p text:style-name="P4">
News Source: <text:a xlink:type="simple" xlink:href="https://armyinform.com.ua/2023/05/08/syndrom-vidkladenogo-zhyttya-moz-opublikuvalo-porady/" text:style-name="Internet_20_link" text:visited-style-name="Visited_20_Internet_20_Link">
https://armyinform.com.ua/2023/05/08/syndrom-vidkladenogo-zhyttya-moz-opublikuvalo-porady/</text:a>
</text:p>
      <!--NEWS-->
      <text:h text:style-name="P10" text:outline-level="1">
<text:span text:style-name="T4">
Charity exhibition of paintings and military trophies "On the verge of life" starts in Krakow</text:span>
</text:h>
      <text:p text:style-name="P4">
Author: ['АРМІЯINFORM']</text:p>
      <text:p text:style-name="P4">
Time: 2023-05-08T39:00:00-04:00</text:p>
      <text:p text:style-name="P4">
Description: Krakowi has 10-11 injections in the Potzi Potzky worships of a benevolence Vistavka Tu Auctzion PID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vystavka.jpg" text:style-name="Internet_20_link" text:visited-style-name="Visited_20_Internet_20_Link">
vystavka.jpg</text:a>
']</text:p>
      <text:p text:style-name="P4">
Tags: ['БЛАГОДІЙНІСТЬ', 'ВИСТАВКИ', 'ВІЙСЬКОВІ ТРОФЕЇ', 'КАРТИНИ', 'КРАКОВ', 'МИСТЕЦТВО', 'ПОЛЬЩА']</text:p>
      <text:p text:style-name="P4">
Category: News</text:p>
      <!--METADATA-->
      <text:p text:style-name="P4">
<draw:frame draw:style-name="fr1" draw:name="Image351" text:anchor-type="as-char" svg:width="6.9236in" svg:height="3.894525in" draw:z-index="0">
<draw:image xlink:href="../Images/AРМІЯINFORM/2023-05-08T39-00-00-04-00/vystavka.jpg" xlink:type="simple" xlink:show="embed" xlink:actuate="onLoad" draw:mime-type="image/jpeg"/>
</draw:frame>
In Krakow on May 10-11, a charity exhibition will be held at the Potocki Palace of the Potocki, called "On the Border of Life".</text:p>
      <text:p text:style-name="P4">
The exhibition will feature paintings by Ukrainian artist Yulia Angeluk Ivian trophies from different parts of Ukraine.</text:p>
      <text:p text:style-name="P4">
About it <text:a xlink:type="simple" xlink:href="https://www.facebook.com/events/907391523890030/" text:style-name="Internet_20_link" text:visited-style-name="Visited_20_Internet_20_Link">
report</text:a>
The organizers of the exhibition, as they say, want to "show Ukrainian today, as well as raise funds for supporting the military."</text:p>
      <text:p text:style-name="P4">
According to the organizers, the exhibition in an atypical way demonstrates the reality of the vicious living Ukrainians, comparing paintings and military trophies, art with brushes and the art of owning weapons.</text:p>
      <text:p text:style-name="P4">
Not only paintings, but also almost all military, except large exhibits under glass, will be purchased at the exhibition. Some of these items organized from the Charitable Foundation "To Dream", which has already conducted several exhibitions in Vykiyev, in particular in the Ministry of Defense of Ukraine. Among the subject exhibition will be: sleeves, clothing, helmets, chevrons, weapons, first aid kits, bulletproof vests, propaganda literature. Trophies will have QR codes. With their help, anyone will be able to read the story of this exhibit in three languages(Polish, English and Ukrainian).</text:p>
      <text:p text:style-name="P4">
Виставка триватиме упродовж двох днів. Першого дня, 10 травня, запланованийзакритий захід за участі представників влади міста, дипкорпусу, фірм,організацій, преси, діячів культури та лідерів думок. Тоді гості матимутьзмогу ознайомитись з виставкою, послухати виступи артистів, зокрема живумузику та взяти участь у благодійному аукціоні.</text:p>
      <text:p text:style-name="P4">
Наступного дня, 11 травня, експозиція буде відкрита з 10:00 по 20:00 для всіхохочих. Цього дня буде вхід за довільний донат. Окрім безпосередньо виставкитакож Юлія Ангелюк планує зробити перфоманс — малювання картини «Оберіг»наживо.</text:p>
      <text:p text:style-name="P4">
Організаторами виставки «На межі життя» є організація Sun for Ukraine іхудожниця Юлія Ангелюк. Захід пройде під патронатом генерального консульстваУкраїни в Кракові, краківського відділу фестивалів (KBF), Gallery of Modern Art Bunkier Sztuki, Communication Media Center at the Embassy of Ukraine, Charity Foundation "Thankful".</text:p>
      <text:p text:style-name="P4">
News Source: <text:a xlink:type="simple" xlink:href="https://armyinform.com.ua/2023/05/08/blagodijna-vystavka-na-mezhi-zhyttya/" text:style-name="Internet_20_link" text:visited-style-name="Visited_20_Internet_20_Link">
https://armyinform.com.ua/2023/05/08/blagodijna-vystavka-na-mezhi-zhyttya/</text:a>
</text:p>
      <!--NEWS-->
      <text:h text:style-name="P10" text:outline-level="1">
<text:span text:style-name="T4">
Ukrainian electronic signatures and seals on digital documents can be checked in EU member states</text:span>
</text:h>
      <text:p text:style-name="P4">
Author: ['АРМІЯINFORM']</text:p>
      <text:p text:style-name="P4">
Time: 2023-05-08T40:00:00-04:00</text:p>
      <text:p text:style-name="P4">
Description: Єvropeiska Komіsіya published the Peresan Peresan, Yaki have taken to the list TC Ades Lotl. VIN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5/ukrayina-yes.jpg" text:style-name="Internet_20_link" text:visited-style-name="Visited_20_Internet_20_Link">
ukrayina-yes.jpg</text:a>
']</text:p>
      <text:p text:style-name="P4">
Tags: ['МІНІСТЕРСТВА ЦИФРОВОЇ ТРАНСФОРМАЦІЇ УКРАЇНИ']</text:p>
      <text:p text:style-name="P4">
Category: News</text:p>
      <!--METADATA-->
      <text:p text:style-name="P4">
<draw:frame draw:style-name="fr1" draw:name="Image352" text:anchor-type="as-char" svg:width="6.9236in" svg:height="4.15416in" draw:z-index="0">
<draw:image xlink:href="../Images/AРМІЯINFORM/2023-05-08T40-00-00-04-00/ukrayina-yes.jpg" xlink:type="simple" xlink:show="embed" xlink:actuate="onLoad" draw:mime-type="image/jpeg"/>
</draw:frame>
European Commission <text:a xlink:type="simple" xlink:href="https://eidas.ec.europa.eu/efda/tl-browser/#/screen/tc-tl" text:style-name="Internet_20_link" text:visited-style-name="Visited_20_Internet_20_Link">
Published</text:a>
List of countries that are included in the TC Ades Lotl list. He will provide information on electronic signatures and seals of non -members of the European Union, which allows them to be checked in EU countries. Ukraine has become the first country that has reached this list.</text:p>
      <text:p text:style-name="P4">
This is stated in <text:a xlink:type="simple" xlink:href="https://thedigital.gov.ua/news/vazhliviy-krok-do-tsifrovogo-bezvizu-ukrainski-elektronni-pidpisi-ta-pechatki-na-tsifrovikh-dokumentakh-mozhut-pereviryati-v-derzhavakh-chlenakh-es" text:style-name="Internet_20_link" text:visited-style-name="Visited_20_Internet_20_Link">
message</text:a>
Ministries of Digital Transformation of Ukraine.</text:p>
      <text:p text:style-name="P4">
“Ukrainian electronic signatures and seals on digital documents will be able to check with the help of EU infrastructure. This opens up opportunities for Ukrainian refugees in the EU and Ukrainian business that wants to use the electronic form of contracts and other documents. The European countries will now accept electronic statements and documents signed by means of the EU.</text:p>
      <text:p text:style-name="P4">
Using TC Ades Lotl, software in EU countries can check the signatures and seals on digital documents and confirm their reality. As a result of successful verification, the user will hold the message "ADES" or "ADES seal". It is believed that such electronic signatures have legal force and meet the requirements of long -term electronic signatures or seals, ”the Ministry of Defense reports.</text:p>
      <text:p text:style-name="P4">
The Ministry of Digital Transformation states that it is an important step in a long recognition of qualified trust services, which will be after the international agreement will take place. The day before, the European Commission conducted a technical valuation of the legal and technical component of Ukrainian electronic signatures and confirmed that the Ukrainian infrastructure meets all EU requirements in order to be part of the EU trust list.</text:p>
      <text:p text:style-name="P4">
The European Commission also acknowledged that [Action.(https://thedigital.gov.ua/news/vazhliviy-krok-do-tsifrovogo-bezvizu-doluchaytesya-do-beta-testu-diyapidpisu-yakiy-vidpovidae-vimogam-es)The European Union Eidas regulations and it can sign documents or contracts that are valid in Ukraine and EU countries.</text:p>
      <text:p text:style-name="P4">
For its part, Ukraine has already recognized the qualified trust of the EU. It is the giving of EU citizens to use their national qualifying for electronic signatures or seals in Ukraine or during keeping business with companies in Ukraine.</text:p>
      <text:p text:style-name="P4">
News Source: <text:a xlink:type="simple" xlink:href="https://armyinform.com.ua/2023/05/08/ukrayinski-elektronni-pidpysy-ta-pechatky-na-czyfrovyh-dokumentah-mozhut-pereviryaty-v-derzhavah-chlenah-yes/" text:style-name="Internet_20_link" text:visited-style-name="Visited_20_Internet_20_Link">
https://armyinform.com.ua/2023/05/08/ukrayinski-elektronni-pidpysy-ta-pechatky-na-czyfrovyh-dokumentah-mozhut-pereviryaty-v-derzhavah-chlenah-yes/</text:a>
</text:p>
      <!--NEWS-->
      <text:h text:style-name="P10" text:outline-level="1">
<text:span text:style-name="T4">
We will start our counter -offensive. And when it happens, Russia will be in a panic - Vladimir Gavrilov</text:span>
</text:h>
      <text:p text:style-name="P4">
Author: ['АРМІЯINFORM']</text:p>
      <text:p text:style-name="P4">
Time: 2023-05-08T41:00:00-04:00</text:p>
      <text:p text:style-name="P4">
Description: If the defense of Ukrainian defended the Counternastupal Operation, Rosiyan is great at Rosiyan ... the war with Ukraine 2022, the war with Ukraine is the latest news today, the news war with Ukraine 2022 The last ones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fs2a6396-scaled.jpg" text:style-name="Internet_20_link" text:visited-style-name="Visited_20_Internet_20_Link">
fs2a6396-scaled.jpg</text:a>
']</text:p>
      <text:p text:style-name="P4">
Tags: ['ВОЛОДИМИР ГАВРИЛОВ', 'ЗАСТУПНИК МІНІСТРА ОБОРОНИ УКРАЇНИ', 'ІНТЕРВ’Ю', 'КОНТРНАСТУП']</text:p>
      <text:p text:style-name="P4">
Category: News</text:p>
      <!--METADATA-->
      <text:p text:style-name="P4">
<draw:frame draw:style-name="fr1" draw:name="Image353" text:anchor-type="as-char" svg:width="6.9236in" svg:height="4.614606in" draw:z-index="0">
<draw:image xlink:href="../Images/AРМІЯINFORM/2023-05-08T41-00-00-04-00/fs2a6396-scaled.jpg" xlink:type="simple" xlink:show="embed" xlink:actuate="onLoad" draw:mime-type="image/jpeg"/>
</draw:frame>
Volodymyr Gavrilov, Deputy Minister of Defense of Ukraine</text:p>
      <text:p text:style-name="P4">
<text:span text:style-name="T4">
 When Ukraine's defense forces begin a counter -offensive operation, a big panic will appear in the Russian because of the false view of reality shown by their propaganda. </text:span>
</text:p>
      <text:p text:style-name="P4">
This was stated by Deputy Minister of Defense of Ukraine Volodymyr Gavrilov in <text:a xlink:type="simple" xlink:href="https://www.independent.co.uk/news/world/europe/ukraine-war-counterattack-russia-putin-bakhmut-b2332396.html" text:style-name="Internet_20_link" text:visited-style-name="Visited_20_Internet_20_Link">
interview</text:a>
The Independent.</text:p>
      <text:p text:style-name="P4">
“We will start our counter -offensive. When and where - it doesn't matter now. And when Cestant, Russia will be in a panic, you will see a lot of panic. They are still unclear that their propaganda shows a false picture of what is released on the ground. This war is won on land, not on screen -based, not on the Internet, ”the Deputy Minister of Defense said.</text:p>
      <text:p text:style-name="P4">
Volodymyr Gavrilov added that the Kremlin hid the true scale of the loss of Russia in Ukraine from its own people, but it will no longer be able to do so when Ukraine is apt to win their territories, and these losses will increase even more.</text:p>
      <text:p text:style-name="P4">
"You cannot deceive your people for many years ... Especially if they do see the difference in the ground, they begin to see killed and wounded, they see families who have lost their men, their homes. You cannot get the death of your son, husband or brother, ”Vladimirgavrilov said.</text:p>
      <text:p text:style-name="P4">
He also expressed the opinion that he would not be surprised if, perhaps on a month or next month, the world will see something that will contribute to the immediate drill of the Russian strategy, its troops or its economy.</text:p>
      <text:p text:style-name="P4">
"Bakhmut demonstrated not only to us in Ukraine, but also an enemy that for Russian a military decision in this war, even worse, that at the end of this war, Russia is waiting for a military catastrophe, and we will see it soon," - the addctor of the Minister of Defense of Ukraine.</text:p>
      <text:p text:style-name="P4">
News Source: <text:a xlink:type="simple" xlink:href="https://armyinform.com.ua/2023/05/08/my-pochnemo-nash-kontrnastup-volodymyr-gavrylov/" text:style-name="Internet_20_link" text:visited-style-name="Visited_20_Internet_20_Link">
https://armyinform.com.ua/2023/05/08/my-pochnemo-nash-kontrnastup-volodymyr-gavrylov/</text:a>
</text:p>
      <!--NEWS-->
      <text:h text:style-name="P10" text:outline-level="1">
<text:span text:style-name="T4">
The marathon "Unbreakable Bucha: with Ukraine in the heart" took place in the Kyiv region</text:span>
</text:h>
      <text:p text:style-name="P4">
Author: ['АРМІЯINFORM']</text:p>
      <text:p text:style-name="P4">
Time: 2023-05-08T42:00:00-04:00</text:p>
      <text:p text:style-name="P4">
Description: Bucha’s sports Bucha showed its strength that winding on the Marathon “Non -Zalam is Bucha: W ... War with Ukraine 2022, War with Ukraine Latest News today, News War with Ukraine 2022 Last for today, will there be a war between Ukraine and Russia and when the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bucha-golovna.jpg" text:style-name="Internet_20_link" text:visited-style-name="Visited_20_Internet_20_Link">
bucha-golovna.jpg</text:a>
', '<text:a xlink:type="simple" xlink:href="https://armyinform.com.ua/wp-content/uploads/2023/05/200-150x150.jpg" text:style-name="Internet_20_link" text:visited-style-name="Visited_20_Internet_20_Link">
200-150x150.jpg</text:a>
', '<text:a xlink:type="simple" xlink:href="https://armyinform.com.ua/wp-content/uploads/2023/05/199-150x150.jpg" text:style-name="Internet_20_link" text:visited-style-name="Visited_20_Internet_20_Link">
199-150x150.jpg</text:a>
', '<text:a xlink:type="simple" xlink:href="https://armyinform.com.ua/wp-content/uploads/2023/05/201-150x150.jpg" text:style-name="Internet_20_link" text:visited-style-name="Visited_20_Internet_20_Link">
201-150x150.jpg</text:a>
', '<text:a xlink:type="simple" xlink:href="https://armyinform.com.ua/wp-content/uploads/2023/05/202-150x150.jpg" text:style-name="Internet_20_link" text:visited-style-name="Visited_20_Internet_20_Link">
202-150x150.jpg</text:a>
', '<text:a xlink:type="simple" xlink:href="https://armyinform.com.ua/wp-content/uploads/2023/05/203-150x150.jpg" text:style-name="Internet_20_link" text:visited-style-name="Visited_20_Internet_20_Link">
203-150x150.jpg</text:a>
']</text:p>
      <text:p text:style-name="P4">
Tags: ['БУЧА', 'КИЇВЩИНА', 'МАРАФОН', 'МІСТО-ГЕРОЙ', 'СПОРТСМЕНИ']</text:p>
      <text:p text:style-name="P4">
Category: News</text:p>
      <!--METADATA-->
      <text:p text:style-name="P4">
<draw:frame draw:style-name="fr1" draw:name="Image354" text:anchor-type="as-char" svg:width="6.9236in" svg:height="4.613823in" draw:z-index="0">
<draw:image xlink:href="../Images/AРМІЯINFORM/2023-05-08T42-00-00-04-00/bucha-golovna.jpg" xlink:type="simple" xlink:show="embed" xlink:actuate="onLoad" draw:mime-type="image/jpeg"/>
</draw:frame>
Photo: Anatolii Fedoryuk - Mayor of Buccha / Facebook.com</text:p>
      <text:p text:style-name="P4">
Sports Bucha demonstrated her strength and endurance on the marathon "Unbreakable Bucha: with Ukraine in the heart". It is the largest sports event since community release.</text:p>
      <text:p text:style-name="P4">
About it <text:a xlink:type="simple" xlink:href="https://www.facebook.com/buchagolova/posts/pfbid0RE2UCJBqjH2YWRVY43rcB8AiyNyVVqWHhsLNfey9yAwJQGWGsUZK6AcJ4k9QfFXyl" text:style-name="Internet_20_link" text:visited-style-name="Visited_20_Internet_20_Link">
reported</text:a>
Anatoly Fedoruk Mayor.</text:p>
      <text:p text:style-name="P4">
The race started from the Buchan City Park and gathered 750 participants from all over Ukraine, who competed at 5 and 10 kilometers, as well as in the 5-kilometer Scandinavian course.</text:p>
      <text:p text:style-name="P4">
<text:a xlink:type="simple" xlink:href="https://armyinform.com.ua/wp-content/uploads/2023/05/200.jpg" text:style-name="Internet_20_link" text:visited-style-name="Visited_20_Internet_20_Link">
!(Images/AРМІЯINFORM/2023-05-08T42-00-00-04-00/200-150x150.jpg)</text:a>
</text:p>
      <text:p text:style-name="P4">
<text:a xlink:type="simple" xlink:href="https://armyinform.com.ua/wp-content/uploads/2023/05/199.jpg" text:style-name="Internet_20_link" text:visited-style-name="Visited_20_Internet_20_Link">
<draw:frame draw:style-name="fr1" draw:name="Image355" text:anchor-type="as-char" svg:width="6.9236in" svg:height="6.9236in" draw:z-index="0">
<draw:image xlink:href="../Images/AРМІЯINFORM/2023-05-08T42-00-00-04-00/199-150x150.jpg" xlink:type="simple" xlink:show="embed" xlink:actuate="onLoad" draw:mime-type="image/jpeg"/>
</draw:frame>
</text:a>
</text:p>
      <text:p text:style-name="P4">
<text:a xlink:type="simple" xlink:href="https://armyinform.com.ua/wp-content/uploads/2023/05/201.jpg" text:style-name="Internet_20_link" text:visited-style-name="Visited_20_Internet_20_Link">
<draw:frame draw:style-name="fr1" draw:name="Image356" text:anchor-type="as-char" svg:width="6.9236in" svg:height="6.9236in" draw:z-index="0">
<draw:image xlink:href="../Images/AРМІЯINFORM/2023-05-08T42-00-00-04-00/201-150x150.jpg" xlink:type="simple" xlink:show="embed" xlink:actuate="onLoad" draw:mime-type="image/jpeg"/>
</draw:frame>
</text:a>
</text:p>
      <text:p text:style-name="P4">
<text:a xlink:type="simple" xlink:href="https://armyinform.com.ua/wp-content/uploads/2023/05/202.jpg" text:style-name="Internet_20_link" text:visited-style-name="Visited_20_Internet_20_Link">
<draw:frame draw:style-name="fr1" draw:name="Image357" text:anchor-type="as-char" svg:width="6.9236in" svg:height="6.9236in" draw:z-index="0">
<draw:image xlink:href="../Images/AРМІЯINFORM/2023-05-08T42-00-00-04-00/202-150x150.jpg" xlink:type="simple" xlink:show="embed" xlink:actuate="onLoad" draw:mime-type="image/jpeg"/>
</draw:frame>
</text:a>
</text:p>
      <text:p text:style-name="P4">
<text:a xlink:type="simple" xlink:href="https://armyinform.com.ua/wp-content/uploads/2023/05/203.jpg" text:style-name="Internet_20_link" text:visited-style-name="Visited_20_Internet_20_Link">
<draw:frame draw:style-name="fr1" draw:name="Image358" text:anchor-type="as-char" svg:width="6.9236in" svg:height="6.9236in" draw:z-index="0">
<draw:image xlink:href="../Images/AРМІЯINFORM/2023-05-08T42-00-00-04-00/203-150x150.jpg" xlink:type="simple" xlink:show="embed" xlink:actuate="onLoad" draw:mime-type="image/jpeg"/>
</draw:frame>
</text:a>
“This marathon is not just a sports event, but also a symbol of the city's revival. Thank the participants and everyone who joined the event. We are proud of our community and its achievements!” - said Anatoly Fedoruk.</text:p>
      <text:p text:style-name="P4">
News Source: <text:a xlink:type="simple" xlink:href="https://armyinform.com.ua/2023/05/08/na-kyyivshhyni-vidbuvsya-marafon-nezlamna-bucha-z-ukrayinoyu-v-serczi/" text:style-name="Internet_20_link" text:visited-style-name="Visited_20_Internet_20_Link">
https://armyinform.com.ua/2023/05/08/na-kyyivshhyni-vidbuvsya-marafon-nezlamna-bucha-z-ukrayinoyu-v-serczi/</text:a>
</text:p>
      <!--NEWS-->
      <text:h text:style-name="P10" text:outline-level="1">
<text:span text:style-name="T4">
There are several hundred women servicemen in the Russian captivity-coordination headquarters</text:span>
</text:h>
      <text:p text:style-name="P4">
Author: ['АРМІЯINFORM']</text:p>
      <text:p text:style-name="P4">
Time: 2023-05-08T43:00:00-04:00</text:p>
      <text:p text:style-name="P4">
Description: About the PID Hour Briffin, the representatives of the Coordinatial Headquarters of the Pivanni were gone ... The war with Ukraine 2022, the war with Ukraine is the latest news today, the News War with Ukraine 2022 The last ones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3-28.jpg" text:style-name="Internet_20_link" text:visited-style-name="Visited_20_Internet_20_Link">
3-28.jpg</text:a>
']</text:p>
      <text:p text:style-name="P4">
Tags: ['STOPRUSSIA', 'АГРЕСІЯ РФ', 'ВІЙСЬКОВОПОЛОНЕНІ', 'ВТОРГНЕННЯ РФ', 'ЖІНКИ-ВІЙСЬКОВОСЛУЖБОВЦІ', 'КООРДИНАЦІЙНИЙ ШТАБ З ПИТАНЬ ПОВОДЖЕННЯ З ВІЙСЬКОВОПОЛОНЕНИМИ']</text:p>
      <text:p text:style-name="P4">
Category: News</text:p>
      <!--METADATA-->
      <text:p text:style-name="P4">
<draw:frame draw:style-name="fr1" draw:name="Image359" text:anchor-type="as-char" svg:width="6.9236in" svg:height="4.615733in" draw:z-index="0">
<draw:image xlink:href="../Images/AРМІЯINFORM/2023-05-08T43-00-00-04-00/3-28.jpg" xlink:type="simple" xlink:show="embed" xlink:actuate="onLoad" draw:mime-type="image/jpeg"/>
</draw:frame>
Photo: Eugene, Armyinform</text:p>
      <text:p text:style-name="P4">
About it during <text:a xlink:type="simple" xlink:href="https://armyinform.com.ua/2023/05/06/u-koordynaczijnomu-shtabi-predstavyly-blagodijnu-inicziatyvu-malenki-serczya-micznishi-za-stal/" text:style-name="Internet_20_link" text:visited-style-name="Visited_20_Internet_20_Link">
briefing</text:a>
Bogdan Okhrimenko and Victoria Tsymbalyuk reported by representatives of the coordination headquarters on the management of the maintenance headquarters.</text:p>
      <text:p text:style-name="P4">
"There are several hundred Ukrainian women-military women in hostile casemates. Coordinating headquarters and all state authorities work in order to get their return more quickly," Bogdan Okhrimenko said.</text:p>
      <text:p text:style-name="P4">
In turn, Victoria Tsymbalyuk added that Ukraine, for its part, adheres to the Noorm of the Geneva Convention, which provides for non-holding in captivity of women-military women, and also requires this from the Russian Federation.</text:p>
      <text:p text:style-name="P4">
“Ukraine adheres to the Geneva Convention. Russian military women who were captured were repatriated. We also demand this from the Russian page: to return women-women without conditions and exchanges, ”she said.</text:p>
      <text:p text:style-name="P4">
According to a representative of the coordination headquarters, unlike women-military women, the exact number of civilian Ukrainian women in the Russian Federation is unknown. At the same time, the authorities are working to find out and reconcile them home. More than 300 Ukrainian children are considered to be an intermediate result at the coordination headquarters.</text:p>
      <text:p text:style-name="P4">
News Source: <text:a xlink:type="simple" xlink:href="https://armyinform.com.ua/2023/05/08/dekilka-soten-zhinok-vijskovyh-koordynaczijnyj-shtab/" text:style-name="Internet_20_link" text:visited-style-name="Visited_20_Internet_20_Link">
https://armyinform.com.ua/2023/05/08/dekilka-soten-zhinok-vijskovyh-koordynaczijnyj-shtab/</text:a>
</text:p>
      <!--NEWS-->
      <text:h text:style-name="P10" text:outline-level="1">
<text:span text:style-name="T4">
Our aircraft during the day struck eight blows on the enemy</text:span>
</text:h>
      <text:p text:style-name="P4">
Author: ['АРМІЯINFORM']</text:p>
      <text:p text:style-name="P4">
Time: 2023-05-08T44:00:00-04:00</text:p>
      <text:p text:style-name="P4">
Description: Avіaatsіya forces of defense for Past Doba took 8 hit in the districts of Zserdzhennya of Especially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2/avicziya_udar-e1680493056934.jpg" text:style-name="Internet_20_link" text:visited-style-name="Visited_20_Internet_20_Link">
avicziya_udar-e1680493056934.jpg</text:a>
']</text:p>
      <text:p text:style-name="P4">
Tags: ['STOPRUSSIA', 'АГРЕСІЯ РФ', 'ВІЙНА', 'ВТОРГНЕННЯ РФ', 'ОПЕРАТИВНА ІНФОРМАЦІЯ', 'ХРОНІКА ОБОРОНИ']</text:p>
      <text:p text:style-name="P4">
Category: News</text:p>
      <!--METADATA-->
      <text:p text:style-name="P4">
<draw:frame draw:style-name="fr1" draw:name="Image360" text:anchor-type="as-char" svg:width="6.9236in" svg:height="4.658699in" draw:z-index="0">
<draw:image xlink:href="../Images/AРМІЯINFORM/2023-05-08T44-00-00-04-00/avicziya_udar-e1680493056934.jpg" xlink:type="simple" xlink:show="embed" xlink:actuate="onLoad" draw:mime-type="image/jpeg"/>
</draw:frame>
Illustrative Photo <text:span text:style-name="T4">
 🔥 Situation on Russian invasion </text:span>
</text:p>
      <text:p text:style-name="P4">
The aircraft forces of defense over the past 24 hours has struck 8 strokes in the areas of concentration of the personal staff and military equipment of the enemy, as well as a blow to the hostile-aircraft missile complex.</text:p>
      <text:p text:style-name="P4">
About this <text:a xlink:type="simple" xlink:href="https://www.facebook.com/GeneralStaff.ua/posts/pfbid02xN9BYo6Tg37idsWr7TVeUCeQNVeME6scYxiCTKCQY2yDZRWftX8VzmiLTBLneUjsl" text:style-name="Internet_20_link" text:visited-style-name="Visited_20_Internet_20_Link">
it is referred</text:a>
In the operational information of the General Staff of the Armed Forces of Ukraine.</text:p>
      <text:p text:style-name="P4">
"Also, our defenders destroyed 2 shock and 6 enemy reconnaissance UAVs," the message reads.</text:p>
      <text:p text:style-name="P4">
The General Staff of the Armed Forces of Ukraine states that information on the loss of the enemy is constantly consistent.</text:p>
      <text:p text:style-name="P4">
News Source: <text:a xlink:type="simple" xlink:href="https://armyinform.com.ua/2023/05/08/nasha-aviacziya-protyagom-doby-zavdala-visim-udariv-po-vorogu-2/" text:style-name="Internet_20_link" text:visited-style-name="Visited_20_Internet_20_Link">
https://armyinform.com.ua/2023/05/08/nasha-aviacziya-protyagom-doby-zavdala-visim-udariv-po-vorogu-2/</text:a>
</text:p>
      <!--NEWS-->
      <text:h text:style-name="P10" text:outline-level="1">
<text:span text:style-name="T4">
Our aircraft during the day struck eight blows on the enemy</text:span>
</text:h>
      <text:p text:style-name="P4">
Author: ['АРМІЯINFORM']</text:p>
      <text:p text:style-name="P4">
Time: 2023-05-08T44:00:00-04:00</text:p>
      <text:p text:style-name="P4">
Description: Avіaatsіya forces of defense for Past Doba took 8 hit in the districts of Zserdzhennya of Especially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2/avicziya_udar-e1680493056934.jpg" text:style-name="Internet_20_link" text:visited-style-name="Visited_20_Internet_20_Link">
avicziya_udar-e1680493056934.jpg</text:a>
']</text:p>
      <text:p text:style-name="P4">
Tags: ['STOPRUSSIA', 'АГРЕСІЯ РФ', 'ВІЙНА', 'ВТОРГНЕННЯ РФ', 'ОПЕРАТИВНА ІНФОРМАЦІЯ', 'ХРОНІКА ОБОРОНИ']</text:p>
      <text:p text:style-name="P4">
Category: News</text:p>
      <!--METADATA-->
      <text:p text:style-name="P4">
<draw:frame draw:style-name="fr1" draw:name="Image361" text:anchor-type="as-char" svg:width="6.9236in" svg:height="4.658699in" draw:z-index="0">
<draw:image xlink:href="../Images/AРМІЯINFORM/2023-05-08T44-00-00-04-00/avicziya_udar-e1680493056934.jpg" xlink:type="simple" xlink:show="embed" xlink:actuate="onLoad" draw:mime-type="image/jpeg"/>
</draw:frame>
Illustrative Photo <text:span text:style-name="T4">
 🔥 Situation on Russian invasion </text:span>
</text:p>
      <text:p text:style-name="P4">
The aircraft forces of defense over the past 24 hours has struck 8 strokes in the areas of concentration of the personal staff and military equipment of the enemy, as well as a blow to the hostile-aircraft missile complex.</text:p>
      <text:p text:style-name="P4">
About this <text:a xlink:type="simple" xlink:href="https://www.facebook.com/GeneralStaff.ua/posts/pfbid02xN9BYo6Tg37idsWr7TVeUCeQNVeME6scYxiCTKCQY2yDZRWftX8VzmiLTBLneUjsl" text:style-name="Internet_20_link" text:visited-style-name="Visited_20_Internet_20_Link">
it is referred</text:a>
In the operational information of the General Staff of the Armed Forces of Ukraine.</text:p>
      <text:p text:style-name="P4">
"Also, our defenders destroyed 2 shock and 6 enemy reconnaissance UAVs," the message reads.</text:p>
      <text:p text:style-name="P4">
The General Staff of the Armed Forces of Ukraine states that information on the loss of the enemy is constantly consistent.</text:p>
      <text:p text:style-name="P4">
News Source: <text:a xlink:type="simple" xlink:href="https://armyinform.com.ua/2023/05/08/nasha-aviacziya-protyagom-doby-zavdala-visim-udariv-po-vorogu-2/" text:style-name="Internet_20_link" text:visited-style-name="Visited_20_Internet_20_Link">
https://armyinform.com.ua/2023/05/08/nasha-aviacziya-protyagom-doby-zavdala-visim-udariv-po-vorogu-2/</text:a>
</text:p>
      <!--NEWS-->
      <text:h text:style-name="P10" text:outline-level="1">
<text:span text:style-name="T4">
Divisions</text:span>
</text:h>
      <text:p text:style-name="P4">
Author: ['АРМІЯINFORM']</text:p>
      <text:p text:style-name="P4">
Time: 2023-05-08T45:00:00-04:00</text:p>
      <text:p text:style-name="P4">
Description: About the operational INformation General Staff of the Zbroany forces of Ukraine.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2/09/raketni-vijska-ta-artyleriya-nazemnyh-ugrupovan-vijsk.jpg" text:style-name="Internet_20_link" text:visited-style-name="Visited_20_Internet_20_Link">
raketni-vijska-ta-artyleriya-nazemnyh-ugrupovan-vijsk.jpg</text:a>
']</text:p>
      <text:p text:style-name="P4">
Tags: ['STOPRUSSIA', 'АГРЕСІЯ РФ', 'ВІЙНА', 'ВТОРГНЕННЯ РФ', 'ОПЕРАТИВНА ІНФОРМАЦІЯ']</text:p>
      <text:p text:style-name="P4">
Category: News</text:p>
      <!--METADATA-->
      <text:p text:style-name="P4">
<draw:frame draw:style-name="fr1" draw:name="Image362" text:anchor-type="as-char" svg:width="6.9236in" svg:height="3.80798in" draw:z-index="0">
<draw:image xlink:href="../Images/AРМІЯINFORM/2023-05-08T45-00-00-04-00/raketni-vijska-ta-artyleriya-nazemnyh-ugrupovan-vijsk.jpg" xlink:type="simple" xlink:show="embed" xlink:actuate="onLoad" draw:mime-type="image/jpeg"/>
</draw:frame>
Illustrative Photo <text:span text:style-name="T4">
 🔥 The situation of the Russian invasion </text:span>
</text:p>
      <text:p text:style-name="P4">
About this <text:a xlink:type="simple" xlink:href="https://www.facebook.com/GeneralStaff.ua/posts/pfbid02xN9BYo6Tg37idsWr7TVeUCeQNVeME6scYxiCTKCQY2yDZRWftX8VzmiLTBLneUjsl" text:style-name="Internet_20_link" text:visited-style-name="Visited_20_Internet_20_Link">
it is referred</text:a>
In the operational information of the General Staff of the Armed Forces of Ukraine.</text:p>
      <text:p text:style-name="P4">
"Units of missile troops and artillery struck 2 management points, 2 areas of armament and military equipment of the occupiers, as well as 3 enemy supplies," the statement said.</text:p>
      <text:p text:style-name="P4">
News Source: <text:a xlink:type="simple" xlink:href="https://armyinform.com.ua/2023/05/08/pidrozdily-raketnyh-vijsk-i-artyleriyi-syl-oborony-urazyly-dva-punkty-upravlinnya/" text:style-name="Internet_20_link" text:visited-style-name="Visited_20_Internet_20_Link">
https://armyinform.com.ua/2023/05/08/pidrozdily-raketnyh-vijsk-i-artyleriyi-syl-oborony-urazyly-dva-punkty-upravlinnya/</text:a>
</text:p>
      <!--NEWS-->
      <text:h text:style-name="P10" text:outline-level="1">
<text:span text:style-name="T4">
The invaders carry out the "evacuation" of the residents of the temporarily occupied Tokmak</text:span>
</text:h>
      <text:p text:style-name="P4">
Author: ['АРМІЯINFORM']</text:p>
      <text:p text:style-name="P4">
Time: 2023-05-08T46:00:00-04:00</text:p>
      <text:p text:style-name="P4">
Description: About the operational INformation General Staff of the Zbroany forces of Ukraine.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3/okupanty-strilby.jpg" text:style-name="Internet_20_link" text:visited-style-name="Visited_20_Internet_20_Link">
okupanty-strilby.jpg</text:a>
']</text:p>
      <text:p text:style-name="P4">
Tags: ['STOPRUSSIA', 'АГРЕСІЯ РФ', 'ВІЙНА', 'ВТОРГНЕННЯ РФ', 'ГЕНЕРАЛЬНИЙ ШТАБ ЗС УКРАЇНИ', 'ОПЕРАТИВНА ІНФОРМАЦІЯ']</text:p>
      <text:p text:style-name="P4">
Category: News</text:p>
      <!--METADATA-->
      <text:p text:style-name="P4">
<draw:frame draw:style-name="fr1" draw:name="Image363" text:anchor-type="as-char" svg:width="6.9236in" svg:height="4.33302in" draw:z-index="0">
<draw:image xlink:href="../Images/AРМІЯINFORM/2023-05-08T46-00-00-04-00/okupanty-strilby.jpg" xlink:type="simple" xlink:show="embed" xlink:actuate="onLoad" draw:mime-type="image/jpeg"/>
</draw:frame>
Illustrative Photo <text:span text:style-name="T4">
 🔥 Situation on Russian invasion </text:span>
</text:p>
      <text:p text:style-name="P4">
About this <text:a xlink:type="simple" xlink:href="https://www.facebook.com/GeneralStaff.ua/posts/pfbid02xN9BYo6Tg37idsWr7TVeUCeQNVeME6scYxiCTKCQY2yDZRWftX8VzmiLTBLneUjsl" text:style-name="Internet_20_link" text:visited-style-name="Visited_20_Internet_20_Link">
it is referred</text:a>
In the operational information of the General Staff of the Armed Forces of Ukraine.</text:p>
      <text:p text:style-name="P4">
“The Russian invaders carry out the so -called evacuation of locals from the temporarily corresponding Tokmak of Zaporizhzhya region in the direction of the settlement of Picture. Representatives of the so -called local "power", collaborators, children, teachers and educators are subject to this procedure. At the same time, the parents of children will threaten to enroll the school year in case of refusal to "evacuate" the child. " - said report.</text:p>
      <text:p text:style-name="P4">
The gas stations have queues for fuel, and all drivers have been informed that new fuel wives are not planned.</text:p>
      <text:p text:style-name="P4">
The General Staff report states that in the settlement of Veszlesaposhi region, the local police department of the enemy was closed and does not function. On the eve, the destruction of the documentation of this institution was observed.</text:p>
      <text:p text:style-name="P4">
News Source: <text:a xlink:type="simple" xlink:href="https://armyinform.com.ua/2023/05/08/okupanty-provodyat-evakuacziyu-meshkancziv-tymchasovo-okupovanogo-tokmaka/" text:style-name="Internet_20_link" text:visited-style-name="Visited_20_Internet_20_Link">
https://armyinform.com.ua/2023/05/08/okupanty-provodyat-evakuacziyu-meshkancziv-tymchasovo-okupovanogo-tokmaka/</text:a>
</text:p>
      <!--NEWS-->
      <text:h text:style-name="P10" text:outline-level="1">
<text:span text:style-name="T4">
The invaders carry out the "evacuation" of the residents of the temporarily occupied Tokmak</text:span>
</text:h>
      <text:p text:style-name="P4">
Author: ['АРМІЯINFORM']</text:p>
      <text:p text:style-name="P4">
Time: 2023-05-08T46:00:00-04:00</text:p>
      <text:p text:style-name="P4">
Description: About the operational INformation General Staff of the Zbroany forces of Ukraine.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3/okupanty-strilby.jpg" text:style-name="Internet_20_link" text:visited-style-name="Visited_20_Internet_20_Link">
okupanty-strilby.jpg</text:a>
']</text:p>
      <text:p text:style-name="P4">
Tags: ['STOPRUSSIA', 'АГРЕСІЯ РФ', 'ВІЙНА', 'ВТОРГНЕННЯ РФ', 'ГЕНЕРАЛЬНИЙ ШТАБ ЗС УКРАЇНИ', 'ОПЕРАТИВНА ІНФОРМАЦІЯ']</text:p>
      <text:p text:style-name="P4">
Category: News</text:p>
      <!--METADATA-->
      <text:p text:style-name="P4">
<draw:frame draw:style-name="fr1" draw:name="Image364" text:anchor-type="as-char" svg:width="6.9236in" svg:height="4.33302in" draw:z-index="0">
<draw:image xlink:href="../Images/AРМІЯINFORM/2023-05-08T46-00-00-04-00/okupanty-strilby.jpg" xlink:type="simple" xlink:show="embed" xlink:actuate="onLoad" draw:mime-type="image/jpeg"/>
</draw:frame>
Illustrative Photo <text:span text:style-name="T4">
 🔥 Situation on Russian invasion </text:span>
</text:p>
      <text:p text:style-name="P4">
About this <text:a xlink:type="simple" xlink:href="https://www.facebook.com/GeneralStaff.ua/posts/pfbid02xN9BYo6Tg37idsWr7TVeUCeQNVeME6scYxiCTKCQY2yDZRWftX8VzmiLTBLneUjsl" text:style-name="Internet_20_link" text:visited-style-name="Visited_20_Internet_20_Link">
it is referred</text:a>
In the operational information of the General Staff of the Armed Forces of Ukraine.</text:p>
      <text:p text:style-name="P4">
“The Russian invaders carry out the so -called evacuation of locals from the temporarily corresponding Tokmak of Zaporizhzhya region in the direction of the settlement of Picture. Representatives of the so -called local "power", collaborators, children, teachers and educators are subject to this procedure. At the same time, the parents of children will threaten to enroll the school year in case of refusal to "evacuate" the child. " - said report.</text:p>
      <text:p text:style-name="P4">
The gas stations have queues for fuel, and all drivers have been informed that new fuel wives are not planned.</text:p>
      <text:p text:style-name="P4">
The General Staff report states that in the settlement of Veszlesaposhi region, the local police department of the enemy was closed and does not function. On the eve, the destruction of the documentation of this institution was observed.</text:p>
      <text:p text:style-name="P4">
News Source: <text:a xlink:type="simple" xlink:href="https://armyinform.com.ua/2023/05/08/okupanty-provodyat-evakuacziyu-meshkancziv-tymchasovo-okupovanogo-tokmaka/" text:style-name="Internet_20_link" text:visited-style-name="Visited_20_Internet_20_Link">
https://armyinform.com.ua/2023/05/08/okupanty-provodyat-evakuacziyu-meshkancziv-tymchasovo-okupovanogo-tokmaka/</text:a>
</text:p>
      <!--NEWS-->
      <text:h text:style-name="P10" text:outline-level="1">
<text:span text:style-name="T4">
Eliminated all the "chess" of the enemy: the General Staff told about the consequences of Russian rocket and aviation strikes</text:span>
</text:h>
      <text:p text:style-name="P4">
Author: ['АРМІЯINFORM']</text:p>
      <text:p text:style-name="P4">
Time: 2023-05-08T47:00:00-04:00</text:p>
      <text:p text:style-name="P4">
Description: At NICH at the 8th traveler Vorog Znova, having attacked Ukrainian thefter, which stacked the іiranskі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zelenskyj-shahed.jpg" text:style-name="Internet_20_link" text:visited-style-name="Visited_20_Internet_20_Link">
zelenskyj-shahed.jpg</text:a>
']</text:p>
      <text:p text:style-name="P4">
Tags: ['SHAHED', 'STOPRUSSIA', 'АГРЕСІЯ РФ', 'ВТОРГНЕННЯ РФ', 'ГШ ЗСУ', 'ОПЕРАТИВНА ІНФОРМАЦІЯ', 'РАКЕТНІ УДАРИ', 'РАНКОВЕ ЗВЕДЕННЯ']</text:p>
      <text:p text:style-name="P4">
Category: News</text:p>
      <!--METADATA-->
      <text:p text:style-name="P4">
<draw:frame draw:style-name="fr1" draw:name="Image365" text:anchor-type="as-char" svg:width="6.9236in" svg:height="4.617948in" draw:z-index="0">
<draw:image xlink:href="../Images/AРМІЯINFORM/2023-05-08T47-00-00-04-00/zelenskyj-shahed.jpg" xlink:type="simple" xlink:show="embed" xlink:actuate="onLoad" draw:mime-type="image/jpeg"/>
</draw:frame>
President of Ukraine Volodymyr Zelensky, along with the whipped drone-Kamikadze, end of October 2022. Photo: President.gov.ua <text:span text:style-name="T4">
 🔥 Situation on Russian Tire </text:span>
</text:p>
      <text:p text:style-name="P4">
<text:span text:style-name="T4">
 On the night of May 8, the enemy again attacked the territory of Ukraine, used Shirah shock UAVS Shahd - 35 out of 35 drones were destroyed by our protectors. </text:span>
 **</text:p>
      <text:p text:style-name="P4">
About it <text:a xlink:type="simple" xlink:href="https://www.facebook.com/GeneralStaff.ua/posts/pfbid02xN9BYo6Tg37idsWr7TVeUCeQNVeME6scYxiCTKCQY2yDZRWftX8VzmiLTBLneUjsl" text:style-name="Internet_20_link" text:visited-style-name="Visited_20_Internet_20_Link">
reports</text:a>
General Staff of the Armed Forces of Ukraine.</text:p>
      <text:p text:style-name="P4">
"Continuing the tactics of terror, last day, the Russian Federation struck 16 -row strokes, including in the cities of Kharkiv, Kherson, Mykolaiv Taodesse regions," - also said in the message.</text:p>
      <text:p text:style-name="P4">
In addition, according to the General Staff of the Armed Forces, 61 aircraft strike and 52 -war shelling from jet fire systems at the positions of our military settlements were recorded.</text:p>
      <text:p text:style-name="P4">
"Unfortunately, there are killed and injured in the civilian population, a large -scale house, private homes and other civilian infrastructure," - reports the Ministry of Internal Affairs of Ukraine.</text:p>
      <text:p text:style-name="P4">
The military warns that the likelihood of further Russian rocket launchers throughout Ukraine remains high.</text:p>
      <text:p text:style-name="P4">
News Source: <text:a xlink:type="simple" xlink:href="https://armyinform.com.ua/2023/05/08/likviduvaly-vsi-shahedy-voroga-genshtab/" text:style-name="Internet_20_link" text:visited-style-name="Visited_20_Internet_20_Link">
https://armyinform.com.ua/2023/05/08/likviduvaly-vsi-shahedy-voroga-genshtab/</text:a>
</text:p>
      <!--NEWS-->
      <text:h text:style-name="P10" text:outline-level="1">
<text:span text:style-name="T4">
55 invaders' attacks are reflected on the Eastern Front: heavy battles continue for Bakhmut and Marinka</text:span>
</text:h>
      <text:p text:style-name="P4">
Author: ['АРМІЯINFORM']</text:p>
      <text:p text:style-name="P4">
Time: 2023-05-08T48:00:00-04:00</text:p>
      <text:p text:style-name="P4">
Description: Opponent Zoseredzhu, Zusillya at the Limansky, Bakhmutsky, Avdіvsky ... War with Ukraine 2022, war with Ukraine Latest news today, News War with Ukraine 2022 Last for today, will there be a war between Ukraine and Russia and when the war with Ukraine in 2022 will b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tanky.jpg" text:style-name="Internet_20_link" text:visited-style-name="Visited_20_Internet_20_Link">
tanky.jpg</text:a>
']</text:p>
      <text:p text:style-name="P4">
Tags: ['STOPRUSSIA', 'АГРЕСІЯ РФ', 'БАХМУТ', 'ВІЙНА', 'ВТОРГНЕННЯ РФ', 'ГШ ЗСУ', 'МАР’ЇНКА', 'ОПЕРАТИВНА ІНФОРМАЦІЯ', 'РАНКОВЕ ЗВЕДЕННЯ', 'ХРОНІКА ОБОРОНИ']</text:p>
      <text:p text:style-name="P4">
Category: News</text:p>
      <!--METADATA-->
      <text:p text:style-name="P4">
<draw:frame draw:style-name="fr1" draw:name="Image366" text:anchor-type="as-char" svg:width="6.9236in" svg:height="4.611463in" draw:z-index="0">
<draw:image xlink:href="../Images/AРМІЯINFORM/2023-05-08T48-00-00-04-00/tanky.jpg" xlink:type="simple" xlink:show="embed" xlink:actuate="onLoad" draw:mime-type="image/jpeg"/>
</draw:frame>
Tanks of a motor infantry Mariupol brigade. Illustrative Photo <text:span text:style-name="T4">
 🔥 Situation of the Russian invasion </text:span>
</text:p>
      <text:p text:style-name="P4">
The enemy concentrates major efforts on Liman, Bakhmut, Avdiiv and Mariinsky. There are heavy battles for Bakhmut Tamarinka. In total, 55 attacks of the enemy of the enemy were reflected during the last day.</text:p>
      <text:p text:style-name="P4">
About it <text:a xlink:type="simple" xlink:href="https://www.facebook.com/GeneralStaff.ua/posts/pfbid02xN9BYo6Tg37idsWr7TVeUCeQNVeME6scYxiCTKCQY2yDZRWftX8VzmiLTBLneUjsl" text:style-name="Internet_20_link" text:visited-style-name="Visited_20_Internet_20_Link">
reports</text:a>
General Staff of the Armed Forces of Ukraine.</text:p>
      <text:p text:style-name="P4">
According to the prompt information of the General Staff of the Armed Forces, the offensive actions of the enemy in the Liman and the Avdeevsky directions were not successful. The Bakhmut and Marinsky Defense Forces restrain and reflect numerous enemy attacks.</text:p>
      <text:p text:style-name="P4">
“In the Bakhmut direction, the enemy continues to take offensive actions. Bakhmut boys continue, the invaders fired at the city by ignition and phosphorus. During the day, the enemy conducted unsuccessful offensive actions of the settlements of chrome, Ivanovske, ravines and knocks. Introductory blows, ”the message reads.</text:p>
      <text:p text:style-name="P4">
The military reports that he did not carry out the Kupyansk and minerals of the Kupyansk and mineralized actions, caused aviation and artillery.</text:p>
      <text:p text:style-name="P4">
“In the Volyn and Polissya directions of the signs of formation of offensive groups of the enemy were not revealed. In the Siversky and Slobozhansky directions, the worker retains military presence in border areas with Ukraine. Nazapozhya and Kherson directions - continues defensive actions, ” - reports the General Staff of the Armed Forces of Ukraine.</text:p>
      <text:p text:style-name="P4">
News Source: <text:a xlink:type="simple" xlink:href="https://armyinform.com.ua/2023/05/08/na-shidnomu-fronti-vidbyto-55-atak-okupantiv-vazhki-boyi-tryvayut-za-bahmut-i-maryinku/" text:style-name="Internet_20_link" text:visited-style-name="Visited_20_Internet_20_Link">
https://armyinform.com.ua/2023/05/08/na-shidnomu-fronti-vidbyto-55-atak-okupantiv-vazhki-boyi-tryvayut-za-bahmut-i-maryinku/</text:a>
</text:p>
      <!--NEWS-->
      <text:h text:style-name="P10" text:outline-level="1">
<text:span text:style-name="T4">
The large -scale invasion of Russia into Ukraine united by NATO - Josep Borrel</text:span>
</text:h>
      <text:p text:style-name="P4">
Author: ['АРМІЯINFORM']</text:p>
      <text:p text:style-name="P4">
Time: 2023-05-08T49:00:00-04:00</text:p>
      <text:p text:style-name="P4">
Description: About the Tsenok representation of the Evropysky Union with the Navigannas Poliviks ... the war with Ukraine 2022, the war with Ukraine is the latest news today, the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zhozep-borrel.jpg" text:style-name="Internet_20_link" text:visited-style-name="Visited_20_Internet_20_Link">
zhozep-borrel.jpg</text:a>
']</text:p>
      <text:p text:style-name="P4">
Tags: ['ЄВРОПЕЙСЬКИЙ СОЮЗ', 'ЖОЗЕП БОРРЕЛЬ', 'НАТО']</text:p>
      <text:p text:style-name="P4">
Category: News</text:p>
      <!--METADATA-->
      <text:p text:style-name="P4">
<draw:frame draw:style-name="fr1" draw:name="Image367" text:anchor-type="as-char" svg:width="6.9236in" svg:height="4.612615in" draw:z-index="0">
<draw:image xlink:href="../Images/AРМІЯINFORM/2023-05-08T49-00-00-04-00/zhozep-borrel.jpg" xlink:type="simple" xlink:show="embed" xlink:actuate="onLoad" draw:mime-type="image/jpeg"/>
</draw:frame>
Josep BorrellThis was a high representative of the European Union on Foreign Affairs of the Higulic of Safety of Josep Borrel <text:a xlink:type="simple" xlink:href="https://www.eeas.europa.eu/eeas/meeting-expectations-fragmenting-world_en" text:style-name="Internet_20_link" text:visited-style-name="Visited_20_Internet_20_Link">
stated</text:a>
in your blog post.</text:p>
      <text:p text:style-name="P4">
“It impresses how much Russia's war against Ukraine has brought more unity and even the revival of the transatlantic alliance. War(Russia - ed.)Ukraine has explained that it is common between the United States, Canada and Europeans, ”Josepborrel wrote.</text:p>
      <text:p text:style-name="P4">
He noted that in addition to the help of Ukraine, there were also a general sense of renewal, purpose and willingness to pay the price for compliance with the principles of the international rule of law, freedom and democracy.</text:p>
      <text:p text:style-name="P4">
Josep Borrel noted that despite political differences, the Alliance moves together in strategic reports.</text:p>
      <text:p text:style-name="P4">
“Of course, as always, political differences remain. Take a protective aspects of inflation reduction or our disputes over hundreds or different approaches to combating climate change(Subsidies when pricing for carbon). Але в стратегічних питаннях ми рухаємося разом,принаймні з адміністрацією Байдена», — зазначив політик.</text:p>
      <text:p text:style-name="P4">
Водночас Високий представник Європейського Союзу вважає, що такатрансатлантична єдність і єдність G7 супроводжується більшим політичнимрозривом зі світом, що розвивається.</text:p>
      <text:p text:style-name="P4">
На його переконання, більшість засідань щодо війни в Україні зумовлені уявнимиподвійними стандартами та розчаруванням у зв’язку з тим, що інші питання неотримують такої ж уваги та значних ресурсів, як ті, що важливі для України.</text:p>
      <text:p text:style-name="P4">
«Ми часто справедливо кажемо, що хочемо перемоги України і зробимо всеможливе, щоб цього досягти. Нам потрібно взяти на себе такий самий рівеньзобов’язань, щоб перемогти у суді світової громадської думки», — йдеться ублозі політика.</text:p>
      <text:p text:style-name="P4">
News Source: <text:a xlink:type="simple" xlink:href="https://armyinform.com.ua/2023/05/08/obyednalo-nato-zhozep-borrel/" text:style-name="Internet_20_link" text:visited-style-name="Visited_20_Internet_20_Link">
https://armyinform.com.ua/2023/05/08/obyednalo-nato-zhozep-borrel/</text:a>
</text:p>
      <!--NEWS-->
      <text:h text:style-name="P10" text:outline-level="1">
<text:span text:style-name="T4">
The large -scale invasion of Russia into Ukraine united by NATO - Josep Borrel</text:span>
</text:h>
      <text:p text:style-name="P4">
Author: ['АРМІЯINFORM']</text:p>
      <text:p text:style-name="P4">
Time: 2023-05-08T49:00:00-04:00</text:p>
      <text:p text:style-name="P4">
Description: About the Tsenok representation of the Evropysky Union with the Navigannas Poliviks ... the war with Ukraine 2022, the war with Ukraine is the latest news today, the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zhozep-borrel.jpg" text:style-name="Internet_20_link" text:visited-style-name="Visited_20_Internet_20_Link">
zhozep-borrel.jpg</text:a>
']</text:p>
      <text:p text:style-name="P4">
Tags: ['ЄВРОПЕЙСЬКИЙ СОЮЗ', 'ЖОЗЕП БОРРЕЛЬ', 'НАТО']</text:p>
      <text:p text:style-name="P4">
Category: News</text:p>
      <!--METADATA-->
      <text:p text:style-name="P4">
<draw:frame draw:style-name="fr1" draw:name="Image368" text:anchor-type="as-char" svg:width="6.9236in" svg:height="4.612615in" draw:z-index="0">
<draw:image xlink:href="../Images/AРМІЯINFORM/2023-05-08T49-00-00-04-00/zhozep-borrel.jpg" xlink:type="simple" xlink:show="embed" xlink:actuate="onLoad" draw:mime-type="image/jpeg"/>
</draw:frame>
Josep BorrellThis was a high representative of the European Union on Foreign Affairs of the Higulic of Safety of Josep Borrel <text:a xlink:type="simple" xlink:href="https://www.eeas.europa.eu/eeas/meeting-expectations-fragmenting-world_en" text:style-name="Internet_20_link" text:visited-style-name="Visited_20_Internet_20_Link">
stated</text:a>
in your blog post.</text:p>
      <text:p text:style-name="P4">
“It impresses how much Russia's war against Ukraine has brought more unity and even the revival of the transatlantic alliance. War(Russia - ed.)Ukraine has explained that it is common between the United States, Canada and Europeans, ”Josepborrel wrote.</text:p>
      <text:p text:style-name="P4">
He noted that in addition to the help of Ukraine, there were also a general sense of renewal, purpose and willingness to pay the price for compliance with the principles of the international rule of law, freedom and democracy.</text:p>
      <text:p text:style-name="P4">
Josep Borrel noted that despite political differences, the Alliance moves together in strategic reports.</text:p>
      <text:p text:style-name="P4">
“Of course, as always, political differences remain. Take a protective aspects of inflation reduction or our disputes over hundreds or different approaches to combating climate change(Subsidies when pricing for carbon). Але в стратегічних питаннях ми рухаємося разом,принаймні з адміністрацією Байдена», — зазначив політик.</text:p>
      <text:p text:style-name="P4">
Водночас Високий представник Європейського Союзу вважає, що такатрансатлантична єдність і єдність G7 супроводжується більшим політичнимрозривом зі світом, що розвивається.</text:p>
      <text:p text:style-name="P4">
На його переконання, більшість засідань щодо війни в Україні зумовлені уявнимиподвійними стандартами та розчаруванням у зв’язку з тим, що інші питання неотримують такої ж уваги та значних ресурсів, як ті, що важливі для України.</text:p>
      <text:p text:style-name="P4">
«Ми часто справедливо кажемо, що хочемо перемоги України і зробимо всеможливе, щоб цього досягти. Нам потрібно взяти на себе такий самий рівеньзобов’язань, щоб перемогти у суді світової громадської думки», — йдеться ублозі політика.</text:p>
      <text:p text:style-name="P4">
News Source: <text:a xlink:type="simple" xlink:href="https://armyinform.com.ua/2023/05/08/obyednalo-nato-zhozep-borrel/" text:style-name="Internet_20_link" text:visited-style-name="Visited_20_Internet_20_Link">
https://armyinform.com.ua/2023/05/08/obyednalo-nato-zhozep-borrel/</text:a>
</text:p>
      <!--NEWS-->
      <text:h text:style-name="P10" text:outline-level="1">
<text:span text:style-name="T4">
Dozens of Dronov-Kamikadze At night attacked the Kyiv region with a score of 35: 0 in favor of air defense of Ukraine</text:span>
</text:h>
      <text:p text:style-name="P4">
Author: ['АРМІЯINFORM']</text:p>
      <text:p text:style-name="P4">
Time: 2023-05-08T50:00:00-04:00</text:p>
      <text:p text:style-name="P4">
Description: At the 8th injury 2023, the enemy attacking the Kievshchina by the shock drones of the Iransky ... The war with Ukraine 2022, the war with Ukraine is the latest news today, the news war with Ukraine 2022 The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znyshheni-shahedy.jpg" text:style-name="Internet_20_link" text:visited-style-name="Visited_20_Internet_20_Link">
znyshheni-shahedy.jpg</text:a>
']</text:p>
      <text:p text:style-name="P4">
Tags: ['SHAHED-136/131', 'АТАКА ДРОНІВ', 'КИЇВЩИНА', 'ПОВІТРЯНІ СИЛИ ЗБРОЙНИХ СИЛ УКРАЇНИ']</text:p>
      <text:p text:style-name="P4">
Category: News</text:p>
      <!--METADATA-->
      <text:p text:style-name="P4">
<draw:frame draw:style-name="fr1" draw:name="Image369" text:anchor-type="as-char" svg:width="6.9236in" svg:height="6.9236in" draw:z-index="0">
<draw:image xlink:href="../Images/AРМІЯINFORM/2023-05-08T50-00-00-04-00/znyshheni-shahedy.jpg" xlink:type="simple" xlink:show="embed" xlink:actuate="onLoad" draw:mime-type="image/jpeg"/>
</draw:frame>
<text:span text:style-name="T4">
 🔥 Situation on Russian invasion </text:span>
</text:p>
      <text:p text:style-name="P4">
On the night of May 8, 2023, the enemy attacked the Kyiv region with shock Dronamiran production Shahd-136/131. 35 percussion UAVs were applied, which was dacha from the northern direction - the sector aerodrome(Bryansk region).</text:p>
      <text:p text:style-name="P4">
Про це<text:a xlink:type="simple" xlink:href="https://www.facebook.com/kpszsu/posts/pfbid0LvUrVCcpQSy6LR3yhAgytkHvBaZHP5jrubc4vsFFkAHWY39nCvPCrN1wcxW7pD5ol" text:style-name="Internet_20_link" text:visited-style-name="Visited_20_Internet_20_Link">
повідомляє</text:a>
Command of the Air Forces of the Armed Forces of Ukraine.</text:p>
      <text:p text:style-name="P4">
"Forces and means of air defense of the Air Force Center, in cooperation with the components of the Defense Forces of Ukraine, <text:span text:style-name="T4">
 The total five Shahd-136/131 destroyed, </text:span>
-the message said.</text:p>
      <text:p text:style-name="P4">
At the same time, the Armed Forces Command reminds that "even the 100 percent result of air goals does not guarantee a safe stay where the air defense works."</text:p>
      <text:p text:style-name="P4">
“The fragments of anti -aircraft missiles and the affected UAVs are sure to return to the ground!So, save yourself and your relatives, ”the defenders of the Ukrainian sky say.</text:p>
      <text:p text:style-name="P4">
It is also reported that at midnight Russian invaders attacked Odesa region bombers of longitudinal aviation TU-22M3.</text:p>
      <text:p text:style-name="P4">
“A total of eight launches from Cape Tarkhankut area have been made(occupied Crimea).Частина ракет не досягла своїх цілей. Про наслідки влучань, повідомить місцевавійськова адміністрація», — зазначили в Командуванні Повітряних Сил.</text:p>
      <text:p text:style-name="P4">
News Source: <text:a xlink:type="simple" xlink:href="https://armyinform.com.ua/2023/05/08/desyatky-droniv-kamikadze-vnochi-atakuvaly-kyyivshhynu/" text:style-name="Internet_20_link" text:visited-style-name="Visited_20_Internet_20_Link">
https://armyinform.com.ua/2023/05/08/desyatky-droniv-kamikadze-vnochi-atakuvaly-kyyivshhynu/</text:a>
</text:p>
      <!--NEWS-->
      <text:h text:style-name="P10" text:outline-level="1">
<text:span text:style-name="T4">
Will there be exacerbation on May 9 - Anna painter's explanation</text:span>
</text:h>
      <text:p text:style-name="P4">
Author: ['АРМІЯINFORM']</text:p>
      <text:p text:style-name="P4">
Time: 2023-05-08T51:00:00-04:00</text:p>
      <text:p text:style-name="P4">
Description: Infantly 100% of the subtitzhuvati, the subtable is the blanket for 9 injuries. About the work ... war with Ukraine 2022, the war with Ukraine is the latest news today, the war with Ukraine 2022 is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4/malyar-53.jpg" text:style-name="Internet_20_link" text:visited-style-name="Visited_20_Internet_20_Link">
malyar-53.jpg</text:a>
']</text:p>
      <text:p text:style-name="P4">
Tags: ['9 ТРАВНЯ', 'АГРЕСІЯ РФ', 'ВТОРГНЕННЯ РФ', 'ГАННА МАЛЯР']</text:p>
      <text:p text:style-name="P4">
Category: News</text:p>
      <!--METADATA-->
      <text:p text:style-name="P4">
<draw:frame draw:style-name="fr1" draw:name="Image370" text:anchor-type="as-char" svg:width="6.9236in" svg:height="4.615733in" draw:z-index="0">
<draw:image xlink:href="../Images/AРМІЯINFORM/2023-05-08T51-00-00-04-00/malyar-53.jpg" xlink:type="simple" xlink:show="embed" xlink:actuate="onLoad" draw:mime-type="image/jpeg"/>
</draw:frame>
Photodmitry Yurchenko</text:p>
      <text:p text:style-name="P4">
It is impossible for 100% to assert or refute exacerbations for May 9.</text:p>
      <text:p text:style-name="P4">
This <text:a xlink:type="simple" xlink:href="https://t.me/annamaliar/709" text:style-name="Internet_20_link" text:visited-style-name="Visited_20_Internet_20_Link">
noted</text:a>
Deputy Minister of Defense of Ukraine Anna Malyar.</text:p>
      <text:p text:style-name="P4">
“The likelihood of exacerbation will always be, regardless of the date, until it is long. The fact that the Russians love to give and historical parallels - yes. But historical and festive dates, to which they "did not intensify." Therefore, exacerbation may not be exacerbated, ”Anna Malyar wrote, calling for being a gift for the insidiousness of the enemy and defense.</text:p>
      <text:p text:style-name="P4">
News Source: <text:a xlink:type="simple" xlink:href="https://armyinform.com.ua/2023/05/08/chy-bude-zagostrennya-na-9-travnya-rozyasnennya-ganny-malyar/" text:style-name="Internet_20_link" text:visited-style-name="Visited_20_Internet_20_Link">
https://armyinform.com.ua/2023/05/08/chy-bude-zagostrennya-na-9-travnya-rozyasnennya-ganny-malyar/</text:a>
</text:p>
      <!--NEWS-->
      <text:h text:style-name="P10" text:outline-level="1">
<text:span text:style-name="T4">
Will there be exacerbation on May 9 - Anna painter's explanation</text:span>
</text:h>
      <text:p text:style-name="P4">
Author: ['АРМІЯINFORM']</text:p>
      <text:p text:style-name="P4">
Time: 2023-05-08T51:00:00-04:00</text:p>
      <text:p text:style-name="P4">
Description: Infantly 100% of the subtitzhuvati, the subtable is the blanket for 9 injuries. About the work ... war with Ukraine 2022, the war with Ukraine is the latest news today, the war with Ukraine 2022 is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4/malyar-53.jpg" text:style-name="Internet_20_link" text:visited-style-name="Visited_20_Internet_20_Link">
malyar-53.jpg</text:a>
']</text:p>
      <text:p text:style-name="P4">
Tags: ['9 ТРАВНЯ', 'АГРЕСІЯ РФ', 'ВТОРГНЕННЯ РФ', 'ГАННА МАЛЯР']</text:p>
      <text:p text:style-name="P4">
Category: News</text:p>
      <!--METADATA-->
      <text:p text:style-name="P4">
<draw:frame draw:style-name="fr1" draw:name="Image371" text:anchor-type="as-char" svg:width="6.9236in" svg:height="4.615733in" draw:z-index="0">
<draw:image xlink:href="../Images/AРМІЯINFORM/2023-05-08T51-00-00-04-00/malyar-53.jpg" xlink:type="simple" xlink:show="embed" xlink:actuate="onLoad" draw:mime-type="image/jpeg"/>
</draw:frame>
Photodmitry Yurchenko</text:p>
      <text:p text:style-name="P4">
It is impossible for 100% to assert or refute exacerbations for May 9.</text:p>
      <text:p text:style-name="P4">
This <text:a xlink:type="simple" xlink:href="https://t.me/annamaliar/709" text:style-name="Internet_20_link" text:visited-style-name="Visited_20_Internet_20_Link">
noted</text:a>
Deputy Minister of Defense of Ukraine Anna Malyar.</text:p>
      <text:p text:style-name="P4">
“The likelihood of exacerbation will always be, regardless of the date, until it is long. The fact that the Russians love to give and historical parallels - yes. But historical and festive dates, to which they "did not intensify." Therefore, exacerbation may not be exacerbated, ”Anna Malyar wrote, calling for being a gift for the insidiousness of the enemy and defense.</text:p>
      <text:p text:style-name="P4">
News Source: <text:a xlink:type="simple" xlink:href="https://armyinform.com.ua/2023/05/08/chy-bude-zagostrennya-na-9-travnya-rozyasnennya-ganny-malyar/" text:style-name="Internet_20_link" text:visited-style-name="Visited_20_Internet_20_Link">
https://armyinform.com.ua/2023/05/08/chy-bude-zagostrennya-na-9-travnya-rozyasnennya-ganny-malyar/</text:a>
</text:p>
      <!--NEWS-->
      <text:h text:style-name="P10" text:outline-level="1">
<text:span text:style-name="T4">
Ukrainian defenders eliminated more than 500 invaders, destroyed 7 tanks and 8 artistem</text:span>
</text:h>
      <text:p text:style-name="P4">
Author: ['АРМІЯINFORM']</text:p>
      <text:p text:style-name="P4">
Time: 2023-05-08T52:00:00-04:00</text:p>
      <text:p text:style-name="P4">
Description: Zagalni Boyov, take the enemy on 02.24.22 to 08/08/23 Orintovo to become: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605bf339-e146-4008-be2a-6aa161d0ee4c-scaled.jpg" text:style-name="Internet_20_link" text:visited-style-name="Visited_20_Internet_20_Link">
605bf339-e146-4008-be2a-6aa161d0ee4c-scaled.jpg</text:a>
']</text:p>
      <text:p text:style-name="P4">
Tags: ['STOPRUSSIA', 'АГРЕСІЯ РФ', 'ВТОРГНЕННЯ РФ', 'ВТРАТИ ВОРОГА', 'ГШ ЗСУ']</text:p>
      <text:p text:style-name="P4">
Category: News</text:p>
      <!--METADATA-->
      <text:p text:style-name="P4">
<draw:frame draw:style-name="fr1" draw:name="Image372" text:anchor-type="as-char" svg:width="6.9236in" svg:height="6.975527in" draw:z-index="0">
<draw:image xlink:href="../Images/AРМІЯINFORM/2023-05-08T52-00-00-04-00/605bf339-e146-4008-be2a-6aa161d0ee4c-scaled.jpg" xlink:type="simple" xlink:show="embed" xlink:actuate="onLoad" draw:mime-type="image/jpeg"/>
</draw:frame>
The total fighting loss of the enemy from 24.02.22 to 08.05.23 will be orientated:</text:p>
      <text:p text:style-name="P4">
<text:span text:style-name="T4">
<text:span text:style-name="T5">
 Personnel - </text:span>
* 194970(+540)persons eliminated</text:span>
<text:span text:style-name="T5">
 tanks - </text:span>
<text:span text:style-name="T5">
 3730(+7)</text:span>
<text:span text:style-name="T4">
 combat armored vehicles - </text:span>
 7253(+5)<text:span text:style-name="T4">
<text:span text:style-name="T5">
 Artillery Systems - </text:span>
<text:span text:style-name="T5">
 3018(+8)</text:span>
 </text:span>
 RSZV - <text:span text:style-name="T4">
 554(0)</text:span>
<text:span text:style-name="T5">
 air defense - </text:span>
<text:span text:style-name="T5">
 306(0)</text:span>
<text:span text:style-name="T4">
 aircraft - </text:span>
 308(0)<text:span text:style-name="T4">
<text:span text:style-name="T5">
 helicopters - </text:span>
* 294(0)</text:span>
<text:span text:style-name="T5">
 UAV Operative Tactical Level-</text:span>
<text:span text:style-name="T5">
 2614(+42)</text:span>
<text:span text:style-name="T4">
 Winged missiles - </text:span>
 947(0)<text:span text:style-name="T4">
<text:span text:style-name="T5">
 ships / boats - </text:span>
* 18(0)</text:span>
<text:span text:style-name="T5">
 Automobile equipment and tanks - </text:span>
<text:span text:style-name="T5">
 5958(+6)</text:span>
<text:span text:style-name="T4">
 SPECIAL TECHANGE - </text:span>
 384(+4)The data is specified ...</text:p>
      <text:p text:style-name="P4">
Beat the occupier!Let's win together!Our power is in truth!</text:p>
      <text:p text:style-name="P4">
<text:span text:style-name="T4">
 Source: </text:span>
 <text:a xlink:type="simple" xlink:href="https://www.facebook.com/GeneralStaff.ua" text:style-name="Internet_20_link" text:visited-style-name="Visited_20_Internet_20_Link">
General Staff of Armed Forces</text:a>
As of 08.05.23.</text:p>
      <text:p text:style-name="P4">
News Source: <text:a xlink:type="simple" xlink:href="https://armyinform.com.ua/2023/05/08/ukrayinski-zahysnyky-likviduvaly-ponad-500-okupantiv-znyshhyly-7-tankiv-i-8-artsystem/" text:style-name="Internet_20_link" text:visited-style-name="Visited_20_Internet_20_Link">
https://armyinform.com.ua/2023/05/08/ukrayinski-zahysnyky-likviduvaly-ponad-500-okupantiv-znyshhyly-7-tankiv-i-8-artsystem/</text:a>
</text:p>
      <!--NEWS-->
      <text:h text:style-name="P10" text:outline-level="1">
<text:span text:style-name="T4">
Today is celebrated Memorial and Reconciliation Day</text:span>
</text:h>
      <text:p text:style-name="P4">
Author: ['АРМІЯINFORM']</text:p>
      <text:p text:style-name="P4">
Time: 2023-05-08T53:00:00-04:00</text:p>
      <text:p text:style-name="P4">
Description: Schoroko 8 Herbalism in Ukraine that is the day of the day of Pam’yati that reconciliation. Friend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5/1683388081-9680.webp" text:style-name="Internet_20_link" text:visited-style-name="Visited_20_Internet_20_Link">
1683388081-9680.webp</text:a>
']</text:p>
      <text:p text:style-name="P4">
Tags: ['ВТОРГНЕННЯ РФ', "ДЕНЬ ПАМ'ЯТІ ТА ПРИМИРЕННЯ"]</text:p>
      <text:p text:style-name="P4">
Category: News</text:p>
      <!--METADATA-->
      <text:p text:style-name="P4">
<draw:frame draw:style-name="fr1" draw:name="Image373" text:anchor-type="as-char" svg:width="6.9236in" svg:height="4.615733in" draw:z-index="0">
<draw:image xlink:href="../ConvertedIMGs/AРМІЯINFORM/2023-05-08T53-00-00-04-00/1683388081-9680.png" xlink:type="simple" xlink:show="embed" xlink:actuate="onLoad" draw:mime-type="image/png"/>
</draw:frame>
Every year on May 8, Ukraine and the world are celebrated in memory and reconciliation.</text:p>
      <text:p text:style-name="P4">
The Second World War of 1939-1945 became the largest tragedy of the world in the twentieth century. Having taken tens of millions of lives, breaking the fate of hundreds of millions of people, destroying the entire cities and even Ukraine, she paved her bloody path as well as Ukraine.</text:p>
      <text:p text:style-name="P4">
The front twice swept the lands of Ukraine - first from west to east, then splits to the west. Millions of Ukrainians have laid their lives for the sake of victory over the Nazma Reconstruction of Peace. Millions have undergone wanderings during and after the end of Vivna, which has been signed over the following decades and has been tangible to now.</text:p>
      <text:p text:style-name="P4">
The broken fates of those who were in camps or in the forced emigration of the war, the explosions of ammunition, which have been hiding in the ground since the war, have crippled and killed in peacetime, serious illnesses and severe burden of the sums of the dead to today do not let people go to the world.</text:p>
      <text:p text:style-name="P4">
The Second World War became the largest tragedy of humanity in the twentieth century. To remember it, because the war should not be repeated.</text:p>
      <text:p text:style-name="P4">
Never again!</text:p>
      <text:p text:style-name="P4">
Unfortunately, now this slogan did not work.</text:p>
      <text:p text:style-name="P4">
Again. Again.</text:p>
      <text:p text:style-name="P4">
Ukrainian and world "Never again!" did not stop Russian aggressors with their "can repeat".</text:p>
      <text:p text:style-name="P4">
And the Russians repeat. And Ukrainians stop.</text:p>
      <text:p text:style-name="P4">
The Russians seek to destroy peace and praise the war.</text:p>
      <text:p text:style-name="P4">
Ukrainians destroy the war and defend peace.</text:p>
      <text:p text:style-name="P4">
To stop the Russian "can repeat."</text:p>
      <text:p text:style-name="P4">
To win the Ukrainian and the world - "Never again!".</text:p>
      <text:p text:style-name="P4">
News Source: <text:a xlink:type="simple" xlink:href="https://armyinform.com.ua/2023/05/08/sogodni-vidznachayetsya-den-pamyati-ta-prymyrennya/" text:style-name="Internet_20_link" text:visited-style-name="Visited_20_Internet_20_Link">
https://armyinform.com.ua/2023/05/08/sogodni-vidznachayetsya-den-pamyati-ta-prymyrennya/</text:a>
</text:p>
      <!--NEWS-->
      <text:h text:style-name="P10" text:outline-level="1">
<text:span text:style-name="T4">
In Ukraine a moment of silence</text:span>
</text:h>
      <text:p text:style-name="P4">
Author: ['АРМІЯINFORM']</text:p>
      <text:p text:style-name="P4">
Time: 2023-05-08T54:00:00-04:00</text:p>
      <text:p text:style-name="P4">
Description: Zgіdnu by decree of the president of Ukraine Volodimir Zelensky No. 143/2022, Khvilina Movchannya ... War with Ukraine 2022, war with Ukraine Latest news today,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candle.gif" text:style-name="Internet_20_link" text:visited-style-name="Visited_20_Internet_20_Link">
candle.gif</text:a>
']</text:p>
      <text:p text:style-name="P4">
Tags: ['STOPRUSSIA', "ВШАНУВАННЯ ПАМ'ЯТІ ГЕРОЇВ", 'ХВИЛИНА МОВЧАННЯ']</text:p>
      <text:p text:style-name="P4">
Category: News</text:p>
      <!--METADATA-->
      <text:p text:style-name="P4">
<draw:frame draw:style-name="fr1" draw:name="Image374" text:anchor-type="as-char" svg:width="6.9236in" svg:height="3.895992in" draw:z-index="0">
<draw:image xlink:href="../Images/AРМІЯINFORM/2023-05-08T54-00-00-04-00/candle.gif" xlink:type="simple" xlink:show="embed" xlink:actuate="onLoad" draw:mime-type="image/gif"/>
</draw:frame>
According to <text:a xlink:type="simple" xlink:href="https://www.president.gov.ua/documents/1432022-41729" text:style-name="Internet_20_link" text:visited-style-name="Visited_20_Internet_20_Link">
with Presidential Decree</text:a>
Volodymyrazellensky No. 143/2022, a minute of silence is spent daily at 9:00, it is beyond the media.</text:p>
      <text:p text:style-name="P4">
“For the purpose of honoring light memory, civic courage and dedication, strength of spirit, stability and heroic feat of warriors who died in the performance of flew tasks for the protection of state sovereignty and territorial compatibility To initiate a day at 9 o'clock 00 minutes of a nationwide minute of silence to the songs, who were killed as a result of armed aggression of the Russian Federation in the contrary of Ukraine, which to declare in all media, regardless of ownership, ”the document reads.</text:p>
      <text:p text:style-name="P4">
News Source: <text:a xlink:type="simple" xlink:href="https://armyinform.com.ua/2023/05/08/v-ukrayini-hvylyna-movchannya-2/" text:style-name="Internet_20_link" text:visited-style-name="Visited_20_Internet_20_Link">
https://armyinform.com.ua/2023/05/08/v-ukrayini-hvylyna-movchannya-2/</text:a>
</text:p>
      <!--NEWS-->
      <text:h text:style-name="P10" text:outline-level="1">
<text:span text:style-name="T4">
On May 8, the world honors the memory of all whose lives took away the Second World War - President of Ukraine</text:span>
</text:h>
      <text:p text:style-name="P4">
Author: ['АРМІЯINFORM']</text:p>
      <text:p text:style-name="P4">
Time: 2023-05-08T55:00:00-04:00</text:p>
      <text:p text:style-name="P4">
Description: https://www.youtube.com/watch?v=YZXJGN53QA4 turned our sovereign garona iz without ... War with Ukraine 2022, War with Ukraine today, News War with Ukraine 2022 Last today, will there be a war between Ukraine And when Russia and the war with Ukraine in 2022 will be or not, will there be a war with Ukraine in the near future, the war with Ukraine, Ukraine’s news today, Ukrainian news in Ukrainian media in Russian</text:p>
      <text:p text:style-name="P4">
Images: []</text:p>
      <text:p text:style-name="P4">
Tags: ['STOPRUSSIA', 'ВОЛОДИМИР ЗЕЛЕНСЬКИЙ']</text:p>
      <text:p text:style-name="P4">
Category: News</text:p>
      <!--METADATA-->
      <text:p text:style-name="P4">
We return our country to an honest history without ideological impurities. It is on May 8 that the peoples of the world recalls the grandeur of the victory over Nazism. It is on May 8 that the memory of everyone whose lives took away the war. It was on May 8 that the act of unconditional surrender of the Wehrmacht was recruited.</text:p>
      <text:p text:style-name="P4">
This was stated by President of Ukraine Volodymyr Zelenskyy in <text:a xlink:type="simple" xlink:href="https://t.me/V_Zelenskiy_official/6161" text:style-name="Internet_20_link" text:visited-style-name="Visited_20_Internet_20_Link">
telegram</text:a>
.</text:p>
      <text:p text:style-name="P4">
— Сьогодні я подав до Верховної Ради України законопроєкт, яким пропонуєтьсявстановити 8 травня Днем памʼяті та перемоги над нацизмом у Другій світовійвійні 1939–1945 років. Ми ніколи не забудемо внесок українського народу вперемогу над нацизмом. І ми не дамо брехати, ніби перемога в тій війні моглавідбутись і без участі якоїсь країни або народу. Як тоді ми разом знищувализло, так і зараз ми разом знищуємо аналогічне зло, — зазначив він.</text:p>
      <text:p text:style-name="P4">
На жаль, як акцентує глава держави, зло повернулося. Хоч агресор тепер інший,у нього та сама мета — поневолення або знищення.</text:p>
      <text:p text:style-name="P4">
— І як тоді ми спиралися на спільну силу вільних народів, так і зараз мибʼємося проти зла разом із вільним світом, разом із вільною Європою. І мипереможемо!Буде день нашої перемоги — День перемоги України. Буде!— запевнивВолодимир Зеленський.</text:p>
      <text:p text:style-name="P4">
За його словами, багато років тому на нашому континенті була встановленатрадиція святкування саме 9 травня Дня Європи — для відзначення досягнутихмиру та єдності.</text:p>
      <text:p text:style-name="P4">
— Сьогодні єдність на нашому континенті наближає нас до відзначення першогодня нашого миру. І правильно буде разом з усією вільною Європою відзначатиДень Європи. <text:span text:style-name="T4">
Сьогодні я підписав відповідний указ, і щороку відзавтра 9травня ми будемо вшановувати нашу історичну єдність — єдність усіх європейців,які знищили нацизм і переможуть рашизм</text:span>
. Єдність, яка наближає мир. Вічнапамʼять усім загиблим у Другій світовій війні!Слава кожному і кожній, хтобився проти нацизму та переміг!Слава всім нашим героям різних часів, яким миоднаково завдячуємо нашим життям!— наголосив Президент України.</text:p>
      <text:p text:style-name="P4">
News Source: <text:a xlink:type="simple" xlink:href="https://armyinform.com.ua/2023/05/08/8-travnya-svit-vshanovuye-pam%ca%bcyat-usih-chyyi-zhyttya-zabrala-druga-svitova-vijna-prezydent-ukrayiny/" text:style-name="Internet_20_link" text:visited-style-name="Visited_20_Internet_20_Link">
https://armyinform.com.ua/2023/05/08/8-travnya-svit-vshanovuye-pam%ca%bcyat-usih-chyyi-zhyttya-zabrala-druga-svitova-vijna-prezydent-ukrayiny/</text:a>
</text:p>
      <!--NEWS-->
      <text:h text:style-name="P10" text:outline-level="1">
<text:span text:style-name="T4">
Every year, Ukraine will celebrate Europe Day - Presidential Decree</text:span>
</text:h>
      <text:p text:style-name="P4">
Author: ['АРМІЯINFORM']</text:p>
      <text:p text:style-name="P4">
Time: 2023-05-08T56:00:00-04:00</text:p>
      <text:p text:style-name="P4">
Description: President of Ukraine Volodymyr Zelensky Piding Decree No. 266/2023, having established in Ukraine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yevrosoyuz.png" text:style-name="Internet_20_link" text:visited-style-name="Visited_20_Internet_20_Link">
yevrosoyuz.png</text:a>
']</text:p>
      <text:p text:style-name="P4">
Tags: ['9 ТРАВНЯ', 'ДЕНЬ ЄВРОПИ', 'ЄВРОПЕЙСЬКИЙ СОЮЗ', 'УКАЗ ПРЕЗИДЕНТА УКРАЇНИ']</text:p>
      <text:p text:style-name="P4">
Category: News</text:p>
      <!--METADATA-->
      <text:p text:style-name="P4">
<draw:frame draw:style-name="fr1" draw:name="Image375" text:anchor-type="as-char" svg:width="6.9236in" svg:height="3.934913in" draw:z-index="0">
<draw:image xlink:href="../Images/AРМІЯINFORM/2023-05-08T56-00-00-04-00/yevrosoyuz.png" xlink:type="simple" xlink:show="embed" xlink:actuate="onLoad" draw:mime-type="image/png"/>
</draw:frame>
President of Ukraine Volodymyr Zelensky signed <text:span text:style-name="T4">
 Decree No. 266/2023 </text:span>
, Yakimmiman Day in Ukraine. It will be celebrated annually on May 9 by the European Union.</text:p>
      <text:p text:style-name="P4">
About this <text:a xlink:type="simple" xlink:href="https://www.president.gov.ua/documents/2662023-46697" text:style-name="Internet_20_link" text:visited-style-name="Visited_20_Internet_20_Link">
it is referred</text:a>
Nasayti of the Presidential Office.</text:p>
      <text:p text:style-name="P4">
“Aware of the European identity of the Ukrainian people, in order to strengthen the unity of the peoples of Europe, to ensure peace, security and stability of the Navara continent, certifying the dedication to ideals and values of democracy, supporting the initiatives of youth and other public associations, **:</text:p>
      <text:p text:style-name="P4">
1 . Establish in Ukraine the Day of Europe, which celebrates annually on May 9, the countries of the European Union.</text:p>
      <text:p text:style-name="P4">
2 . To declare that the Presidential Decree No. 339/2003 “On Europe Day”, - said in the document.</text:p>
      <text:p text:style-name="P4">
This decree comes into force on the day of its publication.</text:p>
      <text:p text:style-name="P4">
News Source: <text:a xlink:type="simple" xlink:href="https://armyinform.com.ua/2023/05/08/shhoroku-9-travnya-ukrayina-vidznachatyme-den-yevropy-ukaz-prezydenta/" text:style-name="Internet_20_link" text:visited-style-name="Visited_20_Internet_20_Link">
https://armyinform.com.ua/2023/05/08/shhoroku-9-travnya-ukrayina-vidznachatyme-den-yevropy-ukaz-prezydenta/</text:a>
</text:p>
      <!--NEWS-->
      <text:h text:style-name="P10" text:outline-level="1">
<text:span text:style-name="T4">
In the morning, the enemy fired at mortars and artillery of the border of Chernihiv region</text:span>
</text:h>
      <text:p text:style-name="P4">
Author: ['АРМІЯINFORM']</text:p>
      <text:p text:style-name="P4">
Time: 2023-05-08T57:00:00-04:00</text:p>
      <text:p text:style-name="P4">
Description: Syogodnі, 8 Herbalon, Stan at 09:00 Rosіyskі Purapskіynі Vіskiyka 3 gate rays ... War with Ukraine 2022, War with Ukraine Latest News today, News War with Ukraine 2022 Last for Ukraine and Russia and when, when,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5/501379058ae50fdafa91a200e502c1df_l-1.jpg" text:style-name="Internet_20_link" text:visited-style-name="Visited_20_Internet_20_Link">
501379058ae50fdafa91a200e502c1df_l-1.jpg</text:a>
']</text:p>
      <text:p text:style-name="P4">
Tags: ['АГРЕСІЯ РФ', 'ВТОРГНЕННЯ РФ', 'ОБСТРІЛИ ПРИКОРДОННЯ', 'ЧЕРНІГІВЩИНА']</text:p>
      <text:p text:style-name="P4">
Category: News</text:p>
      <!--METADATA-->
      <text:p text:style-name="P4">
<draw:frame draw:style-name="fr1" draw:name="Image376" text:anchor-type="as-char" svg:width="6.9236in" svg:height="4.286862in" draw:z-index="0">
<draw:image xlink:href="../Images/AРМІЯINFORM/2023-05-08T57-00-00-04-00/501379058ae50fdafa91a200e502c1df_l-1.jpg" xlink:type="simple" xlink:show="embed" xlink:actuate="onLoad" draw:mime-type="image/jpeg"/>
</draw:frame>
Today, on May 8, as of 09:00, Russian occupation troops 3 times fired the border of the Chernihiv region.</text:p>
      <text:p text:style-name="P4">
About it <text:a xlink:type="simple" xlink:href="https://t.me/ok_pivnich1/2428" text:style-name="Internet_20_link" text:visited-style-name="Visited_20_Internet_20_Link">
reports</text:a>
Operational Command "North".</text:p>
      <text:p text:style-name="P4">
From 05:30 to 05:50 8 parishes were recorded, probably a mortar 120 mm, in the regional populic point Galaganivka.</text:p>
      <text:p text:style-name="P4">
From 06:00 to 06:20 16 parishes were recorded, probably from the barrel artillery, in the settlements of Berilovka and Moshchenko settlements.</text:p>
      <text:p text:style-name="P4">
From 06:20 to 06:50 4 parishes were recorded, probably from a mortar 120 mm, in the district -populated point of Gramyach.</text:p>
      <text:p text:style-name="P4">
There was no information about losses among the local population or damage to civilian infrastructure.</text:p>
      <text:p text:style-name="P4">
News Source: <text:a xlink:type="simple" xlink:href="https://armyinform.com.ua/2023/05/08/zranku-vorog-obstrilyav-z-minometiv-i-stvolnoyi-artyleriyi-prykordonnya-chernigivshhyny/" text:style-name="Internet_20_link" text:visited-style-name="Visited_20_Internet_20_Link">
https://armyinform.com.ua/2023/05/08/zranku-vorog-obstrilyav-z-minometiv-i-stvolnoyi-artyleriyi-prykordonnya-chernigivshhyny/</text:a>
</text:p>
      <!--NEWS-->
      <text:h text:style-name="P10" text:outline-level="1">
<text:span text:style-name="T4">
The Armians won three medals at the Academic Rowing World Cup</text:span>
</text:h>
      <text:p text:style-name="P4">
Author: ['АРМІЯINFORM']</text:p>
      <text:p text:style-name="P4">
Time: 2023-05-08T58:00:00-04:00</text:p>
      <text:p text:style-name="P4">
Description: Ukrainian Four -rirspani had three medal in the Cup of the Academy of Academy of Academy of Academy of Academy of Academy of Academy of Academy of Academy of Academy of Academy of Academy of Academy of Academy of Academy of Academy of Academy of Academy of Academy of Academy of Academy of Academy of Academy of Academy of Academy of Academy of Academy of Academy of Academy of Academy of Academy of Academy of Academy of Academy of Academy of Academy of Academy of Academy of Academy of Academy of Academy of Academy of Academy of Academy of Academy of Academy of Academy of Academy of Academy of Academy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345555064_770332807999157_8647222703140661687_n.jpg" text:style-name="Internet_20_link" text:visited-style-name="Visited_20_Internet_20_Link">
345555064_770332807999157_8647222703140661687_n.jpg</text:a>
', '<text:a xlink:type="simple" xlink:href="https://armyinform.com.ua/wp-content/uploads/2023/05/345432555_1207388936645995_7954409347754594587_n.jpg" text:style-name="Internet_20_link" text:visited-style-name="Visited_20_Internet_20_Link">
345432555_1207388936645995_7954409347754594587_n.jpg</text:a>
']</text:p>
      <text:p text:style-name="P4">
Tags: ['АРМІЙСЬКИЙ СПОРТ', 'ВЕСЛУВАННЯ НА БАЙДАРКАХ І КАНОЕ']</text:p>
      <text:p text:style-name="P4">
Category: News</text:p>
      <!--METADATA-->
      <text:p text:style-name="P4">
<draw:frame draw:style-name="fr1" draw:name="Image377" text:anchor-type="as-char" svg:width="6.9236in" svg:height="4.615733in" draw:z-index="0">
<draw:image xlink:href="../Images/AРМІЯINFORM/2023-05-08T58-00-00-04-00/345555064_770332807999157_8647222703140661687_n.jpg" xlink:type="simple" xlink:show="embed" xlink:actuate="onLoad" draw:mime-type="image/jpeg"/>
</draw:frame>
The Ukrainian fours have won three medals at the Academic Washing World Cup in Zagreb(Croatia).</text:p>
      <text:p text:style-name="P4">
Про це<text:a xlink:type="simple" xlink:href="https://www.facebook.com/olympicua/photos/pcb.6192257637520381/6192252797520865/" text:style-name="Internet_20_link" text:visited-style-name="Visited_20_Internet_20_Link">
повідомляє</text:a>
National Olympic Committee of Ukraine.</text:p>
      <text:p text:style-name="P4">
A pair of women's four consisting of Kateryna Dudchenko and Anastasia Firi, Natalia Dovhodko and Darina Verkhoglya won <text:span text:style-name="T4">
 gold medals </text:span>
.</text:p>
      <text:p text:style-name="P4">
The paired men's four consisting of Dmitry Guli, Alexander Nadorko, Ivanadobodko and Mykola Kalashnik won <text:span text:style-name="T4">
 "silver" </text:span>
.</text:p>
      <text:p text:style-name="P4">
Quartet consisting of Alexei Selivanov, Sergey Grin, Mykola Mazur and Maximaboklazhenko <text:span text:style-name="T4">
 became the third </text:span>
 among the swinging four without stubble.</text:p>
      <text:p text:style-name="P4">
<draw:frame draw:style-name="fr1" draw:name="Image378" text:anchor-type="as-char" svg:width="6.9236in" svg:height="4.042102in" draw:z-index="0">
<draw:image xlink:href="../Images/AРМІЯINFORM/2023-05-08T58-00-00-04-00/345432555_1207388936645995_7954409347754594587_n.jpg" xlink:type="simple" xlink:show="embed" xlink:actuate="onLoad" draw:mime-type="image/jpeg"/>
</draw:frame>
</text:p>
      <text:p text:style-name="P4">
News Source: <text:a xlink:type="simple" xlink:href="https://armyinform.com.ua/2023/05/08/armijczi-zdobuly-try-medali-na-kubku-svitu-z-akademichnogo-vesluvannya/" text:style-name="Internet_20_link" text:visited-style-name="Visited_20_Internet_20_Link">
https://armyinform.com.ua/2023/05/08/armijczi-zdobuly-try-medali-na-kubku-svitu-z-akademichnogo-vesluvannya/</text:a>
</text:p>
      <!--NEWS-->
      <text:h text:style-name="P10" text:outline-level="1">
<text:span text:style-name="T4">
More than 60 explosive items were neutralized by pyrotechnics in the past day</text:span>
</text:h>
      <text:p text:style-name="P4">
Author: ['АРМІЯINFORM']</text:p>
      <text:p text:style-name="P4">
Time: 2023-05-08T59:00:00-04:00</text:p>
      <text:p text:style-name="P4">
Description: The last minute of the Kirotechnici Pilled Service of Ukraine was Zvozvichah ... War with Ukraine 2022, War with Ukraine Latest News Today, News War with Ukraine 2022 The last ones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2/rozminuvannya.jpg" text:style-name="Internet_20_link" text:visited-style-name="Visited_20_Internet_20_Link">
rozminuvannya.jpg</text:a>
', '<text:a xlink:type="simple" xlink:href="https://armyinform.com.ua/wp-content/uploads/2023/05/d7db1578-6a77-4be5-ae30-d8e0b6728b36.jpg" text:style-name="Internet_20_link" text:visited-style-name="Visited_20_Internet_20_Link">
d7db1578-6a77-4be5-ae30-d8e0b6728b36.jpg</text:a>
']</text:p>
      <text:p text:style-name="P4">
Tags: ['ДСНС УКРАЇНИ', 'РОЗМІНУВАННЯ']</text:p>
      <text:p text:style-name="P4">
Category: News</text:p>
      <!--METADATA-->
      <text:p text:style-name="P4">
<draw:frame draw:style-name="fr1" draw:name="Image379" text:anchor-type="as-char" svg:width="6.9236in" svg:height="3.89773in" draw:z-index="0">
<draw:image xlink:href="../Images/AРМІЯINFORM/2023-05-08T59-00-00-04-00/rozminuvannya.jpg" xlink:type="simple" xlink:show="embed" xlink:actuate="onLoad" draw:mime-type="image/jpeg"/>
</draw:frame>
Illustrative photo</text:p>
      <text:p text:style-name="P4">
During the last day, the pyrotechnic units of the State Service of Ukraine have been involved 38 times.</text:p>
      <text:p text:style-name="P4">
About it <text:a xlink:type="simple" xlink:href="https://dsns.gov.ua/uk/news/nadzvicaini-podiyi/operativna-informaciia-shhodo-roboti-pirotexnicnix-pidrozdiliv-dsns-ukrayini-45" text:style-name="Internet_20_link" text:visited-style-name="Visited_20_Internet_20_Link">
reports</text:a>
SESU of Ukraine.</text:p>
      <text:p text:style-name="P4">
Pyrotechnical units revealed, seized and disposed of <text:span text:style-name="T4">
 66 -exclusive objects </text:span>
, surveyed with an area of 3 hectares.</text:p>
      <text:p text:style-name="P4">
Most often pyrotechnic units worked: in the Kharkiv region 17 705 times, Kyiv region - 7 629, Donetsk region - 5 136, Mykolaiv region - 4 807, Kherson region - 4 644, Chernihiv region - 4 580, Sumy - 1 958, Cherkasy region - 1 093.</text:p>
      <text:p text:style-name="P4">
Reference: In total since the beginning of the large -scale military invasion of the Russian Federation, the territory of Ukraine has been disposed of <text:span text:style-name="T4">
 356 857 extinguishing objects </text:span>
 and <text:span text:style-name="T4">
 2 891 kg of explosive </text:span>
, including <text:span text:style-name="T4">
 2219 aviation bombs </text:span>
. The area of about <text:span text:style-name="T4">
 84 580 hectares </text:span>
 in.</text:p>
      <text:p text:style-name="P4">
A total of 174 thousand square meters remain. km of potentially dangerous territories, measuring 30% of the total area of the state.</text:p>
      <text:p text:style-name="P4">
<draw:frame draw:style-name="fr1" draw:name="Image380" text:anchor-type="as-char" svg:width="6.9236in" svg:height="5.804039in" draw:z-index="0">
<draw:image xlink:href="../Images/AРМІЯINFORM/2023-05-08T59-00-00-04-00/d7db1578-6a77-4be5-ae30-d8e0b6728b36.jpg" xlink:type="simple" xlink:show="embed" xlink:actuate="onLoad" draw:mime-type="image/jpeg"/>
</draw:frame>
We would like to remind you if you find suspicious objects similar to wreckage from rockets or rockets, in no case touch your finds yourself and do not allow it to be made by others. And](https://armyinform.com.ua/2022/12/21/shho-robyty-yakshho-znajshly-ulamky-vorozhogo-dronu-chy-rakety-2/):</text:p>
      <ul>
        <li>
Do not move objects, do not try to disassemble them, bring them into the premises, bury them in the ground, throw them in reservoirs, etc.</li>
      </ul>
      <text:p text:style-name="P4">
Immediately report the finding of the SES units - 101 or police - 102. Report experts and indicate the location of the suspicious name.</text:p>
      <text:p text:style-name="P4">
News Source: <text:a xlink:type="simple" xlink:href="https://armyinform.com.ua/2023/05/08/ponad-60-vybuhonebezpechnyh-predmetiv-zneshkodyly-pirotehniky-za-mynulu-dobu/" text:style-name="Internet_20_link" text:visited-style-name="Visited_20_Internet_20_Link">
https://armyinform.com.ua/2023/05/08/ponad-60-vybuhonebezpechnyh-predmetiv-zneshkodyly-pirotehniky-za-mynulu-dobu/</text:a>
</text:p>
      <!--NEWS-->
      <text:h text:style-name="P10" text:outline-level="1">
<text:span text:style-name="T4">
The President awarded the title of Hero of Ukraine to Colonel Sergey Sirchenko</text:span>
</text:h>
      <text:p text:style-name="P4">
Author: ['АРМІЯINFORM']</text:p>
      <text:p text:style-name="P4">
Time: 2023-05-08T60:00:00-04:00</text:p>
      <text:p text:style-name="P4">
Description: President of the apparatus Naista Zvannya Hero of Ukraine Colonel Sergey Sirchenka, commander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2/05/e2-1.jpg" text:style-name="Internet_20_link" text:visited-style-name="Visited_20_Internet_20_Link">
e2-1.jpg</text:a>
']</text:p>
      <text:p text:style-name="P4">
Tags: ['ГЕРОЙ УКРАЇНИ', 'СЕРГІЙ СІРЧЕНКО', 'УКАЗ ПРЕЗИДЕНТА УКРАЇНИ']</text:p>
      <text:p text:style-name="P4">
Category: News</text:p>
      <!--METADATA-->
      <text:p text:style-name="P4">
<draw:frame draw:style-name="fr1" draw:name="Image381" text:anchor-type="as-char" svg:width="6.9236in" svg:height="3.755993in" draw:z-index="0">
<draw:image xlink:href="../Images/AРМІЯINFORM/2023-05-08T60-00-00-04-00/e2-1.jpg" xlink:type="simple" xlink:show="embed" xlink:actuate="onLoad" draw:mime-type="image/jpeg"/>
</draw:frame>
The President awarded the highest title of Hero of Ukraine to Colonel Sergey Sirchenko, commander of a separate mechanized brigade.</text:p>
      <text:p text:style-name="P4">
This is stated in the Presidential Decree <text:a xlink:type="simple" xlink:href="https://www.president.gov.ua/documents/2642023-46689" text:style-name="Internet_20_link" text:visited-style-name="Visited_20_Internet_20_Link">
No. 264/2023</text:a>
The title of Hero of Ukraine, with the award of the Order of the Gold Star ", was awarded for the personality and heroism, revealed in the protection of state sovereignty of the Tatertorial integrity of Ukraine, the selfless service of the Ukrainian people.</text:p>
      <text:p text:style-name="P4">
Recall that the previous decree <text:a xlink:type="simple" xlink:href="https://armyinform.com.ua/2023/05/05/prezydent-ukrayiny-vidznachyv-derzhavnymy-nagorodamy-153-vijskovosluzhbovcziv/" text:style-name="Internet_20_link" text:visited-style-name="Visited_20_Internet_20_Link">
noted</text:a>
153 servicemen, 130 of them are posthumous.</text:p>
      <text:p text:style-name="P4">
News Source: <text:a xlink:type="simple" xlink:href="https://armyinform.com.ua/2023/05/08/prezydent-prysvoyiv-zvannya-geroya-ukrayiny-polkovnyku-sergiyu-sirchenku/" text:style-name="Internet_20_link" text:visited-style-name="Visited_20_Internet_20_Link">
https://armyinform.com.ua/2023/05/08/prezydent-prysvoyiv-zvannya-geroya-ukrayiny-polkovnyku-sergiyu-sirchenku/</text:a>
</text:p>
      <!--NEWS-->
      <text:h text:style-name="P10" text:outline-level="1">
<text:span text:style-name="T4">
Three civilians were killed in a day from Russian shelling, 28 were injured</text:span>
</text:h>
      <text:p text:style-name="P4">
Author: ['АРМІЯINFORM']</text:p>
      <text:p text:style-name="P4">
Time: 2023-05-08T61:00:00-04:00</text:p>
      <text:p text:style-name="P4">
Description: The last passes of Rosiyski Vіsyska fired the Teritarian of 10 regions of Ukraine. Abou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5/photo_5389117563801291006_y-1.jpg" text:style-name="Internet_20_link" text:visited-style-name="Visited_20_Internet_20_Link">
photo_5389117563801291006_y-1.jpg</text:a>
']</text:p>
      <text:p text:style-name="P4">
Tags: ['ВІЙНА', 'ВОРОЖІ ОБСТРІЛИ', 'ХАРКІВСЬКИЙ ТРИБУНАЛ']</text:p>
      <text:p text:style-name="P4">
Category: News</text:p>
      <!--METADATA-->
      <text:p text:style-name="P4">
<draw:frame draw:style-name="fr1" draw:name="Image382" text:anchor-type="as-char" svg:width="6.9236in" svg:height="4.909963in" draw:z-index="0">
<draw:image xlink:href="../Images/AРМІЯINFORM/2023-05-08T61-00-00-04-00/photo_5389117563801291006_y-1.jpg" xlink:type="simple" xlink:show="embed" xlink:actuate="onLoad" draw:mime-type="image/jpeg"/>
</draw:frame>
During the last day, Russian troops fired at the territory of 10 regions of Ukraine.</text:p>
      <text:p text:style-name="P4">
About it <text:a xlink:type="simple" xlink:href="https://t.me/militarymediacenter/1884" text:style-name="Internet_20_link" text:visited-style-name="Visited_20_Internet_20_Link">
reports</text:a>
Military Mediacenter.</text:p>
      <text:p text:style-name="P4">
“In general from different types of weapons(mortars, tanks, artillery, RSZV, SPR, UAV, strategic and tactical aviation)The shelling of 127 populated points was carried out, the defeat of 139 infrastructure objects was confirmed, ”the presentation said.</text:p>
      <text:p text:style-name="P4">
According to preliminary information, three civilians were killed and 28 were injured.</text:p>
      <text:p text:style-name="P4">
News Source: <text:a xlink:type="simple" xlink:href="https://armyinform.com.ua/2023/05/08/za-dobu-vid-rosijskyh-obstriliv-zagynulo-troye-czyvilnyh-osib-28-poraneno/" text:style-name="Internet_20_link" text:visited-style-name="Visited_20_Internet_20_Link">
https://armyinform.com.ua/2023/05/08/za-dobu-vid-rosijskyh-obstriliv-zagynulo-troye-czyvilnyh-osib-28-poraneno/</text:a>
</text:p>
      <!--NEWS-->
      <text:h text:style-name="P10" text:outline-level="1">
<text:span text:style-name="T4">
In Lithuania, instructor courses for Ukrainian defenders ended</text:span>
</text:h>
      <text:p text:style-name="P4">
Author: ['АРМІЯINFORM']</text:p>
      <text:p text:style-name="P4">
Time: 2023-05-08T62:00:00-04:00</text:p>
      <text:p text:style-name="P4">
Description: The Ostanni Chotiritizhnevi course for Ukraine was completed for Ukrainian Viezikovikh, Yaki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fvhsoh4xwaadrk4.jpg" text:style-name="Internet_20_link" text:visited-style-name="Visited_20_Internet_20_Link">
fvhsoh4xwaadrk4.jpg</text:a>
', '<text:a xlink:type="simple" xlink:href="https://armyinform.com.ua/wp-content/uploads/2023/05/fvhsoh2waaeixli-150x150.jpg" text:style-name="Internet_20_link" text:visited-style-name="Visited_20_Internet_20_Link">
fvhsoh2waaeixli-150x150.jpg</text:a>
', '<text:a xlink:type="simple" xlink:href="https://armyinform.com.ua/wp-content/uploads/2023/05/fvhsoh3x0aiggxt-150x150.jpg" text:style-name="Internet_20_link" text:visited-style-name="Visited_20_Internet_20_Link">
fvhsoh3x0aiggxt-150x150.jpg</text:a>
', '<text:a xlink:type="simple" xlink:href="https://armyinform.com.ua/wp-content/uploads/2023/05/fvhsohgxwaecygv-150x150.jpg" text:style-name="Internet_20_link" text:visited-style-name="Visited_20_Internet_20_Link">
fvhsohgxwaecygv-150x150.jpg</text:a>
']</text:p>
      <text:p text:style-name="P4">
Tags: ['STOPRUSSIA', 'ДОПОМОГА ПАРТНЕРІВ', 'ЛИТВА', 'СВІТ ПІДТРИМУЄ УКРАЇНУ']</text:p>
      <text:p text:style-name="P4">
Category: News</text:p>
      <!--METADATA-->
      <text:p text:style-name="P4">
<draw:frame draw:style-name="fr1" draw:name="Image383" text:anchor-type="as-char" svg:width="6.9236in" svg:height="4.569576in" draw:z-index="0">
<draw:image xlink:href="../Images/AРМІЯINFORM/2023-05-08T62-00-00-04-00/fvhsoh4xwaadrk4.jpg" xlink:type="simple" xlink:show="embed" xlink:actuate="onLoad" draw:mime-type="image/jpeg"/>
</draw:frame>
The last four -week instructional courses for the Ukrainian military who came to study for Lithuania have ended.</text:p>
      <text:p text:style-name="P4">
About it <text:a xlink:type="simple" xlink:href="https://twitter.com/Lithuanian_MoD/status/1655165356091011072" text:style-name="Internet_20_link" text:visited-style-name="Visited_20_Internet_20_Link">
reports</text:a>
Lithuanian National Defense Ministry.</text:p>
      <text:p text:style-name="P4">
"Ukrainian warriors studied military pedagogy, the basics of firing and ownership, and also received skills of self -planning and conducting educational classes," - the message reads.</text:p>
      <text:p text:style-name="P4">
<text:a xlink:type="simple" xlink:href="https://armyinform.com.ua/wp-content/uploads/2023/05/fvhsoh2waaeixli.jpg" text:style-name="Internet_20_link" text:visited-style-name="Visited_20_Internet_20_Link">
!(Images/AРМІЯINFORM/2023-05-08T62-00-00-04-00/fvhsoh2waaeixli-150x150.jpg)</text:a>
</text:p>
      <text:p text:style-name="P4">
<text:a xlink:type="simple" xlink:href="https://armyinform.com.ua/wp-content/uploads/2023/05/fvhsoh3x0aiggxt.jpg" text:style-name="Internet_20_link" text:visited-style-name="Visited_20_Internet_20_Link">
<draw:frame draw:style-name="fr1" draw:name="Image384" text:anchor-type="as-char" svg:width="6.9236in" svg:height="6.9236in" draw:z-index="0">
<draw:image xlink:href="../Images/AРМІЯINFORM/2023-05-08T62-00-00-04-00/fvhsoh3x0aiggxt-150x150.jpg" xlink:type="simple" xlink:show="embed" xlink:actuate="onLoad" draw:mime-type="image/jpeg"/>
</draw:frame>
</text:a>
</text:p>
      <text:p text:style-name="P4">
<text:a xlink:type="simple" xlink:href="https://armyinform.com.ua/wp-content/uploads/2023/05/fvhsohgxwaecygv.jpg" text:style-name="Internet_20_link" text:visited-style-name="Visited_20_Internet_20_Link">
<draw:frame draw:style-name="fr1" draw:name="Image385" text:anchor-type="as-char" svg:width="6.9236in" svg:height="6.9236in" draw:z-index="0">
<draw:image xlink:href="../Images/AРМІЯINFORM/2023-05-08T62-00-00-04-00/fvhsohgxwaecygv-150x150.jpg" xlink:type="simple" xlink:show="embed" xlink:actuate="onLoad" draw:mime-type="image/jpeg"/>
</draw:frame>
</text:a>
</text:p>
      <text:p text:style-name="P4">
News Source: <text:a xlink:type="simple" xlink:href="https://armyinform.com.ua/2023/05/08/u-lytvi-zavershylysya-instruktorski-kursy-dlya-ukrayinskyh-zahysnykiv/" text:style-name="Internet_20_link" text:visited-style-name="Visited_20_Internet_20_Link">
https://armyinform.com.ua/2023/05/08/u-lytvi-zavershylysya-instruktorski-kursy-dlya-ukrayinskyh-zahysnykiv/</text:a>
</text:p>
      <!--NEWS-->
      <text:h text:style-name="P10" text:outline-level="1">
<text:span text:style-name="T4">
Delayed enemy's associates: collected for the "Wagner" information near Bakhmut and words ’ Yanskaya</text:span>
</text:h>
      <text:p text:style-name="P4">
Author: ['АРМІЯINFORM']</text:p>
      <text:p text:style-name="P4">
Time: 2023-05-08T63:00:00-04:00</text:p>
      <text:p text:style-name="P4">
Description: Vikrita Shchekh Popplechnitsy aggressor, yaki “angry” to the payers of the defense forces of defense for ... War with Ukraine 2022, war with Ukraine Latest news today, News War with Ukraine 2022 Last today, will there be a war between Ukraine and Russia and when, war,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6cf493b6154d9da96b81ee9497356840-e1683533943993.jpeg" text:style-name="Internet_20_link" text:visited-style-name="Visited_20_Internet_20_Link">
6cf493b6154d9da96b81ee9497356840-e1683533943993.jpeg</text:a>
']</text:p>
      <text:p text:style-name="P4">
Tags: ['STOPRUSSIA', 'АГРЕСІЯ РФ', 'ВТОРГНЕННЯ РФ', 'КОЛАБОРАНТИ', 'СБУ']</text:p>
      <text:p text:style-name="P4">
Category: News</text:p>
      <!--METADATA-->
      <text:p text:style-name="P4">
<draw:frame draw:style-name="fr1" draw:name="Image386" text:anchor-type="as-char" svg:width="6.9236in" svg:height="4.894156in" draw:z-index="0">
<draw:image xlink:href="../Images/AРМІЯINFORM/2023-05-08T63-00-00-04-00/6cf493b6154d9da96b81ee9497356840-e1683533943993.jpeg" xlink:type="simple" xlink:show="embed" xlink:actuate="onLoad" draw:mime-type="image/jpeg"/>
</draw:frame>
Two more aggressor associates who "poured" the invaders of the location of siloboron in the front and frontier areas of Donetsk region were exposed. One of them - the residents of the Kabakhmut district - gathered for the enemy information about the location of the head positions and routes of movement of Ukrainian troops near the district center.</text:p>
      <text:p text:style-name="P4">
According to operational data, she received the information she was sent to the Wagner PECs because of her acquaintances who live in Russia.</text:p>
      <text:p text:style-name="P4">
Another malefactor was a resident of Slavyansk, who was a direction of "communication" with the machine gunner of the occupation group of the Russian Federation on the Eastern Front. The woman "met" Rushist because of the forbidden Russian social network "Classmates".</text:p>
      <text:p text:style-name="P4">
At her instruction, she handed over to the invaders data on the movement of defense units near the city. She also provided the aggressor with the coordinates of the local clinic and one of the schools.</text:p>
      <text:p text:style-name="P4">
The SBU staff detained both of the defendants while performing their hostility.</text:p>
      <text:p text:style-name="P4">
Investigators of the Security Service informed them about the suspicion of committing crimes. Currently, they are in custody.</text:p>
      <text:p text:style-name="P4">
Investigation is ongoing to establish all the circumstances of the crime and prosecute.</text:p>
      <text:p text:style-name="P4">
<text:span text:style-name="T4">
 Source: </text:span>
 <text:a xlink:type="simple" xlink:href="https://ssu.gov.ua/novyny/sbu-zatrymala-dvokh-vorozhykh-informatorok-na-donechchyni-odna-z-nykh-pratsiuvala-na-vahnerivtsiv-yaki-shturmuiut-bakhmut" text:style-name="Internet_20_link" text:visited-style-name="Visited_20_Internet_20_Link">
<text:span text:style-name="T5">
SBU</text:span>
</text:a>
</text:p>
      <text:p text:style-name="P4">
News Source: <text:a xlink:type="simple" xlink:href="https://armyinform.com.ua/2023/05/08/zatrymano-poplichnycz-voroga-zbyraly-dlya-vagnerivcziv-informacziyu-bilya-bahmuta-ta-slovyanska/" text:style-name="Internet_20_link" text:visited-style-name="Visited_20_Internet_20_Link">
https://armyinform.com.ua/2023/05/08/zatrymano-poplichnycz-voroga-zbyraly-dlya-vagnerivcziv-informacziyu-bilya-bahmuta-ta-slovyanska/</text:a>
</text:p>
      <!--NEWS-->
      <text:h text:style-name="P10" text:outline-level="1">
<text:span text:style-name="T4">
More than 70 trips to eliminate the consequences of enemy shelling were made by SES units</text:span>
</text:h>
      <text:p text:style-name="P4">
Author: ['АРМІЯINFORM']</text:p>
      <text:p text:style-name="P4">
Time: 2023-05-08T64:00:00-04:00</text:p>
      <text:p text:style-name="P4">
Description: The sovereign of the Utzvychiye Situal Situal Situal Service has passed ... the war with Ukraine 2022, the war with Ukraine is the latest news today, the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2/vanvn_0.webp" text:style-name="Internet_20_link" text:visited-style-name="Visited_20_Internet_20_Link">
vanvn_0.webp</text:a>
']</text:p>
      <text:p text:style-name="P4">
Tags: ['ДСНС УКРАЇНИ', 'ЛІКВІДАЦІЯ НАСЛІДКІВ ВОРОЖИХ ОБСТРІЛІВ']</text:p>
      <text:p text:style-name="P4">
Category: News</text:p>
      <!--METADATA-->
      <text:p text:style-name="P4">
<draw:frame draw:style-name="fr1" draw:name="Image387" text:anchor-type="as-char" svg:width="6.9236in" svg:height="3.894038in" draw:z-index="0">
<draw:image xlink:href="../ConvertedIMGs/AРМІЯINFORM/2023-05-08T64-00-00-04-00/vanvn_0.png" xlink:type="simple" xlink:show="embed" xlink:actuate="onLoad" draw:mime-type="image/png"/>
</draw:frame>
Illustrative photo</text:p>
      <text:p text:style-name="P4">
Units of the State Emergency Service of Ukraine during the past sections made 71 departure to eliminate the consequences of hostile shelling of inhabited donations and infrastructure.</text:p>
      <text:p text:style-name="P4">
About it <text:a xlink:type="simple" xlink:href="https://dsns.gov.ua/uk/news/nadzvicaini-podiyi/operativna-informaciia-dsns-shhodo-naslidkiv-vedennia-boiovix-dii-rosiiskoiu-federacijeiu-150" text:style-name="Internet_20_link" text:visited-style-name="Visited_20_Internet_20_Link">
reports</text:a>
SES of Ukraine.</text:p>
      <text:p text:style-name="P4">
8 fires were eliminated. Psychological assistance was provided to 200 people.</text:p>
      <text:p text:style-name="P4">
Since the beginning of the large -scale aggression of Russia against Ukraine, 93 195 visits to eliminate the consequences of shelling have been made, 14,444 fires have been eliminated, 4 039 persons were rescued, 213 363 persons were provided with psychological assistance.</text:p>
      <text:p text:style-name="P4">
News Source: <text:a xlink:type="simple" xlink:href="https://armyinform.com.ua/2023/05/08/ponad-70-vyyizd-na-likvidacziyu-naslidkiv-obstriliv-okupantamy-zdijsnyly-pidrozdily-dsns/" text:style-name="Internet_20_link" text:visited-style-name="Visited_20_Internet_20_Link">
https://armyinform.com.ua/2023/05/08/ponad-70-vyyizd-na-likvidacziyu-naslidkiv-obstriliv-okupantamy-zdijsnyly-pidrozdily-dsns/</text:a>
</text:p>
      <!--NEWS-->
      <text:h text:style-name="P10" text:outline-level="1">
<text:span text:style-name="T4">
On the land, the sea and in the air: Large-scale international exercises of Anakonda-23 are ongoing in Poland</text:span>
</text:h>
      <text:p text:style-name="P4">
Author: ['АРМІЯINFORM']</text:p>
      <text:p text:style-name="P4">
Time: 2023-05-08T65:00:00-04:00</text:p>
      <text:p text:style-name="P4">
Description: At Polish at Polivi in the new demy, to pass a large -scale mi -people in the hi -ovcannya ... The war with Ukraine 2022, the war with Ukraine is the latest news today, the News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anakonda03.jpg" text:style-name="Internet_20_link" text:visited-style-name="Visited_20_Internet_20_Link">
anakonda03.jpg</text:a>
', '<text:a xlink:type="simple" xlink:href="https://armyinform.com.ua/wp-content/uploads/2023/05/anakonda-1-150x150.jpg" text:style-name="Internet_20_link" text:visited-style-name="Visited_20_Internet_20_Link">
anakonda-1-150x150.jpg</text:a>
', '<text:a xlink:type="simple" xlink:href="https://armyinform.com.ua/wp-content/uploads/2023/05/anakonda01-150x150.jpg" text:style-name="Internet_20_link" text:visited-style-name="Visited_20_Internet_20_Link">
anakonda01-150x150.jpg</text:a>
', '<text:a xlink:type="simple" xlink:href="https://armyinform.com.ua/wp-content/uploads/2023/05/anakonda04-150x150.jpg" text:style-name="Internet_20_link" text:visited-style-name="Visited_20_Internet_20_Link">
anakonda04-150x150.jpg</text:a>
', '<text:a xlink:type="simple" xlink:href="https://armyinform.com.ua/wp-content/uploads/2023/05/anakonda05-150x150.jpg" text:style-name="Internet_20_link" text:visited-style-name="Visited_20_Internet_20_Link">
anakonda05-150x150.jpg</text:a>
']</text:p>
      <text:p text:style-name="P4">
Tags: ['ANAKONDA-23', 'ВІЙСЬКОВІ НАВЧАННЯ', 'ПОЛЬЩА']</text:p>
      <text:p text:style-name="P4">
Category: News</text:p>
      <!--METADATA-->
      <text:p text:style-name="P4">
<draw:frame draw:style-name="fr1" draw:name="Image388" text:anchor-type="as-char" svg:width="6.9236in" svg:height="3.894525in" draw:z-index="0">
<draw:image xlink:href="../Images/AРМІЯINFORM/2023-05-08T65-00-00-04-00/anakonda03.jpg" xlink:type="simple" xlink:show="embed" xlink:actuate="onLoad" draw:mime-type="image/jpeg"/>
</draw:frame>
In Poland, a large-scale anakonda-23 was held at a landfill in Nova Dambi.</text:p>
      <text:p text:style-name="P4">
About it <text:a xlink:type="simple" xlink:href="https://twitter.com/MON_GOV_PL/status/1655470447125835776" text:style-name="Internet_20_link" text:visited-style-name="Visited_20_Internet_20_Link">
reports</text:a>
Ministry of National Defense of Poland.</text:p>
      <text:p text:style-name="P4">
Nine Anaconda has been involved in Anaconda exercises and several hundred military personnel from NATO countries.</text:p>
      <text:p text:style-name="P4">
"Almost 2,000 Polish 12th Division and several hundred units of military equipment take part in this year's international exercises. Great operation. Currently, some of the "twelve" is already headed by a leafy, rail and maritime transport to perform various tactical tasks during exercises, " - <text:a xlink:type="simple" xlink:href="https://twitter.com/12Dywizja/status/1655229097247666176" text:style-name="Internet_20_link" text:visited-style-name="Visited_20_Internet_20_Link">
said</text:a>
Mayorblazh Lukashevsky of the 12th Szczecin Mechanized Division.</text:p>
      <text:p text:style-name="P4">
The main task of exercises is to integrate the military potential of the armed Silapolshi with the forces of allies and partners, in response to the real threats of the Baltic Sea.</text:p>
      <text:p text:style-name="P4">
<text:a xlink:type="simple" xlink:href="https://armyinform.com.ua/wp-content/uploads/2023/05/anakonda-1.jpg" text:style-name="Internet_20_link" text:visited-style-name="Visited_20_Internet_20_Link">
!(Images/AРМІЯINFORM/2023-05-08T65-00-00-04-00/anakonda-1-150x150.jpg)</text:a>
</text:p>
      <text:p text:style-name="P4">
<text:a xlink:type="simple" xlink:href="https://armyinform.com.ua/wp-content/uploads/2023/05/anakonda01.jpg" text:style-name="Internet_20_link" text:visited-style-name="Visited_20_Internet_20_Link">
<draw:frame draw:style-name="fr1" draw:name="Image389" text:anchor-type="as-char" svg:width="6.9236in" svg:height="6.9236in" draw:z-index="0">
<draw:image xlink:href="../Images/AРМІЯINFORM/2023-05-08T65-00-00-04-00/anakonda01-150x150.jpg" xlink:type="simple" xlink:show="embed" xlink:actuate="onLoad" draw:mime-type="image/jpeg"/>
</draw:frame>
</text:a>
Not only the army, but also officers of the units subordinate to the Ministry of Internal Affairs and the administration, several hundred cadets, defense organizations and participants of the reconstruction groups are involved in the exercises.</text:p>
      <text:p text:style-name="P4">
In training <text:a xlink:type="simple" xlink:href="https://armyinform.com.ua/2023/05/03/anakonda-23-u-polshhi-rozpochalysya-masshtabni-vijskovi-navchannya/" text:style-name="Internet_20_link" text:visited-style-name="Visited_20_Internet_20_Link">
anakonda-23</text:a>
Representatives of the US, Romania, Slovenia, Sweden, France, Lithuania, Latvia, Estonia and Turkey will also take part.</text:p>
      <text:p text:style-name="P4">
<text:a xlink:type="simple" xlink:href="https://armyinform.com.ua/wp-content/uploads/2023/05/anakonda04.jpg" text:style-name="Internet_20_link" text:visited-style-name="Visited_20_Internet_20_Link">
!(Images/AРМІЯINFORM/2023-05-08T65-00-00-04-00/anakonda04-150x150.jpg)</text:a>
</text:p>
      <text:p text:style-name="P4">
<text:a xlink:type="simple" xlink:href="https://armyinform.com.ua/wp-content/uploads/2023/05/anakonda05.jpg" text:style-name="Internet_20_link" text:visited-style-name="Visited_20_Internet_20_Link">
<draw:frame draw:style-name="fr1" draw:name="Image390" text:anchor-type="as-char" svg:width="6.9236in" svg:height="6.9236in" draw:z-index="0">
<draw:image xlink:href="../Images/AРМІЯINFORM/2023-05-08T65-00-00-04-00/anakonda05-150x150.jpg" xlink:type="simple" xlink:show="embed" xlink:actuate="onLoad" draw:mime-type="image/jpeg"/>
</draw:frame>
</text:a>
</text:p>
      <text:p text:style-name="P4">
News Source: <text:a xlink:type="simple" xlink:href="https://armyinform.com.ua/2023/05/08/na-sushi-mori-ta-v-povitri-u-polshhi-tryvayut-masshtabni-mizhnarodni-navchannya-anakonda-23/" text:style-name="Internet_20_link" text:visited-style-name="Visited_20_Internet_20_Link">
https://armyinform.com.ua/2023/05/08/na-sushi-mori-ta-v-povitri-u-polshhi-tryvayut-masshtabni-mizhnarodni-navchannya-anakonda-23/</text:a>
</text:p>
      <!--NEWS-->
      <text:h text:style-name="P10" text:outline-level="1">
<text:span text:style-name="T4">
In the Bakhmut direction, the enemy lost about 100,000 live strength over the past 9 months</text:span>
</text:h>
      <text:p text:style-name="P4">
Author: ['Оксана Іванець']</text:p>
      <text:p text:style-name="P4">
Time: 2023-05-08T66:00:00-04:00</text:p>
      <text:p text:style-name="P4">
Description: Rosiyani to go to the Bakhmut to click. About the zet in the Efiri National Telemarafon ... The war with Ukraine 2022, the war with Ukraine is the latest news today, the News War with Ukraine 2022 is the last today, will there be a war between Ukraine and Russia and when, the war with Ukraine will be or not, or not, Will there be a war with Ukraine in the near future, they say, the war with Ukraine, Ukrainian news today, Ukrainian news in Ukrainian media in Russian</text:p>
      <text:p text:style-name="P4">
Images: ['<text:a xlink:type="simple" xlink:href="https://armyinform.com.ua/wp-content/uploads/2023/04/317089427.jpg" text:style-name="Internet_20_link" text:visited-style-name="Visited_20_Internet_20_Link">
317089427.jpg</text:a>
']</text:p>
      <text:p text:style-name="P4">
Tags: ['БАХМУТ', 'ВТОРГНЕННЯ РФ', 'ЄДИНІ НОВИНИ', 'СЕРГІЙ ЧЕРЕВАТИЙ']</text:p>
      <text:p text:style-name="P4">
Category: News</text:p>
      <!--METADATA-->
      <text:p text:style-name="P4">
<draw:frame draw:style-name="fr1" draw:name="Image391" text:anchor-type="as-char" svg:width="6.9236in" svg:height="4.615733in" draw:z-index="0">
<draw:image xlink:href="../Images/AРМІЯINFORM/2023-05-08T66-00-00-04-00/317089427.jpg" xlink:type="simple" xlink:show="embed" xlink:actuate="onLoad" draw:mime-type="image/jpeg"/>
</draw:frame>
The Russians continue to attempt to capture Bakhmut. A spokesman for the eastern grouping of the troops by the arrogance of the troops Sergey Cherevaty told this on the air of the National Tteleorphone "Unified News".</text:p>
      <ul>
        <li>
There were 29 fighting collisions in this direction, 415 strokes of glowing and jet artillery and 6 aircraft at positions of Ukrainian defense workers were taken. As a result of combat clashes, more than 120 invaders were killed, 64-forced wounds were killed, a hostile T-72 tank was shot, 2 stations of radiolectronic struggle, 5 field warehouses were destroyed.</li>
      </ul>
      <text:p text:style-name="P4">
In addition, the speaker noted that on average, the enemy uses about 25,000 shells in the Liman Tabakhmut direction, the Russians did not feel the famine - despite the statement of Terrorist Prigogine.</text:p>
      <ul>
        <li>
Such statements of the head of PEC "Wagner" are probably related to the fact that he is assigned himself too many promises to take Bakhmut and come up with these nonsense about a projectile hunger, because, in addition to the loss of live strength, there will be no victories behind it. Moreover, neither the military leadership of the Russian Federation, nor Russian prisoners already not want to replenish the benches of this organization, because they understand that it is a ticket of the war.</li>
      </ul>
      <text:p text:style-name="P4">
Sergey Cherevaty also noted that in the Bakhmut direction the enemy has lost its 100,000 live strength for the last 9 months.</text:p>
      <ul>
        <li>
But this is an indicative calculation. I am sure that further verification is more reduced to the increase in this figure. This is natural because the enemy uses so -called meat attacks of personnel as the main method of war.</li>
      </ul>
      <text:p text:style-name="P4">
News Source: <text:a xlink:type="simple" xlink:href="https://armyinform.com.ua/2023/05/08/na-bahmutskomu-napryamku-vorog-vtratyv-blyzko-100-tys-zhyvoyi-syly-vprodovzh-ostannih-9-misyacziv/" text:style-name="Internet_20_link" text:visited-style-name="Visited_20_Internet_20_Link">
https://armyinform.com.ua/2023/05/08/na-bahmutskomu-napryamku-vorog-vtratyv-blyzko-100-tys-zhyvoyi-syly-vprodovzh-ostannih-9-misyacziv/</text:a>
</text:p>
      <!--NEWS-->
      <text:h text:style-name="P10" text:outline-level="1">
<text:span text:style-name="T4">
Coordination Staff: Information published by the Russian Federation on prisoners of defenders is not always true</text:span>
</text:h>
      <text:p text:style-name="P4">
Author: ['АРМІЯINFORM']</text:p>
      <text:p text:style-name="P4">
Time: 2023-05-08T67:00:00-04:00</text:p>
      <text:p text:style-name="P4">
Description: At the coordinating headquarters of the online-Zustinich, Rodinov Vіskovo Service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ksh3-3.jpg" text:style-name="Internet_20_link" text:visited-style-name="Visited_20_Internet_20_Link">
ksh3-3.jpg</text:a>
']</text:p>
      <text:p text:style-name="P4">
Tags: ['ВІЙСЬКОВОПОЛОНЕНІ', 'КООРДИНАЦІЙНИЙ ШТАБ З ПИТАНЬ ПОВОДЖЕННЯ З ВІЙСЬКОВОПОЛОНЕНИМИ']</text:p>
      <text:p text:style-name="P4">
Category: News</text:p>
      <!--METADATA-->
      <text:p text:style-name="P4">
<draw:frame draw:style-name="fr1" draw:name="Image392" text:anchor-type="as-char" svg:width="6.9236in" svg:height="4.823441in" draw:z-index="0">
<draw:image xlink:href="../Images/AРМІЯINFORM/2023-05-08T67-00-00-04-00/ksh3-3.jpg" xlink:type="simple" xlink:show="embed" xlink:actuate="onLoad" draw:mime-type="image/jpeg"/>
</draw:frame>
The coordination headquarters took place an online meeting with the family services of the National Guard of Ukraine, during which the representative of the Staff emphasized that the information published by the Russian side of Ukrainian prisoners of war was not always true. Especially in the fall, when Ukrainian defenders for video are forced to say that "Ukraine does not want to take them away."</text:p>
      <text:p text:style-name="P4">
About it <text:a xlink:type="simple" xlink:href="https://t.me/Koord_shtab/1003" text:style-name="Internet_20_link" text:visited-style-name="Visited_20_Internet_20_Link">
reports</text:a>
Coordinating headquarters of inquiries for the treatment of prisoners of war.</text:p>
      <text:p text:style-name="P4">
Such records are evidence that specific people are really back, but they are primarily aimed at destabilizing the situation in Ukrainian society.</text:p>
      <text:p text:style-name="P4">
Work on returning the National Guard is ongoing. The coordination team hopes for positive news in the near future.</text:p>
      <text:p text:style-name="P4">
Staff representative once again stressed that the negotiations on release are conducted(eg wounded, sick, women), not in specific cutters.</text:p>
      <text:p text:style-name="P4">
Ukraine is trying to liberate as many people from all places of detention as possible.</text:p>
      <text:p text:style-name="P4">
In addition, he recalled that the official confirmation of captivity occurs by the Red Side through the International Committee of the Red Cross(ICCH).</text:p>
      <text:p text:style-name="P4">
Анкетування в місцях утримання ще не є таким остаточним підтвердженням, протепісля анкетування МКЧХ звертається до рф із запитом про підтвердження полонуанкетованих.</text:p>
      <text:p text:style-name="P4">
News Source: <text:a xlink:type="simple" xlink:href="https://armyinform.com.ua/2023/05/08/koordynaczijnyj-shtab-informacziya-oprylyudnena-rf-shhodo-polonenyh-zahysnykiv-ne-zavzhdy-vidpovidaye-dijsnosti/" text:style-name="Internet_20_link" text:visited-style-name="Visited_20_Internet_20_Link">
https://armyinform.com.ua/2023/05/08/koordynaczijnyj-shtab-informacziya-oprylyudnena-rf-shhodo-polonenyh-zahysnykiv-ne-zavzhdy-vidpovidaye-dijsnosti/</text:a>
</text:p>
      <!--NEWS-->
      <text:h text:style-name="P10" text:outline-level="1">
<text:span text:style-name="T4">
The President held a rate meeting: discussed the probable actions of the occupiers in the next period</text:span>
</text:h>
      <text:p text:style-name="P4">
Author: ['АРМІЯINFORM']</text:p>
      <text:p text:style-name="P4">
Time: 2023-05-08T68:00:00-04:00</text:p>
      <text:p text:style-name="P4">
Description: PID Medicans of the President of Ukraine Volodimir Zelensky on Monday 8, the injury,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3/630_360_1677264925-963.jpg" text:style-name="Internet_20_link" text:visited-style-name="Visited_20_Internet_20_Link">
630_360_1677264925-963.jpg</text:a>
']</text:p>
      <text:p text:style-name="P4">
Tags: ['СТАВКА ВЕРХОВНОГО ГОЛОВНОКОМАНДУВАЧА']</text:p>
      <text:p text:style-name="P4">
Category: News</text:p>
      <!--METADATA-->
      <text:p text:style-name="P4">
<draw:frame draw:style-name="fr1" draw:name="Image393" text:anchor-type="as-char" svg:width="6.9236in" svg:height="3.956343in" draw:z-index="0">
<draw:image xlink:href="../Images/AРМІЯINFORM/2023-05-08T68-00-00-04-00/630_360_1677264925-963.jpg" xlink:type="simple" xlink:show="embed" xlink:actuate="onLoad" draw:mime-type="image/jpeg"/>
</draw:frame>
Under the chairmanship of President of Ukraine Volodymyr Zelensky on Monday, 8th, a meeting of the Supreme Commander -in -Chief.</text:p>
      <text:p text:style-name="P4">
About this <text:a xlink:type="simple" xlink:href="https://www.president.gov.ua/news/prezident-proviv-chergove-zasidannya-stavki-verhovnogo-golov-82765" text:style-name="Internet_20_link" text:visited-style-name="Visited_20_Internet_20_Link">
it is referred</text:a>
on the website of the Presidential Office of Ukraine.</text:p>
      <text:p text:style-name="P4">
Participants heard information about the consequences of recent air attacks by Russian troops and overcoming them, discussing the possibilities of strengthening the protection of safety and civil and critical infrastructure.</text:p>
      <text:p text:style-name="P4">
There was also a report on the operational situation at the front and planners in the near future.</text:p>
      <text:p text:style-name="P4">
The commanders of the Oshov reported on the course of hostilities in the frontal areas of the operative-strategic groups of Khortytsa, Tavriya, Odessa, North.</text:p>
      <text:p text:style-name="P4">
The participants of the meeting analyzed the state of providing units of defense forces with weapons and ammunition, as well as the state of preparation and acquisition by the personal composition and technique of newly created crews.</text:p>
      <text:p text:style-name="P4">
The report on the supply of artillery ammunition Iraqet of all types for the needs of the Ukrainian army this year was heard separately.</text:p>
      <text:p text:style-name="P4">
News Source: <text:a xlink:type="simple" xlink:href="https://armyinform.com.ua/2023/05/08/prezydent-proviv-zasidannya-stavky-obgovoryly-jmovirni-diyi-okupantiv-u-najblyzhchyj-period/" text:style-name="Internet_20_link" text:visited-style-name="Visited_20_Internet_20_Link">
https://armyinform.com.ua/2023/05/08/prezydent-proviv-zasidannya-stavky-obgovoryly-jmovirni-diyi-okupantiv-u-najblyzhchyj-period/</text:a>
</text:p>
      <!--NEWS-->
      <text:h text:style-name="P10" text:outline-level="1">
<text:span text:style-name="T4">
More than 17,000 crimes against National Security have documented the Office of Prosecutor General</text:span>
</text:h>
      <text:p text:style-name="P4">
Author: ['АРМІЯINFORM']</text:p>
      <text:p text:style-name="P4">
Time: 2023-05-08T69:00:00-04:00</text:p>
      <text:p text:style-name="P4">
Description: OFIC General Prosecutor of Ukrainian, about the documentary of the cries, out of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photo_5386692436287409253_y.jpg" text:style-name="Internet_20_link" text:visited-style-name="Visited_20_Internet_20_Link">
photo_5386692436287409253_y.jpg</text:a>
', '<text:a xlink:type="simple" xlink:href="https://armyinform.com.ua/wp-content/uploads/2023/05/photo_5386692436287409254_y.jpg" text:style-name="Internet_20_link" text:visited-style-name="Visited_20_Internet_20_Link">
photo_5386692436287409254_y.jpg</text:a>
']</text:p>
      <text:p text:style-name="P4">
Tags: ['ВОЄННІ ЗЛОЧИНИ РФ', 'ОФІС ГЕНПРОКУРОРА УКРАЇНИ']</text:p>
      <text:p text:style-name="P4">
Category: News</text:p>
      <!--METADATA-->
      <text:p text:style-name="P4">
<draw:frame draw:style-name="fr1" draw:name="Image394" text:anchor-type="as-char" svg:width="6.9236in" svg:height="4.447316in" draw:z-index="0">
<draw:image xlink:href="../Images/AРМІЯINFORM/2023-05-08T69-00-00-04-00/photo_5386692436287409253_y.jpg" xlink:type="simple" xlink:show="embed" xlink:actuate="onLoad" draw:mime-type="image/jpeg"/>
</draw:frame>
Office of the Prosecutor General of Ukraine <text:a xlink:type="simple" xlink:href="https://t.me/pgo_gov_ua/11925" text:style-name="Internet_20_link" text:visited-style-name="Visited_20_Internet_20_Link">
reports</text:a>
About the documented crimes committed during the large -scale aggression of the Russian Federation against Ukraine.</text:p>
      <text:p text:style-name="P4">
<text:span text:style-name="T4">
 As of May 8 </text:span>
 85 281 military crime and 17 065 crimes are registered.</text:p>
      <text:p text:style-name="P4">
In addition, according to juvenile prosecutors, <text:span text:style-name="T4">
 1424 children were injured </text:span>
 as a result of Russian aggression, including:</text:p>
      <ul>
        <li>
480 - children were killed, * 964 - children were injured in varying degrees of severity.</li>
      </ul>
      <text:p text:style-name="P4">
The department emphasizes that these figures are not final, since work continues in their installation in places of active fighting, in temporarily occupied tangible territories.</text:p>
      <text:p text:style-name="P4">
<draw:frame draw:style-name="fr1" draw:name="Image395" text:anchor-type="as-char" svg:width="6.9236in" svg:height="4.447316in" draw:z-index="0">
<draw:image xlink:href="../Images/AРМІЯINFORM/2023-05-08T69-00-00-04-00/photo_5386692436287409254_y.jpg" xlink:type="simple" xlink:show="embed" xlink:actuate="onLoad" draw:mime-type="image/jpeg"/>
</draw:frame>
</text:p>
      <text:p text:style-name="P4">
News Source: <text:a xlink:type="simple" xlink:href="https://armyinform.com.ua/2023/05/08/ponad-17-tysyach-zlochyniv-proty-naczbezpeky-zadokumentuvav-ofis-genprokurora/" text:style-name="Internet_20_link" text:visited-style-name="Visited_20_Internet_20_Link">
https://armyinform.com.ua/2023/05/08/ponad-17-tysyach-zlochyniv-proty-naczbezpeky-zadokumentuvav-ofis-genprokurora/</text:a>
</text:p>
      <!--NEWS-->
      <text:h text:style-name="P10" text:outline-level="1">
<text:span text:style-name="T4">
Alexei Reznikov: Our mission is to defeat the modern aggressor and restore peace in Europe</text:span>
</text:h>
      <text:p text:style-name="P4">
Author: ['АРМІЯINFORM']</text:p>
      <text:p text:style-name="P4">
Time: 2023-05-08T70:00:00-04:00</text:p>
      <text:p text:style-name="P4">
Description: Miniter defense of Ukraine Oleksiy Reznikov, Shi Mixia Ukrainian Ozhaza - rewall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fvmppvyxoaafau7.jpg" text:style-name="Internet_20_link" text:visited-style-name="Visited_20_Internet_20_Link">
fvmppvyxoaafau7.jpg</text:a>
']</text:p>
      <text:p text:style-name="P4">
Tags: ['8 ТРАВНЯ', 'ОЛЕКСІЙ РЕЗНІКОВ', 'ОФІЦІЙНО']</text:p>
      <text:p text:style-name="P4">
Category: News</text:p>
      <!--METADATA-->
      <text:p text:style-name="P4">
<draw:frame draw:style-name="fr1" draw:name="Image396" text:anchor-type="as-char" svg:width="6.9236in" svg:height="3.956343in" draw:z-index="0">
<draw:image xlink:href="../Images/AРМІЯINFORM/2023-05-08T70-00-00-04-00/fvmppvyxoaafau7.jpg" xlink:type="simple" xlink:show="embed" xlink:actuate="onLoad" draw:mime-type="image/jpeg"/>
</draw:frame>
The Minister of Defense of Ukraine Oleksiy Reznikov noted that the mission of Ukraine is now to re -elect a modern enemy and restore peace in Europe.</text:p>
      <text:p text:style-name="P4">
He [wrote] about it(https://twitter.com/oleksiireznikov/status/1655512292396609537?cxt=HHwWgsC92ZPqx_ktAAAA)In your Twitter on memory and reconciliation.</text:p>
      <text:p text:style-name="P4">
“Today, Ukraine, like the entire civilized world, recalls the fallen soldiers of the Second World War. We respect their service, courage and sacrifice. Our mission is to win the modern aggressor and restore peace in Europe, ”the testimony reads.</text:p>
      <text:p text:style-name="P4">
News Source: <text:a xlink:type="simple" xlink:href="https://armyinform.com.ua/2023/05/08/oleksij-reznikov-nasha-misiya-peremogty-suchasnogo-agresora-ta-vidnovyty-myr-u-yevropi/" text:style-name="Internet_20_link" text:visited-style-name="Visited_20_Internet_20_Link">
https://armyinform.com.ua/2023/05/08/oleksij-reznikov-nasha-misiya-peremogty-suchasnogo-agresora-ta-vidnovyty-myr-u-yevropi/</text:a>
</text:p>
      <!--NEWS-->
      <text:h text:style-name="P10" text:outline-level="1">
<text:span text:style-name="T4">
In the Black Sea, Russia holds four rocket launchers with 32 "caliber"</text:span>
</text:h>
      <text:p text:style-name="P4">
Author: ['АРМІЯINFORM']</text:p>
      <text:p text:style-name="P4">
Time: 2023-05-08T71:00:00-04:00</text:p>
      <text:p text:style-name="P4">
Description: The village for 8 Herbalon in Chorny Morg on the Boyal Cherguvanni is excreted 15 pouring ship,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2/09/raketa-kalibr-pusk-chorne-more.jpg" text:style-name="Internet_20_link" text:visited-style-name="Visited_20_Internet_20_Link">
raketa-kalibr-pusk-chorne-more.jpg</text:a>
']</text:p>
      <text:p text:style-name="P4">
Tags: ['ВМС ЗС УКРАЇНИ', 'РАКЕТИ «КАЛІБР»', 'ЧОРНЕ МОРЕ']</text:p>
      <text:p text:style-name="P4">
Category: News</text:p>
      <!--METADATA-->
      <text:p text:style-name="P4">
<draw:frame draw:style-name="fr1" draw:name="Image397" text:anchor-type="as-char" svg:width="6.9236in" svg:height="4.615733in" draw:z-index="0">
<draw:image xlink:href="../Images/AРМІЯINFORM/2023-05-08T71-00-00-04-00/raketa-kalibr-pusk-chorne-more.jpg" xlink:type="simple" xlink:show="embed" xlink:actuate="onLoad" draw:mime-type="image/jpeg"/>
</draw:frame>
Illustrative photo</text:p>
      <text:p text:style-name="P4">
As of May 8, there are 15 -wave ships in the Black Sea, including four carriers of the Caliber Winged missiles, up to 32 missiles.</text:p>
      <text:p text:style-name="P4">
About it <text:a xlink:type="simple" xlink:href="https://t.me/ukrainian_navy/3002" text:style-name="Internet_20_link" text:visited-style-name="Visited_20_Internet_20_Link">
reports</text:a>
Command of the Navy of the Armed Forces of Ukraine.</text:p>
      <text:p text:style-name="P4">
In the Sea of Azov - one enemy ship; There are up to five enemy ships in the Mediterranean, one of which is one carriage carbon carrier, the total volley - four missiles;</text:p>
      <text:p text:style-name="P4">
During the day in the interests of the Russian Federation the passage of the Kerch-Yenikhal Strait made:</text:p>
      <ul>
        <li>
6 vessels to the Azov Sea, 1 of them moved from the Bosphorus Strait; * To the Black Sea - 18 vessels, 2 of them continued the movement in the direction of the Bosphorus.</li>
      </ul>
      <text:p text:style-name="P4">
The Russian Federation continues to violate the International Convention on the Protection of Human Life at the Sea of 1974.(SOLAS)by turning off automatic identification systems(AIS), Nazi vessels in the Azov Sea.</text:p>
      <text:p text:style-name="P4">
News Source: <text:a xlink:type="simple" xlink:href="https://armyinform.com.ua/2023/05/08/u-chornomu-mori-rosiya-trymaye-chotyry-raketonosiyi-iz-32-kalibramy/" text:style-name="Internet_20_link" text:visited-style-name="Visited_20_Internet_20_Link">
https://armyinform.com.ua/2023/05/08/u-chornomu-mori-rosiya-trymaye-chotyry-raketonosiyi-iz-32-kalibramy/</text:a>
</text:p>
      <!--NEWS-->
      <text:h text:style-name="P10" text:outline-level="1">
<text:span text:style-name="T4">
As a result of rocket firing of civilian objects in Odesa region is dead and injured</text:span>
</text:h>
      <text:p text:style-name="P4">
Author: ['АРМІЯINFORM']</text:p>
      <text:p text:style-name="P4">
Time: 2023-05-08T72:00:00-04:00</text:p>
      <text:p text:style-name="P4">
Description: NICH has 8 Rosiyski Vіsyskovі injection, a gesto -free folk of the mining law of a sucker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photo_2023-05-08_12-30-47.jpg" text:style-name="Internet_20_link" text:visited-style-name="Visited_20_Internet_20_Link">
photo_2023-05-08_12-30-47.jpg</text:a>
']</text:p>
      <text:p text:style-name="P4">
Tags: ['ВОРОЖІ ОБСТРІЛИ', 'ХАРКІВСЬКИЙ ТРИБУНАЛ']</text:p>
      <text:p text:style-name="P4">
Category: News</text:p>
      <!--METADATA-->
      <text:p text:style-name="P4">
<draw:frame draw:style-name="fr1" draw:name="Image398" text:anchor-type="as-char" svg:width="6.9236in" svg:height="5.1927in" draw:z-index="0">
<draw:image xlink:href="../Images/AРМІЯINFORM/2023-05-08T72-00-00-04-00/photo_2023-05-08_12-30-47.jpg" xlink:type="simple" xlink:show="embed" xlink:actuate="onLoad" draw:mime-type="image/jpeg"/>
</draw:frame>
On the night of May 8, the Russian military, using the prohibited international means of warfare, struck rocket strokes on the objects of civilian tatature infrastructure in the settlements of Odessa and Belgorod-Dnestrovsky districts</text:p>
      <text:p text:style-name="P4">
About it <text:a xlink:type="simple" xlink:href="https://t.me/pgo_gov_ua" text:style-name="Internet_20_link" text:visited-style-name="Visited_20_Internet_20_Link">
reports</text:a>
Office of the Prosecutor General.</text:p>
      <text:p text:style-name="P4">
“According to the investigation, from the explosion of an enemy rocket in the territory of the warehouse facilitation of a food enterprise in the Odessa district one man was killed by two more people were injured. As a result of shelling and fire, a three -storey warehouse was substantiated. Due to the rocket strokes of the Torny settlements in the Belgorod-Dnestrovsky district, the base was destroyed, and at least 5 neighboring bases and more than 20 privately two-day homes were damaged, ”the message reads.</text:p>
      <text:p text:style-name="P4">
Also, according to preliminary information, shelling made by winged X-22 missiles. Prosecutors in cooperation with other law enforcement officers document the consequences.</text:p>
      <text:p text:style-name="P4">
News Source: <text:a xlink:type="simple" xlink:href="https://armyinform.com.ua/2023/05/08/zagyblyj-ta-poraneni-vnaslidok-raketnyh-obstriliv-czyvilnyh-obyektiv-na-odeshhyni-prokurory-dokumentuyut-naslidky/" text:style-name="Internet_20_link" text:visited-style-name="Visited_20_Internet_20_Link">
https://armyinform.com.ua/2023/05/08/zagyblyj-ta-poraneni-vnaslidok-raketnyh-obstriliv-czyvilnyh-obyektiv-na-odeshhyni-prokurory-dokumentuyut-naslidky/</text:a>
</text:p>
      <!--NEWS-->
      <text:h text:style-name="P10" text:outline-level="1">
<text:span text:style-name="T4">
The Ukrainian air defense system near the state border works successfully - Yuri Ignat</text:span>
</text:h>
      <text:p text:style-name="P4">
Author: ['Оксана Іванець']</text:p>
      <text:p text:style-name="P4">
Time: 2023-05-08T73:00:00-04:00</text:p>
      <text:p text:style-name="P4">
Description: On the LINIA of the Boyal Zitknnya, in the dilute spaciousness of the situation, the dinemi is dumped. Abou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5/photo_5389108394046113960_y.jpg" text:style-name="Internet_20_link" text:visited-style-name="Visited_20_Internet_20_Link">
photo_5389108394046113960_y.jpg</text:a>
']</text:p>
      <text:p text:style-name="P4">
Tags: ['MEDIA CENTER UKRAINE', 'ЮРІЙ ІГНАТ']</text:p>
      <text:p text:style-name="P4">
Category: News</text:p>
      <!--METADATA-->
      <text:p text:style-name="P4">
<draw:frame draw:style-name="fr1" draw:name="Image399" text:anchor-type="as-char" svg:width="6.9236in" svg:height="3.4618in" draw:z-index="0">
<draw:image xlink:href="../Images/AРМІЯINFORM/2023-05-08T73-00-00-04-00/photo_5389108394046113960_y.jpg" xlink:type="simple" xlink:show="embed" xlink:actuate="onLoad" draw:mime-type="image/jpeg"/>
</draw:frame>
On the line of combat collision in the airspace, the situation is dynamic tanned. Colonel Yuriy Ignat, this during a direct inclusion for the Media Center Ukraine, is a tellinger Command of the Air Forces of Ukraine.</text:p>
      <ul>
        <li>
Our pilots beat the occupiers every day from all available means.</li>
      </ul>
      <text:p text:style-name="P4">
Also, according to the speaker, the Ukrainian air defense system, located near the state border, works successfully.</text:p>
      <ul>
        <li>
We have not seen the downed Russian aircraft and helicopters for a long time, since the eighth does not dare to fly into the territory of Ukraine into the area of lesions of our aircraft trying to remotely strike, including managed airbags.</li>
      </ul>
      <text:p text:style-name="P4">
Yuri Ignat also noted that the F-16 fighter jets for gaining a complete advantage in the air.</text:p>
      <text:p text:style-name="P4">
News Source: <text:a xlink:type="simple" xlink:href="https://armyinform.com.ua/2023/05/08/ukrayinska-systema-protypovitryanoyi-oborony-roztashovana-poblyzu-derzhavnogo-kordonu-praczyuye-uspishno-yurij-ignat/" text:style-name="Internet_20_link" text:visited-style-name="Visited_20_Internet_20_Link">
https://armyinform.com.ua/2023/05/08/ukrayinska-systema-protypovitryanoyi-oborony-roztashovana-poblyzu-derzhavnogo-kordonu-praczyuye-uspishno-yurij-ignat/</text:a>
</text:p>
      <!--NEWS-->
      <text:h text:style-name="P10" text:outline-level="1">
<text:span text:style-name="T4">
Letters to Free Crimea: In Ukraine, the initiative to support Crimean political prisoners was launched</text:span>
</text:h>
      <text:p text:style-name="P4">
Author: ['АРМІЯINFORM']</text:p>
      <text:p text:style-name="P4">
Time: 2023-05-08T74:00:00-04:00</text:p>
      <text:p text:style-name="P4">
Description: At the framework of the INITITITOV “Leafs to VILL CRIM”, it is illegal to write a sheet ... War with Ukraine 2022, war with Ukraine Latest news today, News War with Ukraine 2022 The last ones for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photo_2023-05-03_11-45-59.jpg" text:style-name="Internet_20_link" text:visited-style-name="Visited_20_Internet_20_Link">
photo_2023-05-03_11-45-59.jpg</text:a>
']</text:p>
      <text:p text:style-name="P4">
Tags: ['БРАНЦІ КРЕМЛЯ', 'МІНРЕІНТЕГРАЦІЇ']</text:p>
      <text:p text:style-name="P4">
Category: News</text:p>
      <!--METADATA-->
      <text:p text:style-name="P4">
<draw:frame draw:style-name="fr1" draw:name="Image400" text:anchor-type="as-char" svg:width="6.9236in" svg:height="4.668485in" draw:z-index="0">
<draw:image xlink:href="../Images/AРМІЯINFORM/2023-05-08T74-00-00-04-00/photo_2023-05-03_11-45-59.jpg" xlink:type="simple" xlink:show="embed" xlink:actuate="onLoad" draw:mime-type="image/jpeg"/>
</draw:frame>
As part of the Initiative "Letters to the Free Crimea", everyone can write Lisanzaconly inmated Ukrainians, who are held on a temporarily occupied half or deported to the Russian Federation.</text:p>
      <text:p text:style-name="P4">
About it <text:a xlink:type="simple" xlink:href="https://minre.gov.ua/2023/05/08/v-ukrayini-zapustyly-inicziatyvu-z-pidtrymky-krymskyh-politvyazniv/" text:style-name="Internet_20_link" text:visited-style-name="Visited_20_Internet_20_Link">
reports</text:a>
Ministry of Reintegration of Temporarily Occupied Territories of Ukraine.</text:p>
      <text:p text:style-name="P4">
The President's Representation to the Autonomous Republic of Crimea, the Public Organization of the Ukrainian PENA Icenter ZMINA will collect letters by May 27 and transmit them to the content of illegal maintenance of Crimean political prisoners.</text:p>
      <text:p text:style-name="P4">
The purpose of the initiative is to remind the Ukrainian prisoners of the Kremlin, as well as to renovate solidarity and care.</text:p>
      <text:p text:style-name="P4">
Letter writing instructions can be found at <text:a xlink:type="simple" xlink:href="https://zmina.info/instructions/branczi-kremlya-yak-napysaty-lysta-politvyaznyu/" text:style-name="Internet_20_link" text:visited-style-name="Visited_20_Internet_20_Link">
link</text:a>
. Обов’язково необхідно вказати, кому саме їх адресовано.Імена українських бранців знайдете <text:a xlink:type="simple" xlink:href="https://pen.org.ua/startuvala-iniciatyva-z-pidtrymky-krymskykh-politv-yazniv-lysty-do-vilnoho-krymu" text:style-name="Internet_20_link" text:visited-style-name="Visited_20_Internet_20_Link">
тут</text:a>
.</text:p>
      <text:p text:style-name="P4">
Усі, хто бажає взяти участь в ініціативі, можуть надсилати листи на адресу:Центр інформації про права людини, а/с В-539, м. Київ, 01001. Або ж на e-mail:<text:a xlink:type="simple" xlink:href="https://armyinform.com.ua/cdn-cgi/l/email-protection" text:style-name="Internet_20_link" text:visited-style-name="Visited_20_Internet_20_Link">
[email protected]</text:a>
</text:p>
      <text:p text:style-name="P4">
News Source: <text:a xlink:type="simple" xlink:href="https://armyinform.com.ua/2023/05/08/lysty-do-vilnogo-krymu-v-ukrayini-zapustyly-inicziatyvu-z-pidtrymky-krymskyh-politvyazniv/" text:style-name="Internet_20_link" text:visited-style-name="Visited_20_Internet_20_Link">
https://armyinform.com.ua/2023/05/08/lysty-do-vilnogo-krymu-v-ukrayini-zapustyly-inicziatyvu-z-pidtrymky-krymskyh-politvyazniv/</text:a>
</text:p>
      <!--NEWS-->
      <text:h text:style-name="P10" text:outline-level="1">
<text:span text:style-name="T4">
The military rescued 5 tons of books from the Russian Libraries destroyed by the Russian Libraries</text:span>
</text:h>
      <text:p text:style-name="P4">
Author: ['АРМІЯINFORM']</text:p>
      <text:p text:style-name="P4">
Time: 2023-05-08T75:00:00-04:00</text:p>
      <text:p text:style-name="P4">
Description: The Evakuatsiya Booksiye Fontaine was ended with the front -line Mista SIVERSK, ... War with Ukraine 2022, war with Ukraine Latest news today, News War with Ukraine 2022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345912828_1050818949220008_2348227078184606549_n-e1683535375710.jpg" text:style-name="Internet_20_link" text:visited-style-name="Visited_20_Internet_20_Link">
345912828_1050818949220008_2348227078184606549_n-e1683535375710.jpg</text:a>
']</text:p>
      <text:p text:style-name="P4">
Tags: ['STOPRUSSIA', 'АГРЕСІЯ РФ', 'ВТОРГНЕННЯ РФ', 'СІМІС', 'ЦВС']</text:p>
      <text:p text:style-name="P4">
Category: News</text:p>
      <!--METADATA-->
      <text:p text:style-name="P4">
<draw:frame draw:style-name="fr1" draw:name="Image401" text:anchor-type="as-char" svg:width="6.9236in" svg:height="4.362157in" draw:z-index="0">
<draw:image xlink:href="../Images/AРМІЯINFORM/2023-05-08T75-00-00-04-00/345912828_1050818949220008_2348227078184606549_n-e1683535375710.jpg" xlink:type="simple" xlink:show="embed" xlink:actuate="onLoad" draw:mime-type="image/jpeg"/>
</draw:frame>
The evacuation of book funds from several Libraries of the frontline city in Donetsk region has ended. In particular, the servicemen of the department of civil-military cooperation have taken 5 tons of books to Kramatorskablisko for several weeks.</text:p>
      <text:p text:style-name="P4">
About it <text:a xlink:type="simple" xlink:href="https://www.facebook.com/GeneralStaff.ua/posts/pfbid02bqKDSuTvjEKEJzmiFAh79bnryJQjzZuMjQwzBDEkPDfVk4mNHCixpoFYi1BfASMXl" text:style-name="Internet_20_link" text:visited-style-name="Visited_20_Internet_20_Link">
reports</text:a>
The General Staff of the Armed Forces.</text:p>
      <ul>
        <li>
As a result of artillery shelling of Russian invaders, the building of educational establishments and libraries have been significantly damaged, so the books were almost subjected to the sky, - the CVD experts say. - We began the evacuation of the book fund of the content libraries a few weeks ago - during this time it is possible to take out Ukrainian books from several completely destroyed libraries of the city.</li>
      </ul>
      <text:p text:style-name="P4">
It is known that immediately after the seizure of part of the territory of Ukraine, the Russian -shafts first began to destroy everything related to the Ukrainian national identity. In particular, they remove textbooks from Ukrainian history and language from the libraries, arrange repression against teachers with a Ukrainian position, and in some regions even publicly burn any books published in Ukrainian.</text:p>
      <text:p text:style-name="P4">
According to the Ministry of Culture, more than 300 libraries have already lost its large -scale armed invasion of the RFUkraine. They were destroyed by the invaders.</text:p>
      <text:p text:style-name="P4">
News Source: <text:a xlink:type="simple" xlink:href="https://armyinform.com.ua/2023/05/08/cimic-vryatuvaly-5-ton-knyzhok-zi-znyshhenyh-rosiyanamy-bibliotek-pryfrontovogo-siverska/" text:style-name="Internet_20_link" text:visited-style-name="Visited_20_Internet_20_Link">
https://armyinform.com.ua/2023/05/08/cimic-vryatuvaly-5-ton-knyzhok-zi-znyshhenyh-rosiyanamy-bibliotek-pryfrontovogo-siverska/</text:a>
</text:p>
      <!--NEWS-->
      <text:h text:style-name="P10" text:outline-level="1">
<text:span text:style-name="T4">
"Charms from War": In the capital presented an exhibition of unusual items</text:span>
</text:h>
      <text:p text:style-name="P4">
Author: ['Володимир Загребельний']</text:p>
      <text:p text:style-name="P4">
Time: 2023-05-08T76:00:00-04:00</text:p>
      <text:p text:style-name="P4">
Description: The buildings of the talisman of є non -єmn warehouse of Ukrainian Culture. Our ancestors were in the same way ... The war with Ukraine 2022, the war with Ukraine is the latest news today, the news war with Ukraine 2022 The last for today, will there be a war between Ukraine and Russia, and when, the war with Ukraine will be or not, it will be or not, it will be whether the war with Ukraine in the near future says, the war with Ukraine, Ukrainian news today, Ukrainian news in Ukrainian media in Russian</text:p>
      <text:p text:style-name="P4">
Images: ['<text:a xlink:type="simple" xlink:href="https://armyinform.com.ua/wp-content/uploads/2023/05/golovna-28.jpg" text:style-name="Internet_20_link" text:visited-style-name="Visited_20_Internet_20_Link">
golovna-28.jpg</text:a>
', '<text:a xlink:type="simple" xlink:href="https://armyinform.com.ua/wp-content/uploads/2023/05/golovna-2-1.jpg" text:style-name="Internet_20_link" text:visited-style-name="Visited_20_Internet_20_Link">
golovna-2-1.jpg</text:a>
', '<text:a xlink:type="simple" xlink:href="https://armyinform.com.ua/wp-content/uploads/2023/05/oberegy-z-vijny-001-150x150.jpg" text:style-name="Internet_20_link" text:visited-style-name="Visited_20_Internet_20_Link">
oberegy-z-vijny-001-150x150.jpg</text:a>
', '<text:a xlink:type="simple" xlink:href="https://armyinform.com.ua/wp-content/uploads/2023/05/oberegy-z-vijny-002-150x150.jpg" text:style-name="Internet_20_link" text:visited-style-name="Visited_20_Internet_20_Link">
oberegy-z-vijny-002-150x150.jpg</text:a>
', '<text:a xlink:type="simple" xlink:href="https://armyinform.com.ua/wp-content/uploads/2023/05/oberegy-z-vijny-003-150x150.jpg" text:style-name="Internet_20_link" text:visited-style-name="Visited_20_Internet_20_Link">
oberegy-z-vijny-003-150x150.jpg</text:a>
', '<text:a xlink:type="simple" xlink:href="https://armyinform.com.ua/wp-content/uploads/2023/05/oberegy-z-vijny-004-150x150.jpg" text:style-name="Internet_20_link" text:visited-style-name="Visited_20_Internet_20_Link">
oberegy-z-vijny-004-150x150.jpg</text:a>
', '<text:a xlink:type="simple" xlink:href="https://armyinform.com.ua/wp-content/uploads/2023/05/oberegy-z-vijny-005-150x150.jpg" text:style-name="Internet_20_link" text:visited-style-name="Visited_20_Internet_20_Link">
oberegy-z-vijny-005-150x150.jpg</text:a>
', '<text:a xlink:type="simple" xlink:href="https://armyinform.com.ua/wp-content/uploads/2023/05/oberegy-z-vijny-006-150x150.jpg" text:style-name="Internet_20_link" text:visited-style-name="Visited_20_Internet_20_Link">
oberegy-z-vijny-006-150x150.jpg</text:a>
', '<text:a xlink:type="simple" xlink:href="https://armyinform.com.ua/wp-content/uploads/2023/05/oberegy-z-vijny-007-150x150.jpg" text:style-name="Internet_20_link" text:visited-style-name="Visited_20_Internet_20_Link">
oberegy-z-vijny-007-150x150.jpg</text:a>
', '<text:a xlink:type="simple" xlink:href="https://armyinform.com.ua/wp-content/uploads/2023/05/oberegy-z-vijny-008-150x150.jpg" text:style-name="Internet_20_link" text:visited-style-name="Visited_20_Internet_20_Link">
oberegy-z-vijny-008-150x150.jpg</text:a>
', '<text:a xlink:type="simple" xlink:href="https://armyinform.com.ua/wp-content/uploads/2023/05/oberegy-z-vijny-009-150x150.jpg" text:style-name="Internet_20_link" text:visited-style-name="Visited_20_Internet_20_Link">
oberegy-z-vijny-009-150x150.jpg</text:a>
']</text:p>
      <text:p text:style-name="P4">
Tags: ['ВТОРГНЕННЯ РФ', 'ОБЕРЕГИ']</text:p>
      <text:p text:style-name="P4">
Category: News</text:p>
      <!--METADATA-->
      <text:p text:style-name="P4">
<draw:frame draw:style-name="fr1" draw:name="Image402" text:anchor-type="as-char" svg:width="6.9236in" svg:height="3.623351in" draw:z-index="0">
<draw:image xlink:href="../Images/AРМІЯINFORM/2023-05-08T76-00-00-04-00/golovna-28.jpg" xlink:type="simple" xlink:show="embed" xlink:actuate="onLoad" draw:mime-type="image/jpeg"/>
</draw:frame>
Long ago, amulets have been an integral part of Ukrainian culture. Our ancestors believed in their ability to protect a person from illness and trouble. Instead, bring happiness and health to their owners. Most often, they used to serve askut and cruel times.</text:p>
      <text:p text:style-name="P4">
<draw:frame draw:style-name="fr1" draw:name="Image403" text:anchor-type="as-char" svg:width="6.9236in" svg:height="4.615733in" draw:z-index="0">
<draw:image xlink:href="../Images/AРМІЯINFORM/2023-05-08T76-00-00-04-00/golovna-2-1.jpg" xlink:type="simple" xlink:show="embed" xlink:actuate="onLoad" draw:mime-type="image/jpeg"/>
</draw:frame>
On the territory of the National Museum of History of Ukraine in the Second World War, in the afternoon of memory and reconciliation, presented an exhibition of unusual objects with no extraordinary stories called "Charms from the War".</text:p>
      <text:p text:style-name="P4">
In the focus of the exhibition - unusual stories of objects that became mascots. They applies to the residents of Ukraine who were in the bloody resort of sociopolitical -katglysms of the twentieth century and modern large -scale aggression of Russia. The representation artifacts reveal the extraordinary fates of their owners, outline the circumstances of the past and modern world shocks.</text:p>
      <text:p text:style-name="P4">
Children's drawings, family relics and soldiers' charms, icons and prayer books, letters, photos in memory ... They helped people survive, survive, pass through the Second World War, bloody millstones of Nazi occupation of the Tastalin repression and not lose faith. They accompany us, today, in the fight against the Russian aggressor for their grace and dignity, for independence and state sovereignty.</text:p>
      <text:p text:style-name="P4">
<text:a xlink:type="simple" xlink:href="https://armyinform.com.ua/wp-content/uploads/2023/05/oberegy-z-vijny-001.jpg" text:style-name="Internet_20_link" text:visited-style-name="Visited_20_Internet_20_Link">
!(Images/AРМІЯINFORM/2023-05-08T76-00-00-04-00/oberegy-z-vijny-001-150x150.jpg)</text:a>
</text:p>
      <text:p text:style-name="P4">
<text:a xlink:type="simple" xlink:href="https://armyinform.com.ua/wp-content/uploads/2023/05/oberegy-z-vijny-002.jpg" text:style-name="Internet_20_link" text:visited-style-name="Visited_20_Internet_20_Link">
<draw:frame draw:style-name="fr1" draw:name="Image404" text:anchor-type="as-char" svg:width="6.9236in" svg:height="6.9236in" draw:z-index="0">
<draw:image xlink:href="../Images/AРМІЯINFORM/2023-05-08T76-00-00-04-00/oberegy-z-vijny-002-150x150.jpg" xlink:type="simple" xlink:show="embed" xlink:actuate="onLoad" draw:mime-type="image/jpeg"/>
</draw:frame>
</text:a>
</text:p>
      <text:p text:style-name="P4">
<text:a xlink:type="simple" xlink:href="https://armyinform.com.ua/wp-content/uploads/2023/05/oberegy-z-vijny-003.jpg" text:style-name="Internet_20_link" text:visited-style-name="Visited_20_Internet_20_Link">
<draw:frame draw:style-name="fr1" draw:name="Image405" text:anchor-type="as-char" svg:width="6.9236in" svg:height="6.9236in" draw:z-index="0">
<draw:image xlink:href="../Images/AРМІЯINFORM/2023-05-08T76-00-00-04-00/oberegy-z-vijny-003-150x150.jpg" xlink:type="simple" xlink:show="embed" xlink:actuate="onLoad" draw:mime-type="image/jpeg"/>
</draw:frame>
</text:a>
</text:p>
      <text:p text:style-name="P4">
In the hall of the museum, young Liana Dakhnenko met herself 94-year-old. While open exhibition, the guest honorary joked about her fate: “Earlier(The use of large -scale aggression of Russia. - _ ed.)I was a child of war, atheper at my respectable age, I had the fate of becoming a "grandmother of war."</text:p>
      <text:p text:style-name="P4">
<text:a xlink:type="simple" xlink:href="https://armyinform.com.ua/wp-content/uploads/2023/05/oberegy-z-vijny-004.jpg" text:style-name="Internet_20_link" text:visited-style-name="Visited_20_Internet_20_Link">
!(Images/AРМІЯINFORM/2023-05-08T76-00-00-04-00/oberegy-z-vijny-004-150x150.jpg)</text:a>
</text:p>
      <text:p text:style-name="P4">
<text:a xlink:type="simple" xlink:href="https://armyinform.com.ua/wp-content/uploads/2023/05/oberegy-z-vijny-005.jpg" text:style-name="Internet_20_link" text:visited-style-name="Visited_20_Internet_20_Link">
<draw:frame draw:style-name="fr1" draw:name="Image406" text:anchor-type="as-char" svg:width="6.9236in" svg:height="6.9236in" draw:z-index="0">
<draw:image xlink:href="../Images/AРМІЯINFORM/2023-05-08T76-00-00-04-00/oberegy-z-vijny-005-150x150.jpg" xlink:type="simple" xlink:show="embed" xlink:actuate="onLoad" draw:mime-type="image/jpeg"/>
</draw:frame>
</text:a>
</text:p>
      <text:p text:style-name="P4">
<text:a xlink:type="simple" xlink:href="https://armyinform.com.ua/wp-content/uploads/2023/05/oberegy-z-vijny-006.jpg" text:style-name="Internet_20_link" text:visited-style-name="Visited_20_Internet_20_Link">
<draw:frame draw:style-name="fr1" draw:name="Image407" text:anchor-type="as-char" svg:width="6.9236in" svg:height="6.9236in" draw:z-index="0">
<draw:image xlink:href="../Images/AРМІЯINFORM/2023-05-08T76-00-00-04-00/oberegy-z-vijny-006-150x150.jpg" xlink:type="simple" xlink:show="embed" xlink:actuate="onLoad" draw:mime-type="image/jpeg"/>
</draw:frame>
</text:a>
</text:p>
      <text:p text:style-name="P4">
<text:a xlink:type="simple" xlink:href="https://armyinform.com.ua/wp-content/uploads/2023/05/oberegy-z-vijny-007.jpg" text:style-name="Internet_20_link" text:visited-style-name="Visited_20_Internet_20_Link">
<draw:frame draw:style-name="fr1" draw:name="Image408" text:anchor-type="as-char" svg:width="6.9236in" svg:height="6.9236in" draw:z-index="0">
<draw:image xlink:href="../Images/AРМІЯINFORM/2023-05-08T76-00-00-04-00/oberegy-z-vijny-007-150x150.jpg" xlink:type="simple" xlink:show="embed" xlink:actuate="onLoad" draw:mime-type="image/jpeg"/>
</draw:frame>
</text:a>
The head of the history of hostilities of the National Museum of Ukraine in the Second World War Andriy Solonets told about other intricacies of human fate and their charms of correspondent.</text:p>
      <ul>
        <li>
Particularly noteworthy is the photo of the participant of World War II Andriyarinchenko. His grandson <text:a xlink:type="simple" xlink:href="https://armyinform.com.ua/2020/10/13/vsevolod-steblyuk/" text:style-name="Internet_20_link" text:visited-style-name="Visited_20_Internet_20_Link">
Vsevolodstebluk</text:a>
In the summer of 2014, while on the verge of life and death in the city of Ilovaysk, he addressed God, and in the moment of the greatest danger - even his grandfather.</li>
      </ul>
      <text:p text:style-name="P4">
In addition, the exhibition presents the rosary of the rosary for the prayer of Goyanyuk, which she made during his stay in the German Nazi concentration camp Auschwitz.</text:p>
      <text:p text:style-name="P4">
Also at the exhibition are other charms, such as: dolls-moto; Kotillion-homemade breastfeeding decorations-charms of Sich Sagittarius and UPA soldiers, which were prepared by their mothers, wives or brides; The ancient icon, which was thrown by the escort of the escort, with sarcasm saying: "She will help you"; A new covenant dissected by the Russian fragment; Medallions and others, - says Andreysolonets.</text:p>
      <text:p text:style-name="P4">
<text:a xlink:type="simple" xlink:href="https://armyinform.com.ua/wp-content/uploads/2023/05/oberegy-z-vijny-008.jpg" text:style-name="Internet_20_link" text:visited-style-name="Visited_20_Internet_20_Link">
!(Images/AРМІЯINFORM/2023-05-08T76-00-00-04-00/oberegy-z-vijny-008-150x150.jpg)</text:a>
</text:p>
      <text:p text:style-name="P4">
<text:a xlink:type="simple" xlink:href="https://armyinform.com.ua/wp-content/uploads/2023/05/oberegy-z-vijny-009.jpg" text:style-name="Internet_20_link" text:visited-style-name="Visited_20_Internet_20_Link">
<draw:frame draw:style-name="fr1" draw:name="Image409" text:anchor-type="as-char" svg:width="6.9236in" svg:height="6.9236in" draw:z-index="0">
<draw:image xlink:href="../Images/AРМІЯINFORM/2023-05-08T76-00-00-04-00/oberegy-z-vijny-009-150x150.jpg" xlink:type="simple" xlink:show="embed" xlink:actuate="onLoad" draw:mime-type="image/jpeg"/>
</draw:frame>
</text:a>
</text:p>
      <text:p text:style-name="P4">
At the end of the hall is the installation of artist Anton Logov. The figure is created by mature lines that symbolize the fate of people, which, by intertwining, support one one, and fragments of mirrors that reflect modern reality.</text:p>
      <text:p text:style-name="P4">
The exhibition presented exhibits from the funds of the National Museum of History of Ukraine in the Second World War, the National Center for Folk Culture "Museum Gonchar", as well as photos from open sources. Much of the artefactic is presented for public review for the first time.</text:p>
      <text:p text:style-name="P4">
<text:span text:style-name="T5">
Opto author</text:span>
</text:p>
      <text:p text:style-name="P4">
News Source: <text:a xlink:type="simple" xlink:href="https://armyinform.com.ua/2023/05/08/oberegy-z-vijny-u-stolyczi-prezentuvaly-vystavku-nezvychajnyh-predmetiv/" text:style-name="Internet_20_link" text:visited-style-name="Visited_20_Internet_20_Link">
https://armyinform.com.ua/2023/05/08/oberegy-z-vijny-u-stolyczi-prezentuvaly-vystavku-nezvychajnyh-predmetiv/</text:a>
</text:p>
      <!--NEWS-->
      <text:h text:style-name="P10" text:outline-level="1">
<text:span text:style-name="T4">
The Russian Federation seeks to deplete the defense potential of the Armed Forces and damage the preparation for counter -offensive</text:span>
</text:h>
      <text:p text:style-name="P4">
Author: ['АРМІЯINFORM']</text:p>
      <text:p text:style-name="P4">
Time: 2023-05-08T77:00:00-04:00</text:p>
      <text:p text:style-name="P4">
Description: VIISKA of the Russian Federation to get rid of Zakhodin for maximum gisnaven, the defense room ... War with Ukraine 2022, War with Ukraine Latest News today, News War with Ukraine 2022 Last for today, will there be a war between Ukraine and Russia and when the war with Ukraine in 2022 will b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russia-ukraine-war-april-17-2023.webp" text:style-name="Internet_20_link" text:visited-style-name="Visited_20_Internet_20_Link">
russia-ukraine-war-april-17-2023.webp</text:a>
']</text:p>
      <text:p text:style-name="P4">
Tags: ['АГРЕСІЯ РФ', 'ВІЙНА', 'ВТОРГНЕННЯ РФ']</text:p>
      <text:p text:style-name="P4">
Category: News</text:p>
      <!--METADATA-->
      <text:p text:style-name="P4">
<draw:frame draw:style-name="fr1" draw:name="Image410" text:anchor-type="as-char" svg:width="6.9236in" svg:height="3.894525in" draw:z-index="0">
<draw:image xlink:href="../ConvertedIMGs/AРМІЯINFORM/2023-05-08T77-00-00-04-00/russia-ukraine-war-april-17-2023.png" xlink:type="simple" xlink:show="embed" xlink:actuate="onLoad" draw:mime-type="image/png"/>
</draw:frame>
Russian troops are taking measures to maximize the exhaustion and excavation of Ukraine, as well as obstructing the preparation of the Ukrainian military for possible counter -offensive. To do this, they, in particular, intensified the use of smartwarm crash.</text:p>
      <text:p text:style-name="P4">
About this <text:a xlink:type="simple" xlink:href="https://t.me/militarymediacenter/1886" text:style-name="Internet_20_link" text:visited-style-name="Visited_20_Internet_20_Link">
it is referred</text:a>
In a comment to MilitaryMedia Center.</text:p>
      <text:p text:style-name="P4">
“As of the 439th day, the scales war against Ukraine, the enemy of its main starring focused on active preparation for the reflection of the possible counter-offensive of Ukraine's defense.</text:p>
      <text:p text:style-name="P4">
According to available information, the aggressor continues actively transfer from the territory of RFDO areas of operational purpose of additional weapons, military, special equipment, as well as the accumulation of cruise and ballistic missiles of the UAVs, ”the message reads.</text:p>
      <text:p text:style-name="P4">
In addition, Russian invaders continue the fortification equipment of the defense positions in temporarily occupied Ukrainian territories.</text:p>
      <text:p text:style-name="P4">
The Military Media Center added that in some areas the enemy has been carrying out the purpose of capturing new territories of the eastern regions of Ukraine.</text:p>
      <text:p text:style-name="P4">
News Source: <text:a xlink:type="simple" xlink:href="https://armyinform.com.ua/2023/05/08/rf-pragne-vysnazhyty-oboronnyj-potenczial-zsu-ta-zashkodyty-pidgotovczi-do-kontrnastupu/" text:style-name="Internet_20_link" text:visited-style-name="Visited_20_Internet_20_Link">
https://armyinform.com.ua/2023/05/08/rf-pragne-vysnazhyty-oboronnyj-potenczial-zsu-ta-zashkodyty-pidgotovczi-do-kontrnastupu/</text:a>
</text:p>
      <!--NEWS-->
      <text:h text:style-name="P10" text:outline-level="1">
<text:span text:style-name="T4">
Almost 60 explosions were heard in the border of Chernihiv region</text:span>
</text:h>
      <text:p text:style-name="P4">
Author: ['АРМІЯINFORM']</text:p>
      <text:p text:style-name="P4">
Time: 2023-05-08T78:00:00-04:00</text:p>
      <text:p text:style-name="P4">
Description: Syogodnі, 8 injury, z 8:00 to 15:00 Rosіyskіd pay -on -bi -Tyska Shchel Trichi ... War with Ukraine 2022, War with Ukraine Latest News today, War with Ukraine 2022 Last for today, will there be war between Ukraine and Russia And when, the war with Ukraine in 2022 will be or not, whether there will be a war with Ukraine in the near future, the war with Ukraine, Ukrainian news today, Ukrainian news in Ukrainian media in Russian</text:p>
      <text:p text:style-name="P4">
Images: ['<text:a xlink:type="simple" xlink:href="https://armyinform.com.ua/wp-content/uploads/2023/02/obstrily-foto-1.jpg" text:style-name="Internet_20_link" text:visited-style-name="Visited_20_Internet_20_Link">
obstrily-foto-1.jpg</text:a>
']</text:p>
      <text:p text:style-name="P4">
Tags: ['АГРЕСІЯ РФ', 'ВТОРГНЕННЯ РФ', 'ОБСТРІЛИ ПРИКОРДОННЯ', 'ОК «ПІВНІЧ»', 'ЧЕРНІГІВЩИНА']</text:p>
      <text:p text:style-name="P4">
Category: News</text:p>
      <!--METADATA-->
      <text:p text:style-name="P4">
<draw:frame draw:style-name="fr1" draw:name="Image411" text:anchor-type="as-char" svg:width="6.9236in" svg:height="4.558037in" draw:z-index="0">
<draw:image xlink:href="../Images/AРМІЯINFORM/2023-05-08T78-00-00-04-00/obstrily-foto-1.jpg" xlink:type="simple" xlink:show="embed" xlink:actuate="onLoad" draw:mime-type="image/jpeg"/>
</draw:frame>
Illustrative photo</text:p>
      <text:p text:style-name="P4">
Today, on May 8, from 8:00 to 15:00, Russian occupation troops have another three times erected the border of the Chernihiv region.</text:p>
      <text:p text:style-name="P4">
About it <text:a xlink:type="simple" xlink:href="https://t.me/ok_pivnich1/2435" text:style-name="Internet_20_link" text:visited-style-name="Visited_20_Internet_20_Link">
reports</text:a>
Operational Command "North".</text:p>
      <text:p text:style-name="P4">
From 08:02 to 09:19 6 parishes were recorded, probably a mortar 120 mm, in the district -populated point of Leonivka.</text:p>
      <text:p text:style-name="P4">
From 10:25 to 11:00 there were 12 parishes, probably from the barrel artillery, in the Understanding of the settlement of Moshchenko.</text:p>
      <text:p text:style-name="P4">
From 11:15 to 11:55, 16 parishes were recorded, probably from the SAU, in the area of the Buda-Vorobiyivska inhabited point.</text:p>
      <text:p text:style-name="P4">
From 12:04 to 12:15 4 parishes were recorded, probably from the barrel artillery, the URION of the settlement of Oleksandrivka.</text:p>
      <text:p text:style-name="P4">
From 12:20 to 13:55 there were 21 parish, probably from the artillery, the Understanding of the settlement of Moshchenko.</text:p>
      <text:p text:style-name="P4">
There was no information about losses among the local population or damage to civilian infrastructure.</text:p>
      <text:p text:style-name="P4">
Recall that in the morning of May 8 <text:a xlink:type="simple" xlink:href="https://armyinform.com.ua/2023/05/08/zranku-vorog-obstrilyav-z-minometiv-i-stvolnoyi-artyleriyi-prykordonnya-chernigivshhyny/" text:style-name="Internet_20_link" text:visited-style-name="Visited_20_Internet_20_Link">
state</text:a>
At 09: 00 Russian occupation troops fired at the border of the Chernihiv region three times.</text:p>
      <text:p text:style-name="P4">
News Source: <text:a xlink:type="simple" xlink:href="https://armyinform.com.ua/2023/05/08/majzhe-60-vybuhiv-prolunalo-na-terytoriyi-prykordonnya-chernigivshhyny/" text:style-name="Internet_20_link" text:visited-style-name="Visited_20_Internet_20_Link">
https://armyinform.com.ua/2023/05/08/majzhe-60-vybuhiv-prolunalo-na-terytoriyi-prykordonnya-chernigivshhyny/</text:a>
</text:p>
      <!--NEWS-->
      <text:h text:style-name="P10" text:outline-level="1">
<text:span text:style-name="T4">
The return of civilian hostages requires political will of the Russian Federation, not the exchange fund - the coordination headquarters</text:span>
</text:h>
      <text:p text:style-name="P4">
Author: ['АРМІЯINFORM']</text:p>
      <text:p text:style-name="P4">
Time: 2023-05-08T79:00:00-04:00</text:p>
      <text:p text:style-name="P4">
Description: For the turn of our cyvic, the crash is not one -in -law in Pershu Cherga is half the will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photo_5388841620742457427_y.jpg" text:style-name="Internet_20_link" text:visited-style-name="Visited_20_Internet_20_Link">
photo_5388841620742457427_y.jpg</text:a>
']</text:p>
      <text:p text:style-name="P4">
Tags: ['КООРДИНАЦІЙНИЙ ШТАБ З ПИТАНЬ ПОВОДЖЕННЯ З ВІЙСЬКОВОПОЛОНЕНИМИ']</text:p>
      <text:p text:style-name="P4">
Category: News</text:p>
      <!--METADATA-->
      <text:p text:style-name="P4">
<draw:frame draw:style-name="fr1" draw:name="Image412" text:anchor-type="as-char" svg:width="6.9236in" svg:height="3.894525in" draw:z-index="0">
<draw:image xlink:href="../Images/AРМІЯINFORM/2023-05-08T79-00-00-04-00/photo_5388841620742457427_y.jpg" xlink:type="simple" xlink:show="embed" xlink:actuate="onLoad" draw:mime-type="image/jpeg"/>
</draw:frame>
To return our civilian hostages, it is necessary first and foremost to the political deputy of the aggressor country that holds them, not the exchange fund. Since the marriage humanitarian right of civilians should not be engaged in exchanges, they are released without any conditions.</text:p>
      <text:p text:style-name="P4">
About it <text:a xlink:type="simple" xlink:href="https://t.me/Koord_shtab/1014" text:style-name="Internet_20_link" text:visited-style-name="Visited_20_Internet_20_Link">
the one was talking</text:a>
During a meeting of the Civilian Families, which is held by Russian federation.</text:p>
      <text:p text:style-name="P4">
“We have Russian citizens who have received sentences. But Russia's answers on the year do not exchange them for ours yet. Our civilian hostages are accused of resisting the so -called special operation and holding them to force Ukraine to political negotiations. They will not. But negotiations are continuing to move from the place of return of civilians, ”the representative of the Commissioner of the Verkhovna Rada for Human Rights Alexandrkononenko.</text:p>
      <text:p text:style-name="P4">
The SBU representative assured that the work on the mechanism of hostage returns is not at the level of the Ombudsmen and at the level of other units.</text:p>
      <text:p text:style-name="P4">
The meeting also discussed the possibility of exchanges detained for cooperation with the reverse of the priests of the UOC -MP.</text:p>
      <text:p text:style-name="P4">
In addition, they noted that the captured civilians, which Russians force copatiocopes in anticipation of a counter -offensive, will not be considered traitors.</text:p>
      <text:p text:style-name="P4">
“We have to return all people to our families. And then the relevant service will find out who helped the enemy voluntarily and who under mucousma, ”Alexander Kononenko assured.</text:p>
      <text:p text:style-name="P4">
The SBU representative explained that the relatives did not always provide all the information of the weeding or hostages, since there were cases when it was then published by all -way networks. This was harmful to the defenders in captivity and complicated the work of the departed return.</text:p>
      <text:p text:style-name="P4">
News Source: <text:a xlink:type="simple" xlink:href="https://armyinform.com.ua/2023/05/08/dlya-povernennya-czyvilnyh-zaruchnykiv-neobhidna-politychna-volya-rf-a-ne-obminnyj-fond-koordynaczijnyj-shtab/" text:style-name="Internet_20_link" text:visited-style-name="Visited_20_Internet_20_Link">
https://armyinform.com.ua/2023/05/08/dlya-povernennya-czyvilnyh-zaruchnykiv-neobhidna-politychna-volya-rf-a-ne-obminnyj-fond-koordynaczijnyj-shtab/</text:a>
</text:p>
      <!--NEWS-->
      <text:h text:style-name="P10" text:outline-level="1">
<text:span text:style-name="T4">
Ministry of Economy through the United24 platform starts raising funds for humanitarian demining</text:span>
</text:h>
      <text:p text:style-name="P4">
Author: ['АРМІЯINFORM']</text:p>
      <text:p text:style-name="P4">
Time: 2023-05-08T80:00:00-04:00</text:p>
      <text:p text:style-name="P4">
Description: Minіkie of Ekononiki Ukrainian Rospishchina, Koshtiv on Humanitar Rosinovanni through ... War with Ukraine 2022, War with Ukraine Latest News Today, News War with Ukraine 2022 The last ones for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2/12/051f0000-0aff-0242-be2f-08da173df50a_w1080_h608.png" text:style-name="Internet_20_link" text:visited-style-name="Visited_20_Internet_20_Link">
051f0000-0aff-0242-be2f-08da173df50a_w1080_h608.png</text:a>
']</text:p>
      <text:p text:style-name="P4">
Tags: ['UNITED24', 'ГУМАНІТАРНЕ РОЗМІНУВАННЯ']</text:p>
      <text:p text:style-name="P4">
Category: News</text:p>
      <!--METADATA-->
      <text:p text:style-name="P4">
<draw:frame draw:style-name="fr1" draw:name="Image413" text:anchor-type="as-char" svg:width="6.9236in" svg:height="3.89773in" draw:z-index="0">
<draw:image xlink:href="../Images/AРМІЯINFORM/2023-05-08T80-00-00-04-00/051f0000-0aff-0242-be2f-08da173df50a_w1080_h608.png" xlink:type="simple" xlink:show="embed" xlink:actuate="onLoad" draw:mime-type="image/png"/>
</draw:frame>
Illustrative photo</text:p>
      <text:p text:style-name="P4">
The Ministry of Economy of Ukraine begins raising funds for humanitarian design through the United24 Fandssering Platform.</text:p>
      <text:p text:style-name="P4">
About it <text:a xlink:type="simple" xlink:href="https://t.me/mineconomdevUA/1265" text:style-name="Internet_20_link" text:visited-style-name="Visited_20_Internet_20_Link">
reports</text:a>
Pressur service.</text:p>
      <text:p text:style-name="P4">
According to the report, there are now about 174 thousand square kilometers of Ukraine, which is about a third of the whole Ukrainian territory, potentially -folded explosive objects.</text:p>
      <text:p text:style-name="P4">
«174 000 square. km in Ukraine are contaminated with explosives. More than half of the world has a smaller area. These territories should be made safe for life. Otherwise, they are threatened with detachment and decline. And we must do it cenugarily because people are killed. So, a few days ago, two tractors died Napoli in the Kharkiv region. Currently, Ukraine has 10 cars and 2000 sappers. This is not enough to continue cleaning agricultural land, ”<text:a xlink:type="simple" xlink:href="https://ck-oda.gov.ua/novini-ukrayini/ministerstvo-ekonomiki-rozpochinaye-zbir-koshtiv-na-gumanitarne-rozminuvannya-cherez-platformu-united24/" text:style-name="Internet_20_link" text:visited-style-name="Visited_20_Internet_20_Link">
said</text:a>
The first Viceremier-Minister of Ukraine-Minister of Economy of Ukraine Yuliasviridenko.</text:p>
      <text:p text:style-name="P4">
That is why the United24 platform launches the Humanitarian Demand Direction for the selection of funds for mine lands.</text:p>
      <text:p text:style-name="P4">
“Farmers can't work on their land. Ukrainians need work, ” - proclaimed the Ministry of Economy.</text:p>
      <text:p text:style-name="P4">
According to the World Bank, a full range of humanitarian -distinguishing works can cost $ 37.4 billion.</text:p>
      <text:p text:style-name="P4">
To accelerate the purification of the Ukrainian territories from the consequences of the Russian occupation is one of the most important challenges of today. Therefore, the United24 platform launches a separate direction of "humanitarian mine". All funds raised will be directed by a special account opened by the Ministry of Economy.</text:p>
      <text:p text:style-name="P4">
News Source: <text:a xlink:type="simple" xlink:href="https://armyinform.com.ua/2023/05/08/minekonomiky-cherez-platformu-united24-pochynaye-zbir-koshtiv-na-gumanitarne-rozminuvannya/" text:style-name="Internet_20_link" text:visited-style-name="Visited_20_Internet_20_Link">
https://armyinform.com.ua/2023/05/08/minekonomiky-cherez-platformu-united24-pochynaye-zbir-koshtiv-na-gumanitarne-rozminuvannya/</text:a>
</text:p>
      <!--NEWS-->
      <text:h text:style-name="P10" text:outline-level="1">
<text:span text:style-name="T4">
Released from captivity are eligible to pay 100 thousand hryvnias for each year of freedom</text:span>
</text:h>
      <text:p text:style-name="P4">
Author: ['АРМІЯINFORM']</text:p>
      <text:p text:style-name="P4">
Time: 2023-05-08T81:00:00-04:00</text:p>
      <text:p text:style-name="P4">
Description: Legislation has been embarrassed, the sovereign of Groshov will finish the special forces, in the stop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10/groshova-dopomoga.jpg" text:style-name="Internet_20_link" text:visited-style-name="Visited_20_Internet_20_Link">
groshova-dopomoga.jpg</text:a>
']</text:p>
      <text:p text:style-name="P4">
Tags: ['ВІЙСЬКОВОПОЛОНЕНІ', 'ГРОШОВА ДОПОМОГА ПОЛОНЕНИМ', 'ЗВІЛЬНЕННІ З ПОЛОНУ', 'МІНРЕІНТЕГРАЦІЇ']</text:p>
      <text:p text:style-name="P4">
Category: News</text:p>
      <!--METADATA-->
      <text:p text:style-name="P4">
<draw:frame draw:style-name="fr1" draw:name="Image414" text:anchor-type="as-char" svg:width="6.9236in" svg:height="4.542853in" draw:z-index="0">
<draw:image xlink:href="../Images/AРМІЯINFORM/2023-05-08T81-00-00-04-00/groshova-dopomoga.jpg" xlink:type="simple" xlink:show="embed" xlink:actuate="onLoad" draw:mime-type="image/jpeg"/>
</draw:frame>
The legislation provides that state cash assistance is provided to persons whose deprivation of freedom as a result of armed aggression in Ukraine. This applies to both civilians and servicemen.</text:p>
      <text:p text:style-name="P4">
About it <text:a xlink:type="simple" xlink:href="https://minre.gov.ua/2023/05/08/vidpovidi-na-chasti-zapytannya-do-minreintegracziyi-shhodo-czyvilnyh-zaruchnykiv/" text:style-name="Internet_20_link" text:visited-style-name="Visited_20_Internet_20_Link">
reports</text:a>
Ministry of Inquiries of Reintegration of Temporarily Occupied Territories of Ukraine.</text:p>
      <text:p text:style-name="P4">
In particular, after the release of captivity, these persons are entitled to a one -time payment from the state in the amount of 100 thousand hryvnias.</text:p>
      <text:p text:style-name="P4">
In addition, they can receive from the state financial assistance of 100 thousand hryvnias for each year of stay in places of freedom. Or, this annual financial assistance can be issued by one of the family members of those who are still back.</text:p>
      <text:p text:style-name="P4">
It should be reminded that the fact of deprivation of a person of freedom as a result of armed aggression of the anti -Ukraine is established by a commission that works in the Ministry of Reintegration.</text:p>
      <text:p text:style-name="P4">
News Source: <text:a xlink:type="simple" xlink:href="https://armyinform.com.ua/2023/05/08/zvilnenni-z-polonu-mayut-pravo-na-vyplatu-100-tysyach-gryven-za-kozhen-rik-nesvobody/" text:style-name="Internet_20_link" text:visited-style-name="Visited_20_Internet_20_Link">
https://armyinform.com.ua/2023/05/08/zvilnenni-z-polonu-mayut-pravo-na-vyplatu-100-tysyach-gryven-za-kozhen-rik-nesvobody/</text:a>
</text:p>
      <!--NEWS-->
      <text:h text:style-name="P10" text:outline-level="1">
<text:span text:style-name="T4">
Captain Valery Glebov was awarded the title of Hero of Ukraine posthumously</text:span>
</text:h>
      <text:p text:style-name="P4">
Author: ['АРМІЯINFORM']</text:p>
      <text:p text:style-name="P4">
Time: 2023-05-08T82:00:00-04:00</text:p>
      <text:p text:style-name="P4">
Description: President of Ukraine Volodymyr Zelensky with his own decree of the appaval of the name of the hero of Ukraine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2/10/geroj-ukrayiny1-e1665826268162.jpg" text:style-name="Internet_20_link" text:visited-style-name="Visited_20_Internet_20_Link">
geroj-ukrayiny1-e1665826268162.jpg</text:a>
']</text:p>
      <text:p text:style-name="P4">
Tags: ['ВАЛЕРІЙ ГЛЄБОВ', 'ГЕРОЙ УКРАЇНИ', 'УКАЗ ПРЕЗИДЕНТА УКРАЇНИ']</text:p>
      <text:p text:style-name="P4">
Category: News</text:p>
      <!--METADATA-->
      <text:p text:style-name="P4">
<draw:frame draw:style-name="fr1" draw:name="Image415" text:anchor-type="as-char" svg:width="6.9236in" svg:height="4.12142in" draw:z-index="0">
<draw:image xlink:href="../Images/AРМІЯINFORM/2023-05-08T82-00-00-04-00/geroj-ukrayiny1-e1665826268162.jpg" xlink:type="simple" xlink:show="embed" xlink:actuate="onLoad" draw:mime-type="image/jpeg"/>
</draw:frame>
Illustrative photo</text:p>
      <text:p text:style-name="P4">
President of Ukraine Volodymyr Zelensky with his decree awarded the title(posthumously).</text:p>
      <text:p text:style-name="P4">
Про це йдеться в указі <text:a xlink:type="simple" xlink:href="https://www.president.gov.ua/documents/2632023-46685" text:style-name="Internet_20_link" text:visited-style-name="Visited_20_Internet_20_Link">
№263/2022</text:a>
.</text:p>
      <text:p text:style-name="P4">
Звання Герой України з удостоєнням ордена «Золота Зірка» присвоєно за особистумужність і героїзм, виявлені у захисті державного суверенітету татериторіальної цілісності України, самовіддане служіння Українському народу.</text:p>
      <text:p text:style-name="P4">
Нагадаємо, попереднім указом Президент України присвоїв найвище звання ГерояУкраїни полковнику <text:a xlink:type="simple" xlink:href="https://armyinform.com.ua/2023/05/08/prezydent-prysvoyiv-zvannya-geroya-ukrayiny-polkovnyku-sergiyu-sirchenku/" text:style-name="Internet_20_link" text:visited-style-name="Visited_20_Internet_20_Link">
СергіюСірченку</text:a>
, commander of a separate mechanized brigade.</text:p>
      <text:p text:style-name="P4">
News Source: <text:a xlink:type="simple" xlink:href="https://armyinform.com.ua/2023/05/08/kapitanu-valeriyu-glyebovu-prysvoyeno-zvannya-geroya-ukrayiny-posmertno/" text:style-name="Internet_20_link" text:visited-style-name="Visited_20_Internet_20_Link">
https://armyinform.com.ua/2023/05/08/kapitanu-valeriyu-glyebovu-prysvoyeno-zvannya-geroya-ukrayiny-posmertno/</text:a>
</text:p>
      <!--NEWS-->
      <text:h text:style-name="P10" text:outline-level="1">
<text:span text:style-name="T4">
The enemy comes in three directions, and in the rest holds defense</text:span>
</text:h>
      <text:p text:style-name="P4">
Author: ['АРМІЯINFORM']</text:p>
      <text:p text:style-name="P4">
Time: 2023-05-08T83:00:00-04:00</text:p>
      <text:p text:style-name="P4">
Description: Learn the Ostann, the enemy to carry out the advancing, Bakhmutsky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tanky-1.jpg" text:style-name="Internet_20_link" text:visited-style-name="Visited_20_Internet_20_Link">
tanky-1.jpg</text:a>
']</text:p>
      <text:p text:style-name="P4">
Tags: ['STOPRUSSIA', 'АГРЕСІЯ РФ', 'ВТОРГНЕННЯ РФ', 'СИЛИ ОБОРОНИ УКРАЇНИ']</text:p>
      <text:p text:style-name="P4">
Category: News</text:p>
      <!--METADATA-->
      <text:p text:style-name="P4">
<draw:frame draw:style-name="fr1" draw:name="Image416" text:anchor-type="as-char" svg:width="6.9236in" svg:height="4.611463in" draw:z-index="0">
<draw:image xlink:href="../Images/AРМІЯINFORM/2023-05-08T83-00-00-04-00/tanky-1.jpg" xlink:type="simple" xlink:show="embed" xlink:actuate="onLoad" draw:mime-type="image/jpeg"/>
</draw:frame>
In recent days, the enemy has been on offensive in the Avdeevsky, Bakhmut and Liman directions and has tactical success there. However, Timna Kupyansk, Novopavlovsky, Orikhiv and Dnieper directions are actively defense.</text:p>
      <text:p text:style-name="P4">
About this <text:a xlink:type="simple" xlink:href="https://t.me/militarymediacenter/1887" text:style-name="Internet_20_link" text:visited-style-name="Visited_20_Internet_20_Link">
it is referred</text:a>
In MilitaryMedia Center Help.</text:p>
      <text:p text:style-name="P4">
In particular, in the Donetsk direction, the enemy's main efforts concentrates the names of Bakhmut and Marinka cities, as well as on creating the conditions for locking the caps of supply to the city of Avdiivka.</text:p>
      <text:p text:style-name="P4">
In the Tavriysk direction, the enemy's main efforts focused on the management defense, preventing the consolidation of Ukrainian troops on the islands of the Dnieper Ugirli, the loss of control over the occupied borders of and andlologistic routes in the occupied territories.</text:p>
      <text:p text:style-name="P4">
In the north of the country, the enemy retains two operational groups of troops in the border areas of the Bryansk regions in order to roll Ukrainian forces and prevent their transfer to areas of active fighting.</text:p>
      <text:p text:style-name="P4">
News Source: <text:a xlink:type="simple" xlink:href="https://armyinform.com.ua/2023/05/08/vorog-nastupaye-na-troh-napryamkah-a-na-reshti-trymaye-oboronu/" text:style-name="Internet_20_link" text:visited-style-name="Visited_20_Internet_20_Link">
https://armyinform.com.ua/2023/05/08/vorog-nastupaye-na-troh-napryamkah-a-na-reshti-trymaye-oboronu/</text:a>
</text:p>
      <!--NEWS-->
      <text:h text:style-name="P10" text:outline-level="1">
<text:span text:style-name="T4">
For the transfer of intelligence to the Russian special services, Zhmerynchany received 15 years in prison</text:span>
</text:h>
      <text:p text:style-name="P4">
Author: ['АРМІЯINFORM']</text:p>
      <text:p text:style-name="P4">
Time: 2023-05-08T84:00:00-04:00</text:p>
      <text:p text:style-name="P4">
Description: In 2022, Rotsi resident of the Moscow Zhmerinka Vinnitsyo Klsti is instantly goodly drunk ... The war with Ukraine 2022, the war with Ukraine is the latest news today, the News War with Ukraine 2022 is the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zhmerynchanyn.jpg" text:style-name="Internet_20_link" text:visited-style-name="Visited_20_Internet_20_Link">
zhmerynchanyn.jpg</text:a>
']</text:p>
      <text:p text:style-name="P4">
Tags: ['STOPRUSSIA', 'АГРЕСІЯ РФ', 'КОЛАБОРАНТ']</text:p>
      <text:p text:style-name="P4">
Category: News</text:p>
      <!--METADATA-->
      <text:p text:style-name="P4">
<draw:frame draw:style-name="fr1" draw:name="Image417" text:anchor-type="as-char" svg:width="6.9236in" svg:height="3.894525in" draw:z-index="0">
<draw:image xlink:href="../Images/AРМІЯINFORM/2023-05-08T84-00-00-04-00/zhmerynchanyn.jpg" xlink:type="simple" xlink:show="embed" xlink:actuate="onLoad" draw:mime-type="image/jpeg"/>
</draw:frame>
In 2022, a resident of Zhmerynka, Vinnytsia region, deliberately and voluntarily to fulfill the tasks of special services of the aggressor state. He collected information on the deployment, number, weapons, routes of the Armed Forces of Ukraine. He also sent intelligence agents of critical and civil infrastructure in Zhmerynka.</text:p>
      <text:p text:style-name="P4">
About it <text:a xlink:type="simple" xlink:href="https://www.gp.gov.ua/ua/posts/do-15-rokiv-za-gratami-zasudzeno-zitelya-vinniccini-yakii-zlivav-rozviddani-spivrobitniku-gru-genstabu-zs-rf" text:style-name="Internet_20_link" text:visited-style-name="Visited_20_Internet_20_Link">
reports</text:a>
The press service of the Office of the Prosecutor General of Ukraine.</text:p>
      <text:p text:style-name="P4">
During the investigation, the correspondence of a man with a Russian "curator" - an employee of the Main Intelligence Management of the General Staff of the Armed Forces of the Silaw Federation was documented.</text:p>
      <text:p text:style-name="P4">
It is established that the convicted person for a cash reward sent him a requested information with geomics, photo and video files. In particular, he gave the muzzles about the location in the city authorities, protection institutions, communications and energy, railway communications.</text:p>
      <text:p text:style-name="P4">
The resident of Zhmerynka was found guilty of treason. The man was sentenced to 15 years in prison with confiscation of property.</text:p>
      <text:p text:style-name="P4">
The convicted person expected the sentence of the court in custody.</text:p>
      <text:p text:style-name="P4">
News Source: <text:a xlink:type="simple" xlink:href="https://armyinform.com.ua/2023/05/08/za-peredachu-rozviddanyh-rosijskym-speczsluzhbam-zhmerynchanyn-otrymav-15-rokiv-uvyaznennya/" text:style-name="Internet_20_link" text:visited-style-name="Visited_20_Internet_20_Link">
https://armyinform.com.ua/2023/05/08/za-peredachu-rozviddanyh-rosijskym-speczsluzhbam-zhmerynchanyn-otrymav-15-rokiv-uvyaznennya/</text:a>
</text:p>
      <!--NEWS-->
      <text:h text:style-name="P10" text:outline-level="1">
<text:span text:style-name="T4">
8 UAV shock mouth stained with the necessary equipment</text:span>
</text:h>
      <text:p text:style-name="P4">
Author: ['Тетяна Головатюк']</text:p>
      <text:p text:style-name="P4">
Time: 2023-05-08T85:00:00-04:00</text:p>
      <text:p text:style-name="P4">
Description: In Kiwi in the Mezhkhkta “Army Dronyv”, the general headquarters of the ZSU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max_0037.jpg" text:style-name="Internet_20_link" text:visited-style-name="Visited_20_Internet_20_Link">
max_0037.jpg</text:a>
', '<text:a xlink:type="simple" xlink:href="https://armyinform.com.ua/wp-content/uploads/2023/05/max_0028.jpg" text:style-name="Internet_20_link" text:visited-style-name="Visited_20_Internet_20_Link">
max_0028.jpg</text:a>
']</text:p>
      <text:p text:style-name="P4">
Tags: ['STOPRUSSIA', 'ДРОНИ']</text:p>
      <text:p text:style-name="P4">
Category: News</text:p>
      <!--METADATA-->
      <text:p text:style-name="P4">
<draw:frame draw:style-name="fr1" draw:name="Image418" text:anchor-type="as-char" svg:width="6.9236in" svg:height="3.894525in" draw:z-index="0">
<draw:image xlink:href="../Images/AРМІЯINFORM/2023-05-08T85-00-00-04-00/max_0037.jpg" xlink:type="simple" xlink:show="embed" xlink:actuate="onLoad" draw:mime-type="image/jpeg"/>
</draw:frame>
In Kiev, within the project "Army of Dron" together with the General Staff of the Armed Forces of Ukraine, eight perches of UAVs, FPV-punks of Ukrainian production and pickups were handed over to servicemen of the UAV.</text:p>
      <text:p text:style-name="P4">
Passed drones will help our defenders to fulfill the intelligence missions, adjust artillery, interact effectively with each other during the moon battles, and most importantly - to save the lives of Ukrainian soldiers. In their turn, the corpus will provide high mobility of newly created units.</text:p>
      <ul>
        <li>
Now the most technological war in the world is taking place, which needs efficient action. Creating UAV shock mouths is an unprecedented and timely time. Three UAVs that have been formed earlier already show powerful results on the front. Our task is to provide other necessary technologies,-said Viceremier-Minister of Innovation, Development of Education, Science and Technology-Minister of Digital Transformation Mikhail Fedorov.</li>
      </ul>
      <text:p text:style-name="P4">
*!This is part of the Armed Forces, which run unmanned aviation with new UAV rules, approach to training and management. They strengthen the infantry intelligence and help and help to overcome the enemy and hot spots even more efficiently.</text:p>
      <text:p text:style-name="P4">
In March, the Armed Forces already created the first three separate companies of the UAV. The units were staffed by drones, pickups and oldls.</text:p>
      <text:p text:style-name="P4">
Read also:</text:p>
      <text:p text:style-name="P4">
<text:a xlink:type="simple" xlink:href="https://armyinform.com.ua/2023/03/28/u-stolyczi-peredaly-obladnannya-dlya-pershyh-udarnyh-rot-bpla/" text:style-name="Internet_20_link" text:visited-style-name="Visited_20_Internet_20_Link">
In the capital handed out equipment for the first shock Rotbplas</text:a>
In less than two months, each of the mouths managed to show good results in the front, to destroy dozens of units of enemy technology and hundreds of invaders of the more trendy directions.</text:p>
      <text:p text:style-name="P4">
<draw:frame draw:style-name="fr1" draw:name="Image419" text:anchor-type="as-char" svg:width="6.9236in" svg:height="3.894525in" draw:z-index="0">
<draw:image xlink:href="../Images/AРМІЯINFORM/2023-05-08T85-00-00-04-00/max_0028.jpg" xlink:type="simple" xlink:show="embed" xlink:actuate="onLoad" draw:mime-type="image/jpeg"/>
</draw:frame>
- First we defended the Kyiv region and Chernihiv region, then performed a fighting in Kherson and Mykolaiv region. Subsequently, there were 3.5 months of defense of the fortressibahmut. Now we work in the Donetsk direction. Our main mission is based on solar whales-detection-experience-lowering. Our task is to be enemy home, preferably in different bags, and never returned here,-said the commander of the platoon of percussion unmanned aircraft complexes of the Magyara Birds' Birds of the 59th OMPB.- We have already purchased more than 3,000 UAV complexes. We plan 200 thousand drones this year. The task of our fighters is the destruction of the enemy and the release of the native land, and the mission of the Army of Drones is to do everything to provide the most necessary drones as much as possible, - Yuri Shchigol, Head of the State Security Service and Information Protection of Ukraine.</text:p>
      <text:p text:style-name="P4">
The preparation of military personnel of the UAV shock mouth is carried out taking into account the requirements of all kinds of troops of the Armed Forces of Ukraine.</text:p>
      <text:p text:style-name="P4">
News Source: <text:a xlink:type="simple" xlink:href="https://armyinform.com.ua/2023/05/08/8-udarnyh-rot-bpla-ukomplektuvaly-neobhidnym-obladnannyam/" text:style-name="Internet_20_link" text:visited-style-name="Visited_20_Internet_20_Link">
https://armyinform.com.ua/2023/05/08/8-udarnyh-rot-bpla-ukomplektuvaly-neobhidnym-obladnannyam/</text:a>
</text:p>
      <!--NEWS-->
      <text:h text:style-name="P10" text:outline-level="1">
<text:span text:style-name="T4">
In Kherson region, Ukrainian defenders destroyed three enemy UAVs</text:span>
</text:h>
      <text:p text:style-name="P4">
Author: ['АРМІЯINFORM']</text:p>
      <text:p text:style-name="P4">
Time: 2023-05-08T86:00:00-04:00</text:p>
      <text:p text:style-name="P4">
Description: On the Kherson region, that bombs of the wrapping command of the diped command “Piven” ... War with Ukraine 2022, war with Ukraine Latest news today, News War with Ukraine 2022 The last ones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2824753.jpg" text:style-name="Internet_20_link" text:visited-style-name="Visited_20_Internet_20_Link">
2824753.jpg</text:a>
']</text:p>
      <text:p text:style-name="P4">
Tags: ['БПЛА ZALA', 'ЛАНЦЕТ', 'ППО ЗСУ', 'ХРОНІКА ОБОРОНИ']</text:p>
      <text:p text:style-name="P4">
Category: News</text:p>
      <!--METADATA-->
      <text:p text:style-name="P4">
<draw:frame draw:style-name="fr1" draw:name="Image420" text:anchor-type="as-char" svg:width="6.9236in" svg:height="4.369813in" draw:z-index="0">
<draw:image xlink:href="../Images/AРМІЯINFORM/2023-05-08T86-00-00-04-00/2824753.jpg" xlink:type="simple" xlink:show="embed" xlink:actuate="onLoad" draw:mime-type="image/jpeg"/>
</draw:frame>
Illustrative photo</text:p>
      <text:p text:style-name="P4">
In the Kherson region, three Russian unmanned aerial vehicles were destroyed by the forces and air defense forces of the South Air Command.</text:p>
      <text:p text:style-name="P4">
About it <text:a xlink:type="simple" xlink:href="https%3A%2F%2Fwww.facebook.com%2FPvKPivden%2Fposts%2Fpfbid0LnqV8FRhFtkST9vvtrXvS9WAyo7K1WbCQ7swZuebTZgHxpgbNxmq5biByG85y7tfl&amp;show_text=true&amp;width=500" text:style-name="Internet_20_link" text:visited-style-name="Visited_20_Internet_20_Link">
reports</text:a>
South Air Command.</text:p>
      <text:p text:style-name="P4">
In particular, two Lancet DAVs and one Zala type drone.</text:p>
      <text:p text:style-name="P4">
"Let us note the effective combat work of the soldiers of the mobile fire group of the Radiotechnical Brigade named after Bohdan Khmelnitsky on the destruction of the Lancet enemy -leafye," the command said.</text:p>
      <text:p text:style-name="P4">
News Source: <text:a xlink:type="simple" xlink:href="https://armyinform.com.ua/2023/05/08/na-hersonshhyni-ukrayinski-zahysnyky-znyshhyly-try-vorozhyh-bpla/" text:style-name="Internet_20_link" text:visited-style-name="Visited_20_Internet_20_Link">
https://armyinform.com.ua/2023/05/08/na-hersonshhyni-ukrayinski-zahysnyky-znyshhyly-try-vorozhyh-bpla/</text:a>
</text:p>
      <!--NEWS-->
      <text:h text:style-name="P10" text:outline-level="1">
<text:span text:style-name="T4">
SCO warriors destroyed the enemy's machine gun in Bakhmut</text:span>
</text:h>
      <text:p text:style-name="P4">
Author: ['АРМІЯINFORM']</text:p>
      <text:p text:style-name="P4">
Time: 2023-05-08T87:00:00-04:00</text:p>
      <text:p text:style-name="P4">
Description: Chergova Zarogojena Robot Operator MTR with Rozrahunk M777. Kulemnoye was nested ... War with Ukraine 2022, the war with Ukraine is the latest news today, the war with Ukraine 2022 is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p>
      <text:p text:style-name="P4">
Tags: ['STOPRUSSIA', 'АГРЕСІЯ РФ']</text:p>
      <text:p text:style-name="P4">
Category: News</text:p>
      <!--METADATA-->
      <text:p text:style-name="P4">
Another coordinated work of MCO operators with the calculation of M777. Destroying the enemy's calculation, which fired from the high -rise building of Khkhmut.</text:p>
      <text:p text:style-name="P4">
<text:span text:style-name="T5">
Derello: [command of the Special Operations of the Ukrainian(https://www.facebook.com/usofcom)</text:span>
</text:p>
      <text:p text:style-name="P4">
News Source: <text:a xlink:type="simple" xlink:href="https://armyinform.com.ua/2023/05/08/voyiny-sso-znyshhyly-kulemetnyj-rozrahunok-protyvnyka-u-bahmuti/" text:style-name="Internet_20_link" text:visited-style-name="Visited_20_Internet_20_Link">
https://armyinform.com.ua/2023/05/08/voyiny-sso-znyshhyly-kulemetnyj-rozrahunok-protyvnyka-u-bahmuti/</text:a>
</text:p>
      <!--NEWS-->
      <text:h text:style-name="P10" text:outline-level="1">
<text:span text:style-name="T4">
Josep Borrel urged Iran to stop Russia's support in her war against Ukraine</text:span>
</text:h>
      <text:p text:style-name="P4">
Author: ['АРМІЯINFORM']</text:p>
      <text:p text:style-name="P4">
Time: 2023-05-08T88:00:00-04:00</text:p>
      <text:p text:style-name="P4">
Description: Високий представник Європейського Союзу Жозеп Боррель провів телефонну розмову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borrel.jpeg" text:style-name="Internet_20_link" text:visited-style-name="Visited_20_Internet_20_Link">
borrel.jpeg</text:a>
']</text:p>
      <text:p text:style-name="P4">
Tags: ['ЖОЗЕП БОРРЕЛЬ', 'ІРАН']</text:p>
      <text:p text:style-name="P4">
Category: News</text:p>
      <!--METADATA-->
      <text:p text:style-name="P4">
<draw:frame draw:style-name="fr1" draw:name="Image421" text:anchor-type="as-char" svg:width="6.9236in" svg:height="4.369813in" draw:z-index="0">
<draw:image xlink:href="../Images/AРМІЯINFORM/2023-05-08T88-00-00-04-00/borrel.jpeg" xlink:type="simple" xlink:show="embed" xlink:actuate="onLoad" draw:mime-type="image/jpeg"/>
</draw:frame>
The High Representative of the European Union Josep Borrel held a telephone conversation by Minister of Foreign Affairs Iran Khosin Amir Abdollachian.</text:p>
      <text:p text:style-name="P4">
He [wrote] about it(https://twitter.com/JosepBorrellF/status/1655552191510245377?ref_src=twsrc%5Etfw%7Ctwcamp%5Etweetembed%7Ctwterm%5E1655552191510245377%7Ctwgr%5Eefcf86c2499fce7c30d275601a5d386b6db51088%7Ctwcon%5Es1_&amp;ref_url=https%3A%2F%2Fwww.eurointegration.com.ua%2Fnews%2F2023%2F05%2F8%2F7161224%2F)In Twitter.</text:p>
      <text:p text:style-name="P4">
"I noted that Iran should continue this cooperation, stop Russia's support against Ukraine and stop using EU citizens in its political interests," said Josepa Borrel's post.</text:p>
      <text:p text:style-name="P4">
In addition, the parties discussed the cooperation of Tehran and IAEA.</text:p>
      <text:p text:style-name="P4">
"During a conversation with Foreign Minister, Iran Abdollachian, I resolved the execution of Sweden and Iran's citizen Habib Chaaba and asked Iran to defend the citizen of Germany and Iran Jamshid Sharmada," said Burrel.</text:p>
      <text:p text:style-name="P4">
News Source: <text:a xlink:type="simple" xlink:href="https://armyinform.com.ua/2023/05/08/zhozep-borrel-zaklykav-iran-prypynyty-pidtrymku-rosiyi-u-yiyi-vijni-proty-ukrayiny/" text:style-name="Internet_20_link" text:visited-style-name="Visited_20_Internet_20_Link">
https://armyinform.com.ua/2023/05/08/zhozep-borrel-zaklykav-iran-prypynyty-pidtrymku-rosiyi-u-yiyi-vijni-proty-ukrayiny/</text:a>
</text:p>
      <!--NEWS-->
      <text:h text:style-name="P10" text:outline-level="1">
<text:span text:style-name="T4">
The invaders curtail the activities of occupation administrations in Skadovsk - the General Staff of the Armed Forces</text:span>
</text:h>
      <text:p text:style-name="P4">
Author: ['АРМІЯINFORM']</text:p>
      <text:p text:style-name="P4">
Time: 2023-05-08T89:00:00-04:00</text:p>
      <text:p text:style-name="P4">
Description: At the SKADSK SKADOV, the Zgortannya DIYALOSTISTY DIALLY TO MISKO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5/novyj-proekt-9-632x356-1.webp" text:style-name="Internet_20_link" text:visited-style-name="Visited_20_Internet_20_Link">
novyj-proekt-9-632x356-1.webp</text:a>
']</text:p>
      <text:p text:style-name="P4">
Tags: ['АГРЕСІЯ РФ', 'ВІЙНА', 'ГЕНЕРАЛЬНИЙ ШТАБ ЗС УКРАЇНИ', 'ОПЕРАТИВНА ІНФОРМАЦІЯ']</text:p>
      <text:p text:style-name="P4">
Category: News</text:p>
      <!--METADATA-->
      <text:p text:style-name="P4">
<draw:frame draw:style-name="fr1" draw:name="Image422" text:anchor-type="as-char" svg:width="6.9236in" svg:height="3.900003in" draw:z-index="0">
<draw:image xlink:href="../ConvertedIMGs/AРМІЯINFORM/2023-05-08T89-00-00-04-00/novyj-proekt-9-632x356-1.png" xlink:type="simple" xlink:show="embed" xlink:actuate="onLoad" draw:mime-type="image/png"/>
</draw:frame>
<text:span text:style-name="T4">
<text:span text:style-name="T5">
* 🔥 Situation on Russian invasion </text:span>
</text:span>
*</text:p>
      <text:p text:style-name="P4">
In the city of Skadovsk there is a curtailment of the activity of district and city administrations.</text:p>
      <text:p text:style-name="P4">
About this <text:a xlink:type="simple" xlink:href="https%3A%2F%2Fwww.facebook.com%2FGeneralStaff.ua%2Fposts%2Fpfbid0aRdL1mTmajk7HV4qtxTrP5dR4SVE4bgPeYf7zne35UimnXwHGyAnozJNtnBsJFs7l&amp;show_text=true&amp;width=500" text:style-name="Internet_20_link" text:visited-style-name="Visited_20_Internet_20_Link">
it is referred</text:a>
In the operational information of the General Staff of the Armed Forces.</text:p>
      <text:p text:style-name="P4">
Thus, on the night of May 6 to 7, the invaders were loaded into road -documentation, office equipment and other property of state institutions, and already in the morning, 7th, together with families, the city left a considerable part of the Russian occupation administration.</text:p>
      <text:p text:style-name="P4">
"Currently, a similar situation is observed in such settlements as Mikhailivka, Petrivka, Shevchenko, Shiroke, Ulyanovka and Krasne," the message goes.</text:p>
      <text:p text:style-name="P4">
It is noted that, due to the multi -kilometer congestion in the Crimea and to the Rioniking Bridge, the documentation and looted property from the state institutions of the temporarily captured Kherson region are planned by the invaders by the navigation, with the help of a dry ship, through the port of the city of Berdyansk.</text:p>
      <text:p text:style-name="P4">
News Source: <text:a xlink:type="simple" xlink:href="https://armyinform.com.ua/2023/05/08/okupanty-zgortayut-diyalnist-okupaczijnyh-administraczij-u-skadovsku-genshtab-zsu/" text:style-name="Internet_20_link" text:visited-style-name="Visited_20_Internet_20_Link">
https://armyinform.com.ua/2023/05/08/okupanty-zgortayut-diyalnist-okupaczijnyh-administraczij-u-skadovsku-genshtab-zsu/</text:a>
</text:p>
      <!--NEWS-->
      <text:h text:style-name="P10" text:outline-level="1">
<text:span text:style-name="T4">
The Armed Forces Aircraft per day made 11 beats in the enemy's cluster areas</text:span>
</text:h>
      <text:p text:style-name="P4">
Author: ['АРМІЯINFORM']</text:p>
      <text:p text:style-name="P4">
Time: 2023-05-08T90:00:00-04:00</text:p>
      <text:p text:style-name="P4">
Description: Avіaatsіya defense forces for Dob took 11 strikes in the districts of Zserdzhennya of Especially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294278311_365161299130288_4793866583546601709_n.jpg" text:style-name="Internet_20_link" text:visited-style-name="Visited_20_Internet_20_Link">
294278311_365161299130288_4793866583546601709_n.jpg</text:a>
']</text:p>
      <text:p text:style-name="P4">
Tags: ['ГШ ЗСУ', 'ОПЕРАТИВНА ІНФОРМАЦІЯ']</text:p>
      <text:p text:style-name="P4">
Category: News</text:p>
      <!--METADATA-->
      <text:p text:style-name="P4">
<draw:frame draw:style-name="fr1" draw:name="Image423" text:anchor-type="as-char" svg:width="6.9236in" svg:height="4.50034in" draw:z-index="0">
<draw:image xlink:href="../Images/AРМІЯINFORM/2023-05-08T90-00-00-04-00/294278311_365161299130288_4793866583546601709_n.jpg" xlink:type="simple" xlink:show="embed" xlink:actuate="onLoad" draw:mime-type="image/jpeg"/>
</draw:frame>
<text:span text:style-name="T4">
<text:span text:style-name="T5">
* 🔥 Situation on Russian invasion </text:span>
</text:span>
*</text:p>
      <text:p text:style-name="P4">
Aviation of defense forces per day has struck 11 beats in the areas of concentration of personal staff and enemy military equipment.</text:p>
      <text:p text:style-name="P4">
About this <text:a xlink:type="simple" xlink:href="https%3A%2F%2Fwww.facebook.com%2FGeneralStaff.ua%2Fposts%2Fpfbid0aRdL1mTmajk7HV4qtxTrP5dR4SVE4bgPeYf7zne35UimnXwHGyAnozJNtnBsJFs7l&amp;show_text=true&amp;width=500" text:style-name="Internet_20_link" text:visited-style-name="Visited_20_Internet_20_Link">
it is referred</text:a>
In the operational information of the General Staff of the Armed Forces.</text:p>
      <text:p text:style-name="P4">
The missile troops and artillery units were struck by three areas of the Living Silers, two ammunition depots and three more important enemy goals.</text:p>
      <text:p text:style-name="P4">
In addition, during this day, our defenders <text:a xlink:type="simple" xlink:href="https://armyinform.com.ua/2023/05/08/na-hersonshhyni-ukrayinski-zahysnyky-znyshhyly-try-vorozhyh-bpla/" text:style-name="Internet_20_link" text:visited-style-name="Visited_20_Internet_20_Link">
destroyed</text:a>
Two shock UAVs type Lancet and a single -folded Zala type.</text:p>
      <text:p text:style-name="P4">
News Source: <text:a xlink:type="simple" xlink:href="https://armyinform.com.ua/2023/05/08/aviacziya-zsu-za-dobu-zavdala-11-udariv-po-rajonah-skupchennya-protyvnyka/" text:style-name="Internet_20_link" text:visited-style-name="Visited_20_Internet_20_Link">
https://armyinform.com.ua/2023/05/08/aviacziya-zsu-za-dobu-zavdala-11-udariv-po-rajonah-skupchennya-protyvnyka/</text:a>
</text:p>
      <!--NEWS-->
      <text:h text:style-name="P10" text:outline-level="1">
<text:span text:style-name="T4">
The Russian Federation comes in four directions, heavy battles are conducted by Bakhmut and Mar ’ Back</text:span>
</text:h>
      <text:p text:style-name="P4">
Author: ['АРМІЯINFORM']</text:p>
      <text:p text:style-name="P4">
Time: 2023-05-08T91:00:00-04:00</text:p>
      <text:p text:style-name="P4">
Description: The enemy is the sinking of Zoedzhuvati Major Zuill on Limansky, Bakhmutsky, ... the war with Ukraine 2022, the war with Ukraine is the latest news today, the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zsu-rszv-1.jpg" text:style-name="Internet_20_link" text:visited-style-name="Visited_20_Internet_20_Link">
zsu-rszv-1.jpg</text:a>
']</text:p>
      <text:p text:style-name="P4">
Tags: ['ГЕНЕРАЛЬНИЙ ШТАБ ЗС УКРАЇНИ', 'ОПЕРАТИВНА ІНФОРМАЦІЯ']</text:p>
      <text:p text:style-name="P4">
Category: News</text:p>
      <!--METADATA-->
      <text:p text:style-name="P4">
<draw:frame draw:style-name="fr1" draw:name="Image424" text:anchor-type="as-char" svg:width="6.9236in" svg:height="4.618041in" draw:z-index="0">
<draw:image xlink:href="../Images/AРМІЯINFORM/2023-05-08T91-00-00-04-00/zsu-rszv-1.jpg" xlink:type="simple" xlink:show="embed" xlink:actuate="onLoad" draw:mime-type="image/jpeg"/>
</draw:frame>
<text:span text:style-name="T4">
<text:span text:style-name="T5">
* 🔥 Situation on Russian invasion </text:span>
</text:span>
*</text:p>
      <text:p text:style-name="P4">
The enemy continues to focus on the main efforts on the Liman, Bakhmut, Avdiiv and Mariinsky directions - the enemy has made about 30 attacks. There are heavy battles for Bakhmut and Marinka.</text:p>
      <text:p text:style-name="P4">
About this <text:a xlink:type="simple" xlink:href="https%3A%2F%2Fwww.facebook.com%2FGeneralStaff.ua%2Fposts%2Fpfbid0aRdL1mTmajk7HV4qtxTrP5dR4SVE4bgPeYf7zne35UimnXwHGyAnozJNtnBsJFs7l&amp;show_text=true&amp;width=500" text:style-name="Internet_20_link" text:visited-style-name="Visited_20_Internet_20_Link">
it is referred</text:a>
In the operational information of the General Staff of the Armed Forces.</text:p>
      <text:p text:style-name="P4">
“Fighting in Bakhmut is ongoing. During the day, the enemy conducted an unsuccessful patronage in the directions of Ivanovo and Temporal Yar. He has caused the Aviations of Bogdanivka, Bakhmut and the Baptist. From the enemy shelling victims, Orikhovo-Vasylivka, Novomarkove, Bakhmut, Ivanivske, Yar, Stupochka, Predict, Alexander-Schultine, Diliyivka, Friendship, Iron and New York of Donetsk region, ”the General Staff of the Armed Forces said.</text:p>
      <text:p text:style-name="P4">
In the Marine direction, the enemy continues to attack the positions of defense forces. The fighting for Marinka. At the same time, hostile shelling was also suffered by Georgiyivka and Victory of Donetsk region.</text:p>
      <text:p text:style-name="P4">
In the Avdeevsky direction the enemy conducted offensive actions in the areas of Avdiivka and Pervomaisky, had no success. Fired at Novokalinovo, Berdychi, Lastochyna, Avdiivka, Severne, Vodyane, Pervomaisk and Nedaylovo Donetsk region.</text:p>
      <text:p text:style-name="P4">
The General Staff added that in the Lyman direction the enemy is trying to find weak places in our defense. He conducted offensive actions in the direction of Bigorivka, alabezing.</text:p>
      <text:p text:style-name="P4">
In the Siversky and Slobozhansky directions, the enemy maintains military incidence in border areas with Ukraine.</text:p>
      <text:p text:style-name="P4">
News Source: <text:a xlink:type="simple" xlink:href="https://armyinform.com.ua/2023/05/08/rf-nastupaye-na-chotyroh-napryamkah-vazhki-boyi-vedutsya-za-bahmut-i-maryinku/" text:style-name="Internet_20_link" text:visited-style-name="Visited_20_Internet_20_Link">
https://armyinform.com.ua/2023/05/08/rf-nastupaye-na-chotyroh-napryamkah-vazhki-boyi-vedutsya-za-bahmut-i-maryinku/</text:a>
</text:p>
      <!--NEWS-->
      <text:h text:style-name="P10" text:outline-level="1">
<text:span text:style-name="T4">
This era of the Russians caused 11 rocket and 59 aviation blows in Ukraine</text:span>
</text:h>
      <text:p text:style-name="P4">
Author: ['АРМІЯINFORM']</text:p>
      <text:p text:style-name="P4">
Time: 2023-05-08T92:00:00-04:00</text:p>
      <text:p text:style-name="P4">
Description: The opponent of the capture of 11 rocket launchers, 59 AVIAUDARIV TO HAVELISH 76 POSTRILIV W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2022-10-31-raketnyj-udar-po-harkivshhyni.jpg" text:style-name="Internet_20_link" text:visited-style-name="Visited_20_Internet_20_Link">
2022-10-31-raketnyj-udar-po-harkivshhyni.jpg</text:a>
']</text:p>
      <text:p text:style-name="P4">
Tags: ['ВІЙНА', 'ГЕНЕРАЛЬНИЙ ШТАБ ЗС УКРАЇНИ', 'ОПЕРАТИВНА ІНФОРМАЦІЯ']</text:p>
      <text:p text:style-name="P4">
Category: News</text:p>
      <!--METADATA-->
      <text:p text:style-name="P4">
<draw:frame draw:style-name="fr1" draw:name="Image425" text:anchor-type="as-char" svg:width="6.9236in" svg:height="3.893007in" draw:z-index="0">
<draw:image xlink:href="../Images/AРМІЯINFORM/2023-05-08T92-00-00-04-00/2022-10-31-raketnyj-udar-po-harkivshhyni.jpg" xlink:type="simple" xlink:show="embed" xlink:actuate="onLoad" draw:mime-type="image/jpeg"/>
</draw:frame>
<text:span text:style-name="T4">
<text:span text:style-name="T5">
* 🔥 Situation on Russian invasion </text:span>
</text:span>
*</text:p>
      <text:p text:style-name="P4">
During the day, the enemy struck 11 rocket launchers, 59 aircraft and made 76 tunes from rocket launchers.</text:p>
      <text:p text:style-name="P4">
About this <text:a xlink:type="simple" xlink:href="https%3A%2F%2Fwww.facebook.com%2FGeneralStaff.ua%2Fposts%2Fpfbid0aRdL1mTmajk7HV4qtxTrP5dR4SVE4bgPeYf7zne35UimnXwHGyAnozJNtnBsJFs7l&amp;show_text=true&amp;width=500" text:style-name="Internet_20_link" text:visited-style-name="Visited_20_Internet_20_Link">
it is referred</text:a>
In the operational information of the General Staff of the Armed Forces.</text:p>
      <text:p text:style-name="P4">
As a result of hostile shelling, civilians were injured, private dwellings and other civilian infrastructure were destroyed.</text:p>
      <text:p text:style-name="P4">
“The Russian Federation continues to wage the invading war. Despite significant losses, it does not give up plans for the occupation of our territory. It causes firing at both the military and civilians, ”the message goes.</text:p>
      <text:p text:style-name="P4">
The Armed Forces General Staff added that the likelihood of missile and aviation charters all the territory of Ukraine remains high.</text:p>
      <text:p text:style-name="P4">
News Source: <text:a xlink:type="simple" xlink:href="https://armyinform.com.ua/2023/05/08/cziyeyi-doby-rosiyany-zavdaly-11-raketnyh-ta-59-aviaczijnyh-udariv-po-ukrayini/" text:style-name="Internet_20_link" text:visited-style-name="Visited_20_Internet_20_Link">
https://armyinform.com.ua/2023/05/08/cziyeyi-doby-rosiyany-zavdaly-11-raketnyh-ta-59-aviaczijnyh-udariv-po-ukrayini/</text:a>
</text:p>
      <!--NEWS-->
      <text:h text:style-name="P10" text:outline-level="1">
<text:span text:style-name="T4">
In Chernihiv, members of the families of dead heroes were honored</text:span>
</text:h>
      <text:p text:style-name="P4">
Author: ['Ігор Березинський']</text:p>
      <text:p text:style-name="P4">
Time: 2023-05-08T93:00:00-04:00</text:p>
      <text:p text:style-name="P4">
Description: At the CherniGivskiy Region Vіskovy Admiynsky Orders “For Husiness” III steps ... War with Ukraine 2022, War with Ukraine Latest News today, War with Ukraine 2022 The last ones today, will there be a war between Ukraine and Russia and when, the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01-1-1.jpg" text:style-name="Internet_20_link" text:visited-style-name="Visited_20_Internet_20_Link">
01-1-1.jpg</text:a>
', '<text:a xlink:type="simple" xlink:href="https://armyinform.com.ua/wp-content/uploads/2023/05/02-1-1-150x150.jpg" text:style-name="Internet_20_link" text:visited-style-name="Visited_20_Internet_20_Link">
02-1-1-150x150.jpg</text:a>
', '<text:a xlink:type="simple" xlink:href="https://armyinform.com.ua/wp-content/uploads/2023/05/03-1-2-150x150.jpg" text:style-name="Internet_20_link" text:visited-style-name="Visited_20_Internet_20_Link">
03-1-2-150x150.jpg</text:a>
', '<text:a xlink:type="simple" xlink:href="https://armyinform.com.ua/wp-content/uploads/2023/05/04-1-2-150x150.jpg" text:style-name="Internet_20_link" text:visited-style-name="Visited_20_Internet_20_Link">
04-1-2-150x150.jpg</text:a>
', '<text:a xlink:type="simple" xlink:href="https://armyinform.com.ua/wp-content/uploads/2023/05/05-1-2-150x150.jpg" text:style-name="Internet_20_link" text:visited-style-name="Visited_20_Internet_20_Link">
05-1-2-150x150.jpg</text:a>
', '<text:a xlink:type="simple" xlink:href="https://armyinform.com.ua/wp-content/uploads/2023/05/06-1-1-150x150.jpg" text:style-name="Internet_20_link" text:visited-style-name="Visited_20_Internet_20_Link">
06-1-1-150x150.jpg</text:a>
', '<text:a xlink:type="simple" xlink:href="https://armyinform.com.ua/wp-content/uploads/2023/05/07-3-150x150.jpg" text:style-name="Internet_20_link" text:visited-style-name="Visited_20_Internet_20_Link">
07-3-150x150.jpg</text:a>
']</text:p>
      <text:p text:style-name="P4">
Tags: ['STOPRUSSIA', 'АГРЕСІЯ РФ']</text:p>
      <text:p text:style-name="P4">
Category: News</text:p>
      <!--METADATA-->
      <text:p text:style-name="P4">
<draw:frame draw:style-name="fr1" draw:name="Image426" text:anchor-type="as-char" svg:width="6.9236in" svg:height="4.617987in" draw:z-index="0">
<draw:image xlink:href="../Images/AРМІЯINFORM/2023-05-08T93-00-00-04-00/01-1-1.jpg" xlink:type="simple" xlink:show="embed" xlink:actuate="onLoad" draw:mime-type="image/jpeg"/>
</draw:frame>
In the Chernihiv Regional Military Administration, the Order of Courage II and III.(posthumously)wives, mothers, children, parents and other closest relatives were received by 13 soldiers who died during the Russian-Ukrainian.</text:p>
      <text:p text:style-name="P4">
<text:a xlink:type="simple" xlink:href="https://armyinform.com.ua/wp-content/uploads/2023/05/02-1-1.jpg" text:style-name="Internet_20_link" text:visited-style-name="Visited_20_Internet_20_Link">
!(Images/AРМІЯINFORM/2023-05-08T93-00-00-04-00/02-1-1-150x150.jpg)</text:a>
</text:p>
      <text:p text:style-name="P4">
<text:a xlink:type="simple" xlink:href="https://armyinform.com.ua/wp-content/uploads/2023/05/03-1-2.jpg" text:style-name="Internet_20_link" text:visited-style-name="Visited_20_Internet_20_Link">
<draw:frame draw:style-name="fr1" draw:name="Image427" text:anchor-type="as-char" svg:width="6.9236in" svg:height="6.9236in" draw:z-index="0">
<draw:image xlink:href="../Images/AРМІЯINFORM/2023-05-08T93-00-00-04-00/03-1-2-150x150.jpg" xlink:type="simple" xlink:show="embed" xlink:actuate="onLoad" draw:mime-type="image/jpeg"/>
</draw:frame>
</text:a>
</text:p>
      <text:p text:style-name="P4">
<text:a xlink:type="simple" xlink:href="https://armyinform.com.ua/wp-content/uploads/2023/05/04-1-2.jpg" text:style-name="Internet_20_link" text:visited-style-name="Visited_20_Internet_20_Link">
<draw:frame draw:style-name="fr1" draw:name="Image428" text:anchor-type="as-char" svg:width="6.9236in" svg:height="6.9236in" draw:z-index="0">
<draw:image xlink:href="../Images/AРМІЯINFORM/2023-05-08T93-00-00-04-00/04-1-2-150x150.jpg" xlink:type="simple" xlink:show="embed" xlink:actuate="onLoad" draw:mime-type="image/jpeg"/>
</draw:frame>
</text:a>
Such honors were presented to the families of fallen soldiers Ova Vyacheslav Chaus.</text:p>
      <text:p text:style-name="P4">
<text:a xlink:type="simple" xlink:href="https://armyinform.com.ua/wp-content/uploads/2023/05/05-1-2.jpg" text:style-name="Internet_20_link" text:visited-style-name="Visited_20_Internet_20_Link">
!(Images/AРМІЯINFORM/2023-05-08T93-00-00-04-00/05-1-2-150x150.jpg)</text:a>
</text:p>
      <text:p text:style-name="P4">
<text:a xlink:type="simple" xlink:href="https://armyinform.com.ua/wp-content/uploads/2023/05/06-1-1.jpg" text:style-name="Internet_20_link" text:visited-style-name="Visited_20_Internet_20_Link">
<draw:frame draw:style-name="fr1" draw:name="Image429" text:anchor-type="as-char" svg:width="6.9236in" svg:height="6.9236in" draw:z-index="0">
<draw:image xlink:href="../Images/AРМІЯINFORM/2023-05-08T93-00-00-04-00/06-1-1-150x150.jpg" xlink:type="simple" xlink:show="embed" xlink:actuate="onLoad" draw:mime-type="image/jpeg"/>
</draw:frame>
</text:a>
</text:p>
      <text:p text:style-name="P4">
<text:a xlink:type="simple" xlink:href="https://armyinform.com.ua/wp-content/uploads/2023/05/07-3.jpg" text:style-name="Internet_20_link" text:visited-style-name="Visited_20_Internet_20_Link">
<draw:frame draw:style-name="fr1" draw:name="Image430" text:anchor-type="as-char" svg:width="6.9236in" svg:height="6.9236in" draw:z-index="0">
<draw:image xlink:href="../Images/AРМІЯINFORM/2023-05-08T93-00-00-04-00/07-3-150x150.jpg" xlink:type="simple" xlink:show="embed" xlink:actuate="onLoad" draw:mime-type="image/jpeg"/>
</draw:frame>
</text:a>
- Today we honor the heroes who have given our lives for our freedom, a volute independence. Unfortunately, the war takes the best, but your family and loved ones will always be with us. It's not just your loss, it's a loss of each of us. And we will definitely win in this cruel war, - said Vyacheslav Chaus.</text:p>
      <text:p text:style-name="P4">
_ <text:span text:style-name="T4">
 Author's photo </text:span>
 _</text:p>
      <text:p text:style-name="P4">
News Source: <text:a xlink:type="simple" xlink:href="https://armyinform.com.ua/2023/05/08/u-chernigovi-vshanuvaly-chleniv-rodyn-zagyblyh-geroyiv/" text:style-name="Internet_20_link" text:visited-style-name="Visited_20_Internet_20_Link">
https://armyinform.com.ua/2023/05/08/u-chernigovi-vshanuvaly-chleniv-rodyn-zagyblyh-geroyiv/</text:a>
</text:p>
      <!--NEWS-->
      <text:h text:style-name="P10" text:outline-level="1">
<text:span text:style-name="T4">
Russians have a tactical task to capture Marinka and block the logistics supply of Avdiivka - Valery Shershen</text:span>
</text:h>
      <text:p text:style-name="P4">
Author: ['Оксана Іванець']</text:p>
      <text:p text:style-name="P4">
Time: 2023-05-08T94:00:00-04:00</text:p>
      <text:p text:style-name="P4">
Description: At the Tavriyskoye, the Vorog was a sinking Zuzhevati Zuill on the upcoming dies ... The war with Ukraine 2022, the war with Ukraine is the latest news today, the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shershen.jpg" text:style-name="Internet_20_link" text:visited-style-name="Visited_20_Internet_20_Link">
shershen.jpg</text:a>
']</text:p>
      <text:p text:style-name="P4">
Tags: ['STOPRUSSIA', 'АГРЕСІЯ РФ']</text:p>
      <text:p text:style-name="P4">
Category: News</text:p>
      <!--METADATA-->
      <text:p text:style-name="P4">
<draw:frame draw:style-name="fr1" draw:name="Image431" text:anchor-type="as-char" svg:width="6.9236in" svg:height="3.921331in" draw:z-index="0">
<draw:image xlink:href="../Images/AРМІЯINFORM/2023-05-08T94-00-00-04-00/shershen.jpg" xlink:type="simple" xlink:show="embed" xlink:actuate="onLoad" draw:mime-type="image/jpeg"/>
</draw:frame>
In the Tavria direction, the enemy continues to focus on the offensive events in the Marinka and Avdiivka area. In the Zaporizhzhya direction, the invaders are active defense in the Novopavlivka area and Orikhove. Valery Shershn, Valery Shershn, reported this about it.</text:p>
      <text:p text:style-name="P4">
According to the speaker, the Russians have a tactical task to capture Marinka Tasblot to Avdiivka's logistics supply.</text:p>
      <ul>
        <li>
During the last day, the enemy 26 times attacked Ukrainian positions in the Tavriya direction. 376 shelling was recorded, including more than 20 settlements. As a result, locals, civilian and critical infrastructure were destroyed. The enemy was inflicted on 13 Aviar, - said Valery Shershn.</li>
      </ul>
      <text:p text:style-name="P4">
In turn, the defense forces gave a decent response to the occupiers - the Ukrainian units completed 644 combat missions, resulting in the enemy lost and wounded personnel near the company, destroyed 16 single -military weapons and enemy equipment.</text:p>
      <text:p text:style-name="P4">
In addition, the spokesman of the united Press Center of Defense forces of Tavriyskaya was that in the Zaporozhye direction among the invaders prevail in panic moods - they leave the squeezed positions and intimidate the locals of the counter -offensive Ukrainian troops.</text:p>
      <ul>
        <li>
Everyone who is in the forced occupation has the sole purpose at the moment - to save their lives. It is necessary to be as careful as possible, to once again not to simulate the eyes of the Russian military, so that not to be forcibly exported by the suction of Russia, or not to suffer from the actions of the invaders, - said Valeriaschn.</li>
      </ul>
      <text:p text:style-name="P4">
News Source: <text:a xlink:type="simple" xlink:href="https://armyinform.com.ua/2023/05/08/rosiyany-mayut-taktychne-zavdannya-zahopyty-maryinku-ta-zablokuvaty-logistychne-postachannya-avdiyivky-valerij-shershen/" text:style-name="Internet_20_link" text:visited-style-name="Visited_20_Internet_20_Link">
https://armyinform.com.ua/2023/05/08/rosiyany-mayut-taktychne-zavdannya-zahopyty-maryinku-ta-zablokuvaty-logistychne-postachannya-avdiyivky-valerij-shershen/</text:a>
</text:p>
      <!--NEWS-->
      <text:h text:style-name="P10" text:outline-level="1">
<text:span text:style-name="T4">
Lithuanian President called for increased assistance to Ukraine and EU security funding</text:span>
</text:h>
      <text:p text:style-name="P4">
Author: ['АРМІЯINFORM']</text:p>
      <text:p text:style-name="P4">
Time: 2023-05-08T95:00:00-04:00</text:p>
      <text:p text:style-name="P4">
Description: Lithuania President Gitanas Nauceda, jaming Zbilshiti Fіnanovskov Pidnskiykh Ukrainian, and such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fvm9axdwyam3xx6.jpg" text:style-name="Internet_20_link" text:visited-style-name="Visited_20_Internet_20_Link">
fvm9axdwyam3xx6.jpg</text:a>
']</text:p>
      <text:p text:style-name="P4">
Tags: ['АГРЕСІЯ РФ', 'ВІЙНА', 'ПРЕЗИДЕНТ ЛИТВИ ГІТАНАС НАУСЕДА', 'СВІТ ПІДТРИМУЄ УКРАЇНУ']</text:p>
      <text:p text:style-name="P4">
Category: News</text:p>
      <!--METADATA-->
      <text:p text:style-name="P4">
<draw:frame draw:style-name="fr1" draw:name="Image432" text:anchor-type="as-char" svg:width="6.9236in" svg:height="4.619132in" draw:z-index="0">
<draw:image xlink:href="../Images/AРМІЯINFORM/2023-05-08T95-00-00-04-00/fvm9axdwyam3xx6.jpg" xlink:type="simple" xlink:show="embed" xlink:actuate="onLoad" draw:mime-type="image/jpeg"/>
</draw:frame>
Lithuania President Hitanas Nauseda called for increased financial support for Ukraine and EU security funding.</text:p>
      <text:p text:style-name="P4">
He <text:a xlink:type="simple" xlink:href="https://twitter.com/GitanasNauseda/status/1655563315249135617" text:style-name="Internet_20_link" text:visited-style-name="Visited_20_Internet_20_Link">
said</text:a>
In a conversation with the European Commissioner from the budget and administration of the yannes ghan.</text:p>
      <text:p text:style-name="P4">
“A productive meeting with Johannes Gan. It is important to ensure adequate financing for sustainable development, economic transformation and safety. Alenai priority is the increase in Ukraine's financial support for residual Russian aggression and victory in the war, ”the testimony reads.</text:p>
      <text:p text:style-name="P4">
News Source: <text:a xlink:type="simple" xlink:href="https://armyinform.com.ua/2023/05/08/prezydent-lytvy-zaklykav-zbilshyty-dopomogu-ukrayini-i-finansuvannya-bezpeky-yes/" text:style-name="Internet_20_link" text:visited-style-name="Visited_20_Internet_20_Link">
https://armyinform.com.ua/2023/05/08/prezydent-lytvy-zaklykav-zbilshyty-dopomogu-ukrayini-i-finansuvannya-bezpeky-yes/</text:a>
</text:p>
      <!--NEWS-->
      <text:h text:style-name="P10" text:outline-level="1">
<text:span text:style-name="T4">
President of Ukraine: The successes of Ukrainians in defense against Russian aggression are an antidote against other aggression</text:span>
</text:h>
      <text:p text:style-name="P4">
Author: ['АРМІЯINFORM']</text:p>
      <text:p text:style-name="P4">
Time: 2023-05-08T96:00:00-04:00</text:p>
      <text:p text:style-name="P4">
Description: Assumptions Ukrainians in the defense of the opposite aggression - clearly, antidote of the opposite ... War with Ukraine 2022, war with Ukraine Latest news today, News War with Ukraine 2022 The last ones for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78457fdcc6c177385d0310f0dea30fc4_1683571287_extra_large.png" text:style-name="Internet_20_link" text:visited-style-name="Visited_20_Internet_20_Link">
78457fdcc6c177385d0310f0dea30fc4_1683571287_extra_large.png</text:a>
']</text:p>
      <text:p text:style-name="P4">
Tags: ['ВОЛОДИМИР ЗЕЛЕНСЬКИЙ', 'ЗВЕРНЕННЯ', 'ПРЕЗИДЕНТ УКРАЇНИ']</text:p>
      <text:p text:style-name="P4">
Category: News</text:p>
      <!--METADATA-->
      <text:p text:style-name="P4">
<draw:frame draw:style-name="fr1" draw:name="Image433" text:anchor-type="as-char" svg:width="6.9236in" svg:height="3.865677in" draw:z-index="0">
<draw:image xlink:href="../Images/AРМІЯINFORM/2023-05-08T96-00-00-04-00/78457fdcc6c177385d0310f0dea30fc4_1683571287_extra_large.png" xlink:type="simple" xlink:show="embed" xlink:actuate="onLoad" draw:mime-type="image/png"/>
</draw:frame>
The success of Ukrainians in defense against Russian aggression is, unambiguously, anti -Dotto protruding of other aggression. The world must see that the free people are able to protect the grave from the invaders.</text:p>
      <text:p text:style-name="P4">
President of Ukraine Volodymyr Zelenskyy <text:a xlink:type="simple" xlink:href="https://www.president.gov.ua/news/uspihi-ukrayinciv-v-oboroni-proti-rosijskoyi-agresiyi-ce-ant-82769" text:style-name="Internet_20_link" text:visited-style-name="Visited_20_Internet_20_Link">
said</text:a>
In their address to Ukrainians.</text:p>
      <text:p text:style-name="P4">
“We can - so others will be able to. If they act as boldly, so self -tamping and as well with other free peoples. Thank you to every cheuvino who gives Ukraine this result!Thank you to every partner who helps the warriors that is needed for efficiency!” - This is a testament.</text:p>
      <text:p text:style-name="P4">
The head of state thanked the defenders for the protection of the Ukrainian sky and territories.</text:p>
      <text:p text:style-name="P4">
“First of all, I want to thank our soldiers. Those who protect the Ukrainian sky, andim, who beats for the sake of Ukraine on the forefront.</text:p>
      <text:p text:style-name="P4">
Our defenders of the sky are fighters of the Air Force and other troops who have involved defense against rockets and Shahmed terrorists - these days are just fellows!Not only inspire us. Partners see what Ukrainians are capable of, what weapons are in our hands, which we are effective for us when we are acting for our common security, ”he said.</text:p>
      <text:p text:style-name="P4">
The President of Ukraine noted the soldiers of the 96th Kiev anti-aircraft missile brigade.</text:p>
      <text:p text:style-name="P4">
“Of course, today, as always, I thank our units that fight the most cruel destinations. Marinka, Bakhmut, Avdiivka ... I thank everyone who protects Ukraine there for bravery and sustainability!The occupiers have re-arranged from their leaders some regular tasks to move somewhere for sure to give ... Well, it means only that despite any dates of our heroes, as always, to destroy the occupier, ”Vladimir Zelensky added.</text:p>
      <text:p text:style-name="P4">
News Source: <text:a xlink:type="simple" xlink:href="https://armyinform.com.ua/2023/05/08/prezydent-ukrayiny-uspihy-ukrayincziv-v-oboroni-proty-agresiyi-rf-cze-antydot-proty-inshyh-agresij/" text:style-name="Internet_20_link" text:visited-style-name="Visited_20_Internet_20_Link">
https://armyinform.com.ua/2023/05/08/prezydent-ukrayiny-uspihy-ukrayincziv-v-oboroni-proty-agresiyi-rf-cze-antydot-proty-inshyh-agresij/</text:a>
</text:p>
      <!--NEWS-->
      <text:h text:style-name="P10" text:outline-level="1">
<text:span text:style-name="T4">
The Verkhovna Rada discussed the issues of financial security and payment of additional remuneration to the military</text:span>
</text:h>
      <text:p text:style-name="P4">
Author: ['АРМІЯINFORM']</text:p>
      <text:p text:style-name="P4">
Time: 2023-05-08T97:00:00-04:00</text:p>
      <text:p text:style-name="P4">
Description: The Verkhovniy Radi Ukrainian was discussed by the panteen of the penny of forgetting Taplaty Dodatkovo ... The war with Ukraine 2022, the war with Ukraine is the latest news today, the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2023-05-08_134128.png" text:style-name="Internet_20_link" text:visited-style-name="Visited_20_Internet_20_Link">
2023-05-08_134128.png</text:a>
']</text:p>
      <text:p text:style-name="P4">
Tags: ['STOPRUSSIA', 'АГРЕСІЯ РФ', 'ВЕРХОВНА РАДА УКРАЇНИ', 'ВТОРГНЕННЯ РФ']</text:p>
      <text:p text:style-name="P4">
Category: News</text:p>
      <!--METADATA-->
      <text:p text:style-name="P4">
<draw:frame draw:style-name="fr1" draw:name="Image434" text:anchor-type="as-char" svg:width="6.9236in" svg:height="4.992981in" draw:z-index="0">
<draw:image xlink:href="../Images/AРМІЯINFORM/2023-05-08T97-00-00-04-00/2023-05-08_134128.png" xlink:type="simple" xlink:show="embed" xlink:actuate="onLoad" draw:mime-type="image/png"/>
</draw:frame>
Illustrative photo</text:p>
      <text:p text:style-name="P4">
The Verkhovna Rada of Ukraine discussed the issues of financial security and payment of the military remuneration.</text:p>
      <text:p text:style-name="P4">
About it <text:a xlink:type="simple" xlink:href="https://www.rada.gov.ua/news/razom/236240.html" text:style-name="Internet_20_link" text:visited-style-name="Visited_20_Internet_20_Link">
reported</text:a>
VRU press service.</text:p>
      <text:p text:style-name="P4">
Yes, the participants discussed a set of issues, in particular, regarding:</text:p>
      <ul>
        <li>
raising the level of wages to persons called for conscript military service(not lower than the minimum wage level); * Increasing the size of scholarships to cadets of higher military institutions and educational institutions having military training units(not lower than the level of scholarships of civilian universities); * raising the level of money supply of instructors; * unifying the remuneration of servicemen of all structures of defense and safety forces in the context(order)cash; * payments of additional remuneration, in particular, the creation of legislative grounds for incentive payments for the offensive.</li>
      </ul>
      <text:p text:style-name="P4">
The working group also discussed the problematic issues of compensation for members of the families of servicemen who are considered missing and indexation of pensions to servicemen. In addition, it was proposed to regulate the issues of registration in military units of vehicles with right -handed steering during the period of martial law and simplify the procedure for writing appropriate equipment.</text:p>
      <text:p text:style-name="P4">
Separately discussed the issue of dismissal from military service of some categorical services.</text:p>
      <text:p text:style-name="P4">
As it is noted, the result of the joint work should be the so -called "stimulation package" of legislative changes in ordering these issues.</text:p>
      <text:p text:style-name="P4">
The working group includes, in particular, representatives of the Ministry of Defense, the General Staff of the Armed Forces, the Foreign Intelligence Service of Ukraine, the Security Service of Ukraine, the GUR MU.</text:p>
      <text:p text:style-name="P4">
News Source: <text:a xlink:type="simple" xlink:href="https://armyinform.com.ua/2023/05/08/robocha-grupa-obgovoryla-pytannya-groshovogo-zabezpechennya-ta-vyplaty-dodatkovoyi-vynagorody-vijskovym/" text:style-name="Internet_20_link" text:visited-style-name="Visited_20_Internet_20_Link">
https://armyinform.com.ua/2023/05/08/robocha-grupa-obgovoryla-pytannya-groshovogo-zabezpechennya-ta-vyplaty-dodatkovoyi-vynagorody-vijskovym/</text:a>
</text:p>
      <!--NEWS-->
      <text:h text:style-name="P10" text:outline-level="1">
<text:span text:style-name="T4">
Ukraine is preparing a special system of action that will help to exchanging the territories faster</text:span>
</text:h>
      <text:p text:style-name="P4">
Author: ['АРМІЯINFORM']</text:p>
      <text:p text:style-name="P4">
Time: 2023-05-08T98:00:00-04:00</text:p>
      <text:p text:style-name="P4">
Description: President of Ukraine Volodymyr Zelensky at Vechirnoma Zverninni Vice, Scho Proviv Narada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162894-1_large.jpg" text:style-name="Internet_20_link" text:visited-style-name="Visited_20_Internet_20_Link">
162894-1_large.jpg</text:a>
']</text:p>
      <text:p text:style-name="P4">
Tags: ['ВОЛОДИМИР ЗЕЛЕНСЬКИЙ', 'ЗВЕРНЕННЯ', 'ПРЕЗИДЕНТ УКРАЇНИ']</text:p>
      <text:p text:style-name="P4">
Category: News</text:p>
      <!--METADATA-->
      <text:p text:style-name="P4">
<draw:frame draw:style-name="fr1" draw:name="Image435" text:anchor-type="as-char" svg:width="6.9236in" svg:height="3.956343in" draw:z-index="0">
<draw:image xlink:href="../Images/AРМІЯINFORM/2023-05-08T98-00-00-04-00/162894-1_large.jpg" xlink:type="simple" xlink:show="embed" xlink:actuate="onLoad" draw:mime-type="image/jpeg"/>
</draw:frame>
President of Ukraine Volodymyr Zelensky in the evening address reported that he had made a meeting on demining in Ukraine.</text:p>
      <text:p text:style-name="P4">
About it <text:a xlink:type="simple" xlink:href="https://www.president.gov.ua/news/uspihi-ukrayinciv-v-oboroni-proti-rosijskoyi-agresiyi-ce-ant-82769" text:style-name="Internet_20_link" text:visited-style-name="Visited_20_Internet_20_Link">
reports</text:a>
Office of the President of Ukraine.</text:p>
      <text:p text:style-name="P4">
He noted that Ukraine is preparing a special system of action that will help to change the territory faster after de -occupation.</text:p>
      <text:p text:style-name="P4">
“As of now, more than 170 thousand square kilometers of our territory are wrapped in mines and ammunition that have not been broken. In general, this is evaluated by the participation limits quite unpleasant - they say, it takes decades to understand such a threat. We have to do it much faster. We also prepare a special system of action, which will help to change the new area of postcourse faster. We are actively working with partners to increase our possibleness. In technique, in the preparation of sappers and pyrotechnics. With all in the world who has experience, who has technologies, who has financial capabilities for support, we will cooperate to make Ukraine again clean red -Russian mines, ”the head of state said.</text:p>
      <text:p text:style-name="P4">
Volodymyr Zelensky held another meeting - a security, which concerns the development of a fundamental new concept of security for Ukraine.</text:p>
      <text:p text:style-name="P4">
“We will answer all the country's security questions comprehensively. At the legislative level, at the level of government decisions, in specific practical issues. From protecting the border to new safety conditions for schools, from infrastructure security for the safety of the economy to the real ability to guarantee our people such protection against terror, which have the most advanced states of the world. All this will be presented. All this will be realized, ”the President of Ukraine assured.</text:p>
      <text:p text:style-name="P4">
News Source: <text:a xlink:type="simple" xlink:href="https://armyinform.com.ua/2023/05/08/ukrayina-gotuye-speczialnu-systemu-dij-yaka-dopomozhe-shvydshe-rozminovuvaty-terytoriyi/" text:style-name="Internet_20_link" text:visited-style-name="Visited_20_Internet_20_Link">
https://armyinform.com.ua/2023/05/08/ukrayina-gotuye-speczialnu-systemu-dij-yaka-dopomozhe-shvydshe-rozminovuvaty-terytoriyi/</text:a>
</text:p>
      <!--NEWS-->
      <text:h text:style-name="P10" text:outline-level="1">
<text:span text:style-name="T4">
German Ambassador on Pam ’</text:span>
</text:h>
      <text:p text:style-name="P4">
Author: ['АРМІЯINFORM']</text:p>
      <text:p text:style-name="P4">
Time: 2023-05-08T99:00:00-04:00</text:p>
      <text:p text:style-name="P4">
Description: Ambassador of Nimuccini to Ukrainian Anka Feldguzen at the Pam'yati Day, the reconciliation of Vidvіdal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fvnrvvgxsayfgx6.jpg" text:style-name="Internet_20_link" text:visited-style-name="Visited_20_Internet_20_Link">
fvnrvvgxsayfgx6.jpg</text:a>
']</text:p>
      <text:p text:style-name="P4">
Tags: ['АНКА ФЕЛЬДГУЗЕН', 'МОЩУН']</text:p>
      <text:p text:style-name="P4">
Category: News</text:p>
      <!--METADATA-->
      <text:p text:style-name="P4">
<draw:frame draw:style-name="fr1" draw:name="Image436" text:anchor-type="as-char" svg:width="6.9236in" svg:height="6.772853in" draw:z-index="0">
<draw:image xlink:href="../Images/AРМІЯINFORM/2023-05-08T99-00-00-04-00/fvnrvvgxsayfgx6.jpg" xlink:type="simple" xlink:show="embed" xlink:actuate="onLoad" draw:mime-type="image/jpeg"/>
</draw:frame>
Ambassador of Germany to Ukraine Anka Felguzen on the Day of Remembrance and Reconciliation, visited the victim during the war of the village <text:a xlink:type="simple" xlink:href="https://armyinform.com.ua/2023/03/21/bytva-za-moshhun-stala-odnym-iz-perelomnyh-momentiv-v-istoriyi-suchasnoyi-ukrayiny-glava-derzhavy/" text:style-name="Internet_20_link" text:visited-style-name="Visited_20_Internet_20_Link">
Moshchun</text:a>
UKIiv region.</text:p>
      <text:p text:style-name="P4">
About it <text:a xlink:type="simple" xlink:href="https://twitter.com/AnkaFeldhusen/status/1655613107828408320" text:style-name="Internet_20_link" text:visited-style-name="Visited_20_Internet_20_Link">
wrote</text:a>
In Twitter.</text:p>
      <text:p text:style-name="P4">
“The shot trees are like memorials where so many people were killed, protecting their native land in March 2022. In 1943, a linefront was held here between the Red Army and the Wehrmacht. It is here that today I honor the Second World War 78 years ago, ”the message reads.</text:p>
      <text:p text:style-name="Quotations">

<text:p text:style-name="P4">
Moshchun: The shot trees are like memorials where so many people were killed,&gt;
 protecting their native land in March 2022. In 1943, the front line was held here between the Red Army and the Wehrmacht. It was here that I honored&gt;
 the end of World War II 78 years ago.&gt;
 <text:a xlink:type="simple" xlink:href="https://t.co/9QN9W277aT" text:style-name="Internet_20_link" text:visited-style-name="Visited_20_Internet_20_Link">
Pic.twitter.com/9qn9w2777at</text:a>
&gt;
&gt;
 - Duck Feldhusen(@Ankafeldhusen)<text:a xlink:type="simple" xlink:href="https://twitter.com/AnkaFeldhusen/status/1655613107828408320" text:style-name="Internet_20_link" text:visited-style-name="Visited_20_Internet_20_Link">
May 8,&gt;
 2023</text:a>
</text:p>

</text:p>
      <text:p text:style-name="P4">
News Source: <text:a xlink:type="simple" xlink:href="https://armyinform.com.ua/2023/05/08/posol-nimechchyny-u-den-pamyati-ta-prymyrennya-vidvidala-selo-moshhun/" text:style-name="Internet_20_link" text:visited-style-name="Visited_20_Internet_20_Link">
https://armyinform.com.ua/2023/05/08/posol-nimechchyny-u-den-pamyati-ta-prymyrennya-vidvidala-selo-moshhun/</text:a>
</text:p>
      <!--NEWS-->
      <text:h text:style-name="P10" text:outline-level="1">
<text:span text:style-name="T4">
UPL: 26th round will start at Dynamo Stadium named after Lobanovsky</text:span>
</text:h>
      <text:p text:style-name="P4">
Authors: Ukrinform (Person)</text:p>
      <text:p text:style-name="P4">
Publisher: Укринформ (Organization)</text:p>
      <text:p text:style-name="P4">
Published Time: 2023-05-09T-32:18:19+03:00</text:p>
      <text:p text:style-name="P4">
Modified Time: 2023-05-09T00:18:19+03:00</text:p>
      <text:p text:style-name="P4">
Description: Domestic football clubs will continue to struggle in the Ukrainian Premier League Championships of the 26th round, which will be held on May 13-15. - Ukrinform.</text:p>
      <text:p text:style-name="P4">
Images: ["<text:a xlink:type="simple" xlink:href="https://static.ukrinform.com/photos/2023_05/thumb_files/630_360_1683580356-398.jpg" text:style-name="Internet_20_link" text:visited-style-name="Visited_20_Internet_20_Link">
630_360_16835...</text:a>
"]</text:p>
      <text:p text:style-name="P4">
Tags: ['Футбол', "Прем'єр-ліга"]</text:p>
      <text:p text:style-name="P4">
Type: Article</text:p>
      <!--METADATA-->
      <text:p text:style-name="P4">
<draw:frame draw:style-name="fr1" draw:name="Image437" text:anchor-type="as-char" svg:width="6.9236in" svg:height="3.956343in" draw:z-index="0">
<draw:image xlink:href="../Images/yкринформ/2023-05-09T-32-18-19-03-00/630_360_1683580356-398.jpg" xlink:type="simple" xlink:show="embed" xlink:actuate="onLoad" draw:mime-type="image/jpeg"/>
</draw:frame>
Domestic football clubs will continue to fight in the Ukrainian Cup of Ukraine, the Premier League of the 26th round, which will be held on May 13-15.</text:p>
      <text:p text:style-name="P4">
On Friday, May 13, the tour will open the match at the Dynamo stadium Namedivalery Lobanovsky, where at 14.00 the players of Kyiv Dynamo and Odessa Chernomorets will meet, Ukrinform reports.</text:p>
      <text:p text:style-name="P4">
The first game day will continue the match of Ingulets from Petrov and Donetsk Shakhtar(17.00).</text:p>
      <text:p text:style-name="P4">
У неділю, 14 травня, тур продовжиться матчами харківського «Металіста» ізлуганською «Зорею» (13.00), Lviv with Poltava Vorskla(13.00), Rivne "Heather" with Kharkiv "Metalist 1925"(14.00), Kryvyi Rih "Kryvbas" with Lviv "Movement"(15.00).</text:p>
      <text:p text:style-name="P4">
У понеділок, 15 травня, зійдуться закарпатський «Минай» та «Дніпро-1» (13.00), Kovalivsky "Kolos" and "Alexandria"(15.00).</text:p>
      <text:p text:style-name="P4">
<text:span text:style-name="T4">
Читайте також:</text:span>
 <text:a xlink:type="simple" xlink:href="https://www.ukrinform.ua/rubric-sports/3706511-upl-klimcuk-ta-ponomarov-najkrasi-u-25mu-turi.html" text:style-name="Internet_20_link" text:visited-style-name="Visited_20_Internet_20_Link">
 </text:a>
Shakhtar leads in the UPL standings, who has 60 points(After 25 games)then - Dnipro -1 - 57(24), Zorya - 55(25), «Dynamo» - 50(25), Alexandria - 38(24), "Kolos" - 33(25), Kryvbass - 32(25), Vorskla -30(25)...</text:p>
      <text:p text:style-name="P4">
Фото: fcdynamo.com.</text:p>
      <text:p text:style-name="P4">
News Source: <text:a xlink:type="simple" xlink:href="https://www.ukrinform.ua/rubric-sports/3706516-upl-26j-tur-rozpocnetsa-na-stadioni-dinamo-imeni-lobanovskogo.html" text:style-name="Internet_20_link" text:visited-style-name="Visited_20_Internet_20_Link">
https://www.ukrinform.ua/rubric-sports/3706516-upl-26j-tur-rozpocnetsa-na-stadioni-dinamo-imeni-lobanovskogo.html</text:a>
</text:p>
      <!--NEWS-->
      <text:h text:style-name="P10" text:outline-level="1">
<text:span text:style-name="T4">
The EU accused Lukashenko's regime of the death of a blogger prisoner</text:span>
</text:h>
      <text:p text:style-name="P4">
Authors: Ukrinform (Person)</text:p>
      <text:p text:style-name="P4">
Publisher: Укринформ (Organization)</text:p>
      <text:p text:style-name="P4">
Published Time: 2023-05-09T-34:14:00+03:00</text:p>
      <text:p text:style-name="P4">
Modified Time: 2023-05-09T00:14:00+03:00</text:p>
      <text:p text:style-name="P4">
Description: The European Union expressed sadness due to the death of the Belarusian oppositionist Mykola Klimovich, who was convicted of a cartoon on Lukashenko. - Ukrinform.</text:p>
      <text:p text:style-name="P4">
Images: ["<text:a xlink:type="simple" xlink:href="https://static.ukrinform.com/photos/2023_05/thumb_files/630_360_1683581022-662.jpeg" text:style-name="Internet_20_link" text:visited-style-name="Visited_20_Internet_20_Link">
630_360_16835...</text:a>
"]</text:p>
      <text:p text:style-name="P4">
Tags: ['білорусь', 'Євросоюз', 'лукашенко', 'Смерть']</text:p>
      <text:p text:style-name="P4">
Type: Article</text:p>
      <!--METADATA-->
      <text:p text:style-name="P4">
<draw:frame draw:style-name="fr1" draw:name="Image438" text:anchor-type="as-char" svg:width="6.9236in" svg:height="3.951347in" draw:z-index="0">
<draw:image xlink:href="../Images/yкринформ/2023-05-09T-34-14-00-03-00/630_360_1683581022-662.jpeg" xlink:type="simple" xlink:show="embed" xlink:actuate="onLoad" draw:mime-type="image/jpeg"/>
</draw:frame>
The European Union was a sadness in connection with the death of Belarusian oppositionists of Klimovich, who was convicted of a cartoon on Lukashenko.</text:p>
      <text:p text:style-name="P4">
According to Ukrinform, this is stated in the statement of the EU spokesman, the full text of which was published on <text:a xlink:type="simple" xlink:href="http://www.eeas.europa.eu/eeas/belarus-statement-spokesperson-death-political-prisoner-mikalai-klimovich_en" text:style-name="Internet_20_link" text:visited-style-name="Visited_20_Internet_20_Link">
</text:a>
European Foreign Action Service.</text:p>
      <text:p text:style-name="P4">
“The death of Nicholas Klimovich is another proof of complete disrespect for the regime to live for the rights of people. It also demonstrates Belarus's disrespect for international law and to call the international community to attract meaningless repression, ”the EU spokesman stressed.</text:p>
      <text:p text:style-name="P4">
He recalled that the UN Human Rights Council adopted a resolution in March, expressing anxiety about the situation with Belarusian prisoners in need of medical assistance and called for them to be released immediately for humanitarian reasons.</text:p>
      <text:p text:style-name="P4">
“The EU confirms the requirement to ensure immediate access to the former candidate from President Viktor Babarik, who, according to reports, has been made as a result of ill -treatment with prison. The EU also replied the investigation into the case and circumstances of the death of political prisoner Ashurka on May 21, 2021. The EU repeats the requirement for the immediate Tabes of all political prisoners. The EU will continue efforts to ensure fair justice for victims and responsibility for Zlochyn, ”the statement said.</text:p>
      <text:p text:style-name="P4">
<text:span text:style-name="T4">
 Read also: </text:span>
 <text:a xlink:type="simple" xlink:href="https://www.ukrinform.ua/rubric-world/3701674-pare-privitala-order-mks-na-arest-putina-ta-zaklikala-pokarati-takoz-lukasenka.html" text:style-name="Internet_20_link" text:visited-style-name="Visited_20_Internet_20_Link">
<text:span text:style-name="T4">
 Lukashenko </text:span>
</text:a>
As it was reported, in the Vitebsk colony №3 <text:a xlink:type="simple" xlink:href="http://www.ukrinform.ua/rubric-world/3706055-u-biloruskij-kolonii-pomer-bloger-zasudzenij-cerez-karikaturu-na-lukasenka.html" text:style-name="Internet_20_link" text:visited-style-name="Visited_20_Internet_20_Link">
</text:a>
From Pinskaya Mykola Klimovich. He was sentenced to a year of colony with a praised reaction to Lukashenko's cartoon on the social network</text:p>
      <text:p text:style-name="P4">
On February 28, Klimovich, who had the second disability group for problems with the heart, was sentenced to a year of colonies for the article on the image of Lukashenko.</text:p>
      <text:p text:style-name="P4">
<text:span text:style-name="T5">
Foto: Spring96.org</text:span>
</text:p>
      <text:p text:style-name="P4">
News Source: <text:a xlink:type="simple" xlink:href="https://www.ukrinform.ua/rubric-world/3706518-es-zvinuvativ-rezim-lukasenka-u-smerti-blogera-zasudzenogo-za-karikaturu.html" text:style-name="Internet_20_link" text:visited-style-name="Visited_20_Internet_20_Link">
https://www.ukrinform.ua/rubric-world/3706518-es-zvinuvativ-rezim-lukasenka-u-smerti-blogera-zasudzenogo-za-karikaturu.html</text:a>
</text:p>
      <!--NEWS-->
      <text:h text:style-name="P10" text:outline-level="1">
<text:span text:style-name="T4">
The EU accused Lukashenko's regime of the death of a blogger prisoner</text:span>
</text:h>
      <text:p text:style-name="P4">
Authors: Ukrinform (Person)</text:p>
      <text:p text:style-name="P4">
Publisher: Укринформ (Organization)</text:p>
      <text:p text:style-name="P4">
Published Time: 2023-05-09T00:14:00+03:00</text:p>
      <text:p text:style-name="P4">
Modified Time: 2023-05-09T00:14:00+03:00</text:p>
      <text:p text:style-name="P4">
Description: The European Union expressed sadness due to the death of the Belarusian oppositionist Mykola Klimovich, who was convicted of a cartoon on Lukashenko. - Ukrinform.</text:p>
      <text:p text:style-name="P4">
Images: ["<text:a xlink:type="simple" xlink:href="https://static.ukrinform.com/photos/2023_05/thumb_files/630_360_1683581022-662.jpeg" text:style-name="Internet_20_link" text:visited-style-name="Visited_20_Internet_20_Link">
630_360_16835...</text:a>
"]</text:p>
      <text:p text:style-name="P4">
Tags: ['білорусь', 'Євросоюз', 'лукашенко', 'Смерть']</text:p>
      <text:p text:style-name="P4">
Type: Article</text:p>
      <!--METADATA-->
      <text:p text:style-name="P4">
<draw:frame draw:style-name="fr1" draw:name="Image439" text:anchor-type="as-char" svg:width="6.9236in" svg:height="3.951347in" draw:z-index="0">
<draw:image xlink:href="../Images/yкринформ/2023-05-09T00-14-00-03-00/630_360_1683581022-662.jpeg" xlink:type="simple" xlink:show="embed" xlink:actuate="onLoad" draw:mime-type="image/jpeg"/>
</draw:frame>
The European Union was a sadness in connection with the death of Belarusian oppositionists of Klimovich, who was convicted of a cartoon on Lukashenko.</text:p>
      <text:p text:style-name="P4">
According to Ukrinform, this is stated in the statement of the EU spokesman, the full text of which was published on <text:a xlink:type="simple" xlink:href="http://www.eeas.europa.eu/eeas/belarus-statement-spokesperson-death-political-prisoner-mikalai-klimovich_en" text:style-name="Internet_20_link" text:visited-style-name="Visited_20_Internet_20_Link">
</text:a>
European Foreign Action Service.</text:p>
      <text:p text:style-name="P4">
“The death of Nicholas Klimovich is another proof of complete disrespect for the regime to live for the rights of people. It also demonstrates Belarus's disrespect for international law and to call the international community to attract meaningless repression, ”the EU spokesman stressed.</text:p>
      <text:p text:style-name="P4">
He recalled that the UN Human Rights Council adopted a resolution in March, expressing anxiety about the situation with Belarusian prisoners in need of medical assistance and called for them to be released immediately for humanitarian reasons.</text:p>
      <text:p text:style-name="P4">
“The EU confirms the requirement to ensure immediate access to the former candidate from President Viktor Babarik, who, according to reports, has been made as a result of ill -treatment with prison. The EU also replied the investigation into the case and circumstances of the death of political prisoner Ashurka on May 21, 2021. The EU repeats the requirement for the immediate Tabes of all political prisoners. The EU will continue efforts to ensure fair justice for victims and responsibility for Zlochyn, ”the statement said.</text:p>
      <text:p text:style-name="P4">
<text:span text:style-name="T4">
 Read also: </text:span>
 <text:a xlink:type="simple" xlink:href="https://www.ukrinform.ua/rubric-world/3701674-pare-privitala-order-mks-na-arest-putina-ta-zaklikala-pokarati-takoz-lukasenka.html" text:style-name="Internet_20_link" text:visited-style-name="Visited_20_Internet_20_Link">
<text:span text:style-name="T4">
 Lukashenko </text:span>
</text:a>
As it was reported, in the Vitebsk colony №3 <text:a xlink:type="simple" xlink:href="http://www.ukrinform.ua/rubric-world/3706055-u-biloruskij-kolonii-pomer-bloger-zasudzenij-cerez-karikaturu-na-lukasenka.html" text:style-name="Internet_20_link" text:visited-style-name="Visited_20_Internet_20_Link">
</text:a>
From Pinskaya Mykola Klimovich. He was sentenced to a year of colony with a praised reaction to Lukashenko's cartoon on the social network</text:p>
      <text:p text:style-name="P4">
On February 28, Klimovich, who had the second disability group for problems with the heart, was sentenced to a year of colonies for the article on the image of Lukashenko.</text:p>
      <text:p text:style-name="P4">
<text:span text:style-name="T5">
Foto: Spring96.org</text:span>
</text:p>
      <text:p text:style-name="P4">
News Source: <text:a xlink:type="simple" xlink:href="https://www.ukrinform.ua/rubric-world/3706518-es-zvinuvativ-rezim-lukasenka-u-smerti-blogera-zasudzenogo-za-karikaturu.html" text:style-name="Internet_20_link" text:visited-style-name="Visited_20_Internet_20_Link">
https://www.ukrinform.ua/rubric-world/3706518-es-zvinuvativ-rezim-lukasenka-u-smerti-blogera-zasudzenogo-za-karikaturu.html</text:a>
</text:p>
      <!--NEWS-->
      <text:h text:style-name="P10" text:outline-level="1">
<text:span text:style-name="T4">
UPL: 26th round will start at Dynamo Stadium named after Lobanovsky</text:span>
</text:h>
      <text:p text:style-name="P4">
Authors: Ukrinform (Person)</text:p>
      <text:p text:style-name="P4">
Publisher: Укринформ (Organization)</text:p>
      <text:p text:style-name="P4">
Published Time: 2023-05-09T00:18:19+03:00</text:p>
      <text:p text:style-name="P4">
Modified Time: 2023-05-09T00:18:19+03:00</text:p>
      <text:p text:style-name="P4">
Description: Domestic football clubs will continue to struggle in the Ukrainian Premier League Championships of the 26th round, which will be held on May 13-15. - Ukrinform.</text:p>
      <text:p text:style-name="P4">
Images: ["<text:a xlink:type="simple" xlink:href="https://static.ukrinform.com/photos/2023_05/thumb_files/630_360_1683580356-398.jpg" text:style-name="Internet_20_link" text:visited-style-name="Visited_20_Internet_20_Link">
630_360_16835...</text:a>
"]</text:p>
      <text:p text:style-name="P4">
Tags: ['Футбол', "Прем'єр-ліга"]</text:p>
      <text:p text:style-name="P4">
Type: Article</text:p>
      <!--METADATA-->
      <text:p text:style-name="P4">
<draw:frame draw:style-name="fr1" draw:name="Image440" text:anchor-type="as-char" svg:width="6.9236in" svg:height="3.956343in" draw:z-index="0">
<draw:image xlink:href="../Images/yкринформ/2023-05-09T00-18-19-03-00/630_360_1683580356-398.jpg" xlink:type="simple" xlink:show="embed" xlink:actuate="onLoad" draw:mime-type="image/jpeg"/>
</draw:frame>
Domestic clubs will continue the struggle in the Ukrainian Premier League Championships of the 26th round, which will be held on May 13-15.</text:p>
      <text:p text:style-name="P4">
On Friday, May 13, the tour will open the match at the Dynamo stadium Namedivalery Lobanovsky, where at 14.00 the players of Kyiv Dynamo and Odessa Chernomorets will meet, Ukrinform reports.</text:p>
      <text:p text:style-name="P4">
The first game day will continue the match of Ingulets from Petrov and Donetsk Shakhtar(17.00).</text:p>
      <text:p text:style-name="P4">
У неділю, 14 травня, тур продовжиться матчами харківського «Металіста» ізлуганською «Зорею» (13.00), Lviv with Poltava Vorskla(13.00), Rivne "Heather" with Kharkiv "Metalist 1925"(14.00), Kryvyi Rih "Kryvbas" with Lviv "Movement"(15.00).</text:p>
      <text:p text:style-name="P4">
У понеділок, 15 травня, зійдуться закарпатський «Минай» та «Дніпро-1» (13.00), Kovalivsky "Kolos" and "Alexandria"(15.00).</text:p>
      <text:p text:style-name="P4">
<text:span text:style-name="T4">
Читайте також:</text:span>
 <text:a xlink:type="simple" xlink:href="https://www.ukrinform.ua/rubric-sports/3706511-upl-klimcuk-ta-ponomarov-najkrasi-u-25mu-turi.html" text:style-name="Internet_20_link" text:visited-style-name="Visited_20_Internet_20_Link">
 </text:a>
Shakhtar leads in the UPL standings, who has 60 points(After 25 games)then - Dnipro -1 - 57(24), Zorya - 55(25), «Dynamo» - 50(25), Alexandria - 38(24), "Kolos" - 33(25), Kryvbass - 32(25), Vorskla -30(25)...</text:p>
      <text:p text:style-name="P4">
Фото: fcdynamo.com.</text:p>
      <text:p text:style-name="P4">
News Source: <text:a xlink:type="simple" xlink:href="https://www.ukrinform.ua/rubric-sports/3706516-upl-26j-tur-rozpocnetsa-na-stadioni-dinamo-imeni-lobanovskogo.html" text:style-name="Internet_20_link" text:visited-style-name="Visited_20_Internet_20_Link">
https://www.ukrinform.ua/rubric-sports/3706516-upl-26j-tur-rozpocnetsa-na-stadioni-dinamo-imeni-lobanovskogo.html</text:a>
</text:p>
      <!--NEWS-->
      <text:h text:style-name="P10" text:outline-level="1">
<text:span text:style-name="T4">
The State Department responded to the last air attacks of the Russians on Ukrainian cities</text:span>
</text:h>
      <text:p text:style-name="P4">
Authors: Ukrinform (Person)</text:p>
      <text:p text:style-name="P4">
Publisher: Укринформ (Organization)</text:p>
      <text:p text:style-name="P4">
Published Time: 2023-05-09T00:31:00+03:00</text:p>
      <text:p text:style-name="P4">
Modified Time: 2023-05-09T00:31:00+03:00</text:p>
      <text:p text:style-name="P4">
Description: The United States considers unacceptable shelling of Russian troops of peaceful Ukrainian cities, as well as objects of critical infrastructure. - Ukrinform.</text:p>
      <text:p text:style-name="P4">
Images: ["<text:a xlink:type="simple" xlink:href="https://static.ukrinform.com/photos/2018_02/thumb_files/630_360_1517552325-3537.jpg" text:style-name="Internet_20_link" text:visited-style-name="Visited_20_Internet_20_Link">
630_360_15175...</text:a>
"]</text:p>
      <text:p text:style-name="P4">
Tags: ['Обстріл', 'США', 'Держдеп', 'Воєнні злочини', 'Війна з росією']</text:p>
      <text:p text:style-name="P4">
Type: Article</text:p>
      <!--METADATA-->
      <text:p text:style-name="P4">
<draw:frame draw:style-name="fr1" draw:name="Image441" text:anchor-type="as-char" svg:width="6.9236in" svg:height="3.956343in" draw:z-index="0">
<draw:image xlink:href="../Images/yкринформ/2023-05-09T00-31-00-03-00/630_360_1517552325-3537.jpg" xlink:type="simple" xlink:show="embed" xlink:actuate="onLoad" draw:mime-type="image/jpeg"/>
</draw:frame>
The Russian troops of peaceful Ukrainian people, as well as objects of critically important infrastructure, are inadmissible.</text:p>
      <text:p text:style-name="P4">
According to Ukrinform correspondent, the US Deputy District State Administration Vedant Patel commented on an air attack that Russian aggressors committed last night, including Kiev.</text:p>
      <text:p text:style-name="P4">
“This is another line in the long list(manifestations - ed.)Russian Anti -Ukraine aggression, ”the US foreign policy state stated.</text:p>
      <text:p text:style-name="P4">
He recalled that Official Washington is constantly statements that make sure the actions of the Russians.</text:p>
      <text:p text:style-name="P4">
"Such actions and activities are completely inadmissible," the Patel said.</text:p>
      <text:p text:style-name="P4">
<text:span text:style-name="T4">
 Read also: </text:span>
 <text:a xlink:type="simple" xlink:href="https://www.ukrinform.ua/rubric-ato/3706093-ukrainski-zahisniki-znisili-vsi-35-sahediv-zapusenih-vorogom-ciei-noci.html" text:style-name="Internet_20_link" text:visited-style-name="Visited_20_Internet_20_Link">
<text:span text:style-name="T4">
 Shahd </text:span>
</text:a>
The State Department representative also noted that <text:a xlink:type="simple" xlink:href="https://www.ukrinform.ua/tag-vijna-z-rosieu" text:style-name="Internet_20_link" text:visited-style-name="Visited_20_Internet_20_Link">
</text:a>
Putin against Ukraine was not under the Kremlin's plan. That is why Russia resorts to the shelling of the civilian population, throws prisoners on the front of prisoners instead of peace.</text:p>
      <text:p text:style-name="P4">
In this connection, the Patel reminded that the United States had announced an alternate package of assistance to Ukraine last week and stressed that Washington would continue to support and take steps to hold the Russian Federation.</text:p>
      <text:p text:style-name="P4">
As reported by Ukrinform, during the last day the enemy struck in ten -ways of Ukraine, including a massive night attack by Niki -unmanned nighttime attacks.</text:p>
      <text:p text:style-name="P4">
News Source: <text:a xlink:type="simple" xlink:href="https://www.ukrinform.ua/rubric-ato/3706519-derzdep-zreaguvav-na-ostanni-povitrani-ataki-rosian-na-ukrainski-mista.html" text:style-name="Internet_20_link" text:visited-style-name="Visited_20_Internet_20_Link">
https://www.ukrinform.ua/rubric-ato/3706519-derzdep-zreaguvav-na-ostanni-povitrani-ataki-rosian-na-ukrainski-mista.html</text:a>
</text:p>
      <!--NEWS-->
      <text:h text:style-name="P10" text:outline-level="1">
<text:span text:style-name="T4">
76-meter asteroid approaches to the ground</text:span>
</text:h>
      <text:p text:style-name="P4">
Authors: Ukrinform (Person)</text:p>
      <text:p text:style-name="P4">
Publisher: Укринформ (Organization)</text:p>
      <text:p text:style-name="P4">
Published Time: 2023-05-09T00:49:00+03:00</text:p>
      <text:p text:style-name="P4">
Modified Time: 2023-05-09T00:49:00+03:00</text:p>
      <text:p text:style-name="P4">
Description: The US National Aeronautics and Space Research (NASA) reported that the 2023 HT4 asteroid will fly near Earth on Friday, May 12. - Ukrinform.</text:p>
      <text:p text:style-name="P4">
Images: ["<text:a xlink:type="simple" xlink:href="https://static.ukrinform.com/photos/2020_06/thumb_files/630_360_1591086046-320.jpg" text:style-name="Internet_20_link" text:visited-style-name="Visited_20_Internet_20_Link">
630_360_15910...</text:a>
"]</text:p>
      <text:p text:style-name="P4">
Tags: ['Астероїд', 'NASA', 'Земля']</text:p>
      <text:p text:style-name="P4">
Type: Article</text:p>
      <!--METADATA-->
      <text:p text:style-name="P4">
<draw:frame draw:style-name="fr1" draw:name="Image442" text:anchor-type="as-char" svg:width="6.9236in" svg:height="3.956343in" draw:z-index="0">
<draw:image xlink:href="../Images/yкринформ/2023-05-09T00-49-00-03-00/630_360_1591086046-320.jpg" xlink:type="simple" xlink:show="embed" xlink:actuate="onLoad" draw:mime-type="image/jpeg"/>
</draw:frame>
US National Aeronautics and Space Research(NASA)She reported that 2023HT4 asteroid will fly near Earth on Friday, May 12.</text:p>
      <text:p text:style-name="P4">
As Ukrinform reports, it reports <text:a xlink:type="simple" xlink:href="https://ssd.jpl.nasa.gov/tools/sbdb_lookup.html#/" text:style-name="Internet_20_link" text:visited-style-name="Visited_20_Internet_20_Link">
</text:a>
(JPL).</text:p>
      <text:p text:style-name="P4">
За даними NASA, довжина небесного об'єкта - близько 76 метрів.</text:p>
      <text:p text:style-name="P4">
Відстань від нього до Землі становитиме близько 6,08 млн км. Зазначається, щошвидкість руху астероїда дорівнює 32 184 км за годину.</text:p>
      <text:p text:style-name="P4">
Варто зауважити, що якщо астероїд наближається до Землі на відстань ближче за7,4 млн км, а його розмір більший за 150 м, то у <text:a xlink:type="simple" xlink:href="https://www.ukrinform.ua/tag-nasa" text:style-name="Internet_20_link" text:visited-style-name="Visited_20_Internet_20_Link">
</text:a>
It is considered a "potentially dangerous object". However, 2023 HT4 does not meet both criteria at the same time, so it is not weighing "potentially dangerous".</text:p>
      <text:p text:style-name="P4">
<text:span text:style-name="T4">
 Read also: </text:span>
 <text:a xlink:type="simple" xlink:href="https://www.ukrinform.ua/rubric-technology/3701292-kitaj-gotuetsa-provesti-v-kosmosi-eksperiment-zi-zmini-orbiti-asteroida.html" text:style-name="Internet_20_link" text:visited-style-name="Visited_20_Internet_20_Link">
<text:span text:style-name="T4">
 asteroid </text:span>
</text:a>
As reported by Ukrinform, the US National Administration for Aeronautics of Tadeste Language of Space(NASA)She reported that on Monday, on Monday, April 17, a hundred -meter asteroid 2023 GM flew.</text:p>
      <text:p text:style-name="P4">
News Source: <text:a xlink:type="simple" xlink:href="https://www.ukrinform.ua/rubric-technology/3705939-do-zemli-nablizaetsa-76metrovij-asteroid.html" text:style-name="Internet_20_link" text:visited-style-name="Visited_20_Internet_20_Link">
https://www.ukrinform.ua/rubric-technology/3705939-do-zemli-nablizaetsa-76metrovij-asteroid.html</text:a>
</text:p>
      <!--NEWS-->
      <text:h text:style-name="P10" text:outline-level="1">
<text:span text:style-name="T4">
Real and Manchester City Open 1/2 Final of the UEFA Champions League</text:span>
</text:h>
      <text:p text:style-name="P4">
Authors: Ukrinform (Person)</text:p>
      <text:p text:style-name="P4">
Publisher: Укринформ (Organization)</text:p>
      <text:p text:style-name="P4">
Published Time: 2023-05-09T01:01:00+03:00</text:p>
      <text:p text:style-name="P4">
Modified Time: 2023-05-09T01:01:00+03:00</text:p>
      <text:p text:style-name="P4">
Description: In the UEFA Champions League on Tuesday, May 9, the first match of the 1/2 Final of the UEFA Champions League of the season is 2022/23. - Ukrinform.</text:p>
      <text:p text:style-name="P4">
Images: ["<text:a xlink:type="simple" xlink:href="https://static.ukrinform.com/photos/2021_09/thumb_files/630_360_1632395824-539.jpg" text:style-name="Internet_20_link" text:visited-style-name="Visited_20_Internet_20_Link">
630_360_16323...</text:a>
"]</text:p>
      <text:p text:style-name="P4">
Tags: ['Футбол', 'Ліга чемпіонів', 'Реал Мадрид', 'УЄФА', 'Манчестер Сіті']</text:p>
      <text:p text:style-name="P4">
Type: Article</text:p>
      <!--METADATA-->
      <text:p text:style-name="P4">
<draw:frame draw:style-name="fr1" draw:name="Image443" text:anchor-type="as-char" svg:width="6.9236in" svg:height="3.956343in" draw:z-index="0">
<draw:image xlink:href="../Images/yкринформ/2023-05-09T01-01-00-03-00/630_360_1632395824-539.jpg" xlink:type="simple" xlink:show="embed" xlink:actuate="onLoad" draw:mime-type="image/jpeg"/>
</draw:frame>
The UEFA Lizichampions on Tuesday, May 9, will take place the first match of the 1/2 finals of the UEFA Legichampions of the season-2022/23.</text:p>
      <text:p text:style-name="P4">
At the Santiago Bernabeu stadium in Madrid at 22.00, the current winner of the Titulisan Real Madrid will meet with the players of the English "Manchester City", Ukrinform reports.</text:p>
      <text:p text:style-name="P4">
The match in response will take place on May 17 at the ARIHAD Arena in Manchester.</text:p>
      <text:p text:style-name="P4">
We will remind, the other semi -final pair consists of Italian "Milan" and "Inter", which will be managed on 10 and May 16.</text:p>
      <text:p text:style-name="P4">
<text:span text:style-name="T4">
 Read also: </text:span>
 <text:a xlink:type="simple" xlink:href="https://www.ukrinform.ua/rubric-sports/3706404-lionel-messi-povernuvsa-do-trenuvan-psz.html" text:style-name="Internet_20_link" text:visited-style-name="Visited_20_Internet_20_Link">
</text:a>
The UEFA Champions League final match will take place on June 10 at Ataturk Olympic Stadion in Istanbul(Turkey).</text:p>
      <text:p text:style-name="P4">
Фото: uefa.com.</text:p>
      <text:p text:style-name="P4">
News Source: <text:a xlink:type="simple" xlink:href="https://www.ukrinform.ua/rubric-sports/3706520-real-i-mancester-siti-vidkrivaut-12-finalu-ligi-cempioniv-uefa.html" text:style-name="Internet_20_link" text:visited-style-name="Visited_20_Internet_20_Link">
https://www.ukrinform.ua/rubric-sports/3706520-real-i-mancester-siti-vidkrivaut-12-finalu-ligi-cempioniv-uefa.html</text:a>
</text:p>
      <!--NEWS-->
      <text:h text:style-name="P10" text:outline-level="1">
<text:span text:style-name="T4">
In Berlin there was a process of memory of Ukrainians - victims of World War II</text:span>
</text:h>
      <text:p text:style-name="P4">
Authors: Ukrinform (Person)</text:p>
      <text:p text:style-name="P4">
Publisher: Укринформ (Organization)</text:p>
      <text:p text:style-name="P4">
Published Time: 2023-05-09T01:06:00+03:00</text:p>
      <text:p text:style-name="P4">
Modified Time: 2023-05-09T01:06:00+03:00</text:p>
      <text:p text:style-name="P4">
Description: Hundreds of Berlin Ukrainians passed on May 8 in a walk where Ostarbiers, exported by the Nazis from Ukraine, worked during the Second World War. - Ukrinform.</text:p>
      <text:p text:style-name="P4">
Images: ["<text:a xlink:type="simple" xlink:href="https://static.ukrinform.com/photos/2023_05/thumb_files/630_360_1683583101-3195.jpeg" text:style-name="Internet_20_link" text:visited-style-name="Visited_20_Internet_20_Link">
630_360_16835...</text:a>
", "<text:a xlink:type="simple" xlink:href="https://static.ukrinform.com/photos/2023_05/thumb_files/630_360_1683583101-8268.jpeg" text:style-name="Internet_20_link" text:visited-style-name="Visited_20_Internet_20_Link">
630_360_16835...</text:a>
", "<text:a xlink:type="simple" xlink:href="https://static.ukrinform.com/photos/2023_05/thumb_files/630_360_1683583100-2756.jpeg" text:style-name="Internet_20_link" text:visited-style-name="Visited_20_Internet_20_Link">
630_360_16835...</text:a>
", "<text:a xlink:type="simple" xlink:href="https://static.ukrinform.com/photos/2023_05/thumb_files/630_360_1683583101-6557.jpeg" text:style-name="Internet_20_link" text:visited-style-name="Visited_20_Internet_20_Link">
630_360_16835...</text:a>
", "<text:a xlink:type="simple" xlink:href="https://static.ukrinform.com/photos/2023_05/thumb_files/630_360_1683583101-9051.jpeg" text:style-name="Internet_20_link" text:visited-style-name="Visited_20_Internet_20_Link">
630_360_16835...</text:a>
", "<text:a xlink:type="simple" xlink:href="https://static.ukrinform.com/photos/2023_05/thumb_files/630_360_1683583101-8922.jpeg" text:style-name="Internet_20_link" text:visited-style-name="Visited_20_Internet_20_Link">
630_360_16835...</text:a>
", "<text:a xlink:type="simple" xlink:href="https://static.ukrinform.com/photos/2023_05/thumb_files/630_360_1683583101-5723.jpeg" text:style-name="Internet_20_link" text:visited-style-name="Visited_20_Internet_20_Link">
630_360_16835...</text:a>
"]</text:p>
      <text:p text:style-name="P4">
Tags: ['Берлін', 'Друга світова', 'Німеччина', 'Хода', 'Акція']</text:p>
      <text:p text:style-name="P4">
Type: Article</text:p>
      <!--METADATA-->
      <text:p text:style-name="P4">
<draw:frame draw:style-name="fr1" draw:name="Image444" text:anchor-type="as-char" svg:width="6.9236in" svg:height="3.956343in" draw:z-index="0">
<draw:image xlink:href="../Images/yкринформ/2023-05-09T01-06-00-03-00/630_360_1683583101-3195.jpeg" xlink:type="simple" xlink:show="embed" xlink:actuate="onLoad" draw:mime-type="image/jpeg"/>
</draw:frame>
Hundreds of Berlin were held on May 8 in the places where the Ostarbiers, taken out by the Nazis from Ukraine, worked during the Second World War.</text:p>
      <text:p text:style-name="P4">
This was reported by Ukrinform correspondent.</text:p>
      <text:p text:style-name="P4">
A quiet course, full of amount and memories, which was joined by the Ambassador of Ukraine to Frnolexiy Makeev and diplomats, organized Ukrainian youth associations, including "Viche Berlin", and the Alliance of Ukrainian Organizations.</text:p>
      <text:p text:style-name="P4">
Participants of the action, among which were not only Ukrainians, supported the idea not to come to the anniversary of the end of the war to the Soviet memorials, which in the face of Russian aggression are a painful symbol of oppression, dictatorship and suffering.</text:p>
      <text:p text:style-name="P4">
The organizers noted that in German society there is still "special sense of guilt to the Russians - the victims of the Nazis." At the same time during <text:a xlink:type="simple" xlink:href="https://www.ukrinform.ua/tag-druga-svitova" text:style-name="Internet_20_link" text:visited-style-name="Visited_20_Internet_20_Link">
</text:a>
Only 5% of the Russian territory was occupied, while Ukraine was completely occupied. However, Ukraine is still unrecognized for the crimes of Nazism.</text:p>
      <text:p text:style-name="P4">
<draw:frame draw:style-name="fr1" draw:name="Image445" text:anchor-type="as-char" svg:width="6.9236in" svg:height="3.956343in" draw:z-index="0">
<draw:image xlink:href="../Images/yкринформ/2023-05-09T01-06-00-03-00/630_360_1683583101-8268.jpeg" xlink:type="simple" xlink:show="embed" xlink:actuate="onLoad" draw:mime-type="image/jpeg"/>
</draw:frame>
Uberlini took place an action of memory of Ukrainians - victims of World War II / Photo: Olga Tanasiychuk, Ukrinform <text:a xlink:type="simple" xlink:href="https://static.ukrinform.com/photos/2023_05/1683583101-8268.jpeg" text:style-name="Internet_20_link" text:visited-style-name="Visited_20_Internet_20_Link">
<draw:frame draw:style-name="fr1" draw:name="Image446" text:anchor-type="as-char" svg:width="6.9236in" svg:height="3.956343in" draw:z-index="0">
<draw:image xlink:href="../Images/yкринформ/2023-05-09T01-06-00-03-00/630_360_1683583101-8268.jpeg" xlink:type="simple" xlink:show="embed" xlink:actuate="onLoad" draw:mime-type="image/jpeg"/>
</draw:frame>
</text:a>
 <text:a xlink:type="simple" xlink:href="https://static.ukrinform.com/photos/2023_05/1683583100-2756.jpeg" text:style-name="Internet_20_link" text:visited-style-name="Visited_20_Internet_20_Link">
<draw:frame draw:style-name="fr1" draw:name="Image447" text:anchor-type="as-char" svg:width="6.9236in" svg:height="3.956343in" draw:z-index="0">
<draw:image xlink:href="../Images/yкринформ/2023-05-09T01-06-00-03-00/630_360_1683583100-2756.jpeg" xlink:type="simple" xlink:show="embed" xlink:actuate="onLoad" draw:mime-type="image/jpeg"/>
</draw:frame>
</text:a>
 <text:a xlink:type="simple" xlink:href="https://static.ukrinform.com/photos/2023_05/1683583101-6557.jpeg" text:style-name="Internet_20_link" text:visited-style-name="Visited_20_Internet_20_Link">
<draw:frame draw:style-name="fr1" draw:name="Image448" text:anchor-type="as-char" svg:width="6.9236in" svg:height="3.956343in" draw:z-index="0">
<draw:image xlink:href="../Images/yкринформ/2023-05-09T01-06-00-03-00/630_360_1683583101-6557.jpeg" xlink:type="simple" xlink:show="embed" xlink:actuate="onLoad" draw:mime-type="image/jpeg"/>
</draw:frame>
</text:a>
 <text:a xlink:type="simple" xlink:href="https://static.ukrinform.com/photos/2023_05/1683583101-9051.jpeg" text:style-name="Internet_20_link" text:visited-style-name="Visited_20_Internet_20_Link">
<draw:frame draw:style-name="fr1" draw:name="Image449" text:anchor-type="as-char" svg:width="6.9236in" svg:height="3.956343in" draw:z-index="0">
<draw:image xlink:href="../Images/yкринформ/2023-05-09T01-06-00-03-00/630_360_1683583101-9051.jpeg" xlink:type="simple" xlink:show="embed" xlink:actuate="onLoad" draw:mime-type="image/jpeg"/>
</draw:frame>
</text:a>
 <text:a xlink:type="simple" xlink:href="https://static.ukrinform.com/photos/2023_05/1683583101-3195.jpeg" text:style-name="Internet_20_link" text:visited-style-name="Visited_20_Internet_20_Link">
<draw:frame draw:style-name="fr1" draw:name="Image450" text:anchor-type="as-char" svg:width="6.9236in" svg:height="3.956343in" draw:z-index="0">
<draw:image xlink:href="../Images/yкринформ/2023-05-09T01-06-00-03-00/630_360_1683583101-3195.jpeg" xlink:type="simple" xlink:show="embed" xlink:actuate="onLoad" draw:mime-type="image/jpeg"/>
</draw:frame>
</text:a>
 <text:a xlink:type="simple" xlink:href="https://static.ukrinform.com/photos/2023_05/1683583101-8922.jpeg" text:style-name="Internet_20_link" text:visited-style-name="Visited_20_Internet_20_Link">
<draw:frame draw:style-name="fr1" draw:name="Image451" text:anchor-type="as-char" svg:width="6.9236in" svg:height="3.956343in" draw:z-index="0">
<draw:image xlink:href="../Images/yкринформ/2023-05-09T01-06-00-03-00/630_360_1683583101-8922.jpeg" xlink:type="simple" xlink:show="embed" xlink:actuate="onLoad" draw:mime-type="image/jpeg"/>
</draw:frame>
</text:a>
 <text:a xlink:type="simple" xlink:href="https://static.ukrinform.com/photos/2023_05/1683583101-5723.jpeg" text:style-name="Internet_20_link" text:visited-style-name="Visited_20_Internet_20_Link">
<draw:frame draw:style-name="fr1" draw:name="Image452" text:anchor-type="as-char" svg:width="6.9236in" svg:height="3.956343in" draw:z-index="0">
<draw:image xlink:href="../Images/yкринформ/2023-05-09T01-06-00-03-00/630_360_1683583101-5723.jpeg" xlink:type="simple" xlink:show="embed" xlink:actuate="onLoad" draw:mime-type="image/jpeg"/>
</draw:frame>
</text:a>
</text:p>
      <text:p text:style-name="P4">
In turn, Alexei Makeev agreed that the Germans still have to reach a recognition of historical responsibility. He noted that Russia, having unleashed the war of Ukraine, crossed the slogan of the Germans, which they advanced for decades: "never again."</text:p>
      <text:p text:style-name="P4">
<text:span text:style-name="T4">
 Read also: </text:span>
 <text:a xlink:type="simple" xlink:href="https://www.ukrinform.ua/rubric-polytics/3705339-posolstvo-ukraini-u-frn-zaprovadzue-novij-format-dna-pamati-ta-primirenna.html" text:style-name="Internet_20_link" text:visited-style-name="Visited_20_Internet_20_Link">
</text:a>
During the action, its participants honored the memory of the dead and tortured with a wave of silence.</text:p>
      <text:p text:style-name="P4">
We will remind, Ukrainian activists, with the support of diplomats, made it possible to judge the decision of the police to prohibit the use of Ukrainian flags of Ishovolik on May 8 and 9. To satisfy the relevant appeal of the Russians judged.</text:p>
      <text:p text:style-name="P4">
News Source: <text:a xlink:type="simple" xlink:href="https://www.ukrinform.ua/rubric-diaspora/3706521-u-berlini-vidbulasa-hoda-pamati-ukrainciv-zertv-drugoi-svitovoi.html" text:style-name="Internet_20_link" text:visited-style-name="Visited_20_Internet_20_Link">
https://www.ukrinform.ua/rubric-diaspora/3706521-u-berlini-vidbulasa-hoda-pamati-ukrainciv-zertv-drugoi-svitovoi.html</text:a>
</text:p>
      <!--NEWS-->
      <text:h text:style-name="P10" text:outline-level="1">
<text:span text:style-name="T4">
After the victory of Ukraine, the need for military psychology specialists will double - Anna Malyar -</text:span>
</text:h>
      <text:p text:style-name="P4">
Author: ['АРМІЯINFORM']</text:p>
      <text:p text:style-name="P4">
Time: 2023-05-09T98:00:00-04:00</text:p>
      <text:p text:style-name="P4">
Description: Pissly Nashi Peremost in the pre -Opomosi psychologists zrost of the Airborne Forces, Adja Patannya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345275097_188708664105382_8408719237544675300_n.jpg" text:style-name="Internet_20_link" text:visited-style-name="Visited_20_Internet_20_Link">
345275097_188708664105382_8408719237544675300_n.jpg</text:a>
', '<text:a xlink:type="simple" xlink:href="https://armyinform.com.ua/wp-content/uploads/2023/05/345291273_606145264780560_4187245030671415129_n-150x150.jpg" text:style-name="Internet_20_link" text:visited-style-name="Visited_20_Internet_20_Link">
345291273_606145264780560_4187245030671415129_n-150x150.jpg</text:a>
']</text:p>
      <text:p text:style-name="P4">
Tags: ['ВІКНУ', 'ГАННА МАЛЯР']</text:p>
      <text:p text:style-name="P4">
Category: News</text:p>
      <!--METADATA-->
      <text:p text:style-name="P4">
<draw:frame draw:style-name="fr1" draw:name="Image453" text:anchor-type="as-char" svg:width="6.9236in" svg:height="4.61393in" draw:z-index="0">
<draw:image xlink:href="../Images/AРМІЯINFORM/2023-05-09T98-00-00-04-00/345275097_188708664105382_8408719237544675300_n.jpg" xlink:type="simple" xlink:show="embed" xlink:actuate="onLoad" draw:mime-type="image/jpeg"/>
</draw:frame>
After our victory, the need for psychologists will double, because adaptation of the military after returning from the front, working with families, etc.</text:p>
      <text:p text:style-name="P4">
This <text:a xlink:type="simple" xlink:href="https%3A%2F%2Fwww.facebook.com%2FVIKNUKIEV%2Fposts%2Fpfbid0w2w2FCgARgYSc4iVRRfvGeUdUBVoAsyBascDzANB33H7emKLLxL7rHjRNZJtnE27l&amp;show_text=true&amp;width=500" text:style-name="Internet_20_link" text:visited-style-name="Visited_20_Internet_20_Link">
noted</text:a>
Deputy Minister of Defense of Ukraine Anna Malyar during a lecture at the Taras Shevchenko National University of Kyiv.</text:p>
      <text:p text:style-name="P4">
Anna Malyar noted that during the Russo-Ukrainian War and the enemy's psychological surveys, psychologists play an important role in the army, the training of which is only carried out by the military institute.</text:p>
      <text:p text:style-name="P4">
<text:a xlink:type="simple" xlink:href="https://armyinform.com.ua/wp-content/uploads/2023/05/345291273_606145264780560_4187245030671415129_n.jpg" text:style-name="Internet_20_link" text:visited-style-name="Visited_20_Internet_20_Link">
!(Images/AРМІЯINFORM/2023-05-09T98-00-00-04-00/345291273_606145264780560_4187245030671415129_n-150x150.jpg)</text:a>
During the lecture, the Deputy Minister of Defense of Ukraine paid special attention to information and psychological struggle as one of the key aspects of the Urosian-Ukrainian War.</text:p>
      <text:p text:style-name="P4">
“Russian media, social networks and Internet resources were actively used for the spread of misinformation about events in Ukraine before the war in 2014. Russian propaganda and misinformation have been widely used as a tool for increasing the tension, uncertainty and disorientation of society. All these psychological crimes have caused grave consequences for Ukraine and its development, ”she said.</text:p>
      <text:p text:style-name="P4">
News Source: <text:a xlink:type="simple" xlink:href="https://armyinform.com.ua/2023/05/09/pislya-peremogy-ukrayiny-potreba-u-fahivczyah-vijskovoyi-psyhologiyi-zroste-vdvichi-ganna-malyar/" text:style-name="Internet_20_link" text:visited-style-name="Visited_20_Internet_20_Link">
https://armyinform.com.ua/2023/05/09/pislya-peremogy-ukrayiny-potreba-u-fahivczyah-vijskovoyi-psyhologiyi-zroste-vdvichi-ganna-malyar/</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